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_out_file" table:style-name="ta1">
        <table:shapes>
          <draw:frame draw:z-index="0" draw:style-name="gr1" draw:text-style-name="P1" svg:width="711.84pt" svg:height="400.39pt" svg:x="673.85pt" svg:y="45.21pt">
            <loext:p draw:notify-on-update-of-ranges="meas_out_file.H4:meas_out_file.H4 meas_out_file.H5:meas_out_file.H2052 meas_out_file.I4:meas_out_file.I4 meas_out_file.I5:meas_out_file.I20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4"/>
        <table:table-column table:style-name="co5" table:default-cell-style-name="ce3"/>
        <table:table-row table:style-name="ro1">
          <table:table-cell office:value-type="string" calcext:value-type="string">
            <text:p>Time :</text:p>
          </table:table-cell>
          <table:table-cell office:value-type="string" calcext:value-type="string">
            <text:p>2.12.2021</text:p>
          </table:table-cell>
          <table:table-cell office:value-type="string" calcext:value-type="string">
            <text:p><text:s/>|| </text:p>
          </table:table-cell>
          <table:table-cell table:style-name="ce1" office:value-type="string" calcext:value-type="string">
            <text:p>17:1</text:p>
          </table:table-cell>
          <table:table-cell table:number-columns-repeated="2"/>
          <table:table-cell table:style-name="ce2" office:value-type="string" calcext:value-type="string">
            <text:p>Board A1.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DC_CH : 3</text:p>
          </table:table-cell>
          <table:table-cell office:value-type="string" calcext:value-type="string">
            <text:p>VCM [V]=0.6</text:p>
          </table:table-cell>
          <table:table-cell office:value-type="string" calcext:value-type="string">
            <text:p>Fs [MHz]=0.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ADC Test results : <text:s/>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N sample</text:p>
          </table:table-cell>
          <table:table-cell office:value-type="string" calcext:value-type="string">
            <text:p>VIN_DIF [uV]</text:p>
          </table:table-cell>
          <table:table-cell office:value-type="string" calcext:value-type="string">
            <text:p>ADC_OUT_0</text:p>
          </table:table-cell>
          <table:table-cell office:value-type="string" calcext:value-type="string">
            <text:p>ADC_OUT_1</text:p>
          </table:table-cell>
          <table:table-cell office:value-type="string" calcext:value-type="string">
            <text:p>ADC_OUT_2</text:p>
          </table:table-cell>
          <table:table-cell table:number-columns-repeated="2"/>
          <table:table-cell table:style-name="Default" office:value-type="string" calcext:value-type="string">
            <text:p>VIN_DIF [mV]</text:p>
          </table:table-cell>
          <table:table-cell table:style-name="Default" office:value-type="string" calcext:value-type="string">
            <text:p>AVG 3 meas.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8000" calcext:value-type="float">
            <text:p>-100800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/>
          <table:table-cell table:formula="of:=[.B5]/1000" office:value-type="float" office:value="-1008" calcext:value-type="float">
            <text:p>-1008.00</text:p>
          </table:table-cell>
          <table:table-cell table:formula="of:=AVERAGE([.C5:.E5])" office:value-type="float" office:value="2017.33333333333" calcext:value-type="float">
            <text:p>2017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07015" calcext:value-type="float">
            <text:p>-1007015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/>
          <table:table-cell table:formula="of:=[.B6]/1000" office:value-type="float" office:value="-1007.015" calcext:value-type="float">
            <text:p>-1007.02</text:p>
          </table:table-cell>
          <table:table-cell table:formula="of:=AVERAGE([.C6:.E6])" office:value-type="float" office:value="2016.66666666667" calcext:value-type="float">
            <text:p>2016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06030" calcext:value-type="float">
            <text:p>-1006030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table:formula="of:=[.B7]/1000" office:value-type="float" office:value="-1006.03" calcext:value-type="float">
            <text:p>-1006.03</text:p>
          </table:table-cell>
          <table:table-cell table:formula="of:=AVERAGE([.C7:.E7])" office:value-type="float" office:value="2016" calcext:value-type="float">
            <text:p>2016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05045" calcext:value-type="float">
            <text:p>-1005045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table:formula="of:=[.B8]/1000" office:value-type="float" office:value="-1005.045" calcext:value-type="float">
            <text:p>-1005.05</text:p>
          </table:table-cell>
          <table:table-cell table:formula="of:=AVERAGE([.C8:.E8])" office:value-type="float" office:value="2014.66666666667" calcext:value-type="float">
            <text:p>201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004060" calcext:value-type="float">
            <text:p>-100406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013" calcext:value-type="float">
            <text:p>2013</text:p>
          </table:table-cell>
          <table:table-cell table:number-columns-repeated="2"/>
          <table:table-cell table:formula="of:=[.B9]/1000" office:value-type="float" office:value="-1004.06" calcext:value-type="float">
            <text:p>-1004.06</text:p>
          </table:table-cell>
          <table:table-cell table:formula="of:=AVERAGE([.C9:.E9])" office:value-type="float" office:value="2013.66666666667" calcext:value-type="float">
            <text:p>2013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03075" calcext:value-type="float">
            <text:p>-1003075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table:formula="of:=[.B10]/1000" office:value-type="float" office:value="-1003.075" calcext:value-type="float">
            <text:p>-1003.08</text:p>
          </table:table-cell>
          <table:table-cell table:formula="of:=AVERAGE([.C10:.E10])" office:value-type="float" office:value="2012.33333333333" calcext:value-type="float">
            <text:p>2012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002090" calcext:value-type="float">
            <text:p>-1002090</text:p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formula="of:=[.B11]/1000" office:value-type="float" office:value="-1002.09" calcext:value-type="float">
            <text:p>-1002.09</text:p>
          </table:table-cell>
          <table:table-cell table:formula="of:=AVERAGE([.C11:.E11])" office:value-type="float" office:value="2012" calcext:value-type="float">
            <text:p>2012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01106" calcext:value-type="float">
            <text:p>-100110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2012" calcext:value-type="float">
            <text:p>2012</text:p>
          </table:table-cell>
          <table:table-cell table:number-columns-repeated="2"/>
          <table:table-cell table:formula="of:=[.B12]/1000" office:value-type="float" office:value="-1001.106" calcext:value-type="float">
            <text:p>-1001.11</text:p>
          </table:table-cell>
          <table:table-cell table:formula="of:=AVERAGE([.C12:.E12])" office:value-type="float" office:value="2011.66666666667" calcext:value-type="float">
            <text:p>201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00121" calcext:value-type="float">
            <text:p>-1000121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table:formula="of:=[.B13]/1000" office:value-type="float" office:value="-1000.121" calcext:value-type="float">
            <text:p>-1000.12</text:p>
          </table:table-cell>
          <table:table-cell table:formula="of:=AVERAGE([.C13:.E13])" office:value-type="float" office:value="2010.33333333333" calcext:value-type="float">
            <text:p>2010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99136" calcext:value-type="float">
            <text:p>-999136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table:formula="of:=[.B14]/1000" office:value-type="float" office:value="-999.136" calcext:value-type="float">
            <text:p>-999.14</text:p>
          </table:table-cell>
          <table:table-cell table:formula="of:=AVERAGE([.C14:.E14])" office:value-type="float" office:value="2008.66666666667" calcext:value-type="float">
            <text:p>2008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98151" calcext:value-type="float">
            <text:p>-998151</text:p>
          </table:table-cell>
          <table:table-cell table:number-columns-repeated="3" office:value-type="float" office:value="2008" calcext:value-type="float">
            <text:p>2008</text:p>
          </table:table-cell>
          <table:table-cell table:number-columns-repeated="2"/>
          <table:table-cell table:formula="of:=[.B15]/1000" office:value-type="float" office:value="-998.151" calcext:value-type="float">
            <text:p>-998.15</text:p>
          </table:table-cell>
          <table:table-cell table:formula="of:=AVERAGE([.C15:.E15])" office:value-type="float" office:value="2008" calcext:value-type="float">
            <text:p>2008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97166" calcext:value-type="float">
            <text:p>-997166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2007" calcext:value-type="float">
            <text:p>2007</text:p>
          </table:table-cell>
          <table:table-cell table:number-columns-repeated="2"/>
          <table:table-cell table:formula="of:=[.B16]/1000" office:value-type="float" office:value="-997.166" calcext:value-type="float">
            <text:p>-997.17</text:p>
          </table:table-cell>
          <table:table-cell table:formula="of:=AVERAGE([.C16:.E16])" office:value-type="float" office:value="2007.33333333333" calcext:value-type="float">
            <text:p>2007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96181" calcext:value-type="float">
            <text:p>-996181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formula="of:=[.B17]/1000" office:value-type="float" office:value="-996.181" calcext:value-type="float">
            <text:p>-996.18</text:p>
          </table:table-cell>
          <table:table-cell table:formula="of:=AVERAGE([.C17:.E17])" office:value-type="float" office:value="2007" calcext:value-type="float">
            <text:p>2007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95196" calcext:value-type="float">
            <text:p>-995196</text:p>
          </table:table-cell>
          <table:table-cell table:number-columns-repeated="2"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formula="of:=[.B18]/1000" office:value-type="float" office:value="-995.196" calcext:value-type="float">
            <text:p>-995.20</text:p>
          </table:table-cell>
          <table:table-cell table:formula="of:=AVERAGE([.C18:.E18])" office:value-type="float" office:value="2006.33333333333" calcext:value-type="float">
            <text:p>2006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94212" calcext:value-type="float">
            <text:p>-994212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2005" calcext:value-type="float">
            <text:p>2005</text:p>
          </table:table-cell>
          <table:table-cell table:number-columns-repeated="2"/>
          <table:table-cell table:formula="of:=[.B19]/1000" office:value-type="float" office:value="-994.212" calcext:value-type="float">
            <text:p>-994.21</text:p>
          </table:table-cell>
          <table:table-cell table:formula="of:=AVERAGE([.C19:.E19])" office:value-type="float" office:value="2004.66666666667" calcext:value-type="float">
            <text:p>2004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93227" calcext:value-type="float">
            <text:p>-993227</text:p>
          </table:table-cell>
          <table:table-cell office:value-type="float" office:value="2004" calcext:value-type="float">
            <text:p>2004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formula="of:=[.B20]/1000" office:value-type="float" office:value="-993.227" calcext:value-type="float">
            <text:p>-993.23</text:p>
          </table:table-cell>
          <table:table-cell table:formula="of:=AVERAGE([.C20:.E20])" office:value-type="float" office:value="2003" calcext:value-type="float">
            <text:p>2003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92242" calcext:value-type="float">
            <text:p>-992242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table:formula="of:=[.B21]/1000" office:value-type="float" office:value="-992.242" calcext:value-type="float">
            <text:p>-992.24</text:p>
          </table:table-cell>
          <table:table-cell table:formula="of:=AVERAGE([.C21:.E21])" office:value-type="float" office:value="2002.66666666667" calcext:value-type="float">
            <text:p>2002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991257" calcext:value-type="float">
            <text:p>-991257</text:p>
          </table:table-cell>
          <table:table-cell table:number-columns-repeated="2"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table:formula="of:=[.B22]/1000" office:value-type="float" office:value="-991.257" calcext:value-type="float">
            <text:p>-991.26</text:p>
          </table:table-cell>
          <table:table-cell table:formula="of:=AVERAGE([.C22:.E22])" office:value-type="float" office:value="2001.33333333333" calcext:value-type="float">
            <text:p>2001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90272" calcext:value-type="float">
            <text:p>-990272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999" calcext:value-type="float">
            <text:p>1999</text:p>
          </table:table-cell>
          <table:table-cell table:number-columns-repeated="2"/>
          <table:table-cell table:formula="of:=[.B23]/1000" office:value-type="float" office:value="-990.272" calcext:value-type="float">
            <text:p>-990.27</text:p>
          </table:table-cell>
          <table:table-cell table:formula="of:=AVERAGE([.C23:.E23])" office:value-type="float" office:value="2000" calcext:value-type="float">
            <text:p>2000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89287" calcext:value-type="float">
            <text:p>-98928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B24]/1000" office:value-type="float" office:value="-989.287" calcext:value-type="float">
            <text:p>-989.29</text:p>
          </table:table-cell>
          <table:table-cell table:formula="of:=AVERAGE([.C24:.E24])" office:value-type="float" office:value="1999" calcext:value-type="float">
            <text:p>1999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88302" calcext:value-type="float">
            <text:p>-988302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table:formula="of:=[.B25]/1000" office:value-type="float" office:value="-988.302" calcext:value-type="float">
            <text:p>-988.30</text:p>
          </table:table-cell>
          <table:table-cell table:formula="of:=AVERAGE([.C25:.E25])" office:value-type="float" office:value="1999" calcext:value-type="float">
            <text:p>1999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87318" calcext:value-type="float">
            <text:p>-987318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table:formula="of:=[.B26]/1000" office:value-type="float" office:value="-987.318" calcext:value-type="float">
            <text:p>-987.32</text:p>
          </table:table-cell>
          <table:table-cell table:formula="of:=AVERAGE([.C26:.E26])" office:value-type="float" office:value="1998" calcext:value-type="float">
            <text:p>1998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986333" calcext:value-type="float">
            <text:p>-986333</text:p>
          </table:table-cell>
          <table:table-cell office:value-type="float" office:value="1997" calcext:value-type="float">
            <text:p>1997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table:formula="of:=[.B27]/1000" office:value-type="float" office:value="-986.333" calcext:value-type="float">
            <text:p>-986.33</text:p>
          </table:table-cell>
          <table:table-cell table:formula="of:=AVERAGE([.C27:.E27])" office:value-type="float" office:value="1996" calcext:value-type="float">
            <text:p>1996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985348" calcext:value-type="float">
            <text:p>-985348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table:formula="of:=[.B28]/1000" office:value-type="float" office:value="-985.348" calcext:value-type="float">
            <text:p>-985.35</text:p>
          </table:table-cell>
          <table:table-cell table:formula="of:=AVERAGE([.C28:.E28])" office:value-type="float" office:value="1995.66666666667" calcext:value-type="float">
            <text:p>1995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84363" calcext:value-type="float">
            <text:p>-984363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table:formula="of:=[.B29]/1000" office:value-type="float" office:value="-984.363" calcext:value-type="float">
            <text:p>-984.36</text:p>
          </table:table-cell>
          <table:table-cell table:formula="of:=AVERAGE([.C29:.E29])" office:value-type="float" office:value="1994.33333333333" calcext:value-type="float">
            <text:p>1994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83378" calcext:value-type="float">
            <text:p>-983378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table:formula="of:=[.B30]/1000" office:value-type="float" office:value="-983.378" calcext:value-type="float">
            <text:p>-983.38</text:p>
          </table:table-cell>
          <table:table-cell table:formula="of:=AVERAGE([.C30:.E30])" office:value-type="float" office:value="1993.66666666667" calcext:value-type="float">
            <text:p>1993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82393" calcext:value-type="float">
            <text:p>-982393</text:p>
          </table:table-cell>
          <table:table-cell office:value-type="float" office:value="1994" calcext:value-type="float">
            <text:p>1994</text:p>
          </table:table-cell>
          <table:table-cell office:value-type="float" office:value="1992" calcext:value-type="float">
            <text:p>1992</text:p>
          </table:table-cell>
          <table:table-cell office:value-type="float" office:value="1991" calcext:value-type="float">
            <text:p>1991</text:p>
          </table:table-cell>
          <table:table-cell table:number-columns-repeated="2"/>
          <table:table-cell table:formula="of:=[.B31]/1000" office:value-type="float" office:value="-982.393" calcext:value-type="float">
            <text:p>-982.39</text:p>
          </table:table-cell>
          <table:table-cell table:formula="of:=AVERAGE([.C31:.E31])" office:value-type="float" office:value="1992.33333333333" calcext:value-type="float">
            <text:p>1992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981408" calcext:value-type="float">
            <text:p>-981408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1991" calcext:value-type="float">
            <text:p>1991</text:p>
          </table:table-cell>
          <table:table-cell table:number-columns-repeated="2"/>
          <table:table-cell table:formula="of:=[.B32]/1000" office:value-type="float" office:value="-981.408" calcext:value-type="float">
            <text:p>-981.41</text:p>
          </table:table-cell>
          <table:table-cell table:formula="of:=AVERAGE([.C32:.E32])" office:value-type="float" office:value="1991.66666666667" calcext:value-type="float">
            <text:p>1991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980424" calcext:value-type="float">
            <text:p>-980424</text:p>
          </table:table-cell>
          <table:table-cell office:value-type="float" office:value="1991" calcext:value-type="float">
            <text:p>1991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table:number-columns-repeated="2"/>
          <table:table-cell table:formula="of:=[.B33]/1000" office:value-type="float" office:value="-980.424" calcext:value-type="float">
            <text:p>-980.42</text:p>
          </table:table-cell>
          <table:table-cell table:formula="of:=AVERAGE([.C33:.E33])" office:value-type="float" office:value="1990.66666666667" calcext:value-type="float">
            <text:p>1990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79439" calcext:value-type="float">
            <text:p>-979439</text:p>
          </table:table-cell>
          <table:table-cell table:number-columns-repeated="3" office:value-type="float" office:value="1990" calcext:value-type="float">
            <text:p>1990</text:p>
          </table:table-cell>
          <table:table-cell table:number-columns-repeated="2"/>
          <table:table-cell table:formula="of:=[.B34]/1000" office:value-type="float" office:value="-979.439" calcext:value-type="float">
            <text:p>-979.44</text:p>
          </table:table-cell>
          <table:table-cell table:formula="of:=AVERAGE([.C34:.E34])" office:value-type="float" office:value="1990" calcext:value-type="float">
            <text:p>1990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78454" calcext:value-type="float">
            <text:p>-978454</text:p>
          </table:table-cell>
          <table:table-cell office:value-type="float" office:value="1990" calcext:value-type="float">
            <text:p>1990</text:p>
          </table:table-cell>
          <table:table-cell office:value-type="float" office:value="1989" calcext:value-type="float">
            <text:p>1989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table:formula="of:=[.B35]/1000" office:value-type="float" office:value="-978.454" calcext:value-type="float">
            <text:p>-978.45</text:p>
          </table:table-cell>
          <table:table-cell table:formula="of:=AVERAGE([.C35:.E35])" office:value-type="float" office:value="1989" calcext:value-type="float">
            <text:p>1989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977469" calcext:value-type="float">
            <text:p>-977469</text:p>
          </table:table-cell>
          <table:table-cell office:value-type="float" office:value="1987" calcext:value-type="float">
            <text:p>1987</text:p>
          </table:table-cell>
          <table:table-cell table:number-columns-repeated="2" office:value-type="float" office:value="1988" calcext:value-type="float">
            <text:p>1988</text:p>
          </table:table-cell>
          <table:table-cell table:number-columns-repeated="2"/>
          <table:table-cell table:formula="of:=[.B36]/1000" office:value-type="float" office:value="-977.469" calcext:value-type="float">
            <text:p>-977.47</text:p>
          </table:table-cell>
          <table:table-cell table:formula="of:=AVERAGE([.C36:.E36])" office:value-type="float" office:value="1987.66666666667" calcext:value-type="float">
            <text:p>1987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976484" calcext:value-type="float">
            <text:p>-976484</text:p>
          </table:table-cell>
          <table:table-cell office:value-type="float" office:value="1987" calcext:value-type="float">
            <text:p>1987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table:formula="of:=[.B37]/1000" office:value-type="float" office:value="-976.484" calcext:value-type="float">
            <text:p>-976.48</text:p>
          </table:table-cell>
          <table:table-cell table:formula="of:=AVERAGE([.C37:.E37])" office:value-type="float" office:value="1986" calcext:value-type="float">
            <text:p>1986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975499" calcext:value-type="float">
            <text:p>-975499</text:p>
          </table:table-cell>
          <table:table-cell office:value-type="float" office:value="1986" calcext:value-type="float">
            <text:p>1986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table:formula="of:=[.B38]/1000" office:value-type="float" office:value="-975.499" calcext:value-type="float">
            <text:p>-975.50</text:p>
          </table:table-cell>
          <table:table-cell table:formula="of:=AVERAGE([.C38:.E38])" office:value-type="float" office:value="1985.66666666667" calcext:value-type="float">
            <text:p>1985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974514" calcext:value-type="float">
            <text:p>-974514</text:p>
          </table:table-cell>
          <table:table-cell office:value-type="float" office:value="1986" calcext:value-type="float">
            <text:p>1986</text:p>
          </table:table-cell>
          <table:table-cell office:value-type="float" office:value="1985" calcext:value-type="float">
            <text:p>1985</text:p>
          </table:table-cell>
          <table:table-cell office:value-type="float" office:value="1984" calcext:value-type="float">
            <text:p>1984</text:p>
          </table:table-cell>
          <table:table-cell table:number-columns-repeated="2"/>
          <table:table-cell table:formula="of:=[.B39]/1000" office:value-type="float" office:value="-974.514" calcext:value-type="float">
            <text:p>-974.51</text:p>
          </table:table-cell>
          <table:table-cell table:formula="of:=AVERAGE([.C39:.E39])" office:value-type="float" office:value="1985" calcext:value-type="float">
            <text:p>1985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973530" calcext:value-type="float">
            <text:p>-973530</text:p>
          </table:table-cell>
          <table:table-cell office:value-type="float" office:value="1985" calcext:value-type="float">
            <text:p>1985</text:p>
          </table:table-cell>
          <table:table-cell table:number-columns-repeated="2" office:value-type="float" office:value="1983" calcext:value-type="float">
            <text:p>1983</text:p>
          </table:table-cell>
          <table:table-cell table:number-columns-repeated="2"/>
          <table:table-cell table:formula="of:=[.B40]/1000" office:value-type="float" office:value="-973.53" calcext:value-type="float">
            <text:p>-973.53</text:p>
          </table:table-cell>
          <table:table-cell table:formula="of:=AVERAGE([.C40:.E40])" office:value-type="float" office:value="1983.66666666667" calcext:value-type="float">
            <text:p>1983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72545" calcext:value-type="float">
            <text:p>-972545</text:p>
          </table:table-cell>
          <table:table-cell table:number-columns-repeated="2" office:value-type="float" office:value="1983" calcext:value-type="float">
            <text:p>1983</text:p>
          </table:table-cell>
          <table:table-cell office:value-type="float" office:value="1982" calcext:value-type="float">
            <text:p>1982</text:p>
          </table:table-cell>
          <table:table-cell table:number-columns-repeated="2"/>
          <table:table-cell table:formula="of:=[.B41]/1000" office:value-type="float" office:value="-972.545" calcext:value-type="float">
            <text:p>-972.55</text:p>
          </table:table-cell>
          <table:table-cell table:formula="of:=AVERAGE([.C41:.E41])" office:value-type="float" office:value="1982.66666666667" calcext:value-type="float">
            <text:p>1982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71560" calcext:value-type="float">
            <text:p>-971560</text:p>
          </table:table-cell>
          <table:table-cell office:value-type="float" office:value="1983" calcext:value-type="float">
            <text:p>1983</text:p>
          </table:table-cell>
          <table:table-cell office:value-type="float" office:value="1982" calcext:value-type="float">
            <text:p>1982</text:p>
          </table:table-cell>
          <table:table-cell office:value-type="float" office:value="1980" calcext:value-type="float">
            <text:p>1980</text:p>
          </table:table-cell>
          <table:table-cell table:number-columns-repeated="2"/>
          <table:table-cell table:formula="of:=[.B42]/1000" office:value-type="float" office:value="-971.56" calcext:value-type="float">
            <text:p>-971.56</text:p>
          </table:table-cell>
          <table:table-cell table:formula="of:=AVERAGE([.C42:.E42])" office:value-type="float" office:value="1981.66666666667" calcext:value-type="float">
            <text:p>1981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970575" calcext:value-type="float">
            <text:p>-970575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982" calcext:value-type="float">
            <text:p>1982</text:p>
          </table:table-cell>
          <table:table-cell table:number-columns-repeated="2"/>
          <table:table-cell table:formula="of:=[.B43]/1000" office:value-type="float" office:value="-970.575" calcext:value-type="float">
            <text:p>-970.58</text:p>
          </table:table-cell>
          <table:table-cell table:formula="of:=AVERAGE([.C43:.E43])" office:value-type="float" office:value="1980.66666666667" calcext:value-type="float">
            <text:p>1980.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969590" calcext:value-type="float">
            <text:p>-969590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1" calcext:value-type="float">
            <text:p>1981</text:p>
          </table:table-cell>
          <table:table-cell table:number-columns-repeated="2"/>
          <table:table-cell table:formula="of:=[.B44]/1000" office:value-type="float" office:value="-969.59" calcext:value-type="float">
            <text:p>-969.59</text:p>
          </table:table-cell>
          <table:table-cell table:formula="of:=AVERAGE([.C44:.E44])" office:value-type="float" office:value="1979.33333333333" calcext:value-type="float">
            <text:p>1979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968605" calcext:value-type="float">
            <text:p>-968605</text:p>
          </table:table-cell>
          <table:table-cell office:value-type="float" office:value="1979" calcext:value-type="float">
            <text:p>1979</text:p>
          </table:table-cell>
          <table:table-cell office:value-type="float" office:value="1978" calcext:value-type="float">
            <text:p>1978</text:p>
          </table:table-cell>
          <table:table-cell office:value-type="float" office:value="1977" calcext:value-type="float">
            <text:p>1977</text:p>
          </table:table-cell>
          <table:table-cell table:number-columns-repeated="2"/>
          <table:table-cell table:formula="of:=[.B45]/1000" office:value-type="float" office:value="-968.605" calcext:value-type="float">
            <text:p>-968.61</text:p>
          </table:table-cell>
          <table:table-cell table:formula="of:=AVERAGE([.C45:.E45])" office:value-type="float" office:value="1978" calcext:value-type="float">
            <text:p>1978.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967620" calcext:value-type="float">
            <text:p>-967620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1977" calcext:value-type="float">
            <text:p>1977</text:p>
          </table:table-cell>
          <table:table-cell table:number-columns-repeated="2"/>
          <table:table-cell table:formula="of:=[.B46]/1000" office:value-type="float" office:value="-967.62" calcext:value-type="float">
            <text:p>-967.62</text:p>
          </table:table-cell>
          <table:table-cell table:formula="of:=AVERAGE([.C46:.E46])" office:value-type="float" office:value="1977.66666666667" calcext:value-type="float">
            <text:p>1977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966636" calcext:value-type="float">
            <text:p>-966636</text:p>
          </table:table-cell>
          <table:table-cell office:value-type="float" office:value="1976" calcext:value-type="float">
            <text:p>1976</text:p>
          </table:table-cell>
          <table:table-cell office:value-type="float" office:value="1978" calcext:value-type="float">
            <text:p>1978</text:p>
          </table:table-cell>
          <table:table-cell office:value-type="float" office:value="1977" calcext:value-type="float">
            <text:p>1977</text:p>
          </table:table-cell>
          <table:table-cell table:number-columns-repeated="2"/>
          <table:table-cell table:formula="of:=[.B47]/1000" office:value-type="float" office:value="-966.636" calcext:value-type="float">
            <text:p>-966.64</text:p>
          </table:table-cell>
          <table:table-cell table:formula="of:=AVERAGE([.C47:.E47])" office:value-type="float" office:value="1977" calcext:value-type="float">
            <text:p>1977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965651" calcext:value-type="float">
            <text:p>-965651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1977" calcext:value-type="float">
            <text:p>1977</text:p>
          </table:table-cell>
          <table:table-cell table:number-columns-repeated="2"/>
          <table:table-cell table:formula="of:=[.B48]/1000" office:value-type="float" office:value="-965.651" calcext:value-type="float">
            <text:p>-965.65</text:p>
          </table:table-cell>
          <table:table-cell table:formula="of:=AVERAGE([.C48:.E48])" office:value-type="float" office:value="1976.66666666667" calcext:value-type="float">
            <text:p>1976.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64666" calcext:value-type="float">
            <text:p>-964666</text:p>
          </table:table-cell>
          <table:table-cell office:value-type="float" office:value="1975" calcext:value-type="float">
            <text:p>1975</text:p>
          </table:table-cell>
          <table:table-cell office:value-type="float" office:value="1974" calcext:value-type="float">
            <text:p>1974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table:formula="of:=[.B49]/1000" office:value-type="float" office:value="-964.666" calcext:value-type="float">
            <text:p>-964.67</text:p>
          </table:table-cell>
          <table:table-cell table:formula="of:=AVERAGE([.C49:.E49])" office:value-type="float" office:value="1975" calcext:value-type="float">
            <text:p>1975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963681" calcext:value-type="float">
            <text:p>-963681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1975" calcext:value-type="float">
            <text:p>1975</text:p>
          </table:table-cell>
          <table:table-cell table:number-columns-repeated="2"/>
          <table:table-cell table:formula="of:=[.B50]/1000" office:value-type="float" office:value="-963.681" calcext:value-type="float">
            <text:p>-963.68</text:p>
          </table:table-cell>
          <table:table-cell table:formula="of:=AVERAGE([.C50:.E50])" office:value-type="float" office:value="1974.33333333333" calcext:value-type="float">
            <text:p>1974.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962696" calcext:value-type="float">
            <text:p>-962696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1974" calcext:value-type="float">
            <text:p>1974</text:p>
          </table:table-cell>
          <table:table-cell table:number-columns-repeated="2"/>
          <table:table-cell table:formula="of:=[.B51]/1000" office:value-type="float" office:value="-962.696" calcext:value-type="float">
            <text:p>-962.70</text:p>
          </table:table-cell>
          <table:table-cell table:formula="of:=AVERAGE([.C51:.E51])" office:value-type="float" office:value="1973.33333333333" calcext:value-type="float">
            <text:p>1973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961711" calcext:value-type="float">
            <text:p>-961711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table:number-columns-repeated="2"/>
          <table:table-cell table:formula="of:=[.B52]/1000" office:value-type="float" office:value="-961.711" calcext:value-type="float">
            <text:p>-961.71</text:p>
          </table:table-cell>
          <table:table-cell table:formula="of:=AVERAGE([.C52:.E52])" office:value-type="float" office:value="1972" calcext:value-type="float">
            <text:p>1972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60726" calcext:value-type="float">
            <text:p>-960726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1971" calcext:value-type="float">
            <text:p>1971</text:p>
          </table:table-cell>
          <table:table-cell table:number-columns-repeated="2"/>
          <table:table-cell table:formula="of:=[.B53]/1000" office:value-type="float" office:value="-960.726" calcext:value-type="float">
            <text:p>-960.73</text:p>
          </table:table-cell>
          <table:table-cell table:formula="of:=AVERAGE([.C53:.E53])" office:value-type="float" office:value="1971.66666666667" calcext:value-type="float">
            <text:p>1971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59742" calcext:value-type="float">
            <text:p>-959742</text:p>
          </table:table-cell>
          <table:table-cell table:number-columns-repeated="3" office:value-type="float" office:value="1970" calcext:value-type="float">
            <text:p>1970</text:p>
          </table:table-cell>
          <table:table-cell table:number-columns-repeated="2"/>
          <table:table-cell table:formula="of:=[.B54]/1000" office:value-type="float" office:value="-959.742" calcext:value-type="float">
            <text:p>-959.74</text:p>
          </table:table-cell>
          <table:table-cell table:formula="of:=AVERAGE([.C54:.E54])" office:value-type="float" office:value="1970" calcext:value-type="float">
            <text:p>1970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8757" calcext:value-type="float">
            <text:p>-958757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float" office:value="1970" calcext:value-type="float">
            <text:p>1970</text:p>
          </table:table-cell>
          <table:table-cell table:number-columns-repeated="2"/>
          <table:table-cell table:formula="of:=[.B55]/1000" office:value-type="float" office:value="-958.757" calcext:value-type="float">
            <text:p>-958.76</text:p>
          </table:table-cell>
          <table:table-cell table:formula="of:=AVERAGE([.C55:.E55])" office:value-type="float" office:value="1969.66666666667" calcext:value-type="float">
            <text:p>1969.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957772" calcext:value-type="float">
            <text:p>-957772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float" office:value="1968" calcext:value-type="float">
            <text:p>1968</text:p>
          </table:table-cell>
          <table:table-cell table:number-columns-repeated="2"/>
          <table:table-cell table:formula="of:=[.B56]/1000" office:value-type="float" office:value="-957.772" calcext:value-type="float">
            <text:p>-957.77</text:p>
          </table:table-cell>
          <table:table-cell table:formula="of:=AVERAGE([.C56:.E56])" office:value-type="float" office:value="1968.33333333333" calcext:value-type="float">
            <text:p>1968.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56787" calcext:value-type="float">
            <text:p>-956787</text:p>
          </table:table-cell>
          <table:table-cell table:number-columns-repeated="3" office:value-type="float" office:value="1968" calcext:value-type="float">
            <text:p>1968</text:p>
          </table:table-cell>
          <table:table-cell table:number-columns-repeated="2"/>
          <table:table-cell table:formula="of:=[.B57]/1000" office:value-type="float" office:value="-956.787" calcext:value-type="float">
            <text:p>-956.79</text:p>
          </table:table-cell>
          <table:table-cell table:formula="of:=AVERAGE([.C57:.E57])" office:value-type="float" office:value="1968" calcext:value-type="float">
            <text:p>1968.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955802" calcext:value-type="float">
            <text:p>-955802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1967" calcext:value-type="float">
            <text:p>1967</text:p>
          </table:table-cell>
          <table:table-cell table:number-columns-repeated="2"/>
          <table:table-cell table:formula="of:=[.B58]/1000" office:value-type="float" office:value="-955.802" calcext:value-type="float">
            <text:p>-955.80</text:p>
          </table:table-cell>
          <table:table-cell table:formula="of:=AVERAGE([.C58:.E58])" office:value-type="float" office:value="1966.66666666667" calcext:value-type="float">
            <text:p>1966.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954817" calcext:value-type="float">
            <text:p>-954817</text:p>
          </table:table-cell>
          <table:table-cell office:value-type="float" office:value="1966" calcext:value-type="float">
            <text:p>1966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table:number-columns-repeated="2"/>
          <table:table-cell table:formula="of:=[.B59]/1000" office:value-type="float" office:value="-954.817" calcext:value-type="float">
            <text:p>-954.82</text:p>
          </table:table-cell>
          <table:table-cell table:formula="of:=AVERAGE([.C59:.E59])" office:value-type="float" office:value="1965" calcext:value-type="float">
            <text:p>1965.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953832" calcext:value-type="float">
            <text:p>-953832</text:p>
          </table:table-cell>
          <table:table-cell office:value-type="float" office:value="1964" calcext:value-type="float">
            <text:p>1964</text:p>
          </table:table-cell>
          <table:table-cell table:number-columns-repeated="2" office:value-type="float" office:value="1965" calcext:value-type="float">
            <text:p>1965</text:p>
          </table:table-cell>
          <table:table-cell table:number-columns-repeated="2"/>
          <table:table-cell table:formula="of:=[.B60]/1000" office:value-type="float" office:value="-953.832" calcext:value-type="float">
            <text:p>-953.83</text:p>
          </table:table-cell>
          <table:table-cell table:formula="of:=AVERAGE([.C60:.E60])" office:value-type="float" office:value="1964.66666666667" calcext:value-type="float">
            <text:p>1964.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952848" calcext:value-type="float">
            <text:p>-952848</text:p>
          </table:table-cell>
          <table:table-cell table:number-columns-repeated="2" office:value-type="float" office:value="1964" calcext:value-type="float">
            <text:p>1964</text:p>
          </table:table-cell>
          <table:table-cell office:value-type="float" office:value="1962" calcext:value-type="float">
            <text:p>1962</text:p>
          </table:table-cell>
          <table:table-cell table:number-columns-repeated="2"/>
          <table:table-cell table:formula="of:=[.B61]/1000" office:value-type="float" office:value="-952.848" calcext:value-type="float">
            <text:p>-952.85</text:p>
          </table:table-cell>
          <table:table-cell table:formula="of:=AVERAGE([.C61:.E61])" office:value-type="float" office:value="1963.33333333333" calcext:value-type="float">
            <text:p>1963.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951863" calcext:value-type="float">
            <text:p>-951863</text:p>
          </table:table-cell>
          <table:table-cell office:value-type="float" office:value="1964" calcext:value-type="float">
            <text:p>1964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table:number-columns-repeated="2"/>
          <table:table-cell table:formula="of:=[.B62]/1000" office:value-type="float" office:value="-951.863" calcext:value-type="float">
            <text:p>-951.86</text:p>
          </table:table-cell>
          <table:table-cell table:formula="of:=AVERAGE([.C62:.E62])" office:value-type="float" office:value="1962.33333333333" calcext:value-type="float">
            <text:p>1962.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950878" calcext:value-type="float">
            <text:p>-950878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float" office:value="1962" calcext:value-type="float">
            <text:p>1962</text:p>
          </table:table-cell>
          <table:table-cell table:number-columns-repeated="2"/>
          <table:table-cell table:formula="of:=[.B63]/1000" office:value-type="float" office:value="-950.878" calcext:value-type="float">
            <text:p>-950.88</text:p>
          </table:table-cell>
          <table:table-cell table:formula="of:=AVERAGE([.C63:.E63])" office:value-type="float" office:value="1961.66666666667" calcext:value-type="float">
            <text:p>1961.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949893" calcext:value-type="float">
            <text:p>-949893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1960" calcext:value-type="float">
            <text:p>1960</text:p>
          </table:table-cell>
          <table:table-cell table:number-columns-repeated="2"/>
          <table:table-cell table:formula="of:=[.B64]/1000" office:value-type="float" office:value="-949.893" calcext:value-type="float">
            <text:p>-949.89</text:p>
          </table:table-cell>
          <table:table-cell table:formula="of:=AVERAGE([.C64:.E64])" office:value-type="float" office:value="1961.33333333333" calcext:value-type="float">
            <text:p>1961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948908" calcext:value-type="float">
            <text:p>-948908</text:p>
          </table:table-cell>
          <table:table-cell table:number-columns-repeated="2" office:value-type="float" office:value="1960" calcext:value-type="float">
            <text:p>1960</text:p>
          </table:table-cell>
          <table:table-cell office:value-type="float" office:value="1959" calcext:value-type="float">
            <text:p>1959</text:p>
          </table:table-cell>
          <table:table-cell table:number-columns-repeated="2"/>
          <table:table-cell table:formula="of:=[.B65]/1000" office:value-type="float" office:value="-948.908" calcext:value-type="float">
            <text:p>-948.91</text:p>
          </table:table-cell>
          <table:table-cell table:formula="of:=AVERAGE([.C65:.E65])" office:value-type="float" office:value="1959.66666666667" calcext:value-type="float">
            <text:p>1959.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947923" calcext:value-type="float">
            <text:p>-947923</text:p>
          </table:table-cell>
          <table:table-cell office:value-type="float" office:value="1957" calcext:value-type="float">
            <text:p>1957</text:p>
          </table:table-cell>
          <table:table-cell table:number-columns-repeated="2" office:value-type="float" office:value="1959" calcext:value-type="float">
            <text:p>1959</text:p>
          </table:table-cell>
          <table:table-cell table:number-columns-repeated="2"/>
          <table:table-cell table:formula="of:=[.B66]/1000" office:value-type="float" office:value="-947.923" calcext:value-type="float">
            <text:p>-947.92</text:p>
          </table:table-cell>
          <table:table-cell table:formula="of:=AVERAGE([.C66:.E66])" office:value-type="float" office:value="1958.33333333333" calcext:value-type="float">
            <text:p>1958.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946938" calcext:value-type="float">
            <text:p>-946938</text:p>
          </table:table-cell>
          <table:table-cell office:value-type="float" office:value="1958" calcext:value-type="float">
            <text:p>1958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table:number-columns-repeated="2"/>
          <table:table-cell table:formula="of:=[.B67]/1000" office:value-type="float" office:value="-946.938" calcext:value-type="float">
            <text:p>-946.94</text:p>
          </table:table-cell>
          <table:table-cell table:formula="of:=AVERAGE([.C67:.E67])" office:value-type="float" office:value="1958" calcext:value-type="float">
            <text:p>1958.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945954" calcext:value-type="float">
            <text:p>-945954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table:number-columns-repeated="2"/>
          <table:table-cell table:formula="of:=[.B68]/1000" office:value-type="float" office:value="-945.954" calcext:value-type="float">
            <text:p>-945.95</text:p>
          </table:table-cell>
          <table:table-cell table:formula="of:=AVERAGE([.C68:.E68])" office:value-type="float" office:value="1956.33333333333" calcext:value-type="float">
            <text:p>1956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944969" calcext:value-type="float">
            <text:p>-944969</text:p>
          </table:table-cell>
          <table:table-cell table:number-columns-repeated="2"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table:number-columns-repeated="2"/>
          <table:table-cell table:formula="of:=[.B69]/1000" office:value-type="float" office:value="-944.969" calcext:value-type="float">
            <text:p>-944.97</text:p>
          </table:table-cell>
          <table:table-cell table:formula="of:=AVERAGE([.C69:.E69])" office:value-type="float" office:value="1955.33333333333" calcext:value-type="float">
            <text:p>1955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943984" calcext:value-type="float">
            <text:p>-943984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1955" calcext:value-type="float">
            <text:p>1955</text:p>
          </table:table-cell>
          <table:table-cell table:number-columns-repeated="2"/>
          <table:table-cell table:formula="of:=[.B70]/1000" office:value-type="float" office:value="-943.984" calcext:value-type="float">
            <text:p>-943.98</text:p>
          </table:table-cell>
          <table:table-cell table:formula="of:=AVERAGE([.C70:.E70])" office:value-type="float" office:value="1954.66666666667" calcext:value-type="float">
            <text:p>1954.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942999" calcext:value-type="float">
            <text:p>-942999</text:p>
          </table:table-cell>
          <table:table-cell office:value-type="float" office:value="1952" calcext:value-type="float">
            <text:p>1952</text:p>
          </table:table-cell>
          <table:table-cell table:number-columns-repeated="2" office:value-type="float" office:value="1954" calcext:value-type="float">
            <text:p>1954</text:p>
          </table:table-cell>
          <table:table-cell table:number-columns-repeated="2"/>
          <table:table-cell table:formula="of:=[.B71]/1000" office:value-type="float" office:value="-942.999" calcext:value-type="float">
            <text:p>-943.00</text:p>
          </table:table-cell>
          <table:table-cell table:formula="of:=AVERAGE([.C71:.E71])" office:value-type="float" office:value="1953.33333333333" calcext:value-type="float">
            <text:p>1953.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942014" calcext:value-type="float">
            <text:p>-942014</text:p>
          </table:table-cell>
          <table:table-cell office:value-type="float" office:value="1953" calcext:value-type="float">
            <text:p>1953</text:p>
          </table:table-cell>
          <table:table-cell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table:number-columns-repeated="2"/>
          <table:table-cell table:formula="of:=[.B72]/1000" office:value-type="float" office:value="-942.014" calcext:value-type="float">
            <text:p>-942.01</text:p>
          </table:table-cell>
          <table:table-cell table:formula="of:=AVERAGE([.C72:.E72])" office:value-type="float" office:value="1952" calcext:value-type="float">
            <text:p>1952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941029" calcext:value-type="float">
            <text:p>-941029</text:p>
          </table:table-cell>
          <table:table-cell office:value-type="float" office:value="1952" calcext:value-type="float">
            <text:p>1952</text:p>
          </table:table-cell>
          <table:table-cell table:number-columns-repeated="2" office:value-type="float" office:value="1951" calcext:value-type="float">
            <text:p>1951</text:p>
          </table:table-cell>
          <table:table-cell table:number-columns-repeated="2"/>
          <table:table-cell table:formula="of:=[.B73]/1000" office:value-type="float" office:value="-941.029" calcext:value-type="float">
            <text:p>-941.03</text:p>
          </table:table-cell>
          <table:table-cell table:formula="of:=AVERAGE([.C73:.E73])" office:value-type="float" office:value="1951.33333333333" calcext:value-type="float">
            <text:p>1951.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940044" calcext:value-type="float">
            <text:p>-940044</text:p>
          </table:table-cell>
          <table:table-cell office:value-type="float" office:value="1952" calcext:value-type="float">
            <text:p>1952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table:number-columns-repeated="2"/>
          <table:table-cell table:formula="of:=[.B74]/1000" office:value-type="float" office:value="-940.044" calcext:value-type="float">
            <text:p>-940.04</text:p>
          </table:table-cell>
          <table:table-cell table:formula="of:=AVERAGE([.C74:.E74])" office:value-type="float" office:value="1950.33333333333" calcext:value-type="float">
            <text:p>1950.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939060" calcext:value-type="float">
            <text:p>-939060</text:p>
          </table:table-cell>
          <table:table-cell office:value-type="float" office:value="1950" calcext:value-type="float">
            <text:p>1950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table:number-columns-repeated="2"/>
          <table:table-cell table:formula="of:=[.B75]/1000" office:value-type="float" office:value="-939.06" calcext:value-type="float">
            <text:p>-939.06</text:p>
          </table:table-cell>
          <table:table-cell table:formula="of:=AVERAGE([.C75:.E75])" office:value-type="float" office:value="1949" calcext:value-type="float">
            <text:p>1949.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938075" calcext:value-type="float">
            <text:p>-938075</text:p>
          </table:table-cell>
          <table:table-cell office:value-type="float" office:value="1949" calcext:value-type="float">
            <text:p>1949</text:p>
          </table:table-cell>
          <table:table-cell table:number-columns-repeated="2" office:value-type="float" office:value="1948" calcext:value-type="float">
            <text:p>1948</text:p>
          </table:table-cell>
          <table:table-cell table:number-columns-repeated="2"/>
          <table:table-cell table:formula="of:=[.B76]/1000" office:value-type="float" office:value="-938.075" calcext:value-type="float">
            <text:p>-938.08</text:p>
          </table:table-cell>
          <table:table-cell table:formula="of:=AVERAGE([.C76:.E76])" office:value-type="float" office:value="1948.33333333333" calcext:value-type="float">
            <text:p>1948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937090" calcext:value-type="float">
            <text:p>-937090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1948" calcext:value-type="float">
            <text:p>1948</text:p>
          </table:table-cell>
          <table:table-cell table:number-columns-repeated="2"/>
          <table:table-cell table:formula="of:=[.B77]/1000" office:value-type="float" office:value="-937.09" calcext:value-type="float">
            <text:p>-937.09</text:p>
          </table:table-cell>
          <table:table-cell table:formula="of:=AVERAGE([.C77:.E77])" office:value-type="float" office:value="1948.33333333333" calcext:value-type="float">
            <text:p>1948.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936105" calcext:value-type="float">
            <text:p>-936105</text:p>
          </table:table-cell>
          <table:table-cell office:value-type="float" office:value="1948" calcext:value-type="float">
            <text:p>1948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table:number-columns-repeated="2"/>
          <table:table-cell table:formula="of:=[.B78]/1000" office:value-type="float" office:value="-936.105" calcext:value-type="float">
            <text:p>-936.11</text:p>
          </table:table-cell>
          <table:table-cell table:formula="of:=AVERAGE([.C78:.E78])" office:value-type="float" office:value="1947" calcext:value-type="float">
            <text:p>1947.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935120" calcext:value-type="float">
            <text:p>-935120</text:p>
          </table:table-cell>
          <table:table-cell office:value-type="float" office:value="1948" calcext:value-type="float">
            <text:p>1948</text:p>
          </table:table-cell>
          <table:table-cell table:number-columns-repeated="2" office:value-type="float" office:value="1945" calcext:value-type="float">
            <text:p>1945</text:p>
          </table:table-cell>
          <table:table-cell table:number-columns-repeated="2"/>
          <table:table-cell table:formula="of:=[.B79]/1000" office:value-type="float" office:value="-935.12" calcext:value-type="float">
            <text:p>-935.12</text:p>
          </table:table-cell>
          <table:table-cell table:formula="of:=AVERAGE([.C79:.E79])" office:value-type="float" office:value="1946" calcext:value-type="float">
            <text:p>1946.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934135" calcext:value-type="float">
            <text:p>-934135</text:p>
          </table:table-cell>
          <table:table-cell table:number-columns-repeated="2" office:value-type="float" office:value="1946" calcext:value-type="float">
            <text:p>1946</text:p>
          </table:table-cell>
          <table:table-cell office:value-type="float" office:value="1945" calcext:value-type="float">
            <text:p>1945</text:p>
          </table:table-cell>
          <table:table-cell table:number-columns-repeated="2"/>
          <table:table-cell table:formula="of:=[.B80]/1000" office:value-type="float" office:value="-934.135" calcext:value-type="float">
            <text:p>-934.14</text:p>
          </table:table-cell>
          <table:table-cell table:formula="of:=AVERAGE([.C80:.E80])" office:value-type="float" office:value="1945.66666666667" calcext:value-type="float">
            <text:p>1945.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933150" calcext:value-type="float">
            <text:p>-933150</text:p>
          </table:table-cell>
          <table:table-cell office:value-type="float" office:value="1944" calcext:value-type="float">
            <text:p>1944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[.B81]/1000" office:value-type="float" office:value="-933.15" calcext:value-type="float">
            <text:p>-933.15</text:p>
          </table:table-cell>
          <table:table-cell table:formula="of:=AVERAGE([.C81:.E81])" office:value-type="float" office:value="1943.66666666667" calcext:value-type="float">
            <text:p>1943.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932166" calcext:value-type="float">
            <text:p>-932166</text:p>
          </table:table-cell>
          <table:table-cell table:number-columns-repeated="2" office:value-type="float" office:value="1944" calcext:value-type="float">
            <text:p>1944</text:p>
          </table:table-cell>
          <table:table-cell office:value-type="float" office:value="1942" calcext:value-type="float">
            <text:p>1942</text:p>
          </table:table-cell>
          <table:table-cell table:number-columns-repeated="2"/>
          <table:table-cell table:formula="of:=[.B82]/1000" office:value-type="float" office:value="-932.166" calcext:value-type="float">
            <text:p>-932.17</text:p>
          </table:table-cell>
          <table:table-cell table:formula="of:=AVERAGE([.C82:.E82])" office:value-type="float" office:value="1943.33333333333" calcext:value-type="float">
            <text:p>1943.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931181" calcext:value-type="float">
            <text:p>-931181</text:p>
          </table:table-cell>
          <table:table-cell table:number-columns-repeated="2"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table:number-columns-repeated="2"/>
          <table:table-cell table:formula="of:=[.B83]/1000" office:value-type="float" office:value="-931.181" calcext:value-type="float">
            <text:p>-931.18</text:p>
          </table:table-cell>
          <table:table-cell table:formula="of:=AVERAGE([.C83:.E83])" office:value-type="float" office:value="1942.33333333333" calcext:value-type="float">
            <text:p>1942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930196" calcext:value-type="float">
            <text:p>-930196</text:p>
          </table:table-cell>
          <table:table-cell table:number-columns-repeated="2"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table:number-columns-repeated="2"/>
          <table:table-cell table:formula="of:=[.B84]/1000" office:value-type="float" office:value="-930.196" calcext:value-type="float">
            <text:p>-930.20</text:p>
          </table:table-cell>
          <table:table-cell table:formula="of:=AVERAGE([.C84:.E84])" office:value-type="float" office:value="1941.33333333333" calcext:value-type="float">
            <text:p>1941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29211" calcext:value-type="float">
            <text:p>-929211</text:p>
          </table:table-cell>
          <table:table-cell office:value-type="float" office:value="1942" calcext:value-type="float">
            <text:p>1942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table:number-columns-repeated="2"/>
          <table:table-cell table:formula="of:=[.B85]/1000" office:value-type="float" office:value="-929.211" calcext:value-type="float">
            <text:p>-929.21</text:p>
          </table:table-cell>
          <table:table-cell table:formula="of:=AVERAGE([.C85:.E85])" office:value-type="float" office:value="1940.33333333333" calcext:value-type="float">
            <text:p>1940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928226" calcext:value-type="float">
            <text:p>-928226</text:p>
          </table:table-cell>
          <table:table-cell table:number-columns-repeated="2"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table:number-columns-repeated="2"/>
          <table:table-cell table:formula="of:=[.B86]/1000" office:value-type="float" office:value="-928.226" calcext:value-type="float">
            <text:p>-928.23</text:p>
          </table:table-cell>
          <table:table-cell table:formula="of:=AVERAGE([.C86:.E86])" office:value-type="float" office:value="1939.33333333333" calcext:value-type="float">
            <text:p>1939.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927241" calcext:value-type="float">
            <text:p>-927241</text:p>
          </table:table-cell>
          <table:table-cell table:number-columns-repeated="2" office:value-type="float" office:value="1939" calcext:value-type="float">
            <text:p>1939</text:p>
          </table:table-cell>
          <table:table-cell office:value-type="float" office:value="1938" calcext:value-type="float">
            <text:p>1938</text:p>
          </table:table-cell>
          <table:table-cell table:number-columns-repeated="2"/>
          <table:table-cell table:formula="of:=[.B87]/1000" office:value-type="float" office:value="-927.241" calcext:value-type="float">
            <text:p>-927.24</text:p>
          </table:table-cell>
          <table:table-cell table:formula="of:=AVERAGE([.C87:.E87])" office:value-type="float" office:value="1938.66666666667" calcext:value-type="float">
            <text:p>1938.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926256" calcext:value-type="float">
            <text:p>-926256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1938" calcext:value-type="float">
            <text:p>1938</text:p>
          </table:table-cell>
          <table:table-cell table:number-columns-repeated="2"/>
          <table:table-cell table:formula="of:=[.B88]/1000" office:value-type="float" office:value="-926.256" calcext:value-type="float">
            <text:p>-926.26</text:p>
          </table:table-cell>
          <table:table-cell table:formula="of:=AVERAGE([.C88:.E88])" office:value-type="float" office:value="1937.66666666667" calcext:value-type="float">
            <text:p>1937.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925272" calcext:value-type="float">
            <text:p>-925272</text:p>
          </table:table-cell>
          <table:table-cell office:value-type="float" office:value="1938" calcext:value-type="float">
            <text:p>1938</text:p>
          </table:table-cell>
          <table:table-cell office:value-type="float" office:value="1937" calcext:value-type="float">
            <text:p>1937</text:p>
          </table:table-cell>
          <table:table-cell office:value-type="float" office:value="1936" calcext:value-type="float">
            <text:p>1936</text:p>
          </table:table-cell>
          <table:table-cell table:number-columns-repeated="2"/>
          <table:table-cell table:formula="of:=[.B89]/1000" office:value-type="float" office:value="-925.272" calcext:value-type="float">
            <text:p>-925.27</text:p>
          </table:table-cell>
          <table:table-cell table:formula="of:=AVERAGE([.C89:.E89])" office:value-type="float" office:value="1937" calcext:value-type="float">
            <text:p>1937.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924287" calcext:value-type="float">
            <text:p>-924287</text:p>
          </table:table-cell>
          <table:table-cell office:value-type="float" office:value="1935" calcext:value-type="float">
            <text:p>1935</text:p>
          </table:table-cell>
          <table:table-cell office:value-type="float" office:value="1934" calcext:value-type="float">
            <text:p>1934</text:p>
          </table:table-cell>
          <table:table-cell office:value-type="float" office:value="1936" calcext:value-type="float">
            <text:p>1936</text:p>
          </table:table-cell>
          <table:table-cell table:number-columns-repeated="2"/>
          <table:table-cell table:formula="of:=[.B90]/1000" office:value-type="float" office:value="-924.287" calcext:value-type="float">
            <text:p>-924.29</text:p>
          </table:table-cell>
          <table:table-cell table:formula="of:=AVERAGE([.C90:.E90])" office:value-type="float" office:value="1935" calcext:value-type="float">
            <text:p>1935.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923302" calcext:value-type="float">
            <text:p>-923302</text:p>
          </table:table-cell>
          <table:table-cell office:value-type="float" office:value="1935" calcext:value-type="float">
            <text:p>1935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table:number-columns-repeated="2"/>
          <table:table-cell table:formula="of:=[.B91]/1000" office:value-type="float" office:value="-923.302" calcext:value-type="float">
            <text:p>-923.30</text:p>
          </table:table-cell>
          <table:table-cell table:formula="of:=AVERAGE([.C91:.E91])" office:value-type="float" office:value="1934.66666666667" calcext:value-type="float">
            <text:p>1934.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922317" calcext:value-type="float">
            <text:p>-922317</text:p>
          </table:table-cell>
          <table:table-cell office:value-type="float" office:value="1933" calcext:value-type="float">
            <text:p>1933</text:p>
          </table:table-cell>
          <table:table-cell table:number-columns-repeated="2" office:value-type="float" office:value="1934" calcext:value-type="float">
            <text:p>1934</text:p>
          </table:table-cell>
          <table:table-cell table:number-columns-repeated="2"/>
          <table:table-cell table:formula="of:=[.B92]/1000" office:value-type="float" office:value="-922.317" calcext:value-type="float">
            <text:p>-922.32</text:p>
          </table:table-cell>
          <table:table-cell table:formula="of:=AVERAGE([.C92:.E92])" office:value-type="float" office:value="1933.66666666667" calcext:value-type="float">
            <text:p>1933.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21332" calcext:value-type="float">
            <text:p>-921332</text:p>
          </table:table-cell>
          <table:table-cell office:value-type="float" office:value="1932" calcext:value-type="float">
            <text:p>1932</text:p>
          </table:table-cell>
          <table:table-cell table:number-columns-repeated="2" office:value-type="float" office:value="1934" calcext:value-type="float">
            <text:p>1934</text:p>
          </table:table-cell>
          <table:table-cell table:number-columns-repeated="2"/>
          <table:table-cell table:formula="of:=[.B93]/1000" office:value-type="float" office:value="-921.332" calcext:value-type="float">
            <text:p>-921.33</text:p>
          </table:table-cell>
          <table:table-cell table:formula="of:=AVERAGE([.C93:.E93])" office:value-type="float" office:value="1933.33333333333" calcext:value-type="float">
            <text:p>1933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920347" calcext:value-type="float">
            <text:p>-920347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float" office:value="1932" calcext:value-type="float">
            <text:p>1932</text:p>
          </table:table-cell>
          <table:table-cell table:number-columns-repeated="2"/>
          <table:table-cell table:formula="of:=[.B94]/1000" office:value-type="float" office:value="-920.347" calcext:value-type="float">
            <text:p>-920.35</text:p>
          </table:table-cell>
          <table:table-cell table:formula="of:=AVERAGE([.C94:.E94])" office:value-type="float" office:value="1931.66666666667" calcext:value-type="float">
            <text:p>1931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919362" calcext:value-type="float">
            <text:p>-919362</text:p>
          </table:table-cell>
          <table:table-cell office:value-type="float" office:value="1930" calcext:value-type="float">
            <text:p>1930</text:p>
          </table:table-cell>
          <table:table-cell office:value-type="float" office:value="1932" calcext:value-type="float">
            <text:p>1932</text:p>
          </table:table-cell>
          <table:table-cell office:value-type="float" office:value="1931" calcext:value-type="float">
            <text:p>1931</text:p>
          </table:table-cell>
          <table:table-cell table:number-columns-repeated="2"/>
          <table:table-cell table:formula="of:=[.B95]/1000" office:value-type="float" office:value="-919.362" calcext:value-type="float">
            <text:p>-919.36</text:p>
          </table:table-cell>
          <table:table-cell table:formula="of:=AVERAGE([.C95:.E95])" office:value-type="float" office:value="1931" calcext:value-type="float">
            <text:p>1931.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18378" calcext:value-type="float">
            <text:p>-918378</text:p>
          </table:table-cell>
          <table:table-cell office:value-type="float" office:value="1930" calcext:value-type="float">
            <text:p>1930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table:formula="of:=[.B96]/1000" office:value-type="float" office:value="-918.378" calcext:value-type="float">
            <text:p>-918.38</text:p>
          </table:table-cell>
          <table:table-cell table:formula="of:=AVERAGE([.C96:.E96])" office:value-type="float" office:value="1929.66666666667" calcext:value-type="float">
            <text:p>1929.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17393" calcext:value-type="float">
            <text:p>-917393</text:p>
          </table:table-cell>
          <table:table-cell table:number-columns-repeated="2" office:value-type="float" office:value="1930" calcext:value-type="float">
            <text:p>1930</text:p>
          </table:table-cell>
          <table:table-cell office:value-type="float" office:value="1928" calcext:value-type="float">
            <text:p>1928</text:p>
          </table:table-cell>
          <table:table-cell table:number-columns-repeated="2"/>
          <table:table-cell table:formula="of:=[.B97]/1000" office:value-type="float" office:value="-917.393" calcext:value-type="float">
            <text:p>-917.39</text:p>
          </table:table-cell>
          <table:table-cell table:formula="of:=AVERAGE([.C97:.E97])" office:value-type="float" office:value="1929.33333333333" calcext:value-type="float">
            <text:p>1929.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16408" calcext:value-type="float">
            <text:p>-916408</text:p>
          </table:table-cell>
          <table:table-cell office:value-type="float" office:value="1928" calcext:value-type="float">
            <text:p>1928</text:p>
          </table:table-cell>
          <table:table-cell office:value-type="float" office:value="1926" calcext:value-type="float">
            <text:p>1926</text:p>
          </table:table-cell>
          <table:table-cell office:value-type="float" office:value="1928" calcext:value-type="float">
            <text:p>1928</text:p>
          </table:table-cell>
          <table:table-cell table:number-columns-repeated="2"/>
          <table:table-cell table:formula="of:=[.B98]/1000" office:value-type="float" office:value="-916.408" calcext:value-type="float">
            <text:p>-916.41</text:p>
          </table:table-cell>
          <table:table-cell table:formula="of:=AVERAGE([.C98:.E98])" office:value-type="float" office:value="1927.33333333333" calcext:value-type="float">
            <text:p>1927.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15423" calcext:value-type="float">
            <text:p>-915423</text:p>
          </table:table-cell>
          <table:table-cell table:number-columns-repeated="2"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table:number-columns-repeated="2"/>
          <table:table-cell table:formula="of:=[.B99]/1000" office:value-type="float" office:value="-915.423" calcext:value-type="float">
            <text:p>-915.42</text:p>
          </table:table-cell>
          <table:table-cell table:formula="of:=AVERAGE([.C99:.E99])" office:value-type="float" office:value="1926.33333333333" calcext:value-type="float">
            <text:p>1926.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14438" calcext:value-type="float">
            <text:p>-914438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2"/>
          <table:table-cell table:formula="of:=[.B100]/1000" office:value-type="float" office:value="-914.438" calcext:value-type="float">
            <text:p>-914.44</text:p>
          </table:table-cell>
          <table:table-cell table:formula="of:=AVERAGE([.C100:.E100])" office:value-type="float" office:value="1925.66666666667" calcext:value-type="float">
            <text:p>1925.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13453" calcext:value-type="float">
            <text:p>-913453</text:p>
          </table:table-cell>
          <table:table-cell office:value-type="float" office:value="1926" calcext:value-type="float">
            <text:p>1926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table:formula="of:=[.B101]/1000" office:value-type="float" office:value="-913.453" calcext:value-type="float">
            <text:p>-913.45</text:p>
          </table:table-cell>
          <table:table-cell table:formula="of:=AVERAGE([.C101:.E101])" office:value-type="float" office:value="1924.33333333333" calcext:value-type="float">
            <text:p>1924.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12468" calcext:value-type="float">
            <text:p>-912468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1923" calcext:value-type="float">
            <text:p>1923</text:p>
          </table:table-cell>
          <table:table-cell table:number-columns-repeated="2"/>
          <table:table-cell table:formula="of:=[.B102]/1000" office:value-type="float" office:value="-912.468" calcext:value-type="float">
            <text:p>-912.47</text:p>
          </table:table-cell>
          <table:table-cell table:formula="of:=AVERAGE([.C102:.E102])" office:value-type="float" office:value="1923.33333333333" calcext:value-type="float">
            <text:p>1923.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11484" calcext:value-type="float">
            <text:p>-911484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21" calcext:value-type="float">
            <text:p>1921</text:p>
          </table:table-cell>
          <table:table-cell table:number-columns-repeated="2"/>
          <table:table-cell table:formula="of:=[.B103]/1000" office:value-type="float" office:value="-911.484" calcext:value-type="float">
            <text:p>-911.48</text:p>
          </table:table-cell>
          <table:table-cell table:formula="of:=AVERAGE([.C103:.E103])" office:value-type="float" office:value="1922.66666666667" calcext:value-type="float">
            <text:p>1922.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910499" calcext:value-type="float">
            <text:p>-910499</text:p>
          </table:table-cell>
          <table:table-cell office:value-type="float" office:value="1922" calcext:value-type="float">
            <text:p>1922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table:number-columns-repeated="2"/>
          <table:table-cell table:formula="of:=[.B104]/1000" office:value-type="float" office:value="-910.499" calcext:value-type="float">
            <text:p>-910.50</text:p>
          </table:table-cell>
          <table:table-cell table:formula="of:=AVERAGE([.C104:.E104])" office:value-type="float" office:value="1921.66666666667" calcext:value-type="float">
            <text:p>1921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09514" calcext:value-type="float">
            <text:p>-909514</text:p>
          </table:table-cell>
          <table:table-cell table:number-columns-repeated="2"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table:number-columns-repeated="2"/>
          <table:table-cell table:formula="of:=[.B105]/1000" office:value-type="float" office:value="-909.514" calcext:value-type="float">
            <text:p>-909.51</text:p>
          </table:table-cell>
          <table:table-cell table:formula="of:=AVERAGE([.C105:.E105])" office:value-type="float" office:value="1921.33333333333" calcext:value-type="float">
            <text:p>1921.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908529" calcext:value-type="float">
            <text:p>-908529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1919" calcext:value-type="float">
            <text:p>1919</text:p>
          </table:table-cell>
          <table:table-cell table:number-columns-repeated="2"/>
          <table:table-cell table:formula="of:=[.B106]/1000" office:value-type="float" office:value="-908.529" calcext:value-type="float">
            <text:p>-908.53</text:p>
          </table:table-cell>
          <table:table-cell table:formula="of:=AVERAGE([.C106:.E106])" office:value-type="float" office:value="1919.66666666667" calcext:value-type="float">
            <text:p>1919.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907544" calcext:value-type="float">
            <text:p>-907544</text:p>
          </table:table-cell>
          <table:table-cell office:value-type="float" office:value="1919" calcext:value-type="float">
            <text:p>1919</text:p>
          </table:table-cell>
          <table:table-cell table:number-columns-repeated="2" office:value-type="float" office:value="1918" calcext:value-type="float">
            <text:p>1918</text:p>
          </table:table-cell>
          <table:table-cell table:number-columns-repeated="2"/>
          <table:table-cell table:formula="of:=[.B107]/1000" office:value-type="float" office:value="-907.544" calcext:value-type="float">
            <text:p>-907.54</text:p>
          </table:table-cell>
          <table:table-cell table:formula="of:=AVERAGE([.C107:.E107])" office:value-type="float" office:value="1918.33333333333" calcext:value-type="float">
            <text:p>1918.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906559" calcext:value-type="float">
            <text:p>-906559</text:p>
          </table:table-cell>
          <table:table-cell table:number-columns-repeated="2" office:value-type="float" office:value="1918" calcext:value-type="float">
            <text:p>1918</text:p>
          </table:table-cell>
          <table:table-cell office:value-type="float" office:value="1917" calcext:value-type="float">
            <text:p>1917</text:p>
          </table:table-cell>
          <table:table-cell table:number-columns-repeated="2"/>
          <table:table-cell table:formula="of:=[.B108]/1000" office:value-type="float" office:value="-906.559" calcext:value-type="float">
            <text:p>-906.56</text:p>
          </table:table-cell>
          <table:table-cell table:formula="of:=AVERAGE([.C108:.E108])" office:value-type="float" office:value="1917.66666666667" calcext:value-type="float">
            <text:p>1917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905574" calcext:value-type="float">
            <text:p>-905574</text:p>
          </table:table-cell>
          <table:table-cell table:number-columns-repeated="2" office:value-type="float" office:value="1916" calcext:value-type="float">
            <text:p>1916</text:p>
          </table:table-cell>
          <table:table-cell office:value-type="float" office:value="1918" calcext:value-type="float">
            <text:p>1918</text:p>
          </table:table-cell>
          <table:table-cell table:number-columns-repeated="2"/>
          <table:table-cell table:formula="of:=[.B109]/1000" office:value-type="float" office:value="-905.574" calcext:value-type="float">
            <text:p>-905.57</text:p>
          </table:table-cell>
          <table:table-cell table:formula="of:=AVERAGE([.C109:.E109])" office:value-type="float" office:value="1916.66666666667" calcext:value-type="float">
            <text:p>1916.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904590" calcext:value-type="float">
            <text:p>-904590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5" calcext:value-type="float">
            <text:p>1915</text:p>
          </table:table-cell>
          <table:table-cell table:number-columns-repeated="2"/>
          <table:table-cell table:formula="of:=[.B110]/1000" office:value-type="float" office:value="-904.59" calcext:value-type="float">
            <text:p>-904.59</text:p>
          </table:table-cell>
          <table:table-cell table:formula="of:=AVERAGE([.C110:.E110])" office:value-type="float" office:value="1916" calcext:value-type="float">
            <text:p>1916.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903605" calcext:value-type="float">
            <text:p>-903605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4" calcext:value-type="float">
            <text:p>1914</text:p>
          </table:table-cell>
          <table:table-cell table:number-columns-repeated="2"/>
          <table:table-cell table:formula="of:=[.B111]/1000" office:value-type="float" office:value="-903.605" calcext:value-type="float">
            <text:p>-903.61</text:p>
          </table:table-cell>
          <table:table-cell table:formula="of:=AVERAGE([.C111:.E111])" office:value-type="float" office:value="1914.33333333333" calcext:value-type="float">
            <text:p>1914.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902620" calcext:value-type="float">
            <text:p>-902620</text:p>
          </table:table-cell>
          <table:table-cell table:number-columns-repeated="2"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table:number-columns-repeated="2"/>
          <table:table-cell table:formula="of:=[.B112]/1000" office:value-type="float" office:value="-902.62" calcext:value-type="float">
            <text:p>-902.62</text:p>
          </table:table-cell>
          <table:table-cell table:formula="of:=AVERAGE([.C112:.E112])" office:value-type="float" office:value="1913.33333333333" calcext:value-type="float">
            <text:p>1913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901635" calcext:value-type="float">
            <text:p>-901635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/>
          <table:table-cell table:formula="of:=[.B113]/1000" office:value-type="float" office:value="-901.635" calcext:value-type="float">
            <text:p>-901.64</text:p>
          </table:table-cell>
          <table:table-cell table:formula="of:=AVERAGE([.C113:.E113])" office:value-type="float" office:value="1912.66666666667" calcext:value-type="float">
            <text:p>1912.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900650" calcext:value-type="float">
            <text:p>-900650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table:formula="of:=[.B114]/1000" office:value-type="float" office:value="-900.65" calcext:value-type="float">
            <text:p>-900.65</text:p>
          </table:table-cell>
          <table:table-cell table:formula="of:=AVERAGE([.C114:.E114])" office:value-type="float" office:value="1912" calcext:value-type="float">
            <text:p>1912.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899665" calcext:value-type="float">
            <text:p>-899665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table:number-columns-repeated="2"/>
          <table:table-cell table:formula="of:=[.B115]/1000" office:value-type="float" office:value="-899.665" calcext:value-type="float">
            <text:p>-899.67</text:p>
          </table:table-cell>
          <table:table-cell table:formula="of:=AVERAGE([.C115:.E115])" office:value-type="float" office:value="1911" calcext:value-type="float">
            <text:p>1911.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898680" calcext:value-type="float">
            <text:p>-898680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/>
          <table:table-cell table:formula="of:=[.B116]/1000" office:value-type="float" office:value="-898.68" calcext:value-type="float">
            <text:p>-898.68</text:p>
          </table:table-cell>
          <table:table-cell table:formula="of:=AVERAGE([.C116:.E116])" office:value-type="float" office:value="1910.66666666667" calcext:value-type="float">
            <text:p>1910.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897696" calcext:value-type="float">
            <text:p>-897696</text:p>
          </table:table-cell>
          <table:table-cell office:value-type="float" office:value="1909" calcext:value-type="float">
            <text:p>1909</text:p>
          </table:table-cell>
          <table:table-cell office:value-type="float" office:value="1911" calcext:value-type="float">
            <text:p>1911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table:formula="of:=[.B117]/1000" office:value-type="float" office:value="-897.696" calcext:value-type="float">
            <text:p>-897.70</text:p>
          </table:table-cell>
          <table:table-cell table:formula="of:=AVERAGE([.C117:.E117])" office:value-type="float" office:value="1909.66666666667" calcext:value-type="float">
            <text:p>1909.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896711" calcext:value-type="float">
            <text:p>-896711</text:p>
          </table:table-cell>
          <table:table-cell table:number-columns-repeated="3" office:value-type="float" office:value="1909" calcext:value-type="float">
            <text:p>1909</text:p>
          </table:table-cell>
          <table:table-cell table:number-columns-repeated="2"/>
          <table:table-cell table:formula="of:=[.B118]/1000" office:value-type="float" office:value="-896.711" calcext:value-type="float">
            <text:p>-896.71</text:p>
          </table:table-cell>
          <table:table-cell table:formula="of:=AVERAGE([.C118:.E118])" office:value-type="float" office:value="1909" calcext:value-type="float">
            <text:p>1909.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895726" calcext:value-type="float">
            <text:p>-895726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/>
          <table:table-cell table:formula="of:=[.B119]/1000" office:value-type="float" office:value="-895.726" calcext:value-type="float">
            <text:p>-895.73</text:p>
          </table:table-cell>
          <table:table-cell table:formula="of:=AVERAGE([.C119:.E119])" office:value-type="float" office:value="1907.66666666667" calcext:value-type="float">
            <text:p>1907.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894741" calcext:value-type="float">
            <text:p>-894741</text:p>
          </table:table-cell>
          <table:table-cell office:value-type="float" office:value="1907" calcext:value-type="float">
            <text:p>1907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table:number-columns-repeated="2"/>
          <table:table-cell table:formula="of:=[.B120]/1000" office:value-type="float" office:value="-894.741" calcext:value-type="float">
            <text:p>-894.74</text:p>
          </table:table-cell>
          <table:table-cell table:formula="of:=AVERAGE([.C120:.E120])" office:value-type="float" office:value="1906.66666666667" calcext:value-type="float">
            <text:p>1906.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893756" calcext:value-type="float">
            <text:p>-893756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5" calcext:value-type="float">
            <text:p>1905</text:p>
          </table:table-cell>
          <table:table-cell table:number-columns-repeated="2"/>
          <table:table-cell table:formula="of:=[.B121]/1000" office:value-type="float" office:value="-893.756" calcext:value-type="float">
            <text:p>-893.76</text:p>
          </table:table-cell>
          <table:table-cell table:formula="of:=AVERAGE([.C121:.E121])" office:value-type="float" office:value="1905.33333333333" calcext:value-type="float">
            <text:p>1905.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892771" calcext:value-type="float">
            <text:p>-892771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/>
          <table:table-cell table:formula="of:=[.B122]/1000" office:value-type="float" office:value="-892.771" calcext:value-type="float">
            <text:p>-892.77</text:p>
          </table:table-cell>
          <table:table-cell table:formula="of:=AVERAGE([.C122:.E122])" office:value-type="float" office:value="1904.66666666667" calcext:value-type="float">
            <text:p>1904.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891787" calcext:value-type="float">
            <text:p>-891787</text:p>
          </table:table-cell>
          <table:table-cell table:number-columns-repeated="2" office:value-type="float" office:value="1903" calcext:value-type="float">
            <text:p>1903</text:p>
          </table:table-cell>
          <table:table-cell office:value-type="float" office:value="1905" calcext:value-type="float">
            <text:p>1905</text:p>
          </table:table-cell>
          <table:table-cell table:number-columns-repeated="2"/>
          <table:table-cell table:formula="of:=[.B123]/1000" office:value-type="float" office:value="-891.787" calcext:value-type="float">
            <text:p>-891.79</text:p>
          </table:table-cell>
          <table:table-cell table:formula="of:=AVERAGE([.C123:.E123])" office:value-type="float" office:value="1903.66666666667" calcext:value-type="float">
            <text:p>1903.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890802" calcext:value-type="float">
            <text:p>-890802</text:p>
          </table:table-cell>
          <table:table-cell office:value-type="float" office:value="1903" calcext:value-type="float">
            <text:p>1903</text:p>
          </table:table-cell>
          <table:table-cell office:value-type="float" office:value="1902" calcext:value-type="float">
            <text:p>1902</text:p>
          </table:table-cell>
          <table:table-cell office:value-type="float" office:value="1901" calcext:value-type="float">
            <text:p>1901</text:p>
          </table:table-cell>
          <table:table-cell table:number-columns-repeated="2"/>
          <table:table-cell table:formula="of:=[.B124]/1000" office:value-type="float" office:value="-890.802" calcext:value-type="float">
            <text:p>-890.80</text:p>
          </table:table-cell>
          <table:table-cell table:formula="of:=AVERAGE([.C124:.E124])" office:value-type="float" office:value="1902" calcext:value-type="float">
            <text:p>1902.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889817" calcext:value-type="float">
            <text:p>-889817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/>
          <table:table-cell table:formula="of:=[.B125]/1000" office:value-type="float" office:value="-889.817" calcext:value-type="float">
            <text:p>-889.82</text:p>
          </table:table-cell>
          <table:table-cell table:formula="of:=AVERAGE([.C125:.E125])" office:value-type="float" office:value="1901.33333333333" calcext:value-type="float">
            <text:p>1901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888832" calcext:value-type="float">
            <text:p>-888832</text:p>
          </table:table-cell>
          <table:table-cell table:number-columns-repeated="2"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table:number-columns-repeated="2"/>
          <table:table-cell table:formula="of:=[.B126]/1000" office:value-type="float" office:value="-888.832" calcext:value-type="float">
            <text:p>-888.83</text:p>
          </table:table-cell>
          <table:table-cell table:formula="of:=AVERAGE([.C126:.E126])" office:value-type="float" office:value="1901.33333333333" calcext:value-type="float">
            <text:p>1901.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887847" calcext:value-type="float">
            <text:p>-887847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1899" calcext:value-type="float">
            <text:p>1899</text:p>
          </table:table-cell>
          <table:table-cell table:number-columns-repeated="2"/>
          <table:table-cell table:formula="of:=[.B127]/1000" office:value-type="float" office:value="-887.847" calcext:value-type="float">
            <text:p>-887.85</text:p>
          </table:table-cell>
          <table:table-cell table:formula="of:=AVERAGE([.C127:.E127])" office:value-type="float" office:value="1899.66666666667" calcext:value-type="float">
            <text:p>1899.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886862" calcext:value-type="float">
            <text:p>-886862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899" calcext:value-type="float">
            <text:p>1899</text:p>
          </table:table-cell>
          <table:table-cell table:number-columns-repeated="2"/>
          <table:table-cell table:formula="of:=[.B128]/1000" office:value-type="float" office:value="-886.862" calcext:value-type="float">
            <text:p>-886.86</text:p>
          </table:table-cell>
          <table:table-cell table:formula="of:=AVERAGE([.C128:.E128])" office:value-type="float" office:value="1899.33333333333" calcext:value-type="float">
            <text:p>1899.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885877" calcext:value-type="float">
            <text:p>-885877</text:p>
          </table:table-cell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float" office:value="1897" calcext:value-type="float">
            <text:p>1897</text:p>
          </table:table-cell>
          <table:table-cell table:number-columns-repeated="2"/>
          <table:table-cell table:formula="of:=[.B129]/1000" office:value-type="float" office:value="-885.877" calcext:value-type="float">
            <text:p>-885.88</text:p>
          </table:table-cell>
          <table:table-cell table:formula="of:=AVERAGE([.C129:.E129])" office:value-type="float" office:value="1898" calcext:value-type="float">
            <text:p>1898.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884893" calcext:value-type="float">
            <text:p>-88489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/>
          <table:table-cell table:formula="of:=[.B130]/1000" office:value-type="float" office:value="-884.893" calcext:value-type="float">
            <text:p>-884.89</text:p>
          </table:table-cell>
          <table:table-cell table:formula="of:=AVERAGE([.C130:.E130])" office:value-type="float" office:value="1896.66666666667" calcext:value-type="float">
            <text:p>1896.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883908" calcext:value-type="float">
            <text:p>-883908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1896" calcext:value-type="float">
            <text:p>1896</text:p>
          </table:table-cell>
          <table:table-cell table:number-columns-repeated="2"/>
          <table:table-cell table:formula="of:=[.B131]/1000" office:value-type="float" office:value="-883.908" calcext:value-type="float">
            <text:p>-883.91</text:p>
          </table:table-cell>
          <table:table-cell table:formula="of:=AVERAGE([.C131:.E131])" office:value-type="float" office:value="1895.66666666667" calcext:value-type="float">
            <text:p>1895.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882923" calcext:value-type="float">
            <text:p>-882923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1894" calcext:value-type="float">
            <text:p>1894</text:p>
          </table:table-cell>
          <table:table-cell table:number-columns-repeated="2"/>
          <table:table-cell table:formula="of:=[.B132]/1000" office:value-type="float" office:value="-882.923" calcext:value-type="float">
            <text:p>-882.92</text:p>
          </table:table-cell>
          <table:table-cell table:formula="of:=AVERAGE([.C132:.E132])" office:value-type="float" office:value="1894.33333333333" calcext:value-type="float">
            <text:p>1894.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881938" calcext:value-type="float">
            <text:p>-881938</text:p>
          </table:table-cell>
          <table:table-cell table:number-columns-repeated="3" office:value-type="float" office:value="1894" calcext:value-type="float">
            <text:p>1894</text:p>
          </table:table-cell>
          <table:table-cell table:number-columns-repeated="2"/>
          <table:table-cell table:formula="of:=[.B133]/1000" office:value-type="float" office:value="-881.938" calcext:value-type="float">
            <text:p>-881.94</text:p>
          </table:table-cell>
          <table:table-cell table:formula="of:=AVERAGE([.C133:.E133])" office:value-type="float" office:value="1894" calcext:value-type="float">
            <text:p>1894.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880953" calcext:value-type="float">
            <text:p>-880953</text:p>
          </table:table-cell>
          <table:table-cell office:value-type="float" office:value="1894" calcext:value-type="float">
            <text:p>1894</text:p>
          </table:table-cell>
          <table:table-cell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table:number-columns-repeated="2"/>
          <table:table-cell table:formula="of:=[.B134]/1000" office:value-type="float" office:value="-880.953" calcext:value-type="float">
            <text:p>-880.95</text:p>
          </table:table-cell>
          <table:table-cell table:formula="of:=AVERAGE([.C134:.E134])" office:value-type="float" office:value="1893" calcext:value-type="float">
            <text:p>1893.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879968" calcext:value-type="float">
            <text:p>-879968</text:p>
          </table:table-cell>
          <table:table-cell table:number-columns-repeated="2" office:value-type="float" office:value="1892" calcext:value-type="float">
            <text:p>1892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table:formula="of:=[.B135]/1000" office:value-type="float" office:value="-879.968" calcext:value-type="float">
            <text:p>-879.97</text:p>
          </table:table-cell>
          <table:table-cell table:formula="of:=AVERAGE([.C135:.E135])" office:value-type="float" office:value="1891.66666666667" calcext:value-type="float">
            <text:p>1891.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878983" calcext:value-type="float">
            <text:p>-878983</text:p>
          </table:table-cell>
          <table:table-cell table:number-columns-repeated="2" office:value-type="float" office:value="1891" calcext:value-type="float">
            <text:p>1891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table:formula="of:=[.B136]/1000" office:value-type="float" office:value="-878.983" calcext:value-type="float">
            <text:p>-878.98</text:p>
          </table:table-cell>
          <table:table-cell table:formula="of:=AVERAGE([.C136:.E136])" office:value-type="float" office:value="1890.33333333333" calcext:value-type="float">
            <text:p>1890.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877999" calcext:value-type="float">
            <text:p>-877999</text:p>
          </table:table-cell>
          <table:table-cell office:value-type="float" office:value="1890" calcext:value-type="float">
            <text:p>1890</text:p>
          </table:table-cell>
          <table:table-cell office:value-type="float" office:value="1888" calcext:value-type="float">
            <text:p>1888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table:formula="of:=[.B137]/1000" office:value-type="float" office:value="-877.999" calcext:value-type="float">
            <text:p>-878.00</text:p>
          </table:table-cell>
          <table:table-cell table:formula="of:=AVERAGE([.C137:.E137])" office:value-type="float" office:value="1889" calcext:value-type="float">
            <text:p>1889.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877014" calcext:value-type="float">
            <text:p>-877014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table:formula="of:=[.B138]/1000" office:value-type="float" office:value="-877.014" calcext:value-type="float">
            <text:p>-877.01</text:p>
          </table:table-cell>
          <table:table-cell table:formula="of:=AVERAGE([.C138:.E138])" office:value-type="float" office:value="1888.66666666667" calcext:value-type="float">
            <text:p>1888.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876029" calcext:value-type="float">
            <text:p>-876029</text:p>
          </table:table-cell>
          <table:table-cell office:value-type="float" office:value="1887" calcext:value-type="float">
            <text:p>1887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table:formula="of:=[.B139]/1000" office:value-type="float" office:value="-876.029" calcext:value-type="float">
            <text:p>-876.03</text:p>
          </table:table-cell>
          <table:table-cell table:formula="of:=AVERAGE([.C139:.E139])" office:value-type="float" office:value="1888" calcext:value-type="float">
            <text:p>1888.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875044" calcext:value-type="float">
            <text:p>-87504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1887" calcext:value-type="float">
            <text:p>1887</text:p>
          </table:table-cell>
          <table:table-cell table:number-columns-repeated="2"/>
          <table:table-cell table:formula="of:=[.B140]/1000" office:value-type="float" office:value="-875.044" calcext:value-type="float">
            <text:p>-875.04</text:p>
          </table:table-cell>
          <table:table-cell table:formula="of:=AVERAGE([.C140:.E140])" office:value-type="float" office:value="1886.66666666667" calcext:value-type="float">
            <text:p>1886.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874059" calcext:value-type="float">
            <text:p>-874059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/>
          <table:table-cell table:formula="of:=[.B141]/1000" office:value-type="float" office:value="-874.059" calcext:value-type="float">
            <text:p>-874.06</text:p>
          </table:table-cell>
          <table:table-cell table:formula="of:=AVERAGE([.C141:.E141])" office:value-type="float" office:value="1885.66666666667" calcext:value-type="float">
            <text:p>1885.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873074" calcext:value-type="float">
            <text:p>-873074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table:formula="of:=[.B142]/1000" office:value-type="float" office:value="-873.074" calcext:value-type="float">
            <text:p>-873.07</text:p>
          </table:table-cell>
          <table:table-cell table:formula="of:=AVERAGE([.C142:.E142])" office:value-type="float" office:value="1885" calcext:value-type="float">
            <text:p>1885.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872089" calcext:value-type="float">
            <text:p>-872089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1883" calcext:value-type="float">
            <text:p>1883</text:p>
          </table:table-cell>
          <table:table-cell table:number-columns-repeated="2"/>
          <table:table-cell table:formula="of:=[.B143]/1000" office:value-type="float" office:value="-872.089" calcext:value-type="float">
            <text:p>-872.09</text:p>
          </table:table-cell>
          <table:table-cell table:formula="of:=AVERAGE([.C143:.E143])" office:value-type="float" office:value="1883.33333333333" calcext:value-type="float">
            <text:p>1883.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871105" calcext:value-type="float">
            <text:p>-871105</text:p>
          </table:table-cell>
          <table:table-cell office:value-type="float" office:value="1884" calcext:value-type="float">
            <text:p>1884</text:p>
          </table:table-cell>
          <table:table-cell office:value-type="float" office:value="1883" calcext:value-type="float">
            <text:p>1883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table:formula="of:=[.B144]/1000" office:value-type="float" office:value="-871.105" calcext:value-type="float">
            <text:p>-871.11</text:p>
          </table:table-cell>
          <table:table-cell table:formula="of:=AVERAGE([.C144:.E144])" office:value-type="float" office:value="1883" calcext:value-type="float">
            <text:p>1883.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870120" calcext:value-type="float">
            <text:p>-870120</text:p>
          </table:table-cell>
          <table:table-cell office:value-type="float" office:value="1883" calcext:value-type="float">
            <text:p>1883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table:formula="of:=[.B145]/1000" office:value-type="float" office:value="-870.12" calcext:value-type="float">
            <text:p>-870.12</text:p>
          </table:table-cell>
          <table:table-cell table:formula="of:=AVERAGE([.C145:.E145])" office:value-type="float" office:value="1882" calcext:value-type="float">
            <text:p>1882.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869135" calcext:value-type="float">
            <text:p>-869135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table:formula="of:=[.B146]/1000" office:value-type="float" office:value="-869.135" calcext:value-type="float">
            <text:p>-869.14</text:p>
          </table:table-cell>
          <table:table-cell table:formula="of:=AVERAGE([.C146:.E146])" office:value-type="float" office:value="1880.33333333333" calcext:value-type="float">
            <text:p>1880.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868150" calcext:value-type="float">
            <text:p>-868150</text:p>
          </table:table-cell>
          <table:table-cell table:number-columns-repeated="2"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table:formula="of:=[.B147]/1000" office:value-type="float" office:value="-868.15" calcext:value-type="float">
            <text:p>-868.15</text:p>
          </table:table-cell>
          <table:table-cell table:formula="of:=AVERAGE([.C147:.E147])" office:value-type="float" office:value="1879.33333333333" calcext:value-type="float">
            <text:p>1879.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867165" calcext:value-type="float">
            <text:p>-867165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float" office:value="1880" calcext:value-type="float">
            <text:p>1880</text:p>
          </table:table-cell>
          <table:table-cell table:number-columns-repeated="2"/>
          <table:table-cell table:formula="of:=[.B148]/1000" office:value-type="float" office:value="-867.165" calcext:value-type="float">
            <text:p>-867.17</text:p>
          </table:table-cell>
          <table:table-cell table:formula="of:=AVERAGE([.C148:.E148])" office:value-type="float" office:value="1879.66666666667" calcext:value-type="float">
            <text:p>1879.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866180" calcext:value-type="float">
            <text:p>-866180</text:p>
          </table:table-cell>
          <table:table-cell office:value-type="float" office:value="1877" calcext:value-type="float">
            <text:p>1877</text:p>
          </table:table-cell>
          <table:table-cell office:value-type="float" office:value="1878" calcext:value-type="float">
            <text:p>1878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table:formula="of:=[.B149]/1000" office:value-type="float" office:value="-866.18" calcext:value-type="float">
            <text:p>-866.18</text:p>
          </table:table-cell>
          <table:table-cell table:formula="of:=AVERAGE([.C149:.E149])" office:value-type="float" office:value="1878" calcext:value-type="float">
            <text:p>1878.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865195" calcext:value-type="float">
            <text:p>-865195</text:p>
          </table:table-cell>
          <table:table-cell office:value-type="float" office:value="1876" calcext:value-type="float">
            <text:p>1876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/>
          <table:table-cell table:formula="of:=[.B150]/1000" office:value-type="float" office:value="-865.195" calcext:value-type="float">
            <text:p>-865.20</text:p>
          </table:table-cell>
          <table:table-cell table:formula="of:=AVERAGE([.C150:.E150])" office:value-type="float" office:value="1876.66666666667" calcext:value-type="float">
            <text:p>1876.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864211" calcext:value-type="float">
            <text:p>-864211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table:formula="of:=[.B151]/1000" office:value-type="float" office:value="-864.211" calcext:value-type="float">
            <text:p>-864.21</text:p>
          </table:table-cell>
          <table:table-cell table:formula="of:=AVERAGE([.C151:.E151])" office:value-type="float" office:value="1875.66666666667" calcext:value-type="float">
            <text:p>1875.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863226" calcext:value-type="float">
            <text:p>-863226</text:p>
          </table:table-cell>
          <table:table-cell office:value-type="float" office:value="1875" calcext:value-type="float">
            <text:p>1875</text:p>
          </table:table-cell>
          <table:table-cell office:value-type="float" office:value="1876" calcext:value-type="float">
            <text:p>1876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formula="of:=[.B152]/1000" office:value-type="float" office:value="-863.226" calcext:value-type="float">
            <text:p>-863.23</text:p>
          </table:table-cell>
          <table:table-cell table:formula="of:=AVERAGE([.C152:.E152])" office:value-type="float" office:value="1875.33333333333" calcext:value-type="float">
            <text:p>1875.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862241" calcext:value-type="float">
            <text:p>-862241</text:p>
          </table:table-cell>
          <table:table-cell office:value-type="float" office:value="1875" calcext:value-type="float">
            <text:p>1875</text:p>
          </table:table-cell>
          <table:table-cell table:number-columns-repeated="2" office:value-type="float" office:value="1874" calcext:value-type="float">
            <text:p>1874</text:p>
          </table:table-cell>
          <table:table-cell table:number-columns-repeated="2"/>
          <table:table-cell table:formula="of:=[.B153]/1000" office:value-type="float" office:value="-862.241" calcext:value-type="float">
            <text:p>-862.24</text:p>
          </table:table-cell>
          <table:table-cell table:formula="of:=AVERAGE([.C153:.E153])" office:value-type="float" office:value="1874.33333333333" calcext:value-type="float">
            <text:p>1874.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861256" calcext:value-type="float">
            <text:p>-861256</text:p>
          </table:table-cell>
          <table:table-cell table:number-columns-repeated="2" office:value-type="float" office:value="1873" calcext:value-type="float">
            <text:p>1873</text:p>
          </table:table-cell>
          <table:table-cell office:value-type="float" office:value="1874" calcext:value-type="float">
            <text:p>1874</text:p>
          </table:table-cell>
          <table:table-cell table:number-columns-repeated="2"/>
          <table:table-cell table:formula="of:=[.B154]/1000" office:value-type="float" office:value="-861.256" calcext:value-type="float">
            <text:p>-861.26</text:p>
          </table:table-cell>
          <table:table-cell table:formula="of:=AVERAGE([.C154:.E154])" office:value-type="float" office:value="1873.33333333333" calcext:value-type="float">
            <text:p>1873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860271" calcext:value-type="float">
            <text:p>-860271</text:p>
          </table:table-cell>
          <table:table-cell office:value-type="float" office:value="1872" calcext:value-type="float">
            <text:p>1872</text:p>
          </table:table-cell>
          <table:table-cell table:number-columns-repeated="2" office:value-type="float" office:value="1873" calcext:value-type="float">
            <text:p>1873</text:p>
          </table:table-cell>
          <table:table-cell table:number-columns-repeated="2"/>
          <table:table-cell table:formula="of:=[.B155]/1000" office:value-type="float" office:value="-860.271" calcext:value-type="float">
            <text:p>-860.27</text:p>
          </table:table-cell>
          <table:table-cell table:formula="of:=AVERAGE([.C155:.E155])" office:value-type="float" office:value="1872.66666666667" calcext:value-type="float">
            <text:p>1872.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859286" calcext:value-type="float">
            <text:p>-859286</text:p>
          </table:table-cell>
          <table:table-cell office:value-type="float" office:value="1872" calcext:value-type="float">
            <text:p>1872</text:p>
          </table:table-cell>
          <table:table-cell table:number-columns-repeated="2" office:value-type="float" office:value="1871" calcext:value-type="float">
            <text:p>1871</text:p>
          </table:table-cell>
          <table:table-cell table:number-columns-repeated="2"/>
          <table:table-cell table:formula="of:=[.B156]/1000" office:value-type="float" office:value="-859.286" calcext:value-type="float">
            <text:p>-859.29</text:p>
          </table:table-cell>
          <table:table-cell table:formula="of:=AVERAGE([.C156:.E156])" office:value-type="float" office:value="1871.33333333333" calcext:value-type="float">
            <text:p>1871.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858301" calcext:value-type="float">
            <text:p>-858301</text:p>
          </table:table-cell>
          <table:table-cell table:number-columns-repeated="2" office:value-type="float" office:value="1869" calcext:value-type="float">
            <text:p>1869</text:p>
          </table:table-cell>
          <table:table-cell office:value-type="float" office:value="1871" calcext:value-type="float">
            <text:p>1871</text:p>
          </table:table-cell>
          <table:table-cell table:number-columns-repeated="2"/>
          <table:table-cell table:formula="of:=[.B157]/1000" office:value-type="float" office:value="-858.301" calcext:value-type="float">
            <text:p>-858.30</text:p>
          </table:table-cell>
          <table:table-cell table:formula="of:=AVERAGE([.C157:.E157])" office:value-type="float" office:value="1869.66666666667" calcext:value-type="float">
            <text:p>1869.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857317" calcext:value-type="float">
            <text:p>-857317</text:p>
          </table:table-cell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table:number-columns-repeated="2"/>
          <table:table-cell table:formula="of:=[.B158]/1000" office:value-type="float" office:value="-857.317" calcext:value-type="float">
            <text:p>-857.32</text:p>
          </table:table-cell>
          <table:table-cell table:formula="of:=AVERAGE([.C158:.E158])" office:value-type="float" office:value="1870" calcext:value-type="float">
            <text:p>1870.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856332" calcext:value-type="float">
            <text:p>-856332</text:p>
          </table:table-cell>
          <table:table-cell table:number-columns-repeated="2" office:value-type="float" office:value="1868" calcext:value-type="float">
            <text:p>1868</text:p>
          </table:table-cell>
          <table:table-cell office:value-type="float" office:value="1869" calcext:value-type="float">
            <text:p>1869</text:p>
          </table:table-cell>
          <table:table-cell table:number-columns-repeated="2"/>
          <table:table-cell table:formula="of:=[.B159]/1000" office:value-type="float" office:value="-856.332" calcext:value-type="float">
            <text:p>-856.33</text:p>
          </table:table-cell>
          <table:table-cell table:formula="of:=AVERAGE([.C159:.E159])" office:value-type="float" office:value="1868.33333333333" calcext:value-type="float">
            <text:p>1868.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855347" calcext:value-type="float">
            <text:p>-855347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1867" calcext:value-type="float">
            <text:p>1867</text:p>
          </table:table-cell>
          <table:table-cell table:number-columns-repeated="2"/>
          <table:table-cell table:formula="of:=[.B160]/1000" office:value-type="float" office:value="-855.347" calcext:value-type="float">
            <text:p>-855.35</text:p>
          </table:table-cell>
          <table:table-cell table:formula="of:=AVERAGE([.C160:.E160])" office:value-type="float" office:value="1867.33333333333" calcext:value-type="float">
            <text:p>1867.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854362" calcext:value-type="float">
            <text:p>-854362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1866" calcext:value-type="float">
            <text:p>1866</text:p>
          </table:table-cell>
          <table:table-cell table:number-columns-repeated="2"/>
          <table:table-cell table:formula="of:=[.B161]/1000" office:value-type="float" office:value="-854.362" calcext:value-type="float">
            <text:p>-854.36</text:p>
          </table:table-cell>
          <table:table-cell table:formula="of:=AVERAGE([.C161:.E161])" office:value-type="float" office:value="1866.33333333333" calcext:value-type="float">
            <text:p>1866.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853377" calcext:value-type="float">
            <text:p>-853377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float" office:value="1865" calcext:value-type="float">
            <text:p>1865</text:p>
          </table:table-cell>
          <table:table-cell table:number-columns-repeated="2"/>
          <table:table-cell table:formula="of:=[.B162]/1000" office:value-type="float" office:value="-853.377" calcext:value-type="float">
            <text:p>-853.38</text:p>
          </table:table-cell>
          <table:table-cell table:formula="of:=AVERAGE([.C162:.E162])" office:value-type="float" office:value="1865.33333333333" calcext:value-type="float">
            <text:p>1865.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852392" calcext:value-type="float">
            <text:p>-852392</text:p>
          </table:table-cell>
          <table:table-cell table:number-columns-repeated="2" office:value-type="float" office:value="1865" calcext:value-type="float">
            <text:p>1865</text:p>
          </table:table-cell>
          <table:table-cell office:value-type="float" office:value="1863" calcext:value-type="float">
            <text:p>1863</text:p>
          </table:table-cell>
          <table:table-cell table:number-columns-repeated="2"/>
          <table:table-cell table:formula="of:=[.B163]/1000" office:value-type="float" office:value="-852.392" calcext:value-type="float">
            <text:p>-852.39</text:p>
          </table:table-cell>
          <table:table-cell table:formula="of:=AVERAGE([.C163:.E163])" office:value-type="float" office:value="1864.33333333333" calcext:value-type="float">
            <text:p>1864.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851407" calcext:value-type="float">
            <text:p>-851407</text:p>
          </table:table-cell>
          <table:table-cell table:number-columns-repeated="2" office:value-type="float" office:value="1864" calcext:value-type="float">
            <text:p>1864</text:p>
          </table:table-cell>
          <table:table-cell office:value-type="float" office:value="1863" calcext:value-type="float">
            <text:p>1863</text:p>
          </table:table-cell>
          <table:table-cell table:number-columns-repeated="2"/>
          <table:table-cell table:formula="of:=[.B164]/1000" office:value-type="float" office:value="-851.407" calcext:value-type="float">
            <text:p>-851.41</text:p>
          </table:table-cell>
          <table:table-cell table:formula="of:=AVERAGE([.C164:.E164])" office:value-type="float" office:value="1863.66666666667" calcext:value-type="float">
            <text:p>1863.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50423" calcext:value-type="float">
            <text:p>-850423</text:p>
          </table:table-cell>
          <table:table-cell office:value-type="float" office:value="1862" calcext:value-type="float">
            <text:p>1862</text:p>
          </table:table-cell>
          <table:table-cell office:value-type="float" office:value="1863" calcext:value-type="float">
            <text:p>1863</text:p>
          </table:table-cell>
          <table:table-cell office:value-type="float" office:value="1862" calcext:value-type="float">
            <text:p>1862</text:p>
          </table:table-cell>
          <table:table-cell table:number-columns-repeated="2"/>
          <table:table-cell table:formula="of:=[.B165]/1000" office:value-type="float" office:value="-850.423" calcext:value-type="float">
            <text:p>-850.42</text:p>
          </table:table-cell>
          <table:table-cell table:formula="of:=AVERAGE([.C165:.E165])" office:value-type="float" office:value="1862.33333333333" calcext:value-type="float">
            <text:p>1862.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849438" calcext:value-type="float">
            <text:p>-849438</text:p>
          </table:table-cell>
          <table:table-cell office:value-type="float" office:value="1860" calcext:value-type="float">
            <text:p>1860</text:p>
          </table:table-cell>
          <table:table-cell office:value-type="float" office:value="1861" calcext:value-type="float">
            <text:p>1861</text:p>
          </table:table-cell>
          <table:table-cell office:value-type="float" office:value="1862" calcext:value-type="float">
            <text:p>1862</text:p>
          </table:table-cell>
          <table:table-cell table:number-columns-repeated="2"/>
          <table:table-cell table:formula="of:=[.B166]/1000" office:value-type="float" office:value="-849.438" calcext:value-type="float">
            <text:p>-849.44</text:p>
          </table:table-cell>
          <table:table-cell table:formula="of:=AVERAGE([.C166:.E166])" office:value-type="float" office:value="1861" calcext:value-type="float">
            <text:p>1861.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848453" calcext:value-type="float">
            <text:p>-848453</text:p>
          </table:table-cell>
          <table:table-cell office:value-type="float" office:value="1860" calcext:value-type="float">
            <text:p>1860</text:p>
          </table:table-cell>
          <table:table-cell office:value-type="float" office:value="1859" calcext:value-type="float">
            <text:p>1859</text:p>
          </table:table-cell>
          <table:table-cell office:value-type="float" office:value="1861" calcext:value-type="float">
            <text:p>1861</text:p>
          </table:table-cell>
          <table:table-cell table:number-columns-repeated="2"/>
          <table:table-cell table:formula="of:=[.B167]/1000" office:value-type="float" office:value="-848.453" calcext:value-type="float">
            <text:p>-848.45</text:p>
          </table:table-cell>
          <table:table-cell table:formula="of:=AVERAGE([.C167:.E167])" office:value-type="float" office:value="1860" calcext:value-type="float">
            <text:p>1860.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847468" calcext:value-type="float">
            <text:p>-847468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office:value-type="float" office:value="1859" calcext:value-type="float">
            <text:p>1859</text:p>
          </table:table-cell>
          <table:table-cell table:number-columns-repeated="2"/>
          <table:table-cell table:formula="of:=[.B168]/1000" office:value-type="float" office:value="-847.468" calcext:value-type="float">
            <text:p>-847.47</text:p>
          </table:table-cell>
          <table:table-cell table:formula="of:=AVERAGE([.C168:.E168])" office:value-type="float" office:value="1859.33333333333" calcext:value-type="float">
            <text:p>1859.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846483" calcext:value-type="float">
            <text:p>-846483</text:p>
          </table:table-cell>
          <table:table-cell table:number-columns-repeated="2" office:value-type="float" office:value="1859" calcext:value-type="float">
            <text:p>1859</text:p>
          </table:table-cell>
          <table:table-cell office:value-type="float" office:value="1857" calcext:value-type="float">
            <text:p>1857</text:p>
          </table:table-cell>
          <table:table-cell table:number-columns-repeated="2"/>
          <table:table-cell table:formula="of:=[.B169]/1000" office:value-type="float" office:value="-846.483" calcext:value-type="float">
            <text:p>-846.48</text:p>
          </table:table-cell>
          <table:table-cell table:formula="of:=AVERAGE([.C169:.E169])" office:value-type="float" office:value="1858.33333333333" calcext:value-type="float">
            <text:p>1858.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845498" calcext:value-type="float">
            <text:p>-845498</text:p>
          </table:table-cell>
          <table:table-cell table:number-columns-repeated="2" office:value-type="float" office:value="1857" calcext:value-type="float">
            <text:p>1857</text:p>
          </table:table-cell>
          <table:table-cell office:value-type="float" office:value="1858" calcext:value-type="float">
            <text:p>1858</text:p>
          </table:table-cell>
          <table:table-cell table:number-columns-repeated="2"/>
          <table:table-cell table:formula="of:=[.B170]/1000" office:value-type="float" office:value="-845.498" calcext:value-type="float">
            <text:p>-845.50</text:p>
          </table:table-cell>
          <table:table-cell table:formula="of:=AVERAGE([.C170:.E170])" office:value-type="float" office:value="1857.33333333333" calcext:value-type="float">
            <text:p>1857.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844513" calcext:value-type="float">
            <text:p>-844513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1857" calcext:value-type="float">
            <text:p>1857</text:p>
          </table:table-cell>
          <table:table-cell table:number-columns-repeated="2"/>
          <table:table-cell table:formula="of:=[.B171]/1000" office:value-type="float" office:value="-844.513" calcext:value-type="float">
            <text:p>-844.51</text:p>
          </table:table-cell>
          <table:table-cell table:formula="of:=AVERAGE([.C171:.E171])" office:value-type="float" office:value="1856.66666666667" calcext:value-type="float">
            <text:p>1856.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843529" calcext:value-type="float">
            <text:p>-843529</text:p>
          </table:table-cell>
          <table:table-cell office:value-type="float" office:value="1856" calcext:value-type="float">
            <text:p>1856</text:p>
          </table:table-cell>
          <table:table-cell office:value-type="float" office:value="1854" calcext:value-type="float">
            <text:p>1854</text:p>
          </table:table-cell>
          <table:table-cell office:value-type="float" office:value="1855" calcext:value-type="float">
            <text:p>1855</text:p>
          </table:table-cell>
          <table:table-cell table:number-columns-repeated="2"/>
          <table:table-cell table:formula="of:=[.B172]/1000" office:value-type="float" office:value="-843.529" calcext:value-type="float">
            <text:p>-843.53</text:p>
          </table:table-cell>
          <table:table-cell table:formula="of:=AVERAGE([.C172:.E172])" office:value-type="float" office:value="1855" calcext:value-type="float">
            <text:p>1855.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842544" calcext:value-type="float">
            <text:p>-842544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1855" calcext:value-type="float">
            <text:p>1855</text:p>
          </table:table-cell>
          <table:table-cell table:number-columns-repeated="2"/>
          <table:table-cell table:formula="of:=[.B173]/1000" office:value-type="float" office:value="-842.544" calcext:value-type="float">
            <text:p>-842.54</text:p>
          </table:table-cell>
          <table:table-cell table:formula="of:=AVERAGE([.C173:.E173])" office:value-type="float" office:value="1854.66666666667" calcext:value-type="float">
            <text:p>1854.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841559" calcext:value-type="float">
            <text:p>-841559</text:p>
          </table:table-cell>
          <table:table-cell office:value-type="float" office:value="1852" calcext:value-type="float">
            <text:p>1852</text:p>
          </table:table-cell>
          <table:table-cell office:value-type="float" office:value="1853" calcext:value-type="float">
            <text:p>1853</text:p>
          </table:table-cell>
          <table:table-cell office:value-type="float" office:value="1854" calcext:value-type="float">
            <text:p>1854</text:p>
          </table:table-cell>
          <table:table-cell table:number-columns-repeated="2"/>
          <table:table-cell table:formula="of:=[.B174]/1000" office:value-type="float" office:value="-841.559" calcext:value-type="float">
            <text:p>-841.56</text:p>
          </table:table-cell>
          <table:table-cell table:formula="of:=AVERAGE([.C174:.E174])" office:value-type="float" office:value="1853" calcext:value-type="float">
            <text:p>1853.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840574" calcext:value-type="float">
            <text:p>-840574</text:p>
          </table:table-cell>
          <table:table-cell office:value-type="float" office:value="1851" calcext:value-type="float">
            <text:p>1851</text:p>
          </table:table-cell>
          <table:table-cell office:value-type="float" office:value="1853" calcext:value-type="float">
            <text:p>1853</text:p>
          </table:table-cell>
          <table:table-cell office:value-type="float" office:value="1852" calcext:value-type="float">
            <text:p>1852</text:p>
          </table:table-cell>
          <table:table-cell table:number-columns-repeated="2"/>
          <table:table-cell table:formula="of:=[.B175]/1000" office:value-type="float" office:value="-840.574" calcext:value-type="float">
            <text:p>-840.57</text:p>
          </table:table-cell>
          <table:table-cell table:formula="of:=AVERAGE([.C175:.E175])" office:value-type="float" office:value="1852" calcext:value-type="float">
            <text:p>1852.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839589" calcext:value-type="float">
            <text:p>-839589</text:p>
          </table:table-cell>
          <table:table-cell table:number-columns-repeated="3" office:value-type="float" office:value="1851" calcext:value-type="float">
            <text:p>1851</text:p>
          </table:table-cell>
          <table:table-cell table:number-columns-repeated="2"/>
          <table:table-cell table:formula="of:=[.B176]/1000" office:value-type="float" office:value="-839.589" calcext:value-type="float">
            <text:p>-839.59</text:p>
          </table:table-cell>
          <table:table-cell table:formula="of:=AVERAGE([.C176:.E176])" office:value-type="float" office:value="1851" calcext:value-type="float">
            <text:p>1851.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38604" calcext:value-type="float">
            <text:p>-838604</text:p>
          </table:table-cell>
          <table:table-cell office:value-type="float" office:value="1851" calcext:value-type="float">
            <text:p>1851</text:p>
          </table:table-cell>
          <table:table-cell table:number-columns-repeated="2" office:value-type="float" office:value="1850" calcext:value-type="float">
            <text:p>1850</text:p>
          </table:table-cell>
          <table:table-cell table:number-columns-repeated="2"/>
          <table:table-cell table:formula="of:=[.B177]/1000" office:value-type="float" office:value="-838.604" calcext:value-type="float">
            <text:p>-838.60</text:p>
          </table:table-cell>
          <table:table-cell table:formula="of:=AVERAGE([.C177:.E177])" office:value-type="float" office:value="1850.33333333333" calcext:value-type="float">
            <text:p>1850.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837619" calcext:value-type="float">
            <text:p>-837619</text:p>
          </table:table-cell>
          <table:table-cell table:number-columns-repeated="2" office:value-type="float" office:value="1849" calcext:value-type="float">
            <text:p>1849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table:formula="of:=[.B178]/1000" office:value-type="float" office:value="-837.619" calcext:value-type="float">
            <text:p>-837.62</text:p>
          </table:table-cell>
          <table:table-cell table:formula="of:=AVERAGE([.C178:.E178])" office:value-type="float" office:value="1849.33333333333" calcext:value-type="float">
            <text:p>1849.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836635" calcext:value-type="float">
            <text:p>-836635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1847" calcext:value-type="float">
            <text:p>1847</text:p>
          </table:table-cell>
          <table:table-cell table:number-columns-repeated="2"/>
          <table:table-cell table:formula="of:=[.B179]/1000" office:value-type="float" office:value="-836.635" calcext:value-type="float">
            <text:p>-836.64</text:p>
          </table:table-cell>
          <table:table-cell table:formula="of:=AVERAGE([.C179:.E179])" office:value-type="float" office:value="1847.33333333333" calcext:value-type="float">
            <text:p>1847.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835650" calcext:value-type="float">
            <text:p>-835650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/>
          <table:table-cell table:formula="of:=[.B180]/1000" office:value-type="float" office:value="-835.65" calcext:value-type="float">
            <text:p>-835.65</text:p>
          </table:table-cell>
          <table:table-cell table:formula="of:=AVERAGE([.C180:.E180])" office:value-type="float" office:value="1847.33333333333" calcext:value-type="float">
            <text:p>1847.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834665" calcext:value-type="float">
            <text:p>-834665</text:p>
          </table:table-cell>
          <table:table-cell table:number-columns-repeated="2" office:value-type="float" office:value="1846" calcext:value-type="float">
            <text:p>1846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table:formula="of:=[.B181]/1000" office:value-type="float" office:value="-834.665" calcext:value-type="float">
            <text:p>-834.67</text:p>
          </table:table-cell>
          <table:table-cell table:formula="of:=AVERAGE([.C181:.E181])" office:value-type="float" office:value="1846.33333333333" calcext:value-type="float">
            <text:p>1846.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33680" calcext:value-type="float">
            <text:p>-833680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1845" calcext:value-type="float">
            <text:p>1845</text:p>
          </table:table-cell>
          <table:table-cell table:number-columns-repeated="2"/>
          <table:table-cell table:formula="of:=[.B182]/1000" office:value-type="float" office:value="-833.68" calcext:value-type="float">
            <text:p>-833.68</text:p>
          </table:table-cell>
          <table:table-cell table:formula="of:=AVERAGE([.C182:.E182])" office:value-type="float" office:value="1845.33333333333" calcext:value-type="float">
            <text:p>1845.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832695" calcext:value-type="float">
            <text:p>-832695</text:p>
          </table:table-cell>
          <table:table-cell table:number-columns-repeated="2" office:value-type="float" office:value="1844" calcext:value-type="float">
            <text:p>1844</text:p>
          </table:table-cell>
          <table:table-cell office:value-type="float" office:value="1846" calcext:value-type="float">
            <text:p>1846</text:p>
          </table:table-cell>
          <table:table-cell table:number-columns-repeated="2"/>
          <table:table-cell table:formula="of:=[.B183]/1000" office:value-type="float" office:value="-832.695" calcext:value-type="float">
            <text:p>-832.70</text:p>
          </table:table-cell>
          <table:table-cell table:formula="of:=AVERAGE([.C183:.E183])" office:value-type="float" office:value="1844.66666666667" calcext:value-type="float">
            <text:p>1844.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831710" calcext:value-type="float">
            <text:p>-831710</text:p>
          </table:table-cell>
          <table:table-cell table:number-columns-repeated="2" office:value-type="float" office:value="1844" calcext:value-type="float">
            <text:p>1844</text:p>
          </table:table-cell>
          <table:table-cell office:value-type="float" office:value="1843" calcext:value-type="float">
            <text:p>1843</text:p>
          </table:table-cell>
          <table:table-cell table:number-columns-repeated="2"/>
          <table:table-cell table:formula="of:=[.B184]/1000" office:value-type="float" office:value="-831.71" calcext:value-type="float">
            <text:p>-831.71</text:p>
          </table:table-cell>
          <table:table-cell table:formula="of:=AVERAGE([.C184:.E184])" office:value-type="float" office:value="1843.66666666667" calcext:value-type="float">
            <text:p>1843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30725" calcext:value-type="float">
            <text:p>-830725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float" office:value="1842" calcext:value-type="float">
            <text:p>1842</text:p>
          </table:table-cell>
          <table:table-cell table:number-columns-repeated="2"/>
          <table:table-cell table:formula="of:=[.B185]/1000" office:value-type="float" office:value="-830.725" calcext:value-type="float">
            <text:p>-830.73</text:p>
          </table:table-cell>
          <table:table-cell table:formula="of:=AVERAGE([.C185:.E185])" office:value-type="float" office:value="1842.66666666667" calcext:value-type="float">
            <text:p>1842.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829741" calcext:value-type="float">
            <text:p>-829741</text:p>
          </table:table-cell>
          <table:table-cell office:value-type="float" office:value="1842" calcext:value-type="float">
            <text:p>1842</text:p>
          </table:table-cell>
          <table:table-cell office:value-type="float" office:value="1843" calcext:value-type="float">
            <text:p>1843</text:p>
          </table:table-cell>
          <table:table-cell office:value-type="float" office:value="1842" calcext:value-type="float">
            <text:p>1842</text:p>
          </table:table-cell>
          <table:table-cell table:number-columns-repeated="2"/>
          <table:table-cell table:formula="of:=[.B186]/1000" office:value-type="float" office:value="-829.741" calcext:value-type="float">
            <text:p>-829.74</text:p>
          </table:table-cell>
          <table:table-cell table:formula="of:=AVERAGE([.C186:.E186])" office:value-type="float" office:value="1842.33333333333" calcext:value-type="float">
            <text:p>1842.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828756" calcext:value-type="float">
            <text:p>-828756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/>
          <table:table-cell table:formula="of:=[.B187]/1000" office:value-type="float" office:value="-828.756" calcext:value-type="float">
            <text:p>-828.76</text:p>
          </table:table-cell>
          <table:table-cell table:formula="of:=AVERAGE([.C187:.E187])" office:value-type="float" office:value="1840.66666666667" calcext:value-type="float">
            <text:p>1840.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827771" calcext:value-type="float">
            <text:p>-827771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 office:value-type="float" office:value="1841" calcext:value-type="float">
            <text:p>1841</text:p>
          </table:table-cell>
          <table:table-cell table:number-columns-repeated="2"/>
          <table:table-cell table:formula="of:=[.B188]/1000" office:value-type="float" office:value="-827.771" calcext:value-type="float">
            <text:p>-827.77</text:p>
          </table:table-cell>
          <table:table-cell table:formula="of:=AVERAGE([.C188:.E188])" office:value-type="float" office:value="1840" calcext:value-type="float">
            <text:p>1840.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826786" calcext:value-type="float">
            <text:p>-826786</text:p>
          </table:table-cell>
          <table:table-cell office:value-type="float" office:value="1840" calcext:value-type="float">
            <text:p>1840</text:p>
          </table:table-cell>
          <table:table-cell office:value-type="float" office:value="1839" calcext:value-type="float">
            <text:p>1839</text:p>
          </table:table-cell>
          <table:table-cell office:value-type="float" office:value="1838" calcext:value-type="float">
            <text:p>1838</text:p>
          </table:table-cell>
          <table:table-cell table:number-columns-repeated="2"/>
          <table:table-cell table:formula="of:=[.B189]/1000" office:value-type="float" office:value="-826.786" calcext:value-type="float">
            <text:p>-826.79</text:p>
          </table:table-cell>
          <table:table-cell table:formula="of:=AVERAGE([.C189:.E189])" office:value-type="float" office:value="1839" calcext:value-type="float">
            <text:p>1839.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825801" calcext:value-type="float">
            <text:p>-825801</text:p>
          </table:table-cell>
          <table:table-cell office:value-type="float" office:value="1839" calcext:value-type="float">
            <text:p>1839</text:p>
          </table:table-cell>
          <table:table-cell office:value-type="float" office:value="1837" calcext:value-type="float">
            <text:p>1837</text:p>
          </table:table-cell>
          <table:table-cell office:value-type="float" office:value="1838" calcext:value-type="float">
            <text:p>1838</text:p>
          </table:table-cell>
          <table:table-cell table:number-columns-repeated="2"/>
          <table:table-cell table:formula="of:=[.B190]/1000" office:value-type="float" office:value="-825.801" calcext:value-type="float">
            <text:p>-825.80</text:p>
          </table:table-cell>
          <table:table-cell table:formula="of:=AVERAGE([.C190:.E190])" office:value-type="float" office:value="1838" calcext:value-type="float">
            <text:p>1838.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824816" calcext:value-type="float">
            <text:p>-824816</text:p>
          </table:table-cell>
          <table:table-cell office:value-type="float" office:value="1838" calcext:value-type="float">
            <text:p>1838</text:p>
          </table:table-cell>
          <table:table-cell office:value-type="float" office:value="1837" calcext:value-type="float">
            <text:p>1837</text:p>
          </table:table-cell>
          <table:table-cell office:value-type="float" office:value="1835" calcext:value-type="float">
            <text:p>1835</text:p>
          </table:table-cell>
          <table:table-cell table:number-columns-repeated="2"/>
          <table:table-cell table:formula="of:=[.B191]/1000" office:value-type="float" office:value="-824.816" calcext:value-type="float">
            <text:p>-824.82</text:p>
          </table:table-cell>
          <table:table-cell table:formula="of:=AVERAGE([.C191:.E191])" office:value-type="float" office:value="1836.66666666667" calcext:value-type="float">
            <text:p>1836.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823831" calcext:value-type="float">
            <text:p>-823831</text:p>
          </table:table-cell>
          <table:table-cell office:value-type="float" office:value="1835" calcext:value-type="float">
            <text:p>1835</text:p>
          </table:table-cell>
          <table:table-cell office:value-type="float" office:value="1836" calcext:value-type="float">
            <text:p>1836</text:p>
          </table:table-cell>
          <table:table-cell office:value-type="float" office:value="1837" calcext:value-type="float">
            <text:p>1837</text:p>
          </table:table-cell>
          <table:table-cell table:number-columns-repeated="2"/>
          <table:table-cell table:formula="of:=[.B192]/1000" office:value-type="float" office:value="-823.831" calcext:value-type="float">
            <text:p>-823.83</text:p>
          </table:table-cell>
          <table:table-cell table:formula="of:=AVERAGE([.C192:.E192])" office:value-type="float" office:value="1836" calcext:value-type="float">
            <text:p>1836.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822847" calcext:value-type="float">
            <text:p>-822847</text:p>
          </table:table-cell>
          <table:table-cell office:value-type="float" office:value="1834" calcext:value-type="float">
            <text:p>1834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/>
          <table:table-cell table:formula="of:=[.B193]/1000" office:value-type="float" office:value="-822.847" calcext:value-type="float">
            <text:p>-822.85</text:p>
          </table:table-cell>
          <table:table-cell table:formula="of:=AVERAGE([.C193:.E193])" office:value-type="float" office:value="1834.66666666667" calcext:value-type="float">
            <text:p>1834.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821862" calcext:value-type="float">
            <text:p>-821862</text:p>
          </table:table-cell>
          <table:table-cell table:number-columns-repeated="2" office:value-type="float" office:value="1834" calcext:value-type="float">
            <text:p>1834</text:p>
          </table:table-cell>
          <table:table-cell office:value-type="float" office:value="1835" calcext:value-type="float">
            <text:p>1835</text:p>
          </table:table-cell>
          <table:table-cell table:number-columns-repeated="2"/>
          <table:table-cell table:formula="of:=[.B194]/1000" office:value-type="float" office:value="-821.862" calcext:value-type="float">
            <text:p>-821.86</text:p>
          </table:table-cell>
          <table:table-cell table:formula="of:=AVERAGE([.C194:.E194])" office:value-type="float" office:value="1834.33333333333" calcext:value-type="float">
            <text:p>1834.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820877" calcext:value-type="float">
            <text:p>-820877</text:p>
          </table:table-cell>
          <table:table-cell table:number-columns-repeated="2" office:value-type="float" office:value="1834" calcext:value-type="float">
            <text:p>1834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table:formula="of:=[.B195]/1000" office:value-type="float" office:value="-820.877" calcext:value-type="float">
            <text:p>-820.88</text:p>
          </table:table-cell>
          <table:table-cell table:formula="of:=AVERAGE([.C195:.E195])" office:value-type="float" office:value="1833.33333333333" calcext:value-type="float">
            <text:p>1833.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819892" calcext:value-type="float">
            <text:p>-819892</text:p>
          </table:table-cell>
          <table:table-cell office:value-type="float" office:value="1833" calcext:value-type="float">
            <text:p>1833</text:p>
          </table:table-cell>
          <table:table-cell office:value-type="float" office:value="1832" calcext:value-type="float">
            <text:p>1832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table:formula="of:=[.B196]/1000" office:value-type="float" office:value="-819.892" calcext:value-type="float">
            <text:p>-819.89</text:p>
          </table:table-cell>
          <table:table-cell table:formula="of:=AVERAGE([.C196:.E196])" office:value-type="float" office:value="1832" calcext:value-type="float">
            <text:p>1832.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818907" calcext:value-type="float">
            <text:p>-818907</text:p>
          </table:table-cell>
          <table:table-cell office:value-type="float" office:value="1831" calcext:value-type="float">
            <text:p>1831</text:p>
          </table:table-cell>
          <table:table-cell table:number-columns-repeated="2" office:value-type="float" office:value="1830" calcext:value-type="float">
            <text:p>1830</text:p>
          </table:table-cell>
          <table:table-cell table:number-columns-repeated="2"/>
          <table:table-cell table:formula="of:=[.B197]/1000" office:value-type="float" office:value="-818.907" calcext:value-type="float">
            <text:p>-818.91</text:p>
          </table:table-cell>
          <table:table-cell table:formula="of:=AVERAGE([.C197:.E197])" office:value-type="float" office:value="1830.33333333333" calcext:value-type="float">
            <text:p>1830.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817922" calcext:value-type="float">
            <text:p>-817922</text:p>
          </table:table-cell>
          <table:table-cell office:value-type="float" office:value="1831" calcext:value-type="float">
            <text:p>1831</text:p>
          </table:table-cell>
          <table:table-cell office:value-type="float" office:value="1830" calcext:value-type="float">
            <text:p>1830</text:p>
          </table:table-cell>
          <table:table-cell office:value-type="float" office:value="1829" calcext:value-type="float">
            <text:p>1829</text:p>
          </table:table-cell>
          <table:table-cell table:number-columns-repeated="2"/>
          <table:table-cell table:formula="of:=[.B198]/1000" office:value-type="float" office:value="-817.922" calcext:value-type="float">
            <text:p>-817.92</text:p>
          </table:table-cell>
          <table:table-cell table:formula="of:=AVERAGE([.C198:.E198])" office:value-type="float" office:value="1830" calcext:value-type="float">
            <text:p>1830.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816937" calcext:value-type="float">
            <text:p>-816937</text:p>
          </table:table-cell>
          <table:table-cell table:number-columns-repeated="3" office:value-type="float" office:value="1829" calcext:value-type="float">
            <text:p>1829</text:p>
          </table:table-cell>
          <table:table-cell table:number-columns-repeated="2"/>
          <table:table-cell table:formula="of:=[.B199]/1000" office:value-type="float" office:value="-816.937" calcext:value-type="float">
            <text:p>-816.94</text:p>
          </table:table-cell>
          <table:table-cell table:formula="of:=AVERAGE([.C199:.E199])" office:value-type="float" office:value="1829" calcext:value-type="float">
            <text:p>1829.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815953" calcext:value-type="float">
            <text:p>-815953</text:p>
          </table:table-cell>
          <table:table-cell office:value-type="float" office:value="1828" calcext:value-type="float">
            <text:p>1828</text:p>
          </table:table-cell>
          <table:table-cell office:value-type="float" office:value="1829" calcext:value-type="float">
            <text:p>1829</text:p>
          </table:table-cell>
          <table:table-cell office:value-type="float" office:value="1828" calcext:value-type="float">
            <text:p>1828</text:p>
          </table:table-cell>
          <table:table-cell table:number-columns-repeated="2"/>
          <table:table-cell table:formula="of:=[.B200]/1000" office:value-type="float" office:value="-815.953" calcext:value-type="float">
            <text:p>-815.95</text:p>
          </table:table-cell>
          <table:table-cell table:formula="of:=AVERAGE([.C200:.E200])" office:value-type="float" office:value="1828.33333333333" calcext:value-type="float">
            <text:p>1828.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814968" calcext:value-type="float">
            <text:p>-814968</text:p>
          </table:table-cell>
          <table:table-cell table:number-columns-repeated="2" office:value-type="float" office:value="1827" calcext:value-type="float">
            <text:p>1827</text:p>
          </table:table-cell>
          <table:table-cell office:value-type="float" office:value="1828" calcext:value-type="float">
            <text:p>1828</text:p>
          </table:table-cell>
          <table:table-cell table:number-columns-repeated="2"/>
          <table:table-cell table:formula="of:=[.B201]/1000" office:value-type="float" office:value="-814.968" calcext:value-type="float">
            <text:p>-814.97</text:p>
          </table:table-cell>
          <table:table-cell table:formula="of:=AVERAGE([.C201:.E201])" office:value-type="float" office:value="1827.33333333333" calcext:value-type="float">
            <text:p>1827.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813983" calcext:value-type="float">
            <text:p>-813983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1826" calcext:value-type="float">
            <text:p>1826</text:p>
          </table:table-cell>
          <table:table-cell table:number-columns-repeated="2"/>
          <table:table-cell table:formula="of:=[.B202]/1000" office:value-type="float" office:value="-813.983" calcext:value-type="float">
            <text:p>-813.98</text:p>
          </table:table-cell>
          <table:table-cell table:formula="of:=AVERAGE([.C202:.E202])" office:value-type="float" office:value="1825.66666666667" calcext:value-type="float">
            <text:p>1825.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812998" calcext:value-type="float">
            <text:p>-812998</text:p>
          </table:table-cell>
          <table:table-cell office:value-type="float" office:value="1825" calcext:value-type="float">
            <text:p>1825</text:p>
          </table:table-cell>
          <table:table-cell office:value-type="float" office:value="1824" calcext:value-type="float">
            <text:p>1824</text:p>
          </table:table-cell>
          <table:table-cell office:value-type="float" office:value="1825" calcext:value-type="float">
            <text:p>1825</text:p>
          </table:table-cell>
          <table:table-cell table:number-columns-repeated="2"/>
          <table:table-cell table:formula="of:=[.B203]/1000" office:value-type="float" office:value="-812.998" calcext:value-type="float">
            <text:p>-813.00</text:p>
          </table:table-cell>
          <table:table-cell table:formula="of:=AVERAGE([.C203:.E203])" office:value-type="float" office:value="1824.66666666667" calcext:value-type="float">
            <text:p>1824.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812013" calcext:value-type="float">
            <text:p>-812013</text:p>
          </table:table-cell>
          <table:table-cell office:value-type="float" office:value="1823" calcext:value-type="float">
            <text:p>1823</text:p>
          </table:table-cell>
          <table:table-cell office:value-type="float" office:value="1824" calcext:value-type="float">
            <text:p>1824</text:p>
          </table:table-cell>
          <table:table-cell office:value-type="float" office:value="1825" calcext:value-type="float">
            <text:p>1825</text:p>
          </table:table-cell>
          <table:table-cell table:number-columns-repeated="2"/>
          <table:table-cell table:formula="of:=[.B204]/1000" office:value-type="float" office:value="-812.013" calcext:value-type="float">
            <text:p>-812.01</text:p>
          </table:table-cell>
          <table:table-cell table:formula="of:=AVERAGE([.C204:.E204])" office:value-type="float" office:value="1824" calcext:value-type="float">
            <text:p>1824.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811028" calcext:value-type="float">
            <text:p>-811028</text:p>
          </table:table-cell>
          <table:table-cell office:value-type="float" office:value="1823" calcext:value-type="float">
            <text:p>1823</text:p>
          </table:table-cell>
          <table:table-cell office:value-type="float" office:value="1822" calcext:value-type="float">
            <text:p>1822</text:p>
          </table:table-cell>
          <table:table-cell office:value-type="float" office:value="1823" calcext:value-type="float">
            <text:p>1823</text:p>
          </table:table-cell>
          <table:table-cell table:number-columns-repeated="2"/>
          <table:table-cell table:formula="of:=[.B205]/1000" office:value-type="float" office:value="-811.028" calcext:value-type="float">
            <text:p>-811.03</text:p>
          </table:table-cell>
          <table:table-cell table:formula="of:=AVERAGE([.C205:.E205])" office:value-type="float" office:value="1822.66666666667" calcext:value-type="float">
            <text:p>1822.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810043" calcext:value-type="float">
            <text:p>-810043</text:p>
          </table:table-cell>
          <table:table-cell table:number-columns-repeated="2" office:value-type="float" office:value="1823" calcext:value-type="float">
            <text:p>1823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table:formula="of:=[.B206]/1000" office:value-type="float" office:value="-810.043" calcext:value-type="float">
            <text:p>-810.04</text:p>
          </table:table-cell>
          <table:table-cell table:formula="of:=AVERAGE([.C206:.E206])" office:value-type="float" office:value="1822.66666666667" calcext:value-type="float">
            <text:p>1822.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809059" calcext:value-type="float">
            <text:p>-809059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1820" calcext:value-type="float">
            <text:p>1820</text:p>
          </table:table-cell>
          <table:table-cell table:number-columns-repeated="2"/>
          <table:table-cell table:formula="of:=[.B207]/1000" office:value-type="float" office:value="-809.059" calcext:value-type="float">
            <text:p>-809.06</text:p>
          </table:table-cell>
          <table:table-cell table:formula="of:=AVERAGE([.C207:.E207])" office:value-type="float" office:value="1820.66666666667" calcext:value-type="float">
            <text:p>1820.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808074" calcext:value-type="float">
            <text:p>-808074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1820" calcext:value-type="float">
            <text:p>1820</text:p>
          </table:table-cell>
          <table:table-cell table:number-columns-repeated="2"/>
          <table:table-cell table:formula="of:=[.B208]/1000" office:value-type="float" office:value="-808.074" calcext:value-type="float">
            <text:p>-808.07</text:p>
          </table:table-cell>
          <table:table-cell table:formula="of:=AVERAGE([.C208:.E208])" office:value-type="float" office:value="1820.33333333333" calcext:value-type="float">
            <text:p>1820.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807089" calcext:value-type="float">
            <text:p>-807089</text:p>
          </table:table-cell>
          <table:table-cell office:value-type="float" office:value="1820" calcext:value-type="float">
            <text:p>1820</text:p>
          </table:table-cell>
          <table:table-cell office:value-type="float" office:value="1819" calcext:value-type="float">
            <text:p>1819</text:p>
          </table:table-cell>
          <table:table-cell office:value-type="float" office:value="1818" calcext:value-type="float">
            <text:p>1818</text:p>
          </table:table-cell>
          <table:table-cell table:number-columns-repeated="2"/>
          <table:table-cell table:formula="of:=[.B209]/1000" office:value-type="float" office:value="-807.089" calcext:value-type="float">
            <text:p>-807.09</text:p>
          </table:table-cell>
          <table:table-cell table:formula="of:=AVERAGE([.C209:.E209])" office:value-type="float" office:value="1819" calcext:value-type="float">
            <text:p>1819.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806104" calcext:value-type="float">
            <text:p>-806104</text:p>
          </table:table-cell>
          <table:table-cell office:value-type="float" office:value="1818" calcext:value-type="float">
            <text:p>1818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/>
          <table:table-cell table:formula="of:=[.B210]/1000" office:value-type="float" office:value="-806.104" calcext:value-type="float">
            <text:p>-806.10</text:p>
          </table:table-cell>
          <table:table-cell table:formula="of:=AVERAGE([.C210:.E210])" office:value-type="float" office:value="1818.66666666667" calcext:value-type="float">
            <text:p>1818.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805119" calcext:value-type="float">
            <text:p>-805119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formula="of:=[.B211]/1000" office:value-type="float" office:value="-805.119" calcext:value-type="float">
            <text:p>-805.12</text:p>
          </table:table-cell>
          <table:table-cell table:formula="of:=AVERAGE([.C211:.E211])" office:value-type="float" office:value="1817.33333333333" calcext:value-type="float">
            <text:p>1817.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804134" calcext:value-type="float">
            <text:p>-804134</text:p>
          </table:table-cell>
          <table:table-cell office:value-type="float" office:value="1816" calcext:value-type="float">
            <text:p>1816</text:p>
          </table:table-cell>
          <table:table-cell office:value-type="float" office:value="1815" calcext:value-type="float">
            <text:p>1815</text:p>
          </table:table-cell>
          <table:table-cell office:value-type="float" office:value="1817" calcext:value-type="float">
            <text:p>1817</text:p>
          </table:table-cell>
          <table:table-cell table:number-columns-repeated="2"/>
          <table:table-cell table:formula="of:=[.B212]/1000" office:value-type="float" office:value="-804.134" calcext:value-type="float">
            <text:p>-804.13</text:p>
          </table:table-cell>
          <table:table-cell table:formula="of:=AVERAGE([.C212:.E212])" office:value-type="float" office:value="1816" calcext:value-type="float">
            <text:p>1816.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803149" calcext:value-type="float">
            <text:p>-803149</text:p>
          </table:table-cell>
          <table:table-cell office:value-type="float" office:value="1816" calcext:value-type="float">
            <text:p>1816</text:p>
          </table:table-cell>
          <table:table-cell office:value-type="float" office:value="1814" calcext:value-type="float">
            <text:p>1814</text:p>
          </table:table-cell>
          <table:table-cell office:value-type="float" office:value="1815" calcext:value-type="float">
            <text:p>1815</text:p>
          </table:table-cell>
          <table:table-cell table:number-columns-repeated="2"/>
          <table:table-cell table:formula="of:=[.B213]/1000" office:value-type="float" office:value="-803.149" calcext:value-type="float">
            <text:p>-803.15</text:p>
          </table:table-cell>
          <table:table-cell table:formula="of:=AVERAGE([.C213:.E213])" office:value-type="float" office:value="1815" calcext:value-type="float">
            <text:p>1815.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802165" calcext:value-type="float">
            <text:p>-802165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1813" calcext:value-type="float">
            <text:p>1813</text:p>
          </table:table-cell>
          <table:table-cell table:number-columns-repeated="2"/>
          <table:table-cell table:formula="of:=[.B214]/1000" office:value-type="float" office:value="-802.165" calcext:value-type="float">
            <text:p>-802.17</text:p>
          </table:table-cell>
          <table:table-cell table:formula="of:=AVERAGE([.C214:.E214])" office:value-type="float" office:value="1814.33333333333" calcext:value-type="float">
            <text:p>1814.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801180" calcext:value-type="float">
            <text:p>-801180</text:p>
          </table:table-cell>
          <table:table-cell office:value-type="float" office:value="1814" calcext:value-type="float">
            <text:p>1814</text:p>
          </table:table-cell>
          <table:table-cell office:value-type="float" office:value="1813" calcext:value-type="float">
            <text:p>1813</text:p>
          </table:table-cell>
          <table:table-cell office:value-type="float" office:value="1812" calcext:value-type="float">
            <text:p>1812</text:p>
          </table:table-cell>
          <table:table-cell table:number-columns-repeated="2"/>
          <table:table-cell table:formula="of:=[.B215]/1000" office:value-type="float" office:value="-801.18" calcext:value-type="float">
            <text:p>-801.18</text:p>
          </table:table-cell>
          <table:table-cell table:formula="of:=AVERAGE([.C215:.E215])" office:value-type="float" office:value="1813" calcext:value-type="float">
            <text:p>1813.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800195" calcext:value-type="float">
            <text:p>-800195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812" calcext:value-type="float">
            <text:p>1812</text:p>
          </table:table-cell>
          <table:table-cell table:number-columns-repeated="2"/>
          <table:table-cell table:formula="of:=[.B216]/1000" office:value-type="float" office:value="-800.195" calcext:value-type="float">
            <text:p>-800.20</text:p>
          </table:table-cell>
          <table:table-cell table:formula="of:=AVERAGE([.C216:.E216])" office:value-type="float" office:value="1812.66666666667" calcext:value-type="float">
            <text:p>1812.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799210" calcext:value-type="float">
            <text:p>-799210</text:p>
          </table:table-cell>
          <table:table-cell office:value-type="float" office:value="1812" calcext:value-type="float">
            <text:p>1812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table:number-columns-repeated="2"/>
          <table:table-cell table:formula="of:=[.B217]/1000" office:value-type="float" office:value="-799.21" calcext:value-type="float">
            <text:p>-799.21</text:p>
          </table:table-cell>
          <table:table-cell table:formula="of:=AVERAGE([.C217:.E217])" office:value-type="float" office:value="1811.66666666667" calcext:value-type="float">
            <text:p>1811.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798225" calcext:value-type="float">
            <text:p>-798225</text:p>
          </table:table-cell>
          <table:table-cell table:number-columns-repeated="2" office:value-type="float" office:value="1812" calcext:value-type="float">
            <text:p>1812</text:p>
          </table:table-cell>
          <table:table-cell office:value-type="float" office:value="1810" calcext:value-type="float">
            <text:p>1810</text:p>
          </table:table-cell>
          <table:table-cell table:number-columns-repeated="2"/>
          <table:table-cell table:formula="of:=[.B218]/1000" office:value-type="float" office:value="-798.225" calcext:value-type="float">
            <text:p>-798.23</text:p>
          </table:table-cell>
          <table:table-cell table:formula="of:=AVERAGE([.C218:.E218])" office:value-type="float" office:value="1811.33333333333" calcext:value-type="float">
            <text:p>1811.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797240" calcext:value-type="float">
            <text:p>-797240</text:p>
          </table:table-cell>
          <table:table-cell table:number-columns-repeated="2" office:value-type="float" office:value="1811" calcext:value-type="float">
            <text:p>1811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formula="of:=[.B219]/1000" office:value-type="float" office:value="-797.24" calcext:value-type="float">
            <text:p>-797.24</text:p>
          </table:table-cell>
          <table:table-cell table:formula="of:=AVERAGE([.C219:.E219])" office:value-type="float" office:value="1810.33333333333" calcext:value-type="float">
            <text:p>1810.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796255" calcext:value-type="float">
            <text:p>-796255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1808" calcext:value-type="float">
            <text:p>1808</text:p>
          </table:table-cell>
          <table:table-cell table:number-columns-repeated="2"/>
          <table:table-cell table:formula="of:=[.B220]/1000" office:value-type="float" office:value="-796.255" calcext:value-type="float">
            <text:p>-796.26</text:p>
          </table:table-cell>
          <table:table-cell table:formula="of:=AVERAGE([.C220:.E220])" office:value-type="float" office:value="1808.33333333333" calcext:value-type="float">
            <text:p>1808.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795271" calcext:value-type="float">
            <text:p>-795271</text:p>
          </table:table-cell>
          <table:table-cell office:value-type="float" office:value="1808" calcext:value-type="float">
            <text:p>1808</text:p>
          </table:table-cell>
          <table:table-cell office:value-type="float" office:value="1807" calcext:value-type="float">
            <text:p>1807</text:p>
          </table:table-cell>
          <table:table-cell office:value-type="float" office:value="1808" calcext:value-type="float">
            <text:p>1808</text:p>
          </table:table-cell>
          <table:table-cell table:number-columns-repeated="2"/>
          <table:table-cell table:formula="of:=[.B221]/1000" office:value-type="float" office:value="-795.271" calcext:value-type="float">
            <text:p>-795.27</text:p>
          </table:table-cell>
          <table:table-cell table:formula="of:=AVERAGE([.C221:.E221])" office:value-type="float" office:value="1807.66666666667" calcext:value-type="float">
            <text:p>1807.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794286" calcext:value-type="float">
            <text:p>-794286</text:p>
          </table:table-cell>
          <table:table-cell office:value-type="float" office:value="1807" calcext:value-type="float">
            <text:p>1807</text:p>
          </table:table-cell>
          <table:table-cell office:value-type="float" office:value="1806" calcext:value-type="float">
            <text:p>1806</text:p>
          </table:table-cell>
          <table:table-cell office:value-type="float" office:value="1807" calcext:value-type="float">
            <text:p>1807</text:p>
          </table:table-cell>
          <table:table-cell table:number-columns-repeated="2"/>
          <table:table-cell table:formula="of:=[.B222]/1000" office:value-type="float" office:value="-794.286" calcext:value-type="float">
            <text:p>-794.29</text:p>
          </table:table-cell>
          <table:table-cell table:formula="of:=AVERAGE([.C222:.E222])" office:value-type="float" office:value="1806.66666666667" calcext:value-type="float">
            <text:p>1806.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793301" calcext:value-type="float">
            <text:p>-793301</text:p>
          </table:table-cell>
          <table:table-cell office:value-type="float" office:value="1806" calcext:value-type="float">
            <text:p>1806</text:p>
          </table:table-cell>
          <table:table-cell office:value-type="float" office:value="1807" calcext:value-type="float">
            <text:p>1807</text:p>
          </table:table-cell>
          <table:table-cell office:value-type="float" office:value="1805" calcext:value-type="float">
            <text:p>1805</text:p>
          </table:table-cell>
          <table:table-cell table:number-columns-repeated="2"/>
          <table:table-cell table:formula="of:=[.B223]/1000" office:value-type="float" office:value="-793.301" calcext:value-type="float">
            <text:p>-793.30</text:p>
          </table:table-cell>
          <table:table-cell table:formula="of:=AVERAGE([.C223:.E223])" office:value-type="float" office:value="1806" calcext:value-type="float">
            <text:p>1806.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792316" calcext:value-type="float">
            <text:p>-792316</text:p>
          </table:table-cell>
          <table:table-cell table:number-columns-repeated="2" office:value-type="float" office:value="1804" calcext:value-type="float">
            <text:p>1804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[.B224]/1000" office:value-type="float" office:value="-792.316" calcext:value-type="float">
            <text:p>-792.32</text:p>
          </table:table-cell>
          <table:table-cell table:formula="of:=AVERAGE([.C224:.E224])" office:value-type="float" office:value="1804.66666666667" calcext:value-type="float">
            <text:p>1804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791331" calcext:value-type="float">
            <text:p>-791331</text:p>
          </table:table-cell>
          <table:table-cell office:value-type="float" office:value="1804" calcext:value-type="float">
            <text:p>1804</text:p>
          </table:table-cell>
          <table:table-cell office:value-type="float" office:value="1805" calcext:value-type="float">
            <text:p>1805</text:p>
          </table:table-cell>
          <table:table-cell office:value-type="float" office:value="1804" calcext:value-type="float">
            <text:p>1804</text:p>
          </table:table-cell>
          <table:table-cell table:number-columns-repeated="2"/>
          <table:table-cell table:formula="of:=[.B225]/1000" office:value-type="float" office:value="-791.331" calcext:value-type="float">
            <text:p>-791.33</text:p>
          </table:table-cell>
          <table:table-cell table:formula="of:=AVERAGE([.C225:.E225])" office:value-type="float" office:value="1804.33333333333" calcext:value-type="float">
            <text:p>1804.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790346" calcext:value-type="float">
            <text:p>-790346</text:p>
          </table:table-cell>
          <table:table-cell office:value-type="float" office:value="1803" calcext:value-type="float">
            <text:p>1803</text:p>
          </table:table-cell>
          <table:table-cell office:value-type="float" office:value="1802" calcext:value-type="float">
            <text:p>1802</text:p>
          </table:table-cell>
          <table:table-cell office:value-type="float" office:value="1804" calcext:value-type="float">
            <text:p>1804</text:p>
          </table:table-cell>
          <table:table-cell table:number-columns-repeated="2"/>
          <table:table-cell table:formula="of:=[.B226]/1000" office:value-type="float" office:value="-790.346" calcext:value-type="float">
            <text:p>-790.35</text:p>
          </table:table-cell>
          <table:table-cell table:formula="of:=AVERAGE([.C226:.E226])" office:value-type="float" office:value="1803" calcext:value-type="float">
            <text:p>1803.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789361" calcext:value-type="float">
            <text:p>-789361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[.B227]/1000" office:value-type="float" office:value="-789.361" calcext:value-type="float">
            <text:p>-789.36</text:p>
          </table:table-cell>
          <table:table-cell table:formula="of:=AVERAGE([.C227:.E227])" office:value-type="float" office:value="1801.66666666667" calcext:value-type="float">
            <text:p>1801.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788377" calcext:value-type="float">
            <text:p>-788377</text:p>
          </table:table-cell>
          <table:table-cell office:value-type="float" office:value="1802" calcext:value-type="float">
            <text:p>1802</text:p>
          </table:table-cell>
          <table:table-cell office:value-type="float" office:value="1801" calcext:value-type="float">
            <text:p>1801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formula="of:=[.B228]/1000" office:value-type="float" office:value="-788.377" calcext:value-type="float">
            <text:p>-788.38</text:p>
          </table:table-cell>
          <table:table-cell table:formula="of:=AVERAGE([.C228:.E228])" office:value-type="float" office:value="1801" calcext:value-type="float">
            <text:p>1801.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787392" calcext:value-type="float">
            <text:p>-787392</text:p>
          </table:table-cell>
          <table:table-cell office:value-type="float" office:value="1800" calcext:value-type="float">
            <text:p>180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formula="of:=[.B229]/1000" office:value-type="float" office:value="-787.392" calcext:value-type="float">
            <text:p>-787.39</text:p>
          </table:table-cell>
          <table:table-cell table:formula="of:=AVERAGE([.C229:.E229])" office:value-type="float" office:value="1799.66666666667" calcext:value-type="float">
            <text:p>1799.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786407" calcext:value-type="float">
            <text:p>-786407</text:p>
          </table:table-cell>
          <table:table-cell office:value-type="float" office:value="1798" calcext:value-type="float">
            <text:p>1798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formula="of:=[.B230]/1000" office:value-type="float" office:value="-786.407" calcext:value-type="float">
            <text:p>-786.41</text:p>
          </table:table-cell>
          <table:table-cell table:formula="of:=AVERAGE([.C230:.E230])" office:value-type="float" office:value="1799" calcext:value-type="float">
            <text:p>1799.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785422" calcext:value-type="float">
            <text:p>-785422</text:p>
          </table:table-cell>
          <table:table-cell office:value-type="float" office:value="1799" calcext:value-type="float">
            <text:p>1799</text:p>
          </table:table-cell>
          <table:table-cell office:value-type="float" office:value="1798" calcext:value-type="float">
            <text:p>1798</text:p>
          </table:table-cell>
          <table:table-cell office:value-type="float" office:value="1797" calcext:value-type="float">
            <text:p>1797</text:p>
          </table:table-cell>
          <table:table-cell table:number-columns-repeated="2"/>
          <table:table-cell table:formula="of:=[.B231]/1000" office:value-type="float" office:value="-785.422" calcext:value-type="float">
            <text:p>-785.42</text:p>
          </table:table-cell>
          <table:table-cell table:formula="of:=AVERAGE([.C231:.E231])" office:value-type="float" office:value="1798" calcext:value-type="float">
            <text:p>1798.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784437" calcext:value-type="float">
            <text:p>-784437</text:p>
          </table:table-cell>
          <table:table-cell office:value-type="float" office:value="1797" calcext:value-type="float">
            <text:p>1797</text:p>
          </table:table-cell>
          <table:table-cell office:value-type="float" office:value="1796" calcext:value-type="float">
            <text:p>1796</text:p>
          </table:table-cell>
          <table:table-cell office:value-type="float" office:value="1797" calcext:value-type="float">
            <text:p>1797</text:p>
          </table:table-cell>
          <table:table-cell table:number-columns-repeated="2"/>
          <table:table-cell table:formula="of:=[.B232]/1000" office:value-type="float" office:value="-784.437" calcext:value-type="float">
            <text:p>-784.44</text:p>
          </table:table-cell>
          <table:table-cell table:formula="of:=AVERAGE([.C232:.E232])" office:value-type="float" office:value="1796.66666666667" calcext:value-type="float">
            <text:p>1796.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783452" calcext:value-type="float">
            <text:p>-783452</text:p>
          </table:table-cell>
          <table:table-cell office:value-type="float" office:value="1796" calcext:value-type="float">
            <text:p>1796</text:p>
          </table:table-cell>
          <table:table-cell office:value-type="float" office:value="1795" calcext:value-type="float">
            <text:p>1795</text:p>
          </table:table-cell>
          <table:table-cell office:value-type="float" office:value="1796" calcext:value-type="float">
            <text:p>1796</text:p>
          </table:table-cell>
          <table:table-cell table:number-columns-repeated="2"/>
          <table:table-cell table:formula="of:=[.B233]/1000" office:value-type="float" office:value="-783.452" calcext:value-type="float">
            <text:p>-783.45</text:p>
          </table:table-cell>
          <table:table-cell table:formula="of:=AVERAGE([.C233:.E233])" office:value-type="float" office:value="1795.66666666667" calcext:value-type="float">
            <text:p>1795.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782468" calcext:value-type="float">
            <text:p>-782468</text:p>
          </table:table-cell>
          <table:table-cell office:value-type="float" office:value="1795" calcext:value-type="float">
            <text:p>1795</text:p>
          </table:table-cell>
          <table:table-cell office:value-type="float" office:value="1794" calcext:value-type="float">
            <text:p>1794</text:p>
          </table:table-cell>
          <table:table-cell office:value-type="float" office:value="1795" calcext:value-type="float">
            <text:p>1795</text:p>
          </table:table-cell>
          <table:table-cell table:number-columns-repeated="2"/>
          <table:table-cell table:formula="of:=[.B234]/1000" office:value-type="float" office:value="-782.468" calcext:value-type="float">
            <text:p>-782.47</text:p>
          </table:table-cell>
          <table:table-cell table:formula="of:=AVERAGE([.C234:.E234])" office:value-type="float" office:value="1794.66666666667" calcext:value-type="float">
            <text:p>1794.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781483" calcext:value-type="float">
            <text:p>-781483</text:p>
          </table:table-cell>
          <table:table-cell table:number-columns-repeated="2" office:value-type="float" office:value="1793" calcext:value-type="float">
            <text:p>1793</text:p>
          </table:table-cell>
          <table:table-cell office:value-type="float" office:value="1794" calcext:value-type="float">
            <text:p>1794</text:p>
          </table:table-cell>
          <table:table-cell table:number-columns-repeated="2"/>
          <table:table-cell table:formula="of:=[.B235]/1000" office:value-type="float" office:value="-781.483" calcext:value-type="float">
            <text:p>-781.48</text:p>
          </table:table-cell>
          <table:table-cell table:formula="of:=AVERAGE([.C235:.E235])" office:value-type="float" office:value="1793.33333333333" calcext:value-type="float">
            <text:p>1793.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780498" calcext:value-type="float">
            <text:p>-780498</text:p>
          </table:table-cell>
          <table:table-cell office:value-type="float" office:value="1793" calcext:value-type="float">
            <text:p>1793</text:p>
          </table:table-cell>
          <table:table-cell table:number-columns-repeated="2" office:value-type="float" office:value="1792" calcext:value-type="float">
            <text:p>1792</text:p>
          </table:table-cell>
          <table:table-cell table:number-columns-repeated="2"/>
          <table:table-cell table:formula="of:=[.B236]/1000" office:value-type="float" office:value="-780.498" calcext:value-type="float">
            <text:p>-780.50</text:p>
          </table:table-cell>
          <table:table-cell table:formula="of:=AVERAGE([.C236:.E236])" office:value-type="float" office:value="1792.33333333333" calcext:value-type="float">
            <text:p>1792.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779513" calcext:value-type="float">
            <text:p>-779513</text:p>
          </table:table-cell>
          <table:table-cell office:value-type="float" office:value="1792" calcext:value-type="float">
            <text:p>1792</text:p>
          </table:table-cell>
          <table:table-cell office:value-type="float" office:value="1791" calcext:value-type="float">
            <text:p>1791</text:p>
          </table:table-cell>
          <table:table-cell office:value-type="float" office:value="1792" calcext:value-type="float">
            <text:p>1792</text:p>
          </table:table-cell>
          <table:table-cell table:number-columns-repeated="2"/>
          <table:table-cell table:formula="of:=[.B237]/1000" office:value-type="float" office:value="-779.513" calcext:value-type="float">
            <text:p>-779.51</text:p>
          </table:table-cell>
          <table:table-cell table:formula="of:=AVERAGE([.C237:.E237])" office:value-type="float" office:value="1791.66666666667" calcext:value-type="float">
            <text:p>1791.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778528" calcext:value-type="float">
            <text:p>-778528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1791" calcext:value-type="float">
            <text:p>1791</text:p>
          </table:table-cell>
          <table:table-cell table:number-columns-repeated="2"/>
          <table:table-cell table:formula="of:=[.B238]/1000" office:value-type="float" office:value="-778.528" calcext:value-type="float">
            <text:p>-778.53</text:p>
          </table:table-cell>
          <table:table-cell table:formula="of:=AVERAGE([.C238:.E238])" office:value-type="float" office:value="1790.66666666667" calcext:value-type="float">
            <text:p>1790.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777543" calcext:value-type="float">
            <text:p>-777543</text:p>
          </table:table-cell>
          <table:table-cell table:number-columns-repeated="2" office:value-type="float" office:value="1790" calcext:value-type="float">
            <text:p>1790</text:p>
          </table:table-cell>
          <table:table-cell office:value-type="float" office:value="1791" calcext:value-type="float">
            <text:p>1791</text:p>
          </table:table-cell>
          <table:table-cell table:number-columns-repeated="2"/>
          <table:table-cell table:formula="of:=[.B239]/1000" office:value-type="float" office:value="-777.543" calcext:value-type="float">
            <text:p>-777.54</text:p>
          </table:table-cell>
          <table:table-cell table:formula="of:=AVERAGE([.C239:.E239])" office:value-type="float" office:value="1790.33333333333" calcext:value-type="float">
            <text:p>1790.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776558" calcext:value-type="float">
            <text:p>-776558</text:p>
          </table:table-cell>
          <table:table-cell office:value-type="float" office:value="1788" calcext:value-type="float">
            <text:p>1788</text:p>
          </table:table-cell>
          <table:table-cell office:value-type="float" office:value="1789" calcext:value-type="float">
            <text:p>1789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table:formula="of:=[.B240]/1000" office:value-type="float" office:value="-776.558" calcext:value-type="float">
            <text:p>-776.56</text:p>
          </table:table-cell>
          <table:table-cell table:formula="of:=AVERAGE([.C240:.E240])" office:value-type="float" office:value="1789" calcext:value-type="float">
            <text:p>1789.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775574" calcext:value-type="float">
            <text:p>-775574</text:p>
          </table:table-cell>
          <table:table-cell office:value-type="float" office:value="1788" calcext:value-type="float">
            <text:p>1788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/>
          <table:table-cell table:formula="of:=[.B241]/1000" office:value-type="float" office:value="-775.574" calcext:value-type="float">
            <text:p>-775.57</text:p>
          </table:table-cell>
          <table:table-cell table:formula="of:=AVERAGE([.C241:.E241])" office:value-type="float" office:value="1787.33333333333" calcext:value-type="float">
            <text:p>1787.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774589" calcext:value-type="float">
            <text:p>-774589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1786" calcext:value-type="float">
            <text:p>1786</text:p>
          </table:table-cell>
          <table:table-cell table:number-columns-repeated="2"/>
          <table:table-cell table:formula="of:=[.B242]/1000" office:value-type="float" office:value="-774.589" calcext:value-type="float">
            <text:p>-774.59</text:p>
          </table:table-cell>
          <table:table-cell table:formula="of:=AVERAGE([.C242:.E242])" office:value-type="float" office:value="1786.33333333333" calcext:value-type="float">
            <text:p>1786.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773604" calcext:value-type="float">
            <text:p>-773604</text:p>
          </table:table-cell>
          <table:table-cell table:number-columns-repeated="2" office:value-type="float" office:value="1786" calcext:value-type="float">
            <text:p>1786</text:p>
          </table:table-cell>
          <table:table-cell office:value-type="float" office:value="1785" calcext:value-type="float">
            <text:p>1785</text:p>
          </table:table-cell>
          <table:table-cell table:number-columns-repeated="2"/>
          <table:table-cell table:formula="of:=[.B243]/1000" office:value-type="float" office:value="-773.604" calcext:value-type="float">
            <text:p>-773.60</text:p>
          </table:table-cell>
          <table:table-cell table:formula="of:=AVERAGE([.C243:.E243])" office:value-type="float" office:value="1785.66666666667" calcext:value-type="float">
            <text:p>1785.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772619" calcext:value-type="float">
            <text:p>-772619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1786" calcext:value-type="float">
            <text:p>1786</text:p>
          </table:table-cell>
          <table:table-cell table:number-columns-repeated="2"/>
          <table:table-cell table:formula="of:=[.B244]/1000" office:value-type="float" office:value="-772.619" calcext:value-type="float">
            <text:p>-772.62</text:p>
          </table:table-cell>
          <table:table-cell table:formula="of:=AVERAGE([.C244:.E244])" office:value-type="float" office:value="1785.66666666667" calcext:value-type="float">
            <text:p>1785.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771634" calcext:value-type="float">
            <text:p>-771634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1783" calcext:value-type="float">
            <text:p>1783</text:p>
          </table:table-cell>
          <table:table-cell table:number-columns-repeated="2"/>
          <table:table-cell table:formula="of:=[.B245]/1000" office:value-type="float" office:value="-771.634" calcext:value-type="float">
            <text:p>-771.63</text:p>
          </table:table-cell>
          <table:table-cell table:formula="of:=AVERAGE([.C245:.E245])" office:value-type="float" office:value="1783.66666666667" calcext:value-type="float">
            <text:p>1783.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770649" calcext:value-type="float">
            <text:p>-770649</text:p>
          </table:table-cell>
          <table:table-cell office:value-type="float" office:value="1783" calcext:value-type="float">
            <text:p>1783</text:p>
          </table:table-cell>
          <table:table-cell office:value-type="float" office:value="1784" calcext:value-type="float">
            <text:p>1784</text:p>
          </table:table-cell>
          <table:table-cell office:value-type="float" office:value="1783" calcext:value-type="float">
            <text:p>1783</text:p>
          </table:table-cell>
          <table:table-cell table:number-columns-repeated="2"/>
          <table:table-cell table:formula="of:=[.B246]/1000" office:value-type="float" office:value="-770.649" calcext:value-type="float">
            <text:p>-770.65</text:p>
          </table:table-cell>
          <table:table-cell table:formula="of:=AVERAGE([.C246:.E246])" office:value-type="float" office:value="1783.33333333333" calcext:value-type="float">
            <text:p>1783.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769664" calcext:value-type="float">
            <text:p>-769664</text:p>
          </table:table-cell>
          <table:table-cell office:value-type="float" office:value="1783" calcext:value-type="float">
            <text:p>1783</text:p>
          </table:table-cell>
          <table:table-cell office:value-type="float" office:value="1782" calcext:value-type="float">
            <text:p>1782</text:p>
          </table:table-cell>
          <table:table-cell office:value-type="float" office:value="1781" calcext:value-type="float">
            <text:p>1781</text:p>
          </table:table-cell>
          <table:table-cell table:number-columns-repeated="2"/>
          <table:table-cell table:formula="of:=[.B247]/1000" office:value-type="float" office:value="-769.664" calcext:value-type="float">
            <text:p>-769.66</text:p>
          </table:table-cell>
          <table:table-cell table:formula="of:=AVERAGE([.C247:.E247])" office:value-type="float" office:value="1782" calcext:value-type="float">
            <text:p>1782.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768680" calcext:value-type="float">
            <text:p>-768680</text:p>
          </table:table-cell>
          <table:table-cell office:value-type="float" office:value="1782" calcext:value-type="float">
            <text:p>1782</text:p>
          </table:table-cell>
          <table:table-cell office:value-type="float" office:value="1780" calcext:value-type="float">
            <text:p>1780</text:p>
          </table:table-cell>
          <table:table-cell office:value-type="float" office:value="1781" calcext:value-type="float">
            <text:p>1781</text:p>
          </table:table-cell>
          <table:table-cell table:number-columns-repeated="2"/>
          <table:table-cell table:formula="of:=[.B248]/1000" office:value-type="float" office:value="-768.68" calcext:value-type="float">
            <text:p>-768.68</text:p>
          </table:table-cell>
          <table:table-cell table:formula="of:=AVERAGE([.C248:.E248])" office:value-type="float" office:value="1781" calcext:value-type="float">
            <text:p>1781.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767695" calcext:value-type="float">
            <text:p>-767695</text:p>
          </table:table-cell>
          <table:table-cell office:value-type="float" office:value="1780" calcext:value-type="float">
            <text:p>1780</text:p>
          </table:table-cell>
          <table:table-cell office:value-type="float" office:value="1779" calcext:value-type="float">
            <text:p>1779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table:formula="of:=[.B249]/1000" office:value-type="float" office:value="-767.695" calcext:value-type="float">
            <text:p>-767.70</text:p>
          </table:table-cell>
          <table:table-cell table:formula="of:=AVERAGE([.C249:.E249])" office:value-type="float" office:value="1779.66666666667" calcext:value-type="float">
            <text:p>1779.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766710" calcext:value-type="float">
            <text:p>-766710</text:p>
          </table:table-cell>
          <table:table-cell table:number-columns-repeated="2" office:value-type="float" office:value="1780" calcext:value-type="float">
            <text:p>1780</text:p>
          </table:table-cell>
          <table:table-cell office:value-type="float" office:value="1778" calcext:value-type="float">
            <text:p>1778</text:p>
          </table:table-cell>
          <table:table-cell table:number-columns-repeated="2"/>
          <table:table-cell table:formula="of:=[.B250]/1000" office:value-type="float" office:value="-766.71" calcext:value-type="float">
            <text:p>-766.71</text:p>
          </table:table-cell>
          <table:table-cell table:formula="of:=AVERAGE([.C250:.E250])" office:value-type="float" office:value="1779.33333333333" calcext:value-type="float">
            <text:p>1779.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765725" calcext:value-type="float">
            <text:p>-765725</text:p>
          </table:table-cell>
          <table:table-cell office:value-type="float" office:value="1779" calcext:value-type="float">
            <text:p>1779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2"/>
          <table:table-cell table:formula="of:=[.B251]/1000" office:value-type="float" office:value="-765.725" calcext:value-type="float">
            <text:p>-765.73</text:p>
          </table:table-cell>
          <table:table-cell table:formula="of:=AVERAGE([.C251:.E251])" office:value-type="float" office:value="1779.66666666667" calcext:value-type="float">
            <text:p>1779.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764740" calcext:value-type="float">
            <text:p>-764740</text:p>
          </table:table-cell>
          <table:table-cell office:value-type="float" office:value="1779" calcext:value-type="float">
            <text:p>1779</text:p>
          </table:table-cell>
          <table:table-cell office:value-type="float" office:value="1777" calcext:value-type="float">
            <text:p>1777</text:p>
          </table:table-cell>
          <table:table-cell office:value-type="float" office:value="1778" calcext:value-type="float">
            <text:p>1778</text:p>
          </table:table-cell>
          <table:table-cell table:number-columns-repeated="2"/>
          <table:table-cell table:formula="of:=[.B252]/1000" office:value-type="float" office:value="-764.74" calcext:value-type="float">
            <text:p>-764.74</text:p>
          </table:table-cell>
          <table:table-cell table:formula="of:=AVERAGE([.C252:.E252])" office:value-type="float" office:value="1778" calcext:value-type="float">
            <text:p>1778.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763755" calcext:value-type="float">
            <text:p>-763755</text:p>
          </table:table-cell>
          <table:table-cell table:number-columns-repeated="3" office:value-type="float" office:value="1777" calcext:value-type="float">
            <text:p>1777</text:p>
          </table:table-cell>
          <table:table-cell table:number-columns-repeated="2"/>
          <table:table-cell table:formula="of:=[.B253]/1000" office:value-type="float" office:value="-763.755" calcext:value-type="float">
            <text:p>-763.76</text:p>
          </table:table-cell>
          <table:table-cell table:formula="of:=AVERAGE([.C253:.E253])" office:value-type="float" office:value="1777" calcext:value-type="float">
            <text:p>1777.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762770" calcext:value-type="float">
            <text:p>-762770</text:p>
          </table:table-cell>
          <table:table-cell office:value-type="float" office:value="1776" calcext:value-type="float">
            <text:p>1776</text:p>
          </table:table-cell>
          <table:table-cell office:value-type="float" office:value="1777" calcext:value-type="float">
            <text:p>1777</text:p>
          </table:table-cell>
          <table:table-cell office:value-type="float" office:value="1776" calcext:value-type="float">
            <text:p>1776</text:p>
          </table:table-cell>
          <table:table-cell table:number-columns-repeated="2"/>
          <table:table-cell table:formula="of:=[.B254]/1000" office:value-type="float" office:value="-762.77" calcext:value-type="float">
            <text:p>-762.77</text:p>
          </table:table-cell>
          <table:table-cell table:formula="of:=AVERAGE([.C254:.E254])" office:value-type="float" office:value="1776.33333333333" calcext:value-type="float">
            <text:p>1776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761786" calcext:value-type="float">
            <text:p>-761786</text:p>
          </table:table-cell>
          <table:table-cell table:number-columns-repeated="3" office:value-type="float" office:value="1775" calcext:value-type="float">
            <text:p>1775</text:p>
          </table:table-cell>
          <table:table-cell table:number-columns-repeated="2"/>
          <table:table-cell table:formula="of:=[.B255]/1000" office:value-type="float" office:value="-761.786" calcext:value-type="float">
            <text:p>-761.79</text:p>
          </table:table-cell>
          <table:table-cell table:formula="of:=AVERAGE([.C255:.E255])" office:value-type="float" office:value="1775" calcext:value-type="float">
            <text:p>1775.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760801" calcext:value-type="float">
            <text:p>-760801</text:p>
          </table:table-cell>
          <table:table-cell table:number-columns-repeated="2" office:value-type="float" office:value="1775" calcext:value-type="float">
            <text:p>1775</text:p>
          </table:table-cell>
          <table:table-cell office:value-type="float" office:value="1774" calcext:value-type="float">
            <text:p>1774</text:p>
          </table:table-cell>
          <table:table-cell table:number-columns-repeated="2"/>
          <table:table-cell table:formula="of:=[.B256]/1000" office:value-type="float" office:value="-760.801" calcext:value-type="float">
            <text:p>-760.80</text:p>
          </table:table-cell>
          <table:table-cell table:formula="of:=AVERAGE([.C256:.E256])" office:value-type="float" office:value="1774.66666666667" calcext:value-type="float">
            <text:p>1774.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759816" calcext:value-type="float">
            <text:p>-759816</text:p>
          </table:table-cell>
          <table:table-cell office:value-type="float" office:value="1772" calcext:value-type="float">
            <text:p>1772</text:p>
          </table:table-cell>
          <table:table-cell office:value-type="float" office:value="1773" calcext:value-type="float">
            <text:p>1773</text:p>
          </table:table-cell>
          <table:table-cell office:value-type="float" office:value="1774" calcext:value-type="float">
            <text:p>1774</text:p>
          </table:table-cell>
          <table:table-cell table:number-columns-repeated="2"/>
          <table:table-cell table:formula="of:=[.B257]/1000" office:value-type="float" office:value="-759.816" calcext:value-type="float">
            <text:p>-759.82</text:p>
          </table:table-cell>
          <table:table-cell table:formula="of:=AVERAGE([.C257:.E257])" office:value-type="float" office:value="1773" calcext:value-type="float">
            <text:p>1773.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758831" calcext:value-type="float">
            <text:p>-758831</text:p>
          </table:table-cell>
          <table:table-cell office:value-type="float" office:value="1773" calcext:value-type="float">
            <text:p>1773</text:p>
          </table:table-cell>
          <table:table-cell office:value-type="float" office:value="1772" calcext:value-type="float">
            <text:p>1772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table:formula="of:=[.B258]/1000" office:value-type="float" office:value="-758.831" calcext:value-type="float">
            <text:p>-758.83</text:p>
          </table:table-cell>
          <table:table-cell table:formula="of:=AVERAGE([.C258:.E258])" office:value-type="float" office:value="1772" calcext:value-type="float">
            <text:p>1772.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757846" calcext:value-type="float">
            <text:p>-757846</text:p>
          </table:table-cell>
          <table:table-cell office:value-type="float" office:value="1771" calcext:value-type="float">
            <text:p>1771</text:p>
          </table:table-cell>
          <table:table-cell office:value-type="float" office:value="1772" calcext:value-type="float">
            <text:p>1772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table:formula="of:=[.B259]/1000" office:value-type="float" office:value="-757.846" calcext:value-type="float">
            <text:p>-757.85</text:p>
          </table:table-cell>
          <table:table-cell table:formula="of:=AVERAGE([.C259:.E259])" office:value-type="float" office:value="1771.33333333333" calcext:value-type="float">
            <text:p>1771.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756861" calcext:value-type="float">
            <text:p>-756861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table:formula="of:=[.B260]/1000" office:value-type="float" office:value="-756.861" calcext:value-type="float">
            <text:p>-756.86</text:p>
          </table:table-cell>
          <table:table-cell table:formula="of:=AVERAGE([.C260:.E260])" office:value-type="float" office:value="1770.33333333333" calcext:value-type="float">
            <text:p>1770.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755876" calcext:value-type="float">
            <text:p>-755876</text:p>
          </table:table-cell>
          <table:table-cell table:number-columns-repeated="2" office:value-type="float" office:value="1769" calcext:value-type="float">
            <text:p>1769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table:formula="of:=[.B261]/1000" office:value-type="float" office:value="-755.876" calcext:value-type="float">
            <text:p>-755.88</text:p>
          </table:table-cell>
          <table:table-cell table:formula="of:=AVERAGE([.C261:.E261])" office:value-type="float" office:value="1769.33333333333" calcext:value-type="float">
            <text:p>1769.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754892" calcext:value-type="float">
            <text:p>-754892</text:p>
          </table:table-cell>
          <table:table-cell office:value-type="float" office:value="1769" calcext:value-type="float">
            <text:p>1769</text:p>
          </table:table-cell>
          <table:table-cell office:value-type="float" office:value="1767" calcext:value-type="float">
            <text:p>1767</text:p>
          </table:table-cell>
          <table:table-cell office:value-type="float" office:value="1768" calcext:value-type="float">
            <text:p>1768</text:p>
          </table:table-cell>
          <table:table-cell table:number-columns-repeated="2"/>
          <table:table-cell table:formula="of:=[.B262]/1000" office:value-type="float" office:value="-754.892" calcext:value-type="float">
            <text:p>-754.89</text:p>
          </table:table-cell>
          <table:table-cell table:formula="of:=AVERAGE([.C262:.E262])" office:value-type="float" office:value="1768" calcext:value-type="float">
            <text:p>1768.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753907" calcext:value-type="float">
            <text:p>-753907</text:p>
          </table:table-cell>
          <table:table-cell office:value-type="float" office:value="1766" calcext:value-type="float">
            <text:p>1766</text:p>
          </table:table-cell>
          <table:table-cell office:value-type="float" office:value="1767" calcext:value-type="float">
            <text:p>1767</text:p>
          </table:table-cell>
          <table:table-cell office:value-type="float" office:value="1768" calcext:value-type="float">
            <text:p>1768</text:p>
          </table:table-cell>
          <table:table-cell table:number-columns-repeated="2"/>
          <table:table-cell table:formula="of:=[.B263]/1000" office:value-type="float" office:value="-753.907" calcext:value-type="float">
            <text:p>-753.91</text:p>
          </table:table-cell>
          <table:table-cell table:formula="of:=AVERAGE([.C263:.E263])" office:value-type="float" office:value="1767" calcext:value-type="float">
            <text:p>1767.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752922" calcext:value-type="float">
            <text:p>-752922</text:p>
          </table:table-cell>
          <table:table-cell office:value-type="float" office:value="1767" calcext:value-type="float">
            <text:p>1767</text:p>
          </table:table-cell>
          <table:table-cell office:value-type="float" office:value="1765" calcext:value-type="float">
            <text:p>1765</text:p>
          </table:table-cell>
          <table:table-cell office:value-type="float" office:value="1766" calcext:value-type="float">
            <text:p>1766</text:p>
          </table:table-cell>
          <table:table-cell table:number-columns-repeated="2"/>
          <table:table-cell table:formula="of:=[.B264]/1000" office:value-type="float" office:value="-752.922" calcext:value-type="float">
            <text:p>-752.92</text:p>
          </table:table-cell>
          <table:table-cell table:formula="of:=AVERAGE([.C264:.E264])" office:value-type="float" office:value="1766" calcext:value-type="float">
            <text:p>1766.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751937" calcext:value-type="float">
            <text:p>-751937</text:p>
          </table:table-cell>
          <table:table-cell table:number-columns-repeated="2" office:value-type="float" office:value="1765" calcext:value-type="float">
            <text:p>1765</text:p>
          </table:table-cell>
          <table:table-cell office:value-type="float" office:value="1766" calcext:value-type="float">
            <text:p>1766</text:p>
          </table:table-cell>
          <table:table-cell table:number-columns-repeated="2"/>
          <table:table-cell table:formula="of:=[.B265]/1000" office:value-type="float" office:value="-751.937" calcext:value-type="float">
            <text:p>-751.94</text:p>
          </table:table-cell>
          <table:table-cell table:formula="of:=AVERAGE([.C265:.E265])" office:value-type="float" office:value="1765.33333333333" calcext:value-type="float">
            <text:p>1765.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750952" calcext:value-type="float">
            <text:p>-750952</text:p>
          </table:table-cell>
          <table:table-cell office:value-type="float" office:value="1765" calcext:value-type="float">
            <text:p>1765</text:p>
          </table:table-cell>
          <table:table-cell table:number-columns-repeated="2" office:value-type="float" office:value="1764" calcext:value-type="float">
            <text:p>1764</text:p>
          </table:table-cell>
          <table:table-cell table:number-columns-repeated="2"/>
          <table:table-cell table:formula="of:=[.B266]/1000" office:value-type="float" office:value="-750.952" calcext:value-type="float">
            <text:p>-750.95</text:p>
          </table:table-cell>
          <table:table-cell table:formula="of:=AVERAGE([.C266:.E266])" office:value-type="float" office:value="1764.33333333333" calcext:value-type="float">
            <text:p>1764.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749967" calcext:value-type="float">
            <text:p>-749967</text:p>
          </table:table-cell>
          <table:table-cell office:value-type="float" office:value="1763" calcext:value-type="float">
            <text:p>1763</text:p>
          </table:table-cell>
          <table:table-cell office:value-type="float" office:value="1762" calcext:value-type="float">
            <text:p>1762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table:formula="of:=[.B267]/1000" office:value-type="float" office:value="-749.967" calcext:value-type="float">
            <text:p>-749.97</text:p>
          </table:table-cell>
          <table:table-cell table:formula="of:=AVERAGE([.C267:.E267])" office:value-type="float" office:value="1763" calcext:value-type="float">
            <text:p>1763.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748982" calcext:value-type="float">
            <text:p>-748982</text:p>
          </table:table-cell>
          <table:table-cell office:value-type="float" office:value="1762" calcext:value-type="float">
            <text:p>1762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/>
          <table:table-cell table:formula="of:=[.B268]/1000" office:value-type="float" office:value="-748.982" calcext:value-type="float">
            <text:p>-748.98</text:p>
          </table:table-cell>
          <table:table-cell table:formula="of:=AVERAGE([.C268:.E268])" office:value-type="float" office:value="1762.66666666667" calcext:value-type="float">
            <text:p>1762.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747998" calcext:value-type="float">
            <text:p>-747998</text:p>
          </table:table-cell>
          <table:table-cell office:value-type="float" office:value="1762" calcext:value-type="float">
            <text:p>1762</text:p>
          </table:table-cell>
          <table:table-cell table:number-columns-repeated="2" office:value-type="float" office:value="1760" calcext:value-type="float">
            <text:p>1760</text:p>
          </table:table-cell>
          <table:table-cell table:number-columns-repeated="2"/>
          <table:table-cell table:formula="of:=[.B269]/1000" office:value-type="float" office:value="-747.998" calcext:value-type="float">
            <text:p>-748.00</text:p>
          </table:table-cell>
          <table:table-cell table:formula="of:=AVERAGE([.C269:.E269])" office:value-type="float" office:value="1760.66666666667" calcext:value-type="float">
            <text:p>1760.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747013" calcext:value-type="float">
            <text:p>-747013</text:p>
          </table:table-cell>
          <table:table-cell office:value-type="float" office:value="1759" calcext:value-type="float">
            <text:p>1759</text:p>
          </table:table-cell>
          <table:table-cell office:value-type="float" office:value="1760" calcext:value-type="float">
            <text:p>1760</text:p>
          </table:table-cell>
          <table:table-cell office:value-type="float" office:value="1761" calcext:value-type="float">
            <text:p>1761</text:p>
          </table:table-cell>
          <table:table-cell table:number-columns-repeated="2"/>
          <table:table-cell table:formula="of:=[.B270]/1000" office:value-type="float" office:value="-747.013" calcext:value-type="float">
            <text:p>-747.01</text:p>
          </table:table-cell>
          <table:table-cell table:formula="of:=AVERAGE([.C270:.E270])" office:value-type="float" office:value="1760" calcext:value-type="float">
            <text:p>1760.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746028" calcext:value-type="float">
            <text:p>-746028</text:p>
          </table:table-cell>
          <table:table-cell table:number-columns-repeated="3" office:value-type="float" office:value="1759" calcext:value-type="float">
            <text:p>1759</text:p>
          </table:table-cell>
          <table:table-cell table:number-columns-repeated="2"/>
          <table:table-cell table:formula="of:=[.B271]/1000" office:value-type="float" office:value="-746.028" calcext:value-type="float">
            <text:p>-746.03</text:p>
          </table:table-cell>
          <table:table-cell table:formula="of:=AVERAGE([.C271:.E271])" office:value-type="float" office:value="1759" calcext:value-type="float">
            <text:p>1759.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745043" calcext:value-type="float">
            <text:p>-745043</text:p>
          </table:table-cell>
          <table:table-cell office:value-type="float" office:value="1759" calcext:value-type="float">
            <text:p>1759</text:p>
          </table:table-cell>
          <table:table-cell table:number-columns-repeated="2" office:value-type="float" office:value="1758" calcext:value-type="float">
            <text:p>1758</text:p>
          </table:table-cell>
          <table:table-cell table:number-columns-repeated="2"/>
          <table:table-cell table:formula="of:=[.B272]/1000" office:value-type="float" office:value="-745.043" calcext:value-type="float">
            <text:p>-745.04</text:p>
          </table:table-cell>
          <table:table-cell table:formula="of:=AVERAGE([.C272:.E272])" office:value-type="float" office:value="1758.33333333333" calcext:value-type="float">
            <text:p>1758.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744058" calcext:value-type="float">
            <text:p>-744058</text:p>
          </table:table-cell>
          <table:table-cell office:value-type="float" office:value="1756" calcext:value-type="float">
            <text:p>1756</text:p>
          </table:table-cell>
          <table:table-cell table:number-columns-repeated="2" office:value-type="float" office:value="1758" calcext:value-type="float">
            <text:p>1758</text:p>
          </table:table-cell>
          <table:table-cell table:number-columns-repeated="2"/>
          <table:table-cell table:formula="of:=[.B273]/1000" office:value-type="float" office:value="-744.058" calcext:value-type="float">
            <text:p>-744.06</text:p>
          </table:table-cell>
          <table:table-cell table:formula="of:=AVERAGE([.C273:.E273])" office:value-type="float" office:value="1757.33333333333" calcext:value-type="float">
            <text:p>1757.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743073" calcext:value-type="float">
            <text:p>-743073</text:p>
          </table:table-cell>
          <table:table-cell office:value-type="float" office:value="1755" calcext:value-type="float">
            <text:p>1755</text:p>
          </table:table-cell>
          <table:table-cell table:number-columns-repeated="2" office:value-type="float" office:value="1757" calcext:value-type="float">
            <text:p>1757</text:p>
          </table:table-cell>
          <table:table-cell table:number-columns-repeated="2"/>
          <table:table-cell table:formula="of:=[.B274]/1000" office:value-type="float" office:value="-743.073" calcext:value-type="float">
            <text:p>-743.07</text:p>
          </table:table-cell>
          <table:table-cell table:formula="of:=AVERAGE([.C274:.E274])" office:value-type="float" office:value="1756.33333333333" calcext:value-type="float">
            <text:p>1756.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742088" calcext:value-type="float">
            <text:p>-742088</text:p>
          </table:table-cell>
          <table:table-cell table:number-columns-repeated="2" office:value-type="float" office:value="1756" calcext:value-type="float">
            <text:p>1756</text:p>
          </table:table-cell>
          <table:table-cell office:value-type="float" office:value="1755" calcext:value-type="float">
            <text:p>1755</text:p>
          </table:table-cell>
          <table:table-cell table:number-columns-repeated="2"/>
          <table:table-cell table:formula="of:=[.B275]/1000" office:value-type="float" office:value="-742.088" calcext:value-type="float">
            <text:p>-742.09</text:p>
          </table:table-cell>
          <table:table-cell table:formula="of:=AVERAGE([.C275:.E275])" office:value-type="float" office:value="1755.66666666667" calcext:value-type="float">
            <text:p>1755.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741104" calcext:value-type="float">
            <text:p>-741104</text:p>
          </table:table-cell>
          <table:table-cell office:value-type="float" office:value="1754" calcext:value-type="float">
            <text:p>1754</text:p>
          </table:table-cell>
          <table:table-cell office:value-type="float" office:value="1755" calcext:value-type="float">
            <text:p>1755</text:p>
          </table:table-cell>
          <table:table-cell office:value-type="float" office:value="1754" calcext:value-type="float">
            <text:p>1754</text:p>
          </table:table-cell>
          <table:table-cell table:number-columns-repeated="2"/>
          <table:table-cell table:formula="of:=[.B276]/1000" office:value-type="float" office:value="-741.104" calcext:value-type="float">
            <text:p>-741.10</text:p>
          </table:table-cell>
          <table:table-cell table:formula="of:=AVERAGE([.C276:.E276])" office:value-type="float" office:value="1754.33333333333" calcext:value-type="float">
            <text:p>1754.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740119" calcext:value-type="float">
            <text:p>-740119</text:p>
          </table:table-cell>
          <table:table-cell table:number-columns-repeated="2" office:value-type="float" office:value="1753" calcext:value-type="float">
            <text:p>1753</text:p>
          </table:table-cell>
          <table:table-cell office:value-type="float" office:value="1754" calcext:value-type="float">
            <text:p>1754</text:p>
          </table:table-cell>
          <table:table-cell table:number-columns-repeated="2"/>
          <table:table-cell table:formula="of:=[.B277]/1000" office:value-type="float" office:value="-740.119" calcext:value-type="float">
            <text:p>-740.12</text:p>
          </table:table-cell>
          <table:table-cell table:formula="of:=AVERAGE([.C277:.E277])" office:value-type="float" office:value="1753.33333333333" calcext:value-type="float">
            <text:p>1753.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739134" calcext:value-type="float">
            <text:p>-739134</text:p>
          </table:table-cell>
          <table:table-cell office:value-type="float" office:value="1753" calcext:value-type="float">
            <text:p>1753</text:p>
          </table:table-cell>
          <table:table-cell table:number-columns-repeated="2" office:value-type="float" office:value="1752" calcext:value-type="float">
            <text:p>1752</text:p>
          </table:table-cell>
          <table:table-cell table:number-columns-repeated="2"/>
          <table:table-cell table:formula="of:=[.B278]/1000" office:value-type="float" office:value="-739.134" calcext:value-type="float">
            <text:p>-739.13</text:p>
          </table:table-cell>
          <table:table-cell table:formula="of:=AVERAGE([.C278:.E278])" office:value-type="float" office:value="1752.33333333333" calcext:value-type="float">
            <text:p>1752.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738149" calcext:value-type="float">
            <text:p>-738149</text:p>
          </table:table-cell>
          <table:table-cell office:value-type="float" office:value="1752" calcext:value-type="float">
            <text:p>1752</text:p>
          </table:table-cell>
          <table:table-cell office:value-type="float" office:value="1751" calcext:value-type="float">
            <text:p>1751</text:p>
          </table:table-cell>
          <table:table-cell office:value-type="float" office:value="1752" calcext:value-type="float">
            <text:p>1752</text:p>
          </table:table-cell>
          <table:table-cell table:number-columns-repeated="2"/>
          <table:table-cell table:formula="of:=[.B279]/1000" office:value-type="float" office:value="-738.149" calcext:value-type="float">
            <text:p>-738.15</text:p>
          </table:table-cell>
          <table:table-cell table:formula="of:=AVERAGE([.C279:.E279])" office:value-type="float" office:value="1751.66666666667" calcext:value-type="float">
            <text:p>1751.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737164" calcext:value-type="float">
            <text:p>-737164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1751" calcext:value-type="float">
            <text:p>1751</text:p>
          </table:table-cell>
          <table:table-cell table:number-columns-repeated="2"/>
          <table:table-cell table:formula="of:=[.B280]/1000" office:value-type="float" office:value="-737.164" calcext:value-type="float">
            <text:p>-737.16</text:p>
          </table:table-cell>
          <table:table-cell table:formula="of:=AVERAGE([.C280:.E280])" office:value-type="float" office:value="1750.66666666667" calcext:value-type="float">
            <text:p>1750.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736179" calcext:value-type="float">
            <text:p>-736179</text:p>
          </table:table-cell>
          <table:table-cell table:number-columns-repeated="3" office:value-type="float" office:value="1749" calcext:value-type="float">
            <text:p>1749</text:p>
          </table:table-cell>
          <table:table-cell table:number-columns-repeated="2"/>
          <table:table-cell table:formula="of:=[.B281]/1000" office:value-type="float" office:value="-736.179" calcext:value-type="float">
            <text:p>-736.18</text:p>
          </table:table-cell>
          <table:table-cell table:formula="of:=AVERAGE([.C281:.E281])" office:value-type="float" office:value="1749" calcext:value-type="float">
            <text:p>1749.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735194" calcext:value-type="float">
            <text:p>-735194</text:p>
          </table:table-cell>
          <table:table-cell table:number-columns-repeated="3" office:value-type="float" office:value="1748" calcext:value-type="float">
            <text:p>1748</text:p>
          </table:table-cell>
          <table:table-cell table:number-columns-repeated="2"/>
          <table:table-cell table:formula="of:=[.B282]/1000" office:value-type="float" office:value="-735.194" calcext:value-type="float">
            <text:p>-735.19</text:p>
          </table:table-cell>
          <table:table-cell table:formula="of:=AVERAGE([.C282:.E282])" office:value-type="float" office:value="1748" calcext:value-type="float">
            <text:p>1748.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734210" calcext:value-type="float">
            <text:p>-734210</text:p>
          </table:table-cell>
          <table:table-cell table:number-columns-repeated="2" office:value-type="float" office:value="1748" calcext:value-type="float">
            <text:p>1748</text:p>
          </table:table-cell>
          <table:table-cell office:value-type="float" office:value="1747" calcext:value-type="float">
            <text:p>1747</text:p>
          </table:table-cell>
          <table:table-cell table:number-columns-repeated="2"/>
          <table:table-cell table:formula="of:=[.B283]/1000" office:value-type="float" office:value="-734.21" calcext:value-type="float">
            <text:p>-734.21</text:p>
          </table:table-cell>
          <table:table-cell table:formula="of:=AVERAGE([.C283:.E283])" office:value-type="float" office:value="1747.66666666667" calcext:value-type="float">
            <text:p>1747.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733225" calcext:value-type="float">
            <text:p>-733225</text:p>
          </table:table-cell>
          <table:table-cell table:number-columns-repeated="2" office:value-type="float" office:value="1747" calcext:value-type="float">
            <text:p>1747</text:p>
          </table:table-cell>
          <table:table-cell office:value-type="float" office:value="1746" calcext:value-type="float">
            <text:p>1746</text:p>
          </table:table-cell>
          <table:table-cell table:number-columns-repeated="2"/>
          <table:table-cell table:formula="of:=[.B284]/1000" office:value-type="float" office:value="-733.225" calcext:value-type="float">
            <text:p>-733.23</text:p>
          </table:table-cell>
          <table:table-cell table:formula="of:=AVERAGE([.C284:.E284])" office:value-type="float" office:value="1746.66666666667" calcext:value-type="float">
            <text:p>1746.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732240" calcext:value-type="float">
            <text:p>-732240</text:p>
          </table:table-cell>
          <table:table-cell table:number-columns-repeated="3" office:value-type="float" office:value="1746" calcext:value-type="float">
            <text:p>1746</text:p>
          </table:table-cell>
          <table:table-cell table:number-columns-repeated="2"/>
          <table:table-cell table:formula="of:=[.B285]/1000" office:value-type="float" office:value="-732.24" calcext:value-type="float">
            <text:p>-732.24</text:p>
          </table:table-cell>
          <table:table-cell table:formula="of:=AVERAGE([.C285:.E285])" office:value-type="float" office:value="1746" calcext:value-type="float">
            <text:p>1746.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731255" calcext:value-type="float">
            <text:p>-731255</text:p>
          </table:table-cell>
          <table:table-cell table:number-columns-repeated="3" office:value-type="float" office:value="1745" calcext:value-type="float">
            <text:p>1745</text:p>
          </table:table-cell>
          <table:table-cell table:number-columns-repeated="2"/>
          <table:table-cell table:formula="of:=[.B286]/1000" office:value-type="float" office:value="-731.255" calcext:value-type="float">
            <text:p>-731.26</text:p>
          </table:table-cell>
          <table:table-cell table:formula="of:=AVERAGE([.C286:.E286])" office:value-type="float" office:value="1745" calcext:value-type="float">
            <text:p>1745.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730270" calcext:value-type="float">
            <text:p>-730270</text:p>
          </table:table-cell>
          <table:table-cell office:value-type="float" office:value="1743" calcext:value-type="float">
            <text:p>1743</text:p>
          </table:table-cell>
          <table:table-cell office:value-type="float" office:value="1744" calcext:value-type="float">
            <text:p>1744</text:p>
          </table:table-cell>
          <table:table-cell office:value-type="float" office:value="1745" calcext:value-type="float">
            <text:p>1745</text:p>
          </table:table-cell>
          <table:table-cell table:number-columns-repeated="2"/>
          <table:table-cell table:formula="of:=[.B287]/1000" office:value-type="float" office:value="-730.27" calcext:value-type="float">
            <text:p>-730.27</text:p>
          </table:table-cell>
          <table:table-cell table:formula="of:=AVERAGE([.C287:.E287])" office:value-type="float" office:value="1744" calcext:value-type="float">
            <text:p>1744.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729285" calcext:value-type="float">
            <text:p>-729285</text:p>
          </table:table-cell>
          <table:table-cell office:value-type="float" office:value="1743" calcext:value-type="float">
            <text:p>1743</text:p>
          </table:table-cell>
          <table:table-cell office:value-type="float" office:value="1742" calcext:value-type="float">
            <text:p>1742</text:p>
          </table:table-cell>
          <table:table-cell office:value-type="float" office:value="1743" calcext:value-type="float">
            <text:p>1743</text:p>
          </table:table-cell>
          <table:table-cell table:number-columns-repeated="2"/>
          <table:table-cell table:formula="of:=[.B288]/1000" office:value-type="float" office:value="-729.285" calcext:value-type="float">
            <text:p>-729.29</text:p>
          </table:table-cell>
          <table:table-cell table:formula="of:=AVERAGE([.C288:.E288])" office:value-type="float" office:value="1742.66666666667" calcext:value-type="float">
            <text:p>1742.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728300" calcext:value-type="float">
            <text:p>-728300</text:p>
          </table:table-cell>
          <table:table-cell table:number-columns-repeated="2" office:value-type="float" office:value="1743" calcext:value-type="float">
            <text:p>1743</text:p>
          </table:table-cell>
          <table:table-cell office:value-type="float" office:value="1741" calcext:value-type="float">
            <text:p>1741</text:p>
          </table:table-cell>
          <table:table-cell table:number-columns-repeated="2"/>
          <table:table-cell table:formula="of:=[.B289]/1000" office:value-type="float" office:value="-728.3" calcext:value-type="float">
            <text:p>-728.30</text:p>
          </table:table-cell>
          <table:table-cell table:formula="of:=AVERAGE([.C289:.E289])" office:value-type="float" office:value="1742.33333333333" calcext:value-type="float">
            <text:p>1742.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727316" calcext:value-type="float">
            <text:p>-727316</text:p>
          </table:table-cell>
          <table:table-cell office:value-type="float" office:value="1742" calcext:value-type="float">
            <text:p>1742</text:p>
          </table:table-cell>
          <table:table-cell office:value-type="float" office:value="1740" calcext:value-type="float">
            <text:p>1740</text:p>
          </table:table-cell>
          <table:table-cell office:value-type="float" office:value="1741" calcext:value-type="float">
            <text:p>1741</text:p>
          </table:table-cell>
          <table:table-cell table:number-columns-repeated="2"/>
          <table:table-cell table:formula="of:=[.B290]/1000" office:value-type="float" office:value="-727.316" calcext:value-type="float">
            <text:p>-727.32</text:p>
          </table:table-cell>
          <table:table-cell table:formula="of:=AVERAGE([.C290:.E290])" office:value-type="float" office:value="1741" calcext:value-type="float">
            <text:p>1741.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726331" calcext:value-type="float">
            <text:p>-726331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1740" calcext:value-type="float">
            <text:p>1740</text:p>
          </table:table-cell>
          <table:table-cell table:number-columns-repeated="2"/>
          <table:table-cell table:formula="of:=[.B291]/1000" office:value-type="float" office:value="-726.331" calcext:value-type="float">
            <text:p>-726.33</text:p>
          </table:table-cell>
          <table:table-cell table:formula="of:=AVERAGE([.C291:.E291])" office:value-type="float" office:value="1739.66666666667" calcext:value-type="float">
            <text:p>1739.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725346" calcext:value-type="float">
            <text:p>-725346</text:p>
          </table:table-cell>
          <table:table-cell office:value-type="float" office:value="1738" calcext:value-type="float">
            <text:p>1738</text:p>
          </table:table-cell>
          <table:table-cell table:number-columns-repeated="2" office:value-type="float" office:value="1740" calcext:value-type="float">
            <text:p>1740</text:p>
          </table:table-cell>
          <table:table-cell table:number-columns-repeated="2"/>
          <table:table-cell table:formula="of:=[.B292]/1000" office:value-type="float" office:value="-725.346" calcext:value-type="float">
            <text:p>-725.35</text:p>
          </table:table-cell>
          <table:table-cell table:formula="of:=AVERAGE([.C292:.E292])" office:value-type="float" office:value="1739.33333333333" calcext:value-type="float">
            <text:p>1739.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724361" calcext:value-type="float">
            <text:p>-724361</text:p>
          </table:table-cell>
          <table:table-cell office:value-type="float" office:value="1738" calcext:value-type="float">
            <text:p>1738</text:p>
          </table:table-cell>
          <table:table-cell office:value-type="float" office:value="1737" calcext:value-type="float">
            <text:p>1737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table:formula="of:=[.B293]/1000" office:value-type="float" office:value="-724.361" calcext:value-type="float">
            <text:p>-724.36</text:p>
          </table:table-cell>
          <table:table-cell table:formula="of:=AVERAGE([.C293:.E293])" office:value-type="float" office:value="1737.66666666667" calcext:value-type="float">
            <text:p>1737.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723376" calcext:value-type="float">
            <text:p>-723376</text:p>
          </table:table-cell>
          <table:table-cell table:number-columns-repeated="2" office:value-type="float" office:value="1737" calcext:value-type="float">
            <text:p>1737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table:formula="of:=[.B294]/1000" office:value-type="float" office:value="-723.376" calcext:value-type="float">
            <text:p>-723.38</text:p>
          </table:table-cell>
          <table:table-cell table:formula="of:=AVERAGE([.C294:.E294])" office:value-type="float" office:value="1737.33333333333" calcext:value-type="float">
            <text:p>1737.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722391" calcext:value-type="float">
            <text:p>-722391</text:p>
          </table:table-cell>
          <table:table-cell office:value-type="float" office:value="1735" calcext:value-type="float">
            <text:p>1735</text:p>
          </table:table-cell>
          <table:table-cell office:value-type="float" office:value="1736" calcext:value-type="float">
            <text:p>1736</text:p>
          </table:table-cell>
          <table:table-cell office:value-type="float" office:value="1737" calcext:value-type="float">
            <text:p>1737</text:p>
          </table:table-cell>
          <table:table-cell table:number-columns-repeated="2"/>
          <table:table-cell table:formula="of:=[.B295]/1000" office:value-type="float" office:value="-722.391" calcext:value-type="float">
            <text:p>-722.39</text:p>
          </table:table-cell>
          <table:table-cell table:formula="of:=AVERAGE([.C295:.E295])" office:value-type="float" office:value="1736" calcext:value-type="float">
            <text:p>1736.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721406" calcext:value-type="float">
            <text:p>-721406</text:p>
          </table:table-cell>
          <table:table-cell table:number-columns-repeated="2" office:value-type="float" office:value="1735" calcext:value-type="float">
            <text:p>1735</text:p>
          </table:table-cell>
          <table:table-cell office:value-type="float" office:value="1736" calcext:value-type="float">
            <text:p>1736</text:p>
          </table:table-cell>
          <table:table-cell table:number-columns-repeated="2"/>
          <table:table-cell table:formula="of:=[.B296]/1000" office:value-type="float" office:value="-721.406" calcext:value-type="float">
            <text:p>-721.41</text:p>
          </table:table-cell>
          <table:table-cell table:formula="of:=AVERAGE([.C296:.E296])" office:value-type="float" office:value="1735.33333333333" calcext:value-type="float">
            <text:p>1735.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720422" calcext:value-type="float">
            <text:p>-720422</text:p>
          </table:table-cell>
          <table:table-cell office:value-type="float" office:value="1734" calcext:value-type="float">
            <text:p>1734</text:p>
          </table:table-cell>
          <table:table-cell office:value-type="float" office:value="1735" calcext:value-type="float">
            <text:p>1735</text:p>
          </table:table-cell>
          <table:table-cell office:value-type="float" office:value="1734" calcext:value-type="float">
            <text:p>1734</text:p>
          </table:table-cell>
          <table:table-cell table:number-columns-repeated="2"/>
          <table:table-cell table:formula="of:=[.B297]/1000" office:value-type="float" office:value="-720.422" calcext:value-type="float">
            <text:p>-720.42</text:p>
          </table:table-cell>
          <table:table-cell table:formula="of:=AVERAGE([.C297:.E297])" office:value-type="float" office:value="1734.33333333333" calcext:value-type="float">
            <text:p>1734.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719437" calcext:value-type="float">
            <text:p>-719437</text:p>
          </table:table-cell>
          <table:table-cell table:number-columns-repeated="2" office:value-type="float" office:value="1733" calcext:value-type="float">
            <text:p>1733</text:p>
          </table:table-cell>
          <table:table-cell office:value-type="float" office:value="1734" calcext:value-type="float">
            <text:p>1734</text:p>
          </table:table-cell>
          <table:table-cell table:number-columns-repeated="2"/>
          <table:table-cell table:formula="of:=[.B298]/1000" office:value-type="float" office:value="-719.437" calcext:value-type="float">
            <text:p>-719.44</text:p>
          </table:table-cell>
          <table:table-cell table:formula="of:=AVERAGE([.C298:.E298])" office:value-type="float" office:value="1733.33333333333" calcext:value-type="float">
            <text:p>1733.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718452" calcext:value-type="float">
            <text:p>-718452</text:p>
          </table:table-cell>
          <table:table-cell table:number-columns-repeated="2" office:value-type="float" office:value="1732" calcext:value-type="float">
            <text:p>1732</text:p>
          </table:table-cell>
          <table:table-cell office:value-type="float" office:value="1733" calcext:value-type="float">
            <text:p>1733</text:p>
          </table:table-cell>
          <table:table-cell table:number-columns-repeated="2"/>
          <table:table-cell table:formula="of:=[.B299]/1000" office:value-type="float" office:value="-718.452" calcext:value-type="float">
            <text:p>-718.45</text:p>
          </table:table-cell>
          <table:table-cell table:formula="of:=AVERAGE([.C299:.E299])" office:value-type="float" office:value="1732.33333333333" calcext:value-type="float">
            <text:p>1732.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717467" calcext:value-type="float">
            <text:p>-717467</text:p>
          </table:table-cell>
          <table:table-cell office:value-type="float" office:value="1730" calcext:value-type="float">
            <text:p>1730</text:p>
          </table:table-cell>
          <table:table-cell office:value-type="float" office:value="1731" calcext:value-type="float">
            <text:p>1731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table:formula="of:=[.B300]/1000" office:value-type="float" office:value="-717.467" calcext:value-type="float">
            <text:p>-717.47</text:p>
          </table:table-cell>
          <table:table-cell table:formula="of:=AVERAGE([.C300:.E300])" office:value-type="float" office:value="1731" calcext:value-type="float">
            <text:p>1731.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716482" calcext:value-type="float">
            <text:p>-716482</text:p>
          </table:table-cell>
          <table:table-cell table:number-columns-repeated="2" office:value-type="float" office:value="1731" calcext:value-type="float">
            <text:p>1731</text:p>
          </table:table-cell>
          <table:table-cell office:value-type="float" office:value="1730" calcext:value-type="float">
            <text:p>1730</text:p>
          </table:table-cell>
          <table:table-cell table:number-columns-repeated="2"/>
          <table:table-cell table:formula="of:=[.B301]/1000" office:value-type="float" office:value="-716.482" calcext:value-type="float">
            <text:p>-716.48</text:p>
          </table:table-cell>
          <table:table-cell table:formula="of:=AVERAGE([.C301:.E301])" office:value-type="float" office:value="1730.66666666667" calcext:value-type="float">
            <text:p>1730.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715497" calcext:value-type="float">
            <text:p>-715497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/>
          <table:table-cell table:formula="of:=[.B302]/1000" office:value-type="float" office:value="-715.497" calcext:value-type="float">
            <text:p>-715.50</text:p>
          </table:table-cell>
          <table:table-cell table:formula="of:=AVERAGE([.C302:.E302])" office:value-type="float" office:value="1729.33333333333" calcext:value-type="float">
            <text:p>1729.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714512" calcext:value-type="float">
            <text:p>-714512</text:p>
          </table:table-cell>
          <table:table-cell office:value-type="float" office:value="1727" calcext:value-type="float">
            <text:p>1727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/>
          <table:table-cell table:formula="of:=[.B303]/1000" office:value-type="float" office:value="-714.512" calcext:value-type="float">
            <text:p>-714.51</text:p>
          </table:table-cell>
          <table:table-cell table:formula="of:=AVERAGE([.C303:.E303])" office:value-type="float" office:value="1727.66666666667" calcext:value-type="float">
            <text:p>1727.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713528" calcext:value-type="float">
            <text:p>-713528</text:p>
          </table:table-cell>
          <table:table-cell table:number-columns-repeated="3" office:value-type="float" office:value="1727" calcext:value-type="float">
            <text:p>1727</text:p>
          </table:table-cell>
          <table:table-cell table:number-columns-repeated="2"/>
          <table:table-cell table:formula="of:=[.B304]/1000" office:value-type="float" office:value="-713.528" calcext:value-type="float">
            <text:p>-713.53</text:p>
          </table:table-cell>
          <table:table-cell table:formula="of:=AVERAGE([.C304:.E304])" office:value-type="float" office:value="1727" calcext:value-type="float">
            <text:p>1727.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712543" calcext:value-type="float">
            <text:p>-712543</text:p>
          </table:table-cell>
          <table:table-cell office:value-type="float" office:value="1726" calcext:value-type="float">
            <text:p>1726</text:p>
          </table:table-cell>
          <table:table-cell table:number-columns-repeated="2" office:value-type="float" office:value="1725" calcext:value-type="float">
            <text:p>1725</text:p>
          </table:table-cell>
          <table:table-cell table:number-columns-repeated="2"/>
          <table:table-cell table:formula="of:=[.B305]/1000" office:value-type="float" office:value="-712.543" calcext:value-type="float">
            <text:p>-712.54</text:p>
          </table:table-cell>
          <table:table-cell table:formula="of:=AVERAGE([.C305:.E305])" office:value-type="float" office:value="1725.33333333333" calcext:value-type="float">
            <text:p>1725.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711558" calcext:value-type="float">
            <text:p>-711558</text:p>
          </table:table-cell>
          <table:table-cell office:value-type="float" office:value="1725" calcext:value-type="float">
            <text:p>1725</text:p>
          </table:table-cell>
          <table:table-cell office:value-type="float" office:value="1724" calcext:value-type="float">
            <text:p>1724</text:p>
          </table:table-cell>
          <table:table-cell office:value-type="float" office:value="1725" calcext:value-type="float">
            <text:p>1725</text:p>
          </table:table-cell>
          <table:table-cell table:number-columns-repeated="2"/>
          <table:table-cell table:formula="of:=[.B306]/1000" office:value-type="float" office:value="-711.558" calcext:value-type="float">
            <text:p>-711.56</text:p>
          </table:table-cell>
          <table:table-cell table:formula="of:=AVERAGE([.C306:.E306])" office:value-type="float" office:value="1724.66666666667" calcext:value-type="float">
            <text:p>1724.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710573" calcext:value-type="float">
            <text:p>-710573</text:p>
          </table:table-cell>
          <table:table-cell office:value-type="float" office:value="1724" calcext:value-type="float">
            <text:p>1724</text:p>
          </table:table-cell>
          <table:table-cell office:value-type="float" office:value="1725" calcext:value-type="float">
            <text:p>1725</text:p>
          </table:table-cell>
          <table:table-cell office:value-type="float" office:value="1724" calcext:value-type="float">
            <text:p>1724</text:p>
          </table:table-cell>
          <table:table-cell table:number-columns-repeated="2"/>
          <table:table-cell table:formula="of:=[.B307]/1000" office:value-type="float" office:value="-710.573" calcext:value-type="float">
            <text:p>-710.57</text:p>
          </table:table-cell>
          <table:table-cell table:formula="of:=AVERAGE([.C307:.E307])" office:value-type="float" office:value="1724.33333333333" calcext:value-type="float">
            <text:p>1724.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709588" calcext:value-type="float">
            <text:p>-709588</text:p>
          </table:table-cell>
          <table:table-cell table:number-columns-repeated="2" office:value-type="float" office:value="1724" calcext:value-type="float">
            <text:p>1724</text:p>
          </table:table-cell>
          <table:table-cell office:value-type="float" office:value="1723" calcext:value-type="float">
            <text:p>1723</text:p>
          </table:table-cell>
          <table:table-cell table:number-columns-repeated="2"/>
          <table:table-cell table:formula="of:=[.B308]/1000" office:value-type="float" office:value="-709.588" calcext:value-type="float">
            <text:p>-709.59</text:p>
          </table:table-cell>
          <table:table-cell table:formula="of:=AVERAGE([.C308:.E308])" office:value-type="float" office:value="1723.66666666667" calcext:value-type="float">
            <text:p>1723.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708603" calcext:value-type="float">
            <text:p>-708603</text:p>
          </table:table-cell>
          <table:table-cell office:value-type="float" office:value="1722" calcext:value-type="float">
            <text:p>1722</text:p>
          </table:table-cell>
          <table:table-cell table:number-columns-repeated="2" office:value-type="float" office:value="1723" calcext:value-type="float">
            <text:p>1723</text:p>
          </table:table-cell>
          <table:table-cell table:number-columns-repeated="2"/>
          <table:table-cell table:formula="of:=[.B309]/1000" office:value-type="float" office:value="-708.603" calcext:value-type="float">
            <text:p>-708.60</text:p>
          </table:table-cell>
          <table:table-cell table:formula="of:=AVERAGE([.C309:.E309])" office:value-type="float" office:value="1722.66666666667" calcext:value-type="float">
            <text:p>1722.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707618" calcext:value-type="float">
            <text:p>-707618</text:p>
          </table:table-cell>
          <table:table-cell table:number-columns-repeated="2" office:value-type="float" office:value="1722" calcext:value-type="float">
            <text:p>1722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table:formula="of:=[.B310]/1000" office:value-type="float" office:value="-707.618" calcext:value-type="float">
            <text:p>-707.62</text:p>
          </table:table-cell>
          <table:table-cell table:formula="of:=AVERAGE([.C310:.E310])" office:value-type="float" office:value="1721.33333333333" calcext:value-type="float">
            <text:p>1721.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706634" calcext:value-type="float">
            <text:p>-706634</text:p>
          </table:table-cell>
          <table:table-cell table:number-columns-repeated="3" office:value-type="float" office:value="1720" calcext:value-type="float">
            <text:p>1720</text:p>
          </table:table-cell>
          <table:table-cell table:number-columns-repeated="2"/>
          <table:table-cell table:formula="of:=[.B311]/1000" office:value-type="float" office:value="-706.634" calcext:value-type="float">
            <text:p>-706.63</text:p>
          </table:table-cell>
          <table:table-cell table:formula="of:=AVERAGE([.C311:.E311])" office:value-type="float" office:value="1720" calcext:value-type="float">
            <text:p>1720.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705649" calcext:value-type="float">
            <text:p>-705649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float" office:value="1719" calcext:value-type="float">
            <text:p>1719</text:p>
          </table:table-cell>
          <table:table-cell table:number-columns-repeated="2"/>
          <table:table-cell table:formula="of:=[.B312]/1000" office:value-type="float" office:value="-705.649" calcext:value-type="float">
            <text:p>-705.65</text:p>
          </table:table-cell>
          <table:table-cell table:formula="of:=AVERAGE([.C312:.E312])" office:value-type="float" office:value="1719.33333333333" calcext:value-type="float">
            <text:p>1719.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704664" calcext:value-type="float">
            <text:p>-704664</text:p>
          </table:table-cell>
          <table:table-cell office:value-type="float" office:value="1718" calcext:value-type="float">
            <text:p>1718</text:p>
          </table:table-cell>
          <table:table-cell table:number-columns-repeated="2" office:value-type="float" office:value="1719" calcext:value-type="float">
            <text:p>1719</text:p>
          </table:table-cell>
          <table:table-cell table:number-columns-repeated="2"/>
          <table:table-cell table:formula="of:=[.B313]/1000" office:value-type="float" office:value="-704.664" calcext:value-type="float">
            <text:p>-704.66</text:p>
          </table:table-cell>
          <table:table-cell table:formula="of:=AVERAGE([.C313:.E313])" office:value-type="float" office:value="1718.66666666667" calcext:value-type="float">
            <text:p>1718.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703679" calcext:value-type="float">
            <text:p>-703679</text:p>
          </table:table-cell>
          <table:table-cell table:number-columns-repeated="2" office:value-type="float" office:value="1717" calcext:value-type="float">
            <text:p>1717</text:p>
          </table:table-cell>
          <table:table-cell office:value-type="float" office:value="1718" calcext:value-type="float">
            <text:p>1718</text:p>
          </table:table-cell>
          <table:table-cell table:number-columns-repeated="2"/>
          <table:table-cell table:formula="of:=[.B314]/1000" office:value-type="float" office:value="-703.679" calcext:value-type="float">
            <text:p>-703.68</text:p>
          </table:table-cell>
          <table:table-cell table:formula="of:=AVERAGE([.C314:.E314])" office:value-type="float" office:value="1717.33333333333" calcext:value-type="float">
            <text:p>1717.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702694" calcext:value-type="float">
            <text:p>-702694</text:p>
          </table:table-cell>
          <table:table-cell office:value-type="float" office:value="1717" calcext:value-type="float">
            <text:p>1717</text:p>
          </table:table-cell>
          <table:table-cell table:number-columns-repeated="2" office:value-type="float" office:value="1716" calcext:value-type="float">
            <text:p>1716</text:p>
          </table:table-cell>
          <table:table-cell table:number-columns-repeated="2"/>
          <table:table-cell table:formula="of:=[.B315]/1000" office:value-type="float" office:value="-702.694" calcext:value-type="float">
            <text:p>-702.69</text:p>
          </table:table-cell>
          <table:table-cell table:formula="of:=AVERAGE([.C315:.E315])" office:value-type="float" office:value="1716.33333333333" calcext:value-type="float">
            <text:p>1716.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701709" calcext:value-type="float">
            <text:p>-701709</text:p>
          </table:table-cell>
          <table:table-cell office:value-type="float" office:value="1716" calcext:value-type="float">
            <text:p>1716</text:p>
          </table:table-cell>
          <table:table-cell table:number-columns-repeated="2" office:value-type="float" office:value="1715" calcext:value-type="float">
            <text:p>1715</text:p>
          </table:table-cell>
          <table:table-cell table:number-columns-repeated="2"/>
          <table:table-cell table:formula="of:=[.B316]/1000" office:value-type="float" office:value="-701.709" calcext:value-type="float">
            <text:p>-701.71</text:p>
          </table:table-cell>
          <table:table-cell table:formula="of:=AVERAGE([.C316:.E316])" office:value-type="float" office:value="1715.33333333333" calcext:value-type="float">
            <text:p>1715.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700724" calcext:value-type="float">
            <text:p>-700724</text:p>
          </table:table-cell>
          <table:table-cell table:number-columns-repeated="2" office:value-type="float" office:value="1715" calcext:value-type="float">
            <text:p>1715</text:p>
          </table:table-cell>
          <table:table-cell office:value-type="float" office:value="1714" calcext:value-type="float">
            <text:p>1714</text:p>
          </table:table-cell>
          <table:table-cell table:number-columns-repeated="2"/>
          <table:table-cell table:formula="of:=[.B317]/1000" office:value-type="float" office:value="-700.724" calcext:value-type="float">
            <text:p>-700.72</text:p>
          </table:table-cell>
          <table:table-cell table:formula="of:=AVERAGE([.C317:.E317])" office:value-type="float" office:value="1714.66666666667" calcext:value-type="float">
            <text:p>1714.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699740" calcext:value-type="float">
            <text:p>-699740</text:p>
          </table:table-cell>
          <table:table-cell office:value-type="float" office:value="1713" calcext:value-type="float">
            <text:p>1713</text:p>
          </table:table-cell>
          <table:table-cell table:number-columns-repeated="2" office:value-type="float" office:value="1714" calcext:value-type="float">
            <text:p>1714</text:p>
          </table:table-cell>
          <table:table-cell table:number-columns-repeated="2"/>
          <table:table-cell table:formula="of:=[.B318]/1000" office:value-type="float" office:value="-699.74" calcext:value-type="float">
            <text:p>-699.74</text:p>
          </table:table-cell>
          <table:table-cell table:formula="of:=AVERAGE([.C318:.E318])" office:value-type="float" office:value="1713.66666666667" calcext:value-type="float">
            <text:p>1713.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698755" calcext:value-type="float">
            <text:p>-698755</text:p>
          </table:table-cell>
          <table:table-cell office:value-type="float" office:value="1712" calcext:value-type="float">
            <text:p>1712</text:p>
          </table:table-cell>
          <table:table-cell table:number-columns-repeated="2" office:value-type="float" office:value="1713" calcext:value-type="float">
            <text:p>1713</text:p>
          </table:table-cell>
          <table:table-cell table:number-columns-repeated="2"/>
          <table:table-cell table:formula="of:=[.B319]/1000" office:value-type="float" office:value="-698.755" calcext:value-type="float">
            <text:p>-698.76</text:p>
          </table:table-cell>
          <table:table-cell table:formula="of:=AVERAGE([.C319:.E319])" office:value-type="float" office:value="1712.66666666667" calcext:value-type="float">
            <text:p>1712.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697770" calcext:value-type="float">
            <text:p>-697770</text:p>
          </table:table-cell>
          <table:table-cell table:number-columns-repeated="2" office:value-type="float" office:value="1713" calcext:value-type="float">
            <text:p>1713</text:p>
          </table:table-cell>
          <table:table-cell office:value-type="float" office:value="1712" calcext:value-type="float">
            <text:p>1712</text:p>
          </table:table-cell>
          <table:table-cell table:number-columns-repeated="2"/>
          <table:table-cell table:formula="of:=[.B320]/1000" office:value-type="float" office:value="-697.77" calcext:value-type="float">
            <text:p>-697.77</text:p>
          </table:table-cell>
          <table:table-cell table:formula="of:=AVERAGE([.C320:.E320])" office:value-type="float" office:value="1712.66666666667" calcext:value-type="float">
            <text:p>1712.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696785" calcext:value-type="float">
            <text:p>-696785</text:p>
          </table:table-cell>
          <table:table-cell table:number-columns-repeated="2" office:value-type="float" office:value="1711" calcext:value-type="float">
            <text:p>1711</text:p>
          </table:table-cell>
          <table:table-cell office:value-type="float" office:value="1710" calcext:value-type="float">
            <text:p>1710</text:p>
          </table:table-cell>
          <table:table-cell table:number-columns-repeated="2"/>
          <table:table-cell table:formula="of:=[.B321]/1000" office:value-type="float" office:value="-696.785" calcext:value-type="float">
            <text:p>-696.79</text:p>
          </table:table-cell>
          <table:table-cell table:formula="of:=AVERAGE([.C321:.E321])" office:value-type="float" office:value="1710.66666666667" calcext:value-type="float">
            <text:p>1710.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695800" calcext:value-type="float">
            <text:p>-695800</text:p>
          </table:table-cell>
          <table:table-cell office:value-type="float" office:value="1709" calcext:value-type="float">
            <text:p>1709</text:p>
          </table:table-cell>
          <table:table-cell table:number-columns-repeated="2" office:value-type="float" office:value="1710" calcext:value-type="float">
            <text:p>1710</text:p>
          </table:table-cell>
          <table:table-cell table:number-columns-repeated="2"/>
          <table:table-cell table:formula="of:=[.B322]/1000" office:value-type="float" office:value="-695.8" calcext:value-type="float">
            <text:p>-695.80</text:p>
          </table:table-cell>
          <table:table-cell table:formula="of:=AVERAGE([.C322:.E322])" office:value-type="float" office:value="1709.66666666667" calcext:value-type="float">
            <text:p>1709.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694815" calcext:value-type="float">
            <text:p>-694815</text:p>
          </table:table-cell>
          <table:table-cell table:number-columns-repeated="2" office:value-type="float" office:value="1709" calcext:value-type="float">
            <text:p>1709</text:p>
          </table:table-cell>
          <table:table-cell office:value-type="float" office:value="1708" calcext:value-type="float">
            <text:p>1708</text:p>
          </table:table-cell>
          <table:table-cell table:number-columns-repeated="2"/>
          <table:table-cell table:formula="of:=[.B323]/1000" office:value-type="float" office:value="-694.815" calcext:value-type="float">
            <text:p>-694.82</text:p>
          </table:table-cell>
          <table:table-cell table:formula="of:=AVERAGE([.C323:.E323])" office:value-type="float" office:value="1708.66666666667" calcext:value-type="float">
            <text:p>1708.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693830" calcext:value-type="float">
            <text:p>-693830</text:p>
          </table:table-cell>
          <table:table-cell table:number-columns-repeated="2" office:value-type="float" office:value="1709" calcext:value-type="float">
            <text:p>1709</text:p>
          </table:table-cell>
          <table:table-cell office:value-type="float" office:value="1708" calcext:value-type="float">
            <text:p>1708</text:p>
          </table:table-cell>
          <table:table-cell table:number-columns-repeated="2"/>
          <table:table-cell table:formula="of:=[.B324]/1000" office:value-type="float" office:value="-693.83" calcext:value-type="float">
            <text:p>-693.83</text:p>
          </table:table-cell>
          <table:table-cell table:formula="of:=AVERAGE([.C324:.E324])" office:value-type="float" office:value="1708.66666666667" calcext:value-type="float">
            <text:p>1708.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692846" calcext:value-type="float">
            <text:p>-692846</text:p>
          </table:table-cell>
          <table:table-cell table:number-columns-repeated="2" office:value-type="float" office:value="1707" calcext:value-type="float">
            <text:p>1707</text:p>
          </table:table-cell>
          <table:table-cell office:value-type="float" office:value="1708" calcext:value-type="float">
            <text:p>1708</text:p>
          </table:table-cell>
          <table:table-cell table:number-columns-repeated="2"/>
          <table:table-cell table:formula="of:=[.B325]/1000" office:value-type="float" office:value="-692.846" calcext:value-type="float">
            <text:p>-692.85</text:p>
          </table:table-cell>
          <table:table-cell table:formula="of:=AVERAGE([.C325:.E325])" office:value-type="float" office:value="1707.33333333333" calcext:value-type="float">
            <text:p>1707.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691861" calcext:value-type="float">
            <text:p>-691861</text:p>
          </table:table-cell>
          <table:table-cell table:number-columns-repeated="2" office:value-type="float" office:value="1706" calcext:value-type="float">
            <text:p>1706</text:p>
          </table:table-cell>
          <table:table-cell office:value-type="float" office:value="1707" calcext:value-type="float">
            <text:p>1707</text:p>
          </table:table-cell>
          <table:table-cell table:number-columns-repeated="2"/>
          <table:table-cell table:formula="of:=[.B326]/1000" office:value-type="float" office:value="-691.861" calcext:value-type="float">
            <text:p>-691.86</text:p>
          </table:table-cell>
          <table:table-cell table:formula="of:=AVERAGE([.C326:.E326])" office:value-type="float" office:value="1706.33333333333" calcext:value-type="float">
            <text:p>1706.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690876" calcext:value-type="float">
            <text:p>-690876</text:p>
          </table:table-cell>
          <table:table-cell office:value-type="float" office:value="1704" calcext:value-type="float">
            <text:p>1704</text:p>
          </table:table-cell>
          <table:table-cell table:number-columns-repeated="2" office:value-type="float" office:value="1706" calcext:value-type="float">
            <text:p>1706</text:p>
          </table:table-cell>
          <table:table-cell table:number-columns-repeated="2"/>
          <table:table-cell table:formula="of:=[.B327]/1000" office:value-type="float" office:value="-690.876" calcext:value-type="float">
            <text:p>-690.88</text:p>
          </table:table-cell>
          <table:table-cell table:formula="of:=AVERAGE([.C327:.E327])" office:value-type="float" office:value="1705.33333333333" calcext:value-type="float">
            <text:p>1705.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689891" calcext:value-type="float">
            <text:p>-689891</text:p>
          </table:table-cell>
          <table:table-cell office:value-type="float" office:value="1704" calcext:value-type="float">
            <text:p>1704</text:p>
          </table:table-cell>
          <table:table-cell office:value-type="float" office:value="1703" calcext:value-type="float">
            <text:p>1703</text:p>
          </table:table-cell>
          <table:table-cell office:value-type="float" office:value="1705" calcext:value-type="float">
            <text:p>1705</text:p>
          </table:table-cell>
          <table:table-cell table:number-columns-repeated="2"/>
          <table:table-cell table:formula="of:=[.B328]/1000" office:value-type="float" office:value="-689.891" calcext:value-type="float">
            <text:p>-689.89</text:p>
          </table:table-cell>
          <table:table-cell table:formula="of:=AVERAGE([.C328:.E328])" office:value-type="float" office:value="1704" calcext:value-type="float">
            <text:p>1704.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688906" calcext:value-type="float">
            <text:p>-688906</text:p>
          </table:table-cell>
          <table:table-cell table:number-columns-repeated="2" office:value-type="float" office:value="1703" calcext:value-type="float">
            <text:p>1703</text:p>
          </table:table-cell>
          <table:table-cell office:value-type="float" office:value="1704" calcext:value-type="float">
            <text:p>1704</text:p>
          </table:table-cell>
          <table:table-cell table:number-columns-repeated="2"/>
          <table:table-cell table:formula="of:=[.B329]/1000" office:value-type="float" office:value="-688.906" calcext:value-type="float">
            <text:p>-688.91</text:p>
          </table:table-cell>
          <table:table-cell table:formula="of:=AVERAGE([.C329:.E329])" office:value-type="float" office:value="1703.33333333333" calcext:value-type="float">
            <text:p>1703.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687921" calcext:value-type="float">
            <text:p>-687921</text:p>
          </table:table-cell>
          <table:table-cell office:value-type="float" office:value="1702" calcext:value-type="float">
            <text:p>1702</text:p>
          </table:table-cell>
          <table:table-cell office:value-type="float" office:value="1701" calcext:value-type="float">
            <text:p>1701</text:p>
          </table:table-cell>
          <table:table-cell office:value-type="float" office:value="1702" calcext:value-type="float">
            <text:p>1702</text:p>
          </table:table-cell>
          <table:table-cell table:number-columns-repeated="2"/>
          <table:table-cell table:formula="of:=[.B330]/1000" office:value-type="float" office:value="-687.921" calcext:value-type="float">
            <text:p>-687.92</text:p>
          </table:table-cell>
          <table:table-cell table:formula="of:=AVERAGE([.C330:.E330])" office:value-type="float" office:value="1701.66666666667" calcext:value-type="float">
            <text:p>1701.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686936" calcext:value-type="float">
            <text:p>-686936</text:p>
          </table:table-cell>
          <table:table-cell office:value-type="float" office:value="1702" calcext:value-type="float">
            <text:p>1702</text:p>
          </table:table-cell>
          <table:table-cell office:value-type="float" office:value="1700" calcext:value-type="float">
            <text:p>1700</text:p>
          </table:table-cell>
          <table:table-cell office:value-type="float" office:value="1701" calcext:value-type="float">
            <text:p>1701</text:p>
          </table:table-cell>
          <table:table-cell table:number-columns-repeated="2"/>
          <table:table-cell table:formula="of:=[.B331]/1000" office:value-type="float" office:value="-686.936" calcext:value-type="float">
            <text:p>-686.94</text:p>
          </table:table-cell>
          <table:table-cell table:formula="of:=AVERAGE([.C331:.E331])" office:value-type="float" office:value="1701" calcext:value-type="float">
            <text:p>1701.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685952" calcext:value-type="float">
            <text:p>-685952</text:p>
          </table:table-cell>
          <table:table-cell office:value-type="float" office:value="1700" calcext:value-type="float">
            <text:p>1700</text:p>
          </table:table-cell>
          <table:table-cell office:value-type="float" office:value="1701" calcext:value-type="float">
            <text:p>1701</text:p>
          </table:table-cell>
          <table:table-cell office:value-type="float" office:value="1699" calcext:value-type="float">
            <text:p>1699</text:p>
          </table:table-cell>
          <table:table-cell table:number-columns-repeated="2"/>
          <table:table-cell table:formula="of:=[.B332]/1000" office:value-type="float" office:value="-685.952" calcext:value-type="float">
            <text:p>-685.95</text:p>
          </table:table-cell>
          <table:table-cell table:formula="of:=AVERAGE([.C332:.E332])" office:value-type="float" office:value="1700" calcext:value-type="float">
            <text:p>1700.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684967" calcext:value-type="float">
            <text:p>-684967</text:p>
          </table:table-cell>
          <table:table-cell office:value-type="float" office:value="1699" calcext:value-type="float">
            <text:p>1699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2"/>
          <table:table-cell table:formula="of:=[.B333]/1000" office:value-type="float" office:value="-684.967" calcext:value-type="float">
            <text:p>-684.97</text:p>
          </table:table-cell>
          <table:table-cell table:formula="of:=AVERAGE([.C333:.E333])" office:value-type="float" office:value="1699.66666666667" calcext:value-type="float">
            <text:p>1699.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683982" calcext:value-type="float">
            <text:p>-683982</text:p>
          </table:table-cell>
          <table:table-cell table:number-columns-repeated="2" office:value-type="float" office:value="1698" calcext:value-type="float">
            <text:p>1698</text:p>
          </table:table-cell>
          <table:table-cell office:value-type="float" office:value="1699" calcext:value-type="float">
            <text:p>1699</text:p>
          </table:table-cell>
          <table:table-cell table:number-columns-repeated="2"/>
          <table:table-cell table:formula="of:=[.B334]/1000" office:value-type="float" office:value="-683.982" calcext:value-type="float">
            <text:p>-683.98</text:p>
          </table:table-cell>
          <table:table-cell table:formula="of:=AVERAGE([.C334:.E334])" office:value-type="float" office:value="1698.33333333333" calcext:value-type="float">
            <text:p>1698.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682997" calcext:value-type="float">
            <text:p>-682997</text:p>
          </table:table-cell>
          <table:table-cell office:value-type="float" office:value="1698" calcext:value-type="float">
            <text:p>1698</text:p>
          </table:table-cell>
          <table:table-cell table:number-columns-repeated="2" office:value-type="float" office:value="1697" calcext:value-type="float">
            <text:p>1697</text:p>
          </table:table-cell>
          <table:table-cell table:number-columns-repeated="2"/>
          <table:table-cell table:formula="of:=[.B335]/1000" office:value-type="float" office:value="-682.997" calcext:value-type="float">
            <text:p>-683.00</text:p>
          </table:table-cell>
          <table:table-cell table:formula="of:=AVERAGE([.C335:.E335])" office:value-type="float" office:value="1697.33333333333" calcext:value-type="float">
            <text:p>1697.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682012" calcext:value-type="float">
            <text:p>-682012</text:p>
          </table:table-cell>
          <table:table-cell office:value-type="float" office:value="1695" calcext:value-type="float">
            <text:p>1695</text:p>
          </table:table-cell>
          <table:table-cell office:value-type="float" office:value="1697" calcext:value-type="float">
            <text:p>1697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table:formula="of:=[.B336]/1000" office:value-type="float" office:value="-682.012" calcext:value-type="float">
            <text:p>-682.01</text:p>
          </table:table-cell>
          <table:table-cell table:formula="of:=AVERAGE([.C336:.E336])" office:value-type="float" office:value="1696" calcext:value-type="float">
            <text:p>1696.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681027" calcext:value-type="float">
            <text:p>-681027</text:p>
          </table:table-cell>
          <table:table-cell office:value-type="float" office:value="1696" calcext:value-type="float">
            <text:p>1696</text:p>
          </table:table-cell>
          <table:table-cell office:value-type="float" office:value="1694" calcext:value-type="float">
            <text:p>1694</text:p>
          </table:table-cell>
          <table:table-cell office:value-type="float" office:value="1695" calcext:value-type="float">
            <text:p>1695</text:p>
          </table:table-cell>
          <table:table-cell table:number-columns-repeated="2"/>
          <table:table-cell table:formula="of:=[.B337]/1000" office:value-type="float" office:value="-681.027" calcext:value-type="float">
            <text:p>-681.03</text:p>
          </table:table-cell>
          <table:table-cell table:formula="of:=AVERAGE([.C337:.E337])" office:value-type="float" office:value="1695" calcext:value-type="float">
            <text:p>1695.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680042" calcext:value-type="float">
            <text:p>-680042</text:p>
          </table:table-cell>
          <table:table-cell office:value-type="float" office:value="1694" calcext:value-type="float">
            <text:p>1694</text:p>
          </table:table-cell>
          <table:table-cell office:value-type="float" office:value="1695" calcext:value-type="float">
            <text:p>1695</text:p>
          </table:table-cell>
          <table:table-cell office:value-type="float" office:value="1694" calcext:value-type="float">
            <text:p>1694</text:p>
          </table:table-cell>
          <table:table-cell table:number-columns-repeated="2"/>
          <table:table-cell table:formula="of:=[.B338]/1000" office:value-type="float" office:value="-680.042" calcext:value-type="float">
            <text:p>-680.04</text:p>
          </table:table-cell>
          <table:table-cell table:formula="of:=AVERAGE([.C338:.E338])" office:value-type="float" office:value="1694.33333333333" calcext:value-type="float">
            <text:p>1694.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679058" calcext:value-type="float">
            <text:p>-679058</text:p>
          </table:table-cell>
          <table:table-cell table:number-columns-repeated="3" office:value-type="float" office:value="1693" calcext:value-type="float">
            <text:p>1693</text:p>
          </table:table-cell>
          <table:table-cell table:number-columns-repeated="2"/>
          <table:table-cell table:formula="of:=[.B339]/1000" office:value-type="float" office:value="-679.058" calcext:value-type="float">
            <text:p>-679.06</text:p>
          </table:table-cell>
          <table:table-cell table:formula="of:=AVERAGE([.C339:.E339])" office:value-type="float" office:value="1693" calcext:value-type="float">
            <text:p>1693.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678073" calcext:value-type="float">
            <text:p>-678073</text:p>
          </table:table-cell>
          <table:table-cell office:value-type="float" office:value="1692" calcext:value-type="float">
            <text:p>1692</text:p>
          </table:table-cell>
          <table:table-cell office:value-type="float" office:value="1693" calcext:value-type="float">
            <text:p>1693</text:p>
          </table:table-cell>
          <table:table-cell office:value-type="float" office:value="1692" calcext:value-type="float">
            <text:p>1692</text:p>
          </table:table-cell>
          <table:table-cell table:number-columns-repeated="2"/>
          <table:table-cell table:formula="of:=[.B340]/1000" office:value-type="float" office:value="-678.073" calcext:value-type="float">
            <text:p>-678.07</text:p>
          </table:table-cell>
          <table:table-cell table:formula="of:=AVERAGE([.C340:.E340])" office:value-type="float" office:value="1692.33333333333" calcext:value-type="float">
            <text:p>1692.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677088" calcext:value-type="float">
            <text:p>-677088</text:p>
          </table:table-cell>
          <table:table-cell office:value-type="float" office:value="1692" calcext:value-type="float">
            <text:p>1692</text:p>
          </table:table-cell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table:number-columns-repeated="2"/>
          <table:table-cell table:formula="of:=[.B341]/1000" office:value-type="float" office:value="-677.088" calcext:value-type="float">
            <text:p>-677.09</text:p>
          </table:table-cell>
          <table:table-cell table:formula="of:=AVERAGE([.C341:.E341])" office:value-type="float" office:value="1691" calcext:value-type="float">
            <text:p>1691.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676103" calcext:value-type="float">
            <text:p>-676103</text:p>
          </table:table-cell>
          <table:table-cell office:value-type="float" office:value="1691" calcext:value-type="float">
            <text:p>1691</text:p>
          </table:table-cell>
          <table:table-cell office:value-type="float" office:value="1692" calcext:value-type="float">
            <text:p>1692</text:p>
          </table:table-cell>
          <table:table-cell office:value-type="float" office:value="1690" calcext:value-type="float">
            <text:p>1690</text:p>
          </table:table-cell>
          <table:table-cell table:number-columns-repeated="2"/>
          <table:table-cell table:formula="of:=[.B342]/1000" office:value-type="float" office:value="-676.103" calcext:value-type="float">
            <text:p>-676.10</text:p>
          </table:table-cell>
          <table:table-cell table:formula="of:=AVERAGE([.C342:.E342])" office:value-type="float" office:value="1691" calcext:value-type="float">
            <text:p>1691.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675118" calcext:value-type="float">
            <text:p>-675118</text:p>
          </table:table-cell>
          <table:table-cell table:number-columns-repeated="2" office:value-type="float" office:value="1690" calcext:value-type="float">
            <text:p>1690</text:p>
          </table:table-cell>
          <table:table-cell office:value-type="float" office:value="1688" calcext:value-type="float">
            <text:p>1688</text:p>
          </table:table-cell>
          <table:table-cell table:number-columns-repeated="2"/>
          <table:table-cell table:formula="of:=[.B343]/1000" office:value-type="float" office:value="-675.118" calcext:value-type="float">
            <text:p>-675.12</text:p>
          </table:table-cell>
          <table:table-cell table:formula="of:=AVERAGE([.C343:.E343])" office:value-type="float" office:value="1689.33333333333" calcext:value-type="float">
            <text:p>1689.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674133" calcext:value-type="float">
            <text:p>-674133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1689" calcext:value-type="float">
            <text:p>1689</text:p>
          </table:table-cell>
          <table:table-cell table:number-columns-repeated="2"/>
          <table:table-cell table:formula="of:=[.B344]/1000" office:value-type="float" office:value="-674.133" calcext:value-type="float">
            <text:p>-674.13</text:p>
          </table:table-cell>
          <table:table-cell table:formula="of:=AVERAGE([.C344:.E344])" office:value-type="float" office:value="1688.33333333333" calcext:value-type="float">
            <text:p>1688.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673148" calcext:value-type="float">
            <text:p>-673148</text:p>
          </table:table-cell>
          <table:table-cell office:value-type="float" office:value="1688" calcext:value-type="float">
            <text:p>1688</text:p>
          </table:table-cell>
          <table:table-cell table:number-columns-repeated="2" office:value-type="float" office:value="1687" calcext:value-type="float">
            <text:p>1687</text:p>
          </table:table-cell>
          <table:table-cell table:number-columns-repeated="2"/>
          <table:table-cell table:formula="of:=[.B345]/1000" office:value-type="float" office:value="-673.148" calcext:value-type="float">
            <text:p>-673.15</text:p>
          </table:table-cell>
          <table:table-cell table:formula="of:=AVERAGE([.C345:.E345])" office:value-type="float" office:value="1687.33333333333" calcext:value-type="float">
            <text:p>1687.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672164" calcext:value-type="float">
            <text:p>-672164</text:p>
          </table:table-cell>
          <table:table-cell office:value-type="float" office:value="1686" calcext:value-type="float">
            <text:p>1686</text:p>
          </table:table-cell>
          <table:table-cell table:number-columns-repeated="2" office:value-type="float" office:value="1687" calcext:value-type="float">
            <text:p>1687</text:p>
          </table:table-cell>
          <table:table-cell table:number-columns-repeated="2"/>
          <table:table-cell table:formula="of:=[.B346]/1000" office:value-type="float" office:value="-672.164" calcext:value-type="float">
            <text:p>-672.16</text:p>
          </table:table-cell>
          <table:table-cell table:formula="of:=AVERAGE([.C346:.E346])" office:value-type="float" office:value="1686.66666666667" calcext:value-type="float">
            <text:p>1686.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671179" calcext:value-type="float">
            <text:p>-671179</text:p>
          </table:table-cell>
          <table:table-cell office:value-type="float" office:value="1685" calcext:value-type="float">
            <text:p>1685</text:p>
          </table:table-cell>
          <table:table-cell office:value-type="float" office:value="1686" calcext:value-type="float">
            <text:p>1686</text:p>
          </table:table-cell>
          <table:table-cell office:value-type="float" office:value="1685" calcext:value-type="float">
            <text:p>1685</text:p>
          </table:table-cell>
          <table:table-cell table:number-columns-repeated="2"/>
          <table:table-cell table:formula="of:=[.B347]/1000" office:value-type="float" office:value="-671.179" calcext:value-type="float">
            <text:p>-671.18</text:p>
          </table:table-cell>
          <table:table-cell table:formula="of:=AVERAGE([.C347:.E347])" office:value-type="float" office:value="1685.33333333333" calcext:value-type="float">
            <text:p>1685.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670194" calcext:value-type="float">
            <text:p>-670194</text:p>
          </table:table-cell>
          <table:table-cell office:value-type="float" office:value="1684" calcext:value-type="float">
            <text:p>1684</text:p>
          </table:table-cell>
          <table:table-cell office:value-type="float" office:value="1683" calcext:value-type="float">
            <text:p>1683</text:p>
          </table:table-cell>
          <table:table-cell office:value-type="float" office:value="1685" calcext:value-type="float">
            <text:p>1685</text:p>
          </table:table-cell>
          <table:table-cell table:number-columns-repeated="2"/>
          <table:table-cell table:formula="of:=[.B348]/1000" office:value-type="float" office:value="-670.194" calcext:value-type="float">
            <text:p>-670.19</text:p>
          </table:table-cell>
          <table:table-cell table:formula="of:=AVERAGE([.C348:.E348])" office:value-type="float" office:value="1684" calcext:value-type="float">
            <text:p>1684.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669209" calcext:value-type="float">
            <text:p>-669209</text:p>
          </table:table-cell>
          <table:table-cell office:value-type="float" office:value="1684" calcext:value-type="float">
            <text:p>1684</text:p>
          </table:table-cell>
          <table:table-cell office:value-type="float" office:value="1683" calcext:value-type="float">
            <text:p>1683</text:p>
          </table:table-cell>
          <table:table-cell office:value-type="float" office:value="1684" calcext:value-type="float">
            <text:p>1684</text:p>
          </table:table-cell>
          <table:table-cell table:number-columns-repeated="2"/>
          <table:table-cell table:formula="of:=[.B349]/1000" office:value-type="float" office:value="-669.209" calcext:value-type="float">
            <text:p>-669.21</text:p>
          </table:table-cell>
          <table:table-cell table:formula="of:=AVERAGE([.C349:.E349])" office:value-type="float" office:value="1683.66666666667" calcext:value-type="float">
            <text:p>1683.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668224" calcext:value-type="float">
            <text:p>-668224</text:p>
          </table:table-cell>
          <table:table-cell table:number-columns-repeated="2" office:value-type="float" office:value="1682" calcext:value-type="float">
            <text:p>1682</text:p>
          </table:table-cell>
          <table:table-cell office:value-type="float" office:value="1683" calcext:value-type="float">
            <text:p>1683</text:p>
          </table:table-cell>
          <table:table-cell table:number-columns-repeated="2"/>
          <table:table-cell table:formula="of:=[.B350]/1000" office:value-type="float" office:value="-668.224" calcext:value-type="float">
            <text:p>-668.22</text:p>
          </table:table-cell>
          <table:table-cell table:formula="of:=AVERAGE([.C350:.E350])" office:value-type="float" office:value="1682.33333333333" calcext:value-type="float">
            <text:p>1682.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667239" calcext:value-type="float">
            <text:p>-667239</text:p>
          </table:table-cell>
          <table:table-cell office:value-type="float" office:value="1683" calcext:value-type="float">
            <text:p>1683</text:p>
          </table:table-cell>
          <table:table-cell table:number-columns-repeated="2" office:value-type="float" office:value="1681" calcext:value-type="float">
            <text:p>1681</text:p>
          </table:table-cell>
          <table:table-cell table:number-columns-repeated="2"/>
          <table:table-cell table:formula="of:=[.B351]/1000" office:value-type="float" office:value="-667.239" calcext:value-type="float">
            <text:p>-667.24</text:p>
          </table:table-cell>
          <table:table-cell table:formula="of:=AVERAGE([.C351:.E351])" office:value-type="float" office:value="1681.66666666667" calcext:value-type="float">
            <text:p>1681.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666255" calcext:value-type="float">
            <text:p>-666255</text:p>
          </table:table-cell>
          <table:table-cell office:value-type="float" office:value="1681" calcext:value-type="float">
            <text:p>1681</text:p>
          </table:table-cell>
          <table:table-cell office:value-type="float" office:value="1682" calcext:value-type="float">
            <text:p>1682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table:formula="of:=[.B352]/1000" office:value-type="float" office:value="-666.255" calcext:value-type="float">
            <text:p>-666.26</text:p>
          </table:table-cell>
          <table:table-cell table:formula="of:=AVERAGE([.C352:.E352])" office:value-type="float" office:value="1681.33333333333" calcext:value-type="float">
            <text:p>1681.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665270" calcext:value-type="float">
            <text:p>-665270</text:p>
          </table:table-cell>
          <table:table-cell table:number-columns-repeated="3" office:value-type="float" office:value="1680" calcext:value-type="float">
            <text:p>1680</text:p>
          </table:table-cell>
          <table:table-cell table:number-columns-repeated="2"/>
          <table:table-cell table:formula="of:=[.B353]/1000" office:value-type="float" office:value="-665.27" calcext:value-type="float">
            <text:p>-665.27</text:p>
          </table:table-cell>
          <table:table-cell table:formula="of:=AVERAGE([.C353:.E353])" office:value-type="float" office:value="1680" calcext:value-type="float">
            <text:p>1680.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664285" calcext:value-type="float">
            <text:p>-664285</text:p>
          </table:table-cell>
          <table:table-cell table:number-columns-repeated="3" office:value-type="float" office:value="1679" calcext:value-type="float">
            <text:p>1679</text:p>
          </table:table-cell>
          <table:table-cell table:number-columns-repeated="2"/>
          <table:table-cell table:formula="of:=[.B354]/1000" office:value-type="float" office:value="-664.285" calcext:value-type="float">
            <text:p>-664.29</text:p>
          </table:table-cell>
          <table:table-cell table:formula="of:=AVERAGE([.C354:.E354])" office:value-type="float" office:value="1679" calcext:value-type="float">
            <text:p>1679.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663300" calcext:value-type="float">
            <text:p>-663300</text:p>
          </table:table-cell>
          <table:table-cell office:value-type="float" office:value="1678" calcext:value-type="float">
            <text:p>1678</text:p>
          </table:table-cell>
          <table:table-cell office:value-type="float" office:value="1679" calcext:value-type="float">
            <text:p>1679</text:p>
          </table:table-cell>
          <table:table-cell office:value-type="float" office:value="1678" calcext:value-type="float">
            <text:p>1678</text:p>
          </table:table-cell>
          <table:table-cell table:number-columns-repeated="2"/>
          <table:table-cell table:formula="of:=[.B355]/1000" office:value-type="float" office:value="-663.3" calcext:value-type="float">
            <text:p>-663.30</text:p>
          </table:table-cell>
          <table:table-cell table:formula="of:=AVERAGE([.C355:.E355])" office:value-type="float" office:value="1678.33333333333" calcext:value-type="float">
            <text:p>1678.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662315" calcext:value-type="float">
            <text:p>-662315</text:p>
          </table:table-cell>
          <table:table-cell table:number-columns-repeated="2" office:value-type="float" office:value="1677" calcext:value-type="float">
            <text:p>1677</text:p>
          </table:table-cell>
          <table:table-cell office:value-type="float" office:value="1676" calcext:value-type="float">
            <text:p>1676</text:p>
          </table:table-cell>
          <table:table-cell table:number-columns-repeated="2"/>
          <table:table-cell table:formula="of:=[.B356]/1000" office:value-type="float" office:value="-662.315" calcext:value-type="float">
            <text:p>-662.32</text:p>
          </table:table-cell>
          <table:table-cell table:formula="of:=AVERAGE([.C356:.E356])" office:value-type="float" office:value="1676.66666666667" calcext:value-type="float">
            <text:p>1676.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661330" calcext:value-type="float">
            <text:p>-661330</text:p>
          </table:table-cell>
          <table:table-cell office:value-type="float" office:value="1675" calcext:value-type="float">
            <text:p>1675</text:p>
          </table:table-cell>
          <table:table-cell table:number-columns-repeated="2" office:value-type="float" office:value="1676" calcext:value-type="float">
            <text:p>1676</text:p>
          </table:table-cell>
          <table:table-cell table:number-columns-repeated="2"/>
          <table:table-cell table:formula="of:=[.B357]/1000" office:value-type="float" office:value="-661.33" calcext:value-type="float">
            <text:p>-661.33</text:p>
          </table:table-cell>
          <table:table-cell table:formula="of:=AVERAGE([.C357:.E357])" office:value-type="float" office:value="1675.66666666667" calcext:value-type="float">
            <text:p>1675.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660345" calcext:value-type="float">
            <text:p>-660345</text:p>
          </table:table-cell>
          <table:table-cell office:value-type="float" office:value="1674" calcext:value-type="float">
            <text:p>1674</text:p>
          </table:table-cell>
          <table:table-cell table:number-columns-repeated="2" office:value-type="float" office:value="1675" calcext:value-type="float">
            <text:p>1675</text:p>
          </table:table-cell>
          <table:table-cell table:number-columns-repeated="2"/>
          <table:table-cell table:formula="of:=[.B358]/1000" office:value-type="float" office:value="-660.345" calcext:value-type="float">
            <text:p>-660.35</text:p>
          </table:table-cell>
          <table:table-cell table:formula="of:=AVERAGE([.C358:.E358])" office:value-type="float" office:value="1674.66666666667" calcext:value-type="float">
            <text:p>1674.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659361" calcext:value-type="float">
            <text:p>-659361</text:p>
          </table:table-cell>
          <table:table-cell table:number-columns-repeated="2" office:value-type="float" office:value="1674" calcext:value-type="float">
            <text:p>1674</text:p>
          </table:table-cell>
          <table:table-cell office:value-type="float" office:value="1675" calcext:value-type="float">
            <text:p>1675</text:p>
          </table:table-cell>
          <table:table-cell table:number-columns-repeated="2"/>
          <table:table-cell table:formula="of:=[.B359]/1000" office:value-type="float" office:value="-659.361" calcext:value-type="float">
            <text:p>-659.36</text:p>
          </table:table-cell>
          <table:table-cell table:formula="of:=AVERAGE([.C359:.E359])" office:value-type="float" office:value="1674.33333333333" calcext:value-type="float">
            <text:p>1674.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658376" calcext:value-type="float">
            <text:p>-658376</text:p>
          </table:table-cell>
          <table:table-cell office:value-type="float" office:value="1674" calcext:value-type="float">
            <text:p>1674</text:p>
          </table:table-cell>
          <table:table-cell office:value-type="float" office:value="1672" calcext:value-type="float">
            <text:p>1672</text:p>
          </table:table-cell>
          <table:table-cell office:value-type="float" office:value="1673" calcext:value-type="float">
            <text:p>1673</text:p>
          </table:table-cell>
          <table:table-cell table:number-columns-repeated="2"/>
          <table:table-cell table:formula="of:=[.B360]/1000" office:value-type="float" office:value="-658.376" calcext:value-type="float">
            <text:p>-658.38</text:p>
          </table:table-cell>
          <table:table-cell table:formula="of:=AVERAGE([.C360:.E360])" office:value-type="float" office:value="1673" calcext:value-type="float">
            <text:p>1673.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657391" calcext:value-type="float">
            <text:p>-657391</text:p>
          </table:table-cell>
          <table:table-cell office:value-type="float" office:value="1672" calcext:value-type="float">
            <text:p>1672</text:p>
          </table:table-cell>
          <table:table-cell office:value-type="float" office:value="1671" calcext:value-type="float">
            <text:p>1671</text:p>
          </table:table-cell>
          <table:table-cell office:value-type="float" office:value="1672" calcext:value-type="float">
            <text:p>1672</text:p>
          </table:table-cell>
          <table:table-cell table:number-columns-repeated="2"/>
          <table:table-cell table:formula="of:=[.B361]/1000" office:value-type="float" office:value="-657.391" calcext:value-type="float">
            <text:p>-657.39</text:p>
          </table:table-cell>
          <table:table-cell table:formula="of:=AVERAGE([.C361:.E361])" office:value-type="float" office:value="1671.66666666667" calcext:value-type="float">
            <text:p>1671.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656406" calcext:value-type="float">
            <text:p>-656406</text:p>
          </table:table-cell>
          <table:table-cell office:value-type="float" office:value="1672" calcext:value-type="float">
            <text:p>1672</text:p>
          </table:table-cell>
          <table:table-cell office:value-type="float" office:value="1671" calcext:value-type="float">
            <text:p>1671</text:p>
          </table:table-cell>
          <table:table-cell office:value-type="float" office:value="1670" calcext:value-type="float">
            <text:p>1670</text:p>
          </table:table-cell>
          <table:table-cell table:number-columns-repeated="2"/>
          <table:table-cell table:formula="of:=[.B362]/1000" office:value-type="float" office:value="-656.406" calcext:value-type="float">
            <text:p>-656.41</text:p>
          </table:table-cell>
          <table:table-cell table:formula="of:=AVERAGE([.C362:.E362])" office:value-type="float" office:value="1671" calcext:value-type="float">
            <text:p>1671.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655421" calcext:value-type="float">
            <text:p>-655421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1669" calcext:value-type="float">
            <text:p>1669</text:p>
          </table:table-cell>
          <table:table-cell table:number-columns-repeated="2"/>
          <table:table-cell table:formula="of:=[.B363]/1000" office:value-type="float" office:value="-655.421" calcext:value-type="float">
            <text:p>-655.42</text:p>
          </table:table-cell>
          <table:table-cell table:formula="of:=AVERAGE([.C363:.E363])" office:value-type="float" office:value="1669.66666666667" calcext:value-type="float">
            <text:p>1669.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654436" calcext:value-type="float">
            <text:p>-654436</text:p>
          </table:table-cell>
          <table:table-cell office:value-type="float" office:value="1668" calcext:value-type="float">
            <text:p>1668</text:p>
          </table:table-cell>
          <table:table-cell office:value-type="float" office:value="1669" calcext:value-type="float">
            <text:p>1669</text:p>
          </table:table-cell>
          <table:table-cell office:value-type="float" office:value="1670" calcext:value-type="float">
            <text:p>1670</text:p>
          </table:table-cell>
          <table:table-cell table:number-columns-repeated="2"/>
          <table:table-cell table:formula="of:=[.B364]/1000" office:value-type="float" office:value="-654.436" calcext:value-type="float">
            <text:p>-654.44</text:p>
          </table:table-cell>
          <table:table-cell table:formula="of:=AVERAGE([.C364:.E364])" office:value-type="float" office:value="1669" calcext:value-type="float">
            <text:p>1669.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653451" calcext:value-type="float">
            <text:p>-653451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1668" calcext:value-type="float">
            <text:p>1668</text:p>
          </table:table-cell>
          <table:table-cell table:number-columns-repeated="2"/>
          <table:table-cell table:formula="of:=[.B365]/1000" office:value-type="float" office:value="-653.451" calcext:value-type="float">
            <text:p>-653.45</text:p>
          </table:table-cell>
          <table:table-cell table:formula="of:=AVERAGE([.C365:.E365])" office:value-type="float" office:value="1667.66666666667" calcext:value-type="float">
            <text:p>1667.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652467" calcext:value-type="float">
            <text:p>-652467</text:p>
          </table:table-cell>
          <table:table-cell table:number-columns-repeated="3" office:value-type="float" office:value="1667" calcext:value-type="float">
            <text:p>1667</text:p>
          </table:table-cell>
          <table:table-cell table:number-columns-repeated="2"/>
          <table:table-cell table:formula="of:=[.B366]/1000" office:value-type="float" office:value="-652.467" calcext:value-type="float">
            <text:p>-652.47</text:p>
          </table:table-cell>
          <table:table-cell table:formula="of:=AVERAGE([.C366:.E366])" office:value-type="float" office:value="1667" calcext:value-type="float">
            <text:p>1667.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651482" calcext:value-type="float">
            <text:p>-651482</text:p>
          </table:table-cell>
          <table:table-cell table:number-columns-repeated="3" office:value-type="float" office:value="1666" calcext:value-type="float">
            <text:p>1666</text:p>
          </table:table-cell>
          <table:table-cell table:number-columns-repeated="2"/>
          <table:table-cell table:formula="of:=[.B367]/1000" office:value-type="float" office:value="-651.482" calcext:value-type="float">
            <text:p>-651.48</text:p>
          </table:table-cell>
          <table:table-cell table:formula="of:=AVERAGE([.C367:.E367])" office:value-type="float" office:value="1666" calcext:value-type="float">
            <text:p>1666.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650497" calcext:value-type="float">
            <text:p>-650497</text:p>
          </table:table-cell>
          <table:table-cell office:value-type="float" office:value="1665" calcext:value-type="float">
            <text:p>1665</text:p>
          </table:table-cell>
          <table:table-cell office:value-type="float" office:value="1664" calcext:value-type="float">
            <text:p>1664</text:p>
          </table:table-cell>
          <table:table-cell office:value-type="float" office:value="1665" calcext:value-type="float">
            <text:p>1665</text:p>
          </table:table-cell>
          <table:table-cell table:number-columns-repeated="2"/>
          <table:table-cell table:formula="of:=[.B368]/1000" office:value-type="float" office:value="-650.497" calcext:value-type="float">
            <text:p>-650.50</text:p>
          </table:table-cell>
          <table:table-cell table:formula="of:=AVERAGE([.C368:.E368])" office:value-type="float" office:value="1664.66666666667" calcext:value-type="float">
            <text:p>1664.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649512" calcext:value-type="float">
            <text:p>-649512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1664" calcext:value-type="float">
            <text:p>1664</text:p>
          </table:table-cell>
          <table:table-cell table:number-columns-repeated="2"/>
          <table:table-cell table:formula="of:=[.B369]/1000" office:value-type="float" office:value="-649.512" calcext:value-type="float">
            <text:p>-649.51</text:p>
          </table:table-cell>
          <table:table-cell table:formula="of:=AVERAGE([.C369:.E369])" office:value-type="float" office:value="1663.66666666667" calcext:value-type="float">
            <text:p>1663.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648527" calcext:value-type="float">
            <text:p>-648527</text:p>
          </table:table-cell>
          <table:table-cell office:value-type="float" office:value="1662" calcext:value-type="float">
            <text:p>1662</text:p>
          </table:table-cell>
          <table:table-cell office:value-type="float" office:value="1663" calcext:value-type="float">
            <text:p>1663</text:p>
          </table:table-cell>
          <table:table-cell office:value-type="float" office:value="1664" calcext:value-type="float">
            <text:p>1664</text:p>
          </table:table-cell>
          <table:table-cell table:number-columns-repeated="2"/>
          <table:table-cell table:formula="of:=[.B370]/1000" office:value-type="float" office:value="-648.527" calcext:value-type="float">
            <text:p>-648.53</text:p>
          </table:table-cell>
          <table:table-cell table:formula="of:=AVERAGE([.C370:.E370])" office:value-type="float" office:value="1663" calcext:value-type="float">
            <text:p>1663.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647542" calcext:value-type="float">
            <text:p>-647542</text:p>
          </table:table-cell>
          <table:table-cell office:value-type="float" office:value="1661" calcext:value-type="float">
            <text:p>1661</text:p>
          </table:table-cell>
          <table:table-cell office:value-type="float" office:value="1662" calcext:value-type="float">
            <text:p>1662</text:p>
          </table:table-cell>
          <table:table-cell office:value-type="float" office:value="1663" calcext:value-type="float">
            <text:p>1663</text:p>
          </table:table-cell>
          <table:table-cell table:number-columns-repeated="2"/>
          <table:table-cell table:formula="of:=[.B371]/1000" office:value-type="float" office:value="-647.542" calcext:value-type="float">
            <text:p>-647.54</text:p>
          </table:table-cell>
          <table:table-cell table:formula="of:=AVERAGE([.C371:.E371])" office:value-type="float" office:value="1662" calcext:value-type="float">
            <text:p>1662.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646557" calcext:value-type="float">
            <text:p>-646557</text:p>
          </table:table-cell>
          <table:table-cell office:value-type="float" office:value="1661" calcext:value-type="float">
            <text:p>1661</text:p>
          </table:table-cell>
          <table:table-cell office:value-type="float" office:value="1660" calcext:value-type="float">
            <text:p>1660</text:p>
          </table:table-cell>
          <table:table-cell office:value-type="float" office:value="1661" calcext:value-type="float">
            <text:p>1661</text:p>
          </table:table-cell>
          <table:table-cell table:number-columns-repeated="2"/>
          <table:table-cell table:formula="of:=[.B372]/1000" office:value-type="float" office:value="-646.557" calcext:value-type="float">
            <text:p>-646.56</text:p>
          </table:table-cell>
          <table:table-cell table:formula="of:=AVERAGE([.C372:.E372])" office:value-type="float" office:value="1660.66666666667" calcext:value-type="float">
            <text:p>1660.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645573" calcext:value-type="float">
            <text:p>-645573</text:p>
          </table:table-cell>
          <table:table-cell table:number-columns-repeated="2" office:value-type="float" office:value="1660" calcext:value-type="float">
            <text:p>1660</text:p>
          </table:table-cell>
          <table:table-cell office:value-type="float" office:value="1659" calcext:value-type="float">
            <text:p>1659</text:p>
          </table:table-cell>
          <table:table-cell table:number-columns-repeated="2"/>
          <table:table-cell table:formula="of:=[.B373]/1000" office:value-type="float" office:value="-645.573" calcext:value-type="float">
            <text:p>-645.57</text:p>
          </table:table-cell>
          <table:table-cell table:formula="of:=AVERAGE([.C373:.E373])" office:value-type="float" office:value="1659.66666666667" calcext:value-type="float">
            <text:p>1659.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644588" calcext:value-type="float">
            <text:p>-644588</text:p>
          </table:table-cell>
          <table:table-cell office:value-type="float" office:value="1659" calcext:value-type="float">
            <text:p>1659</text:p>
          </table:table-cell>
          <table:table-cell office:value-type="float" office:value="1658" calcext:value-type="float">
            <text:p>1658</text:p>
          </table:table-cell>
          <table:table-cell office:value-type="float" office:value="1659" calcext:value-type="float">
            <text:p>1659</text:p>
          </table:table-cell>
          <table:table-cell table:number-columns-repeated="2"/>
          <table:table-cell table:formula="of:=[.B374]/1000" office:value-type="float" office:value="-644.588" calcext:value-type="float">
            <text:p>-644.59</text:p>
          </table:table-cell>
          <table:table-cell table:formula="of:=AVERAGE([.C374:.E374])" office:value-type="float" office:value="1658.66666666667" calcext:value-type="float">
            <text:p>1658.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643603" calcext:value-type="float">
            <text:p>-643603</text:p>
          </table:table-cell>
          <table:table-cell office:value-type="float" office:value="1659" calcext:value-type="float">
            <text:p>1659</text:p>
          </table:table-cell>
          <table:table-cell table:number-columns-repeated="2" office:value-type="float" office:value="1658" calcext:value-type="float">
            <text:p>1658</text:p>
          </table:table-cell>
          <table:table-cell table:number-columns-repeated="2"/>
          <table:table-cell table:formula="of:=[.B375]/1000" office:value-type="float" office:value="-643.603" calcext:value-type="float">
            <text:p>-643.60</text:p>
          </table:table-cell>
          <table:table-cell table:formula="of:=AVERAGE([.C375:.E375])" office:value-type="float" office:value="1658.33333333333" calcext:value-type="float">
            <text:p>1658.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642618" calcext:value-type="float">
            <text:p>-642618</text:p>
          </table:table-cell>
          <table:table-cell office:value-type="float" office:value="1657" calcext:value-type="float">
            <text:p>1657</text:p>
          </table:table-cell>
          <table:table-cell office:value-type="float" office:value="1658" calcext:value-type="float">
            <text:p>1658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[.B376]/1000" office:value-type="float" office:value="-642.618" calcext:value-type="float">
            <text:p>-642.62</text:p>
          </table:table-cell>
          <table:table-cell table:formula="of:=AVERAGE([.C376:.E376])" office:value-type="float" office:value="1657" calcext:value-type="float">
            <text:p>1657.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641633" calcext:value-type="float">
            <text:p>-641633</text:p>
          </table:table-cell>
          <table:table-cell office:value-type="float" office:value="1657" calcext:value-type="float">
            <text:p>1657</text:p>
          </table:table-cell>
          <table:table-cell office:value-type="float" office:value="1655" calcext:value-type="float">
            <text:p>1655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[.B377]/1000" office:value-type="float" office:value="-641.633" calcext:value-type="float">
            <text:p>-641.63</text:p>
          </table:table-cell>
          <table:table-cell table:formula="of:=AVERAGE([.C377:.E377])" office:value-type="float" office:value="1656" calcext:value-type="float">
            <text:p>1656.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640648" calcext:value-type="float">
            <text:p>-640648</text:p>
          </table:table-cell>
          <table:table-cell office:value-type="float" office:value="1655" calcext:value-type="float">
            <text:p>1655</text:p>
          </table:table-cell>
          <table:table-cell office:value-type="float" office:value="1656" calcext:value-type="float">
            <text:p>1656</text:p>
          </table:table-cell>
          <table:table-cell office:value-type="float" office:value="1655" calcext:value-type="float">
            <text:p>1655</text:p>
          </table:table-cell>
          <table:table-cell table:number-columns-repeated="2"/>
          <table:table-cell table:formula="of:=[.B378]/1000" office:value-type="float" office:value="-640.648" calcext:value-type="float">
            <text:p>-640.65</text:p>
          </table:table-cell>
          <table:table-cell table:formula="of:=AVERAGE([.C378:.E378])" office:value-type="float" office:value="1655.33333333333" calcext:value-type="float">
            <text:p>1655.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639663" calcext:value-type="float">
            <text:p>-639663</text:p>
          </table:table-cell>
          <table:table-cell table:number-columns-repeated="3" office:value-type="float" office:value="1654" calcext:value-type="float">
            <text:p>1654</text:p>
          </table:table-cell>
          <table:table-cell table:number-columns-repeated="2"/>
          <table:table-cell table:formula="of:=[.B379]/1000" office:value-type="float" office:value="-639.663" calcext:value-type="float">
            <text:p>-639.66</text:p>
          </table:table-cell>
          <table:table-cell table:formula="of:=AVERAGE([.C379:.E379])" office:value-type="float" office:value="1654" calcext:value-type="float">
            <text:p>1654.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638679" calcext:value-type="float">
            <text:p>-638679</text:p>
          </table:table-cell>
          <table:table-cell table:number-columns-repeated="2" office:value-type="float" office:value="1652" calcext:value-type="float">
            <text:p>1652</text:p>
          </table:table-cell>
          <table:table-cell office:value-type="float" office:value="1654" calcext:value-type="float">
            <text:p>1654</text:p>
          </table:table-cell>
          <table:table-cell table:number-columns-repeated="2"/>
          <table:table-cell table:formula="of:=[.B380]/1000" office:value-type="float" office:value="-638.679" calcext:value-type="float">
            <text:p>-638.68</text:p>
          </table:table-cell>
          <table:table-cell table:formula="of:=AVERAGE([.C380:.E380])" office:value-type="float" office:value="1652.66666666667" calcext:value-type="float">
            <text:p>1652.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637694" calcext:value-type="float">
            <text:p>-637694</text:p>
          </table:table-cell>
          <table:table-cell office:value-type="float" office:value="1651" calcext:value-type="float">
            <text:p>1651</text:p>
          </table:table-cell>
          <table:table-cell table:number-columns-repeated="2" office:value-type="float" office:value="1652" calcext:value-type="float">
            <text:p>1652</text:p>
          </table:table-cell>
          <table:table-cell table:number-columns-repeated="2"/>
          <table:table-cell table:formula="of:=[.B381]/1000" office:value-type="float" office:value="-637.694" calcext:value-type="float">
            <text:p>-637.69</text:p>
          </table:table-cell>
          <table:table-cell table:formula="of:=AVERAGE([.C381:.E381])" office:value-type="float" office:value="1651.66666666667" calcext:value-type="float">
            <text:p>1651.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636709" calcext:value-type="float">
            <text:p>-636709</text:p>
          </table:table-cell>
          <table:table-cell office:value-type="float" office:value="1651" calcext:value-type="float">
            <text:p>1651</text:p>
          </table:table-cell>
          <table:table-cell office:value-type="float" office:value="1650" calcext:value-type="float">
            <text:p>1650</text:p>
          </table:table-cell>
          <table:table-cell office:value-type="float" office:value="1651" calcext:value-type="float">
            <text:p>1651</text:p>
          </table:table-cell>
          <table:table-cell table:number-columns-repeated="2"/>
          <table:table-cell table:formula="of:=[.B382]/1000" office:value-type="float" office:value="-636.709" calcext:value-type="float">
            <text:p>-636.71</text:p>
          </table:table-cell>
          <table:table-cell table:formula="of:=AVERAGE([.C382:.E382])" office:value-type="float" office:value="1650.66666666667" calcext:value-type="float">
            <text:p>1650.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635724" calcext:value-type="float">
            <text:p>-635724</text:p>
          </table:table-cell>
          <table:table-cell office:value-type="float" office:value="1649" calcext:value-type="float">
            <text:p>1649</text:p>
          </table:table-cell>
          <table:table-cell office:value-type="float" office:value="1651" calcext:value-type="float">
            <text:p>1651</text:p>
          </table:table-cell>
          <table:table-cell office:value-type="float" office:value="1649" calcext:value-type="float">
            <text:p>1649</text:p>
          </table:table-cell>
          <table:table-cell table:number-columns-repeated="2"/>
          <table:table-cell table:formula="of:=[.B383]/1000" office:value-type="float" office:value="-635.724" calcext:value-type="float">
            <text:p>-635.72</text:p>
          </table:table-cell>
          <table:table-cell table:formula="of:=AVERAGE([.C383:.E383])" office:value-type="float" office:value="1649.66666666667" calcext:value-type="float">
            <text:p>1649.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634739" calcext:value-type="float">
            <text:p>-634739</text:p>
          </table:table-cell>
          <table:table-cell table:number-columns-repeated="2" office:value-type="float" office:value="1649" calcext:value-type="float">
            <text:p>164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table:formula="of:=[.B384]/1000" office:value-type="float" office:value="-634.739" calcext:value-type="float">
            <text:p>-634.74</text:p>
          </table:table-cell>
          <table:table-cell table:formula="of:=AVERAGE([.C384:.E384])" office:value-type="float" office:value="1649.33333333333" calcext:value-type="float">
            <text:p>1649.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633754" calcext:value-type="float">
            <text:p>-633754</text:p>
          </table:table-cell>
          <table:table-cell table:number-columns-repeated="2" office:value-type="float" office:value="1649" calcext:value-type="float">
            <text:p>1649</text:p>
          </table:table-cell>
          <table:table-cell office:value-type="float" office:value="1648" calcext:value-type="float">
            <text:p>1648</text:p>
          </table:table-cell>
          <table:table-cell table:number-columns-repeated="2"/>
          <table:table-cell table:formula="of:=[.B385]/1000" office:value-type="float" office:value="-633.754" calcext:value-type="float">
            <text:p>-633.75</text:p>
          </table:table-cell>
          <table:table-cell table:formula="of:=AVERAGE([.C385:.E385])" office:value-type="float" office:value="1648.66666666667" calcext:value-type="float">
            <text:p>1648.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632769" calcext:value-type="float">
            <text:p>-632769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float" office:value="1647" calcext:value-type="float">
            <text:p>1647</text:p>
          </table:table-cell>
          <table:table-cell table:number-columns-repeated="2"/>
          <table:table-cell table:formula="of:=[.B386]/1000" office:value-type="float" office:value="-632.769" calcext:value-type="float">
            <text:p>-632.77</text:p>
          </table:table-cell>
          <table:table-cell table:formula="of:=AVERAGE([.C386:.E386])" office:value-type="float" office:value="1647.33333333333" calcext:value-type="float">
            <text:p>1647.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631785" calcext:value-type="float">
            <text:p>-631785</text:p>
          </table:table-cell>
          <table:table-cell office:value-type="float" office:value="1646" calcext:value-type="float">
            <text:p>1646</text:p>
          </table:table-cell>
          <table:table-cell table:number-columns-repeated="2" office:value-type="float" office:value="1647" calcext:value-type="float">
            <text:p>1647</text:p>
          </table:table-cell>
          <table:table-cell table:number-columns-repeated="2"/>
          <table:table-cell table:formula="of:=[.B387]/1000" office:value-type="float" office:value="-631.785" calcext:value-type="float">
            <text:p>-631.79</text:p>
          </table:table-cell>
          <table:table-cell table:formula="of:=AVERAGE([.C387:.E387])" office:value-type="float" office:value="1646.66666666667" calcext:value-type="float">
            <text:p>1646.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630800" calcext:value-type="float">
            <text:p>-630800</text:p>
          </table:table-cell>
          <table:table-cell table:number-columns-repeated="2" office:value-type="float" office:value="1646" calcext:value-type="float">
            <text:p>1646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table:formula="of:=[.B388]/1000" office:value-type="float" office:value="-630.8" calcext:value-type="float">
            <text:p>-630.80</text:p>
          </table:table-cell>
          <table:table-cell table:formula="of:=AVERAGE([.C388:.E388])" office:value-type="float" office:value="1646.33333333333" calcext:value-type="float">
            <text:p>1646.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629815" calcext:value-type="float">
            <text:p>-629815</text:p>
          </table:table-cell>
          <table:table-cell office:value-type="float" office:value="1644" calcext:value-type="float">
            <text:p>1644</text:p>
          </table:table-cell>
          <table:table-cell table:number-columns-repeated="2" office:value-type="float" office:value="1645" calcext:value-type="float">
            <text:p>1645</text:p>
          </table:table-cell>
          <table:table-cell table:number-columns-repeated="2"/>
          <table:table-cell table:formula="of:=[.B389]/1000" office:value-type="float" office:value="-629.815" calcext:value-type="float">
            <text:p>-629.82</text:p>
          </table:table-cell>
          <table:table-cell table:formula="of:=AVERAGE([.C389:.E389])" office:value-type="float" office:value="1644.66666666667" calcext:value-type="float">
            <text:p>1644.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628830" calcext:value-type="float">
            <text:p>-628830</text:p>
          </table:table-cell>
          <table:table-cell office:value-type="float" office:value="1643" calcext:value-type="float">
            <text:p>1643</text:p>
          </table:table-cell>
          <table:table-cell office:value-type="float" office:value="1645" calcext:value-type="float">
            <text:p>1645</text:p>
          </table:table-cell>
          <table:table-cell office:value-type="float" office:value="1644" calcext:value-type="float">
            <text:p>1644</text:p>
          </table:table-cell>
          <table:table-cell table:number-columns-repeated="2"/>
          <table:table-cell table:formula="of:=[.B390]/1000" office:value-type="float" office:value="-628.83" calcext:value-type="float">
            <text:p>-628.83</text:p>
          </table:table-cell>
          <table:table-cell table:formula="of:=AVERAGE([.C390:.E390])" office:value-type="float" office:value="1644" calcext:value-type="float">
            <text:p>1644.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627845" calcext:value-type="float">
            <text:p>-627845</text:p>
          </table:table-cell>
          <table:table-cell table:number-columns-repeated="2" office:value-type="float" office:value="1643" calcext:value-type="float">
            <text:p>1643</text:p>
          </table:table-cell>
          <table:table-cell office:value-type="float" office:value="1642" calcext:value-type="float">
            <text:p>1642</text:p>
          </table:table-cell>
          <table:table-cell table:number-columns-repeated="2"/>
          <table:table-cell table:formula="of:=[.B391]/1000" office:value-type="float" office:value="-627.845" calcext:value-type="float">
            <text:p>-627.85</text:p>
          </table:table-cell>
          <table:table-cell table:formula="of:=AVERAGE([.C391:.E391])" office:value-type="float" office:value="1642.66666666667" calcext:value-type="float">
            <text:p>1642.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626860" calcext:value-type="float">
            <text:p>-626860</text:p>
          </table:table-cell>
          <table:table-cell office:value-type="float" office:value="1641" calcext:value-type="float">
            <text:p>1641</text:p>
          </table:table-cell>
          <table:table-cell table:number-columns-repeated="2" office:value-type="float" office:value="1642" calcext:value-type="float">
            <text:p>1642</text:p>
          </table:table-cell>
          <table:table-cell table:number-columns-repeated="2"/>
          <table:table-cell table:formula="of:=[.B392]/1000" office:value-type="float" office:value="-626.86" calcext:value-type="float">
            <text:p>-626.86</text:p>
          </table:table-cell>
          <table:table-cell table:formula="of:=AVERAGE([.C392:.E392])" office:value-type="float" office:value="1641.66666666667" calcext:value-type="float">
            <text:p>1641.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625875" calcext:value-type="float">
            <text:p>-625875</text:p>
          </table:table-cell>
          <table:table-cell office:value-type="float" office:value="1641" calcext:value-type="float">
            <text:p>1641</text:p>
          </table:table-cell>
          <table:table-cell office:value-type="float" office:value="1640" calcext:value-type="float">
            <text:p>1640</text:p>
          </table:table-cell>
          <table:table-cell office:value-type="float" office:value="1641" calcext:value-type="float">
            <text:p>1641</text:p>
          </table:table-cell>
          <table:table-cell table:number-columns-repeated="2"/>
          <table:table-cell table:formula="of:=[.B393]/1000" office:value-type="float" office:value="-625.875" calcext:value-type="float">
            <text:p>-625.88</text:p>
          </table:table-cell>
          <table:table-cell table:formula="of:=AVERAGE([.C393:.E393])" office:value-type="float" office:value="1640.66666666667" calcext:value-type="float">
            <text:p>1640.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624891" calcext:value-type="float">
            <text:p>-624891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1640" calcext:value-type="float">
            <text:p>1640</text:p>
          </table:table-cell>
          <table:table-cell table:number-columns-repeated="2"/>
          <table:table-cell table:formula="of:=[.B394]/1000" office:value-type="float" office:value="-624.891" calcext:value-type="float">
            <text:p>-624.89</text:p>
          </table:table-cell>
          <table:table-cell table:formula="of:=AVERAGE([.C394:.E394])" office:value-type="float" office:value="1639.66666666667" calcext:value-type="float">
            <text:p>1639.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623906" calcext:value-type="float">
            <text:p>-623906</text:p>
          </table:table-cell>
          <table:table-cell office:value-type="float" office:value="1639" calcext:value-type="float">
            <text:p>1639</text:p>
          </table:table-cell>
          <table:table-cell office:value-type="float" office:value="1640" calcext:value-type="float">
            <text:p>1640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table:formula="of:=[.B395]/1000" office:value-type="float" office:value="-623.906" calcext:value-type="float">
            <text:p>-623.91</text:p>
          </table:table-cell>
          <table:table-cell table:formula="of:=AVERAGE([.C395:.E395])" office:value-type="float" office:value="1639" calcext:value-type="float">
            <text:p>1639.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622921" calcext:value-type="float">
            <text:p>-622921</text:p>
          </table:table-cell>
          <table:table-cell office:value-type="float" office:value="1638" calcext:value-type="float">
            <text:p>1638</text:p>
          </table:table-cell>
          <table:table-cell office:value-type="float" office:value="1637" calcext:value-type="float">
            <text:p>1637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table:formula="of:=[.B396]/1000" office:value-type="float" office:value="-622.921" calcext:value-type="float">
            <text:p>-622.92</text:p>
          </table:table-cell>
          <table:table-cell table:formula="of:=AVERAGE([.C396:.E396])" office:value-type="float" office:value="1637.66666666667" calcext:value-type="float">
            <text:p>1637.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621936" calcext:value-type="float">
            <text:p>-621936</text:p>
          </table:table-cell>
          <table:table-cell office:value-type="float" office:value="1638" calcext:value-type="float">
            <text:p>1638</text:p>
          </table:table-cell>
          <table:table-cell office:value-type="float" office:value="1636" calcext:value-type="float">
            <text:p>1636</text:p>
          </table:table-cell>
          <table:table-cell office:value-type="float" office:value="1637" calcext:value-type="float">
            <text:p>1637</text:p>
          </table:table-cell>
          <table:table-cell table:number-columns-repeated="2"/>
          <table:table-cell table:formula="of:=[.B397]/1000" office:value-type="float" office:value="-621.936" calcext:value-type="float">
            <text:p>-621.94</text:p>
          </table:table-cell>
          <table:table-cell table:formula="of:=AVERAGE([.C397:.E397])" office:value-type="float" office:value="1637" calcext:value-type="float">
            <text:p>1637.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620951" calcext:value-type="float">
            <text:p>-620951</text:p>
          </table:table-cell>
          <table:table-cell table:number-columns-repeated="3" office:value-type="float" office:value="1636" calcext:value-type="float">
            <text:p>1636</text:p>
          </table:table-cell>
          <table:table-cell table:number-columns-repeated="2"/>
          <table:table-cell table:formula="of:=[.B398]/1000" office:value-type="float" office:value="-620.951" calcext:value-type="float">
            <text:p>-620.95</text:p>
          </table:table-cell>
          <table:table-cell table:formula="of:=AVERAGE([.C398:.E398])" office:value-type="float" office:value="1636" calcext:value-type="float">
            <text:p>1636.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619966" calcext:value-type="float">
            <text:p>-619966</text:p>
          </table:table-cell>
          <table:table-cell table:number-columns-repeated="3" office:value-type="float" office:value="1635" calcext:value-type="float">
            <text:p>1635</text:p>
          </table:table-cell>
          <table:table-cell table:number-columns-repeated="2"/>
          <table:table-cell table:formula="of:=[.B399]/1000" office:value-type="float" office:value="-619.966" calcext:value-type="float">
            <text:p>-619.97</text:p>
          </table:table-cell>
          <table:table-cell table:formula="of:=AVERAGE([.C399:.E399])" office:value-type="float" office:value="1635" calcext:value-type="float">
            <text:p>1635.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618981" calcext:value-type="float">
            <text:p>-618981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1634" calcext:value-type="float">
            <text:p>1634</text:p>
          </table:table-cell>
          <table:table-cell table:number-columns-repeated="2"/>
          <table:table-cell table:formula="of:=[.B400]/1000" office:value-type="float" office:value="-618.981" calcext:value-type="float">
            <text:p>-618.98</text:p>
          </table:table-cell>
          <table:table-cell table:formula="of:=AVERAGE([.C400:.E400])" office:value-type="float" office:value="1634.33333333333" calcext:value-type="float">
            <text:p>1634.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617997" calcext:value-type="float">
            <text:p>-617997</text:p>
          </table:table-cell>
          <table:table-cell office:value-type="float" office:value="1633" calcext:value-type="float">
            <text:p>1633</text:p>
          </table:table-cell>
          <table:table-cell office:value-type="float" office:value="1634" calcext:value-type="float">
            <text:p>1634</text:p>
          </table:table-cell>
          <table:table-cell office:value-type="float" office:value="1633" calcext:value-type="float">
            <text:p>1633</text:p>
          </table:table-cell>
          <table:table-cell table:number-columns-repeated="2"/>
          <table:table-cell table:formula="of:=[.B401]/1000" office:value-type="float" office:value="-617.997" calcext:value-type="float">
            <text:p>-618.00</text:p>
          </table:table-cell>
          <table:table-cell table:formula="of:=AVERAGE([.C401:.E401])" office:value-type="float" office:value="1633.33333333333" calcext:value-type="float">
            <text:p>1633.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617012" calcext:value-type="float">
            <text:p>-617012</text:p>
          </table:table-cell>
          <table:table-cell office:value-type="float" office:value="1631" calcext:value-type="float">
            <text:p>1631</text:p>
          </table:table-cell>
          <table:table-cell office:value-type="float" office:value="1632" calcext:value-type="float">
            <text:p>1632</text:p>
          </table:table-cell>
          <table:table-cell office:value-type="float" office:value="1633" calcext:value-type="float">
            <text:p>1633</text:p>
          </table:table-cell>
          <table:table-cell table:number-columns-repeated="2"/>
          <table:table-cell table:formula="of:=[.B402]/1000" office:value-type="float" office:value="-617.012" calcext:value-type="float">
            <text:p>-617.01</text:p>
          </table:table-cell>
          <table:table-cell table:formula="of:=AVERAGE([.C402:.E402])" office:value-type="float" office:value="1632" calcext:value-type="float">
            <text:p>1632.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616027" calcext:value-type="float">
            <text:p>-616027</text:p>
          </table:table-cell>
          <table:table-cell office:value-type="float" office:value="1631" calcext:value-type="float">
            <text:p>1631</text:p>
          </table:table-cell>
          <table:table-cell table:number-columns-repeated="2" office:value-type="float" office:value="1632" calcext:value-type="float">
            <text:p>1632</text:p>
          </table:table-cell>
          <table:table-cell table:number-columns-repeated="2"/>
          <table:table-cell table:formula="of:=[.B403]/1000" office:value-type="float" office:value="-616.027" calcext:value-type="float">
            <text:p>-616.03</text:p>
          </table:table-cell>
          <table:table-cell table:formula="of:=AVERAGE([.C403:.E403])" office:value-type="float" office:value="1631.66666666667" calcext:value-type="float">
            <text:p>1631.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615042" calcext:value-type="float">
            <text:p>-615042</text:p>
          </table:table-cell>
          <table:table-cell table:number-columns-repeated="2" office:value-type="float" office:value="1630" calcext:value-type="float">
            <text:p>1630</text:p>
          </table:table-cell>
          <table:table-cell office:value-type="float" office:value="1631" calcext:value-type="float">
            <text:p>1631</text:p>
          </table:table-cell>
          <table:table-cell table:number-columns-repeated="2"/>
          <table:table-cell table:formula="of:=[.B404]/1000" office:value-type="float" office:value="-615.042" calcext:value-type="float">
            <text:p>-615.04</text:p>
          </table:table-cell>
          <table:table-cell table:formula="of:=AVERAGE([.C404:.E404])" office:value-type="float" office:value="1630.33333333333" calcext:value-type="float">
            <text:p>1630.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614057" calcext:value-type="float">
            <text:p>-614057</text:p>
          </table:table-cell>
          <table:table-cell office:value-type="float" office:value="1630" calcext:value-type="float">
            <text:p>1630</text:p>
          </table:table-cell>
          <table:table-cell table:number-columns-repeated="2" office:value-type="float" office:value="1629" calcext:value-type="float">
            <text:p>1629</text:p>
          </table:table-cell>
          <table:table-cell table:number-columns-repeated="2"/>
          <table:table-cell table:formula="of:=[.B405]/1000" office:value-type="float" office:value="-614.057" calcext:value-type="float">
            <text:p>-614.06</text:p>
          </table:table-cell>
          <table:table-cell table:formula="of:=AVERAGE([.C405:.E405])" office:value-type="float" office:value="1629.33333333333" calcext:value-type="float">
            <text:p>1629.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613072" calcext:value-type="float">
            <text:p>-613072</text:p>
          </table:table-cell>
          <table:table-cell office:value-type="float" office:value="1629" calcext:value-type="float">
            <text:p>1629</text:p>
          </table:table-cell>
          <table:table-cell table:number-columns-repeated="2" office:value-type="float" office:value="1628" calcext:value-type="float">
            <text:p>1628</text:p>
          </table:table-cell>
          <table:table-cell table:number-columns-repeated="2"/>
          <table:table-cell table:formula="of:=[.B406]/1000" office:value-type="float" office:value="-613.072" calcext:value-type="float">
            <text:p>-613.07</text:p>
          </table:table-cell>
          <table:table-cell table:formula="of:=AVERAGE([.C406:.E406])" office:value-type="float" office:value="1628.33333333333" calcext:value-type="float">
            <text:p>1628.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612087" calcext:value-type="float">
            <text:p>-612087</text:p>
          </table:table-cell>
          <table:table-cell office:value-type="float" office:value="1628" calcext:value-type="float">
            <text:p>1628</text:p>
          </table:table-cell>
          <table:table-cell table:number-columns-repeated="2" office:value-type="float" office:value="1627" calcext:value-type="float">
            <text:p>1627</text:p>
          </table:table-cell>
          <table:table-cell table:number-columns-repeated="2"/>
          <table:table-cell table:formula="of:=[.B407]/1000" office:value-type="float" office:value="-612.087" calcext:value-type="float">
            <text:p>-612.09</text:p>
          </table:table-cell>
          <table:table-cell table:formula="of:=AVERAGE([.C407:.E407])" office:value-type="float" office:value="1627.33333333333" calcext:value-type="float">
            <text:p>1627.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611103" calcext:value-type="float">
            <text:p>-611103</text:p>
          </table:table-cell>
          <table:table-cell table:number-columns-repeated="3" office:value-type="float" office:value="1626" calcext:value-type="float">
            <text:p>1626</text:p>
          </table:table-cell>
          <table:table-cell table:number-columns-repeated="2"/>
          <table:table-cell table:formula="of:=[.B408]/1000" office:value-type="float" office:value="-611.103" calcext:value-type="float">
            <text:p>-611.10</text:p>
          </table:table-cell>
          <table:table-cell table:formula="of:=AVERAGE([.C408:.E408])" office:value-type="float" office:value="1626" calcext:value-type="float">
            <text:p>1626.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610118" calcext:value-type="float">
            <text:p>-610118</text:p>
          </table:table-cell>
          <table:table-cell table:number-columns-repeated="2" office:value-type="float" office:value="1625" calcext:value-type="float">
            <text:p>1625</text:p>
          </table:table-cell>
          <table:table-cell office:value-type="float" office:value="1626" calcext:value-type="float">
            <text:p>1626</text:p>
          </table:table-cell>
          <table:table-cell table:number-columns-repeated="2"/>
          <table:table-cell table:formula="of:=[.B409]/1000" office:value-type="float" office:value="-610.118" calcext:value-type="float">
            <text:p>-610.12</text:p>
          </table:table-cell>
          <table:table-cell table:formula="of:=AVERAGE([.C409:.E409])" office:value-type="float" office:value="1625.33333333333" calcext:value-type="float">
            <text:p>1625.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609133" calcext:value-type="float">
            <text:p>-609133</text:p>
          </table:table-cell>
          <table:table-cell office:value-type="float" office:value="1626" calcext:value-type="float">
            <text:p>1626</text:p>
          </table:table-cell>
          <table:table-cell office:value-type="float" office:value="1625" calcext:value-type="float">
            <text:p>1625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table:formula="of:=[.B410]/1000" office:value-type="float" office:value="-609.133" calcext:value-type="float">
            <text:p>-609.13</text:p>
          </table:table-cell>
          <table:table-cell table:formula="of:=AVERAGE([.C410:.E410])" office:value-type="float" office:value="1625" calcext:value-type="float">
            <text:p>1625.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608148" calcext:value-type="float">
            <text:p>-608148</text:p>
          </table:table-cell>
          <table:table-cell office:value-type="float" office:value="1623" calcext:value-type="float">
            <text:p>1623</text:p>
          </table:table-cell>
          <table:table-cell office:value-type="float" office:value="1624" calcext:value-type="float">
            <text:p>1624</text:p>
          </table:table-cell>
          <table:table-cell office:value-type="float" office:value="1623" calcext:value-type="float">
            <text:p>1623</text:p>
          </table:table-cell>
          <table:table-cell table:number-columns-repeated="2"/>
          <table:table-cell table:formula="of:=[.B411]/1000" office:value-type="float" office:value="-608.148" calcext:value-type="float">
            <text:p>-608.15</text:p>
          </table:table-cell>
          <table:table-cell table:formula="of:=AVERAGE([.C411:.E411])" office:value-type="float" office:value="1623.33333333333" calcext:value-type="float">
            <text:p>1623.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607163" calcext:value-type="float">
            <text:p>-607163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1623" calcext:value-type="float">
            <text:p>1623</text:p>
          </table:table-cell>
          <table:table-cell table:number-columns-repeated="2"/>
          <table:table-cell table:formula="of:=[.B412]/1000" office:value-type="float" office:value="-607.163" calcext:value-type="float">
            <text:p>-607.16</text:p>
          </table:table-cell>
          <table:table-cell table:formula="of:=AVERAGE([.C412:.E412])" office:value-type="float" office:value="1622" calcext:value-type="float">
            <text:p>1622.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606178" calcext:value-type="float">
            <text:p>-606178</text:p>
          </table:table-cell>
          <table:table-cell table:number-columns-repeated="2" office:value-type="float" office:value="1622" calcext:value-type="float">
            <text:p>1622</text:p>
          </table:table-cell>
          <table:table-cell office:value-type="float" office:value="1621" calcext:value-type="float">
            <text:p>1621</text:p>
          </table:table-cell>
          <table:table-cell table:number-columns-repeated="2"/>
          <table:table-cell table:formula="of:=[.B413]/1000" office:value-type="float" office:value="-606.178" calcext:value-type="float">
            <text:p>-606.18</text:p>
          </table:table-cell>
          <table:table-cell table:formula="of:=AVERAGE([.C413:.E413])" office:value-type="float" office:value="1621.66666666667" calcext:value-type="float">
            <text:p>1621.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605193" calcext:value-type="float">
            <text:p>-605193</text:p>
          </table:table-cell>
          <table:table-cell table:number-columns-repeated="2" office:value-type="float" office:value="1620" calcext:value-type="float">
            <text:p>1620</text:p>
          </table:table-cell>
          <table:table-cell office:value-type="float" office:value="1621" calcext:value-type="float">
            <text:p>1621</text:p>
          </table:table-cell>
          <table:table-cell table:number-columns-repeated="2"/>
          <table:table-cell table:formula="of:=[.B414]/1000" office:value-type="float" office:value="-605.193" calcext:value-type="float">
            <text:p>-605.19</text:p>
          </table:table-cell>
          <table:table-cell table:formula="of:=AVERAGE([.C414:.E414])" office:value-type="float" office:value="1620.33333333333" calcext:value-type="float">
            <text:p>1620.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604209" calcext:value-type="float">
            <text:p>-604209</text:p>
          </table:table-cell>
          <table:table-cell office:value-type="float" office:value="1619" calcext:value-type="float">
            <text:p>1619</text:p>
          </table:table-cell>
          <table:table-cell table:number-columns-repeated="2" office:value-type="float" office:value="1620" calcext:value-type="float">
            <text:p>1620</text:p>
          </table:table-cell>
          <table:table-cell table:number-columns-repeated="2"/>
          <table:table-cell table:formula="of:=[.B415]/1000" office:value-type="float" office:value="-604.209" calcext:value-type="float">
            <text:p>-604.21</text:p>
          </table:table-cell>
          <table:table-cell table:formula="of:=AVERAGE([.C415:.E415])" office:value-type="float" office:value="1619.66666666667" calcext:value-type="float">
            <text:p>1619.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603224" calcext:value-type="float">
            <text:p>-603224</text:p>
          </table:table-cell>
          <table:table-cell table:number-columns-repeated="2" office:value-type="float" office:value="1618" calcext:value-type="float">
            <text:p>1618</text:p>
          </table:table-cell>
          <table:table-cell office:value-type="float" office:value="1619" calcext:value-type="float">
            <text:p>1619</text:p>
          </table:table-cell>
          <table:table-cell table:number-columns-repeated="2"/>
          <table:table-cell table:formula="of:=[.B416]/1000" office:value-type="float" office:value="-603.224" calcext:value-type="float">
            <text:p>-603.22</text:p>
          </table:table-cell>
          <table:table-cell table:formula="of:=AVERAGE([.C416:.E416])" office:value-type="float" office:value="1618.33333333333" calcext:value-type="float">
            <text:p>1618.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602239" calcext:value-type="float">
            <text:p>-602239</text:p>
          </table:table-cell>
          <table:table-cell office:value-type="float" office:value="1617" calcext:value-type="float">
            <text:p>1617</text:p>
          </table:table-cell>
          <table:table-cell office:value-type="float" office:value="1618" calcext:value-type="float">
            <text:p>1618</text:p>
          </table:table-cell>
          <table:table-cell office:value-type="float" office:value="1617" calcext:value-type="float">
            <text:p>1617</text:p>
          </table:table-cell>
          <table:table-cell table:number-columns-repeated="2"/>
          <table:table-cell table:formula="of:=[.B417]/1000" office:value-type="float" office:value="-602.239" calcext:value-type="float">
            <text:p>-602.24</text:p>
          </table:table-cell>
          <table:table-cell table:formula="of:=AVERAGE([.C417:.E417])" office:value-type="float" office:value="1617.33333333333" calcext:value-type="float">
            <text:p>1617.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601254" calcext:value-type="float">
            <text:p>-601254</text:p>
          </table:table-cell>
          <table:table-cell office:value-type="float" office:value="1616" calcext:value-type="float">
            <text:p>1616</text:p>
          </table:table-cell>
          <table:table-cell table:number-columns-repeated="2" office:value-type="float" office:value="1617" calcext:value-type="float">
            <text:p>1617</text:p>
          </table:table-cell>
          <table:table-cell table:number-columns-repeated="2"/>
          <table:table-cell table:formula="of:=[.B418]/1000" office:value-type="float" office:value="-601.254" calcext:value-type="float">
            <text:p>-601.25</text:p>
          </table:table-cell>
          <table:table-cell table:formula="of:=AVERAGE([.C418:.E418])" office:value-type="float" office:value="1616.66666666667" calcext:value-type="float">
            <text:p>1616.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600269" calcext:value-type="float">
            <text:p>-600269</text:p>
          </table:table-cell>
          <table:table-cell table:number-columns-repeated="2" office:value-type="float" office:value="1617" calcext:value-type="float">
            <text:p>1617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table:formula="of:=[.B419]/1000" office:value-type="float" office:value="-600.269" calcext:value-type="float">
            <text:p>-600.27</text:p>
          </table:table-cell>
          <table:table-cell table:formula="of:=AVERAGE([.C419:.E419])" office:value-type="float" office:value="1616.66666666667" calcext:value-type="float">
            <text:p>1616.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599284" calcext:value-type="float">
            <text:p>-599284</text:p>
          </table:table-cell>
          <table:table-cell office:value-type="float" office:value="1615" calcext:value-type="float">
            <text:p>1615</text:p>
          </table:table-cell>
          <table:table-cell office:value-type="float" office:value="1614" calcext:value-type="float">
            <text:p>1614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table:formula="of:=[.B420]/1000" office:value-type="float" office:value="-599.284" calcext:value-type="float">
            <text:p>-599.28</text:p>
          </table:table-cell>
          <table:table-cell table:formula="of:=AVERAGE([.C420:.E420])" office:value-type="float" office:value="1615" calcext:value-type="float">
            <text:p>1615.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598299" calcext:value-type="float">
            <text:p>-598299</text:p>
          </table:table-cell>
          <table:table-cell office:value-type="float" office:value="1614" calcext:value-type="float">
            <text:p>1614</text:p>
          </table:table-cell>
          <table:table-cell table:number-columns-repeated="2" office:value-type="float" office:value="1615" calcext:value-type="float">
            <text:p>1615</text:p>
          </table:table-cell>
          <table:table-cell table:number-columns-repeated="2"/>
          <table:table-cell table:formula="of:=[.B421]/1000" office:value-type="float" office:value="-598.299" calcext:value-type="float">
            <text:p>-598.30</text:p>
          </table:table-cell>
          <table:table-cell table:formula="of:=AVERAGE([.C421:.E421])" office:value-type="float" office:value="1614.66666666667" calcext:value-type="float">
            <text:p>1614.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597315" calcext:value-type="float">
            <text:p>-597315</text:p>
          </table:table-cell>
          <table:table-cell office:value-type="float" office:value="1614" calcext:value-type="float">
            <text:p>1614</text:p>
          </table:table-cell>
          <table:table-cell office:value-type="float" office:value="1613" calcext:value-type="float">
            <text:p>1613</text:p>
          </table:table-cell>
          <table:table-cell office:value-type="float" office:value="1612" calcext:value-type="float">
            <text:p>1612</text:p>
          </table:table-cell>
          <table:table-cell table:number-columns-repeated="2"/>
          <table:table-cell table:formula="of:=[.B422]/1000" office:value-type="float" office:value="-597.315" calcext:value-type="float">
            <text:p>-597.32</text:p>
          </table:table-cell>
          <table:table-cell table:formula="of:=AVERAGE([.C422:.E422])" office:value-type="float" office:value="1613" calcext:value-type="float">
            <text:p>1613.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596330" calcext:value-type="float">
            <text:p>-596330</text:p>
          </table:table-cell>
          <table:table-cell office:value-type="float" office:value="1612" calcext:value-type="float">
            <text:p>1612</text:p>
          </table:table-cell>
          <table:table-cell office:value-type="float" office:value="1611" calcext:value-type="float">
            <text:p>1611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formula="of:=[.B423]/1000" office:value-type="float" office:value="-596.33" calcext:value-type="float">
            <text:p>-596.33</text:p>
          </table:table-cell>
          <table:table-cell table:formula="of:=AVERAGE([.C423:.E423])" office:value-type="float" office:value="1612" calcext:value-type="float">
            <text:p>1612.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595345" calcext:value-type="float">
            <text:p>-595345</text:p>
          </table:table-cell>
          <table:table-cell office:value-type="float" office:value="1612" calcext:value-type="float">
            <text:p>1612</text:p>
          </table:table-cell>
          <table:table-cell office:value-type="float" office:value="1611" calcext:value-type="float">
            <text:p>1611</text:p>
          </table:table-cell>
          <table:table-cell office:value-type="float" office:value="1610" calcext:value-type="float">
            <text:p>1610</text:p>
          </table:table-cell>
          <table:table-cell table:number-columns-repeated="2"/>
          <table:table-cell table:formula="of:=[.B424]/1000" office:value-type="float" office:value="-595.345" calcext:value-type="float">
            <text:p>-595.35</text:p>
          </table:table-cell>
          <table:table-cell table:formula="of:=AVERAGE([.C424:.E424])" office:value-type="float" office:value="1611" calcext:value-type="float">
            <text:p>1611.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594360" calcext:value-type="float">
            <text:p>-594360</text:p>
          </table:table-cell>
          <table:table-cell office:value-type="float" office:value="1610" calcext:value-type="float">
            <text:p>1610</text:p>
          </table:table-cell>
          <table:table-cell office:value-type="float" office:value="1609" calcext:value-type="float">
            <text:p>1609</text:p>
          </table:table-cell>
          <table:table-cell office:value-type="float" office:value="1610" calcext:value-type="float">
            <text:p>1610</text:p>
          </table:table-cell>
          <table:table-cell table:number-columns-repeated="2"/>
          <table:table-cell table:formula="of:=[.B425]/1000" office:value-type="float" office:value="-594.36" calcext:value-type="float">
            <text:p>-594.36</text:p>
          </table:table-cell>
          <table:table-cell table:formula="of:=AVERAGE([.C425:.E425])" office:value-type="float" office:value="1609.66666666667" calcext:value-type="float">
            <text:p>1609.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593375" calcext:value-type="float">
            <text:p>-593375</text:p>
          </table:table-cell>
          <table:table-cell office:value-type="float" office:value="1609" calcext:value-type="float">
            <text:p>1609</text:p>
          </table:table-cell>
          <table:table-cell table:number-columns-repeated="2" office:value-type="float" office:value="1610" calcext:value-type="float">
            <text:p>1610</text:p>
          </table:table-cell>
          <table:table-cell table:number-columns-repeated="2"/>
          <table:table-cell table:formula="of:=[.B426]/1000" office:value-type="float" office:value="-593.375" calcext:value-type="float">
            <text:p>-593.38</text:p>
          </table:table-cell>
          <table:table-cell table:formula="of:=AVERAGE([.C426:.E426])" office:value-type="float" office:value="1609.66666666667" calcext:value-type="float">
            <text:p>1609.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592390" calcext:value-type="float">
            <text:p>-592390</text:p>
          </table:table-cell>
          <table:table-cell office:value-type="float" office:value="1609" calcext:value-type="float">
            <text:p>1609</text:p>
          </table:table-cell>
          <table:table-cell table:number-columns-repeated="2" office:value-type="float" office:value="1608" calcext:value-type="float">
            <text:p>1608</text:p>
          </table:table-cell>
          <table:table-cell table:number-columns-repeated="2"/>
          <table:table-cell table:formula="of:=[.B427]/1000" office:value-type="float" office:value="-592.39" calcext:value-type="float">
            <text:p>-592.39</text:p>
          </table:table-cell>
          <table:table-cell table:formula="of:=AVERAGE([.C427:.E427])" office:value-type="float" office:value="1608.33333333333" calcext:value-type="float">
            <text:p>1608.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591405" calcext:value-type="float">
            <text:p>-591405</text:p>
          </table:table-cell>
          <table:table-cell table:number-columns-repeated="2" office:value-type="float" office:value="1607" calcext:value-type="float">
            <text:p>1607</text:p>
          </table:table-cell>
          <table:table-cell office:value-type="float" office:value="1608" calcext:value-type="float">
            <text:p>1608</text:p>
          </table:table-cell>
          <table:table-cell table:number-columns-repeated="2"/>
          <table:table-cell table:formula="of:=[.B428]/1000" office:value-type="float" office:value="-591.405" calcext:value-type="float">
            <text:p>-591.41</text:p>
          </table:table-cell>
          <table:table-cell table:formula="of:=AVERAGE([.C428:.E428])" office:value-type="float" office:value="1607.33333333333" calcext:value-type="float">
            <text:p>1607.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590421" calcext:value-type="float">
            <text:p>-590421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float" office:value="1606" calcext:value-type="float">
            <text:p>1606</text:p>
          </table:table-cell>
          <table:table-cell table:number-columns-repeated="2"/>
          <table:table-cell table:formula="of:=[.B429]/1000" office:value-type="float" office:value="-590.421" calcext:value-type="float">
            <text:p>-590.42</text:p>
          </table:table-cell>
          <table:table-cell table:formula="of:=AVERAGE([.C429:.E429])" office:value-type="float" office:value="1606.33333333333" calcext:value-type="float">
            <text:p>1606.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589436" calcext:value-type="float">
            <text:p>-589436</text:p>
          </table:table-cell>
          <table:table-cell table:number-columns-repeated="3" office:value-type="float" office:value="1605" calcext:value-type="float">
            <text:p>1605</text:p>
          </table:table-cell>
          <table:table-cell table:number-columns-repeated="2"/>
          <table:table-cell table:formula="of:=[.B430]/1000" office:value-type="float" office:value="-589.436" calcext:value-type="float">
            <text:p>-589.44</text:p>
          </table:table-cell>
          <table:table-cell table:formula="of:=AVERAGE([.C430:.E430])" office:value-type="float" office:value="1605" calcext:value-type="float">
            <text:p>1605.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588451" calcext:value-type="float">
            <text:p>-588451</text:p>
          </table:table-cell>
          <table:table-cell office:value-type="float" office:value="1604" calcext:value-type="float">
            <text:p>1604</text:p>
          </table:table-cell>
          <table:table-cell office:value-type="float" office:value="1605" calcext:value-type="float">
            <text:p>1605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table:formula="of:=[.B431]/1000" office:value-type="float" office:value="-588.451" calcext:value-type="float">
            <text:p>-588.45</text:p>
          </table:table-cell>
          <table:table-cell table:formula="of:=AVERAGE([.C431:.E431])" office:value-type="float" office:value="1604.33333333333" calcext:value-type="float">
            <text:p>1604.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587466" calcext:value-type="float">
            <text:p>-587466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1604" calcext:value-type="float">
            <text:p>1604</text:p>
          </table:table-cell>
          <table:table-cell table:number-columns-repeated="2"/>
          <table:table-cell table:formula="of:=[.B432]/1000" office:value-type="float" office:value="-587.466" calcext:value-type="float">
            <text:p>-587.47</text:p>
          </table:table-cell>
          <table:table-cell table:formula="of:=AVERAGE([.C432:.E432])" office:value-type="float" office:value="1603.66666666667" calcext:value-type="float">
            <text:p>1603.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586481" calcext:value-type="float">
            <text:p>-586481</text:p>
          </table:table-cell>
          <table:table-cell table:number-columns-repeated="2"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table:number-columns-repeated="2"/>
          <table:table-cell table:formula="of:=[.B433]/1000" office:value-type="float" office:value="-586.481" calcext:value-type="float">
            <text:p>-586.48</text:p>
          </table:table-cell>
          <table:table-cell table:formula="of:=AVERAGE([.C433:.E433])" office:value-type="float" office:value="1602.33333333333" calcext:value-type="float">
            <text:p>1602.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585496" calcext:value-type="float">
            <text:p>-585496</text:p>
          </table:table-cell>
          <table:table-cell table:number-columns-repeated="2"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table:number-columns-repeated="2"/>
          <table:table-cell table:formula="of:=[.B434]/1000" office:value-type="float" office:value="-585.496" calcext:value-type="float">
            <text:p>-585.50</text:p>
          </table:table-cell>
          <table:table-cell table:formula="of:=AVERAGE([.C434:.E434])" office:value-type="float" office:value="1601.33333333333" calcext:value-type="float">
            <text:p>1601.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584511" calcext:value-type="float">
            <text:p>-584511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table:number-columns-repeated="2"/>
          <table:table-cell table:formula="of:=[.B435]/1000" office:value-type="float" office:value="-584.511" calcext:value-type="float">
            <text:p>-584.51</text:p>
          </table:table-cell>
          <table:table-cell table:formula="of:=AVERAGE([.C435:.E435])" office:value-type="float" office:value="1600.33333333333" calcext:value-type="float">
            <text:p>1600.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583527" calcext:value-type="float">
            <text:p>-583527</text:p>
          </table:table-cell>
          <table:table-cell office:value-type="float" office:value="1599" calcext:value-type="float">
            <text:p>1599</text:p>
          </table:table-cell>
          <table:table-cell office:value-type="float" office:value="1598" calcext:value-type="float">
            <text:p>1598</text:p>
          </table:table-cell>
          <table:table-cell office:value-type="float" office:value="1599" calcext:value-type="float">
            <text:p>1599</text:p>
          </table:table-cell>
          <table:table-cell table:number-columns-repeated="2"/>
          <table:table-cell table:formula="of:=[.B436]/1000" office:value-type="float" office:value="-583.527" calcext:value-type="float">
            <text:p>-583.53</text:p>
          </table:table-cell>
          <table:table-cell table:formula="of:=AVERAGE([.C436:.E436])" office:value-type="float" office:value="1598.66666666667" calcext:value-type="float">
            <text:p>1598.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582542" calcext:value-type="float">
            <text:p>-582542</text:p>
          </table:table-cell>
          <table:table-cell office:value-type="float" office:value="1599" calcext:value-type="float">
            <text:p>1599</text:p>
          </table:table-cell>
          <table:table-cell office:value-type="float" office:value="1597" calcext:value-type="float">
            <text:p>1597</text:p>
          </table:table-cell>
          <table:table-cell office:value-type="float" office:value="1598" calcext:value-type="float">
            <text:p>1598</text:p>
          </table:table-cell>
          <table:table-cell table:number-columns-repeated="2"/>
          <table:table-cell table:formula="of:=[.B437]/1000" office:value-type="float" office:value="-582.542" calcext:value-type="float">
            <text:p>-582.54</text:p>
          </table:table-cell>
          <table:table-cell table:formula="of:=AVERAGE([.C437:.E437])" office:value-type="float" office:value="1598" calcext:value-type="float">
            <text:p>1598.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581557" calcext:value-type="float">
            <text:p>-581557</text:p>
          </table:table-cell>
          <table:table-cell table:number-columns-repeated="3" office:value-type="float" office:value="1597" calcext:value-type="float">
            <text:p>1597</text:p>
          </table:table-cell>
          <table:table-cell table:number-columns-repeated="2"/>
          <table:table-cell table:formula="of:=[.B438]/1000" office:value-type="float" office:value="-581.557" calcext:value-type="float">
            <text:p>-581.56</text:p>
          </table:table-cell>
          <table:table-cell table:formula="of:=AVERAGE([.C438:.E438])" office:value-type="float" office:value="1597" calcext:value-type="float">
            <text:p>1597.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580572" calcext:value-type="float">
            <text:p>-580572</text:p>
          </table:table-cell>
          <table:table-cell table:number-columns-repeated="3" office:value-type="float" office:value="1596" calcext:value-type="float">
            <text:p>1596</text:p>
          </table:table-cell>
          <table:table-cell table:number-columns-repeated="2"/>
          <table:table-cell table:formula="of:=[.B439]/1000" office:value-type="float" office:value="-580.572" calcext:value-type="float">
            <text:p>-580.57</text:p>
          </table:table-cell>
          <table:table-cell table:formula="of:=AVERAGE([.C439:.E439])" office:value-type="float" office:value="1596" calcext:value-type="float">
            <text:p>1596.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579587" calcext:value-type="float">
            <text:p>-579587</text:p>
          </table:table-cell>
          <table:table-cell table:number-columns-repeated="2" office:value-type="float" office:value="1595" calcext:value-type="float">
            <text:p>1595</text:p>
          </table:table-cell>
          <table:table-cell office:value-type="float" office:value="1596" calcext:value-type="float">
            <text:p>1596</text:p>
          </table:table-cell>
          <table:table-cell table:number-columns-repeated="2"/>
          <table:table-cell table:formula="of:=[.B440]/1000" office:value-type="float" office:value="-579.587" calcext:value-type="float">
            <text:p>-579.59</text:p>
          </table:table-cell>
          <table:table-cell table:formula="of:=AVERAGE([.C440:.E440])" office:value-type="float" office:value="1595.33333333333" calcext:value-type="float">
            <text:p>1595.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578602" calcext:value-type="float">
            <text:p>-578602</text:p>
          </table:table-cell>
          <table:table-cell table:number-columns-repeated="3" office:value-type="float" office:value="1594" calcext:value-type="float">
            <text:p>1594</text:p>
          </table:table-cell>
          <table:table-cell table:number-columns-repeated="2"/>
          <table:table-cell table:formula="of:=[.B441]/1000" office:value-type="float" office:value="-578.602" calcext:value-type="float">
            <text:p>-578.60</text:p>
          </table:table-cell>
          <table:table-cell table:formula="of:=AVERAGE([.C441:.E441])" office:value-type="float" office:value="1594" calcext:value-type="float">
            <text:p>1594.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577617" calcext:value-type="float">
            <text:p>-577617</text:p>
          </table:table-cell>
          <table:table-cell office:value-type="float" office:value="1593" calcext:value-type="float">
            <text:p>1593</text:p>
          </table:table-cell>
          <table:table-cell table:number-columns-repeated="2" office:value-type="float" office:value="1594" calcext:value-type="float">
            <text:p>1594</text:p>
          </table:table-cell>
          <table:table-cell table:number-columns-repeated="2"/>
          <table:table-cell table:formula="of:=[.B442]/1000" office:value-type="float" office:value="-577.617" calcext:value-type="float">
            <text:p>-577.62</text:p>
          </table:table-cell>
          <table:table-cell table:formula="of:=AVERAGE([.C442:.E442])" office:value-type="float" office:value="1593.66666666667" calcext:value-type="float">
            <text:p>1593.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576633" calcext:value-type="float">
            <text:p>-576633</text:p>
          </table:table-cell>
          <table:table-cell table:number-columns-repeated="3" office:value-type="float" office:value="1592" calcext:value-type="float">
            <text:p>1592</text:p>
          </table:table-cell>
          <table:table-cell table:number-columns-repeated="2"/>
          <table:table-cell table:formula="of:=[.B443]/1000" office:value-type="float" office:value="-576.633" calcext:value-type="float">
            <text:p>-576.63</text:p>
          </table:table-cell>
          <table:table-cell table:formula="of:=AVERAGE([.C443:.E443])" office:value-type="float" office:value="1592" calcext:value-type="float">
            <text:p>1592.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575648" calcext:value-type="float">
            <text:p>-575648</text:p>
          </table:table-cell>
          <table:table-cell office:value-type="float" office:value="1590" calcext:value-type="float">
            <text:p>1590</text:p>
          </table:table-cell>
          <table:table-cell office:value-type="float" office:value="1591" calcext:value-type="float">
            <text:p>1591</text:p>
          </table:table-cell>
          <table:table-cell office:value-type="float" office:value="1592" calcext:value-type="float">
            <text:p>1592</text:p>
          </table:table-cell>
          <table:table-cell table:number-columns-repeated="2"/>
          <table:table-cell table:formula="of:=[.B444]/1000" office:value-type="float" office:value="-575.648" calcext:value-type="float">
            <text:p>-575.65</text:p>
          </table:table-cell>
          <table:table-cell table:formula="of:=AVERAGE([.C444:.E444])" office:value-type="float" office:value="1591" calcext:value-type="float">
            <text:p>1591.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574663" calcext:value-type="float">
            <text:p>-574663</text:p>
          </table:table-cell>
          <table:table-cell table:number-columns-repeated="2" office:value-type="float" office:value="1591" calcext:value-type="float">
            <text:p>1591</text:p>
          </table:table-cell>
          <table:table-cell office:value-type="float" office:value="1589" calcext:value-type="float">
            <text:p>1589</text:p>
          </table:table-cell>
          <table:table-cell table:number-columns-repeated="2"/>
          <table:table-cell table:formula="of:=[.B445]/1000" office:value-type="float" office:value="-574.663" calcext:value-type="float">
            <text:p>-574.66</text:p>
          </table:table-cell>
          <table:table-cell table:formula="of:=AVERAGE([.C445:.E445])" office:value-type="float" office:value="1590.33333333333" calcext:value-type="float">
            <text:p>1590.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573678" calcext:value-type="float">
            <text:p>-573678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float" office:value="1590" calcext:value-type="float">
            <text:p>1590</text:p>
          </table:table-cell>
          <table:table-cell table:number-columns-repeated="2"/>
          <table:table-cell table:formula="of:=[.B446]/1000" office:value-type="float" office:value="-573.678" calcext:value-type="float">
            <text:p>-573.68</text:p>
          </table:table-cell>
          <table:table-cell table:formula="of:=AVERAGE([.C446:.E446])" office:value-type="float" office:value="1589.33333333333" calcext:value-type="float">
            <text:p>1589.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572693" calcext:value-type="float">
            <text:p>-572693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2"/>
          <table:table-cell table:formula="of:=[.B447]/1000" office:value-type="float" office:value="-572.693" calcext:value-type="float">
            <text:p>-572.69</text:p>
          </table:table-cell>
          <table:table-cell table:formula="of:=AVERAGE([.C447:.E447])" office:value-type="float" office:value="1588.66666666667" calcext:value-type="float">
            <text:p>1588.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571708" calcext:value-type="float">
            <text:p>-571708</text:p>
          </table:table-cell>
          <table:table-cell table:number-columns-repeated="2" office:value-type="float" office:value="1588" calcext:value-type="float">
            <text:p>1588</text:p>
          </table:table-cell>
          <table:table-cell office:value-type="float" office:value="1587" calcext:value-type="float">
            <text:p>1587</text:p>
          </table:table-cell>
          <table:table-cell table:number-columns-repeated="2"/>
          <table:table-cell table:formula="of:=[.B448]/1000" office:value-type="float" office:value="-571.708" calcext:value-type="float">
            <text:p>-571.71</text:p>
          </table:table-cell>
          <table:table-cell table:formula="of:=AVERAGE([.C448:.E448])" office:value-type="float" office:value="1587.66666666667" calcext:value-type="float">
            <text:p>1587.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570723" calcext:value-type="float">
            <text:p>-570723</text:p>
          </table:table-cell>
          <table:table-cell table:number-columns-repeated="2" office:value-type="float" office:value="1586" calcext:value-type="float">
            <text:p>1586</text:p>
          </table:table-cell>
          <table:table-cell office:value-type="float" office:value="1587" calcext:value-type="float">
            <text:p>1587</text:p>
          </table:table-cell>
          <table:table-cell table:number-columns-repeated="2"/>
          <table:table-cell table:formula="of:=[.B449]/1000" office:value-type="float" office:value="-570.723" calcext:value-type="float">
            <text:p>-570.72</text:p>
          </table:table-cell>
          <table:table-cell table:formula="of:=AVERAGE([.C449:.E449])" office:value-type="float" office:value="1586.33333333333" calcext:value-type="float">
            <text:p>1586.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569739" calcext:value-type="float">
            <text:p>-569739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float" office:value="1585" calcext:value-type="float">
            <text:p>1585</text:p>
          </table:table-cell>
          <table:table-cell table:number-columns-repeated="2"/>
          <table:table-cell table:formula="of:=[.B450]/1000" office:value-type="float" office:value="-569.739" calcext:value-type="float">
            <text:p>-569.74</text:p>
          </table:table-cell>
          <table:table-cell table:formula="of:=AVERAGE([.C450:.E450])" office:value-type="float" office:value="1585.33333333333" calcext:value-type="float">
            <text:p>1585.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568754" calcext:value-type="float">
            <text:p>-568754</text:p>
          </table:table-cell>
          <table:table-cell office:value-type="float" office:value="1584" calcext:value-type="float">
            <text:p>1584</text:p>
          </table:table-cell>
          <table:table-cell table:number-columns-repeated="2" office:value-type="float" office:value="1585" calcext:value-type="float">
            <text:p>1585</text:p>
          </table:table-cell>
          <table:table-cell table:number-columns-repeated="2"/>
          <table:table-cell table:formula="of:=[.B451]/1000" office:value-type="float" office:value="-568.754" calcext:value-type="float">
            <text:p>-568.75</text:p>
          </table:table-cell>
          <table:table-cell table:formula="of:=AVERAGE([.C451:.E451])" office:value-type="float" office:value="1584.66666666667" calcext:value-type="float">
            <text:p>1584.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567769" calcext:value-type="float">
            <text:p>-567769</text:p>
          </table:table-cell>
          <table:table-cell office:value-type="float" office:value="1584" calcext:value-type="float">
            <text:p>1584</text:p>
          </table:table-cell>
          <table:table-cell table:number-columns-repeated="2" office:value-type="float" office:value="1583" calcext:value-type="float">
            <text:p>1583</text:p>
          </table:table-cell>
          <table:table-cell table:number-columns-repeated="2"/>
          <table:table-cell table:formula="of:=[.B452]/1000" office:value-type="float" office:value="-567.769" calcext:value-type="float">
            <text:p>-567.77</text:p>
          </table:table-cell>
          <table:table-cell table:formula="of:=AVERAGE([.C452:.E452])" office:value-type="float" office:value="1583.33333333333" calcext:value-type="float">
            <text:p>1583.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566784" calcext:value-type="float">
            <text:p>-566784</text:p>
          </table:table-cell>
          <table:table-cell table:number-columns-repeated="2" office:value-type="float" office:value="1582" calcext:value-type="float">
            <text:p>1582</text:p>
          </table:table-cell>
          <table:table-cell office:value-type="float" office:value="1583" calcext:value-type="float">
            <text:p>1583</text:p>
          </table:table-cell>
          <table:table-cell table:number-columns-repeated="2"/>
          <table:table-cell table:formula="of:=[.B453]/1000" office:value-type="float" office:value="-566.784" calcext:value-type="float">
            <text:p>-566.78</text:p>
          </table:table-cell>
          <table:table-cell table:formula="of:=AVERAGE([.C453:.E453])" office:value-type="float" office:value="1582.33333333333" calcext:value-type="float">
            <text:p>1582.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565799" calcext:value-type="float">
            <text:p>-565799</text:p>
          </table:table-cell>
          <table:table-cell table:number-columns-repeated="3" office:value-type="float" office:value="1582" calcext:value-type="float">
            <text:p>1582</text:p>
          </table:table-cell>
          <table:table-cell table:number-columns-repeated="2"/>
          <table:table-cell table:formula="of:=[.B454]/1000" office:value-type="float" office:value="-565.799" calcext:value-type="float">
            <text:p>-565.80</text:p>
          </table:table-cell>
          <table:table-cell table:formula="of:=AVERAGE([.C454:.E454])" office:value-type="float" office:value="1582" calcext:value-type="float">
            <text:p>1582.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564814" calcext:value-type="float">
            <text:p>-564814</text:p>
          </table:table-cell>
          <table:table-cell office:value-type="float" office:value="1580" calcext:value-type="float">
            <text:p>1580</text:p>
          </table:table-cell>
          <table:table-cell table:number-columns-repeated="2" office:value-type="float" office:value="1581" calcext:value-type="float">
            <text:p>1581</text:p>
          </table:table-cell>
          <table:table-cell table:number-columns-repeated="2"/>
          <table:table-cell table:formula="of:=[.B455]/1000" office:value-type="float" office:value="-564.814" calcext:value-type="float">
            <text:p>-564.81</text:p>
          </table:table-cell>
          <table:table-cell table:formula="of:=AVERAGE([.C455:.E455])" office:value-type="float" office:value="1580.66666666667" calcext:value-type="float">
            <text:p>1580.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563829" calcext:value-type="float">
            <text:p>-563829</text:p>
          </table:table-cell>
          <table:table-cell office:value-type="float" office:value="1580" calcext:value-type="float">
            <text:p>1580</text:p>
          </table:table-cell>
          <table:table-cell table:number-columns-repeated="2" office:value-type="float" office:value="1581" calcext:value-type="float">
            <text:p>1581</text:p>
          </table:table-cell>
          <table:table-cell table:number-columns-repeated="2"/>
          <table:table-cell table:formula="of:=[.B456]/1000" office:value-type="float" office:value="-563.829" calcext:value-type="float">
            <text:p>-563.83</text:p>
          </table:table-cell>
          <table:table-cell table:formula="of:=AVERAGE([.C456:.E456])" office:value-type="float" office:value="1580.66666666667" calcext:value-type="float">
            <text:p>1580.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562845" calcext:value-type="float">
            <text:p>-562845</text:p>
          </table:table-cell>
          <table:table-cell table:number-columns-repeated="2" office:value-type="float" office:value="1579" calcext:value-type="float">
            <text:p>1579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table:formula="of:=[.B457]/1000" office:value-type="float" office:value="-562.845" calcext:value-type="float">
            <text:p>-562.85</text:p>
          </table:table-cell>
          <table:table-cell table:formula="of:=AVERAGE([.C457:.E457])" office:value-type="float" office:value="1579.33333333333" calcext:value-type="float">
            <text:p>1579.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561860" calcext:value-type="float">
            <text:p>-561860</text:p>
          </table:table-cell>
          <table:table-cell office:value-type="float" office:value="1578" calcext:value-type="float">
            <text:p>1578</text:p>
          </table:table-cell>
          <table:table-cell office:value-type="float" office:value="1579" calcext:value-type="float">
            <text:p>1579</text:p>
          </table:table-cell>
          <table:table-cell office:value-type="float" office:value="1578" calcext:value-type="float">
            <text:p>1578</text:p>
          </table:table-cell>
          <table:table-cell table:number-columns-repeated="2"/>
          <table:table-cell table:formula="of:=[.B458]/1000" office:value-type="float" office:value="-561.86" calcext:value-type="float">
            <text:p>-561.86</text:p>
          </table:table-cell>
          <table:table-cell table:formula="of:=AVERAGE([.C458:.E458])" office:value-type="float" office:value="1578.33333333333" calcext:value-type="float">
            <text:p>1578.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560875" calcext:value-type="float">
            <text:p>-560875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1577" calcext:value-type="float">
            <text:p>1577</text:p>
          </table:table-cell>
          <table:table-cell table:number-columns-repeated="2"/>
          <table:table-cell table:formula="of:=[.B459]/1000" office:value-type="float" office:value="-560.875" calcext:value-type="float">
            <text:p>-560.88</text:p>
          </table:table-cell>
          <table:table-cell table:formula="of:=AVERAGE([.C459:.E459])" office:value-type="float" office:value="1577.33333333333" calcext:value-type="float">
            <text:p>1577.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559890" calcext:value-type="float">
            <text:p>-559890</text:p>
          </table:table-cell>
          <table:table-cell office:value-type="float" office:value="1576" calcext:value-type="float">
            <text:p>1576</text:p>
          </table:table-cell>
          <table:table-cell office:value-type="float" office:value="1577" calcext:value-type="float">
            <text:p>1577</text:p>
          </table:table-cell>
          <table:table-cell office:value-type="float" office:value="1575" calcext:value-type="float">
            <text:p>1575</text:p>
          </table:table-cell>
          <table:table-cell table:number-columns-repeated="2"/>
          <table:table-cell table:formula="of:=[.B460]/1000" office:value-type="float" office:value="-559.89" calcext:value-type="float">
            <text:p>-559.89</text:p>
          </table:table-cell>
          <table:table-cell table:formula="of:=AVERAGE([.C460:.E460])" office:value-type="float" office:value="1576" calcext:value-type="float">
            <text:p>1576.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558905" calcext:value-type="float">
            <text:p>-558905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1575" calcext:value-type="float">
            <text:p>1575</text:p>
          </table:table-cell>
          <table:table-cell table:number-columns-repeated="2"/>
          <table:table-cell table:formula="of:=[.B461]/1000" office:value-type="float" office:value="-558.905" calcext:value-type="float">
            <text:p>-558.91</text:p>
          </table:table-cell>
          <table:table-cell table:formula="of:=AVERAGE([.C461:.E461])" office:value-type="float" office:value="1575.33333333333" calcext:value-type="float">
            <text:p>1575.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557920" calcext:value-type="float">
            <text:p>-557920</text:p>
          </table:table-cell>
          <table:table-cell office:value-type="float" office:value="1574" calcext:value-type="float">
            <text:p>1574</text:p>
          </table:table-cell>
          <table:table-cell office:value-type="float" office:value="1573" calcext:value-type="float">
            <text:p>1573</text:p>
          </table:table-cell>
          <table:table-cell office:value-type="float" office:value="1574" calcext:value-type="float">
            <text:p>1574</text:p>
          </table:table-cell>
          <table:table-cell table:number-columns-repeated="2"/>
          <table:table-cell table:formula="of:=[.B462]/1000" office:value-type="float" office:value="-557.92" calcext:value-type="float">
            <text:p>-557.92</text:p>
          </table:table-cell>
          <table:table-cell table:formula="of:=AVERAGE([.C462:.E462])" office:value-type="float" office:value="1573.66666666667" calcext:value-type="float">
            <text:p>1573.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556936" calcext:value-type="float">
            <text:p>-556936</text:p>
          </table:table-cell>
          <table:table-cell office:value-type="float" office:value="1574" calcext:value-type="float">
            <text:p>1574</text:p>
          </table:table-cell>
          <table:table-cell table:number-columns-repeated="2" office:value-type="float" office:value="1573" calcext:value-type="float">
            <text:p>1573</text:p>
          </table:table-cell>
          <table:table-cell table:number-columns-repeated="2"/>
          <table:table-cell table:formula="of:=[.B463]/1000" office:value-type="float" office:value="-556.936" calcext:value-type="float">
            <text:p>-556.94</text:p>
          </table:table-cell>
          <table:table-cell table:formula="of:=AVERAGE([.C463:.E463])" office:value-type="float" office:value="1573.33333333333" calcext:value-type="float">
            <text:p>1573.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555951" calcext:value-type="float">
            <text:p>-555951</text:p>
          </table:table-cell>
          <table:table-cell office:value-type="float" office:value="1573" calcext:value-type="float">
            <text:p>1573</text:p>
          </table:table-cell>
          <table:table-cell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2"/>
          <table:table-cell table:formula="of:=[.B464]/1000" office:value-type="float" office:value="-555.951" calcext:value-type="float">
            <text:p>-555.95</text:p>
          </table:table-cell>
          <table:table-cell table:formula="of:=AVERAGE([.C464:.E464])" office:value-type="float" office:value="1572" calcext:value-type="float">
            <text:p>1572.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554966" calcext:value-type="float">
            <text:p>-554966</text:p>
          </table:table-cell>
          <table:table-cell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office:value-type="float" office:value="1571" calcext:value-type="float">
            <text:p>1571</text:p>
          </table:table-cell>
          <table:table-cell table:number-columns-repeated="2"/>
          <table:table-cell table:formula="of:=[.B465]/1000" office:value-type="float" office:value="-554.966" calcext:value-type="float">
            <text:p>-554.97</text:p>
          </table:table-cell>
          <table:table-cell table:formula="of:=AVERAGE([.C465:.E465])" office:value-type="float" office:value="1571.33333333333" calcext:value-type="float">
            <text:p>1571.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553981" calcext:value-type="float">
            <text:p>-553981</text:p>
          </table:table-cell>
          <table:table-cell office:value-type="float" office:value="1569" calcext:value-type="float">
            <text:p>1569</text:p>
          </table:table-cell>
          <table:table-cell table:number-columns-repeated="2" office:value-type="float" office:value="1571" calcext:value-type="float">
            <text:p>1571</text:p>
          </table:table-cell>
          <table:table-cell table:number-columns-repeated="2"/>
          <table:table-cell table:formula="of:=[.B466]/1000" office:value-type="float" office:value="-553.981" calcext:value-type="float">
            <text:p>-553.98</text:p>
          </table:table-cell>
          <table:table-cell table:formula="of:=AVERAGE([.C466:.E466])" office:value-type="float" office:value="1570.33333333333" calcext:value-type="float">
            <text:p>1570.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552996" calcext:value-type="float">
            <text:p>-552996</text:p>
          </table:table-cell>
          <table:table-cell office:value-type="float" office:value="1569" calcext:value-type="float">
            <text:p>1569</text:p>
          </table:table-cell>
          <table:table-cell office:value-type="float" office:value="1570" calcext:value-type="float">
            <text:p>1570</text:p>
          </table:table-cell>
          <table:table-cell office:value-type="float" office:value="1569" calcext:value-type="float">
            <text:p>1569</text:p>
          </table:table-cell>
          <table:table-cell table:number-columns-repeated="2"/>
          <table:table-cell table:formula="of:=[.B467]/1000" office:value-type="float" office:value="-552.996" calcext:value-type="float">
            <text:p>-553.00</text:p>
          </table:table-cell>
          <table:table-cell table:formula="of:=AVERAGE([.C467:.E467])" office:value-type="float" office:value="1569.33333333333" calcext:value-type="float">
            <text:p>1569.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552011" calcext:value-type="float">
            <text:p>-552011</text:p>
          </table:table-cell>
          <table:table-cell table:number-columns-repeated="2" office:value-type="float" office:value="1568" calcext:value-type="float">
            <text:p>1568</text:p>
          </table:table-cell>
          <table:table-cell office:value-type="float" office:value="1569" calcext:value-type="float">
            <text:p>1569</text:p>
          </table:table-cell>
          <table:table-cell table:number-columns-repeated="2"/>
          <table:table-cell table:formula="of:=[.B468]/1000" office:value-type="float" office:value="-552.011" calcext:value-type="float">
            <text:p>-552.01</text:p>
          </table:table-cell>
          <table:table-cell table:formula="of:=AVERAGE([.C468:.E468])" office:value-type="float" office:value="1568.33333333333" calcext:value-type="float">
            <text:p>1568.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551026" calcext:value-type="float">
            <text:p>-551026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float" office:value="1567" calcext:value-type="float">
            <text:p>1567</text:p>
          </table:table-cell>
          <table:table-cell table:number-columns-repeated="2"/>
          <table:table-cell table:formula="of:=[.B469]/1000" office:value-type="float" office:value="-551.026" calcext:value-type="float">
            <text:p>-551.03</text:p>
          </table:table-cell>
          <table:table-cell table:formula="of:=AVERAGE([.C469:.E469])" office:value-type="float" office:value="1567.33333333333" calcext:value-type="float">
            <text:p>1567.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550042" calcext:value-type="float">
            <text:p>-550042</text:p>
          </table:table-cell>
          <table:table-cell table:number-columns-repeated="2" office:value-type="float" office:value="1566" calcext:value-type="float">
            <text:p>1566</text:p>
          </table:table-cell>
          <table:table-cell office:value-type="float" office:value="1567" calcext:value-type="float">
            <text:p>1567</text:p>
          </table:table-cell>
          <table:table-cell table:number-columns-repeated="2"/>
          <table:table-cell table:formula="of:=[.B470]/1000" office:value-type="float" office:value="-550.042" calcext:value-type="float">
            <text:p>-550.04</text:p>
          </table:table-cell>
          <table:table-cell table:formula="of:=AVERAGE([.C470:.E470])" office:value-type="float" office:value="1566.33333333333" calcext:value-type="float">
            <text:p>1566.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549057" calcext:value-type="float">
            <text:p>-549057</text:p>
          </table:table-cell>
          <table:table-cell office:value-type="float" office:value="1565" calcext:value-type="float">
            <text:p>1565</text:p>
          </table:table-cell>
          <table:table-cell office:value-type="float" office:value="1566" calcext:value-type="float">
            <text:p>1566</text:p>
          </table:table-cell>
          <table:table-cell office:value-type="float" office:value="1565" calcext:value-type="float">
            <text:p>1565</text:p>
          </table:table-cell>
          <table:table-cell table:number-columns-repeated="2"/>
          <table:table-cell table:formula="of:=[.B471]/1000" office:value-type="float" office:value="-549.057" calcext:value-type="float">
            <text:p>-549.06</text:p>
          </table:table-cell>
          <table:table-cell table:formula="of:=AVERAGE([.C471:.E471])" office:value-type="float" office:value="1565.33333333333" calcext:value-type="float">
            <text:p>1565.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548072" calcext:value-type="float">
            <text:p>-548072</text:p>
          </table:table-cell>
          <table:table-cell table:number-columns-repeated="2" office:value-type="float" office:value="1565" calcext:value-type="float">
            <text:p>1565</text:p>
          </table:table-cell>
          <table:table-cell office:value-type="float" office:value="1564" calcext:value-type="float">
            <text:p>1564</text:p>
          </table:table-cell>
          <table:table-cell table:number-columns-repeated="2"/>
          <table:table-cell table:formula="of:=[.B472]/1000" office:value-type="float" office:value="-548.072" calcext:value-type="float">
            <text:p>-548.07</text:p>
          </table:table-cell>
          <table:table-cell table:formula="of:=AVERAGE([.C472:.E472])" office:value-type="float" office:value="1564.66666666667" calcext:value-type="float">
            <text:p>1564.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547087" calcext:value-type="float">
            <text:p>-547087</text:p>
          </table:table-cell>
          <table:table-cell table:number-columns-repeated="2" office:value-type="float" office:value="1563" calcext:value-type="float">
            <text:p>1563</text:p>
          </table:table-cell>
          <table:table-cell office:value-type="float" office:value="1564" calcext:value-type="float">
            <text:p>1564</text:p>
          </table:table-cell>
          <table:table-cell table:number-columns-repeated="2"/>
          <table:table-cell table:formula="of:=[.B473]/1000" office:value-type="float" office:value="-547.087" calcext:value-type="float">
            <text:p>-547.09</text:p>
          </table:table-cell>
          <table:table-cell table:formula="of:=AVERAGE([.C473:.E473])" office:value-type="float" office:value="1563.33333333333" calcext:value-type="float">
            <text:p>1563.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546102" calcext:value-type="float">
            <text:p>-546102</text:p>
          </table:table-cell>
          <table:table-cell table:number-columns-repeated="3" office:value-type="float" office:value="1562" calcext:value-type="float">
            <text:p>1562</text:p>
          </table:table-cell>
          <table:table-cell table:number-columns-repeated="2"/>
          <table:table-cell table:formula="of:=[.B474]/1000" office:value-type="float" office:value="-546.102" calcext:value-type="float">
            <text:p>-546.10</text:p>
          </table:table-cell>
          <table:table-cell table:formula="of:=AVERAGE([.C474:.E474])" office:value-type="float" office:value="1562" calcext:value-type="float">
            <text:p>1562.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545117" calcext:value-type="float">
            <text:p>-545117</text:p>
          </table:table-cell>
          <table:table-cell office:value-type="float" office:value="1561" calcext:value-type="float">
            <text:p>1561</text:p>
          </table:table-cell>
          <table:table-cell office:value-type="float" office:value="1562" calcext:value-type="float">
            <text:p>1562</text:p>
          </table:table-cell>
          <table:table-cell office:value-type="float" office:value="1561" calcext:value-type="float">
            <text:p>1561</text:p>
          </table:table-cell>
          <table:table-cell table:number-columns-repeated="2"/>
          <table:table-cell table:formula="of:=[.B475]/1000" office:value-type="float" office:value="-545.117" calcext:value-type="float">
            <text:p>-545.12</text:p>
          </table:table-cell>
          <table:table-cell table:formula="of:=AVERAGE([.C475:.E475])" office:value-type="float" office:value="1561.33333333333" calcext:value-type="float">
            <text:p>1561.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544132" calcext:value-type="float">
            <text:p>-544132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560" calcext:value-type="float">
            <text:p>1560</text:p>
          </table:table-cell>
          <table:table-cell table:number-columns-repeated="2"/>
          <table:table-cell table:formula="of:=[.B476]/1000" office:value-type="float" office:value="-544.132" calcext:value-type="float">
            <text:p>-544.13</text:p>
          </table:table-cell>
          <table:table-cell table:formula="of:=AVERAGE([.C476:.E476])" office:value-type="float" office:value="1560.33333333333" calcext:value-type="float">
            <text:p>1560.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543148" calcext:value-type="float">
            <text:p>-543148</text:p>
          </table:table-cell>
          <table:table-cell office:value-type="float" office:value="1559" calcext:value-type="float">
            <text:p>1559</text:p>
          </table:table-cell>
          <table:table-cell office:value-type="float" office:value="1560" calcext:value-type="float">
            <text:p>1560</text:p>
          </table:table-cell>
          <table:table-cell office:value-type="float" office:value="1559" calcext:value-type="float">
            <text:p>1559</text:p>
          </table:table-cell>
          <table:table-cell table:number-columns-repeated="2"/>
          <table:table-cell table:formula="of:=[.B477]/1000" office:value-type="float" office:value="-543.148" calcext:value-type="float">
            <text:p>-543.15</text:p>
          </table:table-cell>
          <table:table-cell table:formula="of:=AVERAGE([.C477:.E477])" office:value-type="float" office:value="1559.33333333333" calcext:value-type="float">
            <text:p>1559.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542163" calcext:value-type="float">
            <text:p>-542163</text:p>
          </table:table-cell>
          <table:table-cell table:number-columns-repeated="3" office:value-type="float" office:value="1558" calcext:value-type="float">
            <text:p>1558</text:p>
          </table:table-cell>
          <table:table-cell table:number-columns-repeated="2"/>
          <table:table-cell table:formula="of:=[.B478]/1000" office:value-type="float" office:value="-542.163" calcext:value-type="float">
            <text:p>-542.16</text:p>
          </table:table-cell>
          <table:table-cell table:formula="of:=AVERAGE([.C478:.E478])" office:value-type="float" office:value="1558" calcext:value-type="float">
            <text:p>1558.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541178" calcext:value-type="float">
            <text:p>-541178</text:p>
          </table:table-cell>
          <table:table-cell office:value-type="float" office:value="1557" calcext:value-type="float">
            <text:p>1557</text:p>
          </table:table-cell>
          <table:table-cell office:value-type="float" office:value="1556" calcext:value-type="float">
            <text:p>1556</text:p>
          </table:table-cell>
          <table:table-cell office:value-type="float" office:value="1558" calcext:value-type="float">
            <text:p>1558</text:p>
          </table:table-cell>
          <table:table-cell table:number-columns-repeated="2"/>
          <table:table-cell table:formula="of:=[.B479]/1000" office:value-type="float" office:value="-541.178" calcext:value-type="float">
            <text:p>-541.18</text:p>
          </table:table-cell>
          <table:table-cell table:formula="of:=AVERAGE([.C479:.E479])" office:value-type="float" office:value="1557" calcext:value-type="float">
            <text:p>1557.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540193" calcext:value-type="float">
            <text:p>-540193</text:p>
          </table:table-cell>
          <table:table-cell office:value-type="float" office:value="1556" calcext:value-type="float">
            <text:p>1556</text:p>
          </table:table-cell>
          <table:table-cell office:value-type="float" office:value="1557" calcext:value-type="float">
            <text:p>1557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table:formula="of:=[.B480]/1000" office:value-type="float" office:value="-540.193" calcext:value-type="float">
            <text:p>-540.19</text:p>
          </table:table-cell>
          <table:table-cell table:formula="of:=AVERAGE([.C480:.E480])" office:value-type="float" office:value="1556" calcext:value-type="float">
            <text:p>1556.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539208" calcext:value-type="float">
            <text:p>-539208</text:p>
          </table:table-cell>
          <table:table-cell table:number-columns-repeated="3" office:value-type="float" office:value="1555" calcext:value-type="float">
            <text:p>1555</text:p>
          </table:table-cell>
          <table:table-cell table:number-columns-repeated="2"/>
          <table:table-cell table:formula="of:=[.B481]/1000" office:value-type="float" office:value="-539.208" calcext:value-type="float">
            <text:p>-539.21</text:p>
          </table:table-cell>
          <table:table-cell table:formula="of:=AVERAGE([.C481:.E481])" office:value-type="float" office:value="1555" calcext:value-type="float">
            <text:p>1555.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538223" calcext:value-type="float">
            <text:p>-538223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1555" calcext:value-type="float">
            <text:p>1555</text:p>
          </table:table-cell>
          <table:table-cell table:number-columns-repeated="2"/>
          <table:table-cell table:formula="of:=[.B482]/1000" office:value-type="float" office:value="-538.223" calcext:value-type="float">
            <text:p>-538.22</text:p>
          </table:table-cell>
          <table:table-cell table:formula="of:=AVERAGE([.C482:.E482])" office:value-type="float" office:value="1554.66666666667" calcext:value-type="float">
            <text:p>1554.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537238" calcext:value-type="float">
            <text:p>-537238</text:p>
          </table:table-cell>
          <table:table-cell office:value-type="float" office:value="1553" calcext:value-type="float">
            <text:p>1553</text:p>
          </table:table-cell>
          <table:table-cell office:value-type="float" office:value="1554" calcext:value-type="float">
            <text:p>1554</text:p>
          </table:table-cell>
          <table:table-cell office:value-type="float" office:value="1553" calcext:value-type="float">
            <text:p>1553</text:p>
          </table:table-cell>
          <table:table-cell table:number-columns-repeated="2"/>
          <table:table-cell table:formula="of:=[.B483]/1000" office:value-type="float" office:value="-537.238" calcext:value-type="float">
            <text:p>-537.24</text:p>
          </table:table-cell>
          <table:table-cell table:formula="of:=AVERAGE([.C483:.E483])" office:value-type="float" office:value="1553.33333333333" calcext:value-type="float">
            <text:p>1553.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536254" calcext:value-type="float">
            <text:p>-536254</text:p>
          </table:table-cell>
          <table:table-cell table:number-columns-repeated="3" office:value-type="float" office:value="1552" calcext:value-type="float">
            <text:p>1552</text:p>
          </table:table-cell>
          <table:table-cell table:number-columns-repeated="2"/>
          <table:table-cell table:formula="of:=[.B484]/1000" office:value-type="float" office:value="-536.254" calcext:value-type="float">
            <text:p>-536.25</text:p>
          </table:table-cell>
          <table:table-cell table:formula="of:=AVERAGE([.C484:.E484])" office:value-type="float" office:value="1552" calcext:value-type="float">
            <text:p>1552.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535269" calcext:value-type="float">
            <text:p>-535269</text:p>
          </table:table-cell>
          <table:table-cell table:number-columns-repeated="2"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table:formula="of:=[.B485]/1000" office:value-type="float" office:value="-535.269" calcext:value-type="float">
            <text:p>-535.27</text:p>
          </table:table-cell>
          <table:table-cell table:formula="of:=AVERAGE([.C485:.E485])" office:value-type="float" office:value="1551.33333333333" calcext:value-type="float">
            <text:p>1551.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534284" calcext:value-type="float">
            <text:p>-534284</text:p>
          </table:table-cell>
          <table:table-cell office:value-type="float" office:value="1550" calcext:value-type="float">
            <text:p>1550</text:p>
          </table:table-cell>
          <table:table-cell table:number-columns-repeated="2" office:value-type="float" office:value="1551" calcext:value-type="float">
            <text:p>1551</text:p>
          </table:table-cell>
          <table:table-cell table:number-columns-repeated="2"/>
          <table:table-cell table:formula="of:=[.B486]/1000" office:value-type="float" office:value="-534.284" calcext:value-type="float">
            <text:p>-534.28</text:p>
          </table:table-cell>
          <table:table-cell table:formula="of:=AVERAGE([.C486:.E486])" office:value-type="float" office:value="1550.66666666667" calcext:value-type="float">
            <text:p>1550.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533299" calcext:value-type="float">
            <text:p>-533299</text:p>
          </table:table-cell>
          <table:table-cell table:number-columns-repeated="3" office:value-type="float" office:value="1550" calcext:value-type="float">
            <text:p>1550</text:p>
          </table:table-cell>
          <table:table-cell table:number-columns-repeated="2"/>
          <table:table-cell table:formula="of:=[.B487]/1000" office:value-type="float" office:value="-533.299" calcext:value-type="float">
            <text:p>-533.30</text:p>
          </table:table-cell>
          <table:table-cell table:formula="of:=AVERAGE([.C487:.E487])" office:value-type="float" office:value="1550" calcext:value-type="float">
            <text:p>1550.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532314" calcext:value-type="float">
            <text:p>-532314</text:p>
          </table:table-cell>
          <table:table-cell table:number-columns-repeated="3" office:value-type="float" office:value="1549" calcext:value-type="float">
            <text:p>1549</text:p>
          </table:table-cell>
          <table:table-cell table:number-columns-repeated="2"/>
          <table:table-cell table:formula="of:=[.B488]/1000" office:value-type="float" office:value="-532.314" calcext:value-type="float">
            <text:p>-532.31</text:p>
          </table:table-cell>
          <table:table-cell table:formula="of:=AVERAGE([.C488:.E488])" office:value-type="float" office:value="1549" calcext:value-type="float">
            <text:p>1549.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531329" calcext:value-type="float">
            <text:p>-531329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table:number-columns-repeated="2"/>
          <table:table-cell table:formula="of:=[.B489]/1000" office:value-type="float" office:value="-531.329" calcext:value-type="float">
            <text:p>-531.33</text:p>
          </table:table-cell>
          <table:table-cell table:formula="of:=AVERAGE([.C489:.E489])" office:value-type="float" office:value="1548" calcext:value-type="float">
            <text:p>1548.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530344" calcext:value-type="float">
            <text:p>-530344</text:p>
          </table:table-cell>
          <table:table-cell table:number-columns-repeated="3" office:value-type="float" office:value="1547" calcext:value-type="float">
            <text:p>1547</text:p>
          </table:table-cell>
          <table:table-cell table:number-columns-repeated="2"/>
          <table:table-cell table:formula="of:=[.B490]/1000" office:value-type="float" office:value="-530.344" calcext:value-type="float">
            <text:p>-530.34</text:p>
          </table:table-cell>
          <table:table-cell table:formula="of:=AVERAGE([.C490:.E490])" office:value-type="float" office:value="1547" calcext:value-type="float">
            <text:p>1547.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529360" calcext:value-type="float">
            <text:p>-529360</text:p>
          </table:table-cell>
          <table:table-cell office:value-type="float" office:value="1546" calcext:value-type="float">
            <text:p>1546</text:p>
          </table:table-cell>
          <table:table-cell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table:number-columns-repeated="2"/>
          <table:table-cell table:formula="of:=[.B491]/1000" office:value-type="float" office:value="-529.36" calcext:value-type="float">
            <text:p>-529.36</text:p>
          </table:table-cell>
          <table:table-cell table:formula="of:=AVERAGE([.C491:.E491])" office:value-type="float" office:value="1545.66666666667" calcext:value-type="float">
            <text:p>1545.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528375" calcext:value-type="float">
            <text:p>-528375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45" calcext:value-type="float">
            <text:p>1545</text:p>
          </table:table-cell>
          <table:table-cell table:number-columns-repeated="2"/>
          <table:table-cell table:formula="of:=[.B492]/1000" office:value-type="float" office:value="-528.375" calcext:value-type="float">
            <text:p>-528.38</text:p>
          </table:table-cell>
          <table:table-cell table:formula="of:=AVERAGE([.C492:.E492])" office:value-type="float" office:value="1544.66666666667" calcext:value-type="float">
            <text:p>1544.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527390" calcext:value-type="float">
            <text:p>-527390</text:p>
          </table:table-cell>
          <table:table-cell table:number-columns-repeated="2" office:value-type="float" office:value="1543" calcext:value-type="float">
            <text:p>1543</text:p>
          </table:table-cell>
          <table:table-cell office:value-type="float" office:value="1544" calcext:value-type="float">
            <text:p>1544</text:p>
          </table:table-cell>
          <table:table-cell table:number-columns-repeated="2"/>
          <table:table-cell table:formula="of:=[.B493]/1000" office:value-type="float" office:value="-527.39" calcext:value-type="float">
            <text:p>-527.39</text:p>
          </table:table-cell>
          <table:table-cell table:formula="of:=AVERAGE([.C493:.E493])" office:value-type="float" office:value="1543.33333333333" calcext:value-type="float">
            <text:p>1543.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526405" calcext:value-type="float">
            <text:p>-526405</text:p>
          </table:table-cell>
          <table:table-cell office:value-type="float" office:value="1543" calcext:value-type="float">
            <text:p>1543</text:p>
          </table:table-cell>
          <table:table-cell office:value-type="float" office:value="1544" calcext:value-type="float">
            <text:p>1544</text:p>
          </table:table-cell>
          <table:table-cell office:value-type="float" office:value="1543" calcext:value-type="float">
            <text:p>1543</text:p>
          </table:table-cell>
          <table:table-cell table:number-columns-repeated="2"/>
          <table:table-cell table:formula="of:=[.B494]/1000" office:value-type="float" office:value="-526.405" calcext:value-type="float">
            <text:p>-526.41</text:p>
          </table:table-cell>
          <table:table-cell table:formula="of:=AVERAGE([.C494:.E494])" office:value-type="float" office:value="1543.33333333333" calcext:value-type="float">
            <text:p>1543.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525420" calcext:value-type="float">
            <text:p>-525420</text:p>
          </table:table-cell>
          <table:table-cell office:value-type="float" office:value="1542" calcext:value-type="float">
            <text:p>1542</text:p>
          </table:table-cell>
          <table:table-cell table:number-columns-repeated="2" office:value-type="float" office:value="1541" calcext:value-type="float">
            <text:p>1541</text:p>
          </table:table-cell>
          <table:table-cell table:number-columns-repeated="2"/>
          <table:table-cell table:formula="of:=[.B495]/1000" office:value-type="float" office:value="-525.42" calcext:value-type="float">
            <text:p>-525.42</text:p>
          </table:table-cell>
          <table:table-cell table:formula="of:=AVERAGE([.C495:.E495])" office:value-type="float" office:value="1541.33333333333" calcext:value-type="float">
            <text:p>1541.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524435" calcext:value-type="float">
            <text:p>-524435</text:p>
          </table:table-cell>
          <table:table-cell table:number-columns-repeated="3" office:value-type="float" office:value="1541" calcext:value-type="float">
            <text:p>1541</text:p>
          </table:table-cell>
          <table:table-cell table:number-columns-repeated="2"/>
          <table:table-cell table:formula="of:=[.B496]/1000" office:value-type="float" office:value="-524.435" calcext:value-type="float">
            <text:p>-524.44</text:p>
          </table:table-cell>
          <table:table-cell table:formula="of:=AVERAGE([.C496:.E496])" office:value-type="float" office:value="1541" calcext:value-type="float">
            <text:p>1541.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523450" calcext:value-type="float">
            <text:p>-523450</text:p>
          </table:table-cell>
          <table:table-cell table:number-columns-repeated="3" office:value-type="float" office:value="1540" calcext:value-type="float">
            <text:p>1540</text:p>
          </table:table-cell>
          <table:table-cell table:number-columns-repeated="2"/>
          <table:table-cell table:formula="of:=[.B497]/1000" office:value-type="float" office:value="-523.45" calcext:value-type="float">
            <text:p>-523.45</text:p>
          </table:table-cell>
          <table:table-cell table:formula="of:=AVERAGE([.C497:.E497])" office:value-type="float" office:value="1540" calcext:value-type="float">
            <text:p>1540.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522466" calcext:value-type="float">
            <text:p>-522466</text:p>
          </table:table-cell>
          <table:table-cell table:number-columns-repeated="3" office:value-type="float" office:value="1539" calcext:value-type="float">
            <text:p>1539</text:p>
          </table:table-cell>
          <table:table-cell table:number-columns-repeated="2"/>
          <table:table-cell table:formula="of:=[.B498]/1000" office:value-type="float" office:value="-522.466" calcext:value-type="float">
            <text:p>-522.47</text:p>
          </table:table-cell>
          <table:table-cell table:formula="of:=AVERAGE([.C498:.E498])" office:value-type="float" office:value="1539" calcext:value-type="float">
            <text:p>1539.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521481" calcext:value-type="float">
            <text:p>-521481</text:p>
          </table:table-cell>
          <table:table-cell office:value-type="float" office:value="1537" calcext:value-type="float">
            <text:p>1537</text:p>
          </table:table-cell>
          <table:table-cell table:number-columns-repeated="2" office:value-type="float" office:value="1538" calcext:value-type="float">
            <text:p>1538</text:p>
          </table:table-cell>
          <table:table-cell table:number-columns-repeated="2"/>
          <table:table-cell table:formula="of:=[.B499]/1000" office:value-type="float" office:value="-521.481" calcext:value-type="float">
            <text:p>-521.48</text:p>
          </table:table-cell>
          <table:table-cell table:formula="of:=AVERAGE([.C499:.E499])" office:value-type="float" office:value="1537.66666666667" calcext:value-type="float">
            <text:p>1537.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520496" calcext:value-type="float">
            <text:p>-52049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537" calcext:value-type="float">
            <text:p>1537</text:p>
          </table:table-cell>
          <table:table-cell table:number-columns-repeated="2"/>
          <table:table-cell table:formula="of:=[.B500]/1000" office:value-type="float" office:value="-520.496" calcext:value-type="float">
            <text:p>-520.50</text:p>
          </table:table-cell>
          <table:table-cell table:formula="of:=AVERAGE([.C500:.E500])" office:value-type="float" office:value="1536.33333333333" calcext:value-type="float">
            <text:p>1536.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519511" calcext:value-type="float">
            <text:p>-519511</text:p>
          </table:table-cell>
          <table:table-cell office:value-type="float" office:value="1536" calcext:value-type="float">
            <text:p>1536</text:p>
          </table:table-cell>
          <table:table-cell office:value-type="float" office:value="1535" calcext:value-type="float">
            <text:p>1535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table:formula="of:=[.B501]/1000" office:value-type="float" office:value="-519.511" calcext:value-type="float">
            <text:p>-519.51</text:p>
          </table:table-cell>
          <table:table-cell table:formula="of:=AVERAGE([.C501:.E501])" office:value-type="float" office:value="1535.66666666667" calcext:value-type="float">
            <text:p>1535.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518526" calcext:value-type="float">
            <text:p>-518526</text:p>
          </table:table-cell>
          <table:table-cell table:number-columns-repeated="2" office:value-type="float" office:value="1535" calcext:value-type="float">
            <text:p>1535</text:p>
          </table:table-cell>
          <table:table-cell office:value-type="float" office:value="1534" calcext:value-type="float">
            <text:p>1534</text:p>
          </table:table-cell>
          <table:table-cell table:number-columns-repeated="2"/>
          <table:table-cell table:formula="of:=[.B502]/1000" office:value-type="float" office:value="-518.526" calcext:value-type="float">
            <text:p>-518.53</text:p>
          </table:table-cell>
          <table:table-cell table:formula="of:=AVERAGE([.C502:.E502])" office:value-type="float" office:value="1534.66666666667" calcext:value-type="float">
            <text:p>1534.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517541" calcext:value-type="float">
            <text:p>-517541</text:p>
          </table:table-cell>
          <table:table-cell table:number-columns-repeated="2" office:value-type="float" office:value="1534" calcext:value-type="float">
            <text:p>1534</text:p>
          </table:table-cell>
          <table:table-cell office:value-type="float" office:value="1533" calcext:value-type="float">
            <text:p>1533</text:p>
          </table:table-cell>
          <table:table-cell table:number-columns-repeated="2"/>
          <table:table-cell table:formula="of:=[.B503]/1000" office:value-type="float" office:value="-517.541" calcext:value-type="float">
            <text:p>-517.54</text:p>
          </table:table-cell>
          <table:table-cell table:formula="of:=AVERAGE([.C503:.E503])" office:value-type="float" office:value="1533.66666666667" calcext:value-type="float">
            <text:p>1533.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516556" calcext:value-type="float">
            <text:p>-516556</text:p>
          </table:table-cell>
          <table:table-cell office:value-type="float" office:value="1533" calcext:value-type="float">
            <text:p>1533</text:p>
          </table:table-cell>
          <table:table-cell office:value-type="float" office:value="1532" calcext:value-type="float">
            <text:p>1532</text:p>
          </table:table-cell>
          <table:table-cell office:value-type="float" office:value="1533" calcext:value-type="float">
            <text:p>1533</text:p>
          </table:table-cell>
          <table:table-cell table:number-columns-repeated="2"/>
          <table:table-cell table:formula="of:=[.B504]/1000" office:value-type="float" office:value="-516.556" calcext:value-type="float">
            <text:p>-516.56</text:p>
          </table:table-cell>
          <table:table-cell table:formula="of:=AVERAGE([.C504:.E504])" office:value-type="float" office:value="1532.66666666667" calcext:value-type="float">
            <text:p>1532.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515572" calcext:value-type="float">
            <text:p>-515572</text:p>
          </table:table-cell>
          <table:table-cell office:value-type="float" office:value="1531" calcext:value-type="float">
            <text:p>1531</text:p>
          </table:table-cell>
          <table:table-cell table:number-columns-repeated="2" office:value-type="float" office:value="1532" calcext:value-type="float">
            <text:p>1532</text:p>
          </table:table-cell>
          <table:table-cell table:number-columns-repeated="2"/>
          <table:table-cell table:formula="of:=[.B505]/1000" office:value-type="float" office:value="-515.572" calcext:value-type="float">
            <text:p>-515.57</text:p>
          </table:table-cell>
          <table:table-cell table:formula="of:=AVERAGE([.C505:.E505])" office:value-type="float" office:value="1531.66666666667" calcext:value-type="float">
            <text:p>1531.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514587" calcext:value-type="float">
            <text:p>-514587</text:p>
          </table:table-cell>
          <table:table-cell office:value-type="float" office:value="1532" calcext:value-type="float">
            <text:p>1532</text:p>
          </table:table-cell>
          <table:table-cell office:value-type="float" office:value="1531" calcext:value-type="float">
            <text:p>1531</text:p>
          </table:table-cell>
          <table:table-cell office:value-type="float" office:value="1530" calcext:value-type="float">
            <text:p>1530</text:p>
          </table:table-cell>
          <table:table-cell table:number-columns-repeated="2"/>
          <table:table-cell table:formula="of:=[.B506]/1000" office:value-type="float" office:value="-514.587" calcext:value-type="float">
            <text:p>-514.59</text:p>
          </table:table-cell>
          <table:table-cell table:formula="of:=AVERAGE([.C506:.E506])" office:value-type="float" office:value="1531" calcext:value-type="float">
            <text:p>1531.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513602" calcext:value-type="float">
            <text:p>-513602</text:p>
          </table:table-cell>
          <table:table-cell table:number-columns-repeated="3" office:value-type="float" office:value="1530" calcext:value-type="float">
            <text:p>1530</text:p>
          </table:table-cell>
          <table:table-cell table:number-columns-repeated="2"/>
          <table:table-cell table:formula="of:=[.B507]/1000" office:value-type="float" office:value="-513.602" calcext:value-type="float">
            <text:p>-513.60</text:p>
          </table:table-cell>
          <table:table-cell table:formula="of:=AVERAGE([.C507:.E507])" office:value-type="float" office:value="1530" calcext:value-type="float">
            <text:p>1530.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512617" calcext:value-type="float">
            <text:p>-512617</text:p>
          </table:table-cell>
          <table:table-cell office:value-type="float" office:value="1528" calcext:value-type="float">
            <text:p>1528</text:p>
          </table:table-cell>
          <table:table-cell office:value-type="float" office:value="1529" calcext:value-type="float">
            <text:p>1529</text:p>
          </table:table-cell>
          <table:table-cell office:value-type="float" office:value="1530" calcext:value-type="float">
            <text:p>1530</text:p>
          </table:table-cell>
          <table:table-cell table:number-columns-repeated="2"/>
          <table:table-cell table:formula="of:=[.B508]/1000" office:value-type="float" office:value="-512.617" calcext:value-type="float">
            <text:p>-512.62</text:p>
          </table:table-cell>
          <table:table-cell table:formula="of:=AVERAGE([.C508:.E508])" office:value-type="float" office:value="1529" calcext:value-type="float">
            <text:p>1529.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511632" calcext:value-type="float">
            <text:p>-511632</text:p>
          </table:table-cell>
          <table:table-cell table:number-columns-repeated="2" office:value-type="float" office:value="1528" calcext:value-type="float">
            <text:p>1528</text:p>
          </table:table-cell>
          <table:table-cell office:value-type="float" office:value="1527" calcext:value-type="float">
            <text:p>1527</text:p>
          </table:table-cell>
          <table:table-cell table:number-columns-repeated="2"/>
          <table:table-cell table:formula="of:=[.B509]/1000" office:value-type="float" office:value="-511.632" calcext:value-type="float">
            <text:p>-511.63</text:p>
          </table:table-cell>
          <table:table-cell table:formula="of:=AVERAGE([.C509:.E509])" office:value-type="float" office:value="1527.66666666667" calcext:value-type="float">
            <text:p>1527.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510647" calcext:value-type="float">
            <text:p>-510647</text:p>
          </table:table-cell>
          <table:table-cell office:value-type="float" office:value="1528" calcext:value-type="float">
            <text:p>1528</text:p>
          </table:table-cell>
          <table:table-cell office:value-type="float" office:value="1527" calcext:value-type="float">
            <text:p>1527</text:p>
          </table:table-cell>
          <table:table-cell office:value-type="float" office:value="1526" calcext:value-type="float">
            <text:p>1526</text:p>
          </table:table-cell>
          <table:table-cell table:number-columns-repeated="2"/>
          <table:table-cell table:formula="of:=[.B510]/1000" office:value-type="float" office:value="-510.647" calcext:value-type="float">
            <text:p>-510.65</text:p>
          </table:table-cell>
          <table:table-cell table:formula="of:=AVERAGE([.C510:.E510])" office:value-type="float" office:value="1527" calcext:value-type="float">
            <text:p>1527.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509662" calcext:value-type="float">
            <text:p>-509662</text:p>
          </table:table-cell>
          <table:table-cell table:number-columns-repeated="2" office:value-type="float" office:value="1525" calcext:value-type="float">
            <text:p>1525</text:p>
          </table:table-cell>
          <table:table-cell office:value-type="float" office:value="1526" calcext:value-type="float">
            <text:p>1526</text:p>
          </table:table-cell>
          <table:table-cell table:number-columns-repeated="2"/>
          <table:table-cell table:formula="of:=[.B511]/1000" office:value-type="float" office:value="-509.662" calcext:value-type="float">
            <text:p>-509.66</text:p>
          </table:table-cell>
          <table:table-cell table:formula="of:=AVERAGE([.C511:.E511])" office:value-type="float" office:value="1525.33333333333" calcext:value-type="float">
            <text:p>1525.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508678" calcext:value-type="float">
            <text:p>-508678</text:p>
          </table:table-cell>
          <table:table-cell office:value-type="float" office:value="1524" calcext:value-type="float">
            <text:p>1524</text:p>
          </table:table-cell>
          <table:table-cell table:number-columns-repeated="2" office:value-type="float" office:value="1525" calcext:value-type="float">
            <text:p>1525</text:p>
          </table:table-cell>
          <table:table-cell table:number-columns-repeated="2"/>
          <table:table-cell table:formula="of:=[.B512]/1000" office:value-type="float" office:value="-508.678" calcext:value-type="float">
            <text:p>-508.68</text:p>
          </table:table-cell>
          <table:table-cell table:formula="of:=AVERAGE([.C512:.E512])" office:value-type="float" office:value="1524.66666666667" calcext:value-type="float">
            <text:p>1524.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507693" calcext:value-type="float">
            <text:p>-507693</text:p>
          </table:table-cell>
          <table:table-cell table:number-columns-repeated="2" office:value-type="float" office:value="1523" calcext:value-type="float">
            <text:p>1523</text:p>
          </table:table-cell>
          <table:table-cell office:value-type="float" office:value="1525" calcext:value-type="float">
            <text:p>1525</text:p>
          </table:table-cell>
          <table:table-cell table:number-columns-repeated="2"/>
          <table:table-cell table:formula="of:=[.B513]/1000" office:value-type="float" office:value="-507.693" calcext:value-type="float">
            <text:p>-507.69</text:p>
          </table:table-cell>
          <table:table-cell table:formula="of:=AVERAGE([.C513:.E513])" office:value-type="float" office:value="1523.66666666667" calcext:value-type="float">
            <text:p>1523.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506708" calcext:value-type="float">
            <text:p>-506708</text:p>
          </table:table-cell>
          <table:table-cell table:number-columns-repeated="3" office:value-type="float" office:value="1523" calcext:value-type="float">
            <text:p>1523</text:p>
          </table:table-cell>
          <table:table-cell table:number-columns-repeated="2"/>
          <table:table-cell table:formula="of:=[.B514]/1000" office:value-type="float" office:value="-506.708" calcext:value-type="float">
            <text:p>-506.71</text:p>
          </table:table-cell>
          <table:table-cell table:formula="of:=AVERAGE([.C514:.E514])" office:value-type="float" office:value="1523" calcext:value-type="float">
            <text:p>1523.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505723" calcext:value-type="float">
            <text:p>-505723</text:p>
          </table:table-cell>
          <table:table-cell table:number-columns-repeated="2"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table:number-columns-repeated="2"/>
          <table:table-cell table:formula="of:=[.B515]/1000" office:value-type="float" office:value="-505.723" calcext:value-type="float">
            <text:p>-505.72</text:p>
          </table:table-cell>
          <table:table-cell table:formula="of:=AVERAGE([.C515:.E515])" office:value-type="float" office:value="1521.33333333333" calcext:value-type="float">
            <text:p>1521.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504738" calcext:value-type="float">
            <text:p>-504738</text:p>
          </table:table-cell>
          <table:table-cell table:number-columns-repeated="3" office:value-type="float" office:value="1521" calcext:value-type="float">
            <text:p>1521</text:p>
          </table:table-cell>
          <table:table-cell table:number-columns-repeated="2"/>
          <table:table-cell table:formula="of:=[.B516]/1000" office:value-type="float" office:value="-504.738" calcext:value-type="float">
            <text:p>-504.74</text:p>
          </table:table-cell>
          <table:table-cell table:formula="of:=AVERAGE([.C516:.E516])" office:value-type="float" office:value="1521" calcext:value-type="float">
            <text:p>1521.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503753" calcext:value-type="float">
            <text:p>-503753</text:p>
          </table:table-cell>
          <table:table-cell table:number-columns-repeated="2" office:value-type="float" office:value="1520" calcext:value-type="float">
            <text:p>1520</text:p>
          </table:table-cell>
          <table:table-cell office:value-type="float" office:value="1519" calcext:value-type="float">
            <text:p>1519</text:p>
          </table:table-cell>
          <table:table-cell table:number-columns-repeated="2"/>
          <table:table-cell table:formula="of:=[.B517]/1000" office:value-type="float" office:value="-503.753" calcext:value-type="float">
            <text:p>-503.75</text:p>
          </table:table-cell>
          <table:table-cell table:formula="of:=AVERAGE([.C517:.E517])" office:value-type="float" office:value="1519.66666666667" calcext:value-type="float">
            <text:p>1519.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502768" calcext:value-type="float">
            <text:p>-502768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1519" calcext:value-type="float">
            <text:p>1519</text:p>
          </table:table-cell>
          <table:table-cell table:number-columns-repeated="2"/>
          <table:table-cell table:formula="of:=[.B518]/1000" office:value-type="float" office:value="-502.768" calcext:value-type="float">
            <text:p>-502.77</text:p>
          </table:table-cell>
          <table:table-cell table:formula="of:=AVERAGE([.C518:.E518])" office:value-type="float" office:value="1519.33333333333" calcext:value-type="float">
            <text:p>1519.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501784" calcext:value-type="float">
            <text:p>-501784</text:p>
          </table:table-cell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float" office:value="1518" calcext:value-type="float">
            <text:p>1518</text:p>
          </table:table-cell>
          <table:table-cell table:number-columns-repeated="2"/>
          <table:table-cell table:formula="of:=[.B519]/1000" office:value-type="float" office:value="-501.784" calcext:value-type="float">
            <text:p>-501.78</text:p>
          </table:table-cell>
          <table:table-cell table:formula="of:=AVERAGE([.C519:.E519])" office:value-type="float" office:value="1518.33333333333" calcext:value-type="float">
            <text:p>1518.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500799" calcext:value-type="float">
            <text:p>-500799</text:p>
          </table:table-cell>
          <table:table-cell table:number-columns-repeated="3" office:value-type="float" office:value="1517" calcext:value-type="float">
            <text:p>1517</text:p>
          </table:table-cell>
          <table:table-cell table:number-columns-repeated="2"/>
          <table:table-cell table:formula="of:=[.B520]/1000" office:value-type="float" office:value="-500.799" calcext:value-type="float">
            <text:p>-500.80</text:p>
          </table:table-cell>
          <table:table-cell table:formula="of:=AVERAGE([.C520:.E520])" office:value-type="float" office:value="1517" calcext:value-type="float">
            <text:p>1517.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499814" calcext:value-type="float">
            <text:p>-499814</text:p>
          </table:table-cell>
          <table:table-cell table:number-columns-repeated="2" office:value-type="float" office:value="1516" calcext:value-type="float">
            <text:p>1516</text:p>
          </table:table-cell>
          <table:table-cell office:value-type="float" office:value="1517" calcext:value-type="float">
            <text:p>1517</text:p>
          </table:table-cell>
          <table:table-cell table:number-columns-repeated="2"/>
          <table:table-cell table:formula="of:=[.B521]/1000" office:value-type="float" office:value="-499.814" calcext:value-type="float">
            <text:p>-499.81</text:p>
          </table:table-cell>
          <table:table-cell table:formula="of:=AVERAGE([.C521:.E521])" office:value-type="float" office:value="1516.33333333333" calcext:value-type="float">
            <text:p>1516.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498829" calcext:value-type="float">
            <text:p>-498829</text:p>
          </table:table-cell>
          <table:table-cell table:number-columns-repeated="2" office:value-type="float" office:value="1516" calcext:value-type="float">
            <text:p>1516</text:p>
          </table:table-cell>
          <table:table-cell office:value-type="float" office:value="1515" calcext:value-type="float">
            <text:p>1515</text:p>
          </table:table-cell>
          <table:table-cell table:number-columns-repeated="2"/>
          <table:table-cell table:formula="of:=[.B522]/1000" office:value-type="float" office:value="-498.829" calcext:value-type="float">
            <text:p>-498.83</text:p>
          </table:table-cell>
          <table:table-cell table:formula="of:=AVERAGE([.C522:.E522])" office:value-type="float" office:value="1515.66666666667" calcext:value-type="float">
            <text:p>1515.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497844" calcext:value-type="float">
            <text:p>-497844</text:p>
          </table:table-cell>
          <table:table-cell table:number-columns-repeated="2" office:value-type="float" office:value="1514" calcext:value-type="float">
            <text:p>1514</text:p>
          </table:table-cell>
          <table:table-cell office:value-type="float" office:value="1515" calcext:value-type="float">
            <text:p>1515</text:p>
          </table:table-cell>
          <table:table-cell table:number-columns-repeated="2"/>
          <table:table-cell table:formula="of:=[.B523]/1000" office:value-type="float" office:value="-497.844" calcext:value-type="float">
            <text:p>-497.84</text:p>
          </table:table-cell>
          <table:table-cell table:formula="of:=AVERAGE([.C523:.E523])" office:value-type="float" office:value="1514.33333333333" calcext:value-type="float">
            <text:p>1514.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496859" calcext:value-type="float">
            <text:p>-496859</text:p>
          </table:table-cell>
          <table:table-cell table:number-columns-repeated="2"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table:formula="of:=[.B524]/1000" office:value-type="float" office:value="-496.859" calcext:value-type="float">
            <text:p>-496.86</text:p>
          </table:table-cell>
          <table:table-cell table:formula="of:=AVERAGE([.C524:.E524])" office:value-type="float" office:value="1513.33333333333" calcext:value-type="float">
            <text:p>1513.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495874" calcext:value-type="float">
            <text:p>-495874</text:p>
          </table:table-cell>
          <table:table-cell table:number-columns-repeated="3" office:value-type="float" office:value="1513" calcext:value-type="float">
            <text:p>1513</text:p>
          </table:table-cell>
          <table:table-cell table:number-columns-repeated="2"/>
          <table:table-cell table:formula="of:=[.B525]/1000" office:value-type="float" office:value="-495.874" calcext:value-type="float">
            <text:p>-495.87</text:p>
          </table:table-cell>
          <table:table-cell table:formula="of:=AVERAGE([.C525:.E525])" office:value-type="float" office:value="1513" calcext:value-type="float">
            <text:p>1513.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494890" calcext:value-type="float">
            <text:p>-494890</text:p>
          </table:table-cell>
          <table:table-cell table:number-columns-repeated="2"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table:number-columns-repeated="2"/>
          <table:table-cell table:formula="of:=[.B526]/1000" office:value-type="float" office:value="-494.89" calcext:value-type="float">
            <text:p>-494.89</text:p>
          </table:table-cell>
          <table:table-cell table:formula="of:=AVERAGE([.C526:.E526])" office:value-type="float" office:value="1511.33333333333" calcext:value-type="float">
            <text:p>1511.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493905" calcext:value-type="float">
            <text:p>-493905</text:p>
          </table:table-cell>
          <table:table-cell table:number-columns-repeated="3" office:value-type="float" office:value="1511" calcext:value-type="float">
            <text:p>1511</text:p>
          </table:table-cell>
          <table:table-cell table:number-columns-repeated="2"/>
          <table:table-cell table:formula="of:=[.B527]/1000" office:value-type="float" office:value="-493.905" calcext:value-type="float">
            <text:p>-493.91</text:p>
          </table:table-cell>
          <table:table-cell table:formula="of:=AVERAGE([.C527:.E527])" office:value-type="float" office:value="1511" calcext:value-type="float">
            <text:p>1511.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492920" calcext:value-type="float">
            <text:p>-492920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float" office:value="1510" calcext:value-type="float">
            <text:p>1510</text:p>
          </table:table-cell>
          <table:table-cell table:number-columns-repeated="2"/>
          <table:table-cell table:formula="of:=[.B528]/1000" office:value-type="float" office:value="-492.92" calcext:value-type="float">
            <text:p>-492.92</text:p>
          </table:table-cell>
          <table:table-cell table:formula="of:=AVERAGE([.C528:.E528])" office:value-type="float" office:value="1509.66666666667" calcext:value-type="float">
            <text:p>1509.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491935" calcext:value-type="float">
            <text:p>-491935</text:p>
          </table:table-cell>
          <table:table-cell office:value-type="float" office:value="1508" calcext:value-type="float">
            <text:p>1508</text:p>
          </table:table-cell>
          <table:table-cell office:value-type="float" office:value="1509" calcext:value-type="float">
            <text:p>1509</text:p>
          </table:table-cell>
          <table:table-cell office:value-type="float" office:value="1508" calcext:value-type="float">
            <text:p>1508</text:p>
          </table:table-cell>
          <table:table-cell table:number-columns-repeated="2"/>
          <table:table-cell table:formula="of:=[.B529]/1000" office:value-type="float" office:value="-491.935" calcext:value-type="float">
            <text:p>-491.94</text:p>
          </table:table-cell>
          <table:table-cell table:formula="of:=AVERAGE([.C529:.E529])" office:value-type="float" office:value="1508.33333333333" calcext:value-type="float">
            <text:p>1508.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490950" calcext:value-type="float">
            <text:p>-490950</text:p>
          </table:table-cell>
          <table:table-cell office:value-type="float" office:value="1507" calcext:value-type="float">
            <text:p>1507</text:p>
          </table:table-cell>
          <table:table-cell table:number-columns-repeated="2" office:value-type="float" office:value="1508" calcext:value-type="float">
            <text:p>1508</text:p>
          </table:table-cell>
          <table:table-cell table:number-columns-repeated="2"/>
          <table:table-cell table:formula="of:=[.B530]/1000" office:value-type="float" office:value="-490.95" calcext:value-type="float">
            <text:p>-490.95</text:p>
          </table:table-cell>
          <table:table-cell table:formula="of:=AVERAGE([.C530:.E530])" office:value-type="float" office:value="1507.66666666667" calcext:value-type="float">
            <text:p>1507.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489965" calcext:value-type="float">
            <text:p>-489965</text:p>
          </table:table-cell>
          <table:table-cell table:number-columns-repeated="3" office:value-type="float" office:value="1507" calcext:value-type="float">
            <text:p>1507</text:p>
          </table:table-cell>
          <table:table-cell table:number-columns-repeated="2"/>
          <table:table-cell table:formula="of:=[.B531]/1000" office:value-type="float" office:value="-489.965" calcext:value-type="float">
            <text:p>-489.97</text:p>
          </table:table-cell>
          <table:table-cell table:formula="of:=AVERAGE([.C531:.E531])" office:value-type="float" office:value="1507" calcext:value-type="float">
            <text:p>1507.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488980" calcext:value-type="float">
            <text:p>-488980</text:p>
          </table:table-cell>
          <table:table-cell office:value-type="float" office:value="1506" calcext:value-type="float">
            <text:p>1506</text:p>
          </table:table-cell>
          <table:table-cell office:value-type="float" office:value="1505" calcext:value-type="float">
            <text:p>1505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[.B532]/1000" office:value-type="float" office:value="-488.98" calcext:value-type="float">
            <text:p>-488.98</text:p>
          </table:table-cell>
          <table:table-cell table:formula="of:=AVERAGE([.C532:.E532])" office:value-type="float" office:value="1505.66666666667" calcext:value-type="float">
            <text:p>1505.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487996" calcext:value-type="float">
            <text:p>-487996</text:p>
          </table:table-cell>
          <table:table-cell table:number-columns-repeated="2" office:value-type="float" office:value="1505" calcext:value-type="float">
            <text:p>1505</text:p>
          </table:table-cell>
          <table:table-cell office:value-type="float" office:value="1504" calcext:value-type="float">
            <text:p>1504</text:p>
          </table:table-cell>
          <table:table-cell table:number-columns-repeated="2"/>
          <table:table-cell table:formula="of:=[.B533]/1000" office:value-type="float" office:value="-487.996" calcext:value-type="float">
            <text:p>-488.00</text:p>
          </table:table-cell>
          <table:table-cell table:formula="of:=AVERAGE([.C533:.E533])" office:value-type="float" office:value="1504.66666666667" calcext:value-type="float">
            <text:p>1504.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487011" calcext:value-type="float">
            <text:p>-487011</text:p>
          </table:table-cell>
          <table:table-cell table:number-columns-repeated="2" office:value-type="float" office:value="1504" calcext:value-type="float">
            <text:p>1504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table:formula="of:=[.B534]/1000" office:value-type="float" office:value="-487.011" calcext:value-type="float">
            <text:p>-487.01</text:p>
          </table:table-cell>
          <table:table-cell table:formula="of:=AVERAGE([.C534:.E534])" office:value-type="float" office:value="1504.33333333333" calcext:value-type="float">
            <text:p>1504.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486026" calcext:value-type="float">
            <text:p>-486026</text:p>
          </table:table-cell>
          <table:table-cell table:number-columns-repeated="2" office:value-type="float" office:value="1503" calcext:value-type="float">
            <text:p>1503</text:p>
          </table:table-cell>
          <table:table-cell office:value-type="float" office:value="1502" calcext:value-type="float">
            <text:p>1502</text:p>
          </table:table-cell>
          <table:table-cell table:number-columns-repeated="2"/>
          <table:table-cell table:formula="of:=[.B535]/1000" office:value-type="float" office:value="-486.026" calcext:value-type="float">
            <text:p>-486.03</text:p>
          </table:table-cell>
          <table:table-cell table:formula="of:=AVERAGE([.C535:.E535])" office:value-type="float" office:value="1502.66666666667" calcext:value-type="float">
            <text:p>1502.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485041" calcext:value-type="float">
            <text:p>-485041</text:p>
          </table:table-cell>
          <table:table-cell office:value-type="float" office:value="1501" calcext:value-type="float">
            <text:p>1501</text:p>
          </table:table-cell>
          <table:table-cell office:value-type="float" office:value="1502" calcext:value-type="float">
            <text:p>1502</text:p>
          </table:table-cell>
          <table:table-cell office:value-type="float" office:value="1503" calcext:value-type="float">
            <text:p>1503</text:p>
          </table:table-cell>
          <table:table-cell table:number-columns-repeated="2"/>
          <table:table-cell table:formula="of:=[.B536]/1000" office:value-type="float" office:value="-485.041" calcext:value-type="float">
            <text:p>-485.04</text:p>
          </table:table-cell>
          <table:table-cell table:formula="of:=AVERAGE([.C536:.E536])" office:value-type="float" office:value="1502" calcext:value-type="float">
            <text:p>1502.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484056" calcext:value-type="float">
            <text:p>-4840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501" calcext:value-type="float">
            <text:p>1501</text:p>
          </table:table-cell>
          <table:table-cell table:number-columns-repeated="2"/>
          <table:table-cell table:formula="of:=[.B537]/1000" office:value-type="float" office:value="-484.056" calcext:value-type="float">
            <text:p>-484.06</text:p>
          </table:table-cell>
          <table:table-cell table:formula="of:=AVERAGE([.C537:.E537])" office:value-type="float" office:value="1500.66666666667" calcext:value-type="float">
            <text:p>1500.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483071" calcext:value-type="float">
            <text:p>-483071</text:p>
          </table:table-cell>
          <table:table-cell table:number-columns-repeated="3" office:value-type="float" office:value="1500" calcext:value-type="float">
            <text:p>1500</text:p>
          </table:table-cell>
          <table:table-cell table:number-columns-repeated="2"/>
          <table:table-cell table:formula="of:=[.B538]/1000" office:value-type="float" office:value="-483.071" calcext:value-type="float">
            <text:p>-483.07</text:p>
          </table:table-cell>
          <table:table-cell table:formula="of:=AVERAGE([.C538:.E538])" office:value-type="float" office:value="1500" calcext:value-type="float">
            <text:p>1500.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482086" calcext:value-type="float">
            <text:p>-482086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float" office:value="1498" calcext:value-type="float">
            <text:p>1498</text:p>
          </table:table-cell>
          <table:table-cell table:number-columns-repeated="2"/>
          <table:table-cell table:formula="of:=[.B539]/1000" office:value-type="float" office:value="-482.086" calcext:value-type="float">
            <text:p>-482.09</text:p>
          </table:table-cell>
          <table:table-cell table:formula="of:=AVERAGE([.C539:.E539])" office:value-type="float" office:value="1498.33333333333" calcext:value-type="float">
            <text:p>1498.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481102" calcext:value-type="float">
            <text:p>-481102</text:p>
          </table:table-cell>
          <table:table-cell office:value-type="float" office:value="1497" calcext:value-type="float">
            <text:p>1497</text:p>
          </table:table-cell>
          <table:table-cell table:number-columns-repeated="2" office:value-type="float" office:value="1498" calcext:value-type="float">
            <text:p>1498</text:p>
          </table:table-cell>
          <table:table-cell table:number-columns-repeated="2"/>
          <table:table-cell table:formula="of:=[.B540]/1000" office:value-type="float" office:value="-481.102" calcext:value-type="float">
            <text:p>-481.10</text:p>
          </table:table-cell>
          <table:table-cell table:formula="of:=AVERAGE([.C540:.E540])" office:value-type="float" office:value="1497.66666666667" calcext:value-type="float">
            <text:p>1497.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480117" calcext:value-type="float">
            <text:p>-480117</text:p>
          </table:table-cell>
          <table:table-cell table:number-columns-repeated="3" office:value-type="float" office:value="1497" calcext:value-type="float">
            <text:p>1497</text:p>
          </table:table-cell>
          <table:table-cell table:number-columns-repeated="2"/>
          <table:table-cell table:formula="of:=[.B541]/1000" office:value-type="float" office:value="-480.117" calcext:value-type="float">
            <text:p>-480.12</text:p>
          </table:table-cell>
          <table:table-cell table:formula="of:=AVERAGE([.C541:.E541])" office:value-type="float" office:value="1497" calcext:value-type="float">
            <text:p>1497.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479132" calcext:value-type="float">
            <text:p>-479132</text:p>
          </table:table-cell>
          <table:table-cell office:value-type="float" office:value="1495" calcext:value-type="float">
            <text:p>1495</text:p>
          </table:table-cell>
          <table:table-cell table:number-columns-repeated="2" office:value-type="float" office:value="1496" calcext:value-type="float">
            <text:p>1496</text:p>
          </table:table-cell>
          <table:table-cell table:number-columns-repeated="2"/>
          <table:table-cell table:formula="of:=[.B542]/1000" office:value-type="float" office:value="-479.132" calcext:value-type="float">
            <text:p>-479.13</text:p>
          </table:table-cell>
          <table:table-cell table:formula="of:=AVERAGE([.C542:.E542])" office:value-type="float" office:value="1495.66666666667" calcext:value-type="float">
            <text:p>1495.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478147" calcext:value-type="float">
            <text:p>-478147</text:p>
          </table:table-cell>
          <table:table-cell table:number-columns-repeated="3" office:value-type="float" office:value="1495" calcext:value-type="float">
            <text:p>1495</text:p>
          </table:table-cell>
          <table:table-cell table:number-columns-repeated="2"/>
          <table:table-cell table:formula="of:=[.B543]/1000" office:value-type="float" office:value="-478.147" calcext:value-type="float">
            <text:p>-478.15</text:p>
          </table:table-cell>
          <table:table-cell table:formula="of:=AVERAGE([.C543:.E543])" office:value-type="float" office:value="1495" calcext:value-type="float">
            <text:p>1495.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477162" calcext:value-type="float">
            <text:p>-477162</text:p>
          </table:table-cell>
          <table:table-cell office:value-type="float" office:value="1493" calcext:value-type="float">
            <text:p>1493</text:p>
          </table:table-cell>
          <table:table-cell table:number-columns-repeated="2" office:value-type="float" office:value="1494" calcext:value-type="float">
            <text:p>1494</text:p>
          </table:table-cell>
          <table:table-cell table:number-columns-repeated="2"/>
          <table:table-cell table:formula="of:=[.B544]/1000" office:value-type="float" office:value="-477.162" calcext:value-type="float">
            <text:p>-477.16</text:p>
          </table:table-cell>
          <table:table-cell table:formula="of:=AVERAGE([.C544:.E544])" office:value-type="float" office:value="1493.66666666667" calcext:value-type="float">
            <text:p>1493.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476177" calcext:value-type="float">
            <text:p>-476177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3" calcext:value-type="float">
            <text:p>1493</text:p>
          </table:table-cell>
          <table:table-cell table:number-columns-repeated="2"/>
          <table:table-cell table:formula="of:=[.B545]/1000" office:value-type="float" office:value="-476.177" calcext:value-type="float">
            <text:p>-476.18</text:p>
          </table:table-cell>
          <table:table-cell table:formula="of:=AVERAGE([.C545:.E545])" office:value-type="float" office:value="1493.33333333333" calcext:value-type="float">
            <text:p>1493.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475192" calcext:value-type="float">
            <text:p>-475192</text:p>
          </table:table-cell>
          <table:table-cell office:value-type="float" office:value="1491" calcext:value-type="float">
            <text:p>1491</text:p>
          </table:table-cell>
          <table:table-cell table:number-columns-repeated="2" office:value-type="float" office:value="1492" calcext:value-type="float">
            <text:p>1492</text:p>
          </table:table-cell>
          <table:table-cell table:number-columns-repeated="2"/>
          <table:table-cell table:formula="of:=[.B546]/1000" office:value-type="float" office:value="-475.192" calcext:value-type="float">
            <text:p>-475.19</text:p>
          </table:table-cell>
          <table:table-cell table:formula="of:=AVERAGE([.C546:.E546])" office:value-type="float" office:value="1491.66666666667" calcext:value-type="float">
            <text:p>1491.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474208" calcext:value-type="float">
            <text:p>-474208</text:p>
          </table:table-cell>
          <table:table-cell office:value-type="float" office:value="1491" calcext:value-type="float">
            <text:p>1491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table:number-columns-repeated="2"/>
          <table:table-cell table:formula="of:=[.B547]/1000" office:value-type="float" office:value="-474.208" calcext:value-type="float">
            <text:p>-474.21</text:p>
          </table:table-cell>
          <table:table-cell table:formula="of:=AVERAGE([.C547:.E547])" office:value-type="float" office:value="1490.66666666667" calcext:value-type="float">
            <text:p>1490.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473223" calcext:value-type="float">
            <text:p>-473223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490" calcext:value-type="float">
            <text:p>1490</text:p>
          </table:table-cell>
          <table:table-cell table:number-columns-repeated="2"/>
          <table:table-cell table:formula="of:=[.B548]/1000" office:value-type="float" office:value="-473.223" calcext:value-type="float">
            <text:p>-473.22</text:p>
          </table:table-cell>
          <table:table-cell table:formula="of:=AVERAGE([.C548:.E548])" office:value-type="float" office:value="1490.33333333333" calcext:value-type="float">
            <text:p>1490.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472238" calcext:value-type="float">
            <text:p>-472238</text:p>
          </table:table-cell>
          <table:table-cell office:value-type="float" office:value="1489" calcext:value-type="float">
            <text:p>1489</text:p>
          </table:table-cell>
          <table:table-cell table:number-columns-repeated="2" office:value-type="float" office:value="1488" calcext:value-type="float">
            <text:p>1488</text:p>
          </table:table-cell>
          <table:table-cell table:number-columns-repeated="2"/>
          <table:table-cell table:formula="of:=[.B549]/1000" office:value-type="float" office:value="-472.238" calcext:value-type="float">
            <text:p>-472.24</text:p>
          </table:table-cell>
          <table:table-cell table:formula="of:=AVERAGE([.C549:.E549])" office:value-type="float" office:value="1488.33333333333" calcext:value-type="float">
            <text:p>1488.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471253" calcext:value-type="float">
            <text:p>-471253</text:p>
          </table:table-cell>
          <table:table-cell table:number-columns-repeated="3" office:value-type="float" office:value="1488" calcext:value-type="float">
            <text:p>1488</text:p>
          </table:table-cell>
          <table:table-cell table:number-columns-repeated="2"/>
          <table:table-cell table:formula="of:=[.B550]/1000" office:value-type="float" office:value="-471.253" calcext:value-type="float">
            <text:p>-471.25</text:p>
          </table:table-cell>
          <table:table-cell table:formula="of:=AVERAGE([.C550:.E550])" office:value-type="float" office:value="1488" calcext:value-type="float">
            <text:p>1488.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470268" calcext:value-type="float">
            <text:p>-470268</text:p>
          </table:table-cell>
          <table:table-cell table:number-columns-repeated="3" office:value-type="float" office:value="1487" calcext:value-type="float">
            <text:p>1487</text:p>
          </table:table-cell>
          <table:table-cell table:number-columns-repeated="2"/>
          <table:table-cell table:formula="of:=[.B551]/1000" office:value-type="float" office:value="-470.268" calcext:value-type="float">
            <text:p>-470.27</text:p>
          </table:table-cell>
          <table:table-cell table:formula="of:=AVERAGE([.C551:.E551])" office:value-type="float" office:value="1487" calcext:value-type="float">
            <text:p>1487.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469283" calcext:value-type="float">
            <text:p>-469283</text:p>
          </table:table-cell>
          <table:table-cell office:value-type="float" office:value="1485" calcext:value-type="float">
            <text:p>1485</text:p>
          </table:table-cell>
          <table:table-cell office:value-type="float" office:value="1486" calcext:value-type="float">
            <text:p>1486</text:p>
          </table:table-cell>
          <table:table-cell office:value-type="float" office:value="1487" calcext:value-type="float">
            <text:p>1487</text:p>
          </table:table-cell>
          <table:table-cell table:number-columns-repeated="2"/>
          <table:table-cell table:formula="of:=[.B552]/1000" office:value-type="float" office:value="-469.283" calcext:value-type="float">
            <text:p>-469.28</text:p>
          </table:table-cell>
          <table:table-cell table:formula="of:=AVERAGE([.C552:.E552])" office:value-type="float" office:value="1486" calcext:value-type="float">
            <text:p>1486.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468298" calcext:value-type="float">
            <text:p>-468298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float" office:value="1484" calcext:value-type="float">
            <text:p>1484</text:p>
          </table:table-cell>
          <table:table-cell table:number-columns-repeated="2"/>
          <table:table-cell table:formula="of:=[.B553]/1000" office:value-type="float" office:value="-468.298" calcext:value-type="float">
            <text:p>-468.30</text:p>
          </table:table-cell>
          <table:table-cell table:formula="of:=AVERAGE([.C553:.E553])" office:value-type="float" office:value="1484.66666666667" calcext:value-type="float">
            <text:p>1484.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467314" calcext:value-type="float">
            <text:p>-467314</text:p>
          </table:table-cell>
          <table:table-cell table:number-columns-repeated="3" office:value-type="float" office:value="1484" calcext:value-type="float">
            <text:p>1484</text:p>
          </table:table-cell>
          <table:table-cell table:number-columns-repeated="2"/>
          <table:table-cell table:formula="of:=[.B554]/1000" office:value-type="float" office:value="-467.314" calcext:value-type="float">
            <text:p>-467.31</text:p>
          </table:table-cell>
          <table:table-cell table:formula="of:=AVERAGE([.C554:.E554])" office:value-type="float" office:value="1484" calcext:value-type="float">
            <text:p>1484.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466329" calcext:value-type="float">
            <text:p>-466329</text:p>
          </table:table-cell>
          <table:table-cell office:value-type="float" office:value="1482" calcext:value-type="float">
            <text:p>1482</text:p>
          </table:table-cell>
          <table:table-cell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  <table:table-cell table:number-columns-repeated="2"/>
          <table:table-cell table:formula="of:=[.B555]/1000" office:value-type="float" office:value="-466.329" calcext:value-type="float">
            <text:p>-466.33</text:p>
          </table:table-cell>
          <table:table-cell table:formula="of:=AVERAGE([.C555:.E555])" office:value-type="float" office:value="1483" calcext:value-type="float">
            <text:p>1483.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465344" calcext:value-type="float">
            <text:p>-465344</text:p>
          </table:table-cell>
          <table:table-cell table:number-columns-repeated="2" office:value-type="float" office:value="1483" calcext:value-type="float">
            <text:p>1483</text:p>
          </table:table-cell>
          <table:table-cell office:value-type="float" office:value="1482" calcext:value-type="float">
            <text:p>1482</text:p>
          </table:table-cell>
          <table:table-cell table:number-columns-repeated="2"/>
          <table:table-cell table:formula="of:=[.B556]/1000" office:value-type="float" office:value="-465.344" calcext:value-type="float">
            <text:p>-465.34</text:p>
          </table:table-cell>
          <table:table-cell table:formula="of:=AVERAGE([.C556:.E556])" office:value-type="float" office:value="1482.66666666667" calcext:value-type="float">
            <text:p>1482.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464359" calcext:value-type="float">
            <text:p>-464359</text:p>
          </table:table-cell>
          <table:table-cell table:number-columns-repeated="2" office:value-type="float" office:value="1481" calcext:value-type="float">
            <text:p>1481</text:p>
          </table:table-cell>
          <table:table-cell office:value-type="float" office:value="1482" calcext:value-type="float">
            <text:p>1482</text:p>
          </table:table-cell>
          <table:table-cell table:number-columns-repeated="2"/>
          <table:table-cell table:formula="of:=[.B557]/1000" office:value-type="float" office:value="-464.359" calcext:value-type="float">
            <text:p>-464.36</text:p>
          </table:table-cell>
          <table:table-cell table:formula="of:=AVERAGE([.C557:.E557])" office:value-type="float" office:value="1481.33333333333" calcext:value-type="float">
            <text:p>1481.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463374" calcext:value-type="float">
            <text:p>-463374</text:p>
          </table:table-cell>
          <table:table-cell table:number-columns-repeated="3" office:value-type="float" office:value="1481" calcext:value-type="float">
            <text:p>1481</text:p>
          </table:table-cell>
          <table:table-cell table:number-columns-repeated="2"/>
          <table:table-cell table:formula="of:=[.B558]/1000" office:value-type="float" office:value="-463.374" calcext:value-type="float">
            <text:p>-463.37</text:p>
          </table:table-cell>
          <table:table-cell table:formula="of:=AVERAGE([.C558:.E558])" office:value-type="float" office:value="1481" calcext:value-type="float">
            <text:p>1481.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462389" calcext:value-type="float">
            <text:p>-462389</text:p>
          </table:table-cell>
          <table:table-cell table:number-columns-repeated="3" office:value-type="float" office:value="1480" calcext:value-type="float">
            <text:p>1480</text:p>
          </table:table-cell>
          <table:table-cell table:number-columns-repeated="2"/>
          <table:table-cell table:formula="of:=[.B559]/1000" office:value-type="float" office:value="-462.389" calcext:value-type="float">
            <text:p>-462.39</text:p>
          </table:table-cell>
          <table:table-cell table:formula="of:=AVERAGE([.C559:.E559])" office:value-type="float" office:value="1480" calcext:value-type="float">
            <text:p>1480.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461404" calcext:value-type="float">
            <text:p>-461404</text:p>
          </table:table-cell>
          <table:table-cell office:value-type="float" office:value="1478" calcext:value-type="float">
            <text:p>1478</text:p>
          </table:table-cell>
          <table:table-cell office:value-type="float" office:value="1479" calcext:value-type="float">
            <text:p>1479</text:p>
          </table:table-cell>
          <table:table-cell office:value-type="float" office:value="1478" calcext:value-type="float">
            <text:p>1478</text:p>
          </table:table-cell>
          <table:table-cell table:number-columns-repeated="2"/>
          <table:table-cell table:formula="of:=[.B560]/1000" office:value-type="float" office:value="-461.404" calcext:value-type="float">
            <text:p>-461.40</text:p>
          </table:table-cell>
          <table:table-cell table:formula="of:=AVERAGE([.C560:.E560])" office:value-type="float" office:value="1478.33333333333" calcext:value-type="float">
            <text:p>1478.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460420" calcext:value-type="float">
            <text:p>-460420</text:p>
          </table:table-cell>
          <table:table-cell office:value-type="float" office:value="1478" calcext:value-type="float">
            <text:p>1478</text:p>
          </table:table-cell>
          <table:table-cell table:number-columns-repeated="2" office:value-type="float" office:value="1477" calcext:value-type="float">
            <text:p>1477</text:p>
          </table:table-cell>
          <table:table-cell table:number-columns-repeated="2"/>
          <table:table-cell table:formula="of:=[.B561]/1000" office:value-type="float" office:value="-460.42" calcext:value-type="float">
            <text:p>-460.42</text:p>
          </table:table-cell>
          <table:table-cell table:formula="of:=AVERAGE([.C561:.E561])" office:value-type="float" office:value="1477.33333333333" calcext:value-type="float">
            <text:p>1477.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459435" calcext:value-type="float">
            <text:p>-459435</text:p>
          </table:table-cell>
          <table:table-cell office:value-type="float" office:value="1477" calcext:value-type="float">
            <text:p>1477</text:p>
          </table:table-cell>
          <table:table-cell office:value-type="float" office:value="1476" calcext:value-type="float">
            <text:p>1476</text:p>
          </table:table-cell>
          <table:table-cell office:value-type="float" office:value="1477" calcext:value-type="float">
            <text:p>1477</text:p>
          </table:table-cell>
          <table:table-cell table:number-columns-repeated="2"/>
          <table:table-cell table:formula="of:=[.B562]/1000" office:value-type="float" office:value="-459.435" calcext:value-type="float">
            <text:p>-459.44</text:p>
          </table:table-cell>
          <table:table-cell table:formula="of:=AVERAGE([.C562:.E562])" office:value-type="float" office:value="1476.66666666667" calcext:value-type="float">
            <text:p>1476.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458450" calcext:value-type="float">
            <text:p>-458450</text:p>
          </table:table-cell>
          <table:table-cell office:value-type="float" office:value="1476" calcext:value-type="float">
            <text:p>1476</text:p>
          </table:table-cell>
          <table:table-cell office:value-type="float" office:value="1475" calcext:value-type="float">
            <text:p>1475</text:p>
          </table:table-cell>
          <table:table-cell office:value-type="float" office:value="1476" calcext:value-type="float">
            <text:p>1476</text:p>
          </table:table-cell>
          <table:table-cell table:number-columns-repeated="2"/>
          <table:table-cell table:formula="of:=[.B563]/1000" office:value-type="float" office:value="-458.45" calcext:value-type="float">
            <text:p>-458.45</text:p>
          </table:table-cell>
          <table:table-cell table:formula="of:=AVERAGE([.C563:.E563])" office:value-type="float" office:value="1475.66666666667" calcext:value-type="float">
            <text:p>1475.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457465" calcext:value-type="float">
            <text:p>-457465</text:p>
          </table:table-cell>
          <table:table-cell office:value-type="float" office:value="1475" calcext:value-type="float">
            <text:p>1475</text:p>
          </table:table-cell>
          <table:table-cell office:value-type="float" office:value="1474" calcext:value-type="float">
            <text:p>1474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table:formula="of:=[.B564]/1000" office:value-type="float" office:value="-457.465" calcext:value-type="float">
            <text:p>-457.47</text:p>
          </table:table-cell>
          <table:table-cell table:formula="of:=AVERAGE([.C564:.E564])" office:value-type="float" office:value="1474.66666666667" calcext:value-type="float">
            <text:p>1474.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456480" calcext:value-type="float">
            <text:p>-456480</text:p>
          </table:table-cell>
          <table:table-cell office:value-type="float" office:value="1473" calcext:value-type="float">
            <text:p>1473</text:p>
          </table:table-cell>
          <table:table-cell table:number-columns-repeated="2" office:value-type="float" office:value="1474" calcext:value-type="float">
            <text:p>1474</text:p>
          </table:table-cell>
          <table:table-cell table:number-columns-repeated="2"/>
          <table:table-cell table:formula="of:=[.B565]/1000" office:value-type="float" office:value="-456.48" calcext:value-type="float">
            <text:p>-456.48</text:p>
          </table:table-cell>
          <table:table-cell table:formula="of:=AVERAGE([.C565:.E565])" office:value-type="float" office:value="1473.66666666667" calcext:value-type="float">
            <text:p>1473.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455495" calcext:value-type="float">
            <text:p>-455495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1473" calcext:value-type="float">
            <text:p>1473</text:p>
          </table:table-cell>
          <table:table-cell table:number-columns-repeated="2"/>
          <table:table-cell table:formula="of:=[.B566]/1000" office:value-type="float" office:value="-455.495" calcext:value-type="float">
            <text:p>-455.50</text:p>
          </table:table-cell>
          <table:table-cell table:formula="of:=AVERAGE([.C566:.E566])" office:value-type="float" office:value="1472.33333333333" calcext:value-type="float">
            <text:p>1472.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454510" calcext:value-type="float">
            <text:p>-454510</text:p>
          </table:table-cell>
          <table:table-cell table:number-columns-repeated="3" office:value-type="float" office:value="1472" calcext:value-type="float">
            <text:p>1472</text:p>
          </table:table-cell>
          <table:table-cell table:number-columns-repeated="2"/>
          <table:table-cell table:formula="of:=[.B567]/1000" office:value-type="float" office:value="-454.51" calcext:value-type="float">
            <text:p>-454.51</text:p>
          </table:table-cell>
          <table:table-cell table:formula="of:=AVERAGE([.C567:.E567])" office:value-type="float" office:value="1472" calcext:value-type="float">
            <text:p>1472.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453526" calcext:value-type="float">
            <text:p>-453526</text:p>
          </table:table-cell>
          <table:table-cell table:number-columns-repeated="2" office:value-type="float" office:value="1470" calcext:value-type="float">
            <text:p>1470</text:p>
          </table:table-cell>
          <table:table-cell office:value-type="float" office:value="1471" calcext:value-type="float">
            <text:p>1471</text:p>
          </table:table-cell>
          <table:table-cell table:number-columns-repeated="2"/>
          <table:table-cell table:formula="of:=[.B568]/1000" office:value-type="float" office:value="-453.526" calcext:value-type="float">
            <text:p>-453.53</text:p>
          </table:table-cell>
          <table:table-cell table:formula="of:=AVERAGE([.C568:.E568])" office:value-type="float" office:value="1470.33333333333" calcext:value-type="float">
            <text:p>1470.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452541" calcext:value-type="float">
            <text:p>-452541</text:p>
          </table:table-cell>
          <table:table-cell office:value-type="float" office:value="1469" calcext:value-type="float">
            <text:p>1469</text:p>
          </table:table-cell>
          <table:table-cell table:number-columns-repeated="2" office:value-type="float" office:value="1470" calcext:value-type="float">
            <text:p>1470</text:p>
          </table:table-cell>
          <table:table-cell table:number-columns-repeated="2"/>
          <table:table-cell table:formula="of:=[.B569]/1000" office:value-type="float" office:value="-452.541" calcext:value-type="float">
            <text:p>-452.54</text:p>
          </table:table-cell>
          <table:table-cell table:formula="of:=AVERAGE([.C569:.E569])" office:value-type="float" office:value="1469.66666666667" calcext:value-type="float">
            <text:p>1469.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451556" calcext:value-type="float">
            <text:p>-451556</text:p>
          </table:table-cell>
          <table:table-cell table:number-columns-repeated="2" office:value-type="float" office:value="1469" calcext:value-type="float">
            <text:p>1469</text:p>
          </table:table-cell>
          <table:table-cell office:value-type="float" office:value="1468" calcext:value-type="float">
            <text:p>1468</text:p>
          </table:table-cell>
          <table:table-cell table:number-columns-repeated="2"/>
          <table:table-cell table:formula="of:=[.B570]/1000" office:value-type="float" office:value="-451.556" calcext:value-type="float">
            <text:p>-451.56</text:p>
          </table:table-cell>
          <table:table-cell table:formula="of:=AVERAGE([.C570:.E570])" office:value-type="float" office:value="1468.66666666667" calcext:value-type="float">
            <text:p>1468.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450571" calcext:value-type="float">
            <text:p>-450571</text:p>
          </table:table-cell>
          <table:table-cell table:number-columns-repeated="3" office:value-type="float" office:value="1468" calcext:value-type="float">
            <text:p>1468</text:p>
          </table:table-cell>
          <table:table-cell table:number-columns-repeated="2"/>
          <table:table-cell table:formula="of:=[.B571]/1000" office:value-type="float" office:value="-450.571" calcext:value-type="float">
            <text:p>-450.57</text:p>
          </table:table-cell>
          <table:table-cell table:formula="of:=AVERAGE([.C571:.E571])" office:value-type="float" office:value="1468" calcext:value-type="float">
            <text:p>1468.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449586" calcext:value-type="float">
            <text:p>-449586</text:p>
          </table:table-cell>
          <table:table-cell table:number-columns-repeated="2" office:value-type="float" office:value="1468" calcext:value-type="float">
            <text:p>1468</text:p>
          </table:table-cell>
          <table:table-cell office:value-type="float" office:value="1467" calcext:value-type="float">
            <text:p>1467</text:p>
          </table:table-cell>
          <table:table-cell table:number-columns-repeated="2"/>
          <table:table-cell table:formula="of:=[.B572]/1000" office:value-type="float" office:value="-449.586" calcext:value-type="float">
            <text:p>-449.59</text:p>
          </table:table-cell>
          <table:table-cell table:formula="of:=AVERAGE([.C572:.E572])" office:value-type="float" office:value="1467.66666666667" calcext:value-type="float">
            <text:p>1467.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448601" calcext:value-type="float">
            <text:p>-448601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float" office:value="1467" calcext:value-type="float">
            <text:p>1467</text:p>
          </table:table-cell>
          <table:table-cell table:number-columns-repeated="2"/>
          <table:table-cell table:formula="of:=[.B573]/1000" office:value-type="float" office:value="-448.601" calcext:value-type="float">
            <text:p>-448.60</text:p>
          </table:table-cell>
          <table:table-cell table:formula="of:=AVERAGE([.C573:.E573])" office:value-type="float" office:value="1467.33333333333" calcext:value-type="float">
            <text:p>1467.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447617" calcext:value-type="float">
            <text:p>-447617</text:p>
          </table:table-cell>
          <table:table-cell table:number-columns-repeated="2" office:value-type="float" office:value="1466" calcext:value-type="float">
            <text:p>1466</text:p>
          </table:table-cell>
          <table:table-cell office:value-type="float" office:value="1465" calcext:value-type="float">
            <text:p>1465</text:p>
          </table:table-cell>
          <table:table-cell table:number-columns-repeated="2"/>
          <table:table-cell table:formula="of:=[.B574]/1000" office:value-type="float" office:value="-447.617" calcext:value-type="float">
            <text:p>-447.62</text:p>
          </table:table-cell>
          <table:table-cell table:formula="of:=AVERAGE([.C574:.E574])" office:value-type="float" office:value="1465.66666666667" calcext:value-type="float">
            <text:p>1465.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446632" calcext:value-type="float">
            <text:p>-446632</text:p>
          </table:table-cell>
          <table:table-cell table:number-columns-repeated="3" office:value-type="float" office:value="1465" calcext:value-type="float">
            <text:p>1465</text:p>
          </table:table-cell>
          <table:table-cell table:number-columns-repeated="2"/>
          <table:table-cell table:formula="of:=[.B575]/1000" office:value-type="float" office:value="-446.632" calcext:value-type="float">
            <text:p>-446.63</text:p>
          </table:table-cell>
          <table:table-cell table:formula="of:=AVERAGE([.C575:.E575])" office:value-type="float" office:value="1465" calcext:value-type="float">
            <text:p>1465.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445647" calcext:value-type="float">
            <text:p>-445647</text:p>
          </table:table-cell>
          <table:table-cell table:number-columns-repeated="3" office:value-type="float" office:value="1464" calcext:value-type="float">
            <text:p>1464</text:p>
          </table:table-cell>
          <table:table-cell table:number-columns-repeated="2"/>
          <table:table-cell table:formula="of:=[.B576]/1000" office:value-type="float" office:value="-445.647" calcext:value-type="float">
            <text:p>-445.65</text:p>
          </table:table-cell>
          <table:table-cell table:formula="of:=AVERAGE([.C576:.E576])" office:value-type="float" office:value="1464" calcext:value-type="float">
            <text:p>1464.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444662" calcext:value-type="float">
            <text:p>-444662</text:p>
          </table:table-cell>
          <table:table-cell table:number-columns-repeated="3" office:value-type="float" office:value="1463" calcext:value-type="float">
            <text:p>1463</text:p>
          </table:table-cell>
          <table:table-cell table:number-columns-repeated="2"/>
          <table:table-cell table:formula="of:=[.B577]/1000" office:value-type="float" office:value="-444.662" calcext:value-type="float">
            <text:p>-444.66</text:p>
          </table:table-cell>
          <table:table-cell table:formula="of:=AVERAGE([.C577:.E577])" office:value-type="float" office:value="1463" calcext:value-type="float">
            <text:p>1463.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443677" calcext:value-type="float">
            <text:p>-443677</text:p>
          </table:table-cell>
          <table:table-cell table:number-columns-repeated="3" office:value-type="float" office:value="1462" calcext:value-type="float">
            <text:p>1462</text:p>
          </table:table-cell>
          <table:table-cell table:number-columns-repeated="2"/>
          <table:table-cell table:formula="of:=[.B578]/1000" office:value-type="float" office:value="-443.677" calcext:value-type="float">
            <text:p>-443.68</text:p>
          </table:table-cell>
          <table:table-cell table:formula="of:=AVERAGE([.C578:.E578])" office:value-type="float" office:value="1462" calcext:value-type="float">
            <text:p>1462.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442692" calcext:value-type="float">
            <text:p>-442692</text:p>
          </table:table-cell>
          <table:table-cell office:value-type="float" office:value="1462" calcext:value-type="float">
            <text:p>1462</text:p>
          </table:table-cell>
          <table:table-cell table:number-columns-repeated="2" office:value-type="float" office:value="1461" calcext:value-type="float">
            <text:p>1461</text:p>
          </table:table-cell>
          <table:table-cell table:number-columns-repeated="2"/>
          <table:table-cell table:formula="of:=[.B579]/1000" office:value-type="float" office:value="-442.692" calcext:value-type="float">
            <text:p>-442.69</text:p>
          </table:table-cell>
          <table:table-cell table:formula="of:=AVERAGE([.C579:.E579])" office:value-type="float" office:value="1461.33333333333" calcext:value-type="float">
            <text:p>1461.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441707" calcext:value-type="float">
            <text:p>-441707</text:p>
          </table:table-cell>
          <table:table-cell table:number-columns-repeated="3" office:value-type="float" office:value="1460" calcext:value-type="float">
            <text:p>1460</text:p>
          </table:table-cell>
          <table:table-cell table:number-columns-repeated="2"/>
          <table:table-cell table:formula="of:=[.B580]/1000" office:value-type="float" office:value="-441.707" calcext:value-type="float">
            <text:p>-441.71</text:p>
          </table:table-cell>
          <table:table-cell table:formula="of:=AVERAGE([.C580:.E580])" office:value-type="float" office:value="1460" calcext:value-type="float">
            <text:p>1460.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440723" calcext:value-type="float">
            <text:p>-440723</text:p>
          </table:table-cell>
          <table:table-cell table:number-columns-repeated="2" office:value-type="float" office:value="1459" calcext:value-type="float">
            <text:p>1459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table:formula="of:=[.B581]/1000" office:value-type="float" office:value="-440.723" calcext:value-type="float">
            <text:p>-440.72</text:p>
          </table:table-cell>
          <table:table-cell table:formula="of:=AVERAGE([.C581:.E581])" office:value-type="float" office:value="1459.33333333333" calcext:value-type="float">
            <text:p>1459.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439738" calcext:value-type="float">
            <text:p>-439738</text:p>
          </table:table-cell>
          <table:table-cell table:number-columns-repeated="3" office:value-type="float" office:value="1458" calcext:value-type="float">
            <text:p>1458</text:p>
          </table:table-cell>
          <table:table-cell table:number-columns-repeated="2"/>
          <table:table-cell table:formula="of:=[.B582]/1000" office:value-type="float" office:value="-439.738" calcext:value-type="float">
            <text:p>-439.74</text:p>
          </table:table-cell>
          <table:table-cell table:formula="of:=AVERAGE([.C582:.E582])" office:value-type="float" office:value="1458" calcext:value-type="float">
            <text:p>1458.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438753" calcext:value-type="float">
            <text:p>-438753</text:p>
          </table:table-cell>
          <table:table-cell table:number-columns-repeated="2" office:value-type="float" office:value="1458" calcext:value-type="float">
            <text:p>1458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formula="of:=[.B583]/1000" office:value-type="float" office:value="-438.753" calcext:value-type="float">
            <text:p>-438.75</text:p>
          </table:table-cell>
          <table:table-cell table:formula="of:=AVERAGE([.C583:.E583])" office:value-type="float" office:value="1457.66666666667" calcext:value-type="float">
            <text:p>1457.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437768" calcext:value-type="float">
            <text:p>-437768</text:p>
          </table:table-cell>
          <table:table-cell office:value-type="float" office:value="1455" calcext:value-type="float">
            <text:p>1455</text:p>
          </table:table-cell>
          <table:table-cell table:number-columns-repeated="2" office:value-type="float" office:value="1456" calcext:value-type="float">
            <text:p>1456</text:p>
          </table:table-cell>
          <table:table-cell table:number-columns-repeated="2"/>
          <table:table-cell table:formula="of:=[.B584]/1000" office:value-type="float" office:value="-437.768" calcext:value-type="float">
            <text:p>-437.77</text:p>
          </table:table-cell>
          <table:table-cell table:formula="of:=AVERAGE([.C584:.E584])" office:value-type="float" office:value="1455.66666666667" calcext:value-type="float">
            <text:p>1455.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436783" calcext:value-type="float">
            <text:p>-436783</text:p>
          </table:table-cell>
          <table:table-cell office:value-type="float" office:value="1456" calcext:value-type="float">
            <text:p>1456</text:p>
          </table:table-cell>
          <table:table-cell office:value-type="float" office:value="1455" calcext:value-type="float">
            <text:p>1455</text:p>
          </table:table-cell>
          <table:table-cell office:value-type="float" office:value="1454" calcext:value-type="float">
            <text:p>1454</text:p>
          </table:table-cell>
          <table:table-cell table:number-columns-repeated="2"/>
          <table:table-cell table:formula="of:=[.B585]/1000" office:value-type="float" office:value="-436.783" calcext:value-type="float">
            <text:p>-436.78</text:p>
          </table:table-cell>
          <table:table-cell table:formula="of:=AVERAGE([.C585:.E585])" office:value-type="float" office:value="1455" calcext:value-type="float">
            <text:p>1455.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435798" calcext:value-type="float">
            <text:p>-435798</text:p>
          </table:table-cell>
          <table:table-cell office:value-type="float" office:value="1454" calcext:value-type="float">
            <text:p>1454</text:p>
          </table:table-cell>
          <table:table-cell office:value-type="float" office:value="1453" calcext:value-type="float">
            <text:p>1453</text:p>
          </table:table-cell>
          <table:table-cell office:value-type="float" office:value="1454" calcext:value-type="float">
            <text:p>1454</text:p>
          </table:table-cell>
          <table:table-cell table:number-columns-repeated="2"/>
          <table:table-cell table:formula="of:=[.B586]/1000" office:value-type="float" office:value="-435.798" calcext:value-type="float">
            <text:p>-435.80</text:p>
          </table:table-cell>
          <table:table-cell table:formula="of:=AVERAGE([.C586:.E586])" office:value-type="float" office:value="1453.66666666667" calcext:value-type="float">
            <text:p>1453.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434813" calcext:value-type="float">
            <text:p>-434813</text:p>
          </table:table-cell>
          <table:table-cell office:value-type="float" office:value="1453" calcext:value-type="float">
            <text:p>1453</text:p>
          </table:table-cell>
          <table:table-cell office:value-type="float" office:value="1454" calcext:value-type="float">
            <text:p>1454</text:p>
          </table:table-cell>
          <table:table-cell office:value-type="float" office:value="1453" calcext:value-type="float">
            <text:p>1453</text:p>
          </table:table-cell>
          <table:table-cell table:number-columns-repeated="2"/>
          <table:table-cell table:formula="of:=[.B587]/1000" office:value-type="float" office:value="-434.813" calcext:value-type="float">
            <text:p>-434.81</text:p>
          </table:table-cell>
          <table:table-cell table:formula="of:=AVERAGE([.C587:.E587])" office:value-type="float" office:value="1453.33333333333" calcext:value-type="float">
            <text:p>1453.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433829" calcext:value-type="float">
            <text:p>-433829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1452" calcext:value-type="float">
            <text:p>1452</text:p>
          </table:table-cell>
          <table:table-cell table:number-columns-repeated="2"/>
          <table:table-cell table:formula="of:=[.B588]/1000" office:value-type="float" office:value="-433.829" calcext:value-type="float">
            <text:p>-433.83</text:p>
          </table:table-cell>
          <table:table-cell table:formula="of:=AVERAGE([.C588:.E588])" office:value-type="float" office:value="1452.33333333333" calcext:value-type="float">
            <text:p>1452.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432844" calcext:value-type="float">
            <text:p>-432844</text:p>
          </table:table-cell>
          <table:table-cell office:value-type="float" office:value="1451" calcext:value-type="float">
            <text:p>1451</text:p>
          </table:table-cell>
          <table:table-cell table:number-columns-repeated="2" office:value-type="float" office:value="1452" calcext:value-type="float">
            <text:p>1452</text:p>
          </table:table-cell>
          <table:table-cell table:number-columns-repeated="2"/>
          <table:table-cell table:formula="of:=[.B589]/1000" office:value-type="float" office:value="-432.844" calcext:value-type="float">
            <text:p>-432.84</text:p>
          </table:table-cell>
          <table:table-cell table:formula="of:=AVERAGE([.C589:.E589])" office:value-type="float" office:value="1451.66666666667" calcext:value-type="float">
            <text:p>1451.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431859" calcext:value-type="float">
            <text:p>-431859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1451" calcext:value-type="float">
            <text:p>1451</text:p>
          </table:table-cell>
          <table:table-cell table:number-columns-repeated="2"/>
          <table:table-cell table:formula="of:=[.B590]/1000" office:value-type="float" office:value="-431.859" calcext:value-type="float">
            <text:p>-431.86</text:p>
          </table:table-cell>
          <table:table-cell table:formula="of:=AVERAGE([.C590:.E590])" office:value-type="float" office:value="1450.66666666667" calcext:value-type="float">
            <text:p>1450.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430874" calcext:value-type="float">
            <text:p>-430874</text:p>
          </table:table-cell>
          <table:table-cell table:number-columns-repeated="2" office:value-type="float" office:value="1449" calcext:value-type="float">
            <text:p>1449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table:formula="of:=[.B591]/1000" office:value-type="float" office:value="-430.874" calcext:value-type="float">
            <text:p>-430.87</text:p>
          </table:table-cell>
          <table:table-cell table:formula="of:=AVERAGE([.C591:.E591])" office:value-type="float" office:value="1449.33333333333" calcext:value-type="float">
            <text:p>1449.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429889" calcext:value-type="float">
            <text:p>-429889</text:p>
          </table:table-cell>
          <table:table-cell table:number-columns-repeated="2" office:value-type="float" office:value="1449" calcext:value-type="float">
            <text:p>1449</text:p>
          </table:table-cell>
          <table:table-cell office:value-type="float" office:value="1448" calcext:value-type="float">
            <text:p>1448</text:p>
          </table:table-cell>
          <table:table-cell table:number-columns-repeated="2"/>
          <table:table-cell table:formula="of:=[.B592]/1000" office:value-type="float" office:value="-429.889" calcext:value-type="float">
            <text:p>-429.89</text:p>
          </table:table-cell>
          <table:table-cell table:formula="of:=AVERAGE([.C592:.E592])" office:value-type="float" office:value="1448.66666666667" calcext:value-type="float">
            <text:p>1448.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428904" calcext:value-type="float">
            <text:p>-428904</text:p>
          </table:table-cell>
          <table:table-cell table:number-columns-repeated="2" office:value-type="float" office:value="1447" calcext:value-type="float">
            <text:p>1447</text:p>
          </table:table-cell>
          <table:table-cell office:value-type="float" office:value="1448" calcext:value-type="float">
            <text:p>1448</text:p>
          </table:table-cell>
          <table:table-cell table:number-columns-repeated="2"/>
          <table:table-cell table:formula="of:=[.B593]/1000" office:value-type="float" office:value="-428.904" calcext:value-type="float">
            <text:p>-428.90</text:p>
          </table:table-cell>
          <table:table-cell table:formula="of:=AVERAGE([.C593:.E593])" office:value-type="float" office:value="1447.33333333333" calcext:value-type="float">
            <text:p>1447.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427919" calcext:value-type="float">
            <text:p>-427919</text:p>
          </table:table-cell>
          <table:table-cell table:number-columns-repeated="2" office:value-type="float" office:value="1446" calcext:value-type="float">
            <text:p>1446</text:p>
          </table:table-cell>
          <table:table-cell office:value-type="float" office:value="1447" calcext:value-type="float">
            <text:p>1447</text:p>
          </table:table-cell>
          <table:table-cell table:number-columns-repeated="2"/>
          <table:table-cell table:formula="of:=[.B594]/1000" office:value-type="float" office:value="-427.919" calcext:value-type="float">
            <text:p>-427.92</text:p>
          </table:table-cell>
          <table:table-cell table:formula="of:=AVERAGE([.C594:.E594])" office:value-type="float" office:value="1446.33333333333" calcext:value-type="float">
            <text:p>1446.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426935" calcext:value-type="float">
            <text:p>-426935</text:p>
          </table:table-cell>
          <table:table-cell office:value-type="float" office:value="1446" calcext:value-type="float">
            <text:p>1446</text:p>
          </table:table-cell>
          <table:table-cell office:value-type="float" office:value="1445" calcext:value-type="float">
            <text:p>1445</text:p>
          </table:table-cell>
          <table:table-cell office:value-type="float" office:value="1446" calcext:value-type="float">
            <text:p>1446</text:p>
          </table:table-cell>
          <table:table-cell table:number-columns-repeated="2"/>
          <table:table-cell table:formula="of:=[.B595]/1000" office:value-type="float" office:value="-426.935" calcext:value-type="float">
            <text:p>-426.94</text:p>
          </table:table-cell>
          <table:table-cell table:formula="of:=AVERAGE([.C595:.E595])" office:value-type="float" office:value="1445.66666666667" calcext:value-type="float">
            <text:p>1445.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425950" calcext:value-type="float">
            <text:p>-425950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float" office:value="1444" calcext:value-type="float">
            <text:p>1444</text:p>
          </table:table-cell>
          <table:table-cell table:number-columns-repeated="2"/>
          <table:table-cell table:formula="of:=[.B596]/1000" office:value-type="float" office:value="-425.95" calcext:value-type="float">
            <text:p>-425.95</text:p>
          </table:table-cell>
          <table:table-cell table:formula="of:=AVERAGE([.C596:.E596])" office:value-type="float" office:value="1444.33333333333" calcext:value-type="float">
            <text:p>1444.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424965" calcext:value-type="float">
            <text:p>-424965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1444" calcext:value-type="float">
            <text:p>1444</text:p>
          </table:table-cell>
          <table:table-cell table:number-columns-repeated="2"/>
          <table:table-cell table:formula="of:=[.B597]/1000" office:value-type="float" office:value="-424.965" calcext:value-type="float">
            <text:p>-424.97</text:p>
          </table:table-cell>
          <table:table-cell table:formula="of:=AVERAGE([.C597:.E597])" office:value-type="float" office:value="1443.66666666667" calcext:value-type="float">
            <text:p>1443.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423980" calcext:value-type="float">
            <text:p>-423980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1442" calcext:value-type="float">
            <text:p>1442</text:p>
          </table:table-cell>
          <table:table-cell table:number-columns-repeated="2"/>
          <table:table-cell table:formula="of:=[.B598]/1000" office:value-type="float" office:value="-423.98" calcext:value-type="float">
            <text:p>-423.98</text:p>
          </table:table-cell>
          <table:table-cell table:formula="of:=AVERAGE([.C598:.E598])" office:value-type="float" office:value="1442.33333333333" calcext:value-type="float">
            <text:p>1442.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422995" calcext:value-type="float">
            <text:p>-422995</text:p>
          </table:table-cell>
          <table:table-cell table:number-columns-repeated="3" office:value-type="float" office:value="1442" calcext:value-type="float">
            <text:p>1442</text:p>
          </table:table-cell>
          <table:table-cell table:number-columns-repeated="2"/>
          <table:table-cell table:formula="of:=[.B599]/1000" office:value-type="float" office:value="-422.995" calcext:value-type="float">
            <text:p>-423.00</text:p>
          </table:table-cell>
          <table:table-cell table:formula="of:=AVERAGE([.C599:.E599])" office:value-type="float" office:value="1442" calcext:value-type="float">
            <text:p>1442.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422010" calcext:value-type="float">
            <text:p>-422010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1441" calcext:value-type="float">
            <text:p>1441</text:p>
          </table:table-cell>
          <table:table-cell table:number-columns-repeated="2"/>
          <table:table-cell table:formula="of:=[.B600]/1000" office:value-type="float" office:value="-422.01" calcext:value-type="float">
            <text:p>-422.01</text:p>
          </table:table-cell>
          <table:table-cell table:formula="of:=AVERAGE([.C600:.E600])" office:value-type="float" office:value="1440.66666666667" calcext:value-type="float">
            <text:p>1440.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421025" calcext:value-type="float">
            <text:p>-421025</text:p>
          </table:table-cell>
          <table:table-cell office:value-type="float" office:value="1439" calcext:value-type="float">
            <text:p>1439</text:p>
          </table:table-cell>
          <table:table-cell table:number-columns-repeated="2" office:value-type="float" office:value="1440" calcext:value-type="float">
            <text:p>1440</text:p>
          </table:table-cell>
          <table:table-cell table:number-columns-repeated="2"/>
          <table:table-cell table:formula="of:=[.B601]/1000" office:value-type="float" office:value="-421.025" calcext:value-type="float">
            <text:p>-421.03</text:p>
          </table:table-cell>
          <table:table-cell table:formula="of:=AVERAGE([.C601:.E601])" office:value-type="float" office:value="1439.66666666667" calcext:value-type="float">
            <text:p>1439.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420041" calcext:value-type="float">
            <text:p>-420041</text:p>
          </table:table-cell>
          <table:table-cell table:number-columns-repeated="3" office:value-type="float" office:value="1439" calcext:value-type="float">
            <text:p>1439</text:p>
          </table:table-cell>
          <table:table-cell table:number-columns-repeated="2"/>
          <table:table-cell table:formula="of:=[.B602]/1000" office:value-type="float" office:value="-420.041" calcext:value-type="float">
            <text:p>-420.04</text:p>
          </table:table-cell>
          <table:table-cell table:formula="of:=AVERAGE([.C602:.E602])" office:value-type="float" office:value="1439" calcext:value-type="float">
            <text:p>1439.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419056" calcext:value-type="float">
            <text:p>-419056</text:p>
          </table:table-cell>
          <table:table-cell table:number-columns-repeated="3" office:value-type="float" office:value="1438" calcext:value-type="float">
            <text:p>1438</text:p>
          </table:table-cell>
          <table:table-cell table:number-columns-repeated="2"/>
          <table:table-cell table:formula="of:=[.B603]/1000" office:value-type="float" office:value="-419.056" calcext:value-type="float">
            <text:p>-419.06</text:p>
          </table:table-cell>
          <table:table-cell table:formula="of:=AVERAGE([.C603:.E603])" office:value-type="float" office:value="1438" calcext:value-type="float">
            <text:p>1438.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418071" calcext:value-type="float">
            <text:p>-418071</text:p>
          </table:table-cell>
          <table:table-cell table:number-columns-repeated="2" office:value-type="float" office:value="1437" calcext:value-type="float">
            <text:p>1437</text:p>
          </table:table-cell>
          <table:table-cell office:value-type="float" office:value="1436" calcext:value-type="float">
            <text:p>1436</text:p>
          </table:table-cell>
          <table:table-cell table:number-columns-repeated="2"/>
          <table:table-cell table:formula="of:=[.B604]/1000" office:value-type="float" office:value="-418.071" calcext:value-type="float">
            <text:p>-418.07</text:p>
          </table:table-cell>
          <table:table-cell table:formula="of:=AVERAGE([.C604:.E604])" office:value-type="float" office:value="1436.66666666667" calcext:value-type="float">
            <text:p>1436.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417086" calcext:value-type="float">
            <text:p>-417086</text:p>
          </table:table-cell>
          <table:table-cell table:number-columns-repeated="3" office:value-type="float" office:value="1436" calcext:value-type="float">
            <text:p>1436</text:p>
          </table:table-cell>
          <table:table-cell table:number-columns-repeated="2"/>
          <table:table-cell table:formula="of:=[.B605]/1000" office:value-type="float" office:value="-417.086" calcext:value-type="float">
            <text:p>-417.09</text:p>
          </table:table-cell>
          <table:table-cell table:formula="of:=AVERAGE([.C605:.E605])" office:value-type="float" office:value="1436" calcext:value-type="float">
            <text:p>1436.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416101" calcext:value-type="float">
            <text:p>-416101</text:p>
          </table:table-cell>
          <table:table-cell office:value-type="float" office:value="1434" calcext:value-type="float">
            <text:p>1434</text:p>
          </table:table-cell>
          <table:table-cell table:number-columns-repeated="2" office:value-type="float" office:value="1435" calcext:value-type="float">
            <text:p>1435</text:p>
          </table:table-cell>
          <table:table-cell table:number-columns-repeated="2"/>
          <table:table-cell table:formula="of:=[.B606]/1000" office:value-type="float" office:value="-416.101" calcext:value-type="float">
            <text:p>-416.10</text:p>
          </table:table-cell>
          <table:table-cell table:formula="of:=AVERAGE([.C606:.E606])" office:value-type="float" office:value="1434.66666666667" calcext:value-type="float">
            <text:p>1434.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415116" calcext:value-type="float">
            <text:p>-415116</text:p>
          </table:table-cell>
          <table:table-cell table:number-columns-repeated="3" office:value-type="float" office:value="1434" calcext:value-type="float">
            <text:p>1434</text:p>
          </table:table-cell>
          <table:table-cell table:number-columns-repeated="2"/>
          <table:table-cell table:formula="of:=[.B607]/1000" office:value-type="float" office:value="-415.116" calcext:value-type="float">
            <text:p>-415.12</text:p>
          </table:table-cell>
          <table:table-cell table:formula="of:=AVERAGE([.C607:.E607])" office:value-type="float" office:value="1434" calcext:value-type="float">
            <text:p>1434.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414131" calcext:value-type="float">
            <text:p>-414131</text:p>
          </table:table-cell>
          <table:table-cell table:number-columns-repeated="2"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table:number-columns-repeated="2"/>
          <table:table-cell table:formula="of:=[.B608]/1000" office:value-type="float" office:value="-414.131" calcext:value-type="float">
            <text:p>-414.13</text:p>
          </table:table-cell>
          <table:table-cell table:formula="of:=AVERAGE([.C608:.E608])" office:value-type="float" office:value="1433.33333333333" calcext:value-type="float">
            <text:p>1433.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413147" calcext:value-type="float">
            <text:p>-413147</text:p>
          </table:table-cell>
          <table:table-cell table:number-columns-repeated="3" office:value-type="float" office:value="1432" calcext:value-type="float">
            <text:p>1432</text:p>
          </table:table-cell>
          <table:table-cell table:number-columns-repeated="2"/>
          <table:table-cell table:formula="of:=[.B609]/1000" office:value-type="float" office:value="-413.147" calcext:value-type="float">
            <text:p>-413.15</text:p>
          </table:table-cell>
          <table:table-cell table:formula="of:=AVERAGE([.C609:.E609])" office:value-type="float" office:value="1432" calcext:value-type="float">
            <text:p>1432.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412162" calcext:value-type="float">
            <text:p>-412162</text:p>
          </table:table-cell>
          <table:table-cell table:number-columns-repeated="3" office:value-type="float" office:value="1431" calcext:value-type="float">
            <text:p>1431</text:p>
          </table:table-cell>
          <table:table-cell table:number-columns-repeated="2"/>
          <table:table-cell table:formula="of:=[.B610]/1000" office:value-type="float" office:value="-412.162" calcext:value-type="float">
            <text:p>-412.16</text:p>
          </table:table-cell>
          <table:table-cell table:formula="of:=AVERAGE([.C610:.E610])" office:value-type="float" office:value="1431" calcext:value-type="float">
            <text:p>1431.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411177" calcext:value-type="float">
            <text:p>-411177</text:p>
          </table:table-cell>
          <table:table-cell office:value-type="float" office:value="1430" calcext:value-type="float">
            <text:p>1430</text:p>
          </table:table-cell>
          <table:table-cell office:value-type="float" office:value="1431" calcext:value-type="float">
            <text:p>1431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table:formula="of:=[.B611]/1000" office:value-type="float" office:value="-411.177" calcext:value-type="float">
            <text:p>-411.18</text:p>
          </table:table-cell>
          <table:table-cell table:formula="of:=AVERAGE([.C611:.E611])" office:value-type="float" office:value="1430.33333333333" calcext:value-type="float">
            <text:p>1430.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410192" calcext:value-type="float">
            <text:p>-410192</text:p>
          </table:table-cell>
          <table:table-cell table:number-columns-repeated="3" office:value-type="float" office:value="1429" calcext:value-type="float">
            <text:p>1429</text:p>
          </table:table-cell>
          <table:table-cell table:number-columns-repeated="2"/>
          <table:table-cell table:formula="of:=[.B612]/1000" office:value-type="float" office:value="-410.192" calcext:value-type="float">
            <text:p>-410.19</text:p>
          </table:table-cell>
          <table:table-cell table:formula="of:=AVERAGE([.C612:.E612])" office:value-type="float" office:value="1429" calcext:value-type="float">
            <text:p>1429.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409207" calcext:value-type="float">
            <text:p>-409207</text:p>
          </table:table-cell>
          <table:table-cell office:value-type="float" office:value="1427" calcext:value-type="float">
            <text:p>1427</text:p>
          </table:table-cell>
          <table:table-cell table:number-columns-repeated="2" office:value-type="float" office:value="1428" calcext:value-type="float">
            <text:p>1428</text:p>
          </table:table-cell>
          <table:table-cell table:number-columns-repeated="2"/>
          <table:table-cell table:formula="of:=[.B613]/1000" office:value-type="float" office:value="-409.207" calcext:value-type="float">
            <text:p>-409.21</text:p>
          </table:table-cell>
          <table:table-cell table:formula="of:=AVERAGE([.C613:.E613])" office:value-type="float" office:value="1427.66666666667" calcext:value-type="float">
            <text:p>1427.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408222" calcext:value-type="float">
            <text:p>-408222</text:p>
          </table:table-cell>
          <table:table-cell office:value-type="float" office:value="1428" calcext:value-type="float">
            <text:p>1428</text:p>
          </table:table-cell>
          <table:table-cell office:value-type="float" office:value="1427" calcext:value-type="float">
            <text:p>1427</text:p>
          </table:table-cell>
          <table:table-cell office:value-type="float" office:value="1426" calcext:value-type="float">
            <text:p>1426</text:p>
          </table:table-cell>
          <table:table-cell table:number-columns-repeated="2"/>
          <table:table-cell table:formula="of:=[.B614]/1000" office:value-type="float" office:value="-408.222" calcext:value-type="float">
            <text:p>-408.22</text:p>
          </table:table-cell>
          <table:table-cell table:formula="of:=AVERAGE([.C614:.E614])" office:value-type="float" office:value="1427" calcext:value-type="float">
            <text:p>1427.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407237" calcext:value-type="float">
            <text:p>-407237</text:p>
          </table:table-cell>
          <table:table-cell office:value-type="float" office:value="1426" calcext:value-type="float">
            <text:p>1426</text:p>
          </table:table-cell>
          <table:table-cell office:value-type="float" office:value="1427" calcext:value-type="float">
            <text:p>1427</text:p>
          </table:table-cell>
          <table:table-cell office:value-type="float" office:value="1426" calcext:value-type="float">
            <text:p>1426</text:p>
          </table:table-cell>
          <table:table-cell table:number-columns-repeated="2"/>
          <table:table-cell table:formula="of:=[.B615]/1000" office:value-type="float" office:value="-407.237" calcext:value-type="float">
            <text:p>-407.24</text:p>
          </table:table-cell>
          <table:table-cell table:formula="of:=AVERAGE([.C615:.E615])" office:value-type="float" office:value="1426.33333333333" calcext:value-type="float">
            <text:p>1426.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406253" calcext:value-type="float">
            <text:p>-406253</text:p>
          </table:table-cell>
          <table:table-cell table:number-columns-repeated="3" office:value-type="float" office:value="1425" calcext:value-type="float">
            <text:p>1425</text:p>
          </table:table-cell>
          <table:table-cell table:number-columns-repeated="2"/>
          <table:table-cell table:formula="of:=[.B616]/1000" office:value-type="float" office:value="-406.253" calcext:value-type="float">
            <text:p>-406.25</text:p>
          </table:table-cell>
          <table:table-cell table:formula="of:=AVERAGE([.C616:.E616])" office:value-type="float" office:value="1425" calcext:value-type="float">
            <text:p>1425.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405268" calcext:value-type="float">
            <text:p>-405268</text:p>
          </table:table-cell>
          <table:table-cell office:value-type="float" office:value="1424" calcext:value-type="float">
            <text:p>1424</text:p>
          </table:table-cell>
          <table:table-cell office:value-type="float" office:value="1425" calcext:value-type="float">
            <text:p>1425</text:p>
          </table:table-cell>
          <table:table-cell office:value-type="float" office:value="1424" calcext:value-type="float">
            <text:p>1424</text:p>
          </table:table-cell>
          <table:table-cell table:number-columns-repeated="2"/>
          <table:table-cell table:formula="of:=[.B617]/1000" office:value-type="float" office:value="-405.268" calcext:value-type="float">
            <text:p>-405.27</text:p>
          </table:table-cell>
          <table:table-cell table:formula="of:=AVERAGE([.C617:.E617])" office:value-type="float" office:value="1424.33333333333" calcext:value-type="float">
            <text:p>1424.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404283" calcext:value-type="float">
            <text:p>-404283</text:p>
          </table:table-cell>
          <table:table-cell table:number-columns-repeated="2" office:value-type="float" office:value="1424" calcext:value-type="float">
            <text:p>1424</text:p>
          </table:table-cell>
          <table:table-cell office:value-type="float" office:value="1423" calcext:value-type="float">
            <text:p>1423</text:p>
          </table:table-cell>
          <table:table-cell table:number-columns-repeated="2"/>
          <table:table-cell table:formula="of:=[.B618]/1000" office:value-type="float" office:value="-404.283" calcext:value-type="float">
            <text:p>-404.28</text:p>
          </table:table-cell>
          <table:table-cell table:formula="of:=AVERAGE([.C618:.E618])" office:value-type="float" office:value="1423.66666666667" calcext:value-type="float">
            <text:p>1423.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403298" calcext:value-type="float">
            <text:p>-403298</text:p>
          </table:table-cell>
          <table:table-cell table:number-columns-repeated="2" office:value-type="float" office:value="1422" calcext:value-type="float">
            <text:p>1422</text:p>
          </table:table-cell>
          <table:table-cell office:value-type="float" office:value="1421" calcext:value-type="float">
            <text:p>1421</text:p>
          </table:table-cell>
          <table:table-cell table:number-columns-repeated="2"/>
          <table:table-cell table:formula="of:=[.B619]/1000" office:value-type="float" office:value="-403.298" calcext:value-type="float">
            <text:p>-403.30</text:p>
          </table:table-cell>
          <table:table-cell table:formula="of:=AVERAGE([.C619:.E619])" office:value-type="float" office:value="1421.66666666667" calcext:value-type="float">
            <text:p>1421.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402313" calcext:value-type="float">
            <text:p>-402313</text:p>
          </table:table-cell>
          <table:table-cell table:number-columns-repeated="3" office:value-type="float" office:value="1421" calcext:value-type="float">
            <text:p>1421</text:p>
          </table:table-cell>
          <table:table-cell table:number-columns-repeated="2"/>
          <table:table-cell table:formula="of:=[.B620]/1000" office:value-type="float" office:value="-402.313" calcext:value-type="float">
            <text:p>-402.31</text:p>
          </table:table-cell>
          <table:table-cell table:formula="of:=AVERAGE([.C620:.E620])" office:value-type="float" office:value="1421" calcext:value-type="float">
            <text:p>1421.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01328" calcext:value-type="float">
            <text:p>-401328</text:p>
          </table:table-cell>
          <table:table-cell table:number-columns-repeated="3" office:value-type="float" office:value="1420" calcext:value-type="float">
            <text:p>1420</text:p>
          </table:table-cell>
          <table:table-cell table:number-columns-repeated="2"/>
          <table:table-cell table:formula="of:=[.B621]/1000" office:value-type="float" office:value="-401.328" calcext:value-type="float">
            <text:p>-401.33</text:p>
          </table:table-cell>
          <table:table-cell table:formula="of:=AVERAGE([.C621:.E621])" office:value-type="float" office:value="1420" calcext:value-type="float">
            <text:p>1420.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400343" calcext:value-type="float">
            <text:p>-400343</text:p>
          </table:table-cell>
          <table:table-cell office:value-type="float" office:value="1419" calcext:value-type="float">
            <text:p>1419</text:p>
          </table:table-cell>
          <table:table-cell office:value-type="float" office:value="1420" calcext:value-type="float">
            <text:p>1420</text:p>
          </table:table-cell>
          <table:table-cell office:value-type="float" office:value="1419" calcext:value-type="float">
            <text:p>1419</text:p>
          </table:table-cell>
          <table:table-cell table:number-columns-repeated="2"/>
          <table:table-cell table:formula="of:=[.B622]/1000" office:value-type="float" office:value="-400.343" calcext:value-type="float">
            <text:p>-400.34</text:p>
          </table:table-cell>
          <table:table-cell table:formula="of:=AVERAGE([.C622:.E622])" office:value-type="float" office:value="1419.33333333333" calcext:value-type="float">
            <text:p>1419.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399359" calcext:value-type="float">
            <text:p>-399359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float" office:value="1419" calcext:value-type="float">
            <text:p>1419</text:p>
          </table:table-cell>
          <table:table-cell table:number-columns-repeated="2"/>
          <table:table-cell table:formula="of:=[.B623]/1000" office:value-type="float" office:value="-399.359" calcext:value-type="float">
            <text:p>-399.36</text:p>
          </table:table-cell>
          <table:table-cell table:formula="of:=AVERAGE([.C623:.E623])" office:value-type="float" office:value="1418.66666666667" calcext:value-type="float">
            <text:p>1418.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98374" calcext:value-type="float">
            <text:p>-398374</text:p>
          </table:table-cell>
          <table:table-cell office:value-type="float" office:value="1418" calcext:value-type="float">
            <text:p>1418</text:p>
          </table:table-cell>
          <table:table-cell office:value-type="float" office:value="1417" calcext:value-type="float">
            <text:p>1417</text:p>
          </table:table-cell>
          <table:table-cell office:value-type="float" office:value="1418" calcext:value-type="float">
            <text:p>1418</text:p>
          </table:table-cell>
          <table:table-cell table:number-columns-repeated="2"/>
          <table:table-cell table:formula="of:=[.B624]/1000" office:value-type="float" office:value="-398.374" calcext:value-type="float">
            <text:p>-398.37</text:p>
          </table:table-cell>
          <table:table-cell table:formula="of:=AVERAGE([.C624:.E624])" office:value-type="float" office:value="1417.66666666667" calcext:value-type="float">
            <text:p>1417.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397389" calcext:value-type="float">
            <text:p>-397389</text:p>
          </table:table-cell>
          <table:table-cell office:value-type="float" office:value="1417" calcext:value-type="float">
            <text:p>1417</text:p>
          </table:table-cell>
          <table:table-cell office:value-type="float" office:value="1416" calcext:value-type="float">
            <text:p>1416</text:p>
          </table:table-cell>
          <table:table-cell office:value-type="float" office:value="1417" calcext:value-type="float">
            <text:p>1417</text:p>
          </table:table-cell>
          <table:table-cell table:number-columns-repeated="2"/>
          <table:table-cell table:formula="of:=[.B625]/1000" office:value-type="float" office:value="-397.389" calcext:value-type="float">
            <text:p>-397.39</text:p>
          </table:table-cell>
          <table:table-cell table:formula="of:=AVERAGE([.C625:.E625])" office:value-type="float" office:value="1416.66666666667" calcext:value-type="float">
            <text:p>1416.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396404" calcext:value-type="float">
            <text:p>-396404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1416" calcext:value-type="float">
            <text:p>1416</text:p>
          </table:table-cell>
          <table:table-cell table:number-columns-repeated="2"/>
          <table:table-cell table:formula="of:=[.B626]/1000" office:value-type="float" office:value="-396.404" calcext:value-type="float">
            <text:p>-396.40</text:p>
          </table:table-cell>
          <table:table-cell table:formula="of:=AVERAGE([.C626:.E626])" office:value-type="float" office:value="1415.66666666667" calcext:value-type="float">
            <text:p>1415.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95419" calcext:value-type="float">
            <text:p>-395419</text:p>
          </table:table-cell>
          <table:table-cell office:value-type="float" office:value="1414" calcext:value-type="float">
            <text:p>1414</text:p>
          </table:table-cell>
          <table:table-cell table:number-columns-repeated="2" office:value-type="float" office:value="1415" calcext:value-type="float">
            <text:p>1415</text:p>
          </table:table-cell>
          <table:table-cell table:number-columns-repeated="2"/>
          <table:table-cell table:formula="of:=[.B627]/1000" office:value-type="float" office:value="-395.419" calcext:value-type="float">
            <text:p>-395.42</text:p>
          </table:table-cell>
          <table:table-cell table:formula="of:=AVERAGE([.C627:.E627])" office:value-type="float" office:value="1414.66666666667" calcext:value-type="float">
            <text:p>1414.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394434" calcext:value-type="float">
            <text:p>-394434</text:p>
          </table:table-cell>
          <table:table-cell table:number-columns-repeated="3" office:value-type="float" office:value="1413" calcext:value-type="float">
            <text:p>1413</text:p>
          </table:table-cell>
          <table:table-cell table:number-columns-repeated="2"/>
          <table:table-cell table:formula="of:=[.B628]/1000" office:value-type="float" office:value="-394.434" calcext:value-type="float">
            <text:p>-394.43</text:p>
          </table:table-cell>
          <table:table-cell table:formula="of:=AVERAGE([.C628:.E628])" office:value-type="float" office:value="1413" calcext:value-type="float">
            <text:p>1413.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393449" calcext:value-type="float">
            <text:p>-393449</text:p>
          </table:table-cell>
          <table:table-cell table:number-columns-repeated="2" office:value-type="float" office:value="1413" calcext:value-type="float">
            <text:p>1413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[.B629]/1000" office:value-type="float" office:value="-393.449" calcext:value-type="float">
            <text:p>-393.45</text:p>
          </table:table-cell>
          <table:table-cell table:formula="of:=AVERAGE([.C629:.E629])" office:value-type="float" office:value="1412.66666666667" calcext:value-type="float">
            <text:p>1412.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392465" calcext:value-type="float">
            <text:p>-392465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412" calcext:value-type="float">
            <text:p>1412</text:p>
          </table:table-cell>
          <table:table-cell table:number-columns-repeated="2"/>
          <table:table-cell table:formula="of:=[.B630]/1000" office:value-type="float" office:value="-392.465" calcext:value-type="float">
            <text:p>-392.47</text:p>
          </table:table-cell>
          <table:table-cell table:formula="of:=AVERAGE([.C630:.E630])" office:value-type="float" office:value="1411.66666666667" calcext:value-type="float">
            <text:p>1411.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391480" calcext:value-type="float">
            <text:p>-391480</text:p>
          </table:table-cell>
          <table:table-cell table:number-columns-repeated="3" office:value-type="float" office:value="1411" calcext:value-type="float">
            <text:p>1411</text:p>
          </table:table-cell>
          <table:table-cell table:number-columns-repeated="2"/>
          <table:table-cell table:formula="of:=[.B631]/1000" office:value-type="float" office:value="-391.48" calcext:value-type="float">
            <text:p>-391.48</text:p>
          </table:table-cell>
          <table:table-cell table:formula="of:=AVERAGE([.C631:.E631])" office:value-type="float" office:value="1411" calcext:value-type="float">
            <text:p>1411.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390495" calcext:value-type="float">
            <text:p>-390495</text:p>
          </table:table-cell>
          <table:table-cell table:number-columns-repeated="2"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table:formula="of:=[.B632]/1000" office:value-type="float" office:value="-390.495" calcext:value-type="float">
            <text:p>-390.50</text:p>
          </table:table-cell>
          <table:table-cell table:formula="of:=AVERAGE([.C632:.E632])" office:value-type="float" office:value="1409.33333333333" calcext:value-type="float">
            <text:p>1409.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389510" calcext:value-type="float">
            <text:p>-389510</text:p>
          </table:table-cell>
          <table:table-cell office:value-type="float" office:value="1408" calcext:value-type="float">
            <text:p>1408</text:p>
          </table:table-cell>
          <table:table-cell table:number-columns-repeated="2" office:value-type="float" office:value="1409" calcext:value-type="float">
            <text:p>1409</text:p>
          </table:table-cell>
          <table:table-cell table:number-columns-repeated="2"/>
          <table:table-cell table:formula="of:=[.B633]/1000" office:value-type="float" office:value="-389.51" calcext:value-type="float">
            <text:p>-389.51</text:p>
          </table:table-cell>
          <table:table-cell table:formula="of:=AVERAGE([.C633:.E633])" office:value-type="float" office:value="1408.66666666667" calcext:value-type="float">
            <text:p>1408.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388525" calcext:value-type="float">
            <text:p>-388525</text:p>
          </table:table-cell>
          <table:table-cell office:value-type="float" office:value="1408" calcext:value-type="float">
            <text:p>1408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table:formula="of:=[.B634]/1000" office:value-type="float" office:value="-388.525" calcext:value-type="float">
            <text:p>-388.53</text:p>
          </table:table-cell>
          <table:table-cell table:formula="of:=AVERAGE([.C634:.E634])" office:value-type="float" office:value="1407.66666666667" calcext:value-type="float">
            <text:p>1407.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87540" calcext:value-type="float">
            <text:p>-387540</text:p>
          </table:table-cell>
          <table:table-cell table:number-columns-repeated="2" office:value-type="float" office:value="1407" calcext:value-type="float">
            <text:p>1407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[.B635]/1000" office:value-type="float" office:value="-387.54" calcext:value-type="float">
            <text:p>-387.54</text:p>
          </table:table-cell>
          <table:table-cell table:formula="of:=AVERAGE([.C635:.E635])" office:value-type="float" office:value="1406.66666666667" calcext:value-type="float">
            <text:p>1406.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386555" calcext:value-type="float">
            <text:p>-386555</text:p>
          </table:table-cell>
          <table:table-cell table:number-columns-repeated="3" office:value-type="float" office:value="1406" calcext:value-type="float">
            <text:p>1406</text:p>
          </table:table-cell>
          <table:table-cell table:number-columns-repeated="2"/>
          <table:table-cell table:formula="of:=[.B636]/1000" office:value-type="float" office:value="-386.555" calcext:value-type="float">
            <text:p>-386.56</text:p>
          </table:table-cell>
          <table:table-cell table:formula="of:=AVERAGE([.C636:.E636])" office:value-type="float" office:value="1406" calcext:value-type="float">
            <text:p>1406.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385571" calcext:value-type="float">
            <text:p>-385571</text:p>
          </table:table-cell>
          <table:table-cell table:number-columns-repeated="2" office:value-type="float" office:value="1404" calcext:value-type="float">
            <text:p>1404</text:p>
          </table:table-cell>
          <table:table-cell office:value-type="float" office:value="1405" calcext:value-type="float">
            <text:p>1405</text:p>
          </table:table-cell>
          <table:table-cell table:number-columns-repeated="2"/>
          <table:table-cell table:formula="of:=[.B637]/1000" office:value-type="float" office:value="-385.571" calcext:value-type="float">
            <text:p>-385.57</text:p>
          </table:table-cell>
          <table:table-cell table:formula="of:=AVERAGE([.C637:.E637])" office:value-type="float" office:value="1404.33333333333" calcext:value-type="float">
            <text:p>1404.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384586" calcext:value-type="float">
            <text:p>-384586</text:p>
          </table:table-cell>
          <table:table-cell table:number-columns-repeated="2" office:value-type="float" office:value="1404" calcext:value-type="float">
            <text:p>1404</text:p>
          </table:table-cell>
          <table:table-cell office:value-type="float" office:value="1403" calcext:value-type="float">
            <text:p>1403</text:p>
          </table:table-cell>
          <table:table-cell table:number-columns-repeated="2"/>
          <table:table-cell table:formula="of:=[.B638]/1000" office:value-type="float" office:value="-384.586" calcext:value-type="float">
            <text:p>-384.59</text:p>
          </table:table-cell>
          <table:table-cell table:formula="of:=AVERAGE([.C638:.E638])" office:value-type="float" office:value="1403.66666666667" calcext:value-type="float">
            <text:p>1403.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383601" calcext:value-type="float">
            <text:p>-383601</text:p>
          </table:table-cell>
          <table:table-cell table:number-columns-repeated="3" office:value-type="float" office:value="1403" calcext:value-type="float">
            <text:p>1403</text:p>
          </table:table-cell>
          <table:table-cell table:number-columns-repeated="2"/>
          <table:table-cell table:formula="of:=[.B639]/1000" office:value-type="float" office:value="-383.601" calcext:value-type="float">
            <text:p>-383.60</text:p>
          </table:table-cell>
          <table:table-cell table:formula="of:=AVERAGE([.C639:.E639])" office:value-type="float" office:value="1403" calcext:value-type="float">
            <text:p>1403.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82616" calcext:value-type="float">
            <text:p>-382616</text:p>
          </table:table-cell>
          <table:table-cell table:number-columns-repeated="2" office:value-type="float" office:value="1402" calcext:value-type="float">
            <text:p>1402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[.B640]/1000" office:value-type="float" office:value="-382.616" calcext:value-type="float">
            <text:p>-382.62</text:p>
          </table:table-cell>
          <table:table-cell table:formula="of:=AVERAGE([.C640:.E640])" office:value-type="float" office:value="1401.66666666667" calcext:value-type="float">
            <text:p>1401.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381631" calcext:value-type="float">
            <text:p>-381631</text:p>
          </table:table-cell>
          <table:table-cell office:value-type="float" office:value="1402" calcext:value-type="float">
            <text:p>1402</text:p>
          </table:table-cell>
          <table:table-cell table:number-columns-repeated="2" office:value-type="float" office:value="1401" calcext:value-type="float">
            <text:p>1401</text:p>
          </table:table-cell>
          <table:table-cell table:number-columns-repeated="2"/>
          <table:table-cell table:formula="of:=[.B641]/1000" office:value-type="float" office:value="-381.631" calcext:value-type="float">
            <text:p>-381.63</text:p>
          </table:table-cell>
          <table:table-cell table:formula="of:=AVERAGE([.C641:.E641])" office:value-type="float" office:value="1401.33333333333" calcext:value-type="float">
            <text:p>1401.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380646" calcext:value-type="float">
            <text:p>-380646</text:p>
          </table:table-cell>
          <table:table-cell table:number-columns-repeated="3" office:value-type="float" office:value="1400" calcext:value-type="float">
            <text:p>1400</text:p>
          </table:table-cell>
          <table:table-cell table:number-columns-repeated="2"/>
          <table:table-cell table:formula="of:=[.B642]/1000" office:value-type="float" office:value="-380.646" calcext:value-type="float">
            <text:p>-380.65</text:p>
          </table:table-cell>
          <table:table-cell table:formula="of:=AVERAGE([.C642:.E642])" office:value-type="float" office:value="1400" calcext:value-type="float">
            <text:p>1400.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379661" calcext:value-type="float">
            <text:p>-379661</text:p>
          </table:table-cell>
          <table:table-cell table:number-columns-repeated="2" office:value-type="float" office:value="1399" calcext:value-type="float">
            <text:p>1399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B643]/1000" office:value-type="float" office:value="-379.661" calcext:value-type="float">
            <text:p>-379.66</text:p>
          </table:table-cell>
          <table:table-cell table:formula="of:=AVERAGE([.C643:.E643])" office:value-type="float" office:value="1399.33333333333" calcext:value-type="float">
            <text:p>1399.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378677" calcext:value-type="float">
            <text:p>-378677</text:p>
          </table:table-cell>
          <table:table-cell table:number-columns-repeated="3" office:value-type="float" office:value="1398" calcext:value-type="float">
            <text:p>1398</text:p>
          </table:table-cell>
          <table:table-cell table:number-columns-repeated="2"/>
          <table:table-cell table:formula="of:=[.B644]/1000" office:value-type="float" office:value="-378.677" calcext:value-type="float">
            <text:p>-378.68</text:p>
          </table:table-cell>
          <table:table-cell table:formula="of:=AVERAGE([.C644:.E644])" office:value-type="float" office:value="1398" calcext:value-type="float">
            <text:p>1398.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77692" calcext:value-type="float">
            <text:p>-377692</text:p>
          </table:table-cell>
          <table:table-cell table:number-columns-repeated="3" office:value-type="float" office:value="1397" calcext:value-type="float">
            <text:p>1397</text:p>
          </table:table-cell>
          <table:table-cell table:number-columns-repeated="2"/>
          <table:table-cell table:formula="of:=[.B645]/1000" office:value-type="float" office:value="-377.692" calcext:value-type="float">
            <text:p>-377.69</text:p>
          </table:table-cell>
          <table:table-cell table:formula="of:=AVERAGE([.C645:.E645])" office:value-type="float" office:value="1397" calcext:value-type="float">
            <text:p>1397.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76707" calcext:value-type="float">
            <text:p>-376707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float" office:value="1396" calcext:value-type="float">
            <text:p>1396</text:p>
          </table:table-cell>
          <table:table-cell table:number-columns-repeated="2"/>
          <table:table-cell table:formula="of:=[.B646]/1000" office:value-type="float" office:value="-376.707" calcext:value-type="float">
            <text:p>-376.71</text:p>
          </table:table-cell>
          <table:table-cell table:formula="of:=AVERAGE([.C646:.E646])" office:value-type="float" office:value="1395.66666666667" calcext:value-type="float">
            <text:p>1395.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375722" calcext:value-type="float">
            <text:p>-375722</text:p>
          </table:table-cell>
          <table:table-cell office:value-type="float" office:value="1395" calcext:value-type="float">
            <text:p>1395</text:p>
          </table:table-cell>
          <table:table-cell office:value-type="float" office:value="1394" calcext:value-type="float">
            <text:p>1394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formula="of:=[.B647]/1000" office:value-type="float" office:value="-375.722" calcext:value-type="float">
            <text:p>-375.72</text:p>
          </table:table-cell>
          <table:table-cell table:formula="of:=AVERAGE([.C647:.E647])" office:value-type="float" office:value="1394.66666666667" calcext:value-type="float">
            <text:p>1394.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374737" calcext:value-type="float">
            <text:p>-374737</text:p>
          </table:table-cell>
          <table:table-cell office:value-type="float" office:value="1394" calcext:value-type="float">
            <text:p>1394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table:number-columns-repeated="2"/>
          <table:table-cell table:formula="of:=[.B648]/1000" office:value-type="float" office:value="-374.737" calcext:value-type="float">
            <text:p>-374.74</text:p>
          </table:table-cell>
          <table:table-cell table:formula="of:=AVERAGE([.C648:.E648])" office:value-type="float" office:value="1393.66666666667" calcext:value-type="float">
            <text:p>1393.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73752" calcext:value-type="float">
            <text:p>-373752</text:p>
          </table:table-cell>
          <table:table-cell office:value-type="float" office:value="1393" calcext:value-type="float">
            <text:p>1393</text:p>
          </table:table-cell>
          <table:table-cell office:value-type="float" office:value="1392" calcext:value-type="float">
            <text:p>1392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table:formula="of:=[.B649]/1000" office:value-type="float" office:value="-373.752" calcext:value-type="float">
            <text:p>-373.75</text:p>
          </table:table-cell>
          <table:table-cell table:formula="of:=AVERAGE([.C649:.E649])" office:value-type="float" office:value="1392.66666666667" calcext:value-type="float">
            <text:p>1392.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372767" calcext:value-type="float">
            <text:p>-372767</text:p>
          </table:table-cell>
          <table:table-cell table:number-columns-repeated="3" office:value-type="float" office:value="1392" calcext:value-type="float">
            <text:p>1392</text:p>
          </table:table-cell>
          <table:table-cell table:number-columns-repeated="2"/>
          <table:table-cell table:formula="of:=[.B650]/1000" office:value-type="float" office:value="-372.767" calcext:value-type="float">
            <text:p>-372.77</text:p>
          </table:table-cell>
          <table:table-cell table:formula="of:=AVERAGE([.C650:.E650])" office:value-type="float" office:value="1392" calcext:value-type="float">
            <text:p>1392.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371783" calcext:value-type="float">
            <text:p>-371783</text:p>
          </table:table-cell>
          <table:table-cell table:number-columns-repeated="3" office:value-type="float" office:value="1391" calcext:value-type="float">
            <text:p>1391</text:p>
          </table:table-cell>
          <table:table-cell table:number-columns-repeated="2"/>
          <table:table-cell table:formula="of:=[.B651]/1000" office:value-type="float" office:value="-371.783" calcext:value-type="float">
            <text:p>-371.78</text:p>
          </table:table-cell>
          <table:table-cell table:formula="of:=AVERAGE([.C651:.E651])" office:value-type="float" office:value="1391" calcext:value-type="float">
            <text:p>1391.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370798" calcext:value-type="float">
            <text:p>-370798</text:p>
          </table:table-cell>
          <table:table-cell table:number-columns-repeated="3" office:value-type="float" office:value="1390" calcext:value-type="float">
            <text:p>1390</text:p>
          </table:table-cell>
          <table:table-cell table:number-columns-repeated="2"/>
          <table:table-cell table:formula="of:=[.B652]/1000" office:value-type="float" office:value="-370.798" calcext:value-type="float">
            <text:p>-370.80</text:p>
          </table:table-cell>
          <table:table-cell table:formula="of:=AVERAGE([.C652:.E652])" office:value-type="float" office:value="1390" calcext:value-type="float">
            <text:p>1390.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369813" calcext:value-type="float">
            <text:p>-369813</text:p>
          </table:table-cell>
          <table:table-cell table:number-columns-repeated="3" office:value-type="float" office:value="1389" calcext:value-type="float">
            <text:p>1389</text:p>
          </table:table-cell>
          <table:table-cell table:number-columns-repeated="2"/>
          <table:table-cell table:formula="of:=[.B653]/1000" office:value-type="float" office:value="-369.813" calcext:value-type="float">
            <text:p>-369.81</text:p>
          </table:table-cell>
          <table:table-cell table:formula="of:=AVERAGE([.C653:.E653])" office:value-type="float" office:value="1389" calcext:value-type="float">
            <text:p>1389.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368828" calcext:value-type="float">
            <text:p>-368828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float" office:value="1388" calcext:value-type="float">
            <text:p>1388</text:p>
          </table:table-cell>
          <table:table-cell table:number-columns-repeated="2"/>
          <table:table-cell table:formula="of:=[.B654]/1000" office:value-type="float" office:value="-368.828" calcext:value-type="float">
            <text:p>-368.83</text:p>
          </table:table-cell>
          <table:table-cell table:formula="of:=AVERAGE([.C654:.E654])" office:value-type="float" office:value="1387.66666666667" calcext:value-type="float">
            <text:p>1387.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367843" calcext:value-type="float">
            <text:p>-367843</text:p>
          </table:table-cell>
          <table:table-cell office:value-type="float" office:value="1386" calcext:value-type="float">
            <text:p>1386</text:p>
          </table:table-cell>
          <table:table-cell office:value-type="float" office:value="1387" calcext:value-type="float">
            <text:p>1387</text:p>
          </table:table-cell>
          <table:table-cell office:value-type="float" office:value="1388" calcext:value-type="float">
            <text:p>1388</text:p>
          </table:table-cell>
          <table:table-cell table:number-columns-repeated="2"/>
          <table:table-cell table:formula="of:=[.B655]/1000" office:value-type="float" office:value="-367.843" calcext:value-type="float">
            <text:p>-367.84</text:p>
          </table:table-cell>
          <table:table-cell table:formula="of:=AVERAGE([.C655:.E655])" office:value-type="float" office:value="1387" calcext:value-type="float">
            <text:p>1387.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366858" calcext:value-type="float">
            <text:p>-366858</text:p>
          </table:table-cell>
          <table:table-cell table:number-columns-repeated="3" office:value-type="float" office:value="1386" calcext:value-type="float">
            <text:p>1386</text:p>
          </table:table-cell>
          <table:table-cell table:number-columns-repeated="2"/>
          <table:table-cell table:formula="of:=[.B656]/1000" office:value-type="float" office:value="-366.858" calcext:value-type="float">
            <text:p>-366.86</text:p>
          </table:table-cell>
          <table:table-cell table:formula="of:=AVERAGE([.C656:.E656])" office:value-type="float" office:value="1386" calcext:value-type="float">
            <text:p>1386.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365873" calcext:value-type="float">
            <text:p>-365873</text:p>
          </table:table-cell>
          <table:table-cell table:number-columns-repeated="2"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table:formula="of:=[.B657]/1000" office:value-type="float" office:value="-365.873" calcext:value-type="float">
            <text:p>-365.87</text:p>
          </table:table-cell>
          <table:table-cell table:formula="of:=AVERAGE([.C657:.E657])" office:value-type="float" office:value="1385.33333333333" calcext:value-type="float">
            <text:p>1385.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364889" calcext:value-type="float">
            <text:p>-364889</text:p>
          </table:table-cell>
          <table:table-cell office:value-type="float" office:value="1384" calcext:value-type="float">
            <text:p>1384</text:p>
          </table:table-cell>
          <table:table-cell office:value-type="float" office:value="1385" calcext:value-type="float">
            <text:p>1385</text:p>
          </table:table-cell>
          <table:table-cell office:value-type="float" office:value="1384" calcext:value-type="float">
            <text:p>1384</text:p>
          </table:table-cell>
          <table:table-cell table:number-columns-repeated="2"/>
          <table:table-cell table:formula="of:=[.B658]/1000" office:value-type="float" office:value="-364.889" calcext:value-type="float">
            <text:p>-364.89</text:p>
          </table:table-cell>
          <table:table-cell table:formula="of:=AVERAGE([.C658:.E658])" office:value-type="float" office:value="1384.33333333333" calcext:value-type="float">
            <text:p>1384.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363904" calcext:value-type="float">
            <text:p>-363904</text:p>
          </table:table-cell>
          <table:table-cell table:number-columns-repeated="2" office:value-type="float" office:value="1383" calcext:value-type="float">
            <text:p>1383</text:p>
          </table:table-cell>
          <table:table-cell office:value-type="float" office:value="1384" calcext:value-type="float">
            <text:p>1384</text:p>
          </table:table-cell>
          <table:table-cell table:number-columns-repeated="2"/>
          <table:table-cell table:formula="of:=[.B659]/1000" office:value-type="float" office:value="-363.904" calcext:value-type="float">
            <text:p>-363.90</text:p>
          </table:table-cell>
          <table:table-cell table:formula="of:=AVERAGE([.C659:.E659])" office:value-type="float" office:value="1383.33333333333" calcext:value-type="float">
            <text:p>1383.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362919" calcext:value-type="float">
            <text:p>-362919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office:value-type="float" office:value="1382" calcext:value-type="float">
            <text:p>1382</text:p>
          </table:table-cell>
          <table:table-cell table:number-columns-repeated="2"/>
          <table:table-cell table:formula="of:=[.B660]/1000" office:value-type="float" office:value="-362.919" calcext:value-type="float">
            <text:p>-362.92</text:p>
          </table:table-cell>
          <table:table-cell table:formula="of:=AVERAGE([.C660:.E660])" office:value-type="float" office:value="1382.33333333333" calcext:value-type="float">
            <text:p>1382.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361934" calcext:value-type="float">
            <text:p>-361934</text:p>
          </table:table-cell>
          <table:table-cell table:number-columns-repeated="3" office:value-type="float" office:value="1381" calcext:value-type="float">
            <text:p>1381</text:p>
          </table:table-cell>
          <table:table-cell table:number-columns-repeated="2"/>
          <table:table-cell table:formula="of:=[.B661]/1000" office:value-type="float" office:value="-361.934" calcext:value-type="float">
            <text:p>-361.93</text:p>
          </table:table-cell>
          <table:table-cell table:formula="of:=AVERAGE([.C661:.E661])" office:value-type="float" office:value="1381" calcext:value-type="float">
            <text:p>1381.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360949" calcext:value-type="float">
            <text:p>-360949</text:p>
          </table:table-cell>
          <table:table-cell office:value-type="float" office:value="1381" calcext:value-type="float">
            <text:p>1381</text:p>
          </table:table-cell>
          <table:table-cell table:number-columns-repeated="2" office:value-type="float" office:value="1380" calcext:value-type="float">
            <text:p>1380</text:p>
          </table:table-cell>
          <table:table-cell table:number-columns-repeated="2"/>
          <table:table-cell table:formula="of:=[.B662]/1000" office:value-type="float" office:value="-360.949" calcext:value-type="float">
            <text:p>-360.95</text:p>
          </table:table-cell>
          <table:table-cell table:formula="of:=AVERAGE([.C662:.E662])" office:value-type="float" office:value="1380.33333333333" calcext:value-type="float">
            <text:p>1380.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359964" calcext:value-type="float">
            <text:p>-359964</text:p>
          </table:table-cell>
          <table:table-cell table:number-columns-repeated="3" office:value-type="float" office:value="1379" calcext:value-type="float">
            <text:p>1379</text:p>
          </table:table-cell>
          <table:table-cell table:number-columns-repeated="2"/>
          <table:table-cell table:formula="of:=[.B663]/1000" office:value-type="float" office:value="-359.964" calcext:value-type="float">
            <text:p>-359.96</text:p>
          </table:table-cell>
          <table:table-cell table:formula="of:=AVERAGE([.C663:.E663])" office:value-type="float" office:value="1379" calcext:value-type="float">
            <text:p>1379.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358979" calcext:value-type="float">
            <text:p>-358979</text:p>
          </table:table-cell>
          <table:table-cell table:number-columns-repeated="3" office:value-type="float" office:value="1378" calcext:value-type="float">
            <text:p>1378</text:p>
          </table:table-cell>
          <table:table-cell table:number-columns-repeated="2"/>
          <table:table-cell table:formula="of:=[.B664]/1000" office:value-type="float" office:value="-358.979" calcext:value-type="float">
            <text:p>-358.98</text:p>
          </table:table-cell>
          <table:table-cell table:formula="of:=AVERAGE([.C664:.E664])" office:value-type="float" office:value="1378" calcext:value-type="float">
            <text:p>1378.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357995" calcext:value-type="float">
            <text:p>-357995</text:p>
          </table:table-cell>
          <table:table-cell table:number-columns-repeated="3" office:value-type="float" office:value="1377" calcext:value-type="float">
            <text:p>1377</text:p>
          </table:table-cell>
          <table:table-cell table:number-columns-repeated="2"/>
          <table:table-cell table:formula="of:=[.B665]/1000" office:value-type="float" office:value="-357.995" calcext:value-type="float">
            <text:p>-358.00</text:p>
          </table:table-cell>
          <table:table-cell table:formula="of:=AVERAGE([.C665:.E665])" office:value-type="float" office:value="1377" calcext:value-type="float">
            <text:p>1377.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357010" calcext:value-type="float">
            <text:p>-357010</text:p>
          </table:table-cell>
          <table:table-cell office:value-type="float" office:value="1377" calcext:value-type="float">
            <text:p>1377</text:p>
          </table:table-cell>
          <table:table-cell table:number-columns-repeated="2" office:value-type="float" office:value="1376" calcext:value-type="float">
            <text:p>1376</text:p>
          </table:table-cell>
          <table:table-cell table:number-columns-repeated="2"/>
          <table:table-cell table:formula="of:=[.B666]/1000" office:value-type="float" office:value="-357.01" calcext:value-type="float">
            <text:p>-357.01</text:p>
          </table:table-cell>
          <table:table-cell table:formula="of:=AVERAGE([.C666:.E666])" office:value-type="float" office:value="1376.33333333333" calcext:value-type="float">
            <text:p>1376.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56025" calcext:value-type="float">
            <text:p>-356025</text:p>
          </table:table-cell>
          <table:table-cell table:number-columns-repeated="3" office:value-type="float" office:value="1375" calcext:value-type="float">
            <text:p>1375</text:p>
          </table:table-cell>
          <table:table-cell table:number-columns-repeated="2"/>
          <table:table-cell table:formula="of:=[.B667]/1000" office:value-type="float" office:value="-356.025" calcext:value-type="float">
            <text:p>-356.03</text:p>
          </table:table-cell>
          <table:table-cell table:formula="of:=AVERAGE([.C667:.E667])" office:value-type="float" office:value="1375" calcext:value-type="float">
            <text:p>1375.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55040" calcext:value-type="float">
            <text:p>-355040</text:p>
          </table:table-cell>
          <table:table-cell table:number-columns-repeated="2" office:value-type="float" office:value="1374" calcext:value-type="float">
            <text:p>1374</text:p>
          </table:table-cell>
          <table:table-cell office:value-type="float" office:value="1375" calcext:value-type="float">
            <text:p>1375</text:p>
          </table:table-cell>
          <table:table-cell table:number-columns-repeated="2"/>
          <table:table-cell table:formula="of:=[.B668]/1000" office:value-type="float" office:value="-355.04" calcext:value-type="float">
            <text:p>-355.04</text:p>
          </table:table-cell>
          <table:table-cell table:formula="of:=AVERAGE([.C668:.E668])" office:value-type="float" office:value="1374.33333333333" calcext:value-type="float">
            <text:p>1374.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54055" calcext:value-type="float">
            <text:p>-354055</text:p>
          </table:table-cell>
          <table:table-cell table:number-columns-repeated="3" office:value-type="float" office:value="1373" calcext:value-type="float">
            <text:p>1373</text:p>
          </table:table-cell>
          <table:table-cell table:number-columns-repeated="2"/>
          <table:table-cell table:formula="of:=[.B669]/1000" office:value-type="float" office:value="-354.055" calcext:value-type="float">
            <text:p>-354.06</text:p>
          </table:table-cell>
          <table:table-cell table:formula="of:=AVERAGE([.C669:.E669])" office:value-type="float" office:value="1373" calcext:value-type="float">
            <text:p>1373.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353070" calcext:value-type="float">
            <text:p>-353070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1372" calcext:value-type="float">
            <text:p>1372</text:p>
          </table:table-cell>
          <table:table-cell table:number-columns-repeated="2"/>
          <table:table-cell table:formula="of:=[.B670]/1000" office:value-type="float" office:value="-353.07" calcext:value-type="float">
            <text:p>-353.07</text:p>
          </table:table-cell>
          <table:table-cell table:formula="of:=AVERAGE([.C670:.E670])" office:value-type="float" office:value="1372.33333333333" calcext:value-type="float">
            <text:p>1372.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352085" calcext:value-type="float">
            <text:p>-352085</text:p>
          </table:table-cell>
          <table:table-cell office:value-type="float" office:value="1372" calcext:value-type="float">
            <text:p>1372</text:p>
          </table:table-cell>
          <table:table-cell table:number-columns-repeated="2" office:value-type="float" office:value="1371" calcext:value-type="float">
            <text:p>1371</text:p>
          </table:table-cell>
          <table:table-cell table:number-columns-repeated="2"/>
          <table:table-cell table:formula="of:=[.B671]/1000" office:value-type="float" office:value="-352.085" calcext:value-type="float">
            <text:p>-352.09</text:p>
          </table:table-cell>
          <table:table-cell table:formula="of:=AVERAGE([.C671:.E671])" office:value-type="float" office:value="1371.33333333333" calcext:value-type="float">
            <text:p>1371.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51101" calcext:value-type="float">
            <text:p>-351101</text:p>
          </table:table-cell>
          <table:table-cell office:value-type="float" office:value="1370" calcext:value-type="float">
            <text:p>1370</text:p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table:number-columns-repeated="2"/>
          <table:table-cell table:formula="of:=[.B672]/1000" office:value-type="float" office:value="-351.101" calcext:value-type="float">
            <text:p>-351.10</text:p>
          </table:table-cell>
          <table:table-cell table:formula="of:=AVERAGE([.C672:.E672])" office:value-type="float" office:value="1369.66666666667" calcext:value-type="float">
            <text:p>1369.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50116" calcext:value-type="float">
            <text:p>-350116</text:p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office:value-type="float" office:value="1369" calcext:value-type="float">
            <text:p>1369</text:p>
          </table:table-cell>
          <table:table-cell table:number-columns-repeated="2"/>
          <table:table-cell table:formula="of:=[.B673]/1000" office:value-type="float" office:value="-350.116" calcext:value-type="float">
            <text:p>-350.12</text:p>
          </table:table-cell>
          <table:table-cell table:formula="of:=AVERAGE([.C673:.E673])" office:value-type="float" office:value="1369.33333333333" calcext:value-type="float">
            <text:p>1369.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49131" calcext:value-type="float">
            <text:p>-349131</text:p>
          </table:table-cell>
          <table:table-cell office:value-type="float" office:value="1369" calcext:value-type="float">
            <text:p>1369</text:p>
          </table:table-cell>
          <table:table-cell table:number-columns-repeated="2" office:value-type="float" office:value="1368" calcext:value-type="float">
            <text:p>1368</text:p>
          </table:table-cell>
          <table:table-cell table:number-columns-repeated="2"/>
          <table:table-cell table:formula="of:=[.B674]/1000" office:value-type="float" office:value="-349.131" calcext:value-type="float">
            <text:p>-349.13</text:p>
          </table:table-cell>
          <table:table-cell table:formula="of:=AVERAGE([.C674:.E674])" office:value-type="float" office:value="1368.33333333333" calcext:value-type="float">
            <text:p>1368.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348146" calcext:value-type="float">
            <text:p>-348146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367" calcext:value-type="float">
            <text:p>1367</text:p>
          </table:table-cell>
          <table:table-cell table:number-columns-repeated="2"/>
          <table:table-cell table:formula="of:=[.B675]/1000" office:value-type="float" office:value="-348.146" calcext:value-type="float">
            <text:p>-348.15</text:p>
          </table:table-cell>
          <table:table-cell table:formula="of:=AVERAGE([.C675:.E675])" office:value-type="float" office:value="1367.33333333333" calcext:value-type="float">
            <text:p>1367.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347161" calcext:value-type="float">
            <text:p>-347161</text:p>
          </table:table-cell>
          <table:table-cell office:value-type="float" office:value="1367" calcext:value-type="float">
            <text:p>1367</text:p>
          </table:table-cell>
          <table:table-cell table:number-columns-repeated="2" office:value-type="float" office:value="1366" calcext:value-type="float">
            <text:p>1366</text:p>
          </table:table-cell>
          <table:table-cell table:number-columns-repeated="2"/>
          <table:table-cell table:formula="of:=[.B676]/1000" office:value-type="float" office:value="-347.161" calcext:value-type="float">
            <text:p>-347.16</text:p>
          </table:table-cell>
          <table:table-cell table:formula="of:=AVERAGE([.C676:.E676])" office:value-type="float" office:value="1366.33333333333" calcext:value-type="float">
            <text:p>1366.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346176" calcext:value-type="float">
            <text:p>-346176</text:p>
          </table:table-cell>
          <table:table-cell office:value-type="float" office:value="1365" calcext:value-type="float">
            <text:p>1365</text:p>
          </table:table-cell>
          <table:table-cell table:number-columns-repeated="2" office:value-type="float" office:value="1366" calcext:value-type="float">
            <text:p>1366</text:p>
          </table:table-cell>
          <table:table-cell table:number-columns-repeated="2"/>
          <table:table-cell table:formula="of:=[.B677]/1000" office:value-type="float" office:value="-346.176" calcext:value-type="float">
            <text:p>-346.18</text:p>
          </table:table-cell>
          <table:table-cell table:formula="of:=AVERAGE([.C677:.E677])" office:value-type="float" office:value="1365.66666666667" calcext:value-type="float">
            <text:p>1365.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345191" calcext:value-type="float">
            <text:p>-345191</text:p>
          </table:table-cell>
          <table:table-cell office:value-type="float" office:value="1365" calcext:value-type="float">
            <text:p>1365</text:p>
          </table:table-cell>
          <table:table-cell table:number-columns-repeated="2" office:value-type="float" office:value="1364" calcext:value-type="float">
            <text:p>1364</text:p>
          </table:table-cell>
          <table:table-cell table:number-columns-repeated="2"/>
          <table:table-cell table:formula="of:=[.B678]/1000" office:value-type="float" office:value="-345.191" calcext:value-type="float">
            <text:p>-345.19</text:p>
          </table:table-cell>
          <table:table-cell table:formula="of:=AVERAGE([.C678:.E678])" office:value-type="float" office:value="1364.33333333333" calcext:value-type="float">
            <text:p>1364.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344207" calcext:value-type="float">
            <text:p>-344207</text:p>
          </table:table-cell>
          <table:table-cell table:number-columns-repeated="2" office:value-type="float" office:value="1363" calcext:value-type="float">
            <text:p>1363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formula="of:=[.B679]/1000" office:value-type="float" office:value="-344.207" calcext:value-type="float">
            <text:p>-344.21</text:p>
          </table:table-cell>
          <table:table-cell table:formula="of:=AVERAGE([.C679:.E679])" office:value-type="float" office:value="1363.33333333333" calcext:value-type="float">
            <text:p>1363.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43222" calcext:value-type="float">
            <text:p>-343222</text:p>
          </table:table-cell>
          <table:table-cell table:number-columns-repeated="2" office:value-type="float" office:value="1362" calcext:value-type="float">
            <text:p>1362</text:p>
          </table:table-cell>
          <table:table-cell office:value-type="float" office:value="1363" calcext:value-type="float">
            <text:p>1363</text:p>
          </table:table-cell>
          <table:table-cell table:number-columns-repeated="2"/>
          <table:table-cell table:formula="of:=[.B680]/1000" office:value-type="float" office:value="-343.222" calcext:value-type="float">
            <text:p>-343.22</text:p>
          </table:table-cell>
          <table:table-cell table:formula="of:=AVERAGE([.C680:.E680])" office:value-type="float" office:value="1362.33333333333" calcext:value-type="float">
            <text:p>1362.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42237" calcext:value-type="float">
            <text:p>-342237</text:p>
          </table:table-cell>
          <table:table-cell table:number-columns-repeated="2" office:value-type="float" office:value="1361" calcext:value-type="float">
            <text:p>1361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formula="of:=[.B681]/1000" office:value-type="float" office:value="-342.237" calcext:value-type="float">
            <text:p>-342.24</text:p>
          </table:table-cell>
          <table:table-cell table:formula="of:=AVERAGE([.C681:.E681])" office:value-type="float" office:value="1361.33333333333" calcext:value-type="float">
            <text:p>1361.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341252" calcext:value-type="float">
            <text:p>-341252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float" office:value="1361" calcext:value-type="float">
            <text:p>1361</text:p>
          </table:table-cell>
          <table:table-cell table:number-columns-repeated="2"/>
          <table:table-cell table:formula="of:=[.B682]/1000" office:value-type="float" office:value="-341.252" calcext:value-type="float">
            <text:p>-341.25</text:p>
          </table:table-cell>
          <table:table-cell table:formula="of:=AVERAGE([.C682:.E682])" office:value-type="float" office:value="1360.66666666667" calcext:value-type="float">
            <text:p>1360.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340267" calcext:value-type="float">
            <text:p>-340267</text:p>
          </table:table-cell>
          <table:table-cell table:number-columns-repeated="3" office:value-type="float" office:value="1360" calcext:value-type="float">
            <text:p>1360</text:p>
          </table:table-cell>
          <table:table-cell table:number-columns-repeated="2"/>
          <table:table-cell table:formula="of:=[.B683]/1000" office:value-type="float" office:value="-340.267" calcext:value-type="float">
            <text:p>-340.27</text:p>
          </table:table-cell>
          <table:table-cell table:formula="of:=AVERAGE([.C683:.E683])" office:value-type="float" office:value="1360" calcext:value-type="float">
            <text:p>1360.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39282" calcext:value-type="float">
            <text:p>-339282</text:p>
          </table:table-cell>
          <table:table-cell office:value-type="float" office:value="1358" calcext:value-type="float">
            <text:p>1358</text:p>
          </table:table-cell>
          <table:table-cell table:number-columns-repeated="2" office:value-type="float" office:value="1359" calcext:value-type="float">
            <text:p>1359</text:p>
          </table:table-cell>
          <table:table-cell table:number-columns-repeated="2"/>
          <table:table-cell table:formula="of:=[.B684]/1000" office:value-type="float" office:value="-339.282" calcext:value-type="float">
            <text:p>-339.28</text:p>
          </table:table-cell>
          <table:table-cell table:formula="of:=AVERAGE([.C684:.E684])" office:value-type="float" office:value="1358.66666666667" calcext:value-type="float">
            <text:p>1358.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338297" calcext:value-type="float">
            <text:p>-338297</text:p>
          </table:table-cell>
          <table:table-cell table:number-columns-repeated="2" office:value-type="float" office:value="1357" calcext:value-type="float">
            <text:p>1357</text:p>
          </table:table-cell>
          <table:table-cell office:value-type="float" office:value="1358" calcext:value-type="float">
            <text:p>1358</text:p>
          </table:table-cell>
          <table:table-cell table:number-columns-repeated="2"/>
          <table:table-cell table:formula="of:=[.B685]/1000" office:value-type="float" office:value="-338.297" calcext:value-type="float">
            <text:p>-338.30</text:p>
          </table:table-cell>
          <table:table-cell table:formula="of:=AVERAGE([.C685:.E685])" office:value-type="float" office:value="1357.33333333333" calcext:value-type="float">
            <text:p>1357.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37313" calcext:value-type="float">
            <text:p>-337313</text:p>
          </table:table-cell>
          <table:table-cell office:value-type="float" office:value="1356" calcext:value-type="float">
            <text:p>1356</text:p>
          </table:table-cell>
          <table:table-cell table:number-columns-repeated="2" office:value-type="float" office:value="1357" calcext:value-type="float">
            <text:p>1357</text:p>
          </table:table-cell>
          <table:table-cell table:number-columns-repeated="2"/>
          <table:table-cell table:formula="of:=[.B686]/1000" office:value-type="float" office:value="-337.313" calcext:value-type="float">
            <text:p>-337.31</text:p>
          </table:table-cell>
          <table:table-cell table:formula="of:=AVERAGE([.C686:.E686])" office:value-type="float" office:value="1356.66666666667" calcext:value-type="float">
            <text:p>1356.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336328" calcext:value-type="float">
            <text:p>-336328</text:p>
          </table:table-cell>
          <table:table-cell office:value-type="float" office:value="1355" calcext:value-type="float">
            <text:p>1355</text:p>
          </table:table-cell>
          <table:table-cell table:number-columns-repeated="2" office:value-type="float" office:value="1356" calcext:value-type="float">
            <text:p>1356</text:p>
          </table:table-cell>
          <table:table-cell table:number-columns-repeated="2"/>
          <table:table-cell table:formula="of:=[.B687]/1000" office:value-type="float" office:value="-336.328" calcext:value-type="float">
            <text:p>-336.33</text:p>
          </table:table-cell>
          <table:table-cell table:formula="of:=AVERAGE([.C687:.E687])" office:value-type="float" office:value="1355.66666666667" calcext:value-type="float">
            <text:p>1355.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335343" calcext:value-type="float">
            <text:p>-335343</text:p>
          </table:table-cell>
          <table:table-cell table:number-columns-repeated="2" office:value-type="float" office:value="1355" calcext:value-type="float">
            <text:p>1355</text:p>
          </table:table-cell>
          <table:table-cell office:value-type="float" office:value="1354" calcext:value-type="float">
            <text:p>1354</text:p>
          </table:table-cell>
          <table:table-cell table:number-columns-repeated="2"/>
          <table:table-cell table:formula="of:=[.B688]/1000" office:value-type="float" office:value="-335.343" calcext:value-type="float">
            <text:p>-335.34</text:p>
          </table:table-cell>
          <table:table-cell table:formula="of:=AVERAGE([.C688:.E688])" office:value-type="float" office:value="1354.66666666667" calcext:value-type="float">
            <text:p>1354.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334358" calcext:value-type="float">
            <text:p>-334358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formula="of:=[.B689]/1000" office:value-type="float" office:value="-334.358" calcext:value-type="float">
            <text:p>-334.36</text:p>
          </table:table-cell>
          <table:table-cell table:formula="of:=AVERAGE([.C689:.E689])" office:value-type="float" office:value="1353.33333333333" calcext:value-type="float">
            <text:p>1353.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333373" calcext:value-type="float">
            <text:p>-333373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formula="of:=[.B690]/1000" office:value-type="float" office:value="-333.373" calcext:value-type="float">
            <text:p>-333.37</text:p>
          </table:table-cell>
          <table:table-cell table:formula="of:=AVERAGE([.C690:.E690])" office:value-type="float" office:value="1353.33333333333" calcext:value-type="float">
            <text:p>1353.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332388" calcext:value-type="float">
            <text:p>-332388</text:p>
          </table:table-cell>
          <table:table-cell table:number-columns-repeated="2"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formula="of:=[.B691]/1000" office:value-type="float" office:value="-332.388" calcext:value-type="float">
            <text:p>-332.39</text:p>
          </table:table-cell>
          <table:table-cell table:formula="of:=AVERAGE([.C691:.E691])" office:value-type="float" office:value="1352.33333333333" calcext:value-type="float">
            <text:p>1352.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331404" calcext:value-type="float">
            <text:p>-331404</text:p>
          </table:table-cell>
          <table:table-cell table:number-columns-repeated="2"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table:number-columns-repeated="2"/>
          <table:table-cell table:formula="of:=[.B692]/1000" office:value-type="float" office:value="-331.404" calcext:value-type="float">
            <text:p>-331.40</text:p>
          </table:table-cell>
          <table:table-cell table:formula="of:=AVERAGE([.C692:.E692])" office:value-type="float" office:value="1351.33333333333" calcext:value-type="float">
            <text:p>1351.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330419" calcext:value-type="float">
            <text:p>-330419</text:p>
          </table:table-cell>
          <table:table-cell table:number-columns-repeated="3" office:value-type="float" office:value="1350" calcext:value-type="float">
            <text:p>1350</text:p>
          </table:table-cell>
          <table:table-cell table:number-columns-repeated="2"/>
          <table:table-cell table:formula="of:=[.B693]/1000" office:value-type="float" office:value="-330.419" calcext:value-type="float">
            <text:p>-330.42</text:p>
          </table:table-cell>
          <table:table-cell table:formula="of:=AVERAGE([.C693:.E693])" office:value-type="float" office:value="1350" calcext:value-type="float">
            <text:p>1350.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329434" calcext:value-type="float">
            <text:p>-329434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1349" calcext:value-type="float">
            <text:p>1349</text:p>
          </table:table-cell>
          <table:table-cell table:number-columns-repeated="2"/>
          <table:table-cell table:formula="of:=[.B694]/1000" office:value-type="float" office:value="-329.434" calcext:value-type="float">
            <text:p>-329.43</text:p>
          </table:table-cell>
          <table:table-cell table:formula="of:=AVERAGE([.C694:.E694])" office:value-type="float" office:value="1348.66666666667" calcext:value-type="float">
            <text:p>1348.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328449" calcext:value-type="float">
            <text:p>-328449</text:p>
          </table:table-cell>
          <table:table-cell table:number-columns-repeated="3" office:value-type="float" office:value="1348" calcext:value-type="float">
            <text:p>1348</text:p>
          </table:table-cell>
          <table:table-cell table:number-columns-repeated="2"/>
          <table:table-cell table:formula="of:=[.B695]/1000" office:value-type="float" office:value="-328.449" calcext:value-type="float">
            <text:p>-328.45</text:p>
          </table:table-cell>
          <table:table-cell table:formula="of:=AVERAGE([.C695:.E695])" office:value-type="float" office:value="1348" calcext:value-type="float">
            <text:p>1348.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27464" calcext:value-type="float">
            <text:p>-327464</text:p>
          </table:table-cell>
          <table:table-cell table:number-columns-repeated="3" office:value-type="float" office:value="1347" calcext:value-type="float">
            <text:p>1347</text:p>
          </table:table-cell>
          <table:table-cell table:number-columns-repeated="2"/>
          <table:table-cell table:formula="of:=[.B696]/1000" office:value-type="float" office:value="-327.464" calcext:value-type="float">
            <text:p>-327.46</text:p>
          </table:table-cell>
          <table:table-cell table:formula="of:=AVERAGE([.C696:.E696])" office:value-type="float" office:value="1347" calcext:value-type="float">
            <text:p>1347.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326479" calcext:value-type="float">
            <text:p>-326479</text:p>
          </table:table-cell>
          <table:table-cell office:value-type="float" office:value="1346" calcext:value-type="float">
            <text:p>1346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  <table:table-cell table:number-columns-repeated="2"/>
          <table:table-cell table:formula="of:=[.B697]/1000" office:value-type="float" office:value="-326.479" calcext:value-type="float">
            <text:p>-326.48</text:p>
          </table:table-cell>
          <table:table-cell table:formula="of:=AVERAGE([.C697:.E697])" office:value-type="float" office:value="1345.66666666667" calcext:value-type="float">
            <text:p>1345.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325494" calcext:value-type="float">
            <text:p>-325494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1345" calcext:value-type="float">
            <text:p>1345</text:p>
          </table:table-cell>
          <table:table-cell table:number-columns-repeated="2"/>
          <table:table-cell table:formula="of:=[.B698]/1000" office:value-type="float" office:value="-325.494" calcext:value-type="float">
            <text:p>-325.49</text:p>
          </table:table-cell>
          <table:table-cell table:formula="of:=AVERAGE([.C698:.E698])" office:value-type="float" office:value="1345.33333333333" calcext:value-type="float">
            <text:p>1345.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324510" calcext:value-type="float">
            <text:p>-324510</text:p>
          </table:table-cell>
          <table:table-cell office:value-type="float" office:value="1343" calcext:value-type="float">
            <text:p>1343</text:p>
          </table:table-cell>
          <table:table-cell table:number-columns-repeated="2" office:value-type="float" office:value="1344" calcext:value-type="float">
            <text:p>1344</text:p>
          </table:table-cell>
          <table:table-cell table:number-columns-repeated="2"/>
          <table:table-cell table:formula="of:=[.B699]/1000" office:value-type="float" office:value="-324.51" calcext:value-type="float">
            <text:p>-324.51</text:p>
          </table:table-cell>
          <table:table-cell table:formula="of:=AVERAGE([.C699:.E699])" office:value-type="float" office:value="1343.66666666667" calcext:value-type="float">
            <text:p>1343.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323525" calcext:value-type="float">
            <text:p>-323525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  <table:table-cell office:value-type="float" office:value="1343" calcext:value-type="float">
            <text:p>1343</text:p>
          </table:table-cell>
          <table:table-cell table:number-columns-repeated="2"/>
          <table:table-cell table:formula="of:=[.B700]/1000" office:value-type="float" office:value="-323.525" calcext:value-type="float">
            <text:p>-323.53</text:p>
          </table:table-cell>
          <table:table-cell table:formula="of:=AVERAGE([.C700:.E700])" office:value-type="float" office:value="1343.33333333333" calcext:value-type="float">
            <text:p>1343.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322540" calcext:value-type="float">
            <text:p>-322540</text:p>
          </table:table-cell>
          <table:table-cell table:number-columns-repeated="3" office:value-type="float" office:value="1342" calcext:value-type="float">
            <text:p>1342</text:p>
          </table:table-cell>
          <table:table-cell table:number-columns-repeated="2"/>
          <table:table-cell table:formula="of:=[.B701]/1000" office:value-type="float" office:value="-322.54" calcext:value-type="float">
            <text:p>-322.54</text:p>
          </table:table-cell>
          <table:table-cell table:formula="of:=AVERAGE([.C701:.E701])" office:value-type="float" office:value="1342" calcext:value-type="float">
            <text:p>1342.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321555" calcext:value-type="float">
            <text:p>-321555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1341" calcext:value-type="float">
            <text:p>1341</text:p>
          </table:table-cell>
          <table:table-cell table:number-columns-repeated="2"/>
          <table:table-cell table:formula="of:=[.B702]/1000" office:value-type="float" office:value="-321.555" calcext:value-type="float">
            <text:p>-321.56</text:p>
          </table:table-cell>
          <table:table-cell table:formula="of:=AVERAGE([.C702:.E702])" office:value-type="float" office:value="1341.33333333333" calcext:value-type="float">
            <text:p>1341.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320570" calcext:value-type="float">
            <text:p>-320570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"/>
          <table:table-cell table:formula="of:=[.B703]/1000" office:value-type="float" office:value="-320.57" calcext:value-type="float">
            <text:p>-320.57</text:p>
          </table:table-cell>
          <table:table-cell table:formula="of:=AVERAGE([.C703:.E703])" office:value-type="float" office:value="1339.66666666667" calcext:value-type="float">
            <text:p>1339.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319585" calcext:value-type="float">
            <text:p>-319585</text:p>
          </table:table-cell>
          <table:table-cell office:value-type="float" office:value="1339" calcext:value-type="float">
            <text:p>1339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"/>
          <table:table-cell table:formula="of:=[.B704]/1000" office:value-type="float" office:value="-319.585" calcext:value-type="float">
            <text:p>-319.59</text:p>
          </table:table-cell>
          <table:table-cell table:formula="of:=AVERAGE([.C704:.E704])" office:value-type="float" office:value="1339.66666666667" calcext:value-type="float">
            <text:p>1339.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318600" calcext:value-type="float">
            <text:p>-318600</text:p>
          </table:table-cell>
          <table:table-cell table:number-columns-repeated="2" office:value-type="float" office:value="1338" calcext:value-type="float">
            <text:p>1338</text:p>
          </table:table-cell>
          <table:table-cell office:value-type="float" office:value="1339" calcext:value-type="float">
            <text:p>1339</text:p>
          </table:table-cell>
          <table:table-cell table:number-columns-repeated="2"/>
          <table:table-cell table:formula="of:=[.B705]/1000" office:value-type="float" office:value="-318.6" calcext:value-type="float">
            <text:p>-318.60</text:p>
          </table:table-cell>
          <table:table-cell table:formula="of:=AVERAGE([.C705:.E705])" office:value-type="float" office:value="1338.33333333333" calcext:value-type="float">
            <text:p>1338.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317616" calcext:value-type="float">
            <text:p>-317616</text:p>
          </table:table-cell>
          <table:table-cell table:number-columns-repeated="3" office:value-type="float" office:value="1337" calcext:value-type="float">
            <text:p>1337</text:p>
          </table:table-cell>
          <table:table-cell table:number-columns-repeated="2"/>
          <table:table-cell table:formula="of:=[.B706]/1000" office:value-type="float" office:value="-317.616" calcext:value-type="float">
            <text:p>-317.62</text:p>
          </table:table-cell>
          <table:table-cell table:formula="of:=AVERAGE([.C706:.E706])" office:value-type="float" office:value="1337" calcext:value-type="float">
            <text:p>1337.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16631" calcext:value-type="float">
            <text:p>-316631</text:p>
          </table:table-cell>
          <table:table-cell table:number-columns-repeated="3" office:value-type="float" office:value="1336" calcext:value-type="float">
            <text:p>1336</text:p>
          </table:table-cell>
          <table:table-cell table:number-columns-repeated="2"/>
          <table:table-cell table:formula="of:=[.B707]/1000" office:value-type="float" office:value="-316.631" calcext:value-type="float">
            <text:p>-316.63</text:p>
          </table:table-cell>
          <table:table-cell table:formula="of:=AVERAGE([.C707:.E707])" office:value-type="float" office:value="1336" calcext:value-type="float">
            <text:p>1336.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15646" calcext:value-type="float">
            <text:p>-315646</text:p>
          </table:table-cell>
          <table:table-cell office:value-type="float" office:value="1336" calcext:value-type="float">
            <text:p>1336</text:p>
          </table:table-cell>
          <table:table-cell table:number-columns-repeated="2" office:value-type="float" office:value="1335" calcext:value-type="float">
            <text:p>1335</text:p>
          </table:table-cell>
          <table:table-cell table:number-columns-repeated="2"/>
          <table:table-cell table:formula="of:=[.B708]/1000" office:value-type="float" office:value="-315.646" calcext:value-type="float">
            <text:p>-315.65</text:p>
          </table:table-cell>
          <table:table-cell table:formula="of:=AVERAGE([.C708:.E708])" office:value-type="float" office:value="1335.33333333333" calcext:value-type="float">
            <text:p>1335.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314661" calcext:value-type="float">
            <text:p>-314661</text:p>
          </table:table-cell>
          <table:table-cell office:value-type="float" office:value="1334" calcext:value-type="float">
            <text:p>1334</text:p>
          </table:table-cell>
          <table:table-cell office:value-type="float" office:value="1335" calcext:value-type="float">
            <text:p>1335</text:p>
          </table:table-cell>
          <table:table-cell office:value-type="float" office:value="1334" calcext:value-type="float">
            <text:p>1334</text:p>
          </table:table-cell>
          <table:table-cell table:number-columns-repeated="2"/>
          <table:table-cell table:formula="of:=[.B709]/1000" office:value-type="float" office:value="-314.661" calcext:value-type="float">
            <text:p>-314.66</text:p>
          </table:table-cell>
          <table:table-cell table:formula="of:=AVERAGE([.C709:.E709])" office:value-type="float" office:value="1334.33333333333" calcext:value-type="float">
            <text:p>1334.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313676" calcext:value-type="float">
            <text:p>-313676</text:p>
          </table:table-cell>
          <table:table-cell office:value-type="float" office:value="1334" calcext:value-type="float">
            <text:p>1334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table:number-columns-repeated="2"/>
          <table:table-cell table:formula="of:=[.B710]/1000" office:value-type="float" office:value="-313.676" calcext:value-type="float">
            <text:p>-313.68</text:p>
          </table:table-cell>
          <table:table-cell table:formula="of:=AVERAGE([.C710:.E710])" office:value-type="float" office:value="1333.66666666667" calcext:value-type="float">
            <text:p>1333.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312691" calcext:value-type="float">
            <text:p>-312691</text:p>
          </table:table-cell>
          <table:table-cell table:number-columns-repeated="3" office:value-type="float" office:value="1333" calcext:value-type="float">
            <text:p>1333</text:p>
          </table:table-cell>
          <table:table-cell table:number-columns-repeated="2"/>
          <table:table-cell table:formula="of:=[.B711]/1000" office:value-type="float" office:value="-312.691" calcext:value-type="float">
            <text:p>-312.69</text:p>
          </table:table-cell>
          <table:table-cell table:formula="of:=AVERAGE([.C711:.E711])" office:value-type="float" office:value="1333" calcext:value-type="float">
            <text:p>1333.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311706" calcext:value-type="float">
            <text:p>-311706</text:p>
          </table:table-cell>
          <table:table-cell office:value-type="float" office:value="1331" calcext:value-type="float">
            <text:p>1331</text:p>
          </table:table-cell>
          <table:table-cell table:number-columns-repeated="2" office:value-type="float" office:value="1332" calcext:value-type="float">
            <text:p>1332</text:p>
          </table:table-cell>
          <table:table-cell table:number-columns-repeated="2"/>
          <table:table-cell table:formula="of:=[.B712]/1000" office:value-type="float" office:value="-311.706" calcext:value-type="float">
            <text:p>-311.71</text:p>
          </table:table-cell>
          <table:table-cell table:formula="of:=AVERAGE([.C712:.E712])" office:value-type="float" office:value="1331.66666666667" calcext:value-type="float">
            <text:p>1331.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310722" calcext:value-type="float">
            <text:p>-310722</text:p>
          </table:table-cell>
          <table:table-cell office:value-type="float" office:value="1331" calcext:value-type="float">
            <text:p>1331</text:p>
          </table:table-cell>
          <table:table-cell table:number-columns-repeated="2" office:value-type="float" office:value="1330" calcext:value-type="float">
            <text:p>1330</text:p>
          </table:table-cell>
          <table:table-cell table:number-columns-repeated="2"/>
          <table:table-cell table:formula="of:=[.B713]/1000" office:value-type="float" office:value="-310.722" calcext:value-type="float">
            <text:p>-310.72</text:p>
          </table:table-cell>
          <table:table-cell table:formula="of:=AVERAGE([.C713:.E713])" office:value-type="float" office:value="1330.33333333333" calcext:value-type="float">
            <text:p>1330.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309737" calcext:value-type="float">
            <text:p>-309737</text:p>
          </table:table-cell>
          <table:table-cell table:number-columns-repeated="3" office:value-type="float" office:value="1329" calcext:value-type="float">
            <text:p>1329</text:p>
          </table:table-cell>
          <table:table-cell table:number-columns-repeated="2"/>
          <table:table-cell table:formula="of:=[.B714]/1000" office:value-type="float" office:value="-309.737" calcext:value-type="float">
            <text:p>-309.74</text:p>
          </table:table-cell>
          <table:table-cell table:formula="of:=AVERAGE([.C714:.E714])" office:value-type="float" office:value="1329" calcext:value-type="float">
            <text:p>1329.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308752" calcext:value-type="float">
            <text:p>-308752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1329" calcext:value-type="float">
            <text:p>1329</text:p>
          </table:table-cell>
          <table:table-cell table:number-columns-repeated="2"/>
          <table:table-cell table:formula="of:=[.B715]/1000" office:value-type="float" office:value="-308.752" calcext:value-type="float">
            <text:p>-308.75</text:p>
          </table:table-cell>
          <table:table-cell table:formula="of:=AVERAGE([.C715:.E715])" office:value-type="float" office:value="1328.66666666667" calcext:value-type="float">
            <text:p>1328.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307767" calcext:value-type="float">
            <text:p>-307767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1327" calcext:value-type="float">
            <text:p>1327</text:p>
          </table:table-cell>
          <table:table-cell table:number-columns-repeated="2"/>
          <table:table-cell table:formula="of:=[.B716]/1000" office:value-type="float" office:value="-307.767" calcext:value-type="float">
            <text:p>-307.77</text:p>
          </table:table-cell>
          <table:table-cell table:formula="of:=AVERAGE([.C716:.E716])" office:value-type="float" office:value="1327.33333333333" calcext:value-type="float">
            <text:p>1327.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306782" calcext:value-type="float">
            <text:p>-306782</text:p>
          </table:table-cell>
          <table:table-cell table:number-columns-repeated="2" office:value-type="float" office:value="1327" calcext:value-type="float">
            <text:p>1327</text:p>
          </table:table-cell>
          <table:table-cell office:value-type="float" office:value="1326" calcext:value-type="float">
            <text:p>1326</text:p>
          </table:table-cell>
          <table:table-cell table:number-columns-repeated="2"/>
          <table:table-cell table:formula="of:=[.B717]/1000" office:value-type="float" office:value="-306.782" calcext:value-type="float">
            <text:p>-306.78</text:p>
          </table:table-cell>
          <table:table-cell table:formula="of:=AVERAGE([.C717:.E717])" office:value-type="float" office:value="1326.66666666667" calcext:value-type="float">
            <text:p>1326.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305797" calcext:value-type="float">
            <text:p>-305797</text:p>
          </table:table-cell>
          <table:table-cell table:number-columns-repeated="2" office:value-type="float" office:value="1326" calcext:value-type="float">
            <text:p>1326</text:p>
          </table:table-cell>
          <table:table-cell office:value-type="float" office:value="1325" calcext:value-type="float">
            <text:p>1325</text:p>
          </table:table-cell>
          <table:table-cell table:number-columns-repeated="2"/>
          <table:table-cell table:formula="of:=[.B718]/1000" office:value-type="float" office:value="-305.797" calcext:value-type="float">
            <text:p>-305.80</text:p>
          </table:table-cell>
          <table:table-cell table:formula="of:=AVERAGE([.C718:.E718])" office:value-type="float" office:value="1325.66666666667" calcext:value-type="float">
            <text:p>1325.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304812" calcext:value-type="float">
            <text:p>-304812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4" calcext:value-type="float">
            <text:p>1324</text:p>
          </table:table-cell>
          <table:table-cell table:number-columns-repeated="2"/>
          <table:table-cell table:formula="of:=[.B719]/1000" office:value-type="float" office:value="-304.812" calcext:value-type="float">
            <text:p>-304.81</text:p>
          </table:table-cell>
          <table:table-cell table:formula="of:=AVERAGE([.C719:.E719])" office:value-type="float" office:value="1324.33333333333" calcext:value-type="float">
            <text:p>1324.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303828" calcext:value-type="float">
            <text:p>-303828</text:p>
          </table:table-cell>
          <table:table-cell office:value-type="float" office:value="1323" calcext:value-type="float">
            <text:p>1323</text:p>
          </table:table-cell>
          <table:table-cell table:number-columns-repeated="2" office:value-type="float" office:value="1324" calcext:value-type="float">
            <text:p>1324</text:p>
          </table:table-cell>
          <table:table-cell table:number-columns-repeated="2"/>
          <table:table-cell table:formula="of:=[.B720]/1000" office:value-type="float" office:value="-303.828" calcext:value-type="float">
            <text:p>-303.83</text:p>
          </table:table-cell>
          <table:table-cell table:formula="of:=AVERAGE([.C720:.E720])" office:value-type="float" office:value="1323.66666666667" calcext:value-type="float">
            <text:p>1323.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302843" calcext:value-type="float">
            <text:p>-302843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1" calcext:value-type="float">
            <text:p>1321</text:p>
          </table:table-cell>
          <table:table-cell table:number-columns-repeated="2"/>
          <table:table-cell table:formula="of:=[.B721]/1000" office:value-type="float" office:value="-302.843" calcext:value-type="float">
            <text:p>-302.84</text:p>
          </table:table-cell>
          <table:table-cell table:formula="of:=AVERAGE([.C721:.E721])" office:value-type="float" office:value="1322" calcext:value-type="float">
            <text:p>1322.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301858" calcext:value-type="float">
            <text:p>-301858</text:p>
          </table:table-cell>
          <table:table-cell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float" office:value="1321" calcext:value-type="float">
            <text:p>1321</text:p>
          </table:table-cell>
          <table:table-cell table:number-columns-repeated="2"/>
          <table:table-cell table:formula="of:=[.B722]/1000" office:value-type="float" office:value="-301.858" calcext:value-type="float">
            <text:p>-301.86</text:p>
          </table:table-cell>
          <table:table-cell table:formula="of:=AVERAGE([.C722:.E722])" office:value-type="float" office:value="1321.33333333333" calcext:value-type="float">
            <text:p>1321.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300873" calcext:value-type="float">
            <text:p>-300873</text:p>
          </table:table-cell>
          <table:table-cell table:number-columns-repeated="2" office:value-type="float" office:value="1320" calcext:value-type="float">
            <text:p>1320</text:p>
          </table:table-cell>
          <table:table-cell office:value-type="float" office:value="1321" calcext:value-type="float">
            <text:p>1321</text:p>
          </table:table-cell>
          <table:table-cell table:number-columns-repeated="2"/>
          <table:table-cell table:formula="of:=[.B723]/1000" office:value-type="float" office:value="-300.873" calcext:value-type="float">
            <text:p>-300.87</text:p>
          </table:table-cell>
          <table:table-cell table:formula="of:=AVERAGE([.C723:.E723])" office:value-type="float" office:value="1320.33333333333" calcext:value-type="float">
            <text:p>1320.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299888" calcext:value-type="float">
            <text:p>-299888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319" calcext:value-type="float">
            <text:p>1319</text:p>
          </table:table-cell>
          <table:table-cell table:number-columns-repeated="2"/>
          <table:table-cell table:formula="of:=[.B724]/1000" office:value-type="float" office:value="-299.888" calcext:value-type="float">
            <text:p>-299.89</text:p>
          </table:table-cell>
          <table:table-cell table:formula="of:=AVERAGE([.C724:.E724])" office:value-type="float" office:value="1319.33333333333" calcext:value-type="float">
            <text:p>1319.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298903" calcext:value-type="float">
            <text:p>-298903</text:p>
          </table:table-cell>
          <table:table-cell table:number-columns-repeated="2" office:value-type="float" office:value="1319" calcext:value-type="float">
            <text:p>1319</text:p>
          </table:table-cell>
          <table:table-cell office:value-type="float" office:value="1318" calcext:value-type="float">
            <text:p>1318</text:p>
          </table:table-cell>
          <table:table-cell table:number-columns-repeated="2"/>
          <table:table-cell table:formula="of:=[.B725]/1000" office:value-type="float" office:value="-298.903" calcext:value-type="float">
            <text:p>-298.90</text:p>
          </table:table-cell>
          <table:table-cell table:formula="of:=AVERAGE([.C725:.E725])" office:value-type="float" office:value="1318.66666666667" calcext:value-type="float">
            <text:p>1318.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297918" calcext:value-type="float">
            <text:p>-297918</text:p>
          </table:table-cell>
          <table:table-cell table:number-columns-repeated="3" office:value-type="float" office:value="1318" calcext:value-type="float">
            <text:p>1318</text:p>
          </table:table-cell>
          <table:table-cell table:number-columns-repeated="2"/>
          <table:table-cell table:formula="of:=[.B726]/1000" office:value-type="float" office:value="-297.918" calcext:value-type="float">
            <text:p>-297.92</text:p>
          </table:table-cell>
          <table:table-cell table:formula="of:=AVERAGE([.C726:.E726])" office:value-type="float" office:value="1318" calcext:value-type="float">
            <text:p>1318.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296934" calcext:value-type="float">
            <text:p>-296934</text:p>
          </table:table-cell>
          <table:table-cell office:value-type="float" office:value="1318" calcext:value-type="float">
            <text:p>1318</text:p>
          </table:table-cell>
          <table:table-cell table:number-columns-repeated="2" office:value-type="float" office:value="1317" calcext:value-type="float">
            <text:p>1317</text:p>
          </table:table-cell>
          <table:table-cell table:number-columns-repeated="2"/>
          <table:table-cell table:formula="of:=[.B727]/1000" office:value-type="float" office:value="-296.934" calcext:value-type="float">
            <text:p>-296.93</text:p>
          </table:table-cell>
          <table:table-cell table:formula="of:=AVERAGE([.C727:.E727])" office:value-type="float" office:value="1317.33333333333" calcext:value-type="float">
            <text:p>1317.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295949" calcext:value-type="float">
            <text:p>-295949</text:p>
          </table:table-cell>
          <table:table-cell table:number-columns-repeated="3" office:value-type="float" office:value="1316" calcext:value-type="float">
            <text:p>1316</text:p>
          </table:table-cell>
          <table:table-cell table:number-columns-repeated="2"/>
          <table:table-cell table:formula="of:=[.B728]/1000" office:value-type="float" office:value="-295.949" calcext:value-type="float">
            <text:p>-295.95</text:p>
          </table:table-cell>
          <table:table-cell table:formula="of:=AVERAGE([.C728:.E728])" office:value-type="float" office:value="1316" calcext:value-type="float">
            <text:p>1316.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294964" calcext:value-type="float">
            <text:p>-294964</text:p>
          </table:table-cell>
          <table:table-cell office:value-type="float" office:value="1315" calcext:value-type="float">
            <text:p>1315</text:p>
          </table:table-cell>
          <table:table-cell office:value-type="float" office:value="1314" calcext:value-type="float">
            <text:p>1314</text:p>
          </table:table-cell>
          <table:table-cell office:value-type="float" office:value="1316" calcext:value-type="float">
            <text:p>1316</text:p>
          </table:table-cell>
          <table:table-cell table:number-columns-repeated="2"/>
          <table:table-cell table:formula="of:=[.B729]/1000" office:value-type="float" office:value="-294.964" calcext:value-type="float">
            <text:p>-294.96</text:p>
          </table:table-cell>
          <table:table-cell table:formula="of:=AVERAGE([.C729:.E729])" office:value-type="float" office:value="1315" calcext:value-type="float">
            <text:p>1315.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293979" calcext:value-type="float">
            <text:p>-293979</text:p>
          </table:table-cell>
          <table:table-cell table:number-columns-repeated="3" office:value-type="float" office:value="1314" calcext:value-type="float">
            <text:p>1314</text:p>
          </table:table-cell>
          <table:table-cell table:number-columns-repeated="2"/>
          <table:table-cell table:formula="of:=[.B730]/1000" office:value-type="float" office:value="-293.979" calcext:value-type="float">
            <text:p>-293.98</text:p>
          </table:table-cell>
          <table:table-cell table:formula="of:=AVERAGE([.C730:.E730])" office:value-type="float" office:value="1314" calcext:value-type="float">
            <text:p>1314.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292994" calcext:value-type="float">
            <text:p>-292994</text:p>
          </table:table-cell>
          <table:table-cell table:number-columns-repeated="3" office:value-type="float" office:value="1313" calcext:value-type="float">
            <text:p>1313</text:p>
          </table:table-cell>
          <table:table-cell table:number-columns-repeated="2"/>
          <table:table-cell table:formula="of:=[.B731]/1000" office:value-type="float" office:value="-292.994" calcext:value-type="float">
            <text:p>-292.99</text:p>
          </table:table-cell>
          <table:table-cell table:formula="of:=AVERAGE([.C731:.E731])" office:value-type="float" office:value="1313" calcext:value-type="float">
            <text:p>1313.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292009" calcext:value-type="float">
            <text:p>-292009</text:p>
          </table:table-cell>
          <table:table-cell table:number-columns-repeated="3" office:value-type="float" office:value="1312" calcext:value-type="float">
            <text:p>1312</text:p>
          </table:table-cell>
          <table:table-cell table:number-columns-repeated="2"/>
          <table:table-cell table:formula="of:=[.B732]/1000" office:value-type="float" office:value="-292.009" calcext:value-type="float">
            <text:p>-292.01</text:p>
          </table:table-cell>
          <table:table-cell table:formula="of:=AVERAGE([.C732:.E732])" office:value-type="float" office:value="1312" calcext:value-type="float">
            <text:p>1312.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291024" calcext:value-type="float">
            <text:p>-291024</text:p>
          </table:table-cell>
          <table:table-cell office:value-type="float" office:value="1312" calcext:value-type="float">
            <text:p>1312</text:p>
          </table:table-cell>
          <table:table-cell office:value-type="float" office:value="1311" calcext:value-type="float">
            <text:p>1311</text:p>
          </table:table-cell>
          <table:table-cell office:value-type="float" office:value="1310" calcext:value-type="float">
            <text:p>1310</text:p>
          </table:table-cell>
          <table:table-cell table:number-columns-repeated="2"/>
          <table:table-cell table:formula="of:=[.B733]/1000" office:value-type="float" office:value="-291.024" calcext:value-type="float">
            <text:p>-291.02</text:p>
          </table:table-cell>
          <table:table-cell table:formula="of:=AVERAGE([.C733:.E733])" office:value-type="float" office:value="1311" calcext:value-type="float">
            <text:p>1311.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290040" calcext:value-type="float">
            <text:p>-290040</text:p>
          </table:table-cell>
          <table:table-cell office:value-type="float" office:value="1310" calcext:value-type="float">
            <text:p>1310</text:p>
          </table:table-cell>
          <table:table-cell office:value-type="float" office:value="1311" calcext:value-type="float">
            <text:p>1311</text:p>
          </table:table-cell>
          <table:table-cell office:value-type="float" office:value="1310" calcext:value-type="float">
            <text:p>1310</text:p>
          </table:table-cell>
          <table:table-cell table:number-columns-repeated="2"/>
          <table:table-cell table:formula="of:=[.B734]/1000" office:value-type="float" office:value="-290.04" calcext:value-type="float">
            <text:p>-290.04</text:p>
          </table:table-cell>
          <table:table-cell table:formula="of:=AVERAGE([.C734:.E734])" office:value-type="float" office:value="1310.33333333333" calcext:value-type="float">
            <text:p>1310.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289055" calcext:value-type="float">
            <text:p>-289055</text:p>
          </table:table-cell>
          <table:table-cell table:number-columns-repeated="3" office:value-type="float" office:value="1309" calcext:value-type="float">
            <text:p>1309</text:p>
          </table:table-cell>
          <table:table-cell table:number-columns-repeated="2"/>
          <table:table-cell table:formula="of:=[.B735]/1000" office:value-type="float" office:value="-289.055" calcext:value-type="float">
            <text:p>-289.06</text:p>
          </table:table-cell>
          <table:table-cell table:formula="of:=AVERAGE([.C735:.E735])" office:value-type="float" office:value="1309" calcext:value-type="float">
            <text:p>1309.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288070" calcext:value-type="float">
            <text:p>-288070</text:p>
          </table:table-cell>
          <table:table-cell table:number-columns-repeated="2" office:value-type="float" office:value="1308" calcext:value-type="float">
            <text:p>1308</text:p>
          </table:table-cell>
          <table:table-cell office:value-type="float" office:value="1307" calcext:value-type="float">
            <text:p>1307</text:p>
          </table:table-cell>
          <table:table-cell table:number-columns-repeated="2"/>
          <table:table-cell table:formula="of:=[.B736]/1000" office:value-type="float" office:value="-288.07" calcext:value-type="float">
            <text:p>-288.07</text:p>
          </table:table-cell>
          <table:table-cell table:formula="of:=AVERAGE([.C736:.E736])" office:value-type="float" office:value="1307.66666666667" calcext:value-type="float">
            <text:p>1307.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287085" calcext:value-type="float">
            <text:p>-287085</text:p>
          </table:table-cell>
          <table:table-cell table:number-columns-repeated="2" office:value-type="float" office:value="1307" calcext:value-type="float">
            <text:p>1307</text:p>
          </table:table-cell>
          <table:table-cell office:value-type="float" office:value="1308" calcext:value-type="float">
            <text:p>1308</text:p>
          </table:table-cell>
          <table:table-cell table:number-columns-repeated="2"/>
          <table:table-cell table:formula="of:=[.B737]/1000" office:value-type="float" office:value="-287.085" calcext:value-type="float">
            <text:p>-287.09</text:p>
          </table:table-cell>
          <table:table-cell table:formula="of:=AVERAGE([.C737:.E737])" office:value-type="float" office:value="1307.33333333333" calcext:value-type="float">
            <text:p>1307.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286100" calcext:value-type="float">
            <text:p>-286100</text:p>
          </table:table-cell>
          <table:table-cell table:number-columns-repeated="3" office:value-type="float" office:value="1306" calcext:value-type="float">
            <text:p>1306</text:p>
          </table:table-cell>
          <table:table-cell table:number-columns-repeated="2"/>
          <table:table-cell table:formula="of:=[.B738]/1000" office:value-type="float" office:value="-286.1" calcext:value-type="float">
            <text:p>-286.10</text:p>
          </table:table-cell>
          <table:table-cell table:formula="of:=AVERAGE([.C738:.E738])" office:value-type="float" office:value="1306" calcext:value-type="float">
            <text:p>1306.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285115" calcext:value-type="float">
            <text:p>-285115</text:p>
          </table:table-cell>
          <table:table-cell table:number-columns-repeated="3" office:value-type="float" office:value="1305" calcext:value-type="float">
            <text:p>1305</text:p>
          </table:table-cell>
          <table:table-cell table:number-columns-repeated="2"/>
          <table:table-cell table:formula="of:=[.B739]/1000" office:value-type="float" office:value="-285.115" calcext:value-type="float">
            <text:p>-285.12</text:p>
          </table:table-cell>
          <table:table-cell table:formula="of:=AVERAGE([.C739:.E739])" office:value-type="float" office:value="1305" calcext:value-type="float">
            <text:p>1305.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284130" calcext:value-type="float">
            <text:p>-284130</text:p>
          </table:table-cell>
          <table:table-cell table:number-columns-repeated="3" office:value-type="float" office:value="1304" calcext:value-type="float">
            <text:p>1304</text:p>
          </table:table-cell>
          <table:table-cell table:number-columns-repeated="2"/>
          <table:table-cell table:formula="of:=[.B740]/1000" office:value-type="float" office:value="-284.13" calcext:value-type="float">
            <text:p>-284.13</text:p>
          </table:table-cell>
          <table:table-cell table:formula="of:=AVERAGE([.C740:.E740])" office:value-type="float" office:value="1304" calcext:value-type="float">
            <text:p>1304.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283146" calcext:value-type="float">
            <text:p>-283146</text:p>
          </table:table-cell>
          <table:table-cell office:value-type="float" office:value="1302" calcext:value-type="float">
            <text:p>1302</text:p>
          </table:table-cell>
          <table:table-cell table:number-columns-repeated="2" office:value-type="float" office:value="1303" calcext:value-type="float">
            <text:p>1303</text:p>
          </table:table-cell>
          <table:table-cell table:number-columns-repeated="2"/>
          <table:table-cell table:formula="of:=[.B741]/1000" office:value-type="float" office:value="-283.146" calcext:value-type="float">
            <text:p>-283.15</text:p>
          </table:table-cell>
          <table:table-cell table:formula="of:=AVERAGE([.C741:.E741])" office:value-type="float" office:value="1302.66666666667" calcext:value-type="float">
            <text:p>1302.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282161" calcext:value-type="float">
            <text:p>-282161</text:p>
          </table:table-cell>
          <table:table-cell office:value-type="float" office:value="1302" calcext:value-type="float">
            <text:p>1302</text:p>
          </table:table-cell>
          <table:table-cell office:value-type="float" office:value="1303" calcext:value-type="float">
            <text:p>1303</text:p>
          </table:table-cell>
          <table:table-cell office:value-type="float" office:value="1302" calcext:value-type="float">
            <text:p>1302</text:p>
          </table:table-cell>
          <table:table-cell table:number-columns-repeated="2"/>
          <table:table-cell table:formula="of:=[.B742]/1000" office:value-type="float" office:value="-282.161" calcext:value-type="float">
            <text:p>-282.16</text:p>
          </table:table-cell>
          <table:table-cell table:formula="of:=AVERAGE([.C742:.E742])" office:value-type="float" office:value="1302.33333333333" calcext:value-type="float">
            <text:p>1302.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281176" calcext:value-type="float">
            <text:p>-281176</text:p>
          </table:table-cell>
          <table:table-cell table:number-columns-repeated="3" office:value-type="float" office:value="1301" calcext:value-type="float">
            <text:p>1301</text:p>
          </table:table-cell>
          <table:table-cell table:number-columns-repeated="2"/>
          <table:table-cell table:formula="of:=[.B743]/1000" office:value-type="float" office:value="-281.176" calcext:value-type="float">
            <text:p>-281.18</text:p>
          </table:table-cell>
          <table:table-cell table:formula="of:=AVERAGE([.C743:.E743])" office:value-type="float" office:value="1301" calcext:value-type="float">
            <text:p>1301.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280191" calcext:value-type="float">
            <text:p>-280191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table:number-columns-repeated="2"/>
          <table:table-cell table:formula="of:=[.B744]/1000" office:value-type="float" office:value="-280.191" calcext:value-type="float">
            <text:p>-280.19</text:p>
          </table:table-cell>
          <table:table-cell table:formula="of:=AVERAGE([.C744:.E744])" office:value-type="float" office:value="1300.33333333333" calcext:value-type="float">
            <text:p>1300.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279206" calcext:value-type="float">
            <text:p>-279206</text:p>
          </table:table-cell>
          <table:table-cell table:number-columns-repeated="3" office:value-type="float" office:value="1300" calcext:value-type="float">
            <text:p>1300</text:p>
          </table:table-cell>
          <table:table-cell table:number-columns-repeated="2"/>
          <table:table-cell table:formula="of:=[.B745]/1000" office:value-type="float" office:value="-279.206" calcext:value-type="float">
            <text:p>-279.21</text:p>
          </table:table-cell>
          <table:table-cell table:formula="of:=AVERAGE([.C745:.E745])" office:value-type="float" office:value="1300" calcext:value-type="float">
            <text:p>1300.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278221" calcext:value-type="float">
            <text:p>-278221</text:p>
          </table:table-cell>
          <table:table-cell office:value-type="float" office:value="1299" calcext:value-type="float">
            <text:p>1299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table:number-columns-repeated="2"/>
          <table:table-cell table:formula="of:=[.B746]/1000" office:value-type="float" office:value="-278.221" calcext:value-type="float">
            <text:p>-278.22</text:p>
          </table:table-cell>
          <table:table-cell table:formula="of:=AVERAGE([.C746:.E746])" office:value-type="float" office:value="1298.66666666667" calcext:value-type="float">
            <text:p>1298.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277236" calcext:value-type="float">
            <text:p>-277236</text:p>
          </table:table-cell>
          <table:table-cell office:value-type="float" office:value="1298" calcext:value-type="float">
            <text:p>1298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table:number-columns-repeated="2"/>
          <table:table-cell table:formula="of:=[.B747]/1000" office:value-type="float" office:value="-277.236" calcext:value-type="float">
            <text:p>-277.24</text:p>
          </table:table-cell>
          <table:table-cell table:formula="of:=AVERAGE([.C747:.E747])" office:value-type="float" office:value="1297.66666666667" calcext:value-type="float">
            <text:p>1297.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276252" calcext:value-type="float">
            <text:p>-276252</text:p>
          </table:table-cell>
          <table:table-cell table:number-columns-repeated="3" office:value-type="float" office:value="1297" calcext:value-type="float">
            <text:p>1297</text:p>
          </table:table-cell>
          <table:table-cell table:number-columns-repeated="2"/>
          <table:table-cell table:formula="of:=[.B748]/1000" office:value-type="float" office:value="-276.252" calcext:value-type="float">
            <text:p>-276.25</text:p>
          </table:table-cell>
          <table:table-cell table:formula="of:=AVERAGE([.C748:.E748])" office:value-type="float" office:value="1297" calcext:value-type="float">
            <text:p>1297.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275267" calcext:value-type="float">
            <text:p>-275267</text:p>
          </table:table-cell>
          <table:table-cell table:number-columns-repeated="3" office:value-type="float" office:value="1296" calcext:value-type="float">
            <text:p>1296</text:p>
          </table:table-cell>
          <table:table-cell table:number-columns-repeated="2"/>
          <table:table-cell table:formula="of:=[.B749]/1000" office:value-type="float" office:value="-275.267" calcext:value-type="float">
            <text:p>-275.27</text:p>
          </table:table-cell>
          <table:table-cell table:formula="of:=AVERAGE([.C749:.E749])" office:value-type="float" office:value="1296" calcext:value-type="float">
            <text:p>1296.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274282" calcext:value-type="float">
            <text:p>-274282</text:p>
          </table:table-cell>
          <table:table-cell table:number-columns-repeated="2"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table:number-columns-repeated="2"/>
          <table:table-cell table:formula="of:=[.B750]/1000" office:value-type="float" office:value="-274.282" calcext:value-type="float">
            <text:p>-274.28</text:p>
          </table:table-cell>
          <table:table-cell table:formula="of:=AVERAGE([.C750:.E750])" office:value-type="float" office:value="1294.33333333333" calcext:value-type="float">
            <text:p>1294.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273297" calcext:value-type="float">
            <text:p>-273297</text:p>
          </table:table-cell>
          <table:table-cell office:value-type="float" office:value="1294" calcext:value-type="float">
            <text:p>1294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table:number-columns-repeated="2"/>
          <table:table-cell table:formula="of:=[.B751]/1000" office:value-type="float" office:value="-273.297" calcext:value-type="float">
            <text:p>-273.30</text:p>
          </table:table-cell>
          <table:table-cell table:formula="of:=AVERAGE([.C751:.E751])" office:value-type="float" office:value="1293.66666666667" calcext:value-type="float">
            <text:p>1293.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272312" calcext:value-type="float">
            <text:p>-272312</text:p>
          </table:table-cell>
          <table:table-cell office:value-type="float" office:value="1293" calcext:value-type="float">
            <text:p>1293</text:p>
          </table:table-cell>
          <table:table-cell office:value-type="float" office:value="1292" calcext:value-type="float">
            <text:p>1292</text:p>
          </table:table-cell>
          <table:table-cell office:value-type="float" office:value="1293" calcext:value-type="float">
            <text:p>1293</text:p>
          </table:table-cell>
          <table:table-cell table:number-columns-repeated="2"/>
          <table:table-cell table:formula="of:=[.B752]/1000" office:value-type="float" office:value="-272.312" calcext:value-type="float">
            <text:p>-272.31</text:p>
          </table:table-cell>
          <table:table-cell table:formula="of:=AVERAGE([.C752:.E752])" office:value-type="float" office:value="1292.66666666667" calcext:value-type="float">
            <text:p>1292.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271327" calcext:value-type="float">
            <text:p>-271327</text:p>
          </table:table-cell>
          <table:table-cell table:number-columns-repeated="3" office:value-type="float" office:value="1292" calcext:value-type="float">
            <text:p>1292</text:p>
          </table:table-cell>
          <table:table-cell table:number-columns-repeated="2"/>
          <table:table-cell table:formula="of:=[.B753]/1000" office:value-type="float" office:value="-271.327" calcext:value-type="float">
            <text:p>-271.33</text:p>
          </table:table-cell>
          <table:table-cell table:formula="of:=AVERAGE([.C753:.E753])" office:value-type="float" office:value="1292" calcext:value-type="float">
            <text:p>1292.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270342" calcext:value-type="float">
            <text:p>-270342</text:p>
          </table:table-cell>
          <table:table-cell table:number-columns-repeated="2" office:value-type="float" office:value="1291" calcext:value-type="float">
            <text:p>1291</text:p>
          </table:table-cell>
          <table:table-cell office:value-type="float" office:value="1290" calcext:value-type="float">
            <text:p>1290</text:p>
          </table:table-cell>
          <table:table-cell table:number-columns-repeated="2"/>
          <table:table-cell table:formula="of:=[.B754]/1000" office:value-type="float" office:value="-270.342" calcext:value-type="float">
            <text:p>-270.34</text:p>
          </table:table-cell>
          <table:table-cell table:formula="of:=AVERAGE([.C754:.E754])" office:value-type="float" office:value="1290.66666666667" calcext:value-type="float">
            <text:p>1290.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269358" calcext:value-type="float">
            <text:p>-269358</text:p>
          </table:table-cell>
          <table:table-cell table:number-columns-repeated="3" office:value-type="float" office:value="1290" calcext:value-type="float">
            <text:p>1290</text:p>
          </table:table-cell>
          <table:table-cell table:number-columns-repeated="2"/>
          <table:table-cell table:formula="of:=[.B755]/1000" office:value-type="float" office:value="-269.358" calcext:value-type="float">
            <text:p>-269.36</text:p>
          </table:table-cell>
          <table:table-cell table:formula="of:=AVERAGE([.C755:.E755])" office:value-type="float" office:value="1290" calcext:value-type="float">
            <text:p>1290.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268373" calcext:value-type="float">
            <text:p>-268373</text:p>
          </table:table-cell>
          <table:table-cell table:number-columns-repeated="3" office:value-type="float" office:value="1289" calcext:value-type="float">
            <text:p>1289</text:p>
          </table:table-cell>
          <table:table-cell table:number-columns-repeated="2"/>
          <table:table-cell table:formula="of:=[.B756]/1000" office:value-type="float" office:value="-268.373" calcext:value-type="float">
            <text:p>-268.37</text:p>
          </table:table-cell>
          <table:table-cell table:formula="of:=AVERAGE([.C756:.E756])" office:value-type="float" office:value="1289" calcext:value-type="float">
            <text:p>1289.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267388" calcext:value-type="float">
            <text:p>-267388</text:p>
          </table:table-cell>
          <table:table-cell table:number-columns-repeated="3" office:value-type="float" office:value="1288" calcext:value-type="float">
            <text:p>1288</text:p>
          </table:table-cell>
          <table:table-cell table:number-columns-repeated="2"/>
          <table:table-cell table:formula="of:=[.B757]/1000" office:value-type="float" office:value="-267.388" calcext:value-type="float">
            <text:p>-267.39</text:p>
          </table:table-cell>
          <table:table-cell table:formula="of:=AVERAGE([.C757:.E757])" office:value-type="float" office:value="1288" calcext:value-type="float">
            <text:p>1288.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266403" calcext:value-type="float">
            <text:p>-266403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float" office:value="1287" calcext:value-type="float">
            <text:p>1287</text:p>
          </table:table-cell>
          <table:table-cell table:number-columns-repeated="2"/>
          <table:table-cell table:formula="of:=[.B758]/1000" office:value-type="float" office:value="-266.403" calcext:value-type="float">
            <text:p>-266.40</text:p>
          </table:table-cell>
          <table:table-cell table:formula="of:=AVERAGE([.C758:.E758])" office:value-type="float" office:value="1287.33333333333" calcext:value-type="float">
            <text:p>1287.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265418" calcext:value-type="float">
            <text:p>-265418</text:p>
          </table:table-cell>
          <table:table-cell table:number-columns-repeated="2" office:value-type="float" office:value="1286" calcext:value-type="float">
            <text:p>1286</text:p>
          </table:table-cell>
          <table:table-cell office:value-type="float" office:value="1287" calcext:value-type="float">
            <text:p>1287</text:p>
          </table:table-cell>
          <table:table-cell table:number-columns-repeated="2"/>
          <table:table-cell table:formula="of:=[.B759]/1000" office:value-type="float" office:value="-265.418" calcext:value-type="float">
            <text:p>-265.42</text:p>
          </table:table-cell>
          <table:table-cell table:formula="of:=AVERAGE([.C759:.E759])" office:value-type="float" office:value="1286.33333333333" calcext:value-type="float">
            <text:p>1286.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264433" calcext:value-type="float">
            <text:p>-264433</text:p>
          </table:table-cell>
          <table:table-cell office:value-type="float" office:value="1284" calcext:value-type="float">
            <text:p>1284</text:p>
          </table:table-cell>
          <table:table-cell table:number-columns-repeated="2" office:value-type="float" office:value="1285" calcext:value-type="float">
            <text:p>1285</text:p>
          </table:table-cell>
          <table:table-cell table:number-columns-repeated="2"/>
          <table:table-cell table:formula="of:=[.B760]/1000" office:value-type="float" office:value="-264.433" calcext:value-type="float">
            <text:p>-264.43</text:p>
          </table:table-cell>
          <table:table-cell table:formula="of:=AVERAGE([.C760:.E760])" office:value-type="float" office:value="1284.66666666667" calcext:value-type="float">
            <text:p>1284.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263448" calcext:value-type="float">
            <text:p>-263448</text:p>
          </table:table-cell>
          <table:table-cell table:number-columns-repeated="3" office:value-type="float" office:value="1284" calcext:value-type="float">
            <text:p>1284</text:p>
          </table:table-cell>
          <table:table-cell table:number-columns-repeated="2"/>
          <table:table-cell table:formula="of:=[.B761]/1000" office:value-type="float" office:value="-263.448" calcext:value-type="float">
            <text:p>-263.45</text:p>
          </table:table-cell>
          <table:table-cell table:formula="of:=AVERAGE([.C761:.E761])" office:value-type="float" office:value="1284" calcext:value-type="float">
            <text:p>1284.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262464" calcext:value-type="float">
            <text:p>-262464</text:p>
          </table:table-cell>
          <table:table-cell table:number-columns-repeated="3" office:value-type="float" office:value="1283" calcext:value-type="float">
            <text:p>1283</text:p>
          </table:table-cell>
          <table:table-cell table:number-columns-repeated="2"/>
          <table:table-cell table:formula="of:=[.B762]/1000" office:value-type="float" office:value="-262.464" calcext:value-type="float">
            <text:p>-262.46</text:p>
          </table:table-cell>
          <table:table-cell table:formula="of:=AVERAGE([.C762:.E762])" office:value-type="float" office:value="1283" calcext:value-type="float">
            <text:p>1283.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261479" calcext:value-type="float">
            <text:p>-261479</text:p>
          </table:table-cell>
          <table:table-cell table:number-columns-repeated="3" office:value-type="float" office:value="1282" calcext:value-type="float">
            <text:p>1282</text:p>
          </table:table-cell>
          <table:table-cell table:number-columns-repeated="2"/>
          <table:table-cell table:formula="of:=[.B763]/1000" office:value-type="float" office:value="-261.479" calcext:value-type="float">
            <text:p>-261.48</text:p>
          </table:table-cell>
          <table:table-cell table:formula="of:=AVERAGE([.C763:.E763])" office:value-type="float" office:value="1282" calcext:value-type="float">
            <text:p>1282.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260494" calcext:value-type="float">
            <text:p>-260494</text:p>
          </table:table-cell>
          <table:table-cell table:number-columns-repeated="3" office:value-type="float" office:value="1281" calcext:value-type="float">
            <text:p>1281</text:p>
          </table:table-cell>
          <table:table-cell table:number-columns-repeated="2"/>
          <table:table-cell table:formula="of:=[.B764]/1000" office:value-type="float" office:value="-260.494" calcext:value-type="float">
            <text:p>-260.49</text:p>
          </table:table-cell>
          <table:table-cell table:formula="of:=AVERAGE([.C764:.E764])" office:value-type="float" office:value="1281" calcext:value-type="float">
            <text:p>1281.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259509" calcext:value-type="float">
            <text:p>-259509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281" calcext:value-type="float">
            <text:p>1281</text:p>
          </table:table-cell>
          <table:table-cell table:number-columns-repeated="2"/>
          <table:table-cell table:formula="of:=[.B765]/1000" office:value-type="float" office:value="-259.509" calcext:value-type="float">
            <text:p>-259.51</text:p>
          </table:table-cell>
          <table:table-cell table:formula="of:=AVERAGE([.C765:.E765])" office:value-type="float" office:value="1280.66666666667" calcext:value-type="float">
            <text:p>1280.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258524" calcext:value-type="float">
            <text:p>-258524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279" calcext:value-type="float">
            <text:p>1279</text:p>
          </table:table-cell>
          <table:table-cell table:number-columns-repeated="2"/>
          <table:table-cell table:formula="of:=[.B766]/1000" office:value-type="float" office:value="-258.524" calcext:value-type="float">
            <text:p>-258.52</text:p>
          </table:table-cell>
          <table:table-cell table:formula="of:=AVERAGE([.C766:.E766])" office:value-type="float" office:value="1279.33333333333" calcext:value-type="float">
            <text:p>1279.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257539" calcext:value-type="float">
            <text:p>-257539</text:p>
          </table:table-cell>
          <table:table-cell office:value-type="float" office:value="1279" calcext:value-type="float">
            <text:p>1279</text:p>
          </table:table-cell>
          <table:table-cell office:value-type="float" office:value="1278" calcext:value-type="float">
            <text:p>1278</text:p>
          </table:table-cell>
          <table:table-cell office:value-type="float" office:value="1279" calcext:value-type="float">
            <text:p>1279</text:p>
          </table:table-cell>
          <table:table-cell table:number-columns-repeated="2"/>
          <table:table-cell table:formula="of:=[.B767]/1000" office:value-type="float" office:value="-257.539" calcext:value-type="float">
            <text:p>-257.54</text:p>
          </table:table-cell>
          <table:table-cell table:formula="of:=AVERAGE([.C767:.E767])" office:value-type="float" office:value="1278.66666666667" calcext:value-type="float">
            <text:p>1278.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256554" calcext:value-type="float">
            <text:p>-256554</text:p>
          </table:table-cell>
          <table:table-cell table:number-columns-repeated="3" office:value-type="float" office:value="1277" calcext:value-type="float">
            <text:p>1277</text:p>
          </table:table-cell>
          <table:table-cell table:number-columns-repeated="2"/>
          <table:table-cell table:formula="of:=[.B768]/1000" office:value-type="float" office:value="-256.554" calcext:value-type="float">
            <text:p>-256.55</text:p>
          </table:table-cell>
          <table:table-cell table:formula="of:=AVERAGE([.C768:.E768])" office:value-type="float" office:value="1277" calcext:value-type="float">
            <text:p>1277.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255570" calcext:value-type="float">
            <text:p>-255570</text:p>
          </table:table-cell>
          <table:table-cell office:value-type="float" office:value="1277" calcext:value-type="float">
            <text:p>1277</text:p>
          </table:table-cell>
          <table:table-cell table:number-columns-repeated="2" office:value-type="float" office:value="1276" calcext:value-type="float">
            <text:p>1276</text:p>
          </table:table-cell>
          <table:table-cell table:number-columns-repeated="2"/>
          <table:table-cell table:formula="of:=[.B769]/1000" office:value-type="float" office:value="-255.57" calcext:value-type="float">
            <text:p>-255.57</text:p>
          </table:table-cell>
          <table:table-cell table:formula="of:=AVERAGE([.C769:.E769])" office:value-type="float" office:value="1276.33333333333" calcext:value-type="float">
            <text:p>1276.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254585" calcext:value-type="float">
            <text:p>-254585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1275" calcext:value-type="float">
            <text:p>1275</text:p>
          </table:table-cell>
          <table:table-cell table:number-columns-repeated="2"/>
          <table:table-cell table:formula="of:=[.B770]/1000" office:value-type="float" office:value="-254.585" calcext:value-type="float">
            <text:p>-254.59</text:p>
          </table:table-cell>
          <table:table-cell table:formula="of:=AVERAGE([.C770:.E770])" office:value-type="float" office:value="1275.33333333333" calcext:value-type="float">
            <text:p>1275.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253600" calcext:value-type="float">
            <text:p>-253600</text:p>
          </table:table-cell>
          <table:table-cell table:number-columns-repeated="2" office:value-type="float" office:value="1274" calcext:value-type="float">
            <text:p>1274</text:p>
          </table:table-cell>
          <table:table-cell office:value-type="float" office:value="1275" calcext:value-type="float">
            <text:p>1275</text:p>
          </table:table-cell>
          <table:table-cell table:number-columns-repeated="2"/>
          <table:table-cell table:formula="of:=[.B771]/1000" office:value-type="float" office:value="-253.6" calcext:value-type="float">
            <text:p>-253.60</text:p>
          </table:table-cell>
          <table:table-cell table:formula="of:=AVERAGE([.C771:.E771])" office:value-type="float" office:value="1274.33333333333" calcext:value-type="float">
            <text:p>1274.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252615" calcext:value-type="float">
            <text:p>-252615</text:p>
          </table:table-cell>
          <table:table-cell office:value-type="float" office:value="1274" calcext:value-type="float">
            <text:p>1274</text:p>
          </table:table-cell>
          <table:table-cell table:number-columns-repeated="2" office:value-type="float" office:value="1273" calcext:value-type="float">
            <text:p>1273</text:p>
          </table:table-cell>
          <table:table-cell table:number-columns-repeated="2"/>
          <table:table-cell table:formula="of:=[.B772]/1000" office:value-type="float" office:value="-252.615" calcext:value-type="float">
            <text:p>-252.62</text:p>
          </table:table-cell>
          <table:table-cell table:formula="of:=AVERAGE([.C772:.E772])" office:value-type="float" office:value="1273.33333333333" calcext:value-type="float">
            <text:p>1273.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251630" calcext:value-type="float">
            <text:p>-251630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1272" calcext:value-type="float">
            <text:p>1272</text:p>
          </table:table-cell>
          <table:table-cell table:number-columns-repeated="2"/>
          <table:table-cell table:formula="of:=[.B773]/1000" office:value-type="float" office:value="-251.63" calcext:value-type="float">
            <text:p>-251.63</text:p>
          </table:table-cell>
          <table:table-cell table:formula="of:=AVERAGE([.C773:.E773])" office:value-type="float" office:value="1272.33333333333" calcext:value-type="float">
            <text:p>1272.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250645" calcext:value-type="float">
            <text:p>-250645</text:p>
          </table:table-cell>
          <table:table-cell office:value-type="float" office:value="1271" calcext:value-type="float">
            <text:p>1271</text:p>
          </table:table-cell>
          <table:table-cell table:number-columns-repeated="2" office:value-type="float" office:value="1272" calcext:value-type="float">
            <text:p>1272</text:p>
          </table:table-cell>
          <table:table-cell table:number-columns-repeated="2"/>
          <table:table-cell table:formula="of:=[.B774]/1000" office:value-type="float" office:value="-250.645" calcext:value-type="float">
            <text:p>-250.65</text:p>
          </table:table-cell>
          <table:table-cell table:formula="of:=AVERAGE([.C774:.E774])" office:value-type="float" office:value="1271.66666666667" calcext:value-type="float">
            <text:p>1271.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249660" calcext:value-type="float">
            <text:p>-249660</text:p>
          </table:table-cell>
          <table:table-cell table:number-columns-repeated="2" office:value-type="float" office:value="1271" calcext:value-type="float">
            <text:p>1271</text:p>
          </table:table-cell>
          <table:table-cell office:value-type="float" office:value="1270" calcext:value-type="float">
            <text:p>1270</text:p>
          </table:table-cell>
          <table:table-cell table:number-columns-repeated="2"/>
          <table:table-cell table:formula="of:=[.B775]/1000" office:value-type="float" office:value="-249.66" calcext:value-type="float">
            <text:p>-249.66</text:p>
          </table:table-cell>
          <table:table-cell table:formula="of:=AVERAGE([.C775:.E775])" office:value-type="float" office:value="1270.66666666667" calcext:value-type="float">
            <text:p>1270.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248676" calcext:value-type="float">
            <text:p>-248676</text:p>
          </table:table-cell>
          <table:table-cell office:value-type="float" office:value="1269" calcext:value-type="float">
            <text:p>1269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2"/>
          <table:table-cell table:formula="of:=[.B776]/1000" office:value-type="float" office:value="-248.676" calcext:value-type="float">
            <text:p>-248.68</text:p>
          </table:table-cell>
          <table:table-cell table:formula="of:=AVERAGE([.C776:.E776])" office:value-type="float" office:value="1269.66666666667" calcext:value-type="float">
            <text:p>1269.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247691" calcext:value-type="float">
            <text:p>-247691</text:p>
          </table:table-cell>
          <table:table-cell table:number-columns-repeated="3" office:value-type="float" office:value="1268" calcext:value-type="float">
            <text:p>1268</text:p>
          </table:table-cell>
          <table:table-cell table:number-columns-repeated="2"/>
          <table:table-cell table:formula="of:=[.B777]/1000" office:value-type="float" office:value="-247.691" calcext:value-type="float">
            <text:p>-247.69</text:p>
          </table:table-cell>
          <table:table-cell table:formula="of:=AVERAGE([.C777:.E777])" office:value-type="float" office:value="1268" calcext:value-type="float">
            <text:p>1268.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246706" calcext:value-type="float">
            <text:p>-246706</text:p>
          </table:table-cell>
          <table:table-cell table:number-columns-repeated="3" office:value-type="float" office:value="1267" calcext:value-type="float">
            <text:p>1267</text:p>
          </table:table-cell>
          <table:table-cell table:number-columns-repeated="2"/>
          <table:table-cell table:formula="of:=[.B778]/1000" office:value-type="float" office:value="-246.706" calcext:value-type="float">
            <text:p>-246.71</text:p>
          </table:table-cell>
          <table:table-cell table:formula="of:=AVERAGE([.C778:.E778])" office:value-type="float" office:value="1267" calcext:value-type="float">
            <text:p>1267.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245721" calcext:value-type="float">
            <text:p>-245721</text:p>
          </table:table-cell>
          <table:table-cell table:number-columns-repeated="2"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table:formula="of:=[.B779]/1000" office:value-type="float" office:value="-245.721" calcext:value-type="float">
            <text:p>-245.72</text:p>
          </table:table-cell>
          <table:table-cell table:formula="of:=AVERAGE([.C779:.E779])" office:value-type="float" office:value="1266.33333333333" calcext:value-type="float">
            <text:p>1266.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244736" calcext:value-type="float">
            <text:p>-244736</text:p>
          </table:table-cell>
          <table:table-cell table:number-columns-repeated="2"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table:formula="of:=[.B780]/1000" office:value-type="float" office:value="-244.736" calcext:value-type="float">
            <text:p>-244.74</text:p>
          </table:table-cell>
          <table:table-cell table:formula="of:=AVERAGE([.C780:.E780])" office:value-type="float" office:value="1265.33333333333" calcext:value-type="float">
            <text:p>1265.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243751" calcext:value-type="float">
            <text:p>-243751</text:p>
          </table:table-cell>
          <table:table-cell office:value-type="float" office:value="1265" calcext:value-type="float">
            <text:p>1265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table:number-columns-repeated="2"/>
          <table:table-cell table:formula="of:=[.B781]/1000" office:value-type="float" office:value="-243.751" calcext:value-type="float">
            <text:p>-243.75</text:p>
          </table:table-cell>
          <table:table-cell table:formula="of:=AVERAGE([.C781:.E781])" office:value-type="float" office:value="1264.66666666667" calcext:value-type="float">
            <text:p>1264.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242766" calcext:value-type="float">
            <text:p>-242766</text:p>
          </table:table-cell>
          <table:table-cell office:value-type="float" office:value="1264" calcext:value-type="float">
            <text:p>1264</text:p>
          </table:table-cell>
          <table:table-cell office:value-type="float" office:value="1263" calcext:value-type="float">
            <text:p>1263</text:p>
          </table:table-cell>
          <table:table-cell office:value-type="float" office:value="1264" calcext:value-type="float">
            <text:p>1264</text:p>
          </table:table-cell>
          <table:table-cell table:number-columns-repeated="2"/>
          <table:table-cell table:formula="of:=[.B782]/1000" office:value-type="float" office:value="-242.766" calcext:value-type="float">
            <text:p>-242.77</text:p>
          </table:table-cell>
          <table:table-cell table:formula="of:=AVERAGE([.C782:.E782])" office:value-type="float" office:value="1263.66666666667" calcext:value-type="float">
            <text:p>1263.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241782" calcext:value-type="float">
            <text:p>-241782</text:p>
          </table:table-cell>
          <table:table-cell office:value-type="float" office:value="1262" calcext:value-type="float">
            <text:p>1262</text:p>
          </table:table-cell>
          <table:table-cell table:number-columns-repeated="2" office:value-type="float" office:value="1263" calcext:value-type="float">
            <text:p>1263</text:p>
          </table:table-cell>
          <table:table-cell table:number-columns-repeated="2"/>
          <table:table-cell table:formula="of:=[.B783]/1000" office:value-type="float" office:value="-241.782" calcext:value-type="float">
            <text:p>-241.78</text:p>
          </table:table-cell>
          <table:table-cell table:formula="of:=AVERAGE([.C783:.E783])" office:value-type="float" office:value="1262.66666666667" calcext:value-type="float">
            <text:p>1262.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240797" calcext:value-type="float">
            <text:p>-240797</text:p>
          </table:table-cell>
          <table:table-cell office:value-type="float" office:value="1262" calcext:value-type="float">
            <text:p>1262</text:p>
          </table:table-cell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table:number-columns-repeated="2"/>
          <table:table-cell table:formula="of:=[.B784]/1000" office:value-type="float" office:value="-240.797" calcext:value-type="float">
            <text:p>-240.80</text:p>
          </table:table-cell>
          <table:table-cell table:formula="of:=AVERAGE([.C784:.E784])" office:value-type="float" office:value="1261.66666666667" calcext:value-type="float">
            <text:p>1261.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239812" calcext:value-type="float">
            <text:p>-239812</text:p>
          </table:table-cell>
          <table:table-cell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office:value-type="float" office:value="1260" calcext:value-type="float">
            <text:p>1260</text:p>
          </table:table-cell>
          <table:table-cell table:number-columns-repeated="2"/>
          <table:table-cell table:formula="of:=[.B785]/1000" office:value-type="float" office:value="-239.812" calcext:value-type="float">
            <text:p>-239.81</text:p>
          </table:table-cell>
          <table:table-cell table:formula="of:=AVERAGE([.C785:.E785])" office:value-type="float" office:value="1260.33333333333" calcext:value-type="float">
            <text:p>1260.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238827" calcext:value-type="float">
            <text:p>-238827</text:p>
          </table:table-cell>
          <table:table-cell table:number-columns-repeated="3" office:value-type="float" office:value="1260" calcext:value-type="float">
            <text:p>1260</text:p>
          </table:table-cell>
          <table:table-cell table:number-columns-repeated="2"/>
          <table:table-cell table:formula="of:=[.B786]/1000" office:value-type="float" office:value="-238.827" calcext:value-type="float">
            <text:p>-238.83</text:p>
          </table:table-cell>
          <table:table-cell table:formula="of:=AVERAGE([.C786:.E786])" office:value-type="float" office:value="1260" calcext:value-type="float">
            <text:p>1260.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237842" calcext:value-type="float">
            <text:p>-237842</text:p>
          </table:table-cell>
          <table:table-cell table:number-columns-repeated="2" office:value-type="float" office:value="1258" calcext:value-type="float">
            <text:p>1258</text:p>
          </table:table-cell>
          <table:table-cell office:value-type="float" office:value="1259" calcext:value-type="float">
            <text:p>1259</text:p>
          </table:table-cell>
          <table:table-cell table:number-columns-repeated="2"/>
          <table:table-cell table:formula="of:=[.B787]/1000" office:value-type="float" office:value="-237.842" calcext:value-type="float">
            <text:p>-237.84</text:p>
          </table:table-cell>
          <table:table-cell table:formula="of:=AVERAGE([.C787:.E787])" office:value-type="float" office:value="1258.33333333333" calcext:value-type="float">
            <text:p>1258.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236857" calcext:value-type="float">
            <text:p>-236857</text:p>
          </table:table-cell>
          <table:table-cell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  <table:table-cell office:value-type="float" office:value="1257" calcext:value-type="float">
            <text:p>1257</text:p>
          </table:table-cell>
          <table:table-cell table:number-columns-repeated="2"/>
          <table:table-cell table:formula="of:=[.B788]/1000" office:value-type="float" office:value="-236.857" calcext:value-type="float">
            <text:p>-236.86</text:p>
          </table:table-cell>
          <table:table-cell table:formula="of:=AVERAGE([.C788:.E788])" office:value-type="float" office:value="1257.33333333333" calcext:value-type="float">
            <text:p>1257.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235872" calcext:value-type="float">
            <text:p>-235872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float" office:value="1256" calcext:value-type="float">
            <text:p>1256</text:p>
          </table:table-cell>
          <table:table-cell table:number-columns-repeated="2"/>
          <table:table-cell table:formula="of:=[.B789]/1000" office:value-type="float" office:value="-235.872" calcext:value-type="float">
            <text:p>-235.87</text:p>
          </table:table-cell>
          <table:table-cell table:formula="of:=AVERAGE([.C789:.E789])" office:value-type="float" office:value="1256.33333333333" calcext:value-type="float">
            <text:p>1256.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234888" calcext:value-type="float">
            <text:p>-234888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1255" calcext:value-type="float">
            <text:p>1255</text:p>
          </table:table-cell>
          <table:table-cell table:number-columns-repeated="2"/>
          <table:table-cell table:formula="of:=[.B790]/1000" office:value-type="float" office:value="-234.888" calcext:value-type="float">
            <text:p>-234.89</text:p>
          </table:table-cell>
          <table:table-cell table:formula="of:=AVERAGE([.C790:.E790])" office:value-type="float" office:value="1255.33333333333" calcext:value-type="float">
            <text:p>1255.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233903" calcext:value-type="float">
            <text:p>-233903</text:p>
          </table:table-cell>
          <table:table-cell table:number-columns-repeated="3" office:value-type="float" office:value="1255" calcext:value-type="float">
            <text:p>1255</text:p>
          </table:table-cell>
          <table:table-cell table:number-columns-repeated="2"/>
          <table:table-cell table:formula="of:=[.B791]/1000" office:value-type="float" office:value="-233.903" calcext:value-type="float">
            <text:p>-233.90</text:p>
          </table:table-cell>
          <table:table-cell table:formula="of:=AVERAGE([.C791:.E791])" office:value-type="float" office:value="1255" calcext:value-type="float">
            <text:p>1255.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232918" calcext:value-type="float">
            <text:p>-232918</text:p>
          </table:table-cell>
          <table:table-cell table:number-columns-repeated="2" office:value-type="float" office:value="1254" calcext:value-type="float">
            <text:p>1254</text:p>
          </table:table-cell>
          <table:table-cell office:value-type="float" office:value="1253" calcext:value-type="float">
            <text:p>1253</text:p>
          </table:table-cell>
          <table:table-cell table:number-columns-repeated="2"/>
          <table:table-cell table:formula="of:=[.B792]/1000" office:value-type="float" office:value="-232.918" calcext:value-type="float">
            <text:p>-232.92</text:p>
          </table:table-cell>
          <table:table-cell table:formula="of:=AVERAGE([.C792:.E792])" office:value-type="float" office:value="1253.66666666667" calcext:value-type="float">
            <text:p>1253.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231933" calcext:value-type="float">
            <text:p>-231933</text:p>
          </table:table-cell>
          <table:table-cell table:number-columns-repeated="2" office:value-type="float" office:value="1253" calcext:value-type="float">
            <text:p>1253</text:p>
          </table:table-cell>
          <table:table-cell office:value-type="float" office:value="1252" calcext:value-type="float">
            <text:p>1252</text:p>
          </table:table-cell>
          <table:table-cell table:number-columns-repeated="2"/>
          <table:table-cell table:formula="of:=[.B793]/1000" office:value-type="float" office:value="-231.933" calcext:value-type="float">
            <text:p>-231.93</text:p>
          </table:table-cell>
          <table:table-cell table:formula="of:=AVERAGE([.C793:.E793])" office:value-type="float" office:value="1252.66666666667" calcext:value-type="float">
            <text:p>1252.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230948" calcext:value-type="float">
            <text:p>-230948</text:p>
          </table:table-cell>
          <table:table-cell table:number-columns-repeated="3" office:value-type="float" office:value="1252" calcext:value-type="float">
            <text:p>1252</text:p>
          </table:table-cell>
          <table:table-cell table:number-columns-repeated="2"/>
          <table:table-cell table:formula="of:=[.B794]/1000" office:value-type="float" office:value="-230.948" calcext:value-type="float">
            <text:p>-230.95</text:p>
          </table:table-cell>
          <table:table-cell table:formula="of:=AVERAGE([.C794:.E794])" office:value-type="float" office:value="1252" calcext:value-type="float">
            <text:p>1252.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229963" calcext:value-type="float">
            <text:p>-229963</text:p>
          </table:table-cell>
          <table:table-cell table:number-columns-repeated="3" office:value-type="float" office:value="1251" calcext:value-type="float">
            <text:p>1251</text:p>
          </table:table-cell>
          <table:table-cell table:number-columns-repeated="2"/>
          <table:table-cell table:formula="of:=[.B795]/1000" office:value-type="float" office:value="-229.963" calcext:value-type="float">
            <text:p>-229.96</text:p>
          </table:table-cell>
          <table:table-cell table:formula="of:=AVERAGE([.C795:.E795])" office:value-type="float" office:value="1251" calcext:value-type="float">
            <text:p>1251.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228978" calcext:value-type="float">
            <text:p>-228978</text:p>
          </table:table-cell>
          <table:table-cell office:value-type="float" office:value="1251" calcext:value-type="float">
            <text:p>1251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2"/>
          <table:table-cell table:formula="of:=[.B796]/1000" office:value-type="float" office:value="-228.978" calcext:value-type="float">
            <text:p>-228.98</text:p>
          </table:table-cell>
          <table:table-cell table:formula="of:=AVERAGE([.C796:.E796])" office:value-type="float" office:value="1250.33333333333" calcext:value-type="float">
            <text:p>1250.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227994" calcext:value-type="float">
            <text:p>-227994</text:p>
          </table:table-cell>
          <table:table-cell table:number-columns-repeated="3" office:value-type="float" office:value="1249" calcext:value-type="float">
            <text:p>1249</text:p>
          </table:table-cell>
          <table:table-cell table:number-columns-repeated="2"/>
          <table:table-cell table:formula="of:=[.B797]/1000" office:value-type="float" office:value="-227.994" calcext:value-type="float">
            <text:p>-227.99</text:p>
          </table:table-cell>
          <table:table-cell table:formula="of:=AVERAGE([.C797:.E797])" office:value-type="float" office:value="1249" calcext:value-type="float">
            <text:p>1249.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227009" calcext:value-type="float">
            <text:p>-227009</text:p>
          </table:table-cell>
          <table:table-cell table:number-columns-repeated="3" office:value-type="float" office:value="1248" calcext:value-type="float">
            <text:p>1248</text:p>
          </table:table-cell>
          <table:table-cell table:number-columns-repeated="2"/>
          <table:table-cell table:formula="of:=[.B798]/1000" office:value-type="float" office:value="-227.009" calcext:value-type="float">
            <text:p>-227.01</text:p>
          </table:table-cell>
          <table:table-cell table:formula="of:=AVERAGE([.C798:.E798])" office:value-type="float" office:value="1248" calcext:value-type="float">
            <text:p>1248.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226024" calcext:value-type="float">
            <text:p>-226024</text:p>
          </table:table-cell>
          <table:table-cell table:number-columns-repeated="2" office:value-type="float" office:value="1247" calcext:value-type="float">
            <text:p>1247</text:p>
          </table:table-cell>
          <table:table-cell office:value-type="float" office:value="1248" calcext:value-type="float">
            <text:p>1248</text:p>
          </table:table-cell>
          <table:table-cell table:number-columns-repeated="2"/>
          <table:table-cell table:formula="of:=[.B799]/1000" office:value-type="float" office:value="-226.024" calcext:value-type="float">
            <text:p>-226.02</text:p>
          </table:table-cell>
          <table:table-cell table:formula="of:=AVERAGE([.C799:.E799])" office:value-type="float" office:value="1247.33333333333" calcext:value-type="float">
            <text:p>1247.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225039" calcext:value-type="float">
            <text:p>-225039</text:p>
          </table:table-cell>
          <table:table-cell table:number-columns-repeated="3" office:value-type="float" office:value="1246" calcext:value-type="float">
            <text:p>1246</text:p>
          </table:table-cell>
          <table:table-cell table:number-columns-repeated="2"/>
          <table:table-cell table:formula="of:=[.B800]/1000" office:value-type="float" office:value="-225.039" calcext:value-type="float">
            <text:p>-225.04</text:p>
          </table:table-cell>
          <table:table-cell table:formula="of:=AVERAGE([.C800:.E800])" office:value-type="float" office:value="1246" calcext:value-type="float">
            <text:p>1246.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224054" calcext:value-type="float">
            <text:p>-224054</text:p>
          </table:table-cell>
          <table:table-cell office:value-type="float" office:value="1245" calcext:value-type="float">
            <text:p>1245</text:p>
          </table:table-cell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  <table:table-cell table:number-columns-repeated="2"/>
          <table:table-cell table:formula="of:=[.B801]/1000" office:value-type="float" office:value="-224.054" calcext:value-type="float">
            <text:p>-224.05</text:p>
          </table:table-cell>
          <table:table-cell table:formula="of:=AVERAGE([.C801:.E801])" office:value-type="float" office:value="1244.66666666667" calcext:value-type="float">
            <text:p>1244.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223069" calcext:value-type="float">
            <text:p>-223069</text:p>
          </table:table-cell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  <table:table-cell office:value-type="float" office:value="1244" calcext:value-type="float">
            <text:p>1244</text:p>
          </table:table-cell>
          <table:table-cell table:number-columns-repeated="2"/>
          <table:table-cell table:formula="of:=[.B802]/1000" office:value-type="float" office:value="-223.069" calcext:value-type="float">
            <text:p>-223.07</text:p>
          </table:table-cell>
          <table:table-cell table:formula="of:=AVERAGE([.C802:.E802])" office:value-type="float" office:value="1244.33333333333" calcext:value-type="float">
            <text:p>1244.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222085" calcext:value-type="float">
            <text:p>-222085</text:p>
          </table:table-cell>
          <table:table-cell table:number-columns-repeated="3" office:value-type="float" office:value="1243" calcext:value-type="float">
            <text:p>1243</text:p>
          </table:table-cell>
          <table:table-cell table:number-columns-repeated="2"/>
          <table:table-cell table:formula="of:=[.B803]/1000" office:value-type="float" office:value="-222.085" calcext:value-type="float">
            <text:p>-222.09</text:p>
          </table:table-cell>
          <table:table-cell table:formula="of:=AVERAGE([.C803:.E803])" office:value-type="float" office:value="1243" calcext:value-type="float">
            <text:p>1243.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221100" calcext:value-type="float">
            <text:p>-221100</text:p>
          </table:table-cell>
          <table:table-cell table:number-columns-repeated="2"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table:number-columns-repeated="2"/>
          <table:table-cell table:formula="of:=[.B804]/1000" office:value-type="float" office:value="-221.1" calcext:value-type="float">
            <text:p>-221.10</text:p>
          </table:table-cell>
          <table:table-cell table:formula="of:=AVERAGE([.C804:.E804])" office:value-type="float" office:value="1242.33333333333" calcext:value-type="float">
            <text:p>1242.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220115" calcext:value-type="float">
            <text:p>-220115</text:p>
          </table:table-cell>
          <table:table-cell office:value-type="float" office:value="1242" calcext:value-type="float">
            <text:p>1242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table:number-columns-repeated="2"/>
          <table:table-cell table:formula="of:=[.B805]/1000" office:value-type="float" office:value="-220.115" calcext:value-type="float">
            <text:p>-220.12</text:p>
          </table:table-cell>
          <table:table-cell table:formula="of:=AVERAGE([.C805:.E805])" office:value-type="float" office:value="1241.66666666667" calcext:value-type="float">
            <text:p>1241.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219130" calcext:value-type="float">
            <text:p>-219130</text:p>
          </table:table-cell>
          <table:table-cell table:number-columns-repeated="2" office:value-type="float" office:value="1241" calcext:value-type="float">
            <text:p>1241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[.B806]/1000" office:value-type="float" office:value="-219.13" calcext:value-type="float">
            <text:p>-219.13</text:p>
          </table:table-cell>
          <table:table-cell table:formula="of:=AVERAGE([.C806:.E806])" office:value-type="float" office:value="1240.66666666667" calcext:value-type="float">
            <text:p>1240.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218145" calcext:value-type="float">
            <text:p>-218145</text:p>
          </table:table-cell>
          <table:table-cell table:number-columns-repeated="2"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[.B807]/1000" office:value-type="float" office:value="-218.145" calcext:value-type="float">
            <text:p>-218.15</text:p>
          </table:table-cell>
          <table:table-cell table:formula="of:=AVERAGE([.C807:.E807])" office:value-type="float" office:value="1239.33333333333" calcext:value-type="float">
            <text:p>1239.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217160" calcext:value-type="float">
            <text:p>-217160</text:p>
          </table:table-cell>
          <table:table-cell table:number-columns-repeated="3" office:value-type="float" office:value="1238" calcext:value-type="float">
            <text:p>1238</text:p>
          </table:table-cell>
          <table:table-cell table:number-columns-repeated="2"/>
          <table:table-cell table:formula="of:=[.B808]/1000" office:value-type="float" office:value="-217.16" calcext:value-type="float">
            <text:p>-217.16</text:p>
          </table:table-cell>
          <table:table-cell table:formula="of:=AVERAGE([.C808:.E808])" office:value-type="float" office:value="1238" calcext:value-type="float">
            <text:p>1238.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216175" calcext:value-type="float">
            <text:p>-216175</text:p>
          </table:table-cell>
          <table:table-cell table:number-columns-repeated="2" office:value-type="float" office:value="1238" calcext:value-type="float">
            <text:p>1238</text:p>
          </table:table-cell>
          <table:table-cell office:value-type="float" office:value="1237" calcext:value-type="float">
            <text:p>1237</text:p>
          </table:table-cell>
          <table:table-cell table:number-columns-repeated="2"/>
          <table:table-cell table:formula="of:=[.B809]/1000" office:value-type="float" office:value="-216.175" calcext:value-type="float">
            <text:p>-216.18</text:p>
          </table:table-cell>
          <table:table-cell table:formula="of:=AVERAGE([.C809:.E809])" office:value-type="float" office:value="1237.66666666667" calcext:value-type="float">
            <text:p>1237.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215191" calcext:value-type="float">
            <text:p>-215191</text:p>
          </table:table-cell>
          <table:table-cell table:number-columns-repeated="2" office:value-type="float" office:value="1236" calcext:value-type="float">
            <text:p>1236</text:p>
          </table:table-cell>
          <table:table-cell office:value-type="float" office:value="1237" calcext:value-type="float">
            <text:p>1237</text:p>
          </table:table-cell>
          <table:table-cell table:number-columns-repeated="2"/>
          <table:table-cell table:formula="of:=[.B810]/1000" office:value-type="float" office:value="-215.191" calcext:value-type="float">
            <text:p>-215.19</text:p>
          </table:table-cell>
          <table:table-cell table:formula="of:=AVERAGE([.C810:.E810])" office:value-type="float" office:value="1236.33333333333" calcext:value-type="float">
            <text:p>1236.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214206" calcext:value-type="float">
            <text:p>-214206</text:p>
          </table:table-cell>
          <table:table-cell office:value-type="float" office:value="1235" calcext:value-type="float">
            <text:p>1235</text:p>
          </table:table-cell>
          <table:table-cell table:number-columns-repeated="2" office:value-type="float" office:value="1236" calcext:value-type="float">
            <text:p>1236</text:p>
          </table:table-cell>
          <table:table-cell table:number-columns-repeated="2"/>
          <table:table-cell table:formula="of:=[.B811]/1000" office:value-type="float" office:value="-214.206" calcext:value-type="float">
            <text:p>-214.21</text:p>
          </table:table-cell>
          <table:table-cell table:formula="of:=AVERAGE([.C811:.E811])" office:value-type="float" office:value="1235.66666666667" calcext:value-type="float">
            <text:p>1235.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213221" calcext:value-type="float">
            <text:p>-213221</text:p>
          </table:table-cell>
          <table:table-cell table:number-columns-repeated="3" office:value-type="float" office:value="1234" calcext:value-type="float">
            <text:p>1234</text:p>
          </table:table-cell>
          <table:table-cell table:number-columns-repeated="2"/>
          <table:table-cell table:formula="of:=[.B812]/1000" office:value-type="float" office:value="-213.221" calcext:value-type="float">
            <text:p>-213.22</text:p>
          </table:table-cell>
          <table:table-cell table:formula="of:=AVERAGE([.C812:.E812])" office:value-type="float" office:value="1234" calcext:value-type="float">
            <text:p>1234.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212236" calcext:value-type="float">
            <text:p>-212236</text:p>
          </table:table-cell>
          <table:table-cell table:number-columns-repeated="3" office:value-type="float" office:value="1233" calcext:value-type="float">
            <text:p>1233</text:p>
          </table:table-cell>
          <table:table-cell table:number-columns-repeated="2"/>
          <table:table-cell table:formula="of:=[.B813]/1000" office:value-type="float" office:value="-212.236" calcext:value-type="float">
            <text:p>-212.24</text:p>
          </table:table-cell>
          <table:table-cell table:formula="of:=AVERAGE([.C813:.E813])" office:value-type="float" office:value="1233" calcext:value-type="float">
            <text:p>1233.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211251" calcext:value-type="float">
            <text:p>-211251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1233" calcext:value-type="float">
            <text:p>1233</text:p>
          </table:table-cell>
          <table:table-cell table:number-columns-repeated="2"/>
          <table:table-cell table:formula="of:=[.B814]/1000" office:value-type="float" office:value="-211.251" calcext:value-type="float">
            <text:p>-211.25</text:p>
          </table:table-cell>
          <table:table-cell table:formula="of:=AVERAGE([.C814:.E814])" office:value-type="float" office:value="1232.66666666667" calcext:value-type="float">
            <text:p>1232.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210266" calcext:value-type="float">
            <text:p>-210266</text:p>
          </table:table-cell>
          <table:table-cell office:value-type="float" office:value="1231" calcext:value-type="float">
            <text:p>1231</text:p>
          </table:table-cell>
          <table:table-cell office:value-type="float" office:value="1232" calcext:value-type="float">
            <text:p>1232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[.B815]/1000" office:value-type="float" office:value="-210.266" calcext:value-type="float">
            <text:p>-210.27</text:p>
          </table:table-cell>
          <table:table-cell table:formula="of:=AVERAGE([.C815:.E815])" office:value-type="float" office:value="1231.33333333333" calcext:value-type="float">
            <text:p>1231.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209281" calcext:value-type="float">
            <text:p>-209281</text:p>
          </table:table-cell>
          <table:table-cell table:number-columns-repeated="3" office:value-type="float" office:value="1230" calcext:value-type="float">
            <text:p>1230</text:p>
          </table:table-cell>
          <table:table-cell table:number-columns-repeated="2"/>
          <table:table-cell table:formula="of:=[.B816]/1000" office:value-type="float" office:value="-209.281" calcext:value-type="float">
            <text:p>-209.28</text:p>
          </table:table-cell>
          <table:table-cell table:formula="of:=AVERAGE([.C816:.E816])" office:value-type="float" office:value="1230" calcext:value-type="float">
            <text:p>1230.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208297" calcext:value-type="float">
            <text:p>-208297</text:p>
          </table:table-cell>
          <table:table-cell table:number-columns-repeated="3" office:value-type="float" office:value="1229" calcext:value-type="float">
            <text:p>1229</text:p>
          </table:table-cell>
          <table:table-cell table:number-columns-repeated="2"/>
          <table:table-cell table:formula="of:=[.B817]/1000" office:value-type="float" office:value="-208.297" calcext:value-type="float">
            <text:p>-208.30</text:p>
          </table:table-cell>
          <table:table-cell table:formula="of:=AVERAGE([.C817:.E817])" office:value-type="float" office:value="1229" calcext:value-type="float">
            <text:p>1229.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207312" calcext:value-type="float">
            <text:p>-207312</text:p>
          </table:table-cell>
          <table:table-cell office:value-type="float" office:value="1228" calcext:value-type="float">
            <text:p>1228</text:p>
          </table:table-cell>
          <table:table-cell table:number-columns-repeated="2" office:value-type="float" office:value="1229" calcext:value-type="float">
            <text:p>1229</text:p>
          </table:table-cell>
          <table:table-cell table:number-columns-repeated="2"/>
          <table:table-cell table:formula="of:=[.B818]/1000" office:value-type="float" office:value="-207.312" calcext:value-type="float">
            <text:p>-207.31</text:p>
          </table:table-cell>
          <table:table-cell table:formula="of:=AVERAGE([.C818:.E818])" office:value-type="float" office:value="1228.66666666667" calcext:value-type="float">
            <text:p>1228.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206327" calcext:value-type="float">
            <text:p>-206327</text:p>
          </table:table-cell>
          <table:table-cell table:number-columns-repeated="2" office:value-type="float" office:value="1227" calcext:value-type="float">
            <text:p>1227</text:p>
          </table:table-cell>
          <table:table-cell office:value-type="float" office:value="1228" calcext:value-type="float">
            <text:p>1228</text:p>
          </table:table-cell>
          <table:table-cell table:number-columns-repeated="2"/>
          <table:table-cell table:formula="of:=[.B819]/1000" office:value-type="float" office:value="-206.327" calcext:value-type="float">
            <text:p>-206.33</text:p>
          </table:table-cell>
          <table:table-cell table:formula="of:=AVERAGE([.C819:.E819])" office:value-type="float" office:value="1227.33333333333" calcext:value-type="float">
            <text:p>1227.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205342" calcext:value-type="float">
            <text:p>-205342</text:p>
          </table:table-cell>
          <table:table-cell table:number-columns-repeated="3" office:value-type="float" office:value="1226" calcext:value-type="float">
            <text:p>1226</text:p>
          </table:table-cell>
          <table:table-cell table:number-columns-repeated="2"/>
          <table:table-cell table:formula="of:=[.B820]/1000" office:value-type="float" office:value="-205.342" calcext:value-type="float">
            <text:p>-205.34</text:p>
          </table:table-cell>
          <table:table-cell table:formula="of:=AVERAGE([.C820:.E820])" office:value-type="float" office:value="1226" calcext:value-type="float">
            <text:p>1226.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204357" calcext:value-type="float">
            <text:p>-204357</text:p>
          </table:table-cell>
          <table:table-cell table:number-columns-repeated="3" office:value-type="float" office:value="1225" calcext:value-type="float">
            <text:p>1225</text:p>
          </table:table-cell>
          <table:table-cell table:number-columns-repeated="2"/>
          <table:table-cell table:formula="of:=[.B821]/1000" office:value-type="float" office:value="-204.357" calcext:value-type="float">
            <text:p>-204.36</text:p>
          </table:table-cell>
          <table:table-cell table:formula="of:=AVERAGE([.C821:.E821])" office:value-type="float" office:value="1225" calcext:value-type="float">
            <text:p>1225.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203372" calcext:value-type="float">
            <text:p>-203372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1224" calcext:value-type="float">
            <text:p>1224</text:p>
          </table:table-cell>
          <table:table-cell table:number-columns-repeated="2"/>
          <table:table-cell table:formula="of:=[.B822]/1000" office:value-type="float" office:value="-203.372" calcext:value-type="float">
            <text:p>-203.37</text:p>
          </table:table-cell>
          <table:table-cell table:formula="of:=AVERAGE([.C822:.E822])" office:value-type="float" office:value="1224.33333333333" calcext:value-type="float">
            <text:p>1224.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202387" calcext:value-type="float">
            <text:p>-202387</text:p>
          </table:table-cell>
          <table:table-cell table:number-columns-repeated="3" office:value-type="float" office:value="1223" calcext:value-type="float">
            <text:p>1223</text:p>
          </table:table-cell>
          <table:table-cell table:number-columns-repeated="2"/>
          <table:table-cell table:formula="of:=[.B823]/1000" office:value-type="float" office:value="-202.387" calcext:value-type="float">
            <text:p>-202.39</text:p>
          </table:table-cell>
          <table:table-cell table:formula="of:=AVERAGE([.C823:.E823])" office:value-type="float" office:value="1223" calcext:value-type="float">
            <text:p>1223.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201403" calcext:value-type="float">
            <text:p>-201403</text:p>
          </table:table-cell>
          <table:table-cell office:value-type="float" office:value="1222" calcext:value-type="float">
            <text:p>1222</text:p>
          </table:table-cell>
          <table:table-cell table:number-columns-repeated="2" office:value-type="float" office:value="1223" calcext:value-type="float">
            <text:p>1223</text:p>
          </table:table-cell>
          <table:table-cell table:number-columns-repeated="2"/>
          <table:table-cell table:formula="of:=[.B824]/1000" office:value-type="float" office:value="-201.403" calcext:value-type="float">
            <text:p>-201.40</text:p>
          </table:table-cell>
          <table:table-cell table:formula="of:=AVERAGE([.C824:.E824])" office:value-type="float" office:value="1222.66666666667" calcext:value-type="float">
            <text:p>1222.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200418" calcext:value-type="float">
            <text:p>-200418</text:p>
          </table:table-cell>
          <table:table-cell office:value-type="float" office:value="1222" calcext:value-type="float">
            <text:p>1222</text:p>
          </table:table-cell>
          <table:table-cell office:value-type="float" office:value="1221" calcext:value-type="float">
            <text:p>1221</text:p>
          </table:table-cell>
          <table:table-cell office:value-type="float" office:value="1222" calcext:value-type="float">
            <text:p>1222</text:p>
          </table:table-cell>
          <table:table-cell table:number-columns-repeated="2"/>
          <table:table-cell table:formula="of:=[.B825]/1000" office:value-type="float" office:value="-200.418" calcext:value-type="float">
            <text:p>-200.42</text:p>
          </table:table-cell>
          <table:table-cell table:formula="of:=AVERAGE([.C825:.E825])" office:value-type="float" office:value="1221.66666666667" calcext:value-type="float">
            <text:p>1221.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99433" calcext:value-type="float">
            <text:p>-199433</text:p>
          </table:table-cell>
          <table:table-cell table:number-columns-repeated="3" office:value-type="float" office:value="1221" calcext:value-type="float">
            <text:p>1221</text:p>
          </table:table-cell>
          <table:table-cell table:number-columns-repeated="2"/>
          <table:table-cell table:formula="of:=[.B826]/1000" office:value-type="float" office:value="-199.433" calcext:value-type="float">
            <text:p>-199.43</text:p>
          </table:table-cell>
          <table:table-cell table:formula="of:=AVERAGE([.C826:.E826])" office:value-type="float" office:value="1221" calcext:value-type="float">
            <text:p>1221.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98448" calcext:value-type="float">
            <text:p>-198448</text:p>
          </table:table-cell>
          <table:table-cell table:number-columns-repeated="3" office:value-type="float" office:value="1220" calcext:value-type="float">
            <text:p>1220</text:p>
          </table:table-cell>
          <table:table-cell table:number-columns-repeated="2"/>
          <table:table-cell table:formula="of:=[.B827]/1000" office:value-type="float" office:value="-198.448" calcext:value-type="float">
            <text:p>-198.45</text:p>
          </table:table-cell>
          <table:table-cell table:formula="of:=AVERAGE([.C827:.E827])" office:value-type="float" office:value="1220" calcext:value-type="float">
            <text:p>1220.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97463" calcext:value-type="float">
            <text:p>-197463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float" office:value="1219" calcext:value-type="float">
            <text:p>1219</text:p>
          </table:table-cell>
          <table:table-cell table:number-columns-repeated="2"/>
          <table:table-cell table:formula="of:=[.B828]/1000" office:value-type="float" office:value="-197.463" calcext:value-type="float">
            <text:p>-197.46</text:p>
          </table:table-cell>
          <table:table-cell table:formula="of:=AVERAGE([.C828:.E828])" office:value-type="float" office:value="1219.33333333333" calcext:value-type="float">
            <text:p>1219.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196478" calcext:value-type="float">
            <text:p>-196478</text:p>
          </table:table-cell>
          <table:table-cell table:number-columns-repeated="3" office:value-type="float" office:value="1218" calcext:value-type="float">
            <text:p>1218</text:p>
          </table:table-cell>
          <table:table-cell table:number-columns-repeated="2"/>
          <table:table-cell table:formula="of:=[.B829]/1000" office:value-type="float" office:value="-196.478" calcext:value-type="float">
            <text:p>-196.48</text:p>
          </table:table-cell>
          <table:table-cell table:formula="of:=AVERAGE([.C829:.E829])" office:value-type="float" office:value="1218" calcext:value-type="float">
            <text:p>1218.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95493" calcext:value-type="float">
            <text:p>-195493</text:p>
          </table:table-cell>
          <table:table-cell table:number-columns-repeated="3" office:value-type="float" office:value="1217" calcext:value-type="float">
            <text:p>1217</text:p>
          </table:table-cell>
          <table:table-cell table:number-columns-repeated="2"/>
          <table:table-cell table:formula="of:=[.B830]/1000" office:value-type="float" office:value="-195.493" calcext:value-type="float">
            <text:p>-195.49</text:p>
          </table:table-cell>
          <table:table-cell table:formula="of:=AVERAGE([.C830:.E830])" office:value-type="float" office:value="1217" calcext:value-type="float">
            <text:p>1217.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94509" calcext:value-type="float">
            <text:p>-194509</text:p>
          </table:table-cell>
          <table:table-cell table:number-columns-repeated="3" office:value-type="float" office:value="1216" calcext:value-type="float">
            <text:p>1216</text:p>
          </table:table-cell>
          <table:table-cell table:number-columns-repeated="2"/>
          <table:table-cell table:formula="of:=[.B831]/1000" office:value-type="float" office:value="-194.509" calcext:value-type="float">
            <text:p>-194.51</text:p>
          </table:table-cell>
          <table:table-cell table:formula="of:=AVERAGE([.C831:.E831])" office:value-type="float" office:value="1216" calcext:value-type="float">
            <text:p>1216.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93524" calcext:value-type="float">
            <text:p>-193524</text:p>
          </table:table-cell>
          <table:table-cell table:number-columns-repeated="3" office:value-type="float" office:value="1215" calcext:value-type="float">
            <text:p>1215</text:p>
          </table:table-cell>
          <table:table-cell table:number-columns-repeated="2"/>
          <table:table-cell table:formula="of:=[.B832]/1000" office:value-type="float" office:value="-193.524" calcext:value-type="float">
            <text:p>-193.52</text:p>
          </table:table-cell>
          <table:table-cell table:formula="of:=AVERAGE([.C832:.E832])" office:value-type="float" office:value="1215" calcext:value-type="float">
            <text:p>1215.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92539" calcext:value-type="float">
            <text:p>-192539</text:p>
          </table:table-cell>
          <table:table-cell table:number-columns-repeated="3" office:value-type="float" office:value="1214" calcext:value-type="float">
            <text:p>1214</text:p>
          </table:table-cell>
          <table:table-cell table:number-columns-repeated="2"/>
          <table:table-cell table:formula="of:=[.B833]/1000" office:value-type="float" office:value="-192.539" calcext:value-type="float">
            <text:p>-192.54</text:p>
          </table:table-cell>
          <table:table-cell table:formula="of:=AVERAGE([.C833:.E833])" office:value-type="float" office:value="1214" calcext:value-type="float">
            <text:p>1214.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91554" calcext:value-type="float">
            <text:p>-191554</text:p>
          </table:table-cell>
          <table:table-cell table:number-columns-repeated="2"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table:number-columns-repeated="2"/>
          <table:table-cell table:formula="of:=[.B834]/1000" office:value-type="float" office:value="-191.554" calcext:value-type="float">
            <text:p>-191.55</text:p>
          </table:table-cell>
          <table:table-cell table:formula="of:=AVERAGE([.C834:.E834])" office:value-type="float" office:value="1213.33333333333" calcext:value-type="float">
            <text:p>1213.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90569" calcext:value-type="float">
            <text:p>-190569</text:p>
          </table:table-cell>
          <table:table-cell table:number-columns-repeated="3" office:value-type="float" office:value="1212" calcext:value-type="float">
            <text:p>1212</text:p>
          </table:table-cell>
          <table:table-cell table:number-columns-repeated="2"/>
          <table:table-cell table:formula="of:=[.B835]/1000" office:value-type="float" office:value="-190.569" calcext:value-type="float">
            <text:p>-190.57</text:p>
          </table:table-cell>
          <table:table-cell table:formula="of:=AVERAGE([.C835:.E835])" office:value-type="float" office:value="1212" calcext:value-type="float">
            <text:p>1212.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89584" calcext:value-type="float">
            <text:p>-189584</text:p>
          </table:table-cell>
          <table:table-cell table:number-columns-repeated="3" office:value-type="float" office:value="1211" calcext:value-type="float">
            <text:p>1211</text:p>
          </table:table-cell>
          <table:table-cell table:number-columns-repeated="2"/>
          <table:table-cell table:formula="of:=[.B836]/1000" office:value-type="float" office:value="-189.584" calcext:value-type="float">
            <text:p>-189.58</text:p>
          </table:table-cell>
          <table:table-cell table:formula="of:=AVERAGE([.C836:.E836])" office:value-type="float" office:value="1211" calcext:value-type="float">
            <text:p>1211.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188599" calcext:value-type="float">
            <text:p>-188599</text:p>
          </table:table-cell>
          <table:table-cell table:number-columns-repeated="3" office:value-type="float" office:value="1210" calcext:value-type="float">
            <text:p>1210</text:p>
          </table:table-cell>
          <table:table-cell table:number-columns-repeated="2"/>
          <table:table-cell table:formula="of:=[.B837]/1000" office:value-type="float" office:value="-188.599" calcext:value-type="float">
            <text:p>-188.60</text:p>
          </table:table-cell>
          <table:table-cell table:formula="of:=AVERAGE([.C837:.E837])" office:value-type="float" office:value="1210" calcext:value-type="float">
            <text:p>1210.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87615" calcext:value-type="float">
            <text:p>-187615</text:p>
          </table:table-cell>
          <table:table-cell table:number-columns-repeated="3" office:value-type="float" office:value="1209" calcext:value-type="float">
            <text:p>1209</text:p>
          </table:table-cell>
          <table:table-cell table:number-columns-repeated="2"/>
          <table:table-cell table:formula="of:=[.B838]/1000" office:value-type="float" office:value="-187.615" calcext:value-type="float">
            <text:p>-187.62</text:p>
          </table:table-cell>
          <table:table-cell table:formula="of:=AVERAGE([.C838:.E838])" office:value-type="float" office:value="1209" calcext:value-type="float">
            <text:p>1209.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186630" calcext:value-type="float">
            <text:p>-186630</text:p>
          </table:table-cell>
          <table:table-cell table:number-columns-repeated="3" office:value-type="float" office:value="1208" calcext:value-type="float">
            <text:p>1208</text:p>
          </table:table-cell>
          <table:table-cell table:number-columns-repeated="2"/>
          <table:table-cell table:formula="of:=[.B839]/1000" office:value-type="float" office:value="-186.63" calcext:value-type="float">
            <text:p>-186.63</text:p>
          </table:table-cell>
          <table:table-cell table:formula="of:=AVERAGE([.C839:.E839])" office:value-type="float" office:value="1208" calcext:value-type="float">
            <text:p>1208.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85645" calcext:value-type="float">
            <text:p>-185645</text:p>
          </table:table-cell>
          <table:table-cell office:value-type="float" office:value="1208" calcext:value-type="float">
            <text:p>1208</text:p>
          </table:table-cell>
          <table:table-cell table:number-columns-repeated="2" office:value-type="float" office:value="1207" calcext:value-type="float">
            <text:p>1207</text:p>
          </table:table-cell>
          <table:table-cell table:number-columns-repeated="2"/>
          <table:table-cell table:formula="of:=[.B840]/1000" office:value-type="float" office:value="-185.645" calcext:value-type="float">
            <text:p>-185.65</text:p>
          </table:table-cell>
          <table:table-cell table:formula="of:=AVERAGE([.C840:.E840])" office:value-type="float" office:value="1207.33333333333" calcext:value-type="float">
            <text:p>1207.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184660" calcext:value-type="float">
            <text:p>-184660</text:p>
          </table:table-cell>
          <table:table-cell table:number-columns-repeated="3" office:value-type="float" office:value="1206" calcext:value-type="float">
            <text:p>1206</text:p>
          </table:table-cell>
          <table:table-cell table:number-columns-repeated="2"/>
          <table:table-cell table:formula="of:=[.B841]/1000" office:value-type="float" office:value="-184.66" calcext:value-type="float">
            <text:p>-184.66</text:p>
          </table:table-cell>
          <table:table-cell table:formula="of:=AVERAGE([.C841:.E841])" office:value-type="float" office:value="1206" calcext:value-type="float">
            <text:p>1206.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83675" calcext:value-type="float">
            <text:p>-183675</text:p>
          </table:table-cell>
          <table:table-cell table:number-columns-repeated="3" office:value-type="float" office:value="1205" calcext:value-type="float">
            <text:p>1205</text:p>
          </table:table-cell>
          <table:table-cell table:number-columns-repeated="2"/>
          <table:table-cell table:formula="of:=[.B842]/1000" office:value-type="float" office:value="-183.675" calcext:value-type="float">
            <text:p>-183.68</text:p>
          </table:table-cell>
          <table:table-cell table:formula="of:=AVERAGE([.C842:.E842])" office:value-type="float" office:value="1205" calcext:value-type="float">
            <text:p>1205.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182690" calcext:value-type="float">
            <text:p>-182690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float" office:value="1204" calcext:value-type="float">
            <text:p>1204</text:p>
          </table:table-cell>
          <table:table-cell table:number-columns-repeated="2"/>
          <table:table-cell table:formula="of:=[.B843]/1000" office:value-type="float" office:value="-182.69" calcext:value-type="float">
            <text:p>-182.69</text:p>
          </table:table-cell>
          <table:table-cell table:formula="of:=AVERAGE([.C843:.E843])" office:value-type="float" office:value="1204.33333333333" calcext:value-type="float">
            <text:p>1204.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81705" calcext:value-type="float">
            <text:p>-181705</text:p>
          </table:table-cell>
          <table:table-cell office:value-type="float" office:value="1204" calcext:value-type="float">
            <text:p>1204</text:p>
          </table:table-cell>
          <table:table-cell office:value-type="float" office:value="1203" calcext:value-type="float">
            <text:p>1203</text:p>
          </table:table-cell>
          <table:table-cell office:value-type="float" office:value="1204" calcext:value-type="float">
            <text:p>1204</text:p>
          </table:table-cell>
          <table:table-cell table:number-columns-repeated="2"/>
          <table:table-cell table:formula="of:=[.B844]/1000" office:value-type="float" office:value="-181.705" calcext:value-type="float">
            <text:p>-181.71</text:p>
          </table:table-cell>
          <table:table-cell table:formula="of:=AVERAGE([.C844:.E844])" office:value-type="float" office:value="1203.66666666667" calcext:value-type="float">
            <text:p>1203.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80721" calcext:value-type="float">
            <text:p>-180721</text:p>
          </table:table-cell>
          <table:table-cell table:number-columns-repeated="3" office:value-type="float" office:value="1202" calcext:value-type="float">
            <text:p>1202</text:p>
          </table:table-cell>
          <table:table-cell table:number-columns-repeated="2"/>
          <table:table-cell table:formula="of:=[.B845]/1000" office:value-type="float" office:value="-180.721" calcext:value-type="float">
            <text:p>-180.72</text:p>
          </table:table-cell>
          <table:table-cell table:formula="of:=AVERAGE([.C845:.E845])" office:value-type="float" office:value="1202" calcext:value-type="float">
            <text:p>1202.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79736" calcext:value-type="float">
            <text:p>-179736</text:p>
          </table:table-cell>
          <table:table-cell table:number-columns-repeated="2"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[.B846]/1000" office:value-type="float" office:value="-179.736" calcext:value-type="float">
            <text:p>-179.74</text:p>
          </table:table-cell>
          <table:table-cell table:formula="of:=AVERAGE([.C846:.E846])" office:value-type="float" office:value="1201.33333333333" calcext:value-type="float">
            <text:p>1201.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78751" calcext:value-type="float">
            <text:p>-178751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B847]/1000" office:value-type="float" office:value="-178.751" calcext:value-type="float">
            <text:p>-178.75</text:p>
          </table:table-cell>
          <table:table-cell table:formula="of:=AVERAGE([.C847:.E847])" office:value-type="float" office:value="1200.33333333333" calcext:value-type="float">
            <text:p>1200.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77766" calcext:value-type="float">
            <text:p>-177766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199" calcext:value-type="float">
            <text:p>1199</text:p>
          </table:table-cell>
          <table:table-cell table:number-columns-repeated="2"/>
          <table:table-cell table:formula="of:=[.B848]/1000" office:value-type="float" office:value="-177.766" calcext:value-type="float">
            <text:p>-177.77</text:p>
          </table:table-cell>
          <table:table-cell table:formula="of:=AVERAGE([.C848:.E848])" office:value-type="float" office:value="1199.66666666667" calcext:value-type="float">
            <text:p>1199.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76781" calcext:value-type="float">
            <text:p>-176781</text:p>
          </table:table-cell>
          <table:table-cell table:number-columns-repeated="2" office:value-type="float" office:value="1199" calcext:value-type="float">
            <text:p>1199</text:p>
          </table:table-cell>
          <table:table-cell office:value-type="float" office:value="1198" calcext:value-type="float">
            <text:p>1198</text:p>
          </table:table-cell>
          <table:table-cell table:number-columns-repeated="2"/>
          <table:table-cell table:formula="of:=[.B849]/1000" office:value-type="float" office:value="-176.781" calcext:value-type="float">
            <text:p>-176.78</text:p>
          </table:table-cell>
          <table:table-cell table:formula="of:=AVERAGE([.C849:.E849])" office:value-type="float" office:value="1198.66666666667" calcext:value-type="float">
            <text:p>1198.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75796" calcext:value-type="float">
            <text:p>-175796</text:p>
          </table:table-cell>
          <table:table-cell table:number-columns-repeated="2" office:value-type="float" office:value="1197" calcext:value-type="float">
            <text:p>1197</text:p>
          </table:table-cell>
          <table:table-cell office:value-type="float" office:value="1198" calcext:value-type="float">
            <text:p>1198</text:p>
          </table:table-cell>
          <table:table-cell table:number-columns-repeated="2"/>
          <table:table-cell table:formula="of:=[.B850]/1000" office:value-type="float" office:value="-175.796" calcext:value-type="float">
            <text:p>-175.80</text:p>
          </table:table-cell>
          <table:table-cell table:formula="of:=AVERAGE([.C850:.E850])" office:value-type="float" office:value="1197.33333333333" calcext:value-type="float">
            <text:p>1197.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174811" calcext:value-type="float">
            <text:p>-174811</text:p>
          </table:table-cell>
          <table:table-cell table:number-columns-repeated="3" office:value-type="float" office:value="1196" calcext:value-type="float">
            <text:p>1196</text:p>
          </table:table-cell>
          <table:table-cell table:number-columns-repeated="2"/>
          <table:table-cell table:formula="of:=[.B851]/1000" office:value-type="float" office:value="-174.811" calcext:value-type="float">
            <text:p>-174.81</text:p>
          </table:table-cell>
          <table:table-cell table:formula="of:=AVERAGE([.C851:.E851])" office:value-type="float" office:value="1196" calcext:value-type="float">
            <text:p>1196.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73827" calcext:value-type="float">
            <text:p>-173827</text:p>
          </table:table-cell>
          <table:table-cell table:number-columns-repeated="2" office:value-type="float" office:value="1195" calcext:value-type="float">
            <text:p>1195</text:p>
          </table:table-cell>
          <table:table-cell office:value-type="float" office:value="1196" calcext:value-type="float">
            <text:p>1196</text:p>
          </table:table-cell>
          <table:table-cell table:number-columns-repeated="2"/>
          <table:table-cell table:formula="of:=[.B852]/1000" office:value-type="float" office:value="-173.827" calcext:value-type="float">
            <text:p>-173.83</text:p>
          </table:table-cell>
          <table:table-cell table:formula="of:=AVERAGE([.C852:.E852])" office:value-type="float" office:value="1195.33333333333" calcext:value-type="float">
            <text:p>1195.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172842" calcext:value-type="float">
            <text:p>-172842</text:p>
          </table:table-cell>
          <table:table-cell table:number-columns-repeated="3" office:value-type="float" office:value="1194" calcext:value-type="float">
            <text:p>1194</text:p>
          </table:table-cell>
          <table:table-cell table:number-columns-repeated="2"/>
          <table:table-cell table:formula="of:=[.B853]/1000" office:value-type="float" office:value="-172.842" calcext:value-type="float">
            <text:p>-172.84</text:p>
          </table:table-cell>
          <table:table-cell table:formula="of:=AVERAGE([.C853:.E853])" office:value-type="float" office:value="1194" calcext:value-type="float">
            <text:p>1194.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71857" calcext:value-type="float">
            <text:p>-171857</text:p>
          </table:table-cell>
          <table:table-cell office:value-type="float" office:value="1194" calcext:value-type="float">
            <text:p>1194</text:p>
          </table:table-cell>
          <table:table-cell table:number-columns-repeated="2" office:value-type="float" office:value="1193" calcext:value-type="float">
            <text:p>1193</text:p>
          </table:table-cell>
          <table:table-cell table:number-columns-repeated="2"/>
          <table:table-cell table:formula="of:=[.B854]/1000" office:value-type="float" office:value="-171.857" calcext:value-type="float">
            <text:p>-171.86</text:p>
          </table:table-cell>
          <table:table-cell table:formula="of:=AVERAGE([.C854:.E854])" office:value-type="float" office:value="1193.33333333333" calcext:value-type="float">
            <text:p>1193.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70872" calcext:value-type="float">
            <text:p>-170872</text:p>
          </table:table-cell>
          <table:table-cell table:number-columns-repeated="3" office:value-type="float" office:value="1192" calcext:value-type="float">
            <text:p>1192</text:p>
          </table:table-cell>
          <table:table-cell table:number-columns-repeated="2"/>
          <table:table-cell table:formula="of:=[.B855]/1000" office:value-type="float" office:value="-170.872" calcext:value-type="float">
            <text:p>-170.87</text:p>
          </table:table-cell>
          <table:table-cell table:formula="of:=AVERAGE([.C855:.E855])" office:value-type="float" office:value="1192" calcext:value-type="float">
            <text:p>1192.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69887" calcext:value-type="float">
            <text:p>-169887</text:p>
          </table:table-cell>
          <table:table-cell table:number-columns-repeated="2" office:value-type="float" office:value="1191" calcext:value-type="float">
            <text:p>1191</text:p>
          </table:table-cell>
          <table:table-cell office:value-type="float" office:value="1192" calcext:value-type="float">
            <text:p>1192</text:p>
          </table:table-cell>
          <table:table-cell table:number-columns-repeated="2"/>
          <table:table-cell table:formula="of:=[.B856]/1000" office:value-type="float" office:value="-169.887" calcext:value-type="float">
            <text:p>-169.89</text:p>
          </table:table-cell>
          <table:table-cell table:formula="of:=AVERAGE([.C856:.E856])" office:value-type="float" office:value="1191.33333333333" calcext:value-type="float">
            <text:p>1191.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68902" calcext:value-type="float">
            <text:p>-168902</text:p>
          </table:table-cell>
          <table:table-cell table:number-columns-repeated="2"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table:formula="of:=[.B857]/1000" office:value-type="float" office:value="-168.902" calcext:value-type="float">
            <text:p>-168.90</text:p>
          </table:table-cell>
          <table:table-cell table:formula="of:=AVERAGE([.C857:.E857])" office:value-type="float" office:value="1190.33333333333" calcext:value-type="float">
            <text:p>1190.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67917" calcext:value-type="float">
            <text:p>-167917</text:p>
          </table:table-cell>
          <table:table-cell office:value-type="float" office:value="1189" calcext:value-type="float">
            <text:p>1189</text:p>
          </table:table-cell>
          <table:table-cell office:value-type="float" office:value="1190" calcext:value-type="float">
            <text:p>1190</text:p>
          </table:table-cell>
          <table:table-cell office:value-type="float" office:value="1189" calcext:value-type="float">
            <text:p>1189</text:p>
          </table:table-cell>
          <table:table-cell table:number-columns-repeated="2"/>
          <table:table-cell table:formula="of:=[.B858]/1000" office:value-type="float" office:value="-167.917" calcext:value-type="float">
            <text:p>-167.92</text:p>
          </table:table-cell>
          <table:table-cell table:formula="of:=AVERAGE([.C858:.E858])" office:value-type="float" office:value="1189.33333333333" calcext:value-type="float">
            <text:p>1189.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66933" calcext:value-type="float">
            <text:p>-166933</text:p>
          </table:table-cell>
          <table:table-cell table:number-columns-repeated="2"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table:number-columns-repeated="2"/>
          <table:table-cell table:formula="of:=[.B859]/1000" office:value-type="float" office:value="-166.933" calcext:value-type="float">
            <text:p>-166.93</text:p>
          </table:table-cell>
          <table:table-cell table:formula="of:=AVERAGE([.C859:.E859])" office:value-type="float" office:value="1188.33333333333" calcext:value-type="float">
            <text:p>1188.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65948" calcext:value-type="float">
            <text:p>-165948</text:p>
          </table:table-cell>
          <table:table-cell office:value-type="float" office:value="1188" calcext:value-type="float">
            <text:p>1188</text:p>
          </table:table-cell>
          <table:table-cell office:value-type="float" office:value="1187" calcext:value-type="float">
            <text:p>1187</text:p>
          </table:table-cell>
          <table:table-cell office:value-type="float" office:value="1188" calcext:value-type="float">
            <text:p>1188</text:p>
          </table:table-cell>
          <table:table-cell table:number-columns-repeated="2"/>
          <table:table-cell table:formula="of:=[.B860]/1000" office:value-type="float" office:value="-165.948" calcext:value-type="float">
            <text:p>-165.95</text:p>
          </table:table-cell>
          <table:table-cell table:formula="of:=AVERAGE([.C860:.E860])" office:value-type="float" office:value="1187.66666666667" calcext:value-type="float">
            <text:p>1187.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164963" calcext:value-type="float">
            <text:p>-164963</text:p>
          </table:table-cell>
          <table:table-cell office:value-type="float" office:value="1187" calcext:value-type="float">
            <text:p>1187</text:p>
          </table:table-cell>
          <table:table-cell table:number-columns-repeated="2" office:value-type="float" office:value="1186" calcext:value-type="float">
            <text:p>1186</text:p>
          </table:table-cell>
          <table:table-cell table:number-columns-repeated="2"/>
          <table:table-cell table:formula="of:=[.B861]/1000" office:value-type="float" office:value="-164.963" calcext:value-type="float">
            <text:p>-164.96</text:p>
          </table:table-cell>
          <table:table-cell table:formula="of:=AVERAGE([.C861:.E861])" office:value-type="float" office:value="1186.33333333333" calcext:value-type="float">
            <text:p>1186.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63978" calcext:value-type="float">
            <text:p>-163978</text:p>
          </table:table-cell>
          <table:table-cell table:number-columns-repeated="3" office:value-type="float" office:value="1186" calcext:value-type="float">
            <text:p>1186</text:p>
          </table:table-cell>
          <table:table-cell table:number-columns-repeated="2"/>
          <table:table-cell table:formula="of:=[.B862]/1000" office:value-type="float" office:value="-163.978" calcext:value-type="float">
            <text:p>-163.98</text:p>
          </table:table-cell>
          <table:table-cell table:formula="of:=AVERAGE([.C862:.E862])" office:value-type="float" office:value="1186" calcext:value-type="float">
            <text:p>1186.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62993" calcext:value-type="float">
            <text:p>-162993</text:p>
          </table:table-cell>
          <table:table-cell table:number-columns-repeated="3" office:value-type="float" office:value="1185" calcext:value-type="float">
            <text:p>1185</text:p>
          </table:table-cell>
          <table:table-cell table:number-columns-repeated="2"/>
          <table:table-cell table:formula="of:=[.B863]/1000" office:value-type="float" office:value="-162.993" calcext:value-type="float">
            <text:p>-162.99</text:p>
          </table:table-cell>
          <table:table-cell table:formula="of:=AVERAGE([.C863:.E863])" office:value-type="float" office:value="1185" calcext:value-type="float">
            <text:p>1185.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62008" calcext:value-type="float">
            <text:p>-162008</text:p>
          </table:table-cell>
          <table:table-cell table:number-columns-repeated="3" office:value-type="float" office:value="1184" calcext:value-type="float">
            <text:p>1184</text:p>
          </table:table-cell>
          <table:table-cell table:number-columns-repeated="2"/>
          <table:table-cell table:formula="of:=[.B864]/1000" office:value-type="float" office:value="-162.008" calcext:value-type="float">
            <text:p>-162.01</text:p>
          </table:table-cell>
          <table:table-cell table:formula="of:=AVERAGE([.C864:.E864])" office:value-type="float" office:value="1184" calcext:value-type="float">
            <text:p>1184.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61023" calcext:value-type="float">
            <text:p>-161023</text:p>
          </table:table-cell>
          <table:table-cell table:number-columns-repeated="3" office:value-type="float" office:value="1183" calcext:value-type="float">
            <text:p>1183</text:p>
          </table:table-cell>
          <table:table-cell table:number-columns-repeated="2"/>
          <table:table-cell table:formula="of:=[.B865]/1000" office:value-type="float" office:value="-161.023" calcext:value-type="float">
            <text:p>-161.02</text:p>
          </table:table-cell>
          <table:table-cell table:formula="of:=AVERAGE([.C865:.E865])" office:value-type="float" office:value="1183" calcext:value-type="float">
            <text:p>1183.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60039" calcext:value-type="float">
            <text:p>-160039</text:p>
          </table:table-cell>
          <table:table-cell table:number-columns-repeated="3" office:value-type="float" office:value="1182" calcext:value-type="float">
            <text:p>1182</text:p>
          </table:table-cell>
          <table:table-cell table:number-columns-repeated="2"/>
          <table:table-cell table:formula="of:=[.B866]/1000" office:value-type="float" office:value="-160.039" calcext:value-type="float">
            <text:p>-160.04</text:p>
          </table:table-cell>
          <table:table-cell table:formula="of:=AVERAGE([.C866:.E866])" office:value-type="float" office:value="1182" calcext:value-type="float">
            <text:p>1182.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159054" calcext:value-type="float">
            <text:p>-159054</text:p>
          </table:table-cell>
          <table:table-cell table:number-columns-repeated="3" office:value-type="float" office:value="1181" calcext:value-type="float">
            <text:p>1181</text:p>
          </table:table-cell>
          <table:table-cell table:number-columns-repeated="2"/>
          <table:table-cell table:formula="of:=[.B867]/1000" office:value-type="float" office:value="-159.054" calcext:value-type="float">
            <text:p>-159.05</text:p>
          </table:table-cell>
          <table:table-cell table:formula="of:=AVERAGE([.C867:.E867])" office:value-type="float" office:value="1181" calcext:value-type="float">
            <text:p>1181.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58069" calcext:value-type="float">
            <text:p>-158069</text:p>
          </table:table-cell>
          <table:table-cell office:value-type="float" office:value="1180" calcext:value-type="float">
            <text:p>1180</text:p>
          </table:table-cell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  <table:table-cell table:number-columns-repeated="2"/>
          <table:table-cell table:formula="of:=[.B868]/1000" office:value-type="float" office:value="-158.069" calcext:value-type="float">
            <text:p>-158.07</text:p>
          </table:table-cell>
          <table:table-cell table:formula="of:=AVERAGE([.C868:.E868])" office:value-type="float" office:value="1180.33333333333" calcext:value-type="float">
            <text:p>1180.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57084" calcext:value-type="float">
            <text:p>-157084</text:p>
          </table:table-cell>
          <table:table-cell table:number-columns-repeated="2"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 table:number-columns-repeated="2"/>
          <table:table-cell table:formula="of:=[.B869]/1000" office:value-type="float" office:value="-157.084" calcext:value-type="float">
            <text:p>-157.08</text:p>
          </table:table-cell>
          <table:table-cell table:formula="of:=AVERAGE([.C869:.E869])" office:value-type="float" office:value="1179.33333333333" calcext:value-type="float">
            <text:p>1179.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56099" calcext:value-type="float">
            <text:p>-156099</text:p>
          </table:table-cell>
          <table:table-cell table:number-columns-repeated="2" office:value-type="float" office:value="1178" calcext:value-type="float">
            <text:p>1178</text:p>
          </table:table-cell>
          <table:table-cell office:value-type="float" office:value="1177" calcext:value-type="float">
            <text:p>1177</text:p>
          </table:table-cell>
          <table:table-cell table:number-columns-repeated="2"/>
          <table:table-cell table:formula="of:=[.B870]/1000" office:value-type="float" office:value="-156.099" calcext:value-type="float">
            <text:p>-156.10</text:p>
          </table:table-cell>
          <table:table-cell table:formula="of:=AVERAGE([.C870:.E870])" office:value-type="float" office:value="1177.66666666667" calcext:value-type="float">
            <text:p>1177.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55114" calcext:value-type="float">
            <text:p>-155114</text:p>
          </table:table-cell>
          <table:table-cell table:number-columns-repeated="3" office:value-type="float" office:value="1177" calcext:value-type="float">
            <text:p>1177</text:p>
          </table:table-cell>
          <table:table-cell table:number-columns-repeated="2"/>
          <table:table-cell table:formula="of:=[.B871]/1000" office:value-type="float" office:value="-155.114" calcext:value-type="float">
            <text:p>-155.11</text:p>
          </table:table-cell>
          <table:table-cell table:formula="of:=AVERAGE([.C871:.E871])" office:value-type="float" office:value="1177" calcext:value-type="float">
            <text:p>1177.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54129" calcext:value-type="float">
            <text:p>-154129</text:p>
          </table:table-cell>
          <table:table-cell table:number-columns-repeated="3" office:value-type="float" office:value="1176" calcext:value-type="float">
            <text:p>1176</text:p>
          </table:table-cell>
          <table:table-cell table:number-columns-repeated="2"/>
          <table:table-cell table:formula="of:=[.B872]/1000" office:value-type="float" office:value="-154.129" calcext:value-type="float">
            <text:p>-154.13</text:p>
          </table:table-cell>
          <table:table-cell table:formula="of:=AVERAGE([.C872:.E872])" office:value-type="float" office:value="1176" calcext:value-type="float">
            <text:p>1176.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53145" calcext:value-type="float">
            <text:p>-153145</text:p>
          </table:table-cell>
          <table:table-cell table:number-columns-repeated="3" office:value-type="float" office:value="1175" calcext:value-type="float">
            <text:p>1175</text:p>
          </table:table-cell>
          <table:table-cell table:number-columns-repeated="2"/>
          <table:table-cell table:formula="of:=[.B873]/1000" office:value-type="float" office:value="-153.145" calcext:value-type="float">
            <text:p>-153.15</text:p>
          </table:table-cell>
          <table:table-cell table:formula="of:=AVERAGE([.C873:.E873])" office:value-type="float" office:value="1175" calcext:value-type="float">
            <text:p>1175.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52160" calcext:value-type="float">
            <text:p>-152160</text:p>
          </table:table-cell>
          <table:table-cell table:number-columns-repeated="3" office:value-type="float" office:value="1174" calcext:value-type="float">
            <text:p>1174</text:p>
          </table:table-cell>
          <table:table-cell table:number-columns-repeated="2"/>
          <table:table-cell table:formula="of:=[.B874]/1000" office:value-type="float" office:value="-152.16" calcext:value-type="float">
            <text:p>-152.16</text:p>
          </table:table-cell>
          <table:table-cell table:formula="of:=AVERAGE([.C874:.E874])" office:value-type="float" office:value="1174" calcext:value-type="float">
            <text:p>1174.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51175" calcext:value-type="float">
            <text:p>-151175</text:p>
          </table:table-cell>
          <table:table-cell office:value-type="float" office:value="1174" calcext:value-type="float">
            <text:p>1174</text:p>
          </table:table-cell>
          <table:table-cell office:value-type="float" office:value="1173" calcext:value-type="float">
            <text:p>1173</text:p>
          </table:table-cell>
          <table:table-cell office:value-type="float" office:value="1174" calcext:value-type="float">
            <text:p>1174</text:p>
          </table:table-cell>
          <table:table-cell table:number-columns-repeated="2"/>
          <table:table-cell table:formula="of:=[.B875]/1000" office:value-type="float" office:value="-151.175" calcext:value-type="float">
            <text:p>-151.18</text:p>
          </table:table-cell>
          <table:table-cell table:formula="of:=AVERAGE([.C875:.E875])" office:value-type="float" office:value="1173.66666666667" calcext:value-type="float">
            <text:p>1173.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50190" calcext:value-type="float">
            <text:p>-150190</text:p>
          </table:table-cell>
          <table:table-cell table:number-columns-repeated="3" office:value-type="float" office:value="1172" calcext:value-type="float">
            <text:p>1172</text:p>
          </table:table-cell>
          <table:table-cell table:number-columns-repeated="2"/>
          <table:table-cell table:formula="of:=[.B876]/1000" office:value-type="float" office:value="-150.19" calcext:value-type="float">
            <text:p>-150.19</text:p>
          </table:table-cell>
          <table:table-cell table:formula="of:=AVERAGE([.C876:.E876])" office:value-type="float" office:value="1172" calcext:value-type="float">
            <text:p>1172.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49205" calcext:value-type="float">
            <text:p>-149205</text:p>
          </table:table-cell>
          <table:table-cell table:number-columns-repeated="3" office:value-type="float" office:value="1171" calcext:value-type="float">
            <text:p>1171</text:p>
          </table:table-cell>
          <table:table-cell table:number-columns-repeated="2"/>
          <table:table-cell table:formula="of:=[.B877]/1000" office:value-type="float" office:value="-149.205" calcext:value-type="float">
            <text:p>-149.21</text:p>
          </table:table-cell>
          <table:table-cell table:formula="of:=AVERAGE([.C877:.E877])" office:value-type="float" office:value="1171" calcext:value-type="float">
            <text:p>1171.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48220" calcext:value-type="float">
            <text:p>-14822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1171" calcext:value-type="float">
            <text:p>1171</text:p>
          </table:table-cell>
          <table:table-cell table:number-columns-repeated="2"/>
          <table:table-cell table:formula="of:=[.B878]/1000" office:value-type="float" office:value="-148.22" calcext:value-type="float">
            <text:p>-148.22</text:p>
          </table:table-cell>
          <table:table-cell table:formula="of:=AVERAGE([.C878:.E878])" office:value-type="float" office:value="1170.66666666667" calcext:value-type="float">
            <text:p>1170.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47235" calcext:value-type="float">
            <text:p>-147235</text:p>
          </table:table-cell>
          <table:table-cell table:number-columns-repeated="3" office:value-type="float" office:value="1169" calcext:value-type="float">
            <text:p>1169</text:p>
          </table:table-cell>
          <table:table-cell table:number-columns-repeated="2"/>
          <table:table-cell table:formula="of:=[.B879]/1000" office:value-type="float" office:value="-147.235" calcext:value-type="float">
            <text:p>-147.24</text:p>
          </table:table-cell>
          <table:table-cell table:formula="of:=AVERAGE([.C879:.E879])" office:value-type="float" office:value="1169" calcext:value-type="float">
            <text:p>1169.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46251" calcext:value-type="float">
            <text:p>-146251</text:p>
          </table:table-cell>
          <table:table-cell table:number-columns-repeated="3" office:value-type="float" office:value="1168" calcext:value-type="float">
            <text:p>1168</text:p>
          </table:table-cell>
          <table:table-cell table:number-columns-repeated="2"/>
          <table:table-cell table:formula="of:=[.B880]/1000" office:value-type="float" office:value="-146.251" calcext:value-type="float">
            <text:p>-146.25</text:p>
          </table:table-cell>
          <table:table-cell table:formula="of:=AVERAGE([.C880:.E880])" office:value-type="float" office:value="1168" calcext:value-type="float">
            <text:p>1168.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45266" calcext:value-type="float">
            <text:p>-145266</text:p>
          </table:table-cell>
          <table:table-cell table:number-columns-repeated="3" office:value-type="float" office:value="1167" calcext:value-type="float">
            <text:p>1167</text:p>
          </table:table-cell>
          <table:table-cell table:number-columns-repeated="2"/>
          <table:table-cell table:formula="of:=[.B881]/1000" office:value-type="float" office:value="-145.266" calcext:value-type="float">
            <text:p>-145.27</text:p>
          </table:table-cell>
          <table:table-cell table:formula="of:=AVERAGE([.C881:.E881])" office:value-type="float" office:value="1167" calcext:value-type="float">
            <text:p>1167.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44281" calcext:value-type="float">
            <text:p>-144281</text:p>
          </table:table-cell>
          <table:table-cell table:number-columns-repeated="2"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  <table:table-cell table:number-columns-repeated="2"/>
          <table:table-cell table:formula="of:=[.B882]/1000" office:value-type="float" office:value="-144.281" calcext:value-type="float">
            <text:p>-144.28</text:p>
          </table:table-cell>
          <table:table-cell table:formula="of:=AVERAGE([.C882:.E882])" office:value-type="float" office:value="1166.33333333333" calcext:value-type="float">
            <text:p>1166.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43296" calcext:value-type="float">
            <text:p>-143296</text:p>
          </table:table-cell>
          <table:table-cell table:number-columns-repeated="3" office:value-type="float" office:value="1165" calcext:value-type="float">
            <text:p>1165</text:p>
          </table:table-cell>
          <table:table-cell table:number-columns-repeated="2"/>
          <table:table-cell table:formula="of:=[.B883]/1000" office:value-type="float" office:value="-143.296" calcext:value-type="float">
            <text:p>-143.30</text:p>
          </table:table-cell>
          <table:table-cell table:formula="of:=AVERAGE([.C883:.E883])" office:value-type="float" office:value="1165" calcext:value-type="float">
            <text:p>1165.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42311" calcext:value-type="float">
            <text:p>-142311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1164" calcext:value-type="float">
            <text:p>1164</text:p>
          </table:table-cell>
          <table:table-cell table:number-columns-repeated="2"/>
          <table:table-cell table:formula="of:=[.B884]/1000" office:value-type="float" office:value="-142.311" calcext:value-type="float">
            <text:p>-142.31</text:p>
          </table:table-cell>
          <table:table-cell table:formula="of:=AVERAGE([.C884:.E884])" office:value-type="float" office:value="1164.33333333333" calcext:value-type="float">
            <text:p>1164.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141326" calcext:value-type="float">
            <text:p>-141326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63" calcext:value-type="float">
            <text:p>1163</text:p>
          </table:table-cell>
          <table:table-cell table:number-columns-repeated="2"/>
          <table:table-cell table:formula="of:=[.B885]/1000" office:value-type="float" office:value="-141.326" calcext:value-type="float">
            <text:p>-141.33</text:p>
          </table:table-cell>
          <table:table-cell table:formula="of:=AVERAGE([.C885:.E885])" office:value-type="float" office:value="1163.33333333333" calcext:value-type="float">
            <text:p>1163.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40341" calcext:value-type="float">
            <text:p>-140341</text:p>
          </table:table-cell>
          <table:table-cell table:number-columns-repeated="3" office:value-type="float" office:value="1162" calcext:value-type="float">
            <text:p>1162</text:p>
          </table:table-cell>
          <table:table-cell table:number-columns-repeated="2"/>
          <table:table-cell table:formula="of:=[.B886]/1000" office:value-type="float" office:value="-140.341" calcext:value-type="float">
            <text:p>-140.34</text:p>
          </table:table-cell>
          <table:table-cell table:formula="of:=AVERAGE([.C886:.E886])" office:value-type="float" office:value="1162" calcext:value-type="float">
            <text:p>1162.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139357" calcext:value-type="float">
            <text:p>-139357</text:p>
          </table:table-cell>
          <table:table-cell table:number-columns-repeated="2" office:value-type="float" office:value="1162" calcext:value-type="float">
            <text:p>1162</text:p>
          </table:table-cell>
          <table:table-cell office:value-type="float" office:value="1161" calcext:value-type="float">
            <text:p>1161</text:p>
          </table:table-cell>
          <table:table-cell table:number-columns-repeated="2"/>
          <table:table-cell table:formula="of:=[.B887]/1000" office:value-type="float" office:value="-139.357" calcext:value-type="float">
            <text:p>-139.36</text:p>
          </table:table-cell>
          <table:table-cell table:formula="of:=AVERAGE([.C887:.E887])" office:value-type="float" office:value="1161.66666666667" calcext:value-type="float">
            <text:p>1161.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38372" calcext:value-type="float">
            <text:p>-138372</text:p>
          </table:table-cell>
          <table:table-cell table:number-columns-repeated="2" office:value-type="float" office:value="1160" calcext:value-type="float">
            <text:p>1160</text:p>
          </table:table-cell>
          <table:table-cell office:value-type="float" office:value="1161" calcext:value-type="float">
            <text:p>1161</text:p>
          </table:table-cell>
          <table:table-cell table:number-columns-repeated="2"/>
          <table:table-cell table:formula="of:=[.B888]/1000" office:value-type="float" office:value="-138.372" calcext:value-type="float">
            <text:p>-138.37</text:p>
          </table:table-cell>
          <table:table-cell table:formula="of:=AVERAGE([.C888:.E888])" office:value-type="float" office:value="1160.33333333333" calcext:value-type="float">
            <text:p>1160.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137387" calcext:value-type="float">
            <text:p>-137387</text:p>
          </table:table-cell>
          <table:table-cell table:number-columns-repeated="3" office:value-type="float" office:value="1159" calcext:value-type="float">
            <text:p>1159</text:p>
          </table:table-cell>
          <table:table-cell table:number-columns-repeated="2"/>
          <table:table-cell table:formula="of:=[.B889]/1000" office:value-type="float" office:value="-137.387" calcext:value-type="float">
            <text:p>-137.39</text:p>
          </table:table-cell>
          <table:table-cell table:formula="of:=AVERAGE([.C889:.E889])" office:value-type="float" office:value="1159" calcext:value-type="float">
            <text:p>1159.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36402" calcext:value-type="float">
            <text:p>-136402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table:number-columns-repeated="2"/>
          <table:table-cell table:formula="of:=[.B890]/1000" office:value-type="float" office:value="-136.402" calcext:value-type="float">
            <text:p>-136.40</text:p>
          </table:table-cell>
          <table:table-cell table:formula="of:=AVERAGE([.C890:.E890])" office:value-type="float" office:value="1158.33333333333" calcext:value-type="float">
            <text:p>1158.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35417" calcext:value-type="float">
            <text:p>-135417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1157" calcext:value-type="float">
            <text:p>1157</text:p>
          </table:table-cell>
          <table:table-cell table:number-columns-repeated="2"/>
          <table:table-cell table:formula="of:=[.B891]/1000" office:value-type="float" office:value="-135.417" calcext:value-type="float">
            <text:p>-135.42</text:p>
          </table:table-cell>
          <table:table-cell table:formula="of:=AVERAGE([.C891:.E891])" office:value-type="float" office:value="1157.33333333333" calcext:value-type="float">
            <text:p>1157.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34432" calcext:value-type="float">
            <text:p>-134432</text:p>
          </table:table-cell>
          <table:table-cell table:number-columns-repeated="3" office:value-type="float" office:value="1156" calcext:value-type="float">
            <text:p>1156</text:p>
          </table:table-cell>
          <table:table-cell table:number-columns-repeated="2"/>
          <table:table-cell table:formula="of:=[.B892]/1000" office:value-type="float" office:value="-134.432" calcext:value-type="float">
            <text:p>-134.43</text:p>
          </table:table-cell>
          <table:table-cell table:formula="of:=AVERAGE([.C892:.E892])" office:value-type="float" office:value="1156" calcext:value-type="float">
            <text:p>1156.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33447" calcext:value-type="float">
            <text:p>-133447</text:p>
          </table:table-cell>
          <table:table-cell table:number-columns-repeated="3" office:value-type="float" office:value="1156" calcext:value-type="float">
            <text:p>1156</text:p>
          </table:table-cell>
          <table:table-cell table:number-columns-repeated="2"/>
          <table:table-cell table:formula="of:=[.B893]/1000" office:value-type="float" office:value="-133.447" calcext:value-type="float">
            <text:p>-133.45</text:p>
          </table:table-cell>
          <table:table-cell table:formula="of:=AVERAGE([.C893:.E893])" office:value-type="float" office:value="1156" calcext:value-type="float">
            <text:p>1156.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32463" calcext:value-type="float">
            <text:p>-132463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1155" calcext:value-type="float">
            <text:p>1155</text:p>
          </table:table-cell>
          <table:table-cell table:number-columns-repeated="2"/>
          <table:table-cell table:formula="of:=[.B894]/1000" office:value-type="float" office:value="-132.463" calcext:value-type="float">
            <text:p>-132.46</text:p>
          </table:table-cell>
          <table:table-cell table:formula="of:=AVERAGE([.C894:.E894])" office:value-type="float" office:value="1155.33333333333" calcext:value-type="float">
            <text:p>1155.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131478" calcext:value-type="float">
            <text:p>-131478</text:p>
          </table:table-cell>
          <table:table-cell table:number-columns-repeated="2"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table:number-columns-repeated="2"/>
          <table:table-cell table:formula="of:=[.B895]/1000" office:value-type="float" office:value="-131.478" calcext:value-type="float">
            <text:p>-131.48</text:p>
          </table:table-cell>
          <table:table-cell table:formula="of:=AVERAGE([.C895:.E895])" office:value-type="float" office:value="1154.33333333333" calcext:value-type="float">
            <text:p>1154.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30493" calcext:value-type="float">
            <text:p>-130493</text:p>
          </table:table-cell>
          <table:table-cell office:value-type="float" office:value="1154" calcext:value-type="float">
            <text:p>1154</text:p>
          </table:table-cell>
          <table:table-cell table:number-columns-repeated="2" office:value-type="float" office:value="1153" calcext:value-type="float">
            <text:p>1153</text:p>
          </table:table-cell>
          <table:table-cell table:number-columns-repeated="2"/>
          <table:table-cell table:formula="of:=[.B896]/1000" office:value-type="float" office:value="-130.493" calcext:value-type="float">
            <text:p>-130.49</text:p>
          </table:table-cell>
          <table:table-cell table:formula="of:=AVERAGE([.C896:.E896])" office:value-type="float" office:value="1153.33333333333" calcext:value-type="float">
            <text:p>1153.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129508" calcext:value-type="float">
            <text:p>-129508</text:p>
          </table:table-cell>
          <table:table-cell table:number-columns-repeated="3" office:value-type="float" office:value="1152" calcext:value-type="float">
            <text:p>1152</text:p>
          </table:table-cell>
          <table:table-cell table:number-columns-repeated="2"/>
          <table:table-cell table:formula="of:=[.B897]/1000" office:value-type="float" office:value="-129.508" calcext:value-type="float">
            <text:p>-129.51</text:p>
          </table:table-cell>
          <table:table-cell table:formula="of:=AVERAGE([.C897:.E897])" office:value-type="float" office:value="1152" calcext:value-type="float">
            <text:p>1152.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28523" calcext:value-type="float">
            <text:p>-128523</text:p>
          </table:table-cell>
          <table:table-cell office:value-type="float" office:value="1152" calcext:value-type="float">
            <text:p>1152</text:p>
          </table:table-cell>
          <table:table-cell table:number-columns-repeated="2" office:value-type="float" office:value="1151" calcext:value-type="float">
            <text:p>1151</text:p>
          </table:table-cell>
          <table:table-cell table:number-columns-repeated="2"/>
          <table:table-cell table:formula="of:=[.B898]/1000" office:value-type="float" office:value="-128.523" calcext:value-type="float">
            <text:p>-128.52</text:p>
          </table:table-cell>
          <table:table-cell table:formula="of:=AVERAGE([.C898:.E898])" office:value-type="float" office:value="1151.33333333333" calcext:value-type="float">
            <text:p>1151.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127538" calcext:value-type="float">
            <text:p>-127538</text:p>
          </table:table-cell>
          <table:table-cell table:number-columns-repeated="3" office:value-type="float" office:value="1150" calcext:value-type="float">
            <text:p>1150</text:p>
          </table:table-cell>
          <table:table-cell table:number-columns-repeated="2"/>
          <table:table-cell table:formula="of:=[.B899]/1000" office:value-type="float" office:value="-127.538" calcext:value-type="float">
            <text:p>-127.54</text:p>
          </table:table-cell>
          <table:table-cell table:formula="of:=AVERAGE([.C899:.E899])" office:value-type="float" office:value="1150" calcext:value-type="float">
            <text:p>1150.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26553" calcext:value-type="float">
            <text:p>-126553</text:p>
          </table:table-cell>
          <table:table-cell table:number-columns-repeated="3" office:value-type="float" office:value="1149" calcext:value-type="float">
            <text:p>1149</text:p>
          </table:table-cell>
          <table:table-cell table:number-columns-repeated="2"/>
          <table:table-cell table:formula="of:=[.B900]/1000" office:value-type="float" office:value="-126.553" calcext:value-type="float">
            <text:p>-126.55</text:p>
          </table:table-cell>
          <table:table-cell table:formula="of:=AVERAGE([.C900:.E900])" office:value-type="float" office:value="1149" calcext:value-type="float">
            <text:p>1149.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125569" calcext:value-type="float">
            <text:p>-125569</text:p>
          </table:table-cell>
          <table:table-cell office:value-type="float" office:value="1148" calcext:value-type="float">
            <text:p>1148</text:p>
          </table:table-cell>
          <table:table-cell office:value-type="float" office:value="1149" calcext:value-type="float">
            <text:p>1149</text:p>
          </table:table-cell>
          <table:table-cell office:value-type="float" office:value="1148" calcext:value-type="float">
            <text:p>1148</text:p>
          </table:table-cell>
          <table:table-cell table:number-columns-repeated="2"/>
          <table:table-cell table:formula="of:=[.B901]/1000" office:value-type="float" office:value="-125.569" calcext:value-type="float">
            <text:p>-125.57</text:p>
          </table:table-cell>
          <table:table-cell table:formula="of:=AVERAGE([.C901:.E901])" office:value-type="float" office:value="1148.33333333333" calcext:value-type="float">
            <text:p>1148.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24584" calcext:value-type="float">
            <text:p>-124584</text:p>
          </table:table-cell>
          <table:table-cell office:value-type="float" office:value="1147" calcext:value-type="float">
            <text:p>1147</text:p>
          </table:table-cell>
          <table:table-cell office:value-type="float" office:value="1148" calcext:value-type="float">
            <text:p>1148</text:p>
          </table:table-cell>
          <table:table-cell office:value-type="float" office:value="1147" calcext:value-type="float">
            <text:p>1147</text:p>
          </table:table-cell>
          <table:table-cell table:number-columns-repeated="2"/>
          <table:table-cell table:formula="of:=[.B902]/1000" office:value-type="float" office:value="-124.584" calcext:value-type="float">
            <text:p>-124.58</text:p>
          </table:table-cell>
          <table:table-cell table:formula="of:=AVERAGE([.C902:.E902])" office:value-type="float" office:value="1147.33333333333" calcext:value-type="float">
            <text:p>1147.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123599" calcext:value-type="float">
            <text:p>-123599</text:p>
          </table:table-cell>
          <table:table-cell table:number-columns-repeated="3" office:value-type="float" office:value="1146" calcext:value-type="float">
            <text:p>1146</text:p>
          </table:table-cell>
          <table:table-cell table:number-columns-repeated="2"/>
          <table:table-cell table:formula="of:=[.B903]/1000" office:value-type="float" office:value="-123.599" calcext:value-type="float">
            <text:p>-123.60</text:p>
          </table:table-cell>
          <table:table-cell table:formula="of:=AVERAGE([.C903:.E903])" office:value-type="float" office:value="1146" calcext:value-type="float">
            <text:p>1146.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22614" calcext:value-type="float">
            <text:p>-122614</text:p>
          </table:table-cell>
          <table:table-cell table:number-columns-repeated="3" office:value-type="float" office:value="1145" calcext:value-type="float">
            <text:p>1145</text:p>
          </table:table-cell>
          <table:table-cell table:number-columns-repeated="2"/>
          <table:table-cell table:formula="of:=[.B904]/1000" office:value-type="float" office:value="-122.614" calcext:value-type="float">
            <text:p>-122.61</text:p>
          </table:table-cell>
          <table:table-cell table:formula="of:=AVERAGE([.C904:.E904])" office:value-type="float" office:value="1145" calcext:value-type="float">
            <text:p>1145.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21629" calcext:value-type="float">
            <text:p>-121629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float" office:value="1145" calcext:value-type="float">
            <text:p>1145</text:p>
          </table:table-cell>
          <table:table-cell table:number-columns-repeated="2"/>
          <table:table-cell table:formula="of:=[.B905]/1000" office:value-type="float" office:value="-121.629" calcext:value-type="float">
            <text:p>-121.63</text:p>
          </table:table-cell>
          <table:table-cell table:formula="of:=AVERAGE([.C905:.E905])" office:value-type="float" office:value="1144.66666666667" calcext:value-type="float">
            <text:p>1144.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20644" calcext:value-type="float">
            <text:p>-120644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float" office:value="1143" calcext:value-type="float">
            <text:p>1143</text:p>
          </table:table-cell>
          <table:table-cell table:number-columns-repeated="2"/>
          <table:table-cell table:formula="of:=[.B906]/1000" office:value-type="float" office:value="-120.644" calcext:value-type="float">
            <text:p>-120.64</text:p>
          </table:table-cell>
          <table:table-cell table:formula="of:=AVERAGE([.C906:.E906])" office:value-type="float" office:value="1143.33333333333" calcext:value-type="float">
            <text:p>1143.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119659" calcext:value-type="float">
            <text:p>-119659</text:p>
          </table:table-cell>
          <table:table-cell office:value-type="float" office:value="1142" calcext:value-type="float">
            <text:p>1142</text:p>
          </table:table-cell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table:number-columns-repeated="2"/>
          <table:table-cell table:formula="of:=[.B907]/1000" office:value-type="float" office:value="-119.659" calcext:value-type="float">
            <text:p>-119.66</text:p>
          </table:table-cell>
          <table:table-cell table:formula="of:=AVERAGE([.C907:.E907])" office:value-type="float" office:value="1142.33333333333" calcext:value-type="float">
            <text:p>1142.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8675" calcext:value-type="float">
            <text:p>-118675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float" office:value="1141" calcext:value-type="float">
            <text:p>1141</text:p>
          </table:table-cell>
          <table:table-cell table:number-columns-repeated="2"/>
          <table:table-cell table:formula="of:=[.B908]/1000" office:value-type="float" office:value="-118.675" calcext:value-type="float">
            <text:p>-118.68</text:p>
          </table:table-cell>
          <table:table-cell table:formula="of:=AVERAGE([.C908:.E908])" office:value-type="float" office:value="1141.33333333333" calcext:value-type="float">
            <text:p>1141.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17690" calcext:value-type="float">
            <text:p>-117690</text:p>
          </table:table-cell>
          <table:table-cell office:value-type="float" office:value="1141" calcext:value-type="float">
            <text:p>1141</text:p>
          </table:table-cell>
          <table:table-cell office:value-type="float" office:value="1140" calcext:value-type="float">
            <text:p>1140</text:p>
          </table:table-cell>
          <table:table-cell office:value-type="float" office:value="1141" calcext:value-type="float">
            <text:p>1141</text:p>
          </table:table-cell>
          <table:table-cell table:number-columns-repeated="2"/>
          <table:table-cell table:formula="of:=[.B909]/1000" office:value-type="float" office:value="-117.69" calcext:value-type="float">
            <text:p>-117.69</text:p>
          </table:table-cell>
          <table:table-cell table:formula="of:=AVERAGE([.C909:.E909])" office:value-type="float" office:value="1140.66666666667" calcext:value-type="float">
            <text:p>1140.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6705" calcext:value-type="float">
            <text:p>-116705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float" office:value="1139" calcext:value-type="float">
            <text:p>1139</text:p>
          </table:table-cell>
          <table:table-cell table:number-columns-repeated="2"/>
          <table:table-cell table:formula="of:=[.B910]/1000" office:value-type="float" office:value="-116.705" calcext:value-type="float">
            <text:p>-116.71</text:p>
          </table:table-cell>
          <table:table-cell table:formula="of:=AVERAGE([.C910:.E910])" office:value-type="float" office:value="1139.33333333333" calcext:value-type="float">
            <text:p>1139.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115720" calcext:value-type="float">
            <text:p>-115720</text:p>
          </table:table-cell>
          <table:table-cell table:number-columns-repeated="2" office:value-type="float" office:value="1138" calcext:value-type="float">
            <text:p>1138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[.B911]/1000" office:value-type="float" office:value="-115.72" calcext:value-type="float">
            <text:p>-115.72</text:p>
          </table:table-cell>
          <table:table-cell table:formula="of:=AVERAGE([.C911:.E911])" office:value-type="float" office:value="1138.33333333333" calcext:value-type="float">
            <text:p>1138.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4735" calcext:value-type="float">
            <text:p>-114735</text:p>
          </table:table-cell>
          <table:table-cell table:number-columns-repeated="2" office:value-type="float" office:value="1137" calcext:value-type="float">
            <text:p>1137</text:p>
          </table:table-cell>
          <table:table-cell office:value-type="float" office:value="1138" calcext:value-type="float">
            <text:p>1138</text:p>
          </table:table-cell>
          <table:table-cell table:number-columns-repeated="2"/>
          <table:table-cell table:formula="of:=[.B912]/1000" office:value-type="float" office:value="-114.735" calcext:value-type="float">
            <text:p>-114.74</text:p>
          </table:table-cell>
          <table:table-cell table:formula="of:=AVERAGE([.C912:.E912])" office:value-type="float" office:value="1137.33333333333" calcext:value-type="float">
            <text:p>1137.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113750" calcext:value-type="float">
            <text:p>-113750</text:p>
          </table:table-cell>
          <table:table-cell office:value-type="float" office:value="1137" calcext:value-type="float">
            <text:p>1137</text:p>
          </table:table-cell>
          <table:table-cell table:number-columns-repeated="2" office:value-type="float" office:value="1136" calcext:value-type="float">
            <text:p>1136</text:p>
          </table:table-cell>
          <table:table-cell table:number-columns-repeated="2"/>
          <table:table-cell table:formula="of:=[.B913]/1000" office:value-type="float" office:value="-113.75" calcext:value-type="float">
            <text:p>-113.75</text:p>
          </table:table-cell>
          <table:table-cell table:formula="of:=AVERAGE([.C913:.E913])" office:value-type="float" office:value="1136.33333333333" calcext:value-type="float">
            <text:p>1136.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2765" calcext:value-type="float">
            <text:p>-112765</text:p>
          </table:table-cell>
          <table:table-cell table:number-columns-repeated="2" office:value-type="float" office:value="1135" calcext:value-type="float">
            <text:p>1135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[.B914]/1000" office:value-type="float" office:value="-112.765" calcext:value-type="float">
            <text:p>-112.77</text:p>
          </table:table-cell>
          <table:table-cell table:formula="of:=AVERAGE([.C914:.E914])" office:value-type="float" office:value="1135.33333333333" calcext:value-type="float">
            <text:p>1135.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111781" calcext:value-type="float">
            <text:p>-111781</text:p>
          </table:table-cell>
          <table:table-cell table:number-columns-repeated="2" office:value-type="float" office:value="1135" calcext:value-type="float">
            <text:p>1135</text:p>
          </table:table-cell>
          <table:table-cell office:value-type="float" office:value="1134" calcext:value-type="float">
            <text:p>1134</text:p>
          </table:table-cell>
          <table:table-cell table:number-columns-repeated="2"/>
          <table:table-cell table:formula="of:=[.B915]/1000" office:value-type="float" office:value="-111.781" calcext:value-type="float">
            <text:p>-111.78</text:p>
          </table:table-cell>
          <table:table-cell table:formula="of:=AVERAGE([.C915:.E915])" office:value-type="float" office:value="1134.66666666667" calcext:value-type="float">
            <text:p>1134.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0796" calcext:value-type="float">
            <text:p>-110796</text:p>
          </table:table-cell>
          <table:table-cell office:value-type="float" office:value="1133" calcext:value-type="float">
            <text:p>1133</text:p>
          </table:table-cell>
          <table:table-cell table:number-columns-repeated="2" office:value-type="float" office:value="1134" calcext:value-type="float">
            <text:p>1134</text:p>
          </table:table-cell>
          <table:table-cell table:number-columns-repeated="2"/>
          <table:table-cell table:formula="of:=[.B916]/1000" office:value-type="float" office:value="-110.796" calcext:value-type="float">
            <text:p>-110.80</text:p>
          </table:table-cell>
          <table:table-cell table:formula="of:=AVERAGE([.C916:.E916])" office:value-type="float" office:value="1133.66666666667" calcext:value-type="float">
            <text:p>1133.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109811" calcext:value-type="float">
            <text:p>-109811</text:p>
          </table:table-cell>
          <table:table-cell table:number-columns-repeated="3" office:value-type="float" office:value="1133" calcext:value-type="float">
            <text:p>1133</text:p>
          </table:table-cell>
          <table:table-cell table:number-columns-repeated="2"/>
          <table:table-cell table:formula="of:=[.B917]/1000" office:value-type="float" office:value="-109.811" calcext:value-type="float">
            <text:p>-109.81</text:p>
          </table:table-cell>
          <table:table-cell table:formula="of:=AVERAGE([.C917:.E917])" office:value-type="float" office:value="1133" calcext:value-type="float">
            <text:p>1133.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08826" calcext:value-type="float">
            <text:p>-108826</text:p>
          </table:table-cell>
          <table:table-cell table:number-columns-repeated="3" office:value-type="float" office:value="1131" calcext:value-type="float">
            <text:p>1131</text:p>
          </table:table-cell>
          <table:table-cell table:number-columns-repeated="2"/>
          <table:table-cell table:formula="of:=[.B918]/1000" office:value-type="float" office:value="-108.826" calcext:value-type="float">
            <text:p>-108.83</text:p>
          </table:table-cell>
          <table:table-cell table:formula="of:=AVERAGE([.C918:.E918])" office:value-type="float" office:value="1131" calcext:value-type="float">
            <text:p>1131.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107841" calcext:value-type="float">
            <text:p>-107841</text:p>
          </table:table-cell>
          <table:table-cell table:number-columns-repeated="3" office:value-type="float" office:value="1131" calcext:value-type="float">
            <text:p>1131</text:p>
          </table:table-cell>
          <table:table-cell table:number-columns-repeated="2"/>
          <table:table-cell table:formula="of:=[.B919]/1000" office:value-type="float" office:value="-107.841" calcext:value-type="float">
            <text:p>-107.84</text:p>
          </table:table-cell>
          <table:table-cell table:formula="of:=AVERAGE([.C919:.E919])" office:value-type="float" office:value="1131" calcext:value-type="float">
            <text:p>1131.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06856" calcext:value-type="float">
            <text:p>-106856</text:p>
          </table:table-cell>
          <table:table-cell table:number-columns-repeated="3" office:value-type="float" office:value="1129" calcext:value-type="float">
            <text:p>1129</text:p>
          </table:table-cell>
          <table:table-cell table:number-columns-repeated="2"/>
          <table:table-cell table:formula="of:=[.B920]/1000" office:value-type="float" office:value="-106.856" calcext:value-type="float">
            <text:p>-106.86</text:p>
          </table:table-cell>
          <table:table-cell table:formula="of:=AVERAGE([.C920:.E920])" office:value-type="float" office:value="1129" calcext:value-type="float">
            <text:p>1129.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105872" calcext:value-type="float">
            <text:p>-105872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1129" calcext:value-type="float">
            <text:p>1129</text:p>
          </table:table-cell>
          <table:table-cell table:number-columns-repeated="2"/>
          <table:table-cell table:formula="of:=[.B921]/1000" office:value-type="float" office:value="-105.872" calcext:value-type="float">
            <text:p>-105.87</text:p>
          </table:table-cell>
          <table:table-cell table:formula="of:=AVERAGE([.C921:.E921])" office:value-type="float" office:value="1128.66666666667" calcext:value-type="float">
            <text:p>1128.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04887" calcext:value-type="float">
            <text:p>-104887</text:p>
          </table:table-cell>
          <table:table-cell table:number-columns-repeated="2" office:value-type="float" office:value="1128" calcext:value-type="float">
            <text:p>1128</text:p>
          </table:table-cell>
          <table:table-cell office:value-type="float" office:value="1127" calcext:value-type="float">
            <text:p>1127</text:p>
          </table:table-cell>
          <table:table-cell table:number-columns-repeated="2"/>
          <table:table-cell table:formula="of:=[.B922]/1000" office:value-type="float" office:value="-104.887" calcext:value-type="float">
            <text:p>-104.89</text:p>
          </table:table-cell>
          <table:table-cell table:formula="of:=AVERAGE([.C922:.E922])" office:value-type="float" office:value="1127.66666666667" calcext:value-type="float">
            <text:p>1127.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03902" calcext:value-type="float">
            <text:p>-103902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float" office:value="1127" calcext:value-type="float">
            <text:p>1127</text:p>
          </table:table-cell>
          <table:table-cell table:number-columns-repeated="2"/>
          <table:table-cell table:formula="of:=[.B923]/1000" office:value-type="float" office:value="-103.902" calcext:value-type="float">
            <text:p>-103.90</text:p>
          </table:table-cell>
          <table:table-cell table:formula="of:=AVERAGE([.C923:.E923])" office:value-type="float" office:value="1126.66666666667" calcext:value-type="float">
            <text:p>1126.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02917" calcext:value-type="float">
            <text:p>-102917</text:p>
          </table:table-cell>
          <table:table-cell table:number-columns-repeated="3" office:value-type="float" office:value="1126" calcext:value-type="float">
            <text:p>1126</text:p>
          </table:table-cell>
          <table:table-cell table:number-columns-repeated="2"/>
          <table:table-cell table:formula="of:=[.B924]/1000" office:value-type="float" office:value="-102.917" calcext:value-type="float">
            <text:p>-102.92</text:p>
          </table:table-cell>
          <table:table-cell table:formula="of:=AVERAGE([.C924:.E924])" office:value-type="float" office:value="1126" calcext:value-type="float">
            <text:p>1126.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101932" calcext:value-type="float">
            <text:p>-101932</text:p>
          </table:table-cell>
          <table:table-cell office:value-type="float" office:value="1124" calcext:value-type="float">
            <text:p>1124</text:p>
          </table:table-cell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table:formula="of:=[.B925]/1000" office:value-type="float" office:value="-101.932" calcext:value-type="float">
            <text:p>-101.93</text:p>
          </table:table-cell>
          <table:table-cell table:formula="of:=AVERAGE([.C925:.E925])" office:value-type="float" office:value="1124.33333333333" calcext:value-type="float">
            <text:p>1124.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00947" calcext:value-type="float">
            <text:p>-100947</text:p>
          </table:table-cell>
          <table:table-cell table:number-columns-repeated="2" office:value-type="float" office:value="1124" calcext:value-type="float">
            <text:p>1124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table:formula="of:=[.B926]/1000" office:value-type="float" office:value="-100.947" calcext:value-type="float">
            <text:p>-100.95</text:p>
          </table:table-cell>
          <table:table-cell table:formula="of:=AVERAGE([.C926:.E926])" office:value-type="float" office:value="1123.66666666667" calcext:value-type="float">
            <text:p>1123.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99962" calcext:value-type="float">
            <text:p>-99962</text:p>
          </table:table-cell>
          <table:table-cell table:number-columns-repeated="3" office:value-type="float" office:value="1123" calcext:value-type="float">
            <text:p>1123</text:p>
          </table:table-cell>
          <table:table-cell table:number-columns-repeated="2"/>
          <table:table-cell table:formula="of:=[.B927]/1000" office:value-type="float" office:value="-99.962" calcext:value-type="float">
            <text:p>-99.96</text:p>
          </table:table-cell>
          <table:table-cell table:formula="of:=AVERAGE([.C927:.E927])" office:value-type="float" office:value="1123" calcext:value-type="float">
            <text:p>1123.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98978" calcext:value-type="float">
            <text:p>-98978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float" office:value="1122" calcext:value-type="float">
            <text:p>1122</text:p>
          </table:table-cell>
          <table:table-cell table:number-columns-repeated="2"/>
          <table:table-cell table:formula="of:=[.B928]/1000" office:value-type="float" office:value="-98.978" calcext:value-type="float">
            <text:p>-98.98</text:p>
          </table:table-cell>
          <table:table-cell table:formula="of:=AVERAGE([.C928:.E928])" office:value-type="float" office:value="1121.66666666667" calcext:value-type="float">
            <text:p>1121.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97993" calcext:value-type="float">
            <text:p>-97993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1121" calcext:value-type="float">
            <text:p>1121</text:p>
          </table:table-cell>
          <table:table-cell table:number-columns-repeated="2"/>
          <table:table-cell table:formula="of:=[.B929]/1000" office:value-type="float" office:value="-97.993" calcext:value-type="float">
            <text:p>-97.99</text:p>
          </table:table-cell>
          <table:table-cell table:formula="of:=AVERAGE([.C929:.E929])" office:value-type="float" office:value="1120.66666666667" calcext:value-type="float">
            <text:p>1120.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97008" calcext:value-type="float">
            <text:p>-97008</text:p>
          </table:table-cell>
          <table:table-cell table:number-columns-repeated="3" office:value-type="float" office:value="1120" calcext:value-type="float">
            <text:p>1120</text:p>
          </table:table-cell>
          <table:table-cell table:number-columns-repeated="2"/>
          <table:table-cell table:formula="of:=[.B930]/1000" office:value-type="float" office:value="-97.008" calcext:value-type="float">
            <text:p>-97.01</text:p>
          </table:table-cell>
          <table:table-cell table:formula="of:=AVERAGE([.C930:.E930])" office:value-type="float" office:value="1120" calcext:value-type="float">
            <text:p>1120.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96023" calcext:value-type="float">
            <text:p>-96023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1119" calcext:value-type="float">
            <text:p>1119</text:p>
          </table:table-cell>
          <table:table-cell table:number-columns-repeated="2"/>
          <table:table-cell table:formula="of:=[.B931]/1000" office:value-type="float" office:value="-96.023" calcext:value-type="float">
            <text:p>-96.02</text:p>
          </table:table-cell>
          <table:table-cell table:formula="of:=AVERAGE([.C931:.E931])" office:value-type="float" office:value="1119.33333333333" calcext:value-type="float">
            <text:p>1119.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95038" calcext:value-type="float">
            <text:p>-95038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table:formula="of:=[.B932]/1000" office:value-type="float" office:value="-95.038" calcext:value-type="float">
            <text:p>-95.04</text:p>
          </table:table-cell>
          <table:table-cell table:formula="of:=AVERAGE([.C932:.E932])" office:value-type="float" office:value="1118.33333333333" calcext:value-type="float">
            <text:p>1118.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94053" calcext:value-type="float">
            <text:p>-94053</text:p>
          </table:table-cell>
          <table:table-cell table:number-columns-repeated="3" office:value-type="float" office:value="1117" calcext:value-type="float">
            <text:p>1117</text:p>
          </table:table-cell>
          <table:table-cell table:number-columns-repeated="2"/>
          <table:table-cell table:formula="of:=[.B933]/1000" office:value-type="float" office:value="-94.053" calcext:value-type="float">
            <text:p>-94.05</text:p>
          </table:table-cell>
          <table:table-cell table:formula="of:=AVERAGE([.C933:.E933])" office:value-type="float" office:value="1117" calcext:value-type="float">
            <text:p>1117.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93068" calcext:value-type="float">
            <text:p>-93068</text:p>
          </table:table-cell>
          <table:table-cell office:value-type="float" office:value="1117" calcext:value-type="float">
            <text:p>1117</text:p>
          </table:table-cell>
          <table:table-cell office:value-type="float" office:value="1116" calcext:value-type="float">
            <text:p>1116</text:p>
          </table:table-cell>
          <table:table-cell office:value-type="float" office:value="1117" calcext:value-type="float">
            <text:p>1117</text:p>
          </table:table-cell>
          <table:table-cell table:number-columns-repeated="2"/>
          <table:table-cell table:formula="of:=[.B934]/1000" office:value-type="float" office:value="-93.068" calcext:value-type="float">
            <text:p>-93.07</text:p>
          </table:table-cell>
          <table:table-cell table:formula="of:=AVERAGE([.C934:.E934])" office:value-type="float" office:value="1116.66666666667" calcext:value-type="float">
            <text:p>1116.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92084" calcext:value-type="float">
            <text:p>-92084</text:p>
          </table:table-cell>
          <table:table-cell office:value-type="float" office:value="1115" calcext:value-type="float">
            <text:p>1115</text:p>
          </table:table-cell>
          <table:table-cell office:value-type="float" office:value="1116" calcext:value-type="float">
            <text:p>1116</text:p>
          </table:table-cell>
          <table:table-cell office:value-type="float" office:value="1115" calcext:value-type="float">
            <text:p>1115</text:p>
          </table:table-cell>
          <table:table-cell table:number-columns-repeated="2"/>
          <table:table-cell table:formula="of:=[.B935]/1000" office:value-type="float" office:value="-92.084" calcext:value-type="float">
            <text:p>-92.08</text:p>
          </table:table-cell>
          <table:table-cell table:formula="of:=AVERAGE([.C935:.E935])" office:value-type="float" office:value="1115.33333333333" calcext:value-type="float">
            <text:p>1115.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91099" calcext:value-type="float">
            <text:p>-91099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float" office:value="1114" calcext:value-type="float">
            <text:p>1114</text:p>
          </table:table-cell>
          <table:table-cell table:number-columns-repeated="2"/>
          <table:table-cell table:formula="of:=[.B936]/1000" office:value-type="float" office:value="-91.099" calcext:value-type="float">
            <text:p>-91.10</text:p>
          </table:table-cell>
          <table:table-cell table:formula="of:=AVERAGE([.C936:.E936])" office:value-type="float" office:value="1114.33333333333" calcext:value-type="float">
            <text:p>1114.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90114" calcext:value-type="float">
            <text:p>-90114</text:p>
          </table:table-cell>
          <table:table-cell table:number-columns-repeated="3" office:value-type="float" office:value="1113" calcext:value-type="float">
            <text:p>1113</text:p>
          </table:table-cell>
          <table:table-cell table:number-columns-repeated="2"/>
          <table:table-cell table:formula="of:=[.B937]/1000" office:value-type="float" office:value="-90.114" calcext:value-type="float">
            <text:p>-90.11</text:p>
          </table:table-cell>
          <table:table-cell table:formula="of:=AVERAGE([.C937:.E937])" office:value-type="float" office:value="1113" calcext:value-type="float">
            <text:p>1113.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89129" calcext:value-type="float">
            <text:p>-89129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113" calcext:value-type="float">
            <text:p>1113</text:p>
          </table:table-cell>
          <table:table-cell table:number-columns-repeated="2"/>
          <table:table-cell table:formula="of:=[.B938]/1000" office:value-type="float" office:value="-89.129" calcext:value-type="float">
            <text:p>-89.13</text:p>
          </table:table-cell>
          <table:table-cell table:formula="of:=AVERAGE([.C938:.E938])" office:value-type="float" office:value="1112.66666666667" calcext:value-type="float">
            <text:p>1112.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88144" calcext:value-type="float">
            <text:p>-88144</text:p>
          </table:table-cell>
          <table:table-cell table:number-columns-repeated="3" office:value-type="float" office:value="1111" calcext:value-type="float">
            <text:p>1111</text:p>
          </table:table-cell>
          <table:table-cell table:number-columns-repeated="2"/>
          <table:table-cell table:formula="of:=[.B939]/1000" office:value-type="float" office:value="-88.144" calcext:value-type="float">
            <text:p>-88.14</text:p>
          </table:table-cell>
          <table:table-cell table:formula="of:=AVERAGE([.C939:.E939])" office:value-type="float" office:value="1111" calcext:value-type="float">
            <text:p>1111.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87159" calcext:value-type="float">
            <text:p>-87159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1110" calcext:value-type="float">
            <text:p>1110</text:p>
          </table:table-cell>
          <table:table-cell table:number-columns-repeated="2"/>
          <table:table-cell table:formula="of:=[.B940]/1000" office:value-type="float" office:value="-87.159" calcext:value-type="float">
            <text:p>-87.16</text:p>
          </table:table-cell>
          <table:table-cell table:formula="of:=AVERAGE([.C940:.E940])" office:value-type="float" office:value="1110.33333333333" calcext:value-type="float">
            <text:p>1110.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86174" calcext:value-type="float">
            <text:p>-86174</text:p>
          </table:table-cell>
          <table:table-cell table:number-columns-repeated="2" office:value-type="float" office:value="1109" calcext:value-type="float">
            <text:p>1109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table:formula="of:=[.B941]/1000" office:value-type="float" office:value="-86.174" calcext:value-type="float">
            <text:p>-86.17</text:p>
          </table:table-cell>
          <table:table-cell table:formula="of:=AVERAGE([.C941:.E941])" office:value-type="float" office:value="1109.33333333333" calcext:value-type="float">
            <text:p>1109.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85190" calcext:value-type="float">
            <text:p>-85190</text:p>
          </table:table-cell>
          <table:table-cell table:number-columns-repeated="2"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table:number-columns-repeated="2"/>
          <table:table-cell table:formula="of:=[.B942]/1000" office:value-type="float" office:value="-85.19" calcext:value-type="float">
            <text:p>-85.19</text:p>
          </table:table-cell>
          <table:table-cell table:formula="of:=AVERAGE([.C942:.E942])" office:value-type="float" office:value="1108.33333333333" calcext:value-type="float">
            <text:p>1108.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84205" calcext:value-type="float">
            <text:p>-84205</text:p>
          </table:table-cell>
          <table:table-cell table:number-columns-repeated="2" office:value-type="float" office:value="1107" calcext:value-type="float">
            <text:p>1107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table:formula="of:=[.B943]/1000" office:value-type="float" office:value="-84.205" calcext:value-type="float">
            <text:p>-84.21</text:p>
          </table:table-cell>
          <table:table-cell table:formula="of:=AVERAGE([.C943:.E943])" office:value-type="float" office:value="1107.33333333333" calcext:value-type="float">
            <text:p>1107.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83220" calcext:value-type="float">
            <text:p>-83220</text:p>
          </table:table-cell>
          <table:table-cell office:value-type="float" office:value="1106" calcext:value-type="float">
            <text:p>1106</text:p>
          </table:table-cell>
          <table:table-cell office:value-type="float" office:value="1107" calcext:value-type="float">
            <text:p>1107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[.B944]/1000" office:value-type="float" office:value="-83.22" calcext:value-type="float">
            <text:p>-83.22</text:p>
          </table:table-cell>
          <table:table-cell table:formula="of:=AVERAGE([.C944:.E944])" office:value-type="float" office:value="1106.33333333333" calcext:value-type="float">
            <text:p>1106.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82235" calcext:value-type="float">
            <text:p>-82235</text:p>
          </table:table-cell>
          <table:table-cell table:number-columns-repeated="2"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[.B945]/1000" office:value-type="float" office:value="-82.235" calcext:value-type="float">
            <text:p>-82.24</text:p>
          </table:table-cell>
          <table:table-cell table:formula="of:=AVERAGE([.C945:.E945])" office:value-type="float" office:value="1105.33333333333" calcext:value-type="float">
            <text:p>1105.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81250" calcext:value-type="float">
            <text:p>-81250</text:p>
          </table:table-cell>
          <table:table-cell table:number-columns-repeated="3" office:value-type="float" office:value="1104" calcext:value-type="float">
            <text:p>1104</text:p>
          </table:table-cell>
          <table:table-cell table:number-columns-repeated="2"/>
          <table:table-cell table:formula="of:=[.B946]/1000" office:value-type="float" office:value="-81.25" calcext:value-type="float">
            <text:p>-81.25</text:p>
          </table:table-cell>
          <table:table-cell table:formula="of:=AVERAGE([.C946:.E946])" office:value-type="float" office:value="1104" calcext:value-type="float">
            <text:p>1104.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80265" calcext:value-type="float">
            <text:p>-80265</text:p>
          </table:table-cell>
          <table:table-cell table:number-columns-repeated="3" office:value-type="float" office:value="1103" calcext:value-type="float">
            <text:p>1103</text:p>
          </table:table-cell>
          <table:table-cell table:number-columns-repeated="2"/>
          <table:table-cell table:formula="of:=[.B947]/1000" office:value-type="float" office:value="-80.265" calcext:value-type="float">
            <text:p>-80.27</text:p>
          </table:table-cell>
          <table:table-cell table:formula="of:=AVERAGE([.C947:.E947])" office:value-type="float" office:value="1103" calcext:value-type="float">
            <text:p>1103.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79280" calcext:value-type="float">
            <text:p>-79280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2" calcext:value-type="float">
            <text:p>1102</text:p>
          </table:table-cell>
          <table:table-cell table:number-columns-repeated="2"/>
          <table:table-cell table:formula="of:=[.B948]/1000" office:value-type="float" office:value="-79.28" calcext:value-type="float">
            <text:p>-79.28</text:p>
          </table:table-cell>
          <table:table-cell table:formula="of:=AVERAGE([.C948:.E948])" office:value-type="float" office:value="1102.33333333333" calcext:value-type="float">
            <text:p>1102.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78296" calcext:value-type="float">
            <text:p>-78296</text:p>
          </table:table-cell>
          <table:table-cell table:number-columns-repeated="3" office:value-type="float" office:value="1101" calcext:value-type="float">
            <text:p>1101</text:p>
          </table:table-cell>
          <table:table-cell table:number-columns-repeated="2"/>
          <table:table-cell table:formula="of:=[.B949]/1000" office:value-type="float" office:value="-78.296" calcext:value-type="float">
            <text:p>-78.30</text:p>
          </table:table-cell>
          <table:table-cell table:formula="of:=AVERAGE([.C949:.E949])" office:value-type="float" office:value="1101" calcext:value-type="float">
            <text:p>1101.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77311" calcext:value-type="float">
            <text:p>-77311</text:p>
          </table:table-cell>
          <table:table-cell table:number-columns-repeated="3" office:value-type="float" office:value="1100" calcext:value-type="float">
            <text:p>1100</text:p>
          </table:table-cell>
          <table:table-cell table:number-columns-repeated="2"/>
          <table:table-cell table:formula="of:=[.B950]/1000" office:value-type="float" office:value="-77.311" calcext:value-type="float">
            <text:p>-77.31</text:p>
          </table:table-cell>
          <table:table-cell table:formula="of:=AVERAGE([.C950:.E950])" office:value-type="float" office:value="1100" calcext:value-type="float">
            <text:p>1100.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76326" calcext:value-type="float">
            <text:p>-76326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/>
          <table:table-cell table:formula="of:=[.B951]/1000" office:value-type="float" office:value="-76.326" calcext:value-type="float">
            <text:p>-76.33</text:p>
          </table:table-cell>
          <table:table-cell table:formula="of:=AVERAGE([.C951:.E951])" office:value-type="float" office:value="1099.66666666667" calcext:value-type="float">
            <text:p>1099.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75341" calcext:value-type="float">
            <text:p>-75341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float" office:value="1099" calcext:value-type="float">
            <text:p>1099</text:p>
          </table:table-cell>
          <table:table-cell table:number-columns-repeated="2"/>
          <table:table-cell table:formula="of:=[.B952]/1000" office:value-type="float" office:value="-75.341" calcext:value-type="float">
            <text:p>-75.34</text:p>
          </table:table-cell>
          <table:table-cell table:formula="of:=AVERAGE([.C952:.E952])" office:value-type="float" office:value="1098.66666666667" calcext:value-type="float">
            <text:p>1098.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74356" calcext:value-type="float">
            <text:p>-74356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float" office:value="1097" calcext:value-type="float">
            <text:p>1097</text:p>
          </table:table-cell>
          <table:table-cell table:number-columns-repeated="2"/>
          <table:table-cell table:formula="of:=[.B953]/1000" office:value-type="float" office:value="-74.356" calcext:value-type="float">
            <text:p>-74.36</text:p>
          </table:table-cell>
          <table:table-cell table:formula="of:=AVERAGE([.C953:.E953])" office:value-type="float" office:value="1097.33333333333" calcext:value-type="float">
            <text:p>1097.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73371" calcext:value-type="float">
            <text:p>-73371</text:p>
          </table:table-cell>
          <table:table-cell table:number-columns-repeated="3" office:value-type="float" office:value="1096" calcext:value-type="float">
            <text:p>1096</text:p>
          </table:table-cell>
          <table:table-cell table:number-columns-repeated="2"/>
          <table:table-cell table:formula="of:=[.B954]/1000" office:value-type="float" office:value="-73.371" calcext:value-type="float">
            <text:p>-73.37</text:p>
          </table:table-cell>
          <table:table-cell table:formula="of:=AVERAGE([.C954:.E954])" office:value-type="float" office:value="1096" calcext:value-type="float">
            <text:p>1096.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72386" calcext:value-type="float">
            <text:p>-72386</text:p>
          </table:table-cell>
          <table:table-cell table:number-columns-repeated="2"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B955]/1000" office:value-type="float" office:value="-72.386" calcext:value-type="float">
            <text:p>-72.39</text:p>
          </table:table-cell>
          <table:table-cell table:formula="of:=AVERAGE([.C955:.E955])" office:value-type="float" office:value="1095.33333333333" calcext:value-type="float">
            <text:p>1095.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71402" calcext:value-type="float">
            <text:p>-71402</text:p>
          </table:table-cell>
          <table:table-cell table:number-columns-repeated="3" office:value-type="float" office:value="1094" calcext:value-type="float">
            <text:p>1094</text:p>
          </table:table-cell>
          <table:table-cell table:number-columns-repeated="2"/>
          <table:table-cell table:formula="of:=[.B956]/1000" office:value-type="float" office:value="-71.402" calcext:value-type="float">
            <text:p>-71.40</text:p>
          </table:table-cell>
          <table:table-cell table:formula="of:=AVERAGE([.C956:.E956])" office:value-type="float" office:value="1094" calcext:value-type="float">
            <text:p>1094.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70417" calcext:value-type="float">
            <text:p>-70417</text:p>
          </table:table-cell>
          <table:table-cell office:value-type="float" office:value="1093" calcext:value-type="float">
            <text:p>1093</text:p>
          </table:table-cell>
          <table:table-cell office:value-type="float" office:value="1094" calcext:value-type="float">
            <text:p>1094</text:p>
          </table:table-cell>
          <table:table-cell office:value-type="float" office:value="1093" calcext:value-type="float">
            <text:p>1093</text:p>
          </table:table-cell>
          <table:table-cell table:number-columns-repeated="2"/>
          <table:table-cell table:formula="of:=[.B957]/1000" office:value-type="float" office:value="-70.417" calcext:value-type="float">
            <text:p>-70.42</text:p>
          </table:table-cell>
          <table:table-cell table:formula="of:=AVERAGE([.C957:.E957])" office:value-type="float" office:value="1093.33333333333" calcext:value-type="float">
            <text:p>1093.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69432" calcext:value-type="float">
            <text:p>-69432</text:p>
          </table:table-cell>
          <table:table-cell table:number-columns-repeated="3" office:value-type="float" office:value="1092" calcext:value-type="float">
            <text:p>1092</text:p>
          </table:table-cell>
          <table:table-cell table:number-columns-repeated="2"/>
          <table:table-cell table:formula="of:=[.B958]/1000" office:value-type="float" office:value="-69.432" calcext:value-type="float">
            <text:p>-69.43</text:p>
          </table:table-cell>
          <table:table-cell table:formula="of:=AVERAGE([.C958:.E958])" office:value-type="float" office:value="1092" calcext:value-type="float">
            <text:p>1092.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68447" calcext:value-type="float">
            <text:p>-68447</text:p>
          </table:table-cell>
          <table:table-cell table:number-columns-repeated="3" office:value-type="float" office:value="1091" calcext:value-type="float">
            <text:p>1091</text:p>
          </table:table-cell>
          <table:table-cell table:number-columns-repeated="2"/>
          <table:table-cell table:formula="of:=[.B959]/1000" office:value-type="float" office:value="-68.447" calcext:value-type="float">
            <text:p>-68.45</text:p>
          </table:table-cell>
          <table:table-cell table:formula="of:=AVERAGE([.C959:.E959])" office:value-type="float" office:value="1091" calcext:value-type="float">
            <text:p>1091.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67462" calcext:value-type="float">
            <text:p>-67462</text:p>
          </table:table-cell>
          <table:table-cell table:number-columns-repeated="2" office:value-type="float" office:value="1091" calcext:value-type="float">
            <text:p>1091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table:formula="of:=[.B960]/1000" office:value-type="float" office:value="-67.462" calcext:value-type="float">
            <text:p>-67.46</text:p>
          </table:table-cell>
          <table:table-cell table:formula="of:=AVERAGE([.C960:.E960])" office:value-type="float" office:value="1090.66666666667" calcext:value-type="float">
            <text:p>1090.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66477" calcext:value-type="float">
            <text:p>-66477</text:p>
          </table:table-cell>
          <table:table-cell office:value-type="float" office:value="1089" calcext:value-type="float">
            <text:p>1089</text:p>
          </table:table-cell>
          <table:table-cell office:value-type="float" office:value="1090" calcext:value-type="float">
            <text:p>1090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table:formula="of:=[.B961]/1000" office:value-type="float" office:value="-66.477" calcext:value-type="float">
            <text:p>-66.48</text:p>
          </table:table-cell>
          <table:table-cell table:formula="of:=AVERAGE([.C961:.E961])" office:value-type="float" office:value="1089.33333333333" calcext:value-type="float">
            <text:p>1089.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65492" calcext:value-type="float">
            <text:p>-65492</text:p>
          </table:table-cell>
          <table:table-cell table:number-columns-repeated="3" office:value-type="float" office:value="1089" calcext:value-type="float">
            <text:p>1089</text:p>
          </table:table-cell>
          <table:table-cell table:number-columns-repeated="2"/>
          <table:table-cell table:formula="of:=[.B962]/1000" office:value-type="float" office:value="-65.492" calcext:value-type="float">
            <text:p>-65.49</text:p>
          </table:table-cell>
          <table:table-cell table:formula="of:=AVERAGE([.C962:.E962])" office:value-type="float" office:value="1089" calcext:value-type="float">
            <text:p>1089.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64508" calcext:value-type="float">
            <text:p>-64508</text:p>
          </table:table-cell>
          <table:table-cell table:number-columns-repeated="3" office:value-type="float" office:value="1088" calcext:value-type="float">
            <text:p>1088</text:p>
          </table:table-cell>
          <table:table-cell table:number-columns-repeated="2"/>
          <table:table-cell table:formula="of:=[.B963]/1000" office:value-type="float" office:value="-64.508" calcext:value-type="float">
            <text:p>-64.51</text:p>
          </table:table-cell>
          <table:table-cell table:formula="of:=AVERAGE([.C963:.E963])" office:value-type="float" office:value="1088" calcext:value-type="float">
            <text:p>1088.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63523" calcext:value-type="float">
            <text:p>-63523</text:p>
          </table:table-cell>
          <table:table-cell table:number-columns-repeated="3" office:value-type="float" office:value="1087" calcext:value-type="float">
            <text:p>1087</text:p>
          </table:table-cell>
          <table:table-cell table:number-columns-repeated="2"/>
          <table:table-cell table:formula="of:=[.B964]/1000" office:value-type="float" office:value="-63.523" calcext:value-type="float">
            <text:p>-63.52</text:p>
          </table:table-cell>
          <table:table-cell table:formula="of:=AVERAGE([.C964:.E964])" office:value-type="float" office:value="1087" calcext:value-type="float">
            <text:p>1087.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62538" calcext:value-type="float">
            <text:p>-62538</text:p>
          </table:table-cell>
          <table:table-cell table:number-columns-repeated="3" office:value-type="float" office:value="1086" calcext:value-type="float">
            <text:p>1086</text:p>
          </table:table-cell>
          <table:table-cell table:number-columns-repeated="2"/>
          <table:table-cell table:formula="of:=[.B965]/1000" office:value-type="float" office:value="-62.538" calcext:value-type="float">
            <text:p>-62.54</text:p>
          </table:table-cell>
          <table:table-cell table:formula="of:=AVERAGE([.C965:.E965])" office:value-type="float" office:value="1086" calcext:value-type="float">
            <text:p>1086.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61553" calcext:value-type="float">
            <text:p>-61553</text:p>
          </table:table-cell>
          <table:table-cell table:number-columns-repeated="3" office:value-type="float" office:value="1085" calcext:value-type="float">
            <text:p>1085</text:p>
          </table:table-cell>
          <table:table-cell table:number-columns-repeated="2"/>
          <table:table-cell table:formula="of:=[.B966]/1000" office:value-type="float" office:value="-61.553" calcext:value-type="float">
            <text:p>-61.55</text:p>
          </table:table-cell>
          <table:table-cell table:formula="of:=AVERAGE([.C966:.E966])" office:value-type="float" office:value="1085" calcext:value-type="float">
            <text:p>1085.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60568" calcext:value-type="float">
            <text:p>-60568</text:p>
          </table:table-cell>
          <table:table-cell table:number-columns-repeated="3" office:value-type="float" office:value="1084" calcext:value-type="float">
            <text:p>1084</text:p>
          </table:table-cell>
          <table:table-cell table:number-columns-repeated="2"/>
          <table:table-cell table:formula="of:=[.B967]/1000" office:value-type="float" office:value="-60.568" calcext:value-type="float">
            <text:p>-60.57</text:p>
          </table:table-cell>
          <table:table-cell table:formula="of:=AVERAGE([.C967:.E967])" office:value-type="float" office:value="1084" calcext:value-type="float">
            <text:p>1084.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59583" calcext:value-type="float">
            <text:p>-59583</text:p>
          </table:table-cell>
          <table:table-cell table:number-columns-repeated="3" office:value-type="float" office:value="1083" calcext:value-type="float">
            <text:p>1083</text:p>
          </table:table-cell>
          <table:table-cell table:number-columns-repeated="2"/>
          <table:table-cell table:formula="of:=[.B968]/1000" office:value-type="float" office:value="-59.583" calcext:value-type="float">
            <text:p>-59.58</text:p>
          </table:table-cell>
          <table:table-cell table:formula="of:=AVERAGE([.C968:.E968])" office:value-type="float" office:value="1083" calcext:value-type="float">
            <text:p>1083.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58598" calcext:value-type="float">
            <text:p>-58598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1082" calcext:value-type="float">
            <text:p>1082</text:p>
          </table:table-cell>
          <table:table-cell table:number-columns-repeated="2"/>
          <table:table-cell table:formula="of:=[.B969]/1000" office:value-type="float" office:value="-58.598" calcext:value-type="float">
            <text:p>-58.60</text:p>
          </table:table-cell>
          <table:table-cell table:formula="of:=AVERAGE([.C969:.E969])" office:value-type="float" office:value="1081.66666666667" calcext:value-type="float">
            <text:p>1081.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57614" calcext:value-type="float">
            <text:p>-57614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table:formula="of:=[.B970]/1000" office:value-type="float" office:value="-57.614" calcext:value-type="float">
            <text:p>-57.61</text:p>
          </table:table-cell>
          <table:table-cell table:formula="of:=AVERAGE([.C970:.E970])" office:value-type="float" office:value="1081.33333333333" calcext:value-type="float">
            <text:p>1081.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56629" calcext:value-type="float">
            <text:p>-56629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table:formula="of:=[.B971]/1000" office:value-type="float" office:value="-56.629" calcext:value-type="float">
            <text:p>-56.63</text:p>
          </table:table-cell>
          <table:table-cell table:formula="of:=AVERAGE([.C971:.E971])" office:value-type="float" office:value="1080.33333333333" calcext:value-type="float">
            <text:p>1080.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55644" calcext:value-type="float">
            <text:p>-55644</text:p>
          </table:table-cell>
          <table:table-cell table:number-columns-repeated="3" office:value-type="float" office:value="1079" calcext:value-type="float">
            <text:p>1079</text:p>
          </table:table-cell>
          <table:table-cell table:number-columns-repeated="2"/>
          <table:table-cell table:formula="of:=[.B972]/1000" office:value-type="float" office:value="-55.644" calcext:value-type="float">
            <text:p>-55.64</text:p>
          </table:table-cell>
          <table:table-cell table:formula="of:=AVERAGE([.C972:.E972])" office:value-type="float" office:value="1079" calcext:value-type="float">
            <text:p>1079.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54659" calcext:value-type="float">
            <text:p>-54659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1078" calcext:value-type="float">
            <text:p>1078</text:p>
          </table:table-cell>
          <table:table-cell table:number-columns-repeated="2"/>
          <table:table-cell table:formula="of:=[.B973]/1000" office:value-type="float" office:value="-54.659" calcext:value-type="float">
            <text:p>-54.66</text:p>
          </table:table-cell>
          <table:table-cell table:formula="of:=AVERAGE([.C973:.E973])" office:value-type="float" office:value="1078.33333333333" calcext:value-type="float">
            <text:p>1078.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53674" calcext:value-type="float">
            <text:p>-53674</text:p>
          </table:table-cell>
          <table:table-cell table:number-columns-repeated="3" office:value-type="float" office:value="1077" calcext:value-type="float">
            <text:p>1077</text:p>
          </table:table-cell>
          <table:table-cell table:number-columns-repeated="2"/>
          <table:table-cell table:formula="of:=[.B974]/1000" office:value-type="float" office:value="-53.674" calcext:value-type="float">
            <text:p>-53.67</text:p>
          </table:table-cell>
          <table:table-cell table:formula="of:=AVERAGE([.C974:.E974])" office:value-type="float" office:value="1077" calcext:value-type="float">
            <text:p>1077.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52689" calcext:value-type="float">
            <text:p>-52689</text:p>
          </table:table-cell>
          <table:table-cell table:number-columns-repeated="3" office:value-type="float" office:value="1076" calcext:value-type="float">
            <text:p>1076</text:p>
          </table:table-cell>
          <table:table-cell table:number-columns-repeated="2"/>
          <table:table-cell table:formula="of:=[.B975]/1000" office:value-type="float" office:value="-52.689" calcext:value-type="float">
            <text:p>-52.69</text:p>
          </table:table-cell>
          <table:table-cell table:formula="of:=AVERAGE([.C975:.E975])" office:value-type="float" office:value="1076" calcext:value-type="float">
            <text:p>1076.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51704" calcext:value-type="float">
            <text:p>-51704</text:p>
          </table:table-cell>
          <table:table-cell table:number-columns-repeated="2"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table:formula="of:=[.B976]/1000" office:value-type="float" office:value="-51.704" calcext:value-type="float">
            <text:p>-51.70</text:p>
          </table:table-cell>
          <table:table-cell table:formula="of:=AVERAGE([.C976:.E976])" office:value-type="float" office:value="1075.33333333333" calcext:value-type="float">
            <text:p>1075.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50720" calcext:value-type="float">
            <text:p>-50720</text:p>
          </table:table-cell>
          <table:table-cell table:number-columns-repeated="3" office:value-type="float" office:value="1074" calcext:value-type="float">
            <text:p>1074</text:p>
          </table:table-cell>
          <table:table-cell table:number-columns-repeated="2"/>
          <table:table-cell table:formula="of:=[.B977]/1000" office:value-type="float" office:value="-50.72" calcext:value-type="float">
            <text:p>-50.72</text:p>
          </table:table-cell>
          <table:table-cell table:formula="of:=AVERAGE([.C977:.E977])" office:value-type="float" office:value="1074" calcext:value-type="float">
            <text:p>1074.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49735" calcext:value-type="float">
            <text:p>-49735</text:p>
          </table:table-cell>
          <table:table-cell table:number-columns-repeated="3" office:value-type="float" office:value="1073" calcext:value-type="float">
            <text:p>1073</text:p>
          </table:table-cell>
          <table:table-cell table:number-columns-repeated="2"/>
          <table:table-cell table:formula="of:=[.B978]/1000" office:value-type="float" office:value="-49.735" calcext:value-type="float">
            <text:p>-49.74</text:p>
          </table:table-cell>
          <table:table-cell table:formula="of:=AVERAGE([.C978:.E978])" office:value-type="float" office:value="1073" calcext:value-type="float">
            <text:p>1073.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48750" calcext:value-type="float">
            <text:p>-48750</text:p>
          </table:table-cell>
          <table:table-cell table:number-columns-repeated="3" office:value-type="float" office:value="1072" calcext:value-type="float">
            <text:p>1072</text:p>
          </table:table-cell>
          <table:table-cell table:number-columns-repeated="2"/>
          <table:table-cell table:formula="of:=[.B979]/1000" office:value-type="float" office:value="-48.75" calcext:value-type="float">
            <text:p>-48.75</text:p>
          </table:table-cell>
          <table:table-cell table:formula="of:=AVERAGE([.C979:.E979])" office:value-type="float" office:value="1072" calcext:value-type="float">
            <text:p>1072.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47765" calcext:value-type="float">
            <text:p>-47765</text:p>
          </table:table-cell>
          <table:table-cell table:number-columns-repeated="3" office:value-type="float" office:value="1071" calcext:value-type="float">
            <text:p>1071</text:p>
          </table:table-cell>
          <table:table-cell table:number-columns-repeated="2"/>
          <table:table-cell table:formula="of:=[.B980]/1000" office:value-type="float" office:value="-47.765" calcext:value-type="float">
            <text:p>-47.77</text:p>
          </table:table-cell>
          <table:table-cell table:formula="of:=AVERAGE([.C980:.E980])" office:value-type="float" office:value="1071" calcext:value-type="float">
            <text:p>1071.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46780" calcext:value-type="float">
            <text:p>-46780</text:p>
          </table:table-cell>
          <table:table-cell table:number-columns-repeated="3" office:value-type="float" office:value="1070" calcext:value-type="float">
            <text:p>1070</text:p>
          </table:table-cell>
          <table:table-cell table:number-columns-repeated="2"/>
          <table:table-cell table:formula="of:=[.B981]/1000" office:value-type="float" office:value="-46.78" calcext:value-type="float">
            <text:p>-46.78</text:p>
          </table:table-cell>
          <table:table-cell table:formula="of:=AVERAGE([.C981:.E981])" office:value-type="float" office:value="1070" calcext:value-type="float">
            <text:p>1070.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45795" calcext:value-type="float">
            <text:p>-45795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1069" calcext:value-type="float">
            <text:p>1069</text:p>
          </table:table-cell>
          <table:table-cell table:number-columns-repeated="2"/>
          <table:table-cell table:formula="of:=[.B982]/1000" office:value-type="float" office:value="-45.795" calcext:value-type="float">
            <text:p>-45.80</text:p>
          </table:table-cell>
          <table:table-cell table:formula="of:=AVERAGE([.C982:.E982])" office:value-type="float" office:value="1068.66666666667" calcext:value-type="float">
            <text:p>1068.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44810" calcext:value-type="float">
            <text:p>-44810</text:p>
          </table:table-cell>
          <table:table-cell table:number-columns-repeated="3" office:value-type="float" office:value="1068" calcext:value-type="float">
            <text:p>1068</text:p>
          </table:table-cell>
          <table:table-cell table:number-columns-repeated="2"/>
          <table:table-cell table:formula="of:=[.B983]/1000" office:value-type="float" office:value="-44.81" calcext:value-type="float">
            <text:p>-44.81</text:p>
          </table:table-cell>
          <table:table-cell table:formula="of:=AVERAGE([.C983:.E983])" office:value-type="float" office:value="1068" calcext:value-type="float">
            <text:p>1068.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43826" calcext:value-type="float">
            <text:p>-43826</text:p>
          </table:table-cell>
          <table:table-cell table:number-columns-repeated="3" office:value-type="float" office:value="1067" calcext:value-type="float">
            <text:p>1067</text:p>
          </table:table-cell>
          <table:table-cell table:number-columns-repeated="2"/>
          <table:table-cell table:formula="of:=[.B984]/1000" office:value-type="float" office:value="-43.826" calcext:value-type="float">
            <text:p>-43.83</text:p>
          </table:table-cell>
          <table:table-cell table:formula="of:=AVERAGE([.C984:.E984])" office:value-type="float" office:value="1067" calcext:value-type="float">
            <text:p>1067.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42841" calcext:value-type="float">
            <text:p>-42841</text:p>
          </table:table-cell>
          <table:table-cell table:number-columns-repeated="3" office:value-type="float" office:value="1066" calcext:value-type="float">
            <text:p>1066</text:p>
          </table:table-cell>
          <table:table-cell table:number-columns-repeated="2"/>
          <table:table-cell table:formula="of:=[.B985]/1000" office:value-type="float" office:value="-42.841" calcext:value-type="float">
            <text:p>-42.84</text:p>
          </table:table-cell>
          <table:table-cell table:formula="of:=AVERAGE([.C985:.E985])" office:value-type="float" office:value="1066" calcext:value-type="float">
            <text:p>1066.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41856" calcext:value-type="float">
            <text:p>-41856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float" office:value="1065" calcext:value-type="float">
            <text:p>1065</text:p>
          </table:table-cell>
          <table:table-cell table:number-columns-repeated="2"/>
          <table:table-cell table:formula="of:=[.B986]/1000" office:value-type="float" office:value="-41.856" calcext:value-type="float">
            <text:p>-41.86</text:p>
          </table:table-cell>
          <table:table-cell table:formula="of:=AVERAGE([.C986:.E986])" office:value-type="float" office:value="1064.66666666667" calcext:value-type="float">
            <text:p>1064.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40871" calcext:value-type="float">
            <text:p>-40871</text:p>
          </table:table-cell>
          <table:table-cell table:number-columns-repeated="3" office:value-type="float" office:value="1064" calcext:value-type="float">
            <text:p>1064</text:p>
          </table:table-cell>
          <table:table-cell table:number-columns-repeated="2"/>
          <table:table-cell table:formula="of:=[.B987]/1000" office:value-type="float" office:value="-40.871" calcext:value-type="float">
            <text:p>-40.87</text:p>
          </table:table-cell>
          <table:table-cell table:formula="of:=AVERAGE([.C987:.E987])" office:value-type="float" office:value="1064" calcext:value-type="float">
            <text:p>1064.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39886" calcext:value-type="float">
            <text:p>-39886</text:p>
          </table:table-cell>
          <table:table-cell table:number-columns-repeated="3" office:value-type="float" office:value="1063" calcext:value-type="float">
            <text:p>1063</text:p>
          </table:table-cell>
          <table:table-cell table:number-columns-repeated="2"/>
          <table:table-cell table:formula="of:=[.B988]/1000" office:value-type="float" office:value="-39.886" calcext:value-type="float">
            <text:p>-39.89</text:p>
          </table:table-cell>
          <table:table-cell table:formula="of:=AVERAGE([.C988:.E988])" office:value-type="float" office:value="1063" calcext:value-type="float">
            <text:p>1063.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38901" calcext:value-type="float">
            <text:p>-38901</text:p>
          </table:table-cell>
          <table:table-cell table:number-columns-repeated="3" office:value-type="float" office:value="1062" calcext:value-type="float">
            <text:p>1062</text:p>
          </table:table-cell>
          <table:table-cell table:number-columns-repeated="2"/>
          <table:table-cell table:formula="of:=[.B989]/1000" office:value-type="float" office:value="-38.901" calcext:value-type="float">
            <text:p>-38.90</text:p>
          </table:table-cell>
          <table:table-cell table:formula="of:=AVERAGE([.C989:.E989])" office:value-type="float" office:value="1062" calcext:value-type="float">
            <text:p>1062.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37916" calcext:value-type="float">
            <text:p>-37916</text:p>
          </table:table-cell>
          <table:table-cell table:number-columns-repeated="3" office:value-type="float" office:value="1061" calcext:value-type="float">
            <text:p>1061</text:p>
          </table:table-cell>
          <table:table-cell table:number-columns-repeated="2"/>
          <table:table-cell table:formula="of:=[.B990]/1000" office:value-type="float" office:value="-37.916" calcext:value-type="float">
            <text:p>-37.92</text:p>
          </table:table-cell>
          <table:table-cell table:formula="of:=AVERAGE([.C990:.E990])" office:value-type="float" office:value="1061" calcext:value-type="float">
            <text:p>1061.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36932" calcext:value-type="float">
            <text:p>-36932</text:p>
          </table:table-cell>
          <table:table-cell table:number-columns-repeated="3" office:value-type="float" office:value="1060" calcext:value-type="float">
            <text:p>1060</text:p>
          </table:table-cell>
          <table:table-cell table:number-columns-repeated="2"/>
          <table:table-cell table:formula="of:=[.B991]/1000" office:value-type="float" office:value="-36.932" calcext:value-type="float">
            <text:p>-36.93</text:p>
          </table:table-cell>
          <table:table-cell table:formula="of:=AVERAGE([.C991:.E991])" office:value-type="float" office:value="1060" calcext:value-type="float">
            <text:p>1060.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35947" calcext:value-type="float">
            <text:p>-35947</text:p>
          </table:table-cell>
          <table:table-cell table:number-columns-repeated="3" office:value-type="float" office:value="1059" calcext:value-type="float">
            <text:p>1059</text:p>
          </table:table-cell>
          <table:table-cell table:number-columns-repeated="2"/>
          <table:table-cell table:formula="of:=[.B992]/1000" office:value-type="float" office:value="-35.947" calcext:value-type="float">
            <text:p>-35.95</text:p>
          </table:table-cell>
          <table:table-cell table:formula="of:=AVERAGE([.C992:.E992])" office:value-type="float" office:value="1059" calcext:value-type="float">
            <text:p>1059.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34962" calcext:value-type="float">
            <text:p>-34962</text:p>
          </table:table-cell>
          <table:table-cell table:number-columns-repeated="3" office:value-type="float" office:value="1058" calcext:value-type="float">
            <text:p>1058</text:p>
          </table:table-cell>
          <table:table-cell table:number-columns-repeated="2"/>
          <table:table-cell table:formula="of:=[.B993]/1000" office:value-type="float" office:value="-34.962" calcext:value-type="float">
            <text:p>-34.96</text:p>
          </table:table-cell>
          <table:table-cell table:formula="of:=AVERAGE([.C993:.E993])" office:value-type="float" office:value="1058" calcext:value-type="float">
            <text:p>1058.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33977" calcext:value-type="float">
            <text:p>-33977</text:p>
          </table:table-cell>
          <table:table-cell table:number-columns-repeated="3" office:value-type="float" office:value="1057" calcext:value-type="float">
            <text:p>1057</text:p>
          </table:table-cell>
          <table:table-cell table:number-columns-repeated="2"/>
          <table:table-cell table:formula="of:=[.B994]/1000" office:value-type="float" office:value="-33.977" calcext:value-type="float">
            <text:p>-33.98</text:p>
          </table:table-cell>
          <table:table-cell table:formula="of:=AVERAGE([.C994:.E994])" office:value-type="float" office:value="1057" calcext:value-type="float">
            <text:p>1057.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32992" calcext:value-type="float">
            <text:p>-32992</text:p>
          </table:table-cell>
          <table:table-cell table:number-columns-repeated="3" office:value-type="float" office:value="1056" calcext:value-type="float">
            <text:p>1056</text:p>
          </table:table-cell>
          <table:table-cell table:number-columns-repeated="2"/>
          <table:table-cell table:formula="of:=[.B995]/1000" office:value-type="float" office:value="-32.992" calcext:value-type="float">
            <text:p>-32.99</text:p>
          </table:table-cell>
          <table:table-cell table:formula="of:=AVERAGE([.C995:.E995])" office:value-type="float" office:value="1056" calcext:value-type="float">
            <text:p>1056.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32007" calcext:value-type="float">
            <text:p>-32007</text:p>
          </table:table-cell>
          <table:table-cell table:number-columns-repeated="3" office:value-type="float" office:value="1055" calcext:value-type="float">
            <text:p>1055</text:p>
          </table:table-cell>
          <table:table-cell table:number-columns-repeated="2"/>
          <table:table-cell table:formula="of:=[.B996]/1000" office:value-type="float" office:value="-32.007" calcext:value-type="float">
            <text:p>-32.01</text:p>
          </table:table-cell>
          <table:table-cell table:formula="of:=AVERAGE([.C996:.E996])" office:value-type="float" office:value="1055" calcext:value-type="float">
            <text:p>1055.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31022" calcext:value-type="float">
            <text:p>-31022</text:p>
          </table:table-cell>
          <table:table-cell table:number-columns-repeated="3" office:value-type="float" office:value="1055" calcext:value-type="float">
            <text:p>1055</text:p>
          </table:table-cell>
          <table:table-cell table:number-columns-repeated="2"/>
          <table:table-cell table:formula="of:=[.B997]/1000" office:value-type="float" office:value="-31.022" calcext:value-type="float">
            <text:p>-31.02</text:p>
          </table:table-cell>
          <table:table-cell table:formula="of:=AVERAGE([.C997:.E997])" office:value-type="float" office:value="1055" calcext:value-type="float">
            <text:p>1055.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30038" calcext:value-type="float">
            <text:p>-30038</text:p>
          </table:table-cell>
          <table:table-cell table:number-columns-repeated="3" office:value-type="float" office:value="1053" calcext:value-type="float">
            <text:p>1053</text:p>
          </table:table-cell>
          <table:table-cell table:number-columns-repeated="2"/>
          <table:table-cell table:formula="of:=[.B998]/1000" office:value-type="float" office:value="-30.038" calcext:value-type="float">
            <text:p>-30.04</text:p>
          </table:table-cell>
          <table:table-cell table:formula="of:=AVERAGE([.C998:.E998])" office:value-type="float" office:value="1053" calcext:value-type="float">
            <text:p>1053.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29053" calcext:value-type="float">
            <text:p>-29053</text:p>
          </table:table-cell>
          <table:table-cell table:number-columns-repeated="3" office:value-type="float" office:value="1053" calcext:value-type="float">
            <text:p>1053</text:p>
          </table:table-cell>
          <table:table-cell table:number-columns-repeated="2"/>
          <table:table-cell table:formula="of:=[.B999]/1000" office:value-type="float" office:value="-29.053" calcext:value-type="float">
            <text:p>-29.05</text:p>
          </table:table-cell>
          <table:table-cell table:formula="of:=AVERAGE([.C999:.E999])" office:value-type="float" office:value="1053" calcext:value-type="float">
            <text:p>1053.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28068" calcext:value-type="float">
            <text:p>-28068</text:p>
          </table:table-cell>
          <table:table-cell table:number-columns-repeated="3" office:value-type="float" office:value="1052" calcext:value-type="float">
            <text:p>1052</text:p>
          </table:table-cell>
          <table:table-cell table:number-columns-repeated="2"/>
          <table:table-cell table:formula="of:=[.B1000]/1000" office:value-type="float" office:value="-28.068" calcext:value-type="float">
            <text:p>-28.07</text:p>
          </table:table-cell>
          <table:table-cell table:formula="of:=AVERAGE([.C1000:.E1000])" office:value-type="float" office:value="1052" calcext:value-type="float">
            <text:p>1052.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27083" calcext:value-type="float">
            <text:p>-27083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B1001]/1000" office:value-type="float" office:value="-27.083" calcext:value-type="float">
            <text:p>-27.08</text:p>
          </table:table-cell>
          <table:table-cell table:formula="of:=AVERAGE([.C1001:.E1001])" office:value-type="float" office:value="1050.33333333333" calcext:value-type="float">
            <text:p>1050.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26098" calcext:value-type="float">
            <text:p>-26098</text:p>
          </table:table-cell>
          <table:table-cell table:number-columns-repeated="3" office:value-type="float" office:value="1049" calcext:value-type="float">
            <text:p>1049</text:p>
          </table:table-cell>
          <table:table-cell table:number-columns-repeated="2"/>
          <table:table-cell table:formula="of:=[.B1002]/1000" office:value-type="float" office:value="-26.098" calcext:value-type="float">
            <text:p>-26.10</text:p>
          </table:table-cell>
          <table:table-cell table:formula="of:=AVERAGE([.C1002:.E1002])" office:value-type="float" office:value="1049" calcext:value-type="float">
            <text:p>1049.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25113" calcext:value-type="float">
            <text:p>-25113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[.B1003]/1000" office:value-type="float" office:value="-25.113" calcext:value-type="float">
            <text:p>-25.11</text:p>
          </table:table-cell>
          <table:table-cell table:formula="of:=AVERAGE([.C1003:.E1003])" office:value-type="float" office:value="1048.66666666667" calcext:value-type="float">
            <text:p>1048.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24128" calcext:value-type="float">
            <text:p>-24128</text:p>
          </table:table-cell>
          <table:table-cell table:number-columns-repeated="3" office:value-type="float" office:value="1048" calcext:value-type="float">
            <text:p>1048</text:p>
          </table:table-cell>
          <table:table-cell table:number-columns-repeated="2"/>
          <table:table-cell table:formula="of:=[.B1004]/1000" office:value-type="float" office:value="-24.128" calcext:value-type="float">
            <text:p>-24.13</text:p>
          </table:table-cell>
          <table:table-cell table:formula="of:=AVERAGE([.C1004:.E1004])" office:value-type="float" office:value="1048" calcext:value-type="float">
            <text:p>1048.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3144" calcext:value-type="float">
            <text:p>-23144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float" office:value="1047" calcext:value-type="float">
            <text:p>1047</text:p>
          </table:table-cell>
          <table:table-cell table:number-columns-repeated="2"/>
          <table:table-cell table:formula="of:=[.B1005]/1000" office:value-type="float" office:value="-23.144" calcext:value-type="float">
            <text:p>-23.14</text:p>
          </table:table-cell>
          <table:table-cell table:formula="of:=AVERAGE([.C1005:.E1005])" office:value-type="float" office:value="1046.66666666667" calcext:value-type="float">
            <text:p>1046.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22159" calcext:value-type="float">
            <text:p>-22159</text:p>
          </table:table-cell>
          <table:table-cell table:number-columns-repeated="3" office:value-type="float" office:value="1046" calcext:value-type="float">
            <text:p>1046</text:p>
          </table:table-cell>
          <table:table-cell table:number-columns-repeated="2"/>
          <table:table-cell table:formula="of:=[.B1006]/1000" office:value-type="float" office:value="-22.159" calcext:value-type="float">
            <text:p>-22.16</text:p>
          </table:table-cell>
          <table:table-cell table:formula="of:=AVERAGE([.C1006:.E1006])" office:value-type="float" office:value="1046" calcext:value-type="float">
            <text:p>1046.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21174" calcext:value-type="float">
            <text:p>-21174</text:p>
          </table:table-cell>
          <table:table-cell table:number-columns-repeated="3" office:value-type="float" office:value="1045" calcext:value-type="float">
            <text:p>1045</text:p>
          </table:table-cell>
          <table:table-cell table:number-columns-repeated="2"/>
          <table:table-cell table:formula="of:=[.B1007]/1000" office:value-type="float" office:value="-21.174" calcext:value-type="float">
            <text:p>-21.17</text:p>
          </table:table-cell>
          <table:table-cell table:formula="of:=AVERAGE([.C1007:.E1007])" office:value-type="float" office:value="1045" calcext:value-type="float">
            <text:p>1045.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20189" calcext:value-type="float">
            <text:p>-20189</text:p>
          </table:table-cell>
          <table:table-cell table:number-columns-repeated="2"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table:formula="of:=[.B1008]/1000" office:value-type="float" office:value="-20.189" calcext:value-type="float">
            <text:p>-20.19</text:p>
          </table:table-cell>
          <table:table-cell table:formula="of:=AVERAGE([.C1008:.E1008])" office:value-type="float" office:value="1043.33333333333" calcext:value-type="float">
            <text:p>1043.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19204" calcext:value-type="float">
            <text:p>-19204</text:p>
          </table:table-cell>
          <table:table-cell table:number-columns-repeated="3" office:value-type="float" office:value="1043" calcext:value-type="float">
            <text:p>1043</text:p>
          </table:table-cell>
          <table:table-cell table:number-columns-repeated="2"/>
          <table:table-cell table:formula="of:=[.B1009]/1000" office:value-type="float" office:value="-19.204" calcext:value-type="float">
            <text:p>-19.20</text:p>
          </table:table-cell>
          <table:table-cell table:formula="of:=AVERAGE([.C1009:.E1009])" office:value-type="float" office:value="1043" calcext:value-type="float">
            <text:p>1043.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8219" calcext:value-type="float">
            <text:p>-18219</text:p>
          </table:table-cell>
          <table:table-cell table:number-columns-repeated="3" office:value-type="float" office:value="1042" calcext:value-type="float">
            <text:p>1042</text:p>
          </table:table-cell>
          <table:table-cell table:number-columns-repeated="2"/>
          <table:table-cell table:formula="of:=[.B1010]/1000" office:value-type="float" office:value="-18.219" calcext:value-type="float">
            <text:p>-18.22</text:p>
          </table:table-cell>
          <table:table-cell table:formula="of:=AVERAGE([.C1010:.E1010])" office:value-type="float" office:value="1042" calcext:value-type="float">
            <text:p>1042.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17234" calcext:value-type="float">
            <text:p>-17234</text:p>
          </table:table-cell>
          <table:table-cell table:number-columns-repeated="3" office:value-type="float" office:value="1041" calcext:value-type="float">
            <text:p>1041</text:p>
          </table:table-cell>
          <table:table-cell table:number-columns-repeated="2"/>
          <table:table-cell table:formula="of:=[.B1011]/1000" office:value-type="float" office:value="-17.234" calcext:value-type="float">
            <text:p>-17.23</text:p>
          </table:table-cell>
          <table:table-cell table:formula="of:=AVERAGE([.C1011:.E1011])" office:value-type="float" office:value="1041" calcext:value-type="float">
            <text:p>1041.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6250" calcext:value-type="float">
            <text:p>-16250</text:p>
          </table:table-cell>
          <table:table-cell table:number-columns-repeated="3" office:value-type="float" office:value="1040" calcext:value-type="float">
            <text:p>1040</text:p>
          </table:table-cell>
          <table:table-cell table:number-columns-repeated="2"/>
          <table:table-cell table:formula="of:=[.B1012]/1000" office:value-type="float" office:value="-16.25" calcext:value-type="float">
            <text:p>-16.25</text:p>
          </table:table-cell>
          <table:table-cell table:formula="of:=AVERAGE([.C1012:.E1012])" office:value-type="float" office:value="1040" calcext:value-type="float">
            <text:p>1040.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15265" calcext:value-type="float">
            <text:p>-15265</text:p>
          </table:table-cell>
          <table:table-cell office:value-type="float" office:value="1039" calcext:value-type="float">
            <text:p>1039</text:p>
          </table:table-cell>
          <table:table-cell office:value-type="float" office:value="1038" calcext:value-type="float">
            <text:p>1038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table:formula="of:=[.B1013]/1000" office:value-type="float" office:value="-15.265" calcext:value-type="float">
            <text:p>-15.27</text:p>
          </table:table-cell>
          <table:table-cell table:formula="of:=AVERAGE([.C1013:.E1013])" office:value-type="float" office:value="1038.66666666667" calcext:value-type="float">
            <text:p>1038.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4280" calcext:value-type="float">
            <text:p>-14280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1038" calcext:value-type="float">
            <text:p>1038</text:p>
          </table:table-cell>
          <table:table-cell table:number-columns-repeated="2"/>
          <table:table-cell table:formula="of:=[.B1014]/1000" office:value-type="float" office:value="-14.28" calcext:value-type="float">
            <text:p>-14.28</text:p>
          </table:table-cell>
          <table:table-cell table:formula="of:=AVERAGE([.C1014:.E1014])" office:value-type="float" office:value="1037.66666666667" calcext:value-type="float">
            <text:p>1037.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13295" calcext:value-type="float">
            <text:p>-13295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float" office:value="1037" calcext:value-type="float">
            <text:p>1037</text:p>
          </table:table-cell>
          <table:table-cell table:number-columns-repeated="2"/>
          <table:table-cell table:formula="of:=[.B1015]/1000" office:value-type="float" office:value="-13.295" calcext:value-type="float">
            <text:p>-13.30</text:p>
          </table:table-cell>
          <table:table-cell table:formula="of:=AVERAGE([.C1015:.E1015])" office:value-type="float" office:value="1036.66666666667" calcext:value-type="float">
            <text:p>1036.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2310" calcext:value-type="float">
            <text:p>-12310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float" office:value="1036" calcext:value-type="float">
            <text:p>1036</text:p>
          </table:table-cell>
          <table:table-cell table:number-columns-repeated="2"/>
          <table:table-cell table:formula="of:=[.B1016]/1000" office:value-type="float" office:value="-12.31" calcext:value-type="float">
            <text:p>-12.31</text:p>
          </table:table-cell>
          <table:table-cell table:formula="of:=AVERAGE([.C1016:.E1016])" office:value-type="float" office:value="1035.66666666667" calcext:value-type="float">
            <text:p>1035.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11325" calcext:value-type="float">
            <text:p>-11325</text:p>
          </table:table-cell>
          <table:table-cell table:number-columns-repeated="3" office:value-type="float" office:value="1035" calcext:value-type="float">
            <text:p>1035</text:p>
          </table:table-cell>
          <table:table-cell table:number-columns-repeated="2"/>
          <table:table-cell table:formula="of:=[.B1017]/1000" office:value-type="float" office:value="-11.325" calcext:value-type="float">
            <text:p>-11.33</text:p>
          </table:table-cell>
          <table:table-cell table:formula="of:=AVERAGE([.C1017:.E1017])" office:value-type="float" office:value="1035" calcext:value-type="float">
            <text:p>1035.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0340" calcext:value-type="float">
            <text:p>-10340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1034" calcext:value-type="float">
            <text:p>1034</text:p>
          </table:table-cell>
          <table:table-cell table:number-columns-repeated="2"/>
          <table:table-cell table:formula="of:=[.B1018]/1000" office:value-type="float" office:value="-10.34" calcext:value-type="float">
            <text:p>-10.34</text:p>
          </table:table-cell>
          <table:table-cell table:formula="of:=AVERAGE([.C1018:.E1018])" office:value-type="float" office:value="1033.66666666667" calcext:value-type="float">
            <text:p>1033.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9356" calcext:value-type="float">
            <text:p>-9356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1033" calcext:value-type="float">
            <text:p>1033</text:p>
          </table:table-cell>
          <table:table-cell table:number-columns-repeated="2"/>
          <table:table-cell table:formula="of:=[.B1019]/1000" office:value-type="float" office:value="-9.356" calcext:value-type="float">
            <text:p>-9.36</text:p>
          </table:table-cell>
          <table:table-cell table:formula="of:=AVERAGE([.C1019:.E1019])" office:value-type="float" office:value="1032.66666666667" calcext:value-type="float">
            <text:p>1032.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8371" calcext:value-type="float">
            <text:p>-8371</text:p>
          </table:table-cell>
          <table:table-cell office:value-type="float" office:value="1032" calcext:value-type="float">
            <text:p>1032</text:p>
          </table:table-cell>
          <table:table-cell office:value-type="float" office:value="1031" calcext:value-type="float">
            <text:p>1031</text:p>
          </table:table-cell>
          <table:table-cell office:value-type="float" office:value="1032" calcext:value-type="float">
            <text:p>1032</text:p>
          </table:table-cell>
          <table:table-cell table:number-columns-repeated="2"/>
          <table:table-cell table:formula="of:=[.B1020]/1000" office:value-type="float" office:value="-8.371" calcext:value-type="float">
            <text:p>-8.37</text:p>
          </table:table-cell>
          <table:table-cell table:formula="of:=AVERAGE([.C1020:.E1020])" office:value-type="float" office:value="1031.66666666667" calcext:value-type="float">
            <text:p>1031.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7386" calcext:value-type="float">
            <text:p>-7386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031" calcext:value-type="float">
            <text:p>1031</text:p>
          </table:table-cell>
          <table:table-cell table:number-columns-repeated="2"/>
          <table:table-cell table:formula="of:=[.B1021]/1000" office:value-type="float" office:value="-7.386" calcext:value-type="float">
            <text:p>-7.39</text:p>
          </table:table-cell>
          <table:table-cell table:formula="of:=AVERAGE([.C1021:.E1021])" office:value-type="float" office:value="1030.66666666667" calcext:value-type="float">
            <text:p>1030.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6401" calcext:value-type="float">
            <text:p>-6401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1030" calcext:value-type="float">
            <text:p>1030</text:p>
          </table:table-cell>
          <table:table-cell table:number-columns-repeated="2"/>
          <table:table-cell table:formula="of:=[.B1022]/1000" office:value-type="float" office:value="-6.401" calcext:value-type="float">
            <text:p>-6.40</text:p>
          </table:table-cell>
          <table:table-cell table:formula="of:=AVERAGE([.C1022:.E1022])" office:value-type="float" office:value="1029.66666666667" calcext:value-type="float">
            <text:p>1029.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5416" calcext:value-type="float">
            <text:p>-5416</text:p>
          </table:table-cell>
          <table:table-cell table:number-columns-repeated="3" office:value-type="float" office:value="1029" calcext:value-type="float">
            <text:p>1029</text:p>
          </table:table-cell>
          <table:table-cell table:number-columns-repeated="2"/>
          <table:table-cell table:formula="of:=[.B1023]/1000" office:value-type="float" office:value="-5.416" calcext:value-type="float">
            <text:p>-5.42</text:p>
          </table:table-cell>
          <table:table-cell table:formula="of:=AVERAGE([.C1023:.E1023])" office:value-type="float" office:value="1029" calcext:value-type="float">
            <text:p>1029.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4431" calcext:value-type="float">
            <text:p>-4431</text:p>
          </table:table-cell>
          <table:table-cell table:number-columns-repeated="3" office:value-type="float" office:value="1028" calcext:value-type="float">
            <text:p>1028</text:p>
          </table:table-cell>
          <table:table-cell table:number-columns-repeated="2"/>
          <table:table-cell table:formula="of:=[.B1024]/1000" office:value-type="float" office:value="-4.431" calcext:value-type="float">
            <text:p>-4.43</text:p>
          </table:table-cell>
          <table:table-cell table:formula="of:=AVERAGE([.C1024:.E1024])" office:value-type="float" office:value="1028" calcext:value-type="float">
            <text:p>1028.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3446" calcext:value-type="float">
            <text:p>-3446</text:p>
          </table:table-cell>
          <table:table-cell table:number-columns-repeated="3" office:value-type="float" office:value="1027" calcext:value-type="float">
            <text:p>1027</text:p>
          </table:table-cell>
          <table:table-cell table:number-columns-repeated="2"/>
          <table:table-cell table:formula="of:=[.B1025]/1000" office:value-type="float" office:value="-3.446" calcext:value-type="float">
            <text:p>-3.45</text:p>
          </table:table-cell>
          <table:table-cell table:formula="of:=AVERAGE([.C1025:.E1025])" office:value-type="float" office:value="1027" calcext:value-type="float">
            <text:p>1027.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2462" calcext:value-type="float">
            <text:p>-2462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table:formula="of:=[.B1026]/1000" office:value-type="float" office:value="-2.462" calcext:value-type="float">
            <text:p>-2.46</text:p>
          </table:table-cell>
          <table:table-cell table:formula="of:=AVERAGE([.C1026:.E1026])" office:value-type="float" office:value="1025.66666666667" calcext:value-type="float">
            <text:p>1025.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1477" calcext:value-type="float">
            <text:p>-1477</text:p>
          </table:table-cell>
          <table:table-cell office:value-type="float" office:value="1023" calcext:value-type="float">
            <text:p>1023</text:p>
          </table:table-cell>
          <table:table-cell office:value-type="float" office:value="1025" calcext:value-type="float">
            <text:p>1025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[.B1027]/1000" office:value-type="float" office:value="-1.477" calcext:value-type="float">
            <text:p>-1.48</text:p>
          </table:table-cell>
          <table:table-cell table:formula="of:=AVERAGE([.C1027:.E1027])" office:value-type="float" office:value="1023.66666666667" calcext:value-type="float">
            <text:p>1023.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492" calcext:value-type="float">
            <text:p>-492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[.B1028]/1000" office:value-type="float" office:value="-0.492" calcext:value-type="float">
            <text:p>-0.49</text:p>
          </table:table-cell>
          <table:table-cell table:formula="of:=AVERAGE([.C1028:.E1028])" office:value-type="float" office:value="1021.66666666667" calcext:value-type="float">
            <text:p>1021.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92" calcext:value-type="float">
            <text:p>492</text:p>
          </table:table-cell>
          <table:table-cell table:number-columns-repeated="3" office:value-type="float" office:value="1021" calcext:value-type="float">
            <text:p>1021</text:p>
          </table:table-cell>
          <table:table-cell table:number-columns-repeated="2"/>
          <table:table-cell table:formula="of:=[.B1029]/1000" office:value-type="float" office:value="0.492" calcext:value-type="float">
            <text:p>0.49</text:p>
          </table:table-cell>
          <table:table-cell table:formula="of:=AVERAGE([.C1029:.E1029])" office:value-type="float" office:value="1021" calcext:value-type="float">
            <text:p>1021.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77" calcext:value-type="float">
            <text:p>1477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[.B1030]/1000" office:value-type="float" office:value="1.477" calcext:value-type="float">
            <text:p>1.48</text:p>
          </table:table-cell>
          <table:table-cell table:formula="of:=AVERAGE([.C1030:.E1030])" office:value-type="float" office:value="1020.33333333333" calcext:value-type="float">
            <text:p>1020.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462" calcext:value-type="float">
            <text:p>2462</text:p>
          </table:table-cell>
          <table:table-cell table:number-columns-repeated="3" office:value-type="float" office:value="1020" calcext:value-type="float">
            <text:p>1020</text:p>
          </table:table-cell>
          <table:table-cell table:number-columns-repeated="2"/>
          <table:table-cell table:formula="of:=[.B1031]/1000" office:value-type="float" office:value="2.462" calcext:value-type="float">
            <text:p>2.46</text:p>
          </table:table-cell>
          <table:table-cell table:formula="of:=AVERAGE([.C1031:.E1031])" office:value-type="float" office:value="1020" calcext:value-type="float">
            <text:p>1020.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446" calcext:value-type="float">
            <text:p>3446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1019" calcext:value-type="float">
            <text:p>1019</text:p>
          </table:table-cell>
          <table:table-cell table:number-columns-repeated="2"/>
          <table:table-cell table:formula="of:=[.B1032]/1000" office:value-type="float" office:value="3.446" calcext:value-type="float">
            <text:p>3.45</text:p>
          </table:table-cell>
          <table:table-cell table:formula="of:=AVERAGE([.C1032:.E1032])" office:value-type="float" office:value="1018.66666666667" calcext:value-type="float">
            <text:p>1018.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431" calcext:value-type="float">
            <text:p>4431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formula="of:=[.B1033]/1000" office:value-type="float" office:value="4.431" calcext:value-type="float">
            <text:p>4.43</text:p>
          </table:table-cell>
          <table:table-cell table:formula="of:=AVERAGE([.C1033:.E1033])" office:value-type="float" office:value="1017.66666666667" calcext:value-type="float">
            <text:p>1017.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416" calcext:value-type="float">
            <text:p>5416</text:p>
          </table:table-cell>
          <table:table-cell table:number-columns-repeated="3" office:value-type="float" office:value="1017" calcext:value-type="float">
            <text:p>1017</text:p>
          </table:table-cell>
          <table:table-cell table:number-columns-repeated="2"/>
          <table:table-cell table:formula="of:=[.B1034]/1000" office:value-type="float" office:value="5.416" calcext:value-type="float">
            <text:p>5.42</text:p>
          </table:table-cell>
          <table:table-cell table:formula="of:=AVERAGE([.C1034:.E1034])" office:value-type="float" office:value="1017" calcext:value-type="float">
            <text:p>1017.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401" calcext:value-type="float">
            <text:p>6401</text:p>
          </table:table-cell>
          <table:table-cell table:number-columns-repeated="3" office:value-type="float" office:value="1016" calcext:value-type="float">
            <text:p>1016</text:p>
          </table:table-cell>
          <table:table-cell table:number-columns-repeated="2"/>
          <table:table-cell table:formula="of:=[.B1035]/1000" office:value-type="float" office:value="6.401" calcext:value-type="float">
            <text:p>6.40</text:p>
          </table:table-cell>
          <table:table-cell table:formula="of:=AVERAGE([.C1035:.E1035])" office:value-type="float" office:value="1016" calcext:value-type="float">
            <text:p>1016.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386" calcext:value-type="float">
            <text:p>7386</text:p>
          </table:table-cell>
          <table:table-cell table:number-columns-repeated="3" office:value-type="float" office:value="1015" calcext:value-type="float">
            <text:p>1015</text:p>
          </table:table-cell>
          <table:table-cell table:number-columns-repeated="2"/>
          <table:table-cell table:formula="of:=[.B1036]/1000" office:value-type="float" office:value="7.386" calcext:value-type="float">
            <text:p>7.39</text:p>
          </table:table-cell>
          <table:table-cell table:formula="of:=AVERAGE([.C1036:.E1036])" office:value-type="float" office:value="1015" calcext:value-type="float">
            <text:p>1015.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371" calcext:value-type="float">
            <text:p>8371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table:number-columns-repeated="2"/>
          <table:table-cell table:formula="of:=[.B1037]/1000" office:value-type="float" office:value="8.371" calcext:value-type="float">
            <text:p>8.37</text:p>
          </table:table-cell>
          <table:table-cell table:formula="of:=AVERAGE([.C1037:.E1037])" office:value-type="float" office:value="1013.66666666667" calcext:value-type="float">
            <text:p>1013.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356" calcext:value-type="float">
            <text:p>9356</text:p>
          </table:table-cell>
          <table:table-cell table:number-columns-repeated="3" office:value-type="float" office:value="1013" calcext:value-type="float">
            <text:p>1013</text:p>
          </table:table-cell>
          <table:table-cell table:number-columns-repeated="2"/>
          <table:table-cell table:formula="of:=[.B1038]/1000" office:value-type="float" office:value="9.356" calcext:value-type="float">
            <text:p>9.36</text:p>
          </table:table-cell>
          <table:table-cell table:formula="of:=AVERAGE([.C1038:.E1038])" office:value-type="float" office:value="1013" calcext:value-type="float">
            <text:p>1013.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340" calcext:value-type="float">
            <text:p>10340</text:p>
          </table:table-cell>
          <table:table-cell table:number-columns-repeated="2" office:value-type="float" office:value="1012" calcext:value-type="float">
            <text:p>1012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[.B1039]/1000" office:value-type="float" office:value="10.34" calcext:value-type="float">
            <text:p>10.34</text:p>
          </table:table-cell>
          <table:table-cell table:formula="of:=AVERAGE([.C1039:.E1039])" office:value-type="float" office:value="1011.66666666667" calcext:value-type="float">
            <text:p>1011.7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325" calcext:value-type="float">
            <text:p>11325</text:p>
          </table:table-cell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[.B1040]/1000" office:value-type="float" office:value="11.325" calcext:value-type="float">
            <text:p>11.33</text:p>
          </table:table-cell>
          <table:table-cell table:formula="of:=AVERAGE([.C1040:.E1040])" office:value-type="float" office:value="1011" calcext:value-type="float">
            <text:p>1011.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2310" calcext:value-type="float">
            <text:p>12310</text:p>
          </table:table-cell>
          <table:table-cell table:number-columns-repeated="3" office:value-type="float" office:value="1010" calcext:value-type="float">
            <text:p>1010</text:p>
          </table:table-cell>
          <table:table-cell table:number-columns-repeated="2"/>
          <table:table-cell table:formula="of:=[.B1041]/1000" office:value-type="float" office:value="12.31" calcext:value-type="float">
            <text:p>12.31</text:p>
          </table:table-cell>
          <table:table-cell table:formula="of:=AVERAGE([.C1041:.E1041])" office:value-type="float" office:value="1010" calcext:value-type="float">
            <text:p>1010.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3295" calcext:value-type="float">
            <text:p>13295</text:p>
          </table:table-cell>
          <table:table-cell table:number-columns-repeated="3" office:value-type="float" office:value="1009" calcext:value-type="float">
            <text:p>1009</text:p>
          </table:table-cell>
          <table:table-cell table:number-columns-repeated="2"/>
          <table:table-cell table:formula="of:=[.B1042]/1000" office:value-type="float" office:value="13.295" calcext:value-type="float">
            <text:p>13.30</text:p>
          </table:table-cell>
          <table:table-cell table:formula="of:=AVERAGE([.C1042:.E1042])" office:value-type="float" office:value="1009" calcext:value-type="float">
            <text:p>1009.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280" calcext:value-type="float">
            <text:p>14280</text:p>
          </table:table-cell>
          <table:table-cell table:number-columns-repeated="3" office:value-type="float" office:value="1008" calcext:value-type="float">
            <text:p>1008</text:p>
          </table:table-cell>
          <table:table-cell table:number-columns-repeated="2"/>
          <table:table-cell table:formula="of:=[.B1043]/1000" office:value-type="float" office:value="14.28" calcext:value-type="float">
            <text:p>14.28</text:p>
          </table:table-cell>
          <table:table-cell table:formula="of:=AVERAGE([.C1043:.E1043])" office:value-type="float" office:value="1008" calcext:value-type="float">
            <text:p>1008.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5265" calcext:value-type="float">
            <text:p>15265</text:p>
          </table:table-cell>
          <table:table-cell office:value-type="float" office:value="1007" calcext:value-type="float">
            <text:p>1007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table:number-columns-repeated="2"/>
          <table:table-cell table:formula="of:=[.B1044]/1000" office:value-type="float" office:value="15.265" calcext:value-type="float">
            <text:p>15.27</text:p>
          </table:table-cell>
          <table:table-cell table:formula="of:=AVERAGE([.C1044:.E1044])" office:value-type="float" office:value="1006.66666666667" calcext:value-type="float">
            <text:p>1006.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250" calcext:value-type="float">
            <text:p>1625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006" calcext:value-type="float">
            <text:p>1006</text:p>
          </table:table-cell>
          <table:table-cell table:number-columns-repeated="2"/>
          <table:table-cell table:formula="of:=[.B1045]/1000" office:value-type="float" office:value="16.25" calcext:value-type="float">
            <text:p>16.25</text:p>
          </table:table-cell>
          <table:table-cell table:formula="of:=AVERAGE([.C1045:.E1045])" office:value-type="float" office:value="1005.66666666667" calcext:value-type="float">
            <text:p>1005.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7234" calcext:value-type="float">
            <text:p>17234</text:p>
          </table:table-cell>
          <table:table-cell table:number-columns-repeated="2" office:value-type="float" office:value="1005" calcext:value-type="float">
            <text:p>100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[.B1046]/1000" office:value-type="float" office:value="17.234" calcext:value-type="float">
            <text:p>17.23</text:p>
          </table:table-cell>
          <table:table-cell table:formula="of:=AVERAGE([.C1046:.E1046])" office:value-type="float" office:value="1004.66666666667" calcext:value-type="float">
            <text:p>1004.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8219" calcext:value-type="float">
            <text:p>18219</text:p>
          </table:table-cell>
          <table:table-cell table:number-columns-repeated="3" office:value-type="float" office:value="1004" calcext:value-type="float">
            <text:p>1004</text:p>
          </table:table-cell>
          <table:table-cell table:number-columns-repeated="2"/>
          <table:table-cell table:formula="of:=[.B1047]/1000" office:value-type="float" office:value="18.219" calcext:value-type="float">
            <text:p>18.22</text:p>
          </table:table-cell>
          <table:table-cell table:formula="of:=AVERAGE([.C1047:.E1047])" office:value-type="float" office:value="1004" calcext:value-type="float">
            <text:p>1004.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9204" calcext:value-type="float">
            <text:p>19204</text:p>
          </table:table-cell>
          <table:table-cell table:number-columns-repeated="3" office:value-type="float" office:value="1003" calcext:value-type="float">
            <text:p>1003</text:p>
          </table:table-cell>
          <table:table-cell table:number-columns-repeated="2"/>
          <table:table-cell table:formula="of:=[.B1048]/1000" office:value-type="float" office:value="19.204" calcext:value-type="float">
            <text:p>19.20</text:p>
          </table:table-cell>
          <table:table-cell table:formula="of:=AVERAGE([.C1048:.E1048])" office:value-type="float" office:value="1003" calcext:value-type="float">
            <text:p>1003.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0189" calcext:value-type="float">
            <text:p>20189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[.B1049]/1000" office:value-type="float" office:value="20.189" calcext:value-type="float">
            <text:p>20.19</text:p>
          </table:table-cell>
          <table:table-cell table:formula="of:=AVERAGE([.C1049:.E1049])" office:value-type="float" office:value="1001.66666666667" calcext:value-type="float">
            <text:p>1001.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1174" calcext:value-type="float">
            <text:p>21174</text:p>
          </table:table-cell>
          <table:table-cell table:number-columns-repeated="3" office:value-type="float" office:value="1001" calcext:value-type="float">
            <text:p>1001</text:p>
          </table:table-cell>
          <table:table-cell table:number-columns-repeated="2"/>
          <table:table-cell table:formula="of:=[.B1050]/1000" office:value-type="float" office:value="21.174" calcext:value-type="float">
            <text:p>21.17</text:p>
          </table:table-cell>
          <table:table-cell table:formula="of:=AVERAGE([.C1050:.E1050])" office:value-type="float" office:value="1001" calcext:value-type="float">
            <text:p>1001.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2159" calcext:value-type="float">
            <text:p>22159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B1051]/1000" office:value-type="float" office:value="22.159" calcext:value-type="float">
            <text:p>22.16</text:p>
          </table:table-cell>
          <table:table-cell table:formula="of:=AVERAGE([.C1051:.E1051])" office:value-type="float" office:value="1000.33333333333" calcext:value-type="float">
            <text:p>1000.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3144" calcext:value-type="float">
            <text:p>23144</text:p>
          </table:table-cell>
          <table:table-cell table:number-columns-repeated="3" office:value-type="float" office:value="999" calcext:value-type="float">
            <text:p>999</text:p>
          </table:table-cell>
          <table:table-cell table:number-columns-repeated="2"/>
          <table:table-cell table:formula="of:=[.B1052]/1000" office:value-type="float" office:value="23.144" calcext:value-type="float">
            <text:p>23.14</text:p>
          </table:table-cell>
          <table:table-cell table:formula="of:=AVERAGE([.C1052:.E1052])" office:value-type="float" office:value="999" calcext:value-type="float">
            <text:p>999.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4128" calcext:value-type="float">
            <text:p>24128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2"/>
          <table:table-cell table:formula="of:=[.B1053]/1000" office:value-type="float" office:value="24.128" calcext:value-type="float">
            <text:p>24.13</text:p>
          </table:table-cell>
          <table:table-cell table:formula="of:=AVERAGE([.C1053:.E1053])" office:value-type="float" office:value="998" calcext:value-type="float">
            <text:p>998.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5113" calcext:value-type="float">
            <text:p>25113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997" calcext:value-type="float">
            <text:p>997</text:p>
          </table:table-cell>
          <table:table-cell table:number-columns-repeated="2"/>
          <table:table-cell table:formula="of:=[.B1054]/1000" office:value-type="float" office:value="25.113" calcext:value-type="float">
            <text:p>25.11</text:p>
          </table:table-cell>
          <table:table-cell table:formula="of:=AVERAGE([.C1054:.E1054])" office:value-type="float" office:value="996.666666666667" calcext:value-type="float">
            <text:p>996.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6098" calcext:value-type="float">
            <text:p>26098</text:p>
          </table:table-cell>
          <table:table-cell table:number-columns-repeated="3" office:value-type="float" office:value="996" calcext:value-type="float">
            <text:p>996</text:p>
          </table:table-cell>
          <table:table-cell table:number-columns-repeated="2"/>
          <table:table-cell table:formula="of:=[.B1055]/1000" office:value-type="float" office:value="26.098" calcext:value-type="float">
            <text:p>26.10</text:p>
          </table:table-cell>
          <table:table-cell table:formula="of:=AVERAGE([.C1055:.E1055])" office:value-type="float" office:value="996" calcext:value-type="float">
            <text:p>996.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7083" calcext:value-type="float">
            <text:p>27083</text:p>
          </table:table-cell>
          <table:table-cell table:number-columns-repeated="3" office:value-type="float" office:value="995" calcext:value-type="float">
            <text:p>995</text:p>
          </table:table-cell>
          <table:table-cell table:number-columns-repeated="2"/>
          <table:table-cell table:formula="of:=[.B1056]/1000" office:value-type="float" office:value="27.083" calcext:value-type="float">
            <text:p>27.08</text:p>
          </table:table-cell>
          <table:table-cell table:formula="of:=AVERAGE([.C1056:.E1056])" office:value-type="float" office:value="995" calcext:value-type="float">
            <text:p>995.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8068" calcext:value-type="float">
            <text:p>28068</text:p>
          </table:table-cell>
          <table:table-cell table:number-columns-repeated="3" office:value-type="float" office:value="994" calcext:value-type="float">
            <text:p>994</text:p>
          </table:table-cell>
          <table:table-cell table:number-columns-repeated="2"/>
          <table:table-cell table:formula="of:=[.B1057]/1000" office:value-type="float" office:value="28.068" calcext:value-type="float">
            <text:p>28.07</text:p>
          </table:table-cell>
          <table:table-cell table:formula="of:=AVERAGE([.C1057:.E1057])" office:value-type="float" office:value="994" calcext:value-type="float">
            <text:p>994.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9053" calcext:value-type="float">
            <text:p>29053</text:p>
          </table:table-cell>
          <table:table-cell table:number-columns-repeated="3" office:value-type="float" office:value="993" calcext:value-type="float">
            <text:p>993</text:p>
          </table:table-cell>
          <table:table-cell table:number-columns-repeated="2"/>
          <table:table-cell table:formula="of:=[.B1058]/1000" office:value-type="float" office:value="29.053" calcext:value-type="float">
            <text:p>29.05</text:p>
          </table:table-cell>
          <table:table-cell table:formula="of:=AVERAGE([.C1058:.E1058])" office:value-type="float" office:value="993" calcext:value-type="float">
            <text:p>993.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038" calcext:value-type="float">
            <text:p>30038</text:p>
          </table:table-cell>
          <table:table-cell table:number-columns-repeated="3" office:value-type="float" office:value="992" calcext:value-type="float">
            <text:p>992</text:p>
          </table:table-cell>
          <table:table-cell table:number-columns-repeated="2"/>
          <table:table-cell table:formula="of:=[.B1059]/1000" office:value-type="float" office:value="30.038" calcext:value-type="float">
            <text:p>30.04</text:p>
          </table:table-cell>
          <table:table-cell table:formula="of:=AVERAGE([.C1059:.E1059])" office:value-type="float" office:value="992" calcext:value-type="float">
            <text:p>992.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1022" calcext:value-type="float">
            <text:p>31022</text:p>
          </table:table-cell>
          <table:table-cell table:number-columns-repeated="3" office:value-type="float" office:value="991" calcext:value-type="float">
            <text:p>991</text:p>
          </table:table-cell>
          <table:table-cell table:number-columns-repeated="2"/>
          <table:table-cell table:formula="of:=[.B1060]/1000" office:value-type="float" office:value="31.022" calcext:value-type="float">
            <text:p>31.02</text:p>
          </table:table-cell>
          <table:table-cell table:formula="of:=AVERAGE([.C1060:.E1060])" office:value-type="float" office:value="991" calcext:value-type="float">
            <text:p>991.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2007" calcext:value-type="float">
            <text:p>32007</text:p>
          </table:table-cell>
          <table:table-cell table:number-columns-repeated="3" office:value-type="float" office:value="990" calcext:value-type="float">
            <text:p>990</text:p>
          </table:table-cell>
          <table:table-cell table:number-columns-repeated="2"/>
          <table:table-cell table:formula="of:=[.B1061]/1000" office:value-type="float" office:value="32.007" calcext:value-type="float">
            <text:p>32.01</text:p>
          </table:table-cell>
          <table:table-cell table:formula="of:=AVERAGE([.C1061:.E1061])" office:value-type="float" office:value="990" calcext:value-type="float">
            <text:p>990.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2992" calcext:value-type="float">
            <text:p>32992</text:p>
          </table:table-cell>
          <table:table-cell table:number-columns-repeated="3" office:value-type="float" office:value="989" calcext:value-type="float">
            <text:p>989</text:p>
          </table:table-cell>
          <table:table-cell table:number-columns-repeated="2"/>
          <table:table-cell table:formula="of:=[.B1062]/1000" office:value-type="float" office:value="32.992" calcext:value-type="float">
            <text:p>32.99</text:p>
          </table:table-cell>
          <table:table-cell table:formula="of:=AVERAGE([.C1062:.E1062])" office:value-type="float" office:value="989" calcext:value-type="float">
            <text:p>989.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3977" calcext:value-type="float">
            <text:p>33977</text:p>
          </table:table-cell>
          <table:table-cell table:number-columns-repeated="3" office:value-type="float" office:value="988" calcext:value-type="float">
            <text:p>988</text:p>
          </table:table-cell>
          <table:table-cell table:number-columns-repeated="2"/>
          <table:table-cell table:formula="of:=[.B1063]/1000" office:value-type="float" office:value="33.977" calcext:value-type="float">
            <text:p>33.98</text:p>
          </table:table-cell>
          <table:table-cell table:formula="of:=AVERAGE([.C1063:.E1063])" office:value-type="float" office:value="988" calcext:value-type="float">
            <text:p>988.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4962" calcext:value-type="float">
            <text:p>34962</text:p>
          </table:table-cell>
          <table:table-cell table:number-columns-repeated="3" office:value-type="float" office:value="987" calcext:value-type="float">
            <text:p>987</text:p>
          </table:table-cell>
          <table:table-cell table:number-columns-repeated="2"/>
          <table:table-cell table:formula="of:=[.B1064]/1000" office:value-type="float" office:value="34.962" calcext:value-type="float">
            <text:p>34.96</text:p>
          </table:table-cell>
          <table:table-cell table:formula="of:=AVERAGE([.C1064:.E1064])" office:value-type="float" office:value="987" calcext:value-type="float">
            <text:p>987.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5947" calcext:value-type="float">
            <text:p>35947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987" calcext:value-type="float">
            <text:p>987</text:p>
          </table:table-cell>
          <table:table-cell table:number-columns-repeated="2"/>
          <table:table-cell table:formula="of:=[.B1065]/1000" office:value-type="float" office:value="35.947" calcext:value-type="float">
            <text:p>35.95</text:p>
          </table:table-cell>
          <table:table-cell table:formula="of:=AVERAGE([.C1065:.E1065])" office:value-type="float" office:value="986.666666666667" calcext:value-type="float">
            <text:p>986.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6932" calcext:value-type="float">
            <text:p>36932</text:p>
          </table:table-cell>
          <table:table-cell table:number-columns-repeated="2"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table:formula="of:=[.B1066]/1000" office:value-type="float" office:value="36.932" calcext:value-type="float">
            <text:p>36.93</text:p>
          </table:table-cell>
          <table:table-cell table:formula="of:=AVERAGE([.C1066:.E1066])" office:value-type="float" office:value="985.333333333333" calcext:value-type="float">
            <text:p>985.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7916" calcext:value-type="float">
            <text:p>37916</text:p>
          </table:table-cell>
          <table:table-cell table:number-columns-repeated="2" office:value-type="float" office:value="985" calcext:value-type="float">
            <text:p>985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[.B1067]/1000" office:value-type="float" office:value="37.916" calcext:value-type="float">
            <text:p>37.92</text:p>
          </table:table-cell>
          <table:table-cell table:formula="of:=AVERAGE([.C1067:.E1067])" office:value-type="float" office:value="984.666666666667" calcext:value-type="float">
            <text:p>984.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8901" calcext:value-type="float">
            <text:p>38901</text:p>
          </table:table-cell>
          <table:table-cell table:number-columns-repeated="3" office:value-type="float" office:value="984" calcext:value-type="float">
            <text:p>984</text:p>
          </table:table-cell>
          <table:table-cell table:number-columns-repeated="2"/>
          <table:table-cell table:formula="of:=[.B1068]/1000" office:value-type="float" office:value="38.901" calcext:value-type="float">
            <text:p>38.90</text:p>
          </table:table-cell>
          <table:table-cell table:formula="of:=AVERAGE([.C1068:.E1068])" office:value-type="float" office:value="984" calcext:value-type="float">
            <text:p>984.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9886" calcext:value-type="float">
            <text:p>39886</text:p>
          </table:table-cell>
          <table:table-cell office:value-type="float" office:value="983" calcext:value-type="float">
            <text:p>983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table:formula="of:=[.B1069]/1000" office:value-type="float" office:value="39.886" calcext:value-type="float">
            <text:p>39.89</text:p>
          </table:table-cell>
          <table:table-cell table:formula="of:=AVERAGE([.C1069:.E1069])" office:value-type="float" office:value="982.666666666667" calcext:value-type="float">
            <text:p>982.7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0871" calcext:value-type="float">
            <text:p>40871</text:p>
          </table:table-cell>
          <table:table-cell office:value-type="float" office:value="981" calcext:value-type="float">
            <text:p>981</text:p>
          </table:table-cell>
          <table:table-cell table:number-columns-repeated="2" office:value-type="float" office:value="982" calcext:value-type="float">
            <text:p>982</text:p>
          </table:table-cell>
          <table:table-cell table:number-columns-repeated="2"/>
          <table:table-cell table:formula="of:=[.B1070]/1000" office:value-type="float" office:value="40.871" calcext:value-type="float">
            <text:p>40.87</text:p>
          </table:table-cell>
          <table:table-cell table:formula="of:=AVERAGE([.C1070:.E1070])" office:value-type="float" office:value="981.666666666667" calcext:value-type="float">
            <text:p>981.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1856" calcext:value-type="float">
            <text:p>41856</text:p>
          </table:table-cell>
          <table:table-cell office:value-type="float" office:value="981" calcext:value-type="float">
            <text:p>981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[.B1071]/1000" office:value-type="float" office:value="41.856" calcext:value-type="float">
            <text:p>41.86</text:p>
          </table:table-cell>
          <table:table-cell table:formula="of:=AVERAGE([.C1071:.E1071])" office:value-type="float" office:value="980.666666666667" calcext:value-type="float">
            <text:p>980.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2841" calcext:value-type="float">
            <text:p>42841</text:p>
          </table:table-cell>
          <table:table-cell office:value-type="float" office:value="980" calcext:value-type="float">
            <text:p>980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table:formula="of:=[.B1072]/1000" office:value-type="float" office:value="42.841" calcext:value-type="float">
            <text:p>42.84</text:p>
          </table:table-cell>
          <table:table-cell table:formula="of:=AVERAGE([.C1072:.E1072])" office:value-type="float" office:value="979.666666666667" calcext:value-type="float">
            <text:p>979.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3826" calcext:value-type="float">
            <text:p>43826</text:p>
          </table:table-cell>
          <table:table-cell table:number-columns-repeated="3" office:value-type="float" office:value="979" calcext:value-type="float">
            <text:p>979</text:p>
          </table:table-cell>
          <table:table-cell table:number-columns-repeated="2"/>
          <table:table-cell table:formula="of:=[.B1073]/1000" office:value-type="float" office:value="43.826" calcext:value-type="float">
            <text:p>43.83</text:p>
          </table:table-cell>
          <table:table-cell table:formula="of:=AVERAGE([.C1073:.E1073])" office:value-type="float" office:value="979" calcext:value-type="float">
            <text:p>979.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4810" calcext:value-type="float">
            <text:p>44810</text:p>
          </table:table-cell>
          <table:table-cell office:value-type="float" office:value="978" calcext:value-type="float">
            <text:p>978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table:number-columns-repeated="2"/>
          <table:table-cell table:formula="of:=[.B1074]/1000" office:value-type="float" office:value="44.81" calcext:value-type="float">
            <text:p>44.81</text:p>
          </table:table-cell>
          <table:table-cell table:formula="of:=AVERAGE([.C1074:.E1074])" office:value-type="float" office:value="977.666666666667" calcext:value-type="float">
            <text:p>977.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5795" calcext:value-type="float">
            <text:p>45795</text:p>
          </table:table-cell>
          <table:table-cell table:number-columns-repeated="2" office:value-type="float" office:value="977" calcext:value-type="float">
            <text:p>977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[.B1075]/1000" office:value-type="float" office:value="45.795" calcext:value-type="float">
            <text:p>45.80</text:p>
          </table:table-cell>
          <table:table-cell table:formula="of:=AVERAGE([.C1075:.E1075])" office:value-type="float" office:value="976.666666666667" calcext:value-type="float">
            <text:p>976.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6780" calcext:value-type="float">
            <text:p>4678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975" calcext:value-type="float">
            <text:p>975</text:p>
          </table:table-cell>
          <table:table-cell table:number-columns-repeated="2"/>
          <table:table-cell table:formula="of:=[.B1076]/1000" office:value-type="float" office:value="46.78" calcext:value-type="float">
            <text:p>46.78</text:p>
          </table:table-cell>
          <table:table-cell table:formula="of:=AVERAGE([.C1076:.E1076])" office:value-type="float" office:value="975.333333333333" calcext:value-type="float">
            <text:p>975.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7765" calcext:value-type="float">
            <text:p>47765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974" calcext:value-type="float">
            <text:p>974</text:p>
          </table:table-cell>
          <table:table-cell table:number-columns-repeated="2"/>
          <table:table-cell table:formula="of:=[.B1077]/1000" office:value-type="float" office:value="47.765" calcext:value-type="float">
            <text:p>47.77</text:p>
          </table:table-cell>
          <table:table-cell table:formula="of:=AVERAGE([.C1077:.E1077])" office:value-type="float" office:value="974.333333333333" calcext:value-type="float">
            <text:p>974.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8750" calcext:value-type="float">
            <text:p>48750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[.B1078]/1000" office:value-type="float" office:value="48.75" calcext:value-type="float">
            <text:p>48.75</text:p>
          </table:table-cell>
          <table:table-cell table:formula="of:=AVERAGE([.C1078:.E1078])" office:value-type="float" office:value="973.333333333333" calcext:value-type="float">
            <text:p>973.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9735" calcext:value-type="float">
            <text:p>49735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972" calcext:value-type="float">
            <text:p>972</text:p>
          </table:table-cell>
          <table:table-cell table:number-columns-repeated="2"/>
          <table:table-cell table:formula="of:=[.B1079]/1000" office:value-type="float" office:value="49.735" calcext:value-type="float">
            <text:p>49.74</text:p>
          </table:table-cell>
          <table:table-cell table:formula="of:=AVERAGE([.C1079:.E1079])" office:value-type="float" office:value="972.333333333333" calcext:value-type="float">
            <text:p>972.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0720" calcext:value-type="float">
            <text:p>50720</text:p>
          </table:table-cell>
          <table:table-cell table:number-columns-repeated="3" office:value-type="float" office:value="971" calcext:value-type="float">
            <text:p>971</text:p>
          </table:table-cell>
          <table:table-cell table:number-columns-repeated="2"/>
          <table:table-cell table:formula="of:=[.B1080]/1000" office:value-type="float" office:value="50.72" calcext:value-type="float">
            <text:p>50.72</text:p>
          </table:table-cell>
          <table:table-cell table:formula="of:=AVERAGE([.C1080:.E1080])" office:value-type="float" office:value="971" calcext:value-type="float">
            <text:p>971.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1704" calcext:value-type="float">
            <text:p>51704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970" calcext:value-type="float">
            <text:p>970</text:p>
          </table:table-cell>
          <table:table-cell table:number-columns-repeated="2"/>
          <table:table-cell table:formula="of:=[.B1081]/1000" office:value-type="float" office:value="51.704" calcext:value-type="float">
            <text:p>51.70</text:p>
          </table:table-cell>
          <table:table-cell table:formula="of:=AVERAGE([.C1081:.E1081])" office:value-type="float" office:value="970.333333333333" calcext:value-type="float">
            <text:p>970.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2689" calcext:value-type="float">
            <text:p>52689</text:p>
          </table:table-cell>
          <table:table-cell table:number-columns-repeated="3" office:value-type="float" office:value="969" calcext:value-type="float">
            <text:p>969</text:p>
          </table:table-cell>
          <table:table-cell table:number-columns-repeated="2"/>
          <table:table-cell table:formula="of:=[.B1082]/1000" office:value-type="float" office:value="52.689" calcext:value-type="float">
            <text:p>52.69</text:p>
          </table:table-cell>
          <table:table-cell table:formula="of:=AVERAGE([.C1082:.E1082])" office:value-type="float" office:value="969" calcext:value-type="float">
            <text:p>969.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3674" calcext:value-type="float">
            <text:p>53674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969" calcext:value-type="float">
            <text:p>969</text:p>
          </table:table-cell>
          <table:table-cell table:number-columns-repeated="2"/>
          <table:table-cell table:formula="of:=[.B1083]/1000" office:value-type="float" office:value="53.674" calcext:value-type="float">
            <text:p>53.67</text:p>
          </table:table-cell>
          <table:table-cell table:formula="of:=AVERAGE([.C1083:.E1083])" office:value-type="float" office:value="968.666666666667" calcext:value-type="float">
            <text:p>968.7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4659" calcext:value-type="float">
            <text:p>54659</text:p>
          </table:table-cell>
          <table:table-cell table:number-columns-repeated="3" office:value-type="float" office:value="967" calcext:value-type="float">
            <text:p>967</text:p>
          </table:table-cell>
          <table:table-cell table:number-columns-repeated="2"/>
          <table:table-cell table:formula="of:=[.B1084]/1000" office:value-type="float" office:value="54.659" calcext:value-type="float">
            <text:p>54.66</text:p>
          </table:table-cell>
          <table:table-cell table:formula="of:=AVERAGE([.C1084:.E1084])" office:value-type="float" office:value="967" calcext:value-type="float">
            <text:p>967.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5644" calcext:value-type="float">
            <text:p>55644</text:p>
          </table:table-cell>
          <table:table-cell table:number-columns-repeated="3" office:value-type="float" office:value="966" calcext:value-type="float">
            <text:p>966</text:p>
          </table:table-cell>
          <table:table-cell table:number-columns-repeated="2"/>
          <table:table-cell table:formula="of:=[.B1085]/1000" office:value-type="float" office:value="55.644" calcext:value-type="float">
            <text:p>55.64</text:p>
          </table:table-cell>
          <table:table-cell table:formula="of:=AVERAGE([.C1085:.E1085])" office:value-type="float" office:value="966" calcext:value-type="float">
            <text:p>966.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6629" calcext:value-type="float">
            <text:p>56629</text:p>
          </table:table-cell>
          <table:table-cell office:value-type="float" office:value="966" calcext:value-type="float">
            <text:p>966</text:p>
          </table:table-cell>
          <table:table-cell table:number-columns-repeated="2" office:value-type="float" office:value="965" calcext:value-type="float">
            <text:p>965</text:p>
          </table:table-cell>
          <table:table-cell table:number-columns-repeated="2"/>
          <table:table-cell table:formula="of:=[.B1086]/1000" office:value-type="float" office:value="56.629" calcext:value-type="float">
            <text:p>56.63</text:p>
          </table:table-cell>
          <table:table-cell table:formula="of:=AVERAGE([.C1086:.E1086])" office:value-type="float" office:value="965.333333333333" calcext:value-type="float">
            <text:p>965.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7614" calcext:value-type="float">
            <text:p>57614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table:formula="of:=[.B1087]/1000" office:value-type="float" office:value="57.614" calcext:value-type="float">
            <text:p>57.61</text:p>
          </table:table-cell>
          <table:table-cell table:formula="of:=AVERAGE([.C1087:.E1087])" office:value-type="float" office:value="964.333333333333" calcext:value-type="float">
            <text:p>964.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8598" calcext:value-type="float">
            <text:p>58598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table:formula="of:=[.B1088]/1000" office:value-type="float" office:value="58.598" calcext:value-type="float">
            <text:p>58.60</text:p>
          </table:table-cell>
          <table:table-cell table:formula="of:=AVERAGE([.C1088:.E1088])" office:value-type="float" office:value="963.333333333333" calcext:value-type="float">
            <text:p>963.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9583" calcext:value-type="float">
            <text:p>59583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table:number-columns-repeated="2"/>
          <table:table-cell table:formula="of:=[.B1089]/1000" office:value-type="float" office:value="59.583" calcext:value-type="float">
            <text:p>59.58</text:p>
          </table:table-cell>
          <table:table-cell table:formula="of:=AVERAGE([.C1089:.E1089])" office:value-type="float" office:value="962.333333333333" calcext:value-type="float">
            <text:p>962.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0568" calcext:value-type="float">
            <text:p>60568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961" calcext:value-type="float">
            <text:p>961</text:p>
          </table:table-cell>
          <table:table-cell table:number-columns-repeated="2"/>
          <table:table-cell table:formula="of:=[.B1090]/1000" office:value-type="float" office:value="60.568" calcext:value-type="float">
            <text:p>60.57</text:p>
          </table:table-cell>
          <table:table-cell table:formula="of:=AVERAGE([.C1090:.E1090])" office:value-type="float" office:value="961.666666666667" calcext:value-type="float">
            <text:p>961.7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1553" calcext:value-type="float">
            <text:p>61553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table:formula="of:=[.B1091]/1000" office:value-type="float" office:value="61.553" calcext:value-type="float">
            <text:p>61.55</text:p>
          </table:table-cell>
          <table:table-cell table:formula="of:=AVERAGE([.C1091:.E1091])" office:value-type="float" office:value="960.666666666667" calcext:value-type="float">
            <text:p>960.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2538" calcext:value-type="float">
            <text:p>62538</text:p>
          </table:table-cell>
          <table:table-cell table:number-columns-repeated="3" office:value-type="float" office:value="959" calcext:value-type="float">
            <text:p>959</text:p>
          </table:table-cell>
          <table:table-cell table:number-columns-repeated="2"/>
          <table:table-cell table:formula="of:=[.B1092]/1000" office:value-type="float" office:value="62.538" calcext:value-type="float">
            <text:p>62.54</text:p>
          </table:table-cell>
          <table:table-cell table:formula="of:=AVERAGE([.C1092:.E1092])" office:value-type="float" office:value="959" calcext:value-type="float">
            <text:p>959.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3523" calcext:value-type="float">
            <text:p>63523</text:p>
          </table:table-cell>
          <table:table-cell office:value-type="float" office:value="959" calcext:value-type="float">
            <text:p>959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table:formula="of:=[.B1093]/1000" office:value-type="float" office:value="63.523" calcext:value-type="float">
            <text:p>63.52</text:p>
          </table:table-cell>
          <table:table-cell table:formula="of:=AVERAGE([.C1093:.E1093])" office:value-type="float" office:value="958.666666666667" calcext:value-type="float">
            <text:p>958.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4508" calcext:value-type="float">
            <text:p>64508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table:formula="of:=[.B1094]/1000" office:value-type="float" office:value="64.508" calcext:value-type="float">
            <text:p>64.51</text:p>
          </table:table-cell>
          <table:table-cell table:formula="of:=AVERAGE([.C1094:.E1094])" office:value-type="float" office:value="957.333333333333" calcext:value-type="float">
            <text:p>957.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5492" calcext:value-type="float">
            <text:p>65492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[.B1095]/1000" office:value-type="float" office:value="65.492" calcext:value-type="float">
            <text:p>65.49</text:p>
          </table:table-cell>
          <table:table-cell table:formula="of:=AVERAGE([.C1095:.E1095])" office:value-type="float" office:value="956.333333333333" calcext:value-type="float">
            <text:p>956.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6477" calcext:value-type="float">
            <text:p>66477</text:p>
          </table:table-cell>
          <table:table-cell table:number-columns-repeated="3" office:value-type="float" office:value="956" calcext:value-type="float">
            <text:p>956</text:p>
          </table:table-cell>
          <table:table-cell table:number-columns-repeated="2"/>
          <table:table-cell table:formula="of:=[.B1096]/1000" office:value-type="float" office:value="66.477" calcext:value-type="float">
            <text:p>66.48</text:p>
          </table:table-cell>
          <table:table-cell table:formula="of:=AVERAGE([.C1096:.E1096])" office:value-type="float" office:value="956" calcext:value-type="float">
            <text:p>956.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7462" calcext:value-type="float">
            <text:p>67462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2"/>
          <table:table-cell table:formula="of:=[.B1097]/1000" office:value-type="float" office:value="67.462" calcext:value-type="float">
            <text:p>67.46</text:p>
          </table:table-cell>
          <table:table-cell table:formula="of:=AVERAGE([.C1097:.E1097])" office:value-type="float" office:value="955" calcext:value-type="float">
            <text:p>955.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8447" calcext:value-type="float">
            <text:p>68447</text:p>
          </table:table-cell>
          <table:table-cell table:number-columns-repeated="3" office:value-type="float" office:value="954" calcext:value-type="float">
            <text:p>954</text:p>
          </table:table-cell>
          <table:table-cell table:number-columns-repeated="2"/>
          <table:table-cell table:formula="of:=[.B1098]/1000" office:value-type="float" office:value="68.447" calcext:value-type="float">
            <text:p>68.45</text:p>
          </table:table-cell>
          <table:table-cell table:formula="of:=AVERAGE([.C1098:.E1098])" office:value-type="float" office:value="954" calcext:value-type="float">
            <text:p>954.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9432" calcext:value-type="float">
            <text:p>69432</text:p>
          </table:table-cell>
          <table:table-cell table:number-columns-repeated="3" office:value-type="float" office:value="953" calcext:value-type="float">
            <text:p>953</text:p>
          </table:table-cell>
          <table:table-cell table:number-columns-repeated="2"/>
          <table:table-cell table:formula="of:=[.B1099]/1000" office:value-type="float" office:value="69.432" calcext:value-type="float">
            <text:p>69.43</text:p>
          </table:table-cell>
          <table:table-cell table:formula="of:=AVERAGE([.C1099:.E1099])" office:value-type="float" office:value="953" calcext:value-type="float">
            <text:p>953.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0417" calcext:value-type="float">
            <text:p>70417</text:p>
          </table:table-cell>
          <table:table-cell table:number-columns-repeated="3" office:value-type="float" office:value="952" calcext:value-type="float">
            <text:p>952</text:p>
          </table:table-cell>
          <table:table-cell table:number-columns-repeated="2"/>
          <table:table-cell table:formula="of:=[.B1100]/1000" office:value-type="float" office:value="70.417" calcext:value-type="float">
            <text:p>70.42</text:p>
          </table:table-cell>
          <table:table-cell table:formula="of:=AVERAGE([.C1100:.E1100])" office:value-type="float" office:value="952" calcext:value-type="float">
            <text:p>952.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1402" calcext:value-type="float">
            <text:p>71402</text:p>
          </table:table-cell>
          <table:table-cell table:number-columns-repeated="3" office:value-type="float" office:value="951" calcext:value-type="float">
            <text:p>951</text:p>
          </table:table-cell>
          <table:table-cell table:number-columns-repeated="2"/>
          <table:table-cell table:formula="of:=[.B1101]/1000" office:value-type="float" office:value="71.402" calcext:value-type="float">
            <text:p>71.40</text:p>
          </table:table-cell>
          <table:table-cell table:formula="of:=AVERAGE([.C1101:.E1101])" office:value-type="float" office:value="951" calcext:value-type="float">
            <text:p>951.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2386" calcext:value-type="float">
            <text:p>72386</text:p>
          </table:table-cell>
          <table:table-cell table:number-columns-repeated="3" office:value-type="float" office:value="950" calcext:value-type="float">
            <text:p>950</text:p>
          </table:table-cell>
          <table:table-cell table:number-columns-repeated="2"/>
          <table:table-cell table:formula="of:=[.B1102]/1000" office:value-type="float" office:value="72.386" calcext:value-type="float">
            <text:p>72.39</text:p>
          </table:table-cell>
          <table:table-cell table:formula="of:=AVERAGE([.C1102:.E1102])" office:value-type="float" office:value="950" calcext:value-type="float">
            <text:p>950.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3371" calcext:value-type="float">
            <text:p>73371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49" calcext:value-type="float">
            <text:p>949</text:p>
          </table:table-cell>
          <table:table-cell table:number-columns-repeated="2"/>
          <table:table-cell table:formula="of:=[.B1103]/1000" office:value-type="float" office:value="73.371" calcext:value-type="float">
            <text:p>73.37</text:p>
          </table:table-cell>
          <table:table-cell table:formula="of:=AVERAGE([.C1103:.E1103])" office:value-type="float" office:value="949.333333333333" calcext:value-type="float">
            <text:p>949.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4356" calcext:value-type="float">
            <text:p>74356</text:p>
          </table:table-cell>
          <table:table-cell table:number-columns-repeated="3" office:value-type="float" office:value="948" calcext:value-type="float">
            <text:p>948</text:p>
          </table:table-cell>
          <table:table-cell table:number-columns-repeated="2"/>
          <table:table-cell table:formula="of:=[.B1104]/1000" office:value-type="float" office:value="74.356" calcext:value-type="float">
            <text:p>74.36</text:p>
          </table:table-cell>
          <table:table-cell table:formula="of:=AVERAGE([.C1104:.E1104])" office:value-type="float" office:value="948" calcext:value-type="float">
            <text:p>948.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5341" calcext:value-type="float">
            <text:p>75341</text:p>
          </table:table-cell>
          <table:table-cell table:number-columns-repeated="2"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table:formula="of:=[.B1105]/1000" office:value-type="float" office:value="75.341" calcext:value-type="float">
            <text:p>75.34</text:p>
          </table:table-cell>
          <table:table-cell table:formula="of:=AVERAGE([.C1105:.E1105])" office:value-type="float" office:value="947.333333333333" calcext:value-type="float">
            <text:p>947.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6326" calcext:value-type="float">
            <text:p>76326</text:p>
          </table:table-cell>
          <table:table-cell table:number-columns-repeated="3" office:value-type="float" office:value="946" calcext:value-type="float">
            <text:p>946</text:p>
          </table:table-cell>
          <table:table-cell table:number-columns-repeated="2"/>
          <table:table-cell table:formula="of:=[.B1106]/1000" office:value-type="float" office:value="76.326" calcext:value-type="float">
            <text:p>76.33</text:p>
          </table:table-cell>
          <table:table-cell table:formula="of:=AVERAGE([.C1106:.E1106])" office:value-type="float" office:value="946" calcext:value-type="float">
            <text:p>946.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7311" calcext:value-type="float">
            <text:p>77311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table:formula="of:=[.B1107]/1000" office:value-type="float" office:value="77.311" calcext:value-type="float">
            <text:p>77.31</text:p>
          </table:table-cell>
          <table:table-cell table:formula="of:=AVERAGE([.C1107:.E1107])" office:value-type="float" office:value="945.333333333333" calcext:value-type="float">
            <text:p>945.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78296" calcext:value-type="float">
            <text:p>78296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944" calcext:value-type="float">
            <text:p>944</text:p>
          </table:table-cell>
          <table:table-cell table:number-columns-repeated="2"/>
          <table:table-cell table:formula="of:=[.B1108]/1000" office:value-type="float" office:value="78.296" calcext:value-type="float">
            <text:p>78.30</text:p>
          </table:table-cell>
          <table:table-cell table:formula="of:=AVERAGE([.C1108:.E1108])" office:value-type="float" office:value="944.333333333333" calcext:value-type="float">
            <text:p>944.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9280" calcext:value-type="float">
            <text:p>79280</text:p>
          </table:table-cell>
          <table:table-cell table:number-columns-repeated="2"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table:number-columns-repeated="2"/>
          <table:table-cell table:formula="of:=[.B1109]/1000" office:value-type="float" office:value="79.28" calcext:value-type="float">
            <text:p>79.28</text:p>
          </table:table-cell>
          <table:table-cell table:formula="of:=AVERAGE([.C1109:.E1109])" office:value-type="float" office:value="943.333333333333" calcext:value-type="float">
            <text:p>943.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80265" calcext:value-type="float">
            <text:p>80265</text:p>
          </table:table-cell>
          <table:table-cell table:number-columns-repeated="3" office:value-type="float" office:value="942" calcext:value-type="float">
            <text:p>942</text:p>
          </table:table-cell>
          <table:table-cell table:number-columns-repeated="2"/>
          <table:table-cell table:formula="of:=[.B1110]/1000" office:value-type="float" office:value="80.265" calcext:value-type="float">
            <text:p>80.27</text:p>
          </table:table-cell>
          <table:table-cell table:formula="of:=AVERAGE([.C1110:.E1110])" office:value-type="float" office:value="942" calcext:value-type="float">
            <text:p>942.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81250" calcext:value-type="float">
            <text:p>81250</text:p>
          </table:table-cell>
          <table:table-cell office:value-type="float" office:value="942" calcext:value-type="float">
            <text:p>942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table:number-columns-repeated="2"/>
          <table:table-cell table:formula="of:=[.B1111]/1000" office:value-type="float" office:value="81.25" calcext:value-type="float">
            <text:p>81.25</text:p>
          </table:table-cell>
          <table:table-cell table:formula="of:=AVERAGE([.C1111:.E1111])" office:value-type="float" office:value="941.666666666667" calcext:value-type="float">
            <text:p>941.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2235" calcext:value-type="float">
            <text:p>82235</text:p>
          </table:table-cell>
          <table:table-cell table:number-columns-repeated="2" office:value-type="float" office:value="941" calcext:value-type="float">
            <text:p>941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table:formula="of:=[.B1112]/1000" office:value-type="float" office:value="82.235" calcext:value-type="float">
            <text:p>82.24</text:p>
          </table:table-cell>
          <table:table-cell table:formula="of:=AVERAGE([.C1112:.E1112])" office:value-type="float" office:value="940.666666666667" calcext:value-type="float">
            <text:p>940.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83220" calcext:value-type="float">
            <text:p>83220</text:p>
          </table:table-cell>
          <table:table-cell table:number-columns-repeated="3" office:value-type="float" office:value="939" calcext:value-type="float">
            <text:p>939</text:p>
          </table:table-cell>
          <table:table-cell table:number-columns-repeated="2"/>
          <table:table-cell table:formula="of:=[.B1113]/1000" office:value-type="float" office:value="83.22" calcext:value-type="float">
            <text:p>83.22</text:p>
          </table:table-cell>
          <table:table-cell table:formula="of:=AVERAGE([.C1113:.E1113])" office:value-type="float" office:value="939" calcext:value-type="float">
            <text:p>939.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4205" calcext:value-type="float">
            <text:p>84205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938" calcext:value-type="float">
            <text:p>938</text:p>
          </table:table-cell>
          <table:table-cell table:number-columns-repeated="2"/>
          <table:table-cell table:formula="of:=[.B1114]/1000" office:value-type="float" office:value="84.205" calcext:value-type="float">
            <text:p>84.21</text:p>
          </table:table-cell>
          <table:table-cell table:formula="of:=AVERAGE([.C1114:.E1114])" office:value-type="float" office:value="938.333333333333" calcext:value-type="float">
            <text:p>938.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5190" calcext:value-type="float">
            <text:p>85190</text:p>
          </table:table-cell>
          <table:table-cell table:number-columns-repeated="2" office:value-type="float" office:value="938" calcext:value-type="float">
            <text:p>938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B1115]/1000" office:value-type="float" office:value="85.19" calcext:value-type="float">
            <text:p>85.19</text:p>
          </table:table-cell>
          <table:table-cell table:formula="of:=AVERAGE([.C1115:.E1115])" office:value-type="float" office:value="937.666666666667" calcext:value-type="float">
            <text:p>937.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6174" calcext:value-type="float">
            <text:p>86174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table:formula="of:=[.B1116]/1000" office:value-type="float" office:value="86.174" calcext:value-type="float">
            <text:p>86.17</text:p>
          </table:table-cell>
          <table:table-cell table:formula="of:=AVERAGE([.C1116:.E1116])" office:value-type="float" office:value="936.333333333333" calcext:value-type="float">
            <text:p>936.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7159" calcext:value-type="float">
            <text:p>87159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5" calcext:value-type="float">
            <text:p>935</text:p>
          </table:table-cell>
          <table:table-cell table:number-columns-repeated="2"/>
          <table:table-cell table:formula="of:=[.B1117]/1000" office:value-type="float" office:value="87.159" calcext:value-type="float">
            <text:p>87.16</text:p>
          </table:table-cell>
          <table:table-cell table:formula="of:=AVERAGE([.C1117:.E1117])" office:value-type="float" office:value="935.333333333333" calcext:value-type="float">
            <text:p>935.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8144" calcext:value-type="float">
            <text:p>88144</text:p>
          </table:table-cell>
          <table:table-cell table:number-columns-repeated="3" office:value-type="float" office:value="934" calcext:value-type="float">
            <text:p>934</text:p>
          </table:table-cell>
          <table:table-cell table:number-columns-repeated="2"/>
          <table:table-cell table:formula="of:=[.B1118]/1000" office:value-type="float" office:value="88.144" calcext:value-type="float">
            <text:p>88.14</text:p>
          </table:table-cell>
          <table:table-cell table:formula="of:=AVERAGE([.C1118:.E1118])" office:value-type="float" office:value="934" calcext:value-type="float">
            <text:p>934.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89129" calcext:value-type="float">
            <text:p>89129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934" calcext:value-type="float">
            <text:p>934</text:p>
          </table:table-cell>
          <table:table-cell table:number-columns-repeated="2"/>
          <table:table-cell table:formula="of:=[.B1119]/1000" office:value-type="float" office:value="89.129" calcext:value-type="float">
            <text:p>89.13</text:p>
          </table:table-cell>
          <table:table-cell table:formula="of:=AVERAGE([.C1119:.E1119])" office:value-type="float" office:value="933.666666666667" calcext:value-type="float">
            <text:p>933.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90114" calcext:value-type="float">
            <text:p>90114</text:p>
          </table:table-cell>
          <table:table-cell table:number-columns-repeated="3" office:value-type="float" office:value="932" calcext:value-type="float">
            <text:p>932</text:p>
          </table:table-cell>
          <table:table-cell table:number-columns-repeated="2"/>
          <table:table-cell table:formula="of:=[.B1120]/1000" office:value-type="float" office:value="90.114" calcext:value-type="float">
            <text:p>90.11</text:p>
          </table:table-cell>
          <table:table-cell table:formula="of:=AVERAGE([.C1120:.E1120])" office:value-type="float" office:value="932" calcext:value-type="float">
            <text:p>932.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1099" calcext:value-type="float">
            <text:p>91099</text:p>
          </table:table-cell>
          <table:table-cell table:number-columns-repeated="3" office:value-type="float" office:value="931" calcext:value-type="float">
            <text:p>931</text:p>
          </table:table-cell>
          <table:table-cell table:number-columns-repeated="2"/>
          <table:table-cell table:formula="of:=[.B1121]/1000" office:value-type="float" office:value="91.099" calcext:value-type="float">
            <text:p>91.10</text:p>
          </table:table-cell>
          <table:table-cell table:formula="of:=AVERAGE([.C1121:.E1121])" office:value-type="float" office:value="931" calcext:value-type="float">
            <text:p>931.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2084" calcext:value-type="float">
            <text:p>92084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930" calcext:value-type="float">
            <text:p>930</text:p>
          </table:table-cell>
          <table:table-cell table:number-columns-repeated="2"/>
          <table:table-cell table:formula="of:=[.B1122]/1000" office:value-type="float" office:value="92.084" calcext:value-type="float">
            <text:p>92.08</text:p>
          </table:table-cell>
          <table:table-cell table:formula="of:=AVERAGE([.C1122:.E1122])" office:value-type="float" office:value="930.333333333333" calcext:value-type="float">
            <text:p>930.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3068" calcext:value-type="float">
            <text:p>9306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table:formula="of:=[.B1123]/1000" office:value-type="float" office:value="93.068" calcext:value-type="float">
            <text:p>93.07</text:p>
          </table:table-cell>
          <table:table-cell table:formula="of:=AVERAGE([.C1123:.E1123])" office:value-type="float" office:value="929.333333333333" calcext:value-type="float">
            <text:p>929.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4053" calcext:value-type="float">
            <text:p>94053</text:p>
          </table:table-cell>
          <table:table-cell table:number-columns-repeated="3" office:value-type="float" office:value="928" calcext:value-type="float">
            <text:p>928</text:p>
          </table:table-cell>
          <table:table-cell table:number-columns-repeated="2"/>
          <table:table-cell table:formula="of:=[.B1124]/1000" office:value-type="float" office:value="94.053" calcext:value-type="float">
            <text:p>94.05</text:p>
          </table:table-cell>
          <table:table-cell table:formula="of:=AVERAGE([.C1124:.E1124])" office:value-type="float" office:value="928" calcext:value-type="float">
            <text:p>928.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5038" calcext:value-type="float">
            <text:p>95038</text:p>
          </table:table-cell>
          <table:table-cell table:number-columns-repeated="3" office:value-type="float" office:value="928" calcext:value-type="float">
            <text:p>928</text:p>
          </table:table-cell>
          <table:table-cell table:number-columns-repeated="2"/>
          <table:table-cell table:formula="of:=[.B1125]/1000" office:value-type="float" office:value="95.038" calcext:value-type="float">
            <text:p>95.04</text:p>
          </table:table-cell>
          <table:table-cell table:formula="of:=AVERAGE([.C1125:.E1125])" office:value-type="float" office:value="928" calcext:value-type="float">
            <text:p>928.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96023" calcext:value-type="float">
            <text:p>96023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table:formula="of:=[.B1126]/1000" office:value-type="float" office:value="96.023" calcext:value-type="float">
            <text:p>96.02</text:p>
          </table:table-cell>
          <table:table-cell table:formula="of:=AVERAGE([.C1126:.E1126])" office:value-type="float" office:value="926.333333333333" calcext:value-type="float">
            <text:p>926.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7008" calcext:value-type="float">
            <text:p>97008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formula="of:=[.B1127]/1000" office:value-type="float" office:value="97.008" calcext:value-type="float">
            <text:p>97.01</text:p>
          </table:table-cell>
          <table:table-cell table:formula="of:=AVERAGE([.C1127:.E1127])" office:value-type="float" office:value="925.666666666667" calcext:value-type="float">
            <text:p>925.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97993" calcext:value-type="float">
            <text:p>9799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B1128]/1000" office:value-type="float" office:value="97.993" calcext:value-type="float">
            <text:p>97.99</text:p>
          </table:table-cell>
          <table:table-cell table:formula="of:=AVERAGE([.C1128:.E1128])" office:value-type="float" office:value="924.333333333333" calcext:value-type="float">
            <text:p>924.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98978" calcext:value-type="float">
            <text:p>98978</text:p>
          </table:table-cell>
          <table:table-cell table:number-columns-repeated="3" office:value-type="float" office:value="924" calcext:value-type="float">
            <text:p>924</text:p>
          </table:table-cell>
          <table:table-cell table:number-columns-repeated="2"/>
          <table:table-cell table:formula="of:=[.B1129]/1000" office:value-type="float" office:value="98.978" calcext:value-type="float">
            <text:p>98.98</text:p>
          </table:table-cell>
          <table:table-cell table:formula="of:=AVERAGE([.C1129:.E1129])" office:value-type="float" office:value="924" calcext:value-type="float">
            <text:p>924.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9962" calcext:value-type="float">
            <text:p>99962</text:p>
          </table:table-cell>
          <table:table-cell table:number-columns-repeated="2" office:value-type="float" office:value="923" calcext:value-type="float">
            <text:p>923</text:p>
          </table:table-cell>
          <table:table-cell office:value-type="float" office:value="922" calcext:value-type="float">
            <text:p>922</text:p>
          </table:table-cell>
          <table:table-cell table:number-columns-repeated="2"/>
          <table:table-cell table:formula="of:=[.B1130]/1000" office:value-type="float" office:value="99.962" calcext:value-type="float">
            <text:p>99.96</text:p>
          </table:table-cell>
          <table:table-cell table:formula="of:=AVERAGE([.C1130:.E1130])" office:value-type="float" office:value="922.666666666667" calcext:value-type="float">
            <text:p>922.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0947" calcext:value-type="float">
            <text:p>100947</text:p>
          </table:table-cell>
          <table:table-cell table:number-columns-repeated="3" office:value-type="float" office:value="922" calcext:value-type="float">
            <text:p>922</text:p>
          </table:table-cell>
          <table:table-cell table:number-columns-repeated="2"/>
          <table:table-cell table:formula="of:=[.B1131]/1000" office:value-type="float" office:value="100.947" calcext:value-type="float">
            <text:p>100.95</text:p>
          </table:table-cell>
          <table:table-cell table:formula="of:=AVERAGE([.C1131:.E1131])" office:value-type="float" office:value="922" calcext:value-type="float">
            <text:p>922.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1932" calcext:value-type="float">
            <text:p>101932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920" calcext:value-type="float">
            <text:p>920</text:p>
          </table:table-cell>
          <table:table-cell table:number-columns-repeated="2"/>
          <table:table-cell table:formula="of:=[.B1132]/1000" office:value-type="float" office:value="101.932" calcext:value-type="float">
            <text:p>101.93</text:p>
          </table:table-cell>
          <table:table-cell table:formula="of:=AVERAGE([.C1132:.E1132])" office:value-type="float" office:value="920.333333333333" calcext:value-type="float">
            <text:p>920.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2917" calcext:value-type="float">
            <text:p>102917</text:p>
          </table:table-cell>
          <table:table-cell table:number-columns-repeated="3" office:value-type="float" office:value="920" calcext:value-type="float">
            <text:p>920</text:p>
          </table:table-cell>
          <table:table-cell table:number-columns-repeated="2"/>
          <table:table-cell table:formula="of:=[.B1133]/1000" office:value-type="float" office:value="102.917" calcext:value-type="float">
            <text:p>102.92</text:p>
          </table:table-cell>
          <table:table-cell table:formula="of:=AVERAGE([.C1133:.E1133])" office:value-type="float" office:value="920" calcext:value-type="float">
            <text:p>920.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3902" calcext:value-type="float">
            <text:p>103902</text:p>
          </table:table-cell>
          <table:table-cell table:number-columns-repeated="3" office:value-type="float" office:value="919" calcext:value-type="float">
            <text:p>919</text:p>
          </table:table-cell>
          <table:table-cell table:number-columns-repeated="2"/>
          <table:table-cell table:formula="of:=[.B1134]/1000" office:value-type="float" office:value="103.902" calcext:value-type="float">
            <text:p>103.90</text:p>
          </table:table-cell>
          <table:table-cell table:formula="of:=AVERAGE([.C1134:.E1134])" office:value-type="float" office:value="919" calcext:value-type="float">
            <text:p>919.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4887" calcext:value-type="float">
            <text:p>104887</text:p>
          </table:table-cell>
          <table:table-cell table:number-columns-repeated="2"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B1135]/1000" office:value-type="float" office:value="104.887" calcext:value-type="float">
            <text:p>104.89</text:p>
          </table:table-cell>
          <table:table-cell table:formula="of:=AVERAGE([.C1135:.E1135])" office:value-type="float" office:value="918.333333333333" calcext:value-type="float">
            <text:p>918.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5872" calcext:value-type="float">
            <text:p>105872</text:p>
          </table:table-cell>
          <table:table-cell table:number-columns-repeated="3" office:value-type="float" office:value="917" calcext:value-type="float">
            <text:p>917</text:p>
          </table:table-cell>
          <table:table-cell table:number-columns-repeated="2"/>
          <table:table-cell table:formula="of:=[.B1136]/1000" office:value-type="float" office:value="105.872" calcext:value-type="float">
            <text:p>105.87</text:p>
          </table:table-cell>
          <table:table-cell table:formula="of:=AVERAGE([.C1136:.E1136])" office:value-type="float" office:value="917" calcext:value-type="float">
            <text:p>917.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6856" calcext:value-type="float">
            <text:p>106856</text:p>
          </table:table-cell>
          <table:table-cell table:number-columns-repeated="3" office:value-type="float" office:value="916" calcext:value-type="float">
            <text:p>916</text:p>
          </table:table-cell>
          <table:table-cell table:number-columns-repeated="2"/>
          <table:table-cell table:formula="of:=[.B1137]/1000" office:value-type="float" office:value="106.856" calcext:value-type="float">
            <text:p>106.86</text:p>
          </table:table-cell>
          <table:table-cell table:formula="of:=AVERAGE([.C1137:.E1137])" office:value-type="float" office:value="916" calcext:value-type="float">
            <text:p>916.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7841" calcext:value-type="float">
            <text:p>107841</text:p>
          </table:table-cell>
          <table:table-cell table:number-columns-repeated="2"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table:number-columns-repeated="2"/>
          <table:table-cell table:formula="of:=[.B1138]/1000" office:value-type="float" office:value="107.841" calcext:value-type="float">
            <text:p>107.84</text:p>
          </table:table-cell>
          <table:table-cell table:formula="of:=AVERAGE([.C1138:.E1138])" office:value-type="float" office:value="915.333333333333" calcext:value-type="float">
            <text:p>915.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8826" calcext:value-type="float">
            <text:p>108826</text:p>
          </table:table-cell>
          <table:table-cell table:number-columns-repeated="3" office:value-type="float" office:value="914" calcext:value-type="float">
            <text:p>914</text:p>
          </table:table-cell>
          <table:table-cell table:number-columns-repeated="2"/>
          <table:table-cell table:formula="of:=[.B1139]/1000" office:value-type="float" office:value="108.826" calcext:value-type="float">
            <text:p>108.83</text:p>
          </table:table-cell>
          <table:table-cell table:formula="of:=AVERAGE([.C1139:.E1139])" office:value-type="float" office:value="914" calcext:value-type="float">
            <text:p>914.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9811" calcext:value-type="float">
            <text:p>109811</text:p>
          </table:table-cell>
          <table:table-cell table:number-columns-repeated="3" office:value-type="float" office:value="913" calcext:value-type="float">
            <text:p>913</text:p>
          </table:table-cell>
          <table:table-cell table:number-columns-repeated="2"/>
          <table:table-cell table:formula="of:=[.B1140]/1000" office:value-type="float" office:value="109.811" calcext:value-type="float">
            <text:p>109.81</text:p>
          </table:table-cell>
          <table:table-cell table:formula="of:=AVERAGE([.C1140:.E1140])" office:value-type="float" office:value="913" calcext:value-type="float">
            <text:p>913.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0796" calcext:value-type="float">
            <text:p>110796</text:p>
          </table:table-cell>
          <table:table-cell table:number-columns-repeated="3" office:value-type="float" office:value="912" calcext:value-type="float">
            <text:p>912</text:p>
          </table:table-cell>
          <table:table-cell table:number-columns-repeated="2"/>
          <table:table-cell table:formula="of:=[.B1141]/1000" office:value-type="float" office:value="110.796" calcext:value-type="float">
            <text:p>110.80</text:p>
          </table:table-cell>
          <table:table-cell table:formula="of:=AVERAGE([.C1141:.E1141])" office:value-type="float" office:value="912" calcext:value-type="float">
            <text:p>912.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1781" calcext:value-type="float">
            <text:p>111781</text:p>
          </table:table-cell>
          <table:table-cell table:number-columns-repeated="2"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table:formula="of:=[.B1142]/1000" office:value-type="float" office:value="111.781" calcext:value-type="float">
            <text:p>111.78</text:p>
          </table:table-cell>
          <table:table-cell table:formula="of:=AVERAGE([.C1142:.E1142])" office:value-type="float" office:value="911.333333333333" calcext:value-type="float">
            <text:p>911.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2765" calcext:value-type="float">
            <text:p>112765</text:p>
          </table:table-cell>
          <table:table-cell table:number-columns-repeated="3" office:value-type="float" office:value="910" calcext:value-type="float">
            <text:p>910</text:p>
          </table:table-cell>
          <table:table-cell table:number-columns-repeated="2"/>
          <table:table-cell table:formula="of:=[.B1143]/1000" office:value-type="float" office:value="112.765" calcext:value-type="float">
            <text:p>112.77</text:p>
          </table:table-cell>
          <table:table-cell table:formula="of:=AVERAGE([.C1143:.E1143])" office:value-type="float" office:value="910" calcext:value-type="float">
            <text:p>910.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3750" calcext:value-type="float">
            <text:p>113750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2"/>
          <table:table-cell table:formula="of:=[.B1144]/1000" office:value-type="float" office:value="113.75" calcext:value-type="float">
            <text:p>113.75</text:p>
          </table:table-cell>
          <table:table-cell table:formula="of:=AVERAGE([.C1144:.E1144])" office:value-type="float" office:value="909" calcext:value-type="float">
            <text:p>909.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4735" calcext:value-type="float">
            <text:p>114735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table:formula="of:=[.B1145]/1000" office:value-type="float" office:value="114.735" calcext:value-type="float">
            <text:p>114.74</text:p>
          </table:table-cell>
          <table:table-cell table:formula="of:=AVERAGE([.C1145:.E1145])" office:value-type="float" office:value="908.333333333333" calcext:value-type="float">
            <text:p>908.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5720" calcext:value-type="float">
            <text:p>115720</text:p>
          </table:table-cell>
          <table:table-cell table:number-columns-repeated="3" office:value-type="float" office:value="907" calcext:value-type="float">
            <text:p>907</text:p>
          </table:table-cell>
          <table:table-cell table:number-columns-repeated="2"/>
          <table:table-cell table:formula="of:=[.B1146]/1000" office:value-type="float" office:value="115.72" calcext:value-type="float">
            <text:p>115.72</text:p>
          </table:table-cell>
          <table:table-cell table:formula="of:=AVERAGE([.C1146:.E1146])" office:value-type="float" office:value="907" calcext:value-type="float">
            <text:p>907.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6705" calcext:value-type="float">
            <text:p>116705</text:p>
          </table:table-cell>
          <table:table-cell table:number-columns-repeated="3" office:value-type="float" office:value="906" calcext:value-type="float">
            <text:p>906</text:p>
          </table:table-cell>
          <table:table-cell table:number-columns-repeated="2"/>
          <table:table-cell table:formula="of:=[.B1147]/1000" office:value-type="float" office:value="116.705" calcext:value-type="float">
            <text:p>116.71</text:p>
          </table:table-cell>
          <table:table-cell table:formula="of:=AVERAGE([.C1147:.E1147])" office:value-type="float" office:value="906" calcext:value-type="float">
            <text:p>906.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7690" calcext:value-type="float">
            <text:p>117690</text:p>
          </table:table-cell>
          <table:table-cell table:number-columns-repeated="3" office:value-type="float" office:value="905" calcext:value-type="float">
            <text:p>905</text:p>
          </table:table-cell>
          <table:table-cell table:number-columns-repeated="2"/>
          <table:table-cell table:formula="of:=[.B1148]/1000" office:value-type="float" office:value="117.69" calcext:value-type="float">
            <text:p>117.69</text:p>
          </table:table-cell>
          <table:table-cell table:formula="of:=AVERAGE([.C1148:.E1148])" office:value-type="float" office:value="905" calcext:value-type="float">
            <text:p>905.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8675" calcext:value-type="float">
            <text:p>118675</text:p>
          </table:table-cell>
          <table:table-cell table:number-columns-repeated="3" office:value-type="float" office:value="904" calcext:value-type="float">
            <text:p>904</text:p>
          </table:table-cell>
          <table:table-cell table:number-columns-repeated="2"/>
          <table:table-cell table:formula="of:=[.B1149]/1000" office:value-type="float" office:value="118.675" calcext:value-type="float">
            <text:p>118.68</text:p>
          </table:table-cell>
          <table:table-cell table:formula="of:=AVERAGE([.C1149:.E1149])" office:value-type="float" office:value="904" calcext:value-type="float">
            <text:p>904.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9659" calcext:value-type="float">
            <text:p>119659</text:p>
          </table:table-cell>
          <table:table-cell table:number-columns-repeated="3" office:value-type="float" office:value="903" calcext:value-type="float">
            <text:p>903</text:p>
          </table:table-cell>
          <table:table-cell table:number-columns-repeated="2"/>
          <table:table-cell table:formula="of:=[.B1150]/1000" office:value-type="float" office:value="119.659" calcext:value-type="float">
            <text:p>119.66</text:p>
          </table:table-cell>
          <table:table-cell table:formula="of:=AVERAGE([.C1150:.E1150])" office:value-type="float" office:value="903" calcext:value-type="float">
            <text:p>903.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20644" calcext:value-type="float">
            <text:p>120644</text:p>
          </table:table-cell>
          <table:table-cell table:number-columns-repeated="3" office:value-type="float" office:value="902" calcext:value-type="float">
            <text:p>902</text:p>
          </table:table-cell>
          <table:table-cell table:number-columns-repeated="2"/>
          <table:table-cell table:formula="of:=[.B1151]/1000" office:value-type="float" office:value="120.644" calcext:value-type="float">
            <text:p>120.64</text:p>
          </table:table-cell>
          <table:table-cell table:formula="of:=AVERAGE([.C1151:.E1151])" office:value-type="float" office:value="902" calcext:value-type="float">
            <text:p>902.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21629" calcext:value-type="float">
            <text:p>121629</text:p>
          </table:table-cell>
          <table:table-cell table:number-columns-repeated="3" office:value-type="float" office:value="901" calcext:value-type="float">
            <text:p>901</text:p>
          </table:table-cell>
          <table:table-cell table:number-columns-repeated="2"/>
          <table:table-cell table:formula="of:=[.B1152]/1000" office:value-type="float" office:value="121.629" calcext:value-type="float">
            <text:p>121.63</text:p>
          </table:table-cell>
          <table:table-cell table:formula="of:=AVERAGE([.C1152:.E1152])" office:value-type="float" office:value="901" calcext:value-type="float">
            <text:p>901.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22614" calcext:value-type="float">
            <text:p>122614</text:p>
          </table:table-cell>
          <table:table-cell table:number-columns-repeated="3" office:value-type="float" office:value="900" calcext:value-type="float">
            <text:p>900</text:p>
          </table:table-cell>
          <table:table-cell table:number-columns-repeated="2"/>
          <table:table-cell table:formula="of:=[.B1153]/1000" office:value-type="float" office:value="122.614" calcext:value-type="float">
            <text:p>122.61</text:p>
          </table:table-cell>
          <table:table-cell table:formula="of:=AVERAGE([.C1153:.E1153])" office:value-type="float" office:value="900" calcext:value-type="float">
            <text:p>900.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23599" calcext:value-type="float">
            <text:p>123599</text:p>
          </table:table-cell>
          <table:table-cell table:number-columns-repeated="3" office:value-type="float" office:value="899" calcext:value-type="float">
            <text:p>899</text:p>
          </table:table-cell>
          <table:table-cell table:number-columns-repeated="2"/>
          <table:table-cell table:formula="of:=[.B1154]/1000" office:value-type="float" office:value="123.599" calcext:value-type="float">
            <text:p>123.60</text:p>
          </table:table-cell>
          <table:table-cell table:formula="of:=AVERAGE([.C1154:.E1154])" office:value-type="float" office:value="899" calcext:value-type="float">
            <text:p>899.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4584" calcext:value-type="float">
            <text:p>124584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table:formula="of:=[.B1155]/1000" office:value-type="float" office:value="124.584" calcext:value-type="float">
            <text:p>124.58</text:p>
          </table:table-cell>
          <table:table-cell table:formula="of:=AVERAGE([.C1155:.E1155])" office:value-type="float" office:value="898.333333333333" calcext:value-type="float">
            <text:p>898.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25569" calcext:value-type="float">
            <text:p>125569</text:p>
          </table:table-cell>
          <table:table-cell table:number-columns-repeated="3" office:value-type="float" office:value="897" calcext:value-type="float">
            <text:p>897</text:p>
          </table:table-cell>
          <table:table-cell table:number-columns-repeated="2"/>
          <table:table-cell table:formula="of:=[.B1156]/1000" office:value-type="float" office:value="125.569" calcext:value-type="float">
            <text:p>125.57</text:p>
          </table:table-cell>
          <table:table-cell table:formula="of:=AVERAGE([.C1156:.E1156])" office:value-type="float" office:value="897" calcext:value-type="float">
            <text:p>897.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26553" calcext:value-type="float">
            <text:p>126553</text:p>
          </table:table-cell>
          <table:table-cell table:number-columns-repeated="3" office:value-type="float" office:value="896" calcext:value-type="float">
            <text:p>896</text:p>
          </table:table-cell>
          <table:table-cell table:number-columns-repeated="2"/>
          <table:table-cell table:formula="of:=[.B1157]/1000" office:value-type="float" office:value="126.553" calcext:value-type="float">
            <text:p>126.55</text:p>
          </table:table-cell>
          <table:table-cell table:formula="of:=AVERAGE([.C1157:.E1157])" office:value-type="float" office:value="896" calcext:value-type="float">
            <text:p>896.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27538" calcext:value-type="float">
            <text:p>127538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5" calcext:value-type="float">
            <text:p>895</text:p>
          </table:table-cell>
          <table:table-cell table:number-columns-repeated="2"/>
          <table:table-cell table:formula="of:=[.B1158]/1000" office:value-type="float" office:value="127.538" calcext:value-type="float">
            <text:p>127.54</text:p>
          </table:table-cell>
          <table:table-cell table:formula="of:=AVERAGE([.C1158:.E1158])" office:value-type="float" office:value="895.333333333333" calcext:value-type="float">
            <text:p>895.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28523" calcext:value-type="float">
            <text:p>128523</text:p>
          </table:table-cell>
          <table:table-cell table:number-columns-repeated="3" office:value-type="float" office:value="894" calcext:value-type="float">
            <text:p>894</text:p>
          </table:table-cell>
          <table:table-cell table:number-columns-repeated="2"/>
          <table:table-cell table:formula="of:=[.B1159]/1000" office:value-type="float" office:value="128.523" calcext:value-type="float">
            <text:p>128.52</text:p>
          </table:table-cell>
          <table:table-cell table:formula="of:=AVERAGE([.C1159:.E1159])" office:value-type="float" office:value="894" calcext:value-type="float">
            <text:p>894.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29508" calcext:value-type="float">
            <text:p>129508</text:p>
          </table:table-cell>
          <table:table-cell table:number-columns-repeated="3" office:value-type="float" office:value="893" calcext:value-type="float">
            <text:p>893</text:p>
          </table:table-cell>
          <table:table-cell table:number-columns-repeated="2"/>
          <table:table-cell table:formula="of:=[.B1160]/1000" office:value-type="float" office:value="129.508" calcext:value-type="float">
            <text:p>129.51</text:p>
          </table:table-cell>
          <table:table-cell table:formula="of:=AVERAGE([.C1160:.E1160])" office:value-type="float" office:value="893" calcext:value-type="float">
            <text:p>893.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30493" calcext:value-type="float">
            <text:p>130493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[.B1161]/1000" office:value-type="float" office:value="130.493" calcext:value-type="float">
            <text:p>130.49</text:p>
          </table:table-cell>
          <table:table-cell table:formula="of:=AVERAGE([.C1161:.E1161])" office:value-type="float" office:value="892.333333333333" calcext:value-type="float">
            <text:p>892.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31478" calcext:value-type="float">
            <text:p>131478</text:p>
          </table:table-cell>
          <table:table-cell table:number-columns-repeated="3" office:value-type="float" office:value="892" calcext:value-type="float">
            <text:p>892</text:p>
          </table:table-cell>
          <table:table-cell table:number-columns-repeated="2"/>
          <table:table-cell table:formula="of:=[.B1162]/1000" office:value-type="float" office:value="131.478" calcext:value-type="float">
            <text:p>131.48</text:p>
          </table:table-cell>
          <table:table-cell table:formula="of:=AVERAGE([.C1162:.E1162])" office:value-type="float" office:value="892" calcext:value-type="float">
            <text:p>892.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32463" calcext:value-type="float">
            <text:p>132463</text:p>
          </table:table-cell>
          <table:table-cell table:number-columns-repeated="3" office:value-type="float" office:value="891" calcext:value-type="float">
            <text:p>891</text:p>
          </table:table-cell>
          <table:table-cell table:number-columns-repeated="2"/>
          <table:table-cell table:formula="of:=[.B1163]/1000" office:value-type="float" office:value="132.463" calcext:value-type="float">
            <text:p>132.46</text:p>
          </table:table-cell>
          <table:table-cell table:formula="of:=AVERAGE([.C1163:.E1163])" office:value-type="float" office:value="891" calcext:value-type="float">
            <text:p>891.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33447" calcext:value-type="float">
            <text:p>133447</text:p>
          </table:table-cell>
          <table:table-cell table:number-columns-repeated="3" office:value-type="float" office:value="890" calcext:value-type="float">
            <text:p>890</text:p>
          </table:table-cell>
          <table:table-cell table:number-columns-repeated="2"/>
          <table:table-cell table:formula="of:=[.B1164]/1000" office:value-type="float" office:value="133.447" calcext:value-type="float">
            <text:p>133.45</text:p>
          </table:table-cell>
          <table:table-cell table:formula="of:=AVERAGE([.C1164:.E1164])" office:value-type="float" office:value="890" calcext:value-type="float">
            <text:p>890.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34432" calcext:value-type="float">
            <text:p>134432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889" calcext:value-type="float">
            <text:p>889</text:p>
          </table:table-cell>
          <table:table-cell table:number-columns-repeated="2"/>
          <table:table-cell table:formula="of:=[.B1165]/1000" office:value-type="float" office:value="134.432" calcext:value-type="float">
            <text:p>134.43</text:p>
          </table:table-cell>
          <table:table-cell table:formula="of:=AVERAGE([.C1165:.E1165])" office:value-type="float" office:value="889.333333333333" calcext:value-type="float">
            <text:p>889.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35417" calcext:value-type="float">
            <text:p>135417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table:formula="of:=[.B1166]/1000" office:value-type="float" office:value="135.417" calcext:value-type="float">
            <text:p>135.42</text:p>
          </table:table-cell>
          <table:table-cell table:formula="of:=AVERAGE([.C1166:.E1166])" office:value-type="float" office:value="888.333333333333" calcext:value-type="float">
            <text:p>888.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36402" calcext:value-type="float">
            <text:p>136402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table:formula="of:=[.B1167]/1000" office:value-type="float" office:value="136.402" calcext:value-type="float">
            <text:p>136.40</text:p>
          </table:table-cell>
          <table:table-cell table:formula="of:=AVERAGE([.C1167:.E1167])" office:value-type="float" office:value="887.333333333333" calcext:value-type="float">
            <text:p>887.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37387" calcext:value-type="float">
            <text:p>137387</text:p>
          </table:table-cell>
          <table:table-cell table:number-columns-repeated="3" office:value-type="float" office:value="886" calcext:value-type="float">
            <text:p>886</text:p>
          </table:table-cell>
          <table:table-cell table:number-columns-repeated="2"/>
          <table:table-cell table:formula="of:=[.B1168]/1000" office:value-type="float" office:value="137.387" calcext:value-type="float">
            <text:p>137.39</text:p>
          </table:table-cell>
          <table:table-cell table:formula="of:=AVERAGE([.C1168:.E1168])" office:value-type="float" office:value="886" calcext:value-type="float">
            <text:p>886.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38372" calcext:value-type="float">
            <text:p>138372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[.B1169]/1000" office:value-type="float" office:value="138.372" calcext:value-type="float">
            <text:p>138.37</text:p>
          </table:table-cell>
          <table:table-cell table:formula="of:=AVERAGE([.C1169:.E1169])" office:value-type="float" office:value="885.333333333333" calcext:value-type="float">
            <text:p>885.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39357" calcext:value-type="float">
            <text:p>139357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table:formula="of:=[.B1170]/1000" office:value-type="float" office:value="139.357" calcext:value-type="float">
            <text:p>139.36</text:p>
          </table:table-cell>
          <table:table-cell table:formula="of:=AVERAGE([.C1170:.E1170])" office:value-type="float" office:value="884.333333333333" calcext:value-type="float">
            <text:p>884.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0341" calcext:value-type="float">
            <text:p>140341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table:formula="of:=[.B1171]/1000" office:value-type="float" office:value="140.341" calcext:value-type="float">
            <text:p>140.34</text:p>
          </table:table-cell>
          <table:table-cell table:formula="of:=AVERAGE([.C1171:.E1171])" office:value-type="float" office:value="883.333333333333" calcext:value-type="float">
            <text:p>883.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1326" calcext:value-type="float">
            <text:p>141326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882" calcext:value-type="float">
            <text:p>882</text:p>
          </table:table-cell>
          <table:table-cell table:number-columns-repeated="2"/>
          <table:table-cell table:formula="of:=[.B1172]/1000" office:value-type="float" office:value="141.326" calcext:value-type="float">
            <text:p>141.33</text:p>
          </table:table-cell>
          <table:table-cell table:formula="of:=AVERAGE([.C1172:.E1172])" office:value-type="float" office:value="882.333333333333" calcext:value-type="float">
            <text:p>882.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2311" calcext:value-type="float">
            <text:p>142311</text:p>
          </table:table-cell>
          <table:table-cell table:number-columns-repeated="2"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table:formula="of:=[.B1173]/1000" office:value-type="float" office:value="142.311" calcext:value-type="float">
            <text:p>142.31</text:p>
          </table:table-cell>
          <table:table-cell table:formula="of:=AVERAGE([.C1173:.E1173])" office:value-type="float" office:value="881.333333333333" calcext:value-type="float">
            <text:p>881.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3296" calcext:value-type="float">
            <text:p>143296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880" calcext:value-type="float">
            <text:p>880</text:p>
          </table:table-cell>
          <table:table-cell table:number-columns-repeated="2"/>
          <table:table-cell table:formula="of:=[.B1174]/1000" office:value-type="float" office:value="143.296" calcext:value-type="float">
            <text:p>143.30</text:p>
          </table:table-cell>
          <table:table-cell table:formula="of:=AVERAGE([.C1174:.E1174])" office:value-type="float" office:value="880.333333333333" calcext:value-type="float">
            <text:p>880.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81" calcext:value-type="float">
            <text:p>144281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table:formula="of:=[.B1175]/1000" office:value-type="float" office:value="144.281" calcext:value-type="float">
            <text:p>144.28</text:p>
          </table:table-cell>
          <table:table-cell table:formula="of:=AVERAGE([.C1175:.E1175])" office:value-type="float" office:value="879.666666666667" calcext:value-type="float">
            <text:p>879.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5266" calcext:value-type="float">
            <text:p>145266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879" calcext:value-type="float">
            <text:p>879</text:p>
          </table:table-cell>
          <table:table-cell table:number-columns-repeated="2"/>
          <table:table-cell table:formula="of:=[.B1176]/1000" office:value-type="float" office:value="145.266" calcext:value-type="float">
            <text:p>145.27</text:p>
          </table:table-cell>
          <table:table-cell table:formula="of:=AVERAGE([.C1176:.E1176])" office:value-type="float" office:value="878.666666666667" calcext:value-type="float">
            <text:p>878.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6251" calcext:value-type="float">
            <text:p>146251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878" calcext:value-type="float">
            <text:p>878</text:p>
          </table:table-cell>
          <table:table-cell table:number-columns-repeated="2"/>
          <table:table-cell table:formula="of:=[.B1177]/1000" office:value-type="float" office:value="146.251" calcext:value-type="float">
            <text:p>146.25</text:p>
          </table:table-cell>
          <table:table-cell table:formula="of:=AVERAGE([.C1177:.E1177])" office:value-type="float" office:value="877.666666666667" calcext:value-type="float">
            <text:p>877.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7235" calcext:value-type="float">
            <text:p>14723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table:formula="of:=[.B1178]/1000" office:value-type="float" office:value="147.235" calcext:value-type="float">
            <text:p>147.24</text:p>
          </table:table-cell>
          <table:table-cell table:formula="of:=AVERAGE([.C1178:.E1178])" office:value-type="float" office:value="876.333333333333" calcext:value-type="float">
            <text:p>876.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8220" calcext:value-type="float">
            <text:p>148220</text:p>
          </table:table-cell>
          <table:table-cell table:number-columns-repeated="3" office:value-type="float" office:value="875" calcext:value-type="float">
            <text:p>875</text:p>
          </table:table-cell>
          <table:table-cell table:number-columns-repeated="2"/>
          <table:table-cell table:formula="of:=[.B1179]/1000" office:value-type="float" office:value="148.22" calcext:value-type="float">
            <text:p>148.22</text:p>
          </table:table-cell>
          <table:table-cell table:formula="of:=AVERAGE([.C1179:.E1179])" office:value-type="float" office:value="875" calcext:value-type="float">
            <text:p>875.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9205" calcext:value-type="float">
            <text:p>149205</text:p>
          </table:table-cell>
          <table:table-cell table:number-columns-repeated="3" office:value-type="float" office:value="875" calcext:value-type="float">
            <text:p>875</text:p>
          </table:table-cell>
          <table:table-cell table:number-columns-repeated="2"/>
          <table:table-cell table:formula="of:=[.B1180]/1000" office:value-type="float" office:value="149.205" calcext:value-type="float">
            <text:p>149.21</text:p>
          </table:table-cell>
          <table:table-cell table:formula="of:=AVERAGE([.C1180:.E1180])" office:value-type="float" office:value="875" calcext:value-type="float">
            <text:p>875.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50190" calcext:value-type="float">
            <text:p>150190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table:formula="of:=[.B1181]/1000" office:value-type="float" office:value="150.19" calcext:value-type="float">
            <text:p>150.19</text:p>
          </table:table-cell>
          <table:table-cell table:formula="of:=AVERAGE([.C1181:.E1181])" office:value-type="float" office:value="873.333333333333" calcext:value-type="float">
            <text:p>873.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51175" calcext:value-type="float">
            <text:p>151175</text:p>
          </table:table-cell>
          <table:table-cell office:value-type="float" office:value="873" calcext:value-type="float">
            <text:p>873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table:formula="of:=[.B1182]/1000" office:value-type="float" office:value="151.175" calcext:value-type="float">
            <text:p>151.18</text:p>
          </table:table-cell>
          <table:table-cell table:formula="of:=AVERAGE([.C1182:.E1182])" office:value-type="float" office:value="872.666666666667" calcext:value-type="float">
            <text:p>872.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52160" calcext:value-type="float">
            <text:p>152160</text:p>
          </table:table-cell>
          <table:table-cell table:number-columns-repeated="3" office:value-type="float" office:value="871" calcext:value-type="float">
            <text:p>871</text:p>
          </table:table-cell>
          <table:table-cell table:number-columns-repeated="2"/>
          <table:table-cell table:formula="of:=[.B1183]/1000" office:value-type="float" office:value="152.16" calcext:value-type="float">
            <text:p>152.16</text:p>
          </table:table-cell>
          <table:table-cell table:formula="of:=AVERAGE([.C1183:.E1183])" office:value-type="float" office:value="871" calcext:value-type="float">
            <text:p>871.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53145" calcext:value-type="float">
            <text:p>153145</text:p>
          </table:table-cell>
          <table:table-cell office:value-type="float" office:value="871" calcext:value-type="float">
            <text:p>871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table:formula="of:=[.B1184]/1000" office:value-type="float" office:value="153.145" calcext:value-type="float">
            <text:p>153.15</text:p>
          </table:table-cell>
          <table:table-cell table:formula="of:=AVERAGE([.C1184:.E1184])" office:value-type="float" office:value="870.666666666667" calcext:value-type="float">
            <text:p>870.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4129" calcext:value-type="float">
            <text:p>154129</text:p>
          </table:table-cell>
          <table:table-cell office:value-type="float" office:value="870" calcext:value-type="float">
            <text:p>870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table:formula="of:=[.B1185]/1000" office:value-type="float" office:value="154.129" calcext:value-type="float">
            <text:p>154.13</text:p>
          </table:table-cell>
          <table:table-cell table:formula="of:=AVERAGE([.C1185:.E1185])" office:value-type="float" office:value="869.666666666667" calcext:value-type="float">
            <text:p>869.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55114" calcext:value-type="float">
            <text:p>155114</text:p>
          </table:table-cell>
          <table:table-cell table:number-columns-repeated="3" office:value-type="float" office:value="869" calcext:value-type="float">
            <text:p>869</text:p>
          </table:table-cell>
          <table:table-cell table:number-columns-repeated="2"/>
          <table:table-cell table:formula="of:=[.B1186]/1000" office:value-type="float" office:value="155.114" calcext:value-type="float">
            <text:p>155.11</text:p>
          </table:table-cell>
          <table:table-cell table:formula="of:=AVERAGE([.C1186:.E1186])" office:value-type="float" office:value="869" calcext:value-type="float">
            <text:p>869.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56099" calcext:value-type="float">
            <text:p>156099</text:p>
          </table:table-cell>
          <table:table-cell table:number-columns-repeated="2" office:value-type="float" office:value="868" calcext:value-type="float">
            <text:p>868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table:formula="of:=[.B1187]/1000" office:value-type="float" office:value="156.099" calcext:value-type="float">
            <text:p>156.10</text:p>
          </table:table-cell>
          <table:table-cell table:formula="of:=AVERAGE([.C1187:.E1187])" office:value-type="float" office:value="867.666666666667" calcext:value-type="float">
            <text:p>867.7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57084" calcext:value-type="float">
            <text:p>157084</text:p>
          </table:table-cell>
          <table:table-cell office:value-type="float" office:value="867" calcext:value-type="float">
            <text:p>867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table:formula="of:=[.B1188]/1000" office:value-type="float" office:value="157.084" calcext:value-type="float">
            <text:p>157.08</text:p>
          </table:table-cell>
          <table:table-cell table:formula="of:=AVERAGE([.C1188:.E1188])" office:value-type="float" office:value="866.666666666667" calcext:value-type="float">
            <text:p>866.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58069" calcext:value-type="float">
            <text:p>158069</text:p>
          </table:table-cell>
          <table:table-cell office:value-type="float" office:value="866" calcext:value-type="float">
            <text:p>866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table:formula="of:=[.B1189]/1000" office:value-type="float" office:value="158.069" calcext:value-type="float">
            <text:p>158.07</text:p>
          </table:table-cell>
          <table:table-cell table:formula="of:=AVERAGE([.C1189:.E1189])" office:value-type="float" office:value="865.666666666667" calcext:value-type="float">
            <text:p>865.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59054" calcext:value-type="float">
            <text:p>159054</text:p>
          </table:table-cell>
          <table:table-cell table:number-columns-repeated="3" office:value-type="float" office:value="864" calcext:value-type="float">
            <text:p>864</text:p>
          </table:table-cell>
          <table:table-cell table:number-columns-repeated="2"/>
          <table:table-cell table:formula="of:=[.B1190]/1000" office:value-type="float" office:value="159.054" calcext:value-type="float">
            <text:p>159.05</text:p>
          </table:table-cell>
          <table:table-cell table:formula="of:=AVERAGE([.C1190:.E1190])" office:value-type="float" office:value="864" calcext:value-type="float">
            <text:p>864.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60039" calcext:value-type="float">
            <text:p>160039</text:p>
          </table:table-cell>
          <table:table-cell table:number-columns-repeated="3" office:value-type="float" office:value="863" calcext:value-type="float">
            <text:p>863</text:p>
          </table:table-cell>
          <table:table-cell table:number-columns-repeated="2"/>
          <table:table-cell table:formula="of:=[.B1191]/1000" office:value-type="float" office:value="160.039" calcext:value-type="float">
            <text:p>160.04</text:p>
          </table:table-cell>
          <table:table-cell table:formula="of:=AVERAGE([.C1191:.E1191])" office:value-type="float" office:value="863" calcext:value-type="float">
            <text:p>863.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61023" calcext:value-type="float">
            <text:p>161023</text:p>
          </table:table-cell>
          <table:table-cell table:number-columns-repeated="3" office:value-type="float" office:value="863" calcext:value-type="float">
            <text:p>863</text:p>
          </table:table-cell>
          <table:table-cell table:number-columns-repeated="2"/>
          <table:table-cell table:formula="of:=[.B1192]/1000" office:value-type="float" office:value="161.023" calcext:value-type="float">
            <text:p>161.02</text:p>
          </table:table-cell>
          <table:table-cell table:formula="of:=AVERAGE([.C1192:.E1192])" office:value-type="float" office:value="863" calcext:value-type="float">
            <text:p>863.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62008" calcext:value-type="float">
            <text:p>162008</text:p>
          </table:table-cell>
          <table:table-cell table:number-columns-repeated="3" office:value-type="float" office:value="862" calcext:value-type="float">
            <text:p>862</text:p>
          </table:table-cell>
          <table:table-cell table:number-columns-repeated="2"/>
          <table:table-cell table:formula="of:=[.B1193]/1000" office:value-type="float" office:value="162.008" calcext:value-type="float">
            <text:p>162.01</text:p>
          </table:table-cell>
          <table:table-cell table:formula="of:=AVERAGE([.C1193:.E1193])" office:value-type="float" office:value="862" calcext:value-type="float">
            <text:p>862.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62993" calcext:value-type="float">
            <text:p>162993</text:p>
          </table:table-cell>
          <table:table-cell table:number-columns-repeated="3" office:value-type="float" office:value="861" calcext:value-type="float">
            <text:p>861</text:p>
          </table:table-cell>
          <table:table-cell table:number-columns-repeated="2"/>
          <table:table-cell table:formula="of:=[.B1194]/1000" office:value-type="float" office:value="162.993" calcext:value-type="float">
            <text:p>162.99</text:p>
          </table:table-cell>
          <table:table-cell table:formula="of:=AVERAGE([.C1194:.E1194])" office:value-type="float" office:value="861" calcext:value-type="float">
            <text:p>861.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63978" calcext:value-type="float">
            <text:p>163978</text:p>
          </table:table-cell>
          <table:table-cell table:number-columns-repeated="2" office:value-type="float" office:value="860" calcext:value-type="float">
            <text:p>860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table:formula="of:=[.B1195]/1000" office:value-type="float" office:value="163.978" calcext:value-type="float">
            <text:p>163.98</text:p>
          </table:table-cell>
          <table:table-cell table:formula="of:=AVERAGE([.C1195:.E1195])" office:value-type="float" office:value="859.666666666667" calcext:value-type="float">
            <text:p>859.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64963" calcext:value-type="float">
            <text:p>164963</text:p>
          </table:table-cell>
          <table:table-cell table:number-columns-repeated="3" office:value-type="float" office:value="859" calcext:value-type="float">
            <text:p>859</text:p>
          </table:table-cell>
          <table:table-cell table:number-columns-repeated="2"/>
          <table:table-cell table:formula="of:=[.B1196]/1000" office:value-type="float" office:value="164.963" calcext:value-type="float">
            <text:p>164.96</text:p>
          </table:table-cell>
          <table:table-cell table:formula="of:=AVERAGE([.C1196:.E1196])" office:value-type="float" office:value="859" calcext:value-type="float">
            <text:p>859.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65948" calcext:value-type="float">
            <text:p>165948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858" calcext:value-type="float">
            <text:p>858</text:p>
          </table:table-cell>
          <table:table-cell table:number-columns-repeated="2"/>
          <table:table-cell table:formula="of:=[.B1197]/1000" office:value-type="float" office:value="165.948" calcext:value-type="float">
            <text:p>165.95</text:p>
          </table:table-cell>
          <table:table-cell table:formula="of:=AVERAGE([.C1197:.E1197])" office:value-type="float" office:value="857.666666666667" calcext:value-type="float">
            <text:p>857.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66933" calcext:value-type="float">
            <text:p>166933</text:p>
          </table:table-cell>
          <table:table-cell table:number-columns-repeated="3" office:value-type="float" office:value="857" calcext:value-type="float">
            <text:p>857</text:p>
          </table:table-cell>
          <table:table-cell table:number-columns-repeated="2"/>
          <table:table-cell table:formula="of:=[.B1198]/1000" office:value-type="float" office:value="166.933" calcext:value-type="float">
            <text:p>166.93</text:p>
          </table:table-cell>
          <table:table-cell table:formula="of:=AVERAGE([.C1198:.E1198])" office:value-type="float" office:value="857" calcext:value-type="float">
            <text:p>857.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67917" calcext:value-type="float">
            <text:p>167917</text:p>
          </table:table-cell>
          <table:table-cell table:number-columns-repeated="3" office:value-type="float" office:value="856" calcext:value-type="float">
            <text:p>856</text:p>
          </table:table-cell>
          <table:table-cell table:number-columns-repeated="2"/>
          <table:table-cell table:formula="of:=[.B1199]/1000" office:value-type="float" office:value="167.917" calcext:value-type="float">
            <text:p>167.92</text:p>
          </table:table-cell>
          <table:table-cell table:formula="of:=AVERAGE([.C1199:.E1199])" office:value-type="float" office:value="856" calcext:value-type="float">
            <text:p>856.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68902" calcext:value-type="float">
            <text:p>168902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855" calcext:value-type="float">
            <text:p>855</text:p>
          </table:table-cell>
          <table:table-cell table:number-columns-repeated="2"/>
          <table:table-cell table:formula="of:=[.B1200]/1000" office:value-type="float" office:value="168.902" calcext:value-type="float">
            <text:p>168.90</text:p>
          </table:table-cell>
          <table:table-cell table:formula="of:=AVERAGE([.C1200:.E1200])" office:value-type="float" office:value="854.666666666667" calcext:value-type="float">
            <text:p>854.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69887" calcext:value-type="float">
            <text:p>169887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table:formula="of:=[.B1201]/1000" office:value-type="float" office:value="169.887" calcext:value-type="float">
            <text:p>169.89</text:p>
          </table:table-cell>
          <table:table-cell table:formula="of:=AVERAGE([.C1201:.E1201])" office:value-type="float" office:value="854.333333333333" calcext:value-type="float">
            <text:p>854.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70872" calcext:value-type="float">
            <text:p>17087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B1202]/1000" office:value-type="float" office:value="170.872" calcext:value-type="float">
            <text:p>170.87</text:p>
          </table:table-cell>
          <table:table-cell table:formula="of:=AVERAGE([.C1202:.E1202])" office:value-type="float" office:value="853.333333333333" calcext:value-type="float">
            <text:p>853.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71857" calcext:value-type="float">
            <text:p>171857</text:p>
          </table:table-cell>
          <table:table-cell table:number-columns-repeated="3" office:value-type="float" office:value="852" calcext:value-type="float">
            <text:p>852</text:p>
          </table:table-cell>
          <table:table-cell table:number-columns-repeated="2"/>
          <table:table-cell table:formula="of:=[.B1203]/1000" office:value-type="float" office:value="171.857" calcext:value-type="float">
            <text:p>171.86</text:p>
          </table:table-cell>
          <table:table-cell table:formula="of:=AVERAGE([.C1203:.E1203])" office:value-type="float" office:value="852" calcext:value-type="float">
            <text:p>852.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72842" calcext:value-type="float">
            <text:p>172842</text:p>
          </table:table-cell>
          <table:table-cell table:number-columns-repeated="3" office:value-type="float" office:value="851" calcext:value-type="float">
            <text:p>851</text:p>
          </table:table-cell>
          <table:table-cell table:number-columns-repeated="2"/>
          <table:table-cell table:formula="of:=[.B1204]/1000" office:value-type="float" office:value="172.842" calcext:value-type="float">
            <text:p>172.84</text:p>
          </table:table-cell>
          <table:table-cell table:formula="of:=AVERAGE([.C1204:.E1204])" office:value-type="float" office:value="851" calcext:value-type="float">
            <text:p>851.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3827" calcext:value-type="float">
            <text:p>173827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[.B1205]/1000" office:value-type="float" office:value="173.827" calcext:value-type="float">
            <text:p>173.83</text:p>
          </table:table-cell>
          <table:table-cell table:formula="of:=AVERAGE([.C1205:.E1205])" office:value-type="float" office:value="850.333333333333" calcext:value-type="float">
            <text:p>850.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74811" calcext:value-type="float">
            <text:p>174811</text:p>
          </table:table-cell>
          <table:table-cell table:number-columns-repeated="3" office:value-type="float" office:value="849" calcext:value-type="float">
            <text:p>849</text:p>
          </table:table-cell>
          <table:table-cell table:number-columns-repeated="2"/>
          <table:table-cell table:formula="of:=[.B1206]/1000" office:value-type="float" office:value="174.811" calcext:value-type="float">
            <text:p>174.81</text:p>
          </table:table-cell>
          <table:table-cell table:formula="of:=AVERAGE([.C1206:.E1206])" office:value-type="float" office:value="849" calcext:value-type="float">
            <text:p>849.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75796" calcext:value-type="float">
            <text:p>175796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848" calcext:value-type="float">
            <text:p>848</text:p>
          </table:table-cell>
          <table:table-cell table:number-columns-repeated="2"/>
          <table:table-cell table:formula="of:=[.B1207]/1000" office:value-type="float" office:value="175.796" calcext:value-type="float">
            <text:p>175.80</text:p>
          </table:table-cell>
          <table:table-cell table:formula="of:=AVERAGE([.C1207:.E1207])" office:value-type="float" office:value="848.333333333333" calcext:value-type="float">
            <text:p>848.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76781" calcext:value-type="float">
            <text:p>176781</text:p>
          </table:table-cell>
          <table:table-cell table:number-columns-repeated="3" office:value-type="float" office:value="847" calcext:value-type="float">
            <text:p>847</text:p>
          </table:table-cell>
          <table:table-cell table:number-columns-repeated="2"/>
          <table:table-cell table:formula="of:=[.B1208]/1000" office:value-type="float" office:value="176.781" calcext:value-type="float">
            <text:p>176.78</text:p>
          </table:table-cell>
          <table:table-cell table:formula="of:=AVERAGE([.C1208:.E1208])" office:value-type="float" office:value="847" calcext:value-type="float">
            <text:p>847.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77766" calcext:value-type="float">
            <text:p>177766</text:p>
          </table:table-cell>
          <table:table-cell table:number-columns-repeated="3" office:value-type="float" office:value="846" calcext:value-type="float">
            <text:p>846</text:p>
          </table:table-cell>
          <table:table-cell table:number-columns-repeated="2"/>
          <table:table-cell table:formula="of:=[.B1209]/1000" office:value-type="float" office:value="177.766" calcext:value-type="float">
            <text:p>177.77</text:p>
          </table:table-cell>
          <table:table-cell table:formula="of:=AVERAGE([.C1209:.E1209])" office:value-type="float" office:value="846" calcext:value-type="float">
            <text:p>846.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78751" calcext:value-type="float">
            <text:p>178751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845" calcext:value-type="float">
            <text:p>845</text:p>
          </table:table-cell>
          <table:table-cell table:number-columns-repeated="2"/>
          <table:table-cell table:formula="of:=[.B1210]/1000" office:value-type="float" office:value="178.751" calcext:value-type="float">
            <text:p>178.75</text:p>
          </table:table-cell>
          <table:table-cell table:formula="of:=AVERAGE([.C1210:.E1210])" office:value-type="float" office:value="845.333333333333" calcext:value-type="float">
            <text:p>845.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79736" calcext:value-type="float">
            <text:p>179736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table:formula="of:=[.B1211]/1000" office:value-type="float" office:value="179.736" calcext:value-type="float">
            <text:p>179.74</text:p>
          </table:table-cell>
          <table:table-cell table:formula="of:=AVERAGE([.C1211:.E1211])" office:value-type="float" office:value="844.333333333333" calcext:value-type="float">
            <text:p>844.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80721" calcext:value-type="float">
            <text:p>180721</text:p>
          </table:table-cell>
          <table:table-cell table:number-columns-repeated="3" office:value-type="float" office:value="843" calcext:value-type="float">
            <text:p>843</text:p>
          </table:table-cell>
          <table:table-cell table:number-columns-repeated="2"/>
          <table:table-cell table:formula="of:=[.B1212]/1000" office:value-type="float" office:value="180.721" calcext:value-type="float">
            <text:p>180.72</text:p>
          </table:table-cell>
          <table:table-cell table:formula="of:=AVERAGE([.C1212:.E1212])" office:value-type="float" office:value="843" calcext:value-type="float">
            <text:p>843.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81705" calcext:value-type="float">
            <text:p>181705</text:p>
          </table:table-cell>
          <table:table-cell table:number-columns-repeated="3" office:value-type="float" office:value="842" calcext:value-type="float">
            <text:p>842</text:p>
          </table:table-cell>
          <table:table-cell table:number-columns-repeated="2"/>
          <table:table-cell table:formula="of:=[.B1213]/1000" office:value-type="float" office:value="181.705" calcext:value-type="float">
            <text:p>181.71</text:p>
          </table:table-cell>
          <table:table-cell table:formula="of:=AVERAGE([.C1213:.E1213])" office:value-type="float" office:value="842" calcext:value-type="float">
            <text:p>842.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82690" calcext:value-type="float">
            <text:p>182690</text:p>
          </table:table-cell>
          <table:table-cell table:number-columns-repeated="3" office:value-type="float" office:value="841" calcext:value-type="float">
            <text:p>841</text:p>
          </table:table-cell>
          <table:table-cell table:number-columns-repeated="2"/>
          <table:table-cell table:formula="of:=[.B1214]/1000" office:value-type="float" office:value="182.69" calcext:value-type="float">
            <text:p>182.69</text:p>
          </table:table-cell>
          <table:table-cell table:formula="of:=AVERAGE([.C1214:.E1214])" office:value-type="float" office:value="841" calcext:value-type="float">
            <text:p>841.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83675" calcext:value-type="float">
            <text:p>183675</text:p>
          </table:table-cell>
          <table:table-cell office:value-type="float" office:value="841" calcext:value-type="float">
            <text:p>841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B1215]/1000" office:value-type="float" office:value="183.675" calcext:value-type="float">
            <text:p>183.68</text:p>
          </table:table-cell>
          <table:table-cell table:formula="of:=AVERAGE([.C1215:.E1215])" office:value-type="float" office:value="840.666666666667" calcext:value-type="float">
            <text:p>840.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84660" calcext:value-type="float">
            <text:p>184660</text:p>
          </table:table-cell>
          <table:table-cell table:number-columns-repeated="3" office:value-type="float" office:value="839" calcext:value-type="float">
            <text:p>839</text:p>
          </table:table-cell>
          <table:table-cell table:number-columns-repeated="2"/>
          <table:table-cell table:formula="of:=[.B1216]/1000" office:value-type="float" office:value="184.66" calcext:value-type="float">
            <text:p>184.66</text:p>
          </table:table-cell>
          <table:table-cell table:formula="of:=AVERAGE([.C1216:.E1216])" office:value-type="float" office:value="839" calcext:value-type="float">
            <text:p>839.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85645" calcext:value-type="float">
            <text:p>185645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838" calcext:value-type="float">
            <text:p>838</text:p>
          </table:table-cell>
          <table:table-cell table:number-columns-repeated="2"/>
          <table:table-cell table:formula="of:=[.B1217]/1000" office:value-type="float" office:value="185.645" calcext:value-type="float">
            <text:p>185.65</text:p>
          </table:table-cell>
          <table:table-cell table:formula="of:=AVERAGE([.C1217:.E1217])" office:value-type="float" office:value="838.333333333333" calcext:value-type="float">
            <text:p>838.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86630" calcext:value-type="float">
            <text:p>186630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837" calcext:value-type="float">
            <text:p>837</text:p>
          </table:table-cell>
          <table:table-cell table:number-columns-repeated="2"/>
          <table:table-cell table:formula="of:=[.B1218]/1000" office:value-type="float" office:value="186.63" calcext:value-type="float">
            <text:p>186.63</text:p>
          </table:table-cell>
          <table:table-cell table:formula="of:=AVERAGE([.C1218:.E1218])" office:value-type="float" office:value="837.333333333333" calcext:value-type="float">
            <text:p>837.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87615" calcext:value-type="float">
            <text:p>187615</text:p>
          </table:table-cell>
          <table:table-cell office:value-type="float" office:value="837" calcext:value-type="float">
            <text:p>837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table:formula="of:=[.B1219]/1000" office:value-type="float" office:value="187.615" calcext:value-type="float">
            <text:p>187.62</text:p>
          </table:table-cell>
          <table:table-cell table:formula="of:=AVERAGE([.C1219:.E1219])" office:value-type="float" office:value="836.666666666667" calcext:value-type="float">
            <text:p>836.7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88599" calcext:value-type="float">
            <text:p>188599</text:p>
          </table:table-cell>
          <table:table-cell table:number-columns-repeated="2"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table:formula="of:=[.B1220]/1000" office:value-type="float" office:value="188.599" calcext:value-type="float">
            <text:p>188.60</text:p>
          </table:table-cell>
          <table:table-cell table:formula="of:=AVERAGE([.C1220:.E1220])" office:value-type="float" office:value="835.333333333333" calcext:value-type="float">
            <text:p>835.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89584" calcext:value-type="float">
            <text:p>189584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[.B1221]/1000" office:value-type="float" office:value="189.584" calcext:value-type="float">
            <text:p>189.58</text:p>
          </table:table-cell>
          <table:table-cell table:formula="of:=AVERAGE([.C1221:.E1221])" office:value-type="float" office:value="834.333333333333" calcext:value-type="float">
            <text:p>834.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90569" calcext:value-type="float">
            <text:p>190569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float" office:value="833" calcext:value-type="float">
            <text:p>833</text:p>
          </table:table-cell>
          <table:table-cell table:number-columns-repeated="2"/>
          <table:table-cell table:formula="of:=[.B1222]/1000" office:value-type="float" office:value="190.569" calcext:value-type="float">
            <text:p>190.57</text:p>
          </table:table-cell>
          <table:table-cell table:formula="of:=AVERAGE([.C1222:.E1222])" office:value-type="float" office:value="833.333333333333" calcext:value-type="float">
            <text:p>833.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91554" calcext:value-type="float">
            <text:p>191554</text:p>
          </table:table-cell>
          <table:table-cell table:number-columns-repeated="3" office:value-type="float" office:value="832" calcext:value-type="float">
            <text:p>832</text:p>
          </table:table-cell>
          <table:table-cell table:number-columns-repeated="2"/>
          <table:table-cell table:formula="of:=[.B1223]/1000" office:value-type="float" office:value="191.554" calcext:value-type="float">
            <text:p>191.55</text:p>
          </table:table-cell>
          <table:table-cell table:formula="of:=AVERAGE([.C1223:.E1223])" office:value-type="float" office:value="832" calcext:value-type="float">
            <text:p>832.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2539" calcext:value-type="float">
            <text:p>192539</text:p>
          </table:table-cell>
          <table:table-cell table:number-columns-repeated="3" office:value-type="float" office:value="832" calcext:value-type="float">
            <text:p>832</text:p>
          </table:table-cell>
          <table:table-cell table:number-columns-repeated="2"/>
          <table:table-cell table:formula="of:=[.B1224]/1000" office:value-type="float" office:value="192.539" calcext:value-type="float">
            <text:p>192.54</text:p>
          </table:table-cell>
          <table:table-cell table:formula="of:=AVERAGE([.C1224:.E1224])" office:value-type="float" office:value="832" calcext:value-type="float">
            <text:p>832.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93524" calcext:value-type="float">
            <text:p>193524</text:p>
          </table:table-cell>
          <table:table-cell table:number-columns-repeated="3" office:value-type="float" office:value="830" calcext:value-type="float">
            <text:p>830</text:p>
          </table:table-cell>
          <table:table-cell table:number-columns-repeated="2"/>
          <table:table-cell table:formula="of:=[.B1225]/1000" office:value-type="float" office:value="193.524" calcext:value-type="float">
            <text:p>193.52</text:p>
          </table:table-cell>
          <table:table-cell table:formula="of:=AVERAGE([.C1225:.E1225])" office:value-type="float" office:value="830" calcext:value-type="float">
            <text:p>830.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94509" calcext:value-type="float">
            <text:p>194509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table:formula="of:=[.B1226]/1000" office:value-type="float" office:value="194.509" calcext:value-type="float">
            <text:p>194.51</text:p>
          </table:table-cell>
          <table:table-cell table:formula="of:=AVERAGE([.C1226:.E1226])" office:value-type="float" office:value="829.666666666667" calcext:value-type="float">
            <text:p>829.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95493" calcext:value-type="float">
            <text:p>195493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table:formula="of:=[.B1227]/1000" office:value-type="float" office:value="195.493" calcext:value-type="float">
            <text:p>195.49</text:p>
          </table:table-cell>
          <table:table-cell table:formula="of:=AVERAGE([.C1227:.E1227])" office:value-type="float" office:value="828.333333333333" calcext:value-type="float">
            <text:p>828.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96478" calcext:value-type="float">
            <text:p>196478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827" calcext:value-type="float">
            <text:p>827</text:p>
          </table:table-cell>
          <table:table-cell table:number-columns-repeated="2"/>
          <table:table-cell table:formula="of:=[.B1228]/1000" office:value-type="float" office:value="196.478" calcext:value-type="float">
            <text:p>196.48</text:p>
          </table:table-cell>
          <table:table-cell table:formula="of:=AVERAGE([.C1228:.E1228])" office:value-type="float" office:value="827.333333333333" calcext:value-type="float">
            <text:p>827.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7463" calcext:value-type="float">
            <text:p>197463</text:p>
          </table:table-cell>
          <table:table-cell table:number-columns-repeated="3" office:value-type="float" office:value="827" calcext:value-type="float">
            <text:p>827</text:p>
          </table:table-cell>
          <table:table-cell table:number-columns-repeated="2"/>
          <table:table-cell table:formula="of:=[.B1229]/1000" office:value-type="float" office:value="197.463" calcext:value-type="float">
            <text:p>197.46</text:p>
          </table:table-cell>
          <table:table-cell table:formula="of:=AVERAGE([.C1229:.E1229])" office:value-type="float" office:value="827" calcext:value-type="float">
            <text:p>827.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98448" calcext:value-type="float">
            <text:p>198448</text:p>
          </table:table-cell>
          <table:table-cell table:number-columns-repeated="3" office:value-type="float" office:value="826" calcext:value-type="float">
            <text:p>826</text:p>
          </table:table-cell>
          <table:table-cell table:number-columns-repeated="2"/>
          <table:table-cell table:formula="of:=[.B1230]/1000" office:value-type="float" office:value="198.448" calcext:value-type="float">
            <text:p>198.45</text:p>
          </table:table-cell>
          <table:table-cell table:formula="of:=AVERAGE([.C1230:.E1230])" office:value-type="float" office:value="826" calcext:value-type="float">
            <text:p>826.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99433" calcext:value-type="float">
            <text:p>199433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825" calcext:value-type="float">
            <text:p>825</text:p>
          </table:table-cell>
          <table:table-cell table:number-columns-repeated="2"/>
          <table:table-cell table:formula="of:=[.B1231]/1000" office:value-type="float" office:value="199.433" calcext:value-type="float">
            <text:p>199.43</text:p>
          </table:table-cell>
          <table:table-cell table:formula="of:=AVERAGE([.C1231:.E1231])" office:value-type="float" office:value="824.666666666667" calcext:value-type="float">
            <text:p>824.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00418" calcext:value-type="float">
            <text:p>200418</text:p>
          </table:table-cell>
          <table:table-cell table:number-columns-repeated="3" office:value-type="float" office:value="824" calcext:value-type="float">
            <text:p>824</text:p>
          </table:table-cell>
          <table:table-cell table:number-columns-repeated="2"/>
          <table:table-cell table:formula="of:=[.B1232]/1000" office:value-type="float" office:value="200.418" calcext:value-type="float">
            <text:p>200.42</text:p>
          </table:table-cell>
          <table:table-cell table:formula="of:=AVERAGE([.C1232:.E1232])" office:value-type="float" office:value="824" calcext:value-type="float">
            <text:p>824.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01403" calcext:value-type="float">
            <text:p>201403</text:p>
          </table:table-cell>
          <table:table-cell table:number-columns-repeated="3" office:value-type="float" office:value="823" calcext:value-type="float">
            <text:p>823</text:p>
          </table:table-cell>
          <table:table-cell table:number-columns-repeated="2"/>
          <table:table-cell table:formula="of:=[.B1233]/1000" office:value-type="float" office:value="201.403" calcext:value-type="float">
            <text:p>201.40</text:p>
          </table:table-cell>
          <table:table-cell table:formula="of:=AVERAGE([.C1233:.E1233])" office:value-type="float" office:value="823" calcext:value-type="float">
            <text:p>823.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02387" calcext:value-type="float">
            <text:p>202387</text:p>
          </table:table-cell>
          <table:table-cell table:number-columns-repeated="3" office:value-type="float" office:value="822" calcext:value-type="float">
            <text:p>822</text:p>
          </table:table-cell>
          <table:table-cell table:number-columns-repeated="2"/>
          <table:table-cell table:formula="of:=[.B1234]/1000" office:value-type="float" office:value="202.387" calcext:value-type="float">
            <text:p>202.39</text:p>
          </table:table-cell>
          <table:table-cell table:formula="of:=AVERAGE([.C1234:.E1234])" office:value-type="float" office:value="822" calcext:value-type="float">
            <text:p>822.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03372" calcext:value-type="float">
            <text:p>203372</text:p>
          </table:table-cell>
          <table:table-cell table:number-columns-repeated="3" office:value-type="float" office:value="821" calcext:value-type="float">
            <text:p>821</text:p>
          </table:table-cell>
          <table:table-cell table:number-columns-repeated="2"/>
          <table:table-cell table:formula="of:=[.B1235]/1000" office:value-type="float" office:value="203.372" calcext:value-type="float">
            <text:p>203.37</text:p>
          </table:table-cell>
          <table:table-cell table:formula="of:=AVERAGE([.C1235:.E1235])" office:value-type="float" office:value="821" calcext:value-type="float">
            <text:p>821.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04357" calcext:value-type="float">
            <text:p>204357</text:p>
          </table:table-cell>
          <table:table-cell table:number-columns-repeated="2"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table:formula="of:=[.B1236]/1000" office:value-type="float" office:value="204.357" calcext:value-type="float">
            <text:p>204.36</text:p>
          </table:table-cell>
          <table:table-cell table:formula="of:=AVERAGE([.C1236:.E1236])" office:value-type="float" office:value="820.333333333333" calcext:value-type="float">
            <text:p>820.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05342" calcext:value-type="float">
            <text:p>205342</text:p>
          </table:table-cell>
          <table:table-cell table:number-columns-repeated="2"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table:formula="of:=[.B1237]/1000" office:value-type="float" office:value="205.342" calcext:value-type="float">
            <text:p>205.34</text:p>
          </table:table-cell>
          <table:table-cell table:formula="of:=AVERAGE([.C1237:.E1237])" office:value-type="float" office:value="819.333333333333" calcext:value-type="float">
            <text:p>819.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06327" calcext:value-type="float">
            <text:p>206327</text:p>
          </table:table-cell>
          <table:table-cell table:number-columns-repeated="3" office:value-type="float" office:value="818" calcext:value-type="float">
            <text:p>818</text:p>
          </table:table-cell>
          <table:table-cell table:number-columns-repeated="2"/>
          <table:table-cell table:formula="of:=[.B1238]/1000" office:value-type="float" office:value="206.327" calcext:value-type="float">
            <text:p>206.33</text:p>
          </table:table-cell>
          <table:table-cell table:formula="of:=AVERAGE([.C1238:.E1238])" office:value-type="float" office:value="818" calcext:value-type="float">
            <text:p>818.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07312" calcext:value-type="float">
            <text:p>207312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817" calcext:value-type="float">
            <text:p>817</text:p>
          </table:table-cell>
          <table:table-cell table:number-columns-repeated="2"/>
          <table:table-cell table:formula="of:=[.B1239]/1000" office:value-type="float" office:value="207.312" calcext:value-type="float">
            <text:p>207.31</text:p>
          </table:table-cell>
          <table:table-cell table:formula="of:=AVERAGE([.C1239:.E1239])" office:value-type="float" office:value="817.333333333333" calcext:value-type="float">
            <text:p>817.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08297" calcext:value-type="float">
            <text:p>208297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table:formula="of:=[.B1240]/1000" office:value-type="float" office:value="208.297" calcext:value-type="float">
            <text:p>208.30</text:p>
          </table:table-cell>
          <table:table-cell table:formula="of:=AVERAGE([.C1240:.E1240])" office:value-type="float" office:value="816.333333333333" calcext:value-type="float">
            <text:p>816.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09281" calcext:value-type="float">
            <text:p>209281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815" calcext:value-type="float">
            <text:p>815</text:p>
          </table:table-cell>
          <table:table-cell table:number-columns-repeated="2"/>
          <table:table-cell table:formula="of:=[.B1241]/1000" office:value-type="float" office:value="209.281" calcext:value-type="float">
            <text:p>209.28</text:p>
          </table:table-cell>
          <table:table-cell table:formula="of:=AVERAGE([.C1241:.E1241])" office:value-type="float" office:value="815.333333333333" calcext:value-type="float">
            <text:p>815.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10266" calcext:value-type="float">
            <text:p>210266</text:p>
          </table:table-cell>
          <table:table-cell office:value-type="float" office:value="815" calcext:value-type="float">
            <text:p>815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table:formula="of:=[.B1242]/1000" office:value-type="float" office:value="210.266" calcext:value-type="float">
            <text:p>210.27</text:p>
          </table:table-cell>
          <table:table-cell table:formula="of:=AVERAGE([.C1242:.E1242])" office:value-type="float" office:value="814" calcext:value-type="float">
            <text:p>814.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11251" calcext:value-type="float">
            <text:p>211251</text:p>
          </table:table-cell>
          <table:table-cell table:number-columns-repeated="3" office:value-type="float" office:value="813" calcext:value-type="float">
            <text:p>813</text:p>
          </table:table-cell>
          <table:table-cell table:number-columns-repeated="2"/>
          <table:table-cell table:formula="of:=[.B1243]/1000" office:value-type="float" office:value="211.251" calcext:value-type="float">
            <text:p>211.25</text:p>
          </table:table-cell>
          <table:table-cell table:formula="of:=AVERAGE([.C1243:.E1243])" office:value-type="float" office:value="813" calcext:value-type="float">
            <text:p>813.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12236" calcext:value-type="float">
            <text:p>212236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table:formula="of:=[.B1244]/1000" office:value-type="float" office:value="212.236" calcext:value-type="float">
            <text:p>212.24</text:p>
          </table:table-cell>
          <table:table-cell table:formula="of:=AVERAGE([.C1244:.E1244])" office:value-type="float" office:value="812.333333333333" calcext:value-type="float">
            <text:p>812.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13221" calcext:value-type="float">
            <text:p>213221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811" calcext:value-type="float">
            <text:p>811</text:p>
          </table:table-cell>
          <table:table-cell table:number-columns-repeated="2"/>
          <table:table-cell table:formula="of:=[.B1245]/1000" office:value-type="float" office:value="213.221" calcext:value-type="float">
            <text:p>213.22</text:p>
          </table:table-cell>
          <table:table-cell table:formula="of:=AVERAGE([.C1245:.E1245])" office:value-type="float" office:value="811.333333333333" calcext:value-type="float">
            <text:p>811.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14206" calcext:value-type="float">
            <text:p>214206</text:p>
          </table:table-cell>
          <table:table-cell table:number-columns-repeated="3" office:value-type="float" office:value="810" calcext:value-type="float">
            <text:p>810</text:p>
          </table:table-cell>
          <table:table-cell table:number-columns-repeated="2"/>
          <table:table-cell table:formula="of:=[.B1246]/1000" office:value-type="float" office:value="214.206" calcext:value-type="float">
            <text:p>214.21</text:p>
          </table:table-cell>
          <table:table-cell table:formula="of:=AVERAGE([.C1246:.E1246])" office:value-type="float" office:value="810" calcext:value-type="float">
            <text:p>810.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15191" calcext:value-type="float">
            <text:p>215191</text:p>
          </table:table-cell>
          <table:table-cell table:number-columns-repeated="3" office:value-type="float" office:value="809" calcext:value-type="float">
            <text:p>809</text:p>
          </table:table-cell>
          <table:table-cell table:number-columns-repeated="2"/>
          <table:table-cell table:formula="of:=[.B1247]/1000" office:value-type="float" office:value="215.191" calcext:value-type="float">
            <text:p>215.19</text:p>
          </table:table-cell>
          <table:table-cell table:formula="of:=AVERAGE([.C1247:.E1247])" office:value-type="float" office:value="809" calcext:value-type="float">
            <text:p>809.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16175" calcext:value-type="float">
            <text:p>216175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808" calcext:value-type="float">
            <text:p>808</text:p>
          </table:table-cell>
          <table:table-cell table:number-columns-repeated="2"/>
          <table:table-cell table:formula="of:=[.B1248]/1000" office:value-type="float" office:value="216.175" calcext:value-type="float">
            <text:p>216.18</text:p>
          </table:table-cell>
          <table:table-cell table:formula="of:=AVERAGE([.C1248:.E1248])" office:value-type="float" office:value="808.333333333333" calcext:value-type="float">
            <text:p>808.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17160" calcext:value-type="float">
            <text:p>217160</text:p>
          </table:table-cell>
          <table:table-cell office:value-type="float" office:value="808" calcext:value-type="float">
            <text:p>808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table:formula="of:=[.B1249]/1000" office:value-type="float" office:value="217.16" calcext:value-type="float">
            <text:p>217.16</text:p>
          </table:table-cell>
          <table:table-cell table:formula="of:=AVERAGE([.C1249:.E1249])" office:value-type="float" office:value="807.666666666667" calcext:value-type="float">
            <text:p>807.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18145" calcext:value-type="float">
            <text:p>218145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806" calcext:value-type="float">
            <text:p>806</text:p>
          </table:table-cell>
          <table:table-cell table:number-columns-repeated="2"/>
          <table:table-cell table:formula="of:=[.B1250]/1000" office:value-type="float" office:value="218.145" calcext:value-type="float">
            <text:p>218.15</text:p>
          </table:table-cell>
          <table:table-cell table:formula="of:=AVERAGE([.C1250:.E1250])" office:value-type="float" office:value="806.333333333333" calcext:value-type="float">
            <text:p>806.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19130" calcext:value-type="float">
            <text:p>219130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table:formula="of:=[.B1251]/1000" office:value-type="float" office:value="219.13" calcext:value-type="float">
            <text:p>219.13</text:p>
          </table:table-cell>
          <table:table-cell table:formula="of:=AVERAGE([.C1251:.E1251])" office:value-type="float" office:value="805.666666666667" calcext:value-type="float">
            <text:p>805.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20115" calcext:value-type="float">
            <text:p>220115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804" calcext:value-type="float">
            <text:p>804</text:p>
          </table:table-cell>
          <table:table-cell table:number-columns-repeated="2"/>
          <table:table-cell table:formula="of:=[.B1252]/1000" office:value-type="float" office:value="220.115" calcext:value-type="float">
            <text:p>220.12</text:p>
          </table:table-cell>
          <table:table-cell table:formula="of:=AVERAGE([.C1252:.E1252])" office:value-type="float" office:value="804.333333333333" calcext:value-type="float">
            <text:p>804.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21100" calcext:value-type="float">
            <text:p>221100</text:p>
          </table:table-cell>
          <table:table-cell table:number-columns-repeated="2"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table:formula="of:=[.B1253]/1000" office:value-type="float" office:value="221.1" calcext:value-type="float">
            <text:p>221.10</text:p>
          </table:table-cell>
          <table:table-cell table:formula="of:=AVERAGE([.C1253:.E1253])" office:value-type="float" office:value="803.333333333333" calcext:value-type="float">
            <text:p>803.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22085" calcext:value-type="float">
            <text:p>222085</text:p>
          </table:table-cell>
          <table:table-cell table:number-columns-repeated="2" office:value-type="float" office:value="803" calcext:value-type="float">
            <text:p>803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[.B1254]/1000" office:value-type="float" office:value="222.085" calcext:value-type="float">
            <text:p>222.09</text:p>
          </table:table-cell>
          <table:table-cell table:formula="of:=AVERAGE([.C1254:.E1254])" office:value-type="float" office:value="802.666666666667" calcext:value-type="float">
            <text:p>802.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23069" calcext:value-type="float">
            <text:p>223069</text:p>
          </table:table-cell>
          <table:table-cell table:number-columns-repeated="3" office:value-type="float" office:value="802" calcext:value-type="float">
            <text:p>802</text:p>
          </table:table-cell>
          <table:table-cell table:number-columns-repeated="2"/>
          <table:table-cell table:formula="of:=[.B1255]/1000" office:value-type="float" office:value="223.069" calcext:value-type="float">
            <text:p>223.07</text:p>
          </table:table-cell>
          <table:table-cell table:formula="of:=AVERAGE([.C1255:.E1255])" office:value-type="float" office:value="802" calcext:value-type="float">
            <text:p>802.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24054" calcext:value-type="float">
            <text:p>224054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/>
          <table:table-cell table:formula="of:=[.B1256]/1000" office:value-type="float" office:value="224.054" calcext:value-type="float">
            <text:p>224.05</text:p>
          </table:table-cell>
          <table:table-cell table:formula="of:=AVERAGE([.C1256:.E1256])" office:value-type="float" office:value="800.333333333333" calcext:value-type="float">
            <text:p>800.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25039" calcext:value-type="float">
            <text:p>225039</text:p>
          </table:table-cell>
          <table:table-cell table:number-columns-repeated="3" office:value-type="float" office:value="799" calcext:value-type="float">
            <text:p>799</text:p>
          </table:table-cell>
          <table:table-cell table:number-columns-repeated="2"/>
          <table:table-cell table:formula="of:=[.B1257]/1000" office:value-type="float" office:value="225.039" calcext:value-type="float">
            <text:p>225.04</text:p>
          </table:table-cell>
          <table:table-cell table:formula="of:=AVERAGE([.C1257:.E1257])" office:value-type="float" office:value="799" calcext:value-type="float">
            <text:p>799.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26024" calcext:value-type="float">
            <text:p>226024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798" calcext:value-type="float">
            <text:p>798</text:p>
          </table:table-cell>
          <table:table-cell table:number-columns-repeated="2"/>
          <table:table-cell table:formula="of:=[.B1258]/1000" office:value-type="float" office:value="226.024" calcext:value-type="float">
            <text:p>226.02</text:p>
          </table:table-cell>
          <table:table-cell table:formula="of:=AVERAGE([.C1258:.E1258])" office:value-type="float" office:value="798.333333333333" calcext:value-type="float">
            <text:p>798.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27009" calcext:value-type="float">
            <text:p>227009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797" calcext:value-type="float">
            <text:p>797</text:p>
          </table:table-cell>
          <table:table-cell table:number-columns-repeated="2"/>
          <table:table-cell table:formula="of:=[.B1259]/1000" office:value-type="float" office:value="227.009" calcext:value-type="float">
            <text:p>227.01</text:p>
          </table:table-cell>
          <table:table-cell table:formula="of:=AVERAGE([.C1259:.E1259])" office:value-type="float" office:value="797.333333333333" calcext:value-type="float">
            <text:p>797.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27994" calcext:value-type="float">
            <text:p>22799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table:formula="of:=[.B1260]/1000" office:value-type="float" office:value="227.994" calcext:value-type="float">
            <text:p>227.99</text:p>
          </table:table-cell>
          <table:table-cell table:formula="of:=AVERAGE([.C1260:.E1260])" office:value-type="float" office:value="796.333333333333" calcext:value-type="float">
            <text:p>796.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28978" calcext:value-type="float">
            <text:p>228978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table:formula="of:=[.B1261]/1000" office:value-type="float" office:value="228.978" calcext:value-type="float">
            <text:p>228.98</text:p>
          </table:table-cell>
          <table:table-cell table:formula="of:=AVERAGE([.C1261:.E1261])" office:value-type="float" office:value="795.666666666667" calcext:value-type="float">
            <text:p>795.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29963" calcext:value-type="float">
            <text:p>229963</text:p>
          </table:table-cell>
          <table:table-cell table:number-columns-repeated="3" office:value-type="float" office:value="795" calcext:value-type="float">
            <text:p>795</text:p>
          </table:table-cell>
          <table:table-cell table:number-columns-repeated="2"/>
          <table:table-cell table:formula="of:=[.B1262]/1000" office:value-type="float" office:value="229.963" calcext:value-type="float">
            <text:p>229.96</text:p>
          </table:table-cell>
          <table:table-cell table:formula="of:=AVERAGE([.C1262:.E1262])" office:value-type="float" office:value="795" calcext:value-type="float">
            <text:p>795.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30948" calcext:value-type="float">
            <text:p>230948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table:formula="of:=[.B1263]/1000" office:value-type="float" office:value="230.948" calcext:value-type="float">
            <text:p>230.95</text:p>
          </table:table-cell>
          <table:table-cell table:formula="of:=AVERAGE([.C1263:.E1263])" office:value-type="float" office:value="793.666666666667" calcext:value-type="float">
            <text:p>793.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31933" calcext:value-type="float">
            <text:p>231933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table:formula="of:=[.B1264]/1000" office:value-type="float" office:value="231.933" calcext:value-type="float">
            <text:p>231.93</text:p>
          </table:table-cell>
          <table:table-cell table:formula="of:=AVERAGE([.C1264:.E1264])" office:value-type="float" office:value="792.333333333333" calcext:value-type="float">
            <text:p>792.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32918" calcext:value-type="float">
            <text:p>232918</text:p>
          </table:table-cell>
          <table:table-cell table:number-columns-repeated="3" office:value-type="float" office:value="792" calcext:value-type="float">
            <text:p>792</text:p>
          </table:table-cell>
          <table:table-cell table:number-columns-repeated="2"/>
          <table:table-cell table:formula="of:=[.B1265]/1000" office:value-type="float" office:value="232.918" calcext:value-type="float">
            <text:p>232.92</text:p>
          </table:table-cell>
          <table:table-cell table:formula="of:=AVERAGE([.C1265:.E1265])" office:value-type="float" office:value="792" calcext:value-type="float">
            <text:p>792.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33903" calcext:value-type="float">
            <text:p>233903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table:formula="of:=[.B1266]/1000" office:value-type="float" office:value="233.903" calcext:value-type="float">
            <text:p>233.90</text:p>
          </table:table-cell>
          <table:table-cell table:formula="of:=AVERAGE([.C1266:.E1266])" office:value-type="float" office:value="790.666666666667" calcext:value-type="float">
            <text:p>790.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34888" calcext:value-type="float">
            <text:p>234888</text:p>
          </table:table-cell>
          <table:table-cell table:number-columns-repeated="3" office:value-type="float" office:value="790" calcext:value-type="float">
            <text:p>790</text:p>
          </table:table-cell>
          <table:table-cell table:number-columns-repeated="2"/>
          <table:table-cell table:formula="of:=[.B1267]/1000" office:value-type="float" office:value="234.888" calcext:value-type="float">
            <text:p>234.89</text:p>
          </table:table-cell>
          <table:table-cell table:formula="of:=AVERAGE([.C1267:.E1267])" office:value-type="float" office:value="790" calcext:value-type="float">
            <text:p>790.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35872" calcext:value-type="float">
            <text:p>235872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789" calcext:value-type="float">
            <text:p>789</text:p>
          </table:table-cell>
          <table:table-cell table:number-columns-repeated="2"/>
          <table:table-cell table:formula="of:=[.B1268]/1000" office:value-type="float" office:value="235.872" calcext:value-type="float">
            <text:p>235.87</text:p>
          </table:table-cell>
          <table:table-cell table:formula="of:=AVERAGE([.C1268:.E1268])" office:value-type="float" office:value="788.666666666667" calcext:value-type="float">
            <text:p>788.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36857" calcext:value-type="float">
            <text:p>236857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788" calcext:value-type="float">
            <text:p>788</text:p>
          </table:table-cell>
          <table:table-cell table:number-columns-repeated="2"/>
          <table:table-cell table:formula="of:=[.B1269]/1000" office:value-type="float" office:value="236.857" calcext:value-type="float">
            <text:p>236.86</text:p>
          </table:table-cell>
          <table:table-cell table:formula="of:=AVERAGE([.C1269:.E1269])" office:value-type="float" office:value="788.333333333333" calcext:value-type="float">
            <text:p>788.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37842" calcext:value-type="float">
            <text:p>237842</text:p>
          </table:table-cell>
          <table:table-cell table:number-columns-repeated="3" office:value-type="float" office:value="787" calcext:value-type="float">
            <text:p>787</text:p>
          </table:table-cell>
          <table:table-cell table:number-columns-repeated="2"/>
          <table:table-cell table:formula="of:=[.B1270]/1000" office:value-type="float" office:value="237.842" calcext:value-type="float">
            <text:p>237.84</text:p>
          </table:table-cell>
          <table:table-cell table:formula="of:=AVERAGE([.C1270:.E1270])" office:value-type="float" office:value="787" calcext:value-type="float">
            <text:p>787.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38827" calcext:value-type="float">
            <text:p>238827</text:p>
          </table:table-cell>
          <table:table-cell table:number-columns-repeated="2"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[.B1271]/1000" office:value-type="float" office:value="238.827" calcext:value-type="float">
            <text:p>238.83</text:p>
          </table:table-cell>
          <table:table-cell table:formula="of:=AVERAGE([.C1271:.E1271])" office:value-type="float" office:value="786.333333333333" calcext:value-type="float">
            <text:p>786.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39812" calcext:value-type="float">
            <text:p>239812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table:formula="of:=[.B1272]/1000" office:value-type="float" office:value="239.812" calcext:value-type="float">
            <text:p>239.81</text:p>
          </table:table-cell>
          <table:table-cell table:formula="of:=AVERAGE([.C1272:.E1272])" office:value-type="float" office:value="785.333333333333" calcext:value-type="float">
            <text:p>785.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40797" calcext:value-type="float">
            <text:p>240797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table:formula="of:=[.B1273]/1000" office:value-type="float" office:value="240.797" calcext:value-type="float">
            <text:p>240.80</text:p>
          </table:table-cell>
          <table:table-cell table:formula="of:=AVERAGE([.C1273:.E1273])" office:value-type="float" office:value="784.333333333333" calcext:value-type="float">
            <text:p>784.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41782" calcext:value-type="float">
            <text:p>241782</text:p>
          </table:table-cell>
          <table:table-cell table:number-columns-repeated="3" office:value-type="float" office:value="783" calcext:value-type="float">
            <text:p>783</text:p>
          </table:table-cell>
          <table:table-cell table:number-columns-repeated="2"/>
          <table:table-cell table:formula="of:=[.B1274]/1000" office:value-type="float" office:value="241.782" calcext:value-type="float">
            <text:p>241.78</text:p>
          </table:table-cell>
          <table:table-cell table:formula="of:=AVERAGE([.C1274:.E1274])" office:value-type="float" office:value="783" calcext:value-type="float">
            <text:p>783.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42766" calcext:value-type="float">
            <text:p>242766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[.B1275]/1000" office:value-type="float" office:value="242.766" calcext:value-type="float">
            <text:p>242.77</text:p>
          </table:table-cell>
          <table:table-cell table:formula="of:=AVERAGE([.C1275:.E1275])" office:value-type="float" office:value="781.666666666667" calcext:value-type="float">
            <text:p>781.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43751" calcext:value-type="float">
            <text:p>243751</text:p>
          </table:table-cell>
          <table:table-cell table:number-columns-repeated="3" office:value-type="float" office:value="781" calcext:value-type="float">
            <text:p>781</text:p>
          </table:table-cell>
          <table:table-cell table:number-columns-repeated="2"/>
          <table:table-cell table:formula="of:=[.B1276]/1000" office:value-type="float" office:value="243.751" calcext:value-type="float">
            <text:p>243.75</text:p>
          </table:table-cell>
          <table:table-cell table:formula="of:=AVERAGE([.C1276:.E1276])" office:value-type="float" office:value="781" calcext:value-type="float">
            <text:p>781.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44736" calcext:value-type="float">
            <text:p>244736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2"/>
          <table:table-cell table:formula="of:=[.B1277]/1000" office:value-type="float" office:value="244.736" calcext:value-type="float">
            <text:p>244.74</text:p>
          </table:table-cell>
          <table:table-cell table:formula="of:=AVERAGE([.C1277:.E1277])" office:value-type="float" office:value="780.333333333333" calcext:value-type="float">
            <text:p>780.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45721" calcext:value-type="float">
            <text:p>245721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table:formula="of:=[.B1278]/1000" office:value-type="float" office:value="245.721" calcext:value-type="float">
            <text:p>245.72</text:p>
          </table:table-cell>
          <table:table-cell table:formula="of:=AVERAGE([.C1278:.E1278])" office:value-type="float" office:value="778.666666666667" calcext:value-type="float">
            <text:p>778.7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46706" calcext:value-type="float">
            <text:p>246706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2"/>
          <table:table-cell table:formula="of:=[.B1279]/1000" office:value-type="float" office:value="246.706" calcext:value-type="float">
            <text:p>246.71</text:p>
          </table:table-cell>
          <table:table-cell table:formula="of:=AVERAGE([.C1279:.E1279])" office:value-type="float" office:value="778" calcext:value-type="float">
            <text:p>778.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47691" calcext:value-type="float">
            <text:p>247691</text:p>
          </table:table-cell>
          <table:table-cell table:number-columns-repeated="3" office:value-type="float" office:value="777" calcext:value-type="float">
            <text:p>777</text:p>
          </table:table-cell>
          <table:table-cell table:number-columns-repeated="2"/>
          <table:table-cell table:formula="of:=[.B1280]/1000" office:value-type="float" office:value="247.691" calcext:value-type="float">
            <text:p>247.69</text:p>
          </table:table-cell>
          <table:table-cell table:formula="of:=AVERAGE([.C1280:.E1280])" office:value-type="float" office:value="777" calcext:value-type="float">
            <text:p>777.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48676" calcext:value-type="float">
            <text:p>248676</text:p>
          </table:table-cell>
          <table:table-cell table:number-columns-repeated="3" office:value-type="float" office:value="776" calcext:value-type="float">
            <text:p>776</text:p>
          </table:table-cell>
          <table:table-cell table:number-columns-repeated="2"/>
          <table:table-cell table:formula="of:=[.B1281]/1000" office:value-type="float" office:value="248.676" calcext:value-type="float">
            <text:p>248.68</text:p>
          </table:table-cell>
          <table:table-cell table:formula="of:=AVERAGE([.C1281:.E1281])" office:value-type="float" office:value="776" calcext:value-type="float">
            <text:p>776.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49660" calcext:value-type="float">
            <text:p>249660</text:p>
          </table:table-cell>
          <table:table-cell table:number-columns-repeated="3" office:value-type="float" office:value="775" calcext:value-type="float">
            <text:p>775</text:p>
          </table:table-cell>
          <table:table-cell table:number-columns-repeated="2"/>
          <table:table-cell table:formula="of:=[.B1282]/1000" office:value-type="float" office:value="249.66" calcext:value-type="float">
            <text:p>249.66</text:p>
          </table:table-cell>
          <table:table-cell table:formula="of:=AVERAGE([.C1282:.E1282])" office:value-type="float" office:value="775" calcext:value-type="float">
            <text:p>775.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50645" calcext:value-type="float">
            <text:p>250645</text:p>
          </table:table-cell>
          <table:table-cell table:number-columns-repeated="2"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table:formula="of:=[.B1283]/1000" office:value-type="float" office:value="250.645" calcext:value-type="float">
            <text:p>250.65</text:p>
          </table:table-cell>
          <table:table-cell table:formula="of:=AVERAGE([.C1283:.E1283])" office:value-type="float" office:value="774.666666666667" calcext:value-type="float">
            <text:p>774.7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51630" calcext:value-type="float">
            <text:p>251630</text:p>
          </table:table-cell>
          <table:table-cell table:number-columns-repeated="3" office:value-type="float" office:value="773" calcext:value-type="float">
            <text:p>773</text:p>
          </table:table-cell>
          <table:table-cell table:number-columns-repeated="2"/>
          <table:table-cell table:formula="of:=[.B1284]/1000" office:value-type="float" office:value="251.63" calcext:value-type="float">
            <text:p>251.63</text:p>
          </table:table-cell>
          <table:table-cell table:formula="of:=AVERAGE([.C1284:.E1284])" office:value-type="float" office:value="773" calcext:value-type="float">
            <text:p>773.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52615" calcext:value-type="float">
            <text:p>252615</text:p>
          </table:table-cell>
          <table:table-cell table:number-columns-repeated="3" office:value-type="float" office:value="772" calcext:value-type="float">
            <text:p>772</text:p>
          </table:table-cell>
          <table:table-cell table:number-columns-repeated="2"/>
          <table:table-cell table:formula="of:=[.B1285]/1000" office:value-type="float" office:value="252.615" calcext:value-type="float">
            <text:p>252.62</text:p>
          </table:table-cell>
          <table:table-cell table:formula="of:=AVERAGE([.C1285:.E1285])" office:value-type="float" office:value="772" calcext:value-type="float">
            <text:p>772.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53600" calcext:value-type="float">
            <text:p>253600</text:p>
          </table:table-cell>
          <table:table-cell table:number-columns-repeated="3" office:value-type="float" office:value="771" calcext:value-type="float">
            <text:p>771</text:p>
          </table:table-cell>
          <table:table-cell table:number-columns-repeated="2"/>
          <table:table-cell table:formula="of:=[.B1286]/1000" office:value-type="float" office:value="253.6" calcext:value-type="float">
            <text:p>253.60</text:p>
          </table:table-cell>
          <table:table-cell table:formula="of:=AVERAGE([.C1286:.E1286])" office:value-type="float" office:value="771" calcext:value-type="float">
            <text:p>771.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54585" calcext:value-type="float">
            <text:p>254585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770" calcext:value-type="float">
            <text:p>770</text:p>
          </table:table-cell>
          <table:table-cell table:number-columns-repeated="2"/>
          <table:table-cell table:formula="of:=[.B1287]/1000" office:value-type="float" office:value="254.585" calcext:value-type="float">
            <text:p>254.59</text:p>
          </table:table-cell>
          <table:table-cell table:formula="of:=AVERAGE([.C1287:.E1287])" office:value-type="float" office:value="770.333333333333" calcext:value-type="float">
            <text:p>770.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55570" calcext:value-type="float">
            <text:p>255570</text:p>
          </table:table-cell>
          <table:table-cell table:number-columns-repeated="2"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[.B1288]/1000" office:value-type="float" office:value="255.57" calcext:value-type="float">
            <text:p>255.57</text:p>
          </table:table-cell>
          <table:table-cell table:formula="of:=AVERAGE([.C1288:.E1288])" office:value-type="float" office:value="769.333333333333" calcext:value-type="float">
            <text:p>769.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56554" calcext:value-type="float">
            <text:p>256554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table:formula="of:=[.B1289]/1000" office:value-type="float" office:value="256.554" calcext:value-type="float">
            <text:p>256.55</text:p>
          </table:table-cell>
          <table:table-cell table:formula="of:=AVERAGE([.C1289:.E1289])" office:value-type="float" office:value="767.666666666667" calcext:value-type="float">
            <text:p>767.7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57539" calcext:value-type="float">
            <text:p>257539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table:formula="of:=[.B1290]/1000" office:value-type="float" office:value="257.539" calcext:value-type="float">
            <text:p>257.54</text:p>
          </table:table-cell>
          <table:table-cell table:formula="of:=AVERAGE([.C1290:.E1290])" office:value-type="float" office:value="767.333333333333" calcext:value-type="float">
            <text:p>767.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58524" calcext:value-type="float">
            <text:p>258524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766" calcext:value-type="float">
            <text:p>766</text:p>
          </table:table-cell>
          <table:table-cell table:number-columns-repeated="2"/>
          <table:table-cell table:formula="of:=[.B1291]/1000" office:value-type="float" office:value="258.524" calcext:value-type="float">
            <text:p>258.52</text:p>
          </table:table-cell>
          <table:table-cell table:formula="of:=AVERAGE([.C1291:.E1291])" office:value-type="float" office:value="766.333333333333" calcext:value-type="float">
            <text:p>766.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59509" calcext:value-type="float">
            <text:p>259509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table:formula="of:=[.B1292]/1000" office:value-type="float" office:value="259.509" calcext:value-type="float">
            <text:p>259.51</text:p>
          </table:table-cell>
          <table:table-cell table:formula="of:=AVERAGE([.C1292:.E1292])" office:value-type="float" office:value="765.333333333333" calcext:value-type="float">
            <text:p>765.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60494" calcext:value-type="float">
            <text:p>260494</text:p>
          </table:table-cell>
          <table:table-cell table:number-columns-repeated="3" office:value-type="float" office:value="764" calcext:value-type="float">
            <text:p>764</text:p>
          </table:table-cell>
          <table:table-cell table:number-columns-repeated="2"/>
          <table:table-cell table:formula="of:=[.B1293]/1000" office:value-type="float" office:value="260.494" calcext:value-type="float">
            <text:p>260.49</text:p>
          </table:table-cell>
          <table:table-cell table:formula="of:=AVERAGE([.C1293:.E1293])" office:value-type="float" office:value="764" calcext:value-type="float">
            <text:p>764.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61479" calcext:value-type="float">
            <text:p>261479</text:p>
          </table:table-cell>
          <table:table-cell table:number-columns-repeated="2"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table:formula="of:=[.B1294]/1000" office:value-type="float" office:value="261.479" calcext:value-type="float">
            <text:p>261.48</text:p>
          </table:table-cell>
          <table:table-cell table:formula="of:=AVERAGE([.C1294:.E1294])" office:value-type="float" office:value="763.333333333333" calcext:value-type="float">
            <text:p>763.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62464" calcext:value-type="float">
            <text:p>262464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float" office:value="762" calcext:value-type="float">
            <text:p>762</text:p>
          </table:table-cell>
          <table:table-cell table:number-columns-repeated="2"/>
          <table:table-cell table:formula="of:=[.B1295]/1000" office:value-type="float" office:value="262.464" calcext:value-type="float">
            <text:p>262.46</text:p>
          </table:table-cell>
          <table:table-cell table:formula="of:=AVERAGE([.C1295:.E1295])" office:value-type="float" office:value="762.333333333333" calcext:value-type="float">
            <text:p>762.3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63448" calcext:value-type="float">
            <text:p>263448</text:p>
          </table:table-cell>
          <table:table-cell table:number-columns-repeated="2" office:value-type="float" office:value="762" calcext:value-type="float">
            <text:p>762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table:formula="of:=[.B1296]/1000" office:value-type="float" office:value="263.448" calcext:value-type="float">
            <text:p>263.45</text:p>
          </table:table-cell>
          <table:table-cell table:formula="of:=AVERAGE([.C1296:.E1296])" office:value-type="float" office:value="761.666666666667" calcext:value-type="float">
            <text:p>761.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64433" calcext:value-type="float">
            <text:p>264433</text:p>
          </table:table-cell>
          <table:table-cell table:number-columns-repeated="2" office:value-type="float" office:value="761" calcext:value-type="float">
            <text:p>761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table:formula="of:=[.B1297]/1000" office:value-type="float" office:value="264.433" calcext:value-type="float">
            <text:p>264.43</text:p>
          </table:table-cell>
          <table:table-cell table:formula="of:=AVERAGE([.C1297:.E1297])" office:value-type="float" office:value="760.666666666667" calcext:value-type="float">
            <text:p>760.7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65418" calcext:value-type="float">
            <text:p>265418</text:p>
          </table:table-cell>
          <table:table-cell table:number-columns-repeated="3" office:value-type="float" office:value="759" calcext:value-type="float">
            <text:p>759</text:p>
          </table:table-cell>
          <table:table-cell table:number-columns-repeated="2"/>
          <table:table-cell table:formula="of:=[.B1298]/1000" office:value-type="float" office:value="265.418" calcext:value-type="float">
            <text:p>265.42</text:p>
          </table:table-cell>
          <table:table-cell table:formula="of:=AVERAGE([.C1298:.E1298])" office:value-type="float" office:value="759" calcext:value-type="float">
            <text:p>759.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66403" calcext:value-type="float">
            <text:p>266403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759" calcext:value-type="float">
            <text:p>759</text:p>
          </table:table-cell>
          <table:table-cell table:number-columns-repeated="2"/>
          <table:table-cell table:formula="of:=[.B1299]/1000" office:value-type="float" office:value="266.403" calcext:value-type="float">
            <text:p>266.40</text:p>
          </table:table-cell>
          <table:table-cell table:formula="of:=AVERAGE([.C1299:.E1299])" office:value-type="float" office:value="758.666666666667" calcext:value-type="float">
            <text:p>758.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67388" calcext:value-type="float">
            <text:p>267388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table:formula="of:=[.B1300]/1000" office:value-type="float" office:value="267.388" calcext:value-type="float">
            <text:p>267.39</text:p>
          </table:table-cell>
          <table:table-cell table:formula="of:=AVERAGE([.C1300:.E1300])" office:value-type="float" office:value="757.333333333333" calcext:value-type="float">
            <text:p>757.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68373" calcext:value-type="float">
            <text:p>268373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757" calcext:value-type="float">
            <text:p>757</text:p>
          </table:table-cell>
          <table:table-cell table:number-columns-repeated="2"/>
          <table:table-cell table:formula="of:=[.B1301]/1000" office:value-type="float" office:value="268.373" calcext:value-type="float">
            <text:p>268.37</text:p>
          </table:table-cell>
          <table:table-cell table:formula="of:=AVERAGE([.C1301:.E1301])" office:value-type="float" office:value="756.666666666667" calcext:value-type="float">
            <text:p>756.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69358" calcext:value-type="float">
            <text:p>269358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[.B1302]/1000" office:value-type="float" office:value="269.358" calcext:value-type="float">
            <text:p>269.36</text:p>
          </table:table-cell>
          <table:table-cell table:formula="of:=AVERAGE([.C1302:.E1302])" office:value-type="float" office:value="756.333333333333" calcext:value-type="float">
            <text:p>756.3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70342" calcext:value-type="float">
            <text:p>270342</text:p>
          </table:table-cell>
          <table:table-cell office:value-type="float" office:value="755" calcext:value-type="float">
            <text:p>755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[.B1303]/1000" office:value-type="float" office:value="270.342" calcext:value-type="float">
            <text:p>270.34</text:p>
          </table:table-cell>
          <table:table-cell table:formula="of:=AVERAGE([.C1303:.E1303])" office:value-type="float" office:value="754.666666666667" calcext:value-type="float">
            <text:p>754.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71327" calcext:value-type="float">
            <text:p>271327</text:p>
          </table:table-cell>
          <table:table-cell table:number-columns-repeated="3" office:value-type="float" office:value="754" calcext:value-type="float">
            <text:p>754</text:p>
          </table:table-cell>
          <table:table-cell table:number-columns-repeated="2"/>
          <table:table-cell table:formula="of:=[.B1304]/1000" office:value-type="float" office:value="271.327" calcext:value-type="float">
            <text:p>271.33</text:p>
          </table:table-cell>
          <table:table-cell table:formula="of:=AVERAGE([.C1304:.E1304])" office:value-type="float" office:value="754" calcext:value-type="float">
            <text:p>754.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72312" calcext:value-type="float">
            <text:p>272312</text:p>
          </table:table-cell>
          <table:table-cell table:number-columns-repeated="2" office:value-type="float" office:value="753" calcext:value-type="float">
            <text:p>753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table:formula="of:=[.B1305]/1000" office:value-type="float" office:value="272.312" calcext:value-type="float">
            <text:p>272.31</text:p>
          </table:table-cell>
          <table:table-cell table:formula="of:=AVERAGE([.C1305:.E1305])" office:value-type="float" office:value="752.666666666667" calcext:value-type="float">
            <text:p>752.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73297" calcext:value-type="float">
            <text:p>273297</text:p>
          </table:table-cell>
          <table:table-cell table:number-columns-repeated="3" office:value-type="float" office:value="752" calcext:value-type="float">
            <text:p>752</text:p>
          </table:table-cell>
          <table:table-cell table:number-columns-repeated="2"/>
          <table:table-cell table:formula="of:=[.B1306]/1000" office:value-type="float" office:value="273.297" calcext:value-type="float">
            <text:p>273.30</text:p>
          </table:table-cell>
          <table:table-cell table:formula="of:=AVERAGE([.C1306:.E1306])" office:value-type="float" office:value="752" calcext:value-type="float">
            <text:p>752.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74282" calcext:value-type="float">
            <text:p>274282</text:p>
          </table:table-cell>
          <table:table-cell table:number-columns-repeated="3" office:value-type="float" office:value="751" calcext:value-type="float">
            <text:p>751</text:p>
          </table:table-cell>
          <table:table-cell table:number-columns-repeated="2"/>
          <table:table-cell table:formula="of:=[.B1307]/1000" office:value-type="float" office:value="274.282" calcext:value-type="float">
            <text:p>274.28</text:p>
          </table:table-cell>
          <table:table-cell table:formula="of:=AVERAGE([.C1307:.E1307])" office:value-type="float" office:value="751" calcext:value-type="float">
            <text:p>751.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75267" calcext:value-type="float">
            <text:p>275267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2"/>
          <table:table-cell table:formula="of:=[.B1308]/1000" office:value-type="float" office:value="275.267" calcext:value-type="float">
            <text:p>275.27</text:p>
          </table:table-cell>
          <table:table-cell table:formula="of:=AVERAGE([.C1308:.E1308])" office:value-type="float" office:value="749.666666666667" calcext:value-type="float">
            <text:p>749.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76252" calcext:value-type="float">
            <text:p>276252</text:p>
          </table:table-cell>
          <table:table-cell table:number-columns-repeated="3" office:value-type="float" office:value="749" calcext:value-type="float">
            <text:p>749</text:p>
          </table:table-cell>
          <table:table-cell table:number-columns-repeated="2"/>
          <table:table-cell table:formula="of:=[.B1309]/1000" office:value-type="float" office:value="276.252" calcext:value-type="float">
            <text:p>276.25</text:p>
          </table:table-cell>
          <table:table-cell table:formula="of:=AVERAGE([.C1309:.E1309])" office:value-type="float" office:value="749" calcext:value-type="float">
            <text:p>749.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77236" calcext:value-type="float">
            <text:p>277236</text:p>
          </table:table-cell>
          <table:table-cell table:number-columns-repeated="3" office:value-type="float" office:value="748" calcext:value-type="float">
            <text:p>748</text:p>
          </table:table-cell>
          <table:table-cell table:number-columns-repeated="2"/>
          <table:table-cell table:formula="of:=[.B1310]/1000" office:value-type="float" office:value="277.236" calcext:value-type="float">
            <text:p>277.24</text:p>
          </table:table-cell>
          <table:table-cell table:formula="of:=AVERAGE([.C1310:.E1310])" office:value-type="float" office:value="748" calcext:value-type="float">
            <text:p>748.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78221" calcext:value-type="float">
            <text:p>278221</text:p>
          </table:table-cell>
          <table:table-cell table:number-columns-repeated="3" office:value-type="float" office:value="748" calcext:value-type="float">
            <text:p>748</text:p>
          </table:table-cell>
          <table:table-cell table:number-columns-repeated="2"/>
          <table:table-cell table:formula="of:=[.B1311]/1000" office:value-type="float" office:value="278.221" calcext:value-type="float">
            <text:p>278.22</text:p>
          </table:table-cell>
          <table:table-cell table:formula="of:=AVERAGE([.C1311:.E1311])" office:value-type="float" office:value="748" calcext:value-type="float">
            <text:p>748.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79206" calcext:value-type="float">
            <text:p>279206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table:formula="of:=[.B1312]/1000" office:value-type="float" office:value="279.206" calcext:value-type="float">
            <text:p>279.21</text:p>
          </table:table-cell>
          <table:table-cell table:formula="of:=AVERAGE([.C1312:.E1312])" office:value-type="float" office:value="746.333333333333" calcext:value-type="float">
            <text:p>746.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80191" calcext:value-type="float">
            <text:p>280191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formula="of:=[.B1313]/1000" office:value-type="float" office:value="280.191" calcext:value-type="float">
            <text:p>280.19</text:p>
          </table:table-cell>
          <table:table-cell table:formula="of:=AVERAGE([.C1313:.E1313])" office:value-type="float" office:value="745.666666666667" calcext:value-type="float">
            <text:p>745.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81176" calcext:value-type="float">
            <text:p>281176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formula="of:=[.B1314]/1000" office:value-type="float" office:value="281.176" calcext:value-type="float">
            <text:p>281.18</text:p>
          </table:table-cell>
          <table:table-cell table:formula="of:=AVERAGE([.C1314:.E1314])" office:value-type="float" office:value="744.333333333333" calcext:value-type="float">
            <text:p>744.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82161" calcext:value-type="float">
            <text:p>282161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table:formula="of:=[.B1315]/1000" office:value-type="float" office:value="282.161" calcext:value-type="float">
            <text:p>282.16</text:p>
          </table:table-cell>
          <table:table-cell table:formula="of:=AVERAGE([.C1315:.E1315])" office:value-type="float" office:value="743.666666666667" calcext:value-type="float">
            <text:p>743.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83146" calcext:value-type="float">
            <text:p>283146</text:p>
          </table:table-cell>
          <table:table-cell table:number-columns-repeated="3" office:value-type="float" office:value="743" calcext:value-type="float">
            <text:p>743</text:p>
          </table:table-cell>
          <table:table-cell table:number-columns-repeated="2"/>
          <table:table-cell table:formula="of:=[.B1316]/1000" office:value-type="float" office:value="283.146" calcext:value-type="float">
            <text:p>283.15</text:p>
          </table:table-cell>
          <table:table-cell table:formula="of:=AVERAGE([.C1316:.E1316])" office:value-type="float" office:value="743" calcext:value-type="float">
            <text:p>743.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84130" calcext:value-type="float">
            <text:p>284130</text:p>
          </table:table-cell>
          <table:table-cell office:value-type="float" office:value="743" calcext:value-type="float">
            <text:p>743</text:p>
          </table:table-cell>
          <table:table-cell office:value-type="float" office:value="742" calcext:value-type="float">
            <text:p>742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table:formula="of:=[.B1317]/1000" office:value-type="float" office:value="284.13" calcext:value-type="float">
            <text:p>284.13</text:p>
          </table:table-cell>
          <table:table-cell table:formula="of:=AVERAGE([.C1317:.E1317])" office:value-type="float" office:value="742" calcext:value-type="float">
            <text:p>742.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85115" calcext:value-type="float">
            <text:p>285115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table:formula="of:=[.B1318]/1000" office:value-type="float" office:value="285.115" calcext:value-type="float">
            <text:p>285.12</text:p>
          </table:table-cell>
          <table:table-cell table:formula="of:=AVERAGE([.C1318:.E1318])" office:value-type="float" office:value="740.666666666667" calcext:value-type="float">
            <text:p>740.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86100" calcext:value-type="float">
            <text:p>286100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table:formula="of:=[.B1319]/1000" office:value-type="float" office:value="286.1" calcext:value-type="float">
            <text:p>286.10</text:p>
          </table:table-cell>
          <table:table-cell table:formula="of:=AVERAGE([.C1319:.E1319])" office:value-type="float" office:value="739.666666666667" calcext:value-type="float">
            <text:p>739.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87085" calcext:value-type="float">
            <text:p>287085</text:p>
          </table:table-cell>
          <table:table-cell table:number-columns-repeated="3" office:value-type="float" office:value="739" calcext:value-type="float">
            <text:p>739</text:p>
          </table:table-cell>
          <table:table-cell table:number-columns-repeated="2"/>
          <table:table-cell table:formula="of:=[.B1320]/1000" office:value-type="float" office:value="287.085" calcext:value-type="float">
            <text:p>287.09</text:p>
          </table:table-cell>
          <table:table-cell table:formula="of:=AVERAGE([.C1320:.E1320])" office:value-type="float" office:value="739" calcext:value-type="float">
            <text:p>739.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88070" calcext:value-type="float">
            <text:p>288070</text:p>
          </table:table-cell>
          <table:table-cell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table:formula="of:=[.B1321]/1000" office:value-type="float" office:value="288.07" calcext:value-type="float">
            <text:p>288.07</text:p>
          </table:table-cell>
          <table:table-cell table:formula="of:=AVERAGE([.C1321:.E1321])" office:value-type="float" office:value="737.666666666667" calcext:value-type="float">
            <text:p>737.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89055" calcext:value-type="float">
            <text:p>289055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737" calcext:value-type="float">
            <text:p>737</text:p>
          </table:table-cell>
          <table:table-cell table:number-columns-repeated="2"/>
          <table:table-cell table:formula="of:=[.B1322]/1000" office:value-type="float" office:value="289.055" calcext:value-type="float">
            <text:p>289.06</text:p>
          </table:table-cell>
          <table:table-cell table:formula="of:=AVERAGE([.C1322:.E1322])" office:value-type="float" office:value="736.666666666667" calcext:value-type="float">
            <text:p>736.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90040" calcext:value-type="float">
            <text:p>290040</text:p>
          </table:table-cell>
          <table:table-cell office:value-type="float" office:value="736" calcext:value-type="float">
            <text:p>736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table:formula="of:=[.B1323]/1000" office:value-type="float" office:value="290.04" calcext:value-type="float">
            <text:p>290.04</text:p>
          </table:table-cell>
          <table:table-cell table:formula="of:=AVERAGE([.C1323:.E1323])" office:value-type="float" office:value="735.666666666667" calcext:value-type="float">
            <text:p>735.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91024" calcext:value-type="float">
            <text:p>291024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735" calcext:value-type="float">
            <text:p>735</text:p>
          </table:table-cell>
          <table:table-cell table:number-columns-repeated="2"/>
          <table:table-cell table:formula="of:=[.B1324]/1000" office:value-type="float" office:value="291.024" calcext:value-type="float">
            <text:p>291.02</text:p>
          </table:table-cell>
          <table:table-cell table:formula="of:=AVERAGE([.C1324:.E1324])" office:value-type="float" office:value="734.666666666667" calcext:value-type="float">
            <text:p>734.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92009" calcext:value-type="float">
            <text:p>292009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733" calcext:value-type="float">
            <text:p>733</text:p>
          </table:table-cell>
          <table:table-cell table:number-columns-repeated="2"/>
          <table:table-cell table:formula="of:=[.B1325]/1000" office:value-type="float" office:value="292.009" calcext:value-type="float">
            <text:p>292.01</text:p>
          </table:table-cell>
          <table:table-cell table:formula="of:=AVERAGE([.C1325:.E1325])" office:value-type="float" office:value="733.333333333333" calcext:value-type="float">
            <text:p>733.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92994" calcext:value-type="float">
            <text:p>292994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table:formula="of:=[.B1326]/1000" office:value-type="float" office:value="292.994" calcext:value-type="float">
            <text:p>292.99</text:p>
          </table:table-cell>
          <table:table-cell table:formula="of:=AVERAGE([.C1326:.E1326])" office:value-type="float" office:value="732.666666666667" calcext:value-type="float">
            <text:p>732.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93979" calcext:value-type="float">
            <text:p>293979</text:p>
          </table:table-cell>
          <table:table-cell table:number-columns-repeated="2"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table:formula="of:=[.B1327]/1000" office:value-type="float" office:value="293.979" calcext:value-type="float">
            <text:p>293.98</text:p>
          </table:table-cell>
          <table:table-cell table:formula="of:=AVERAGE([.C1327:.E1327])" office:value-type="float" office:value="731.666666666667" calcext:value-type="float">
            <text:p>731.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94964" calcext:value-type="float">
            <text:p>294964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731" calcext:value-type="float">
            <text:p>731</text:p>
          </table:table-cell>
          <table:table-cell table:number-columns-repeated="2"/>
          <table:table-cell table:formula="of:=[.B1328]/1000" office:value-type="float" office:value="294.964" calcext:value-type="float">
            <text:p>294.96</text:p>
          </table:table-cell>
          <table:table-cell table:formula="of:=AVERAGE([.C1328:.E1328])" office:value-type="float" office:value="730.666666666667" calcext:value-type="float">
            <text:p>730.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95949" calcext:value-type="float">
            <text:p>295949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2"/>
          <table:table-cell table:formula="of:=[.B1329]/1000" office:value-type="float" office:value="295.949" calcext:value-type="float">
            <text:p>295.95</text:p>
          </table:table-cell>
          <table:table-cell table:formula="of:=AVERAGE([.C1329:.E1329])" office:value-type="float" office:value="730" calcext:value-type="float">
            <text:p>730.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96934" calcext:value-type="float">
            <text:p>296934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729" calcext:value-type="float">
            <text:p>729</text:p>
          </table:table-cell>
          <table:table-cell table:number-columns-repeated="2"/>
          <table:table-cell table:formula="of:=[.B1330]/1000" office:value-type="float" office:value="296.934" calcext:value-type="float">
            <text:p>296.93</text:p>
          </table:table-cell>
          <table:table-cell table:formula="of:=AVERAGE([.C1330:.E1330])" office:value-type="float" office:value="728.666666666667" calcext:value-type="float">
            <text:p>728.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97918" calcext:value-type="float">
            <text:p>297918</text:p>
          </table:table-cell>
          <table:table-cell office:value-type="float" office:value="728" calcext:value-type="float">
            <text:p>728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table:formula="of:=[.B1331]/1000" office:value-type="float" office:value="297.918" calcext:value-type="float">
            <text:p>297.92</text:p>
          </table:table-cell>
          <table:table-cell table:formula="of:=AVERAGE([.C1331:.E1331])" office:value-type="float" office:value="727.666666666667" calcext:value-type="float">
            <text:p>727.7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98903" calcext:value-type="float">
            <text:p>298903</text:p>
          </table:table-cell>
          <table:table-cell office:value-type="float" office:value="727" calcext:value-type="float">
            <text:p>727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table:formula="of:=[.B1332]/1000" office:value-type="float" office:value="298.903" calcext:value-type="float">
            <text:p>298.90</text:p>
          </table:table-cell>
          <table:table-cell table:formula="of:=AVERAGE([.C1332:.E1332])" office:value-type="float" office:value="726.666666666667" calcext:value-type="float">
            <text:p>726.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99888" calcext:value-type="float">
            <text:p>299888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726" calcext:value-type="float">
            <text:p>726</text:p>
          </table:table-cell>
          <table:table-cell table:number-columns-repeated="2"/>
          <table:table-cell table:formula="of:=[.B1333]/1000" office:value-type="float" office:value="299.888" calcext:value-type="float">
            <text:p>299.89</text:p>
          </table:table-cell>
          <table:table-cell table:formula="of:=AVERAGE([.C1333:.E1333])" office:value-type="float" office:value="725.666666666667" calcext:value-type="float">
            <text:p>725.7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300873" calcext:value-type="float">
            <text:p>300873</text:p>
          </table:table-cell>
          <table:table-cell table:number-columns-repeated="3" office:value-type="float" office:value="725" calcext:value-type="float">
            <text:p>725</text:p>
          </table:table-cell>
          <table:table-cell table:number-columns-repeated="2"/>
          <table:table-cell table:formula="of:=[.B1334]/1000" office:value-type="float" office:value="300.873" calcext:value-type="float">
            <text:p>300.87</text:p>
          </table:table-cell>
          <table:table-cell table:formula="of:=AVERAGE([.C1334:.E1334])" office:value-type="float" office:value="725" calcext:value-type="float">
            <text:p>725.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01858" calcext:value-type="float">
            <text:p>301858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[.B1335]/1000" office:value-type="float" office:value="301.858" calcext:value-type="float">
            <text:p>301.86</text:p>
          </table:table-cell>
          <table:table-cell table:formula="of:=AVERAGE([.C1335:.E1335])" office:value-type="float" office:value="723.666666666667" calcext:value-type="float">
            <text:p>723.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02843" calcext:value-type="float">
            <text:p>302843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table:formula="of:=[.B1336]/1000" office:value-type="float" office:value="302.843" calcext:value-type="float">
            <text:p>302.84</text:p>
          </table:table-cell>
          <table:table-cell table:formula="of:=AVERAGE([.C1336:.E1336])" office:value-type="float" office:value="722.666666666667" calcext:value-type="float">
            <text:p>722.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03828" calcext:value-type="float">
            <text:p>303828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722" calcext:value-type="float">
            <text:p>722</text:p>
          </table:table-cell>
          <table:table-cell table:number-columns-repeated="2"/>
          <table:table-cell table:formula="of:=[.B1337]/1000" office:value-type="float" office:value="303.828" calcext:value-type="float">
            <text:p>303.83</text:p>
          </table:table-cell>
          <table:table-cell table:formula="of:=AVERAGE([.C1337:.E1337])" office:value-type="float" office:value="722.333333333333" calcext:value-type="float">
            <text:p>722.3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04812" calcext:value-type="float">
            <text:p>304812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722" calcext:value-type="float">
            <text:p>722</text:p>
          </table:table-cell>
          <table:table-cell table:number-columns-repeated="2"/>
          <table:table-cell table:formula="of:=[.B1338]/1000" office:value-type="float" office:value="304.812" calcext:value-type="float">
            <text:p>304.81</text:p>
          </table:table-cell>
          <table:table-cell table:formula="of:=AVERAGE([.C1338:.E1338])" office:value-type="float" office:value="721.666666666667" calcext:value-type="float">
            <text:p>721.7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05797" calcext:value-type="float">
            <text:p>305797</text:p>
          </table:table-cell>
          <table:table-cell table:number-columns-repeated="2" office:value-type="float" office:value="721" calcext:value-type="float">
            <text:p>721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table:formula="of:=[.B1339]/1000" office:value-type="float" office:value="305.797" calcext:value-type="float">
            <text:p>305.80</text:p>
          </table:table-cell>
          <table:table-cell table:formula="of:=AVERAGE([.C1339:.E1339])" office:value-type="float" office:value="720.666666666667" calcext:value-type="float">
            <text:p>720.7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06782" calcext:value-type="float">
            <text:p>306782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table:formula="of:=[.B1340]/1000" office:value-type="float" office:value="306.782" calcext:value-type="float">
            <text:p>306.78</text:p>
          </table:table-cell>
          <table:table-cell table:formula="of:=AVERAGE([.C1340:.E1340])" office:value-type="float" office:value="719.333333333333" calcext:value-type="float">
            <text:p>719.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07767" calcext:value-type="float">
            <text:p>307767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719" calcext:value-type="float">
            <text:p>719</text:p>
          </table:table-cell>
          <table:table-cell table:number-columns-repeated="2"/>
          <table:table-cell table:formula="of:=[.B1341]/1000" office:value-type="float" office:value="307.767" calcext:value-type="float">
            <text:p>307.77</text:p>
          </table:table-cell>
          <table:table-cell table:formula="of:=AVERAGE([.C1341:.E1341])" office:value-type="float" office:value="718.666666666667" calcext:value-type="float">
            <text:p>718.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08752" calcext:value-type="float">
            <text:p>308752</text:p>
          </table:table-cell>
          <table:table-cell table:number-columns-repeated="3" office:value-type="float" office:value="717" calcext:value-type="float">
            <text:p>717</text:p>
          </table:table-cell>
          <table:table-cell table:number-columns-repeated="2"/>
          <table:table-cell table:formula="of:=[.B1342]/1000" office:value-type="float" office:value="308.752" calcext:value-type="float">
            <text:p>308.75</text:p>
          </table:table-cell>
          <table:table-cell table:formula="of:=AVERAGE([.C1342:.E1342])" office:value-type="float" office:value="717" calcext:value-type="float">
            <text:p>717.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09737" calcext:value-type="float">
            <text:p>309737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table:formula="of:=[.B1343]/1000" office:value-type="float" office:value="309.737" calcext:value-type="float">
            <text:p>309.74</text:p>
          </table:table-cell>
          <table:table-cell table:formula="of:=AVERAGE([.C1343:.E1343])" office:value-type="float" office:value="716.666666666667" calcext:value-type="float">
            <text:p>716.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310722" calcext:value-type="float">
            <text:p>310722</text:p>
          </table:table-cell>
          <table:table-cell table:number-columns-repeated="2"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table:formula="of:=[.B1344]/1000" office:value-type="float" office:value="310.722" calcext:value-type="float">
            <text:p>310.72</text:p>
          </table:table-cell>
          <table:table-cell table:formula="of:=AVERAGE([.C1344:.E1344])" office:value-type="float" office:value="715.333333333333" calcext:value-type="float">
            <text:p>715.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11706" calcext:value-type="float">
            <text:p>311706</text:p>
          </table:table-cell>
          <table:table-cell table:number-columns-repeated="3" office:value-type="float" office:value="714" calcext:value-type="float">
            <text:p>714</text:p>
          </table:table-cell>
          <table:table-cell table:number-columns-repeated="2"/>
          <table:table-cell table:formula="of:=[.B1345]/1000" office:value-type="float" office:value="311.706" calcext:value-type="float">
            <text:p>311.71</text:p>
          </table:table-cell>
          <table:table-cell table:formula="of:=AVERAGE([.C1345:.E1345])" office:value-type="float" office:value="714" calcext:value-type="float">
            <text:p>714.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12691" calcext:value-type="float">
            <text:p>312691</text:p>
          </table:table-cell>
          <table:table-cell table:number-columns-repeated="3" office:value-type="float" office:value="713" calcext:value-type="float">
            <text:p>713</text:p>
          </table:table-cell>
          <table:table-cell table:number-columns-repeated="2"/>
          <table:table-cell table:formula="of:=[.B1346]/1000" office:value-type="float" office:value="312.691" calcext:value-type="float">
            <text:p>312.69</text:p>
          </table:table-cell>
          <table:table-cell table:formula="of:=AVERAGE([.C1346:.E1346])" office:value-type="float" office:value="713" calcext:value-type="float">
            <text:p>713.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13676" calcext:value-type="float">
            <text:p>313676</text:p>
          </table:table-cell>
          <table:table-cell table:number-columns-repeated="3" office:value-type="float" office:value="712" calcext:value-type="float">
            <text:p>712</text:p>
          </table:table-cell>
          <table:table-cell table:number-columns-repeated="2"/>
          <table:table-cell table:formula="of:=[.B1347]/1000" office:value-type="float" office:value="313.676" calcext:value-type="float">
            <text:p>313.68</text:p>
          </table:table-cell>
          <table:table-cell table:formula="of:=AVERAGE([.C1347:.E1347])" office:value-type="float" office:value="712" calcext:value-type="float">
            <text:p>712.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14661" calcext:value-type="float">
            <text:p>314661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table:formula="of:=[.B1348]/1000" office:value-type="float" office:value="314.661" calcext:value-type="float">
            <text:p>314.66</text:p>
          </table:table-cell>
          <table:table-cell table:formula="of:=AVERAGE([.C1348:.E1348])" office:value-type="float" office:value="711.333333333333" calcext:value-type="float">
            <text:p>711.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15646" calcext:value-type="float">
            <text:p>315646</text:p>
          </table:table-cell>
          <table:table-cell table:number-columns-repeated="3" office:value-type="float" office:value="711" calcext:value-type="float">
            <text:p>711</text:p>
          </table:table-cell>
          <table:table-cell table:number-columns-repeated="2"/>
          <table:table-cell table:formula="of:=[.B1349]/1000" office:value-type="float" office:value="315.646" calcext:value-type="float">
            <text:p>315.65</text:p>
          </table:table-cell>
          <table:table-cell table:formula="of:=AVERAGE([.C1349:.E1349])" office:value-type="float" office:value="711" calcext:value-type="float">
            <text:p>711.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16631" calcext:value-type="float">
            <text:p>316631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709" calcext:value-type="float">
            <text:p>709</text:p>
          </table:table-cell>
          <table:table-cell table:number-columns-repeated="2"/>
          <table:table-cell table:formula="of:=[.B1350]/1000" office:value-type="float" office:value="316.631" calcext:value-type="float">
            <text:p>316.63</text:p>
          </table:table-cell>
          <table:table-cell table:formula="of:=AVERAGE([.C1350:.E1350])" office:value-type="float" office:value="709.333333333333" calcext:value-type="float">
            <text:p>709.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317616" calcext:value-type="float">
            <text:p>317616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table:formula="of:=[.B1351]/1000" office:value-type="float" office:value="317.616" calcext:value-type="float">
            <text:p>317.62</text:p>
          </table:table-cell>
          <table:table-cell table:formula="of:=AVERAGE([.C1351:.E1351])" office:value-type="float" office:value="708.333333333333" calcext:value-type="float">
            <text:p>708.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318600" calcext:value-type="float">
            <text:p>318600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table:formula="of:=[.B1352]/1000" office:value-type="float" office:value="318.6" calcext:value-type="float">
            <text:p>318.60</text:p>
          </table:table-cell>
          <table:table-cell table:formula="of:=AVERAGE([.C1352:.E1352])" office:value-type="float" office:value="707.333333333333" calcext:value-type="float">
            <text:p>707.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319585" calcext:value-type="float">
            <text:p>319585</text:p>
          </table:table-cell>
          <table:table-cell table:number-columns-repeated="2"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table:formula="of:=[.B1353]/1000" office:value-type="float" office:value="319.585" calcext:value-type="float">
            <text:p>319.59</text:p>
          </table:table-cell>
          <table:table-cell table:formula="of:=AVERAGE([.C1353:.E1353])" office:value-type="float" office:value="706.333333333333" calcext:value-type="float">
            <text:p>706.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320570" calcext:value-type="float">
            <text:p>320570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table:formula="of:=[.B1354]/1000" office:value-type="float" office:value="320.57" calcext:value-type="float">
            <text:p>320.57</text:p>
          </table:table-cell>
          <table:table-cell table:formula="of:=AVERAGE([.C1354:.E1354])" office:value-type="float" office:value="705.333333333333" calcext:value-type="float">
            <text:p>705.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21555" calcext:value-type="float">
            <text:p>321555</text:p>
          </table:table-cell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table:formula="of:=[.B1355]/1000" office:value-type="float" office:value="321.555" calcext:value-type="float">
            <text:p>321.56</text:p>
          </table:table-cell>
          <table:table-cell table:formula="of:=AVERAGE([.C1355:.E1355])" office:value-type="float" office:value="704.666666666667" calcext:value-type="float">
            <text:p>704.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22540" calcext:value-type="float">
            <text:p>322540</text:p>
          </table:table-cell>
          <table:table-cell table:number-columns-repeated="3" office:value-type="float" office:value="703" calcext:value-type="float">
            <text:p>703</text:p>
          </table:table-cell>
          <table:table-cell table:number-columns-repeated="2"/>
          <table:table-cell table:formula="of:=[.B1356]/1000" office:value-type="float" office:value="322.54" calcext:value-type="float">
            <text:p>322.54</text:p>
          </table:table-cell>
          <table:table-cell table:formula="of:=AVERAGE([.C1356:.E1356])" office:value-type="float" office:value="703" calcext:value-type="float">
            <text:p>703.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23525" calcext:value-type="float">
            <text:p>323525</text:p>
          </table:table-cell>
          <table:table-cell table:number-columns-repeated="3" office:value-type="float" office:value="702" calcext:value-type="float">
            <text:p>702</text:p>
          </table:table-cell>
          <table:table-cell table:number-columns-repeated="2"/>
          <table:table-cell table:formula="of:=[.B1357]/1000" office:value-type="float" office:value="323.525" calcext:value-type="float">
            <text:p>323.53</text:p>
          </table:table-cell>
          <table:table-cell table:formula="of:=AVERAGE([.C1357:.E1357])" office:value-type="float" office:value="702" calcext:value-type="float">
            <text:p>702.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24510" calcext:value-type="float">
            <text:p>324510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701" calcext:value-type="float">
            <text:p>701</text:p>
          </table:table-cell>
          <table:table-cell table:number-columns-repeated="2"/>
          <table:table-cell table:formula="of:=[.B1358]/1000" office:value-type="float" office:value="324.51" calcext:value-type="float">
            <text:p>324.51</text:p>
          </table:table-cell>
          <table:table-cell table:formula="of:=AVERAGE([.C1358:.E1358])" office:value-type="float" office:value="701.333333333333" calcext:value-type="float">
            <text:p>701.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25494" calcext:value-type="float">
            <text:p>325494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table:formula="of:=[.B1359]/1000" office:value-type="float" office:value="325.494" calcext:value-type="float">
            <text:p>325.49</text:p>
          </table:table-cell>
          <table:table-cell table:formula="of:=AVERAGE([.C1359:.E1359])" office:value-type="float" office:value="700.333333333333" calcext:value-type="float">
            <text:p>700.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26479" calcext:value-type="float">
            <text:p>326479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table:formula="of:=[.B1360]/1000" office:value-type="float" office:value="326.479" calcext:value-type="float">
            <text:p>326.48</text:p>
          </table:table-cell>
          <table:table-cell table:formula="of:=AVERAGE([.C1360:.E1360])" office:value-type="float" office:value="699.666666666667" calcext:value-type="float">
            <text:p>699.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27464" calcext:value-type="float">
            <text:p>327464</text:p>
          </table:table-cell>
          <table:table-cell table:number-columns-repeated="3" office:value-type="float" office:value="699" calcext:value-type="float">
            <text:p>699</text:p>
          </table:table-cell>
          <table:table-cell table:number-columns-repeated="2"/>
          <table:table-cell table:formula="of:=[.B1361]/1000" office:value-type="float" office:value="327.464" calcext:value-type="float">
            <text:p>327.46</text:p>
          </table:table-cell>
          <table:table-cell table:formula="of:=AVERAGE([.C1361:.E1361])" office:value-type="float" office:value="699" calcext:value-type="float">
            <text:p>699.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28449" calcext:value-type="float">
            <text:p>328449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2"/>
          <table:table-cell table:formula="of:=[.B1362]/1000" office:value-type="float" office:value="328.449" calcext:value-type="float">
            <text:p>328.45</text:p>
          </table:table-cell>
          <table:table-cell table:formula="of:=AVERAGE([.C1362:.E1362])" office:value-type="float" office:value="697.666666666667" calcext:value-type="float">
            <text:p>697.7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29434" calcext:value-type="float">
            <text:p>329434</text:p>
          </table:table-cell>
          <table:table-cell table:number-columns-repeated="3" office:value-type="float" office:value="697" calcext:value-type="float">
            <text:p>697</text:p>
          </table:table-cell>
          <table:table-cell table:number-columns-repeated="2"/>
          <table:table-cell table:formula="of:=[.B1363]/1000" office:value-type="float" office:value="329.434" calcext:value-type="float">
            <text:p>329.43</text:p>
          </table:table-cell>
          <table:table-cell table:formula="of:=AVERAGE([.C1363:.E1363])" office:value-type="float" office:value="697" calcext:value-type="float">
            <text:p>697.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330419" calcext:value-type="float">
            <text:p>330419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2"/>
          <table:table-cell table:formula="of:=[.B1364]/1000" office:value-type="float" office:value="330.419" calcext:value-type="float">
            <text:p>330.42</text:p>
          </table:table-cell>
          <table:table-cell table:formula="of:=AVERAGE([.C1364:.E1364])" office:value-type="float" office:value="695.666666666667" calcext:value-type="float">
            <text:p>695.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31404" calcext:value-type="float">
            <text:p>331404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[.B1365]/1000" office:value-type="float" office:value="331.404" calcext:value-type="float">
            <text:p>331.40</text:p>
          </table:table-cell>
          <table:table-cell table:formula="of:=AVERAGE([.C1365:.E1365])" office:value-type="float" office:value="694.333333333333" calcext:value-type="float">
            <text:p>694.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32388" calcext:value-type="float">
            <text:p>332388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table:formula="of:=[.B1366]/1000" office:value-type="float" office:value="332.388" calcext:value-type="float">
            <text:p>332.39</text:p>
          </table:table-cell>
          <table:table-cell table:formula="of:=AVERAGE([.C1366:.E1366])" office:value-type="float" office:value="693.333333333333" calcext:value-type="float">
            <text:p>693.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33373" calcext:value-type="float">
            <text:p>333373</text:p>
          </table:table-cell>
          <table:table-cell table:number-columns-repeated="3" office:value-type="float" office:value="692" calcext:value-type="float">
            <text:p>692</text:p>
          </table:table-cell>
          <table:table-cell table:number-columns-repeated="2"/>
          <table:table-cell table:formula="of:=[.B1367]/1000" office:value-type="float" office:value="333.373" calcext:value-type="float">
            <text:p>333.37</text:p>
          </table:table-cell>
          <table:table-cell table:formula="of:=AVERAGE([.C1367:.E1367])" office:value-type="float" office:value="692" calcext:value-type="float">
            <text:p>692.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334358" calcext:value-type="float">
            <text:p>334358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[.B1368]/1000" office:value-type="float" office:value="334.358" calcext:value-type="float">
            <text:p>334.36</text:p>
          </table:table-cell>
          <table:table-cell table:formula="of:=AVERAGE([.C1368:.E1368])" office:value-type="float" office:value="691.666666666667" calcext:value-type="float">
            <text:p>691.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335343" calcext:value-type="float">
            <text:p>335343</text:p>
          </table:table-cell>
          <table:table-cell table:number-columns-repeated="3" office:value-type="float" office:value="691" calcext:value-type="float">
            <text:p>691</text:p>
          </table:table-cell>
          <table:table-cell table:number-columns-repeated="2"/>
          <table:table-cell table:formula="of:=[.B1369]/1000" office:value-type="float" office:value="335.343" calcext:value-type="float">
            <text:p>335.34</text:p>
          </table:table-cell>
          <table:table-cell table:formula="of:=AVERAGE([.C1369:.E1369])" office:value-type="float" office:value="691" calcext:value-type="float">
            <text:p>691.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36328" calcext:value-type="float">
            <text:p>336328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690" calcext:value-type="float">
            <text:p>690</text:p>
          </table:table-cell>
          <table:table-cell table:number-columns-repeated="2"/>
          <table:table-cell table:formula="of:=[.B1370]/1000" office:value-type="float" office:value="336.328" calcext:value-type="float">
            <text:p>336.33</text:p>
          </table:table-cell>
          <table:table-cell table:formula="of:=AVERAGE([.C1370:.E1370])" office:value-type="float" office:value="690.333333333333" calcext:value-type="float">
            <text:p>690.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37313" calcext:value-type="float">
            <text:p>337313</text:p>
          </table:table-cell>
          <table:table-cell table:number-columns-repeated="3" office:value-type="float" office:value="689" calcext:value-type="float">
            <text:p>689</text:p>
          </table:table-cell>
          <table:table-cell table:number-columns-repeated="2"/>
          <table:table-cell table:formula="of:=[.B1371]/1000" office:value-type="float" office:value="337.313" calcext:value-type="float">
            <text:p>337.31</text:p>
          </table:table-cell>
          <table:table-cell table:formula="of:=AVERAGE([.C1371:.E1371])" office:value-type="float" office:value="689" calcext:value-type="float">
            <text:p>689.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38297" calcext:value-type="float">
            <text:p>338297</text:p>
          </table:table-cell>
          <table:table-cell table:number-columns-repeated="2" office:value-type="float" office:value="688" calcext:value-type="float">
            <text:p>688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table:formula="of:=[.B1372]/1000" office:value-type="float" office:value="338.297" calcext:value-type="float">
            <text:p>338.30</text:p>
          </table:table-cell>
          <table:table-cell table:formula="of:=AVERAGE([.C1372:.E1372])" office:value-type="float" office:value="687.666666666667" calcext:value-type="float">
            <text:p>687.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39282" calcext:value-type="float">
            <text:p>339282</text:p>
          </table:table-cell>
          <table:table-cell table:number-columns-repeated="2"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table:formula="of:=[.B1373]/1000" office:value-type="float" office:value="339.282" calcext:value-type="float">
            <text:p>339.28</text:p>
          </table:table-cell>
          <table:table-cell table:formula="of:=AVERAGE([.C1373:.E1373])" office:value-type="float" office:value="687.333333333333" calcext:value-type="float">
            <text:p>687.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40267" calcext:value-type="float">
            <text:p>340267</text:p>
          </table:table-cell>
          <table:table-cell table:number-columns-repeated="3" office:value-type="float" office:value="686" calcext:value-type="float">
            <text:p>686</text:p>
          </table:table-cell>
          <table:table-cell table:number-columns-repeated="2"/>
          <table:table-cell table:formula="of:=[.B1374]/1000" office:value-type="float" office:value="340.267" calcext:value-type="float">
            <text:p>340.27</text:p>
          </table:table-cell>
          <table:table-cell table:formula="of:=AVERAGE([.C1374:.E1374])" office:value-type="float" office:value="686" calcext:value-type="float">
            <text:p>686.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41252" calcext:value-type="float">
            <text:p>341252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table:formula="of:=[.B1375]/1000" office:value-type="float" office:value="341.252" calcext:value-type="float">
            <text:p>341.25</text:p>
          </table:table-cell>
          <table:table-cell table:formula="of:=AVERAGE([.C1375:.E1375])" office:value-type="float" office:value="684.666666666667" calcext:value-type="float">
            <text:p>684.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42237" calcext:value-type="float">
            <text:p>342237</text:p>
          </table:table-cell>
          <table:table-cell table:number-columns-repeated="3" office:value-type="float" office:value="684" calcext:value-type="float">
            <text:p>684</text:p>
          </table:table-cell>
          <table:table-cell table:number-columns-repeated="2"/>
          <table:table-cell table:formula="of:=[.B1376]/1000" office:value-type="float" office:value="342.237" calcext:value-type="float">
            <text:p>342.24</text:p>
          </table:table-cell>
          <table:table-cell table:formula="of:=AVERAGE([.C1376:.E1376])" office:value-type="float" office:value="684" calcext:value-type="float">
            <text:p>684.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43222" calcext:value-type="float">
            <text:p>343222</text:p>
          </table:table-cell>
          <table:table-cell table:number-columns-repeated="3" office:value-type="float" office:value="683" calcext:value-type="float">
            <text:p>683</text:p>
          </table:table-cell>
          <table:table-cell table:number-columns-repeated="2"/>
          <table:table-cell table:formula="of:=[.B1377]/1000" office:value-type="float" office:value="343.222" calcext:value-type="float">
            <text:p>343.22</text:p>
          </table:table-cell>
          <table:table-cell table:formula="of:=AVERAGE([.C1377:.E1377])" office:value-type="float" office:value="683" calcext:value-type="float">
            <text:p>683.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44207" calcext:value-type="float">
            <text:p>344207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682" calcext:value-type="float">
            <text:p>682</text:p>
          </table:table-cell>
          <table:table-cell table:number-columns-repeated="2"/>
          <table:table-cell table:formula="of:=[.B1378]/1000" office:value-type="float" office:value="344.207" calcext:value-type="float">
            <text:p>344.21</text:p>
          </table:table-cell>
          <table:table-cell table:formula="of:=AVERAGE([.C1378:.E1378])" office:value-type="float" office:value="682.333333333333" calcext:value-type="float">
            <text:p>682.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345191" calcext:value-type="float">
            <text:p>345191</text:p>
          </table:table-cell>
          <table:table-cell table:number-columns-repeated="3" office:value-type="float" office:value="681" calcext:value-type="float">
            <text:p>681</text:p>
          </table:table-cell>
          <table:table-cell table:number-columns-repeated="2"/>
          <table:table-cell table:formula="of:=[.B1379]/1000" office:value-type="float" office:value="345.191" calcext:value-type="float">
            <text:p>345.19</text:p>
          </table:table-cell>
          <table:table-cell table:formula="of:=AVERAGE([.C1379:.E1379])" office:value-type="float" office:value="681" calcext:value-type="float">
            <text:p>681.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46176" calcext:value-type="float">
            <text:p>346176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table:formula="of:=[.B1380]/1000" office:value-type="float" office:value="346.176" calcext:value-type="float">
            <text:p>346.18</text:p>
          </table:table-cell>
          <table:table-cell table:formula="of:=AVERAGE([.C1380:.E1380])" office:value-type="float" office:value="680.333333333333" calcext:value-type="float">
            <text:p>680.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47161" calcext:value-type="float">
            <text:p>347161</text:p>
          </table:table-cell>
          <table:table-cell table:number-columns-repeated="3" office:value-type="float" office:value="679" calcext:value-type="float">
            <text:p>679</text:p>
          </table:table-cell>
          <table:table-cell table:number-columns-repeated="2"/>
          <table:table-cell table:formula="of:=[.B1381]/1000" office:value-type="float" office:value="347.161" calcext:value-type="float">
            <text:p>347.16</text:p>
          </table:table-cell>
          <table:table-cell table:formula="of:=AVERAGE([.C1381:.E1381])" office:value-type="float" office:value="679" calcext:value-type="float">
            <text:p>679.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48146" calcext:value-type="float">
            <text:p>348146</text:p>
          </table:table-cell>
          <table:table-cell table:number-columns-repeated="2"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table:formula="of:=[.B1382]/1000" office:value-type="float" office:value="348.146" calcext:value-type="float">
            <text:p>348.15</text:p>
          </table:table-cell>
          <table:table-cell table:formula="of:=AVERAGE([.C1382:.E1382])" office:value-type="float" office:value="677.666666666667" calcext:value-type="float">
            <text:p>677.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349131" calcext:value-type="float">
            <text:p>349131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table:formula="of:=[.B1383]/1000" office:value-type="float" office:value="349.131" calcext:value-type="float">
            <text:p>349.13</text:p>
          </table:table-cell>
          <table:table-cell table:formula="of:=AVERAGE([.C1383:.E1383])" office:value-type="float" office:value="677.333333333333" calcext:value-type="float">
            <text:p>677.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350116" calcext:value-type="float">
            <text:p>350116</text:p>
          </table:table-cell>
          <table:table-cell table:number-columns-repeated="2"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table:formula="of:=[.B1384]/1000" office:value-type="float" office:value="350.116" calcext:value-type="float">
            <text:p>350.12</text:p>
          </table:table-cell>
          <table:table-cell table:formula="of:=AVERAGE([.C1384:.E1384])" office:value-type="float" office:value="676.333333333333" calcext:value-type="float">
            <text:p>676.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51101" calcext:value-type="float">
            <text:p>351101</text:p>
          </table:table-cell>
          <table:table-cell table:number-columns-repeated="2"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formula="of:=[.B1385]/1000" office:value-type="float" office:value="351.101" calcext:value-type="float">
            <text:p>351.10</text:p>
          </table:table-cell>
          <table:table-cell table:formula="of:=AVERAGE([.C1385:.E1385])" office:value-type="float" office:value="675.666666666667" calcext:value-type="float">
            <text:p>675.7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52085" calcext:value-type="float">
            <text:p>352085</text:p>
          </table:table-cell>
          <table:table-cell table:number-columns-repeated="3" office:value-type="float" office:value="674" calcext:value-type="float">
            <text:p>674</text:p>
          </table:table-cell>
          <table:table-cell table:number-columns-repeated="2"/>
          <table:table-cell table:formula="of:=[.B1386]/1000" office:value-type="float" office:value="352.085" calcext:value-type="float">
            <text:p>352.09</text:p>
          </table:table-cell>
          <table:table-cell table:formula="of:=AVERAGE([.C1386:.E1386])" office:value-type="float" office:value="674" calcext:value-type="float">
            <text:p>674.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53070" calcext:value-type="float">
            <text:p>353070</text:p>
          </table:table-cell>
          <table:table-cell table:number-columns-repeated="3" office:value-type="float" office:value="673" calcext:value-type="float">
            <text:p>673</text:p>
          </table:table-cell>
          <table:table-cell table:number-columns-repeated="2"/>
          <table:table-cell table:formula="of:=[.B1387]/1000" office:value-type="float" office:value="353.07" calcext:value-type="float">
            <text:p>353.07</text:p>
          </table:table-cell>
          <table:table-cell table:formula="of:=AVERAGE([.C1387:.E1387])" office:value-type="float" office:value="673" calcext:value-type="float">
            <text:p>673.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54055" calcext:value-type="float">
            <text:p>354055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table:formula="of:=[.B1388]/1000" office:value-type="float" office:value="354.055" calcext:value-type="float">
            <text:p>354.06</text:p>
          </table:table-cell>
          <table:table-cell table:formula="of:=AVERAGE([.C1388:.E1388])" office:value-type="float" office:value="672.333333333333" calcext:value-type="float">
            <text:p>672.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55040" calcext:value-type="float">
            <text:p>35504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table:formula="of:=[.B1389]/1000" office:value-type="float" office:value="355.04" calcext:value-type="float">
            <text:p>355.04</text:p>
          </table:table-cell>
          <table:table-cell table:formula="of:=AVERAGE([.C1389:.E1389])" office:value-type="float" office:value="671.333333333333" calcext:value-type="float">
            <text:p>671.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56025" calcext:value-type="float">
            <text:p>356025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670" calcext:value-type="float">
            <text:p>670</text:p>
          </table:table-cell>
          <table:table-cell table:number-columns-repeated="2"/>
          <table:table-cell table:formula="of:=[.B1390]/1000" office:value-type="float" office:value="356.025" calcext:value-type="float">
            <text:p>356.03</text:p>
          </table:table-cell>
          <table:table-cell table:formula="of:=AVERAGE([.C1390:.E1390])" office:value-type="float" office:value="670.333333333333" calcext:value-type="float">
            <text:p>670.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57010" calcext:value-type="float">
            <text:p>357010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table:formula="of:=[.B1391]/1000" office:value-type="float" office:value="357.01" calcext:value-type="float">
            <text:p>357.01</text:p>
          </table:table-cell>
          <table:table-cell table:formula="of:=AVERAGE([.C1391:.E1391])" office:value-type="float" office:value="669.333333333333" calcext:value-type="float">
            <text:p>669.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57995" calcext:value-type="float">
            <text:p>357995</text:p>
          </table:table-cell>
          <table:table-cell table:number-columns-repeated="3" office:value-type="float" office:value="668" calcext:value-type="float">
            <text:p>668</text:p>
          </table:table-cell>
          <table:table-cell table:number-columns-repeated="2"/>
          <table:table-cell table:formula="of:=[.B1392]/1000" office:value-type="float" office:value="357.995" calcext:value-type="float">
            <text:p>358.00</text:p>
          </table:table-cell>
          <table:table-cell table:formula="of:=AVERAGE([.C1392:.E1392])" office:value-type="float" office:value="668" calcext:value-type="float">
            <text:p>668.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58979" calcext:value-type="float">
            <text:p>358979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668" calcext:value-type="float">
            <text:p>668</text:p>
          </table:table-cell>
          <table:table-cell table:number-columns-repeated="2"/>
          <table:table-cell table:formula="of:=[.B1393]/1000" office:value-type="float" office:value="358.979" calcext:value-type="float">
            <text:p>358.98</text:p>
          </table:table-cell>
          <table:table-cell table:formula="of:=AVERAGE([.C1393:.E1393])" office:value-type="float" office:value="667.666666666667" calcext:value-type="float">
            <text:p>667.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59964" calcext:value-type="float">
            <text:p>359964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[.B1394]/1000" office:value-type="float" office:value="359.964" calcext:value-type="float">
            <text:p>359.96</text:p>
          </table:table-cell>
          <table:table-cell table:formula="of:=AVERAGE([.C1394:.E1394])" office:value-type="float" office:value="666.666666666667" calcext:value-type="float">
            <text:p>666.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60949" calcext:value-type="float">
            <text:p>360949</text:p>
          </table:table-cell>
          <table:table-cell table:number-columns-repeated="3" office:value-type="float" office:value="665" calcext:value-type="float">
            <text:p>665</text:p>
          </table:table-cell>
          <table:table-cell table:number-columns-repeated="2"/>
          <table:table-cell table:formula="of:=[.B1395]/1000" office:value-type="float" office:value="360.949" calcext:value-type="float">
            <text:p>360.95</text:p>
          </table:table-cell>
          <table:table-cell table:formula="of:=AVERAGE([.C1395:.E1395])" office:value-type="float" office:value="665" calcext:value-type="float">
            <text:p>665.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1934" calcext:value-type="float">
            <text:p>361934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664" calcext:value-type="float">
            <text:p>664</text:p>
          </table:table-cell>
          <table:table-cell table:number-columns-repeated="2"/>
          <table:table-cell table:formula="of:=[.B1396]/1000" office:value-type="float" office:value="361.934" calcext:value-type="float">
            <text:p>361.93</text:p>
          </table:table-cell>
          <table:table-cell table:formula="of:=AVERAGE([.C1396:.E1396])" office:value-type="float" office:value="664.333333333333" calcext:value-type="float">
            <text:p>664.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62919" calcext:value-type="float">
            <text:p>362919</text:p>
          </table:table-cell>
          <table:table-cell office:value-type="float" office:value="664" calcext:value-type="float">
            <text:p>664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table:formula="of:=[.B1397]/1000" office:value-type="float" office:value="362.919" calcext:value-type="float">
            <text:p>362.92</text:p>
          </table:table-cell>
          <table:table-cell table:formula="of:=AVERAGE([.C1397:.E1397])" office:value-type="float" office:value="663.666666666667" calcext:value-type="float">
            <text:p>663.7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63904" calcext:value-type="float">
            <text:p>363904</text:p>
          </table:table-cell>
          <table:table-cell table:number-columns-repeated="3" office:value-type="float" office:value="662" calcext:value-type="float">
            <text:p>662</text:p>
          </table:table-cell>
          <table:table-cell table:number-columns-repeated="2"/>
          <table:table-cell table:formula="of:=[.B1398]/1000" office:value-type="float" office:value="363.904" calcext:value-type="float">
            <text:p>363.90</text:p>
          </table:table-cell>
          <table:table-cell table:formula="of:=AVERAGE([.C1398:.E1398])" office:value-type="float" office:value="662" calcext:value-type="float">
            <text:p>662.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64889" calcext:value-type="float">
            <text:p>364889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table:formula="of:=[.B1399]/1000" office:value-type="float" office:value="364.889" calcext:value-type="float">
            <text:p>364.89</text:p>
          </table:table-cell>
          <table:table-cell table:formula="of:=AVERAGE([.C1399:.E1399])" office:value-type="float" office:value="661.333333333333" calcext:value-type="float">
            <text:p>661.3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65873" calcext:value-type="float">
            <text:p>365873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table:formula="of:=[.B1400]/1000" office:value-type="float" office:value="365.873" calcext:value-type="float">
            <text:p>365.87</text:p>
          </table:table-cell>
          <table:table-cell table:formula="of:=AVERAGE([.C1400:.E1400])" office:value-type="float" office:value="660.333333333333" calcext:value-type="float">
            <text:p>660.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366858" calcext:value-type="float">
            <text:p>366858</text:p>
          </table:table-cell>
          <table:table-cell table:number-columns-repeated="3" office:value-type="float" office:value="659" calcext:value-type="float">
            <text:p>659</text:p>
          </table:table-cell>
          <table:table-cell table:number-columns-repeated="2"/>
          <table:table-cell table:formula="of:=[.B1401]/1000" office:value-type="float" office:value="366.858" calcext:value-type="float">
            <text:p>366.86</text:p>
          </table:table-cell>
          <table:table-cell table:formula="of:=AVERAGE([.C1401:.E1401])" office:value-type="float" office:value="659" calcext:value-type="float">
            <text:p>659.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67843" calcext:value-type="float">
            <text:p>367843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table:formula="of:=[.B1402]/1000" office:value-type="float" office:value="367.843" calcext:value-type="float">
            <text:p>367.84</text:p>
          </table:table-cell>
          <table:table-cell table:formula="of:=AVERAGE([.C1402:.E1402])" office:value-type="float" office:value="658.333333333333" calcext:value-type="float">
            <text:p>658.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68828" calcext:value-type="float">
            <text:p>368828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657" calcext:value-type="float">
            <text:p>657</text:p>
          </table:table-cell>
          <table:table-cell table:number-columns-repeated="2"/>
          <table:table-cell table:formula="of:=[.B1403]/1000" office:value-type="float" office:value="368.828" calcext:value-type="float">
            <text:p>368.83</text:p>
          </table:table-cell>
          <table:table-cell table:formula="of:=AVERAGE([.C1403:.E1403])" office:value-type="float" office:value="657.333333333333" calcext:value-type="float">
            <text:p>657.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69813" calcext:value-type="float">
            <text:p>369813</text:p>
          </table:table-cell>
          <table:table-cell table:number-columns-repeated="3" office:value-type="float" office:value="656" calcext:value-type="float">
            <text:p>656</text:p>
          </table:table-cell>
          <table:table-cell table:number-columns-repeated="2"/>
          <table:table-cell table:formula="of:=[.B1404]/1000" office:value-type="float" office:value="369.813" calcext:value-type="float">
            <text:p>369.81</text:p>
          </table:table-cell>
          <table:table-cell table:formula="of:=AVERAGE([.C1404:.E1404])" office:value-type="float" office:value="656" calcext:value-type="float">
            <text:p>656.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70798" calcext:value-type="float">
            <text:p>370798</text:p>
          </table:table-cell>
          <table:table-cell table:number-columns-repeated="3" office:value-type="float" office:value="656" calcext:value-type="float">
            <text:p>656</text:p>
          </table:table-cell>
          <table:table-cell table:number-columns-repeated="2"/>
          <table:table-cell table:formula="of:=[.B1405]/1000" office:value-type="float" office:value="370.798" calcext:value-type="float">
            <text:p>370.80</text:p>
          </table:table-cell>
          <table:table-cell table:formula="of:=AVERAGE([.C1405:.E1405])" office:value-type="float" office:value="656" calcext:value-type="float">
            <text:p>656.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71783" calcext:value-type="float">
            <text:p>371783</text:p>
          </table:table-cell>
          <table:table-cell table:number-columns-repeated="3" office:value-type="float" office:value="655" calcext:value-type="float">
            <text:p>655</text:p>
          </table:table-cell>
          <table:table-cell table:number-columns-repeated="2"/>
          <table:table-cell table:formula="of:=[.B1406]/1000" office:value-type="float" office:value="371.783" calcext:value-type="float">
            <text:p>371.78</text:p>
          </table:table-cell>
          <table:table-cell table:formula="of:=AVERAGE([.C1406:.E1406])" office:value-type="float" office:value="655" calcext:value-type="float">
            <text:p>655.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72767" calcext:value-type="float">
            <text:p>372767</text:p>
          </table:table-cell>
          <table:table-cell table:number-columns-repeated="2" office:value-type="float" office:value="654" calcext:value-type="float">
            <text:p>654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table:formula="of:=[.B1407]/1000" office:value-type="float" office:value="372.767" calcext:value-type="float">
            <text:p>372.77</text:p>
          </table:table-cell>
          <table:table-cell table:formula="of:=AVERAGE([.C1407:.E1407])" office:value-type="float" office:value="653.666666666667" calcext:value-type="float">
            <text:p>653.7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73752" calcext:value-type="float">
            <text:p>373752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table:formula="of:=[.B1408]/1000" office:value-type="float" office:value="373.752" calcext:value-type="float">
            <text:p>373.75</text:p>
          </table:table-cell>
          <table:table-cell table:formula="of:=AVERAGE([.C1408:.E1408])" office:value-type="float" office:value="652.666666666667" calcext:value-type="float">
            <text:p>652.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74737" calcext:value-type="float">
            <text:p>374737</text:p>
          </table:table-cell>
          <table:table-cell table:number-columns-repeated="3" office:value-type="float" office:value="652" calcext:value-type="float">
            <text:p>652</text:p>
          </table:table-cell>
          <table:table-cell table:number-columns-repeated="2"/>
          <table:table-cell table:formula="of:=[.B1409]/1000" office:value-type="float" office:value="374.737" calcext:value-type="float">
            <text:p>374.74</text:p>
          </table:table-cell>
          <table:table-cell table:formula="of:=AVERAGE([.C1409:.E1409])" office:value-type="float" office:value="652" calcext:value-type="float">
            <text:p>652.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75722" calcext:value-type="float">
            <text:p>375722</text:p>
          </table:table-cell>
          <table:table-cell office:value-type="float" office:value="651" calcext:value-type="float">
            <text:p>651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formula="of:=[.B1410]/1000" office:value-type="float" office:value="375.722" calcext:value-type="float">
            <text:p>375.72</text:p>
          </table:table-cell>
          <table:table-cell table:formula="of:=AVERAGE([.C1410:.E1410])" office:value-type="float" office:value="650.666666666667" calcext:value-type="float">
            <text:p>650.7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76707" calcext:value-type="float">
            <text:p>376707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float" office:value="649" calcext:value-type="float">
            <text:p>649</text:p>
          </table:table-cell>
          <table:table-cell table:number-columns-repeated="2"/>
          <table:table-cell table:formula="of:=[.B1411]/1000" office:value-type="float" office:value="376.707" calcext:value-type="float">
            <text:p>376.71</text:p>
          </table:table-cell>
          <table:table-cell table:formula="of:=AVERAGE([.C1411:.E1411])" office:value-type="float" office:value="649.666666666667" calcext:value-type="float">
            <text:p>649.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77692" calcext:value-type="float">
            <text:p>377692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table:formula="of:=[.B1412]/1000" office:value-type="float" office:value="377.692" calcext:value-type="float">
            <text:p>377.69</text:p>
          </table:table-cell>
          <table:table-cell table:formula="of:=AVERAGE([.C1412:.E1412])" office:value-type="float" office:value="648.666666666667" calcext:value-type="float">
            <text:p>648.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78677" calcext:value-type="float">
            <text:p>378677</text:p>
          </table:table-cell>
          <table:table-cell table:number-columns-repeated="3" office:value-type="float" office:value="648" calcext:value-type="float">
            <text:p>648</text:p>
          </table:table-cell>
          <table:table-cell table:number-columns-repeated="2"/>
          <table:table-cell table:formula="of:=[.B1413]/1000" office:value-type="float" office:value="378.677" calcext:value-type="float">
            <text:p>378.68</text:p>
          </table:table-cell>
          <table:table-cell table:formula="of:=AVERAGE([.C1413:.E1413])" office:value-type="float" office:value="648" calcext:value-type="float">
            <text:p>648.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79661" calcext:value-type="float">
            <text:p>379661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table:formula="of:=[.B1414]/1000" office:value-type="float" office:value="379.661" calcext:value-type="float">
            <text:p>379.66</text:p>
          </table:table-cell>
          <table:table-cell table:formula="of:=AVERAGE([.C1414:.E1414])" office:value-type="float" office:value="647.333333333333" calcext:value-type="float">
            <text:p>647.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80646" calcext:value-type="float">
            <text:p>380646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table:formula="of:=[.B1415]/1000" office:value-type="float" office:value="380.646" calcext:value-type="float">
            <text:p>380.65</text:p>
          </table:table-cell>
          <table:table-cell table:formula="of:=AVERAGE([.C1415:.E1415])" office:value-type="float" office:value="645.666666666667" calcext:value-type="float">
            <text:p>645.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81631" calcext:value-type="float">
            <text:p>381631</text:p>
          </table:table-cell>
          <table:table-cell office:value-type="float" office:value="645" calcext:value-type="float">
            <text:p>645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[.B1416]/1000" office:value-type="float" office:value="381.631" calcext:value-type="float">
            <text:p>381.63</text:p>
          </table:table-cell>
          <table:table-cell table:formula="of:=AVERAGE([.C1416:.E1416])" office:value-type="float" office:value="644.666666666667" calcext:value-type="float">
            <text:p>644.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82616" calcext:value-type="float">
            <text:p>382616</text:p>
          </table:table-cell>
          <table:table-cell table:number-columns-repeated="2"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table:formula="of:=[.B1417]/1000" office:value-type="float" office:value="382.616" calcext:value-type="float">
            <text:p>382.62</text:p>
          </table:table-cell>
          <table:table-cell table:formula="of:=AVERAGE([.C1417:.E1417])" office:value-type="float" office:value="643.333333333333" calcext:value-type="float">
            <text:p>643.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83601" calcext:value-type="float">
            <text:p>383601</text:p>
          </table:table-cell>
          <table:table-cell office:value-type="float" office:value="643" calcext:value-type="float">
            <text:p>643</text:p>
          </table:table-cell>
          <table:table-cell office:value-type="float" office:value="642" calcext:value-type="float">
            <text:p>642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table:formula="of:=[.B1418]/1000" office:value-type="float" office:value="383.601" calcext:value-type="float">
            <text:p>383.60</text:p>
          </table:table-cell>
          <table:table-cell table:formula="of:=AVERAGE([.C1418:.E1418])" office:value-type="float" office:value="643" calcext:value-type="float">
            <text:p>643.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84586" calcext:value-type="float">
            <text:p>384586</text:p>
          </table:table-cell>
          <table:table-cell table:number-columns-repeated="2"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formula="of:=[.B1419]/1000" office:value-type="float" office:value="384.586" calcext:value-type="float">
            <text:p>384.59</text:p>
          </table:table-cell>
          <table:table-cell table:formula="of:=AVERAGE([.C1419:.E1419])" office:value-type="float" office:value="642.333333333333" calcext:value-type="float">
            <text:p>642.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85571" calcext:value-type="float">
            <text:p>385571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formula="of:=[.B1420]/1000" office:value-type="float" office:value="385.571" calcext:value-type="float">
            <text:p>385.57</text:p>
          </table:table-cell>
          <table:table-cell table:formula="of:=AVERAGE([.C1420:.E1420])" office:value-type="float" office:value="640.666666666667" calcext:value-type="float">
            <text:p>640.7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386555" calcext:value-type="float">
            <text:p>386555</text:p>
          </table:table-cell>
          <table:table-cell table:number-columns-repeated="3" office:value-type="float" office:value="640" calcext:value-type="float">
            <text:p>640</text:p>
          </table:table-cell>
          <table:table-cell table:number-columns-repeated="2"/>
          <table:table-cell table:formula="of:=[.B1421]/1000" office:value-type="float" office:value="386.555" calcext:value-type="float">
            <text:p>386.56</text:p>
          </table:table-cell>
          <table:table-cell table:formula="of:=AVERAGE([.C1421:.E1421])" office:value-type="float" office:value="640" calcext:value-type="float">
            <text:p>640.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87540" calcext:value-type="float">
            <text:p>387540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639" calcext:value-type="float">
            <text:p>639</text:p>
          </table:table-cell>
          <table:table-cell table:number-columns-repeated="2"/>
          <table:table-cell table:formula="of:=[.B1422]/1000" office:value-type="float" office:value="387.54" calcext:value-type="float">
            <text:p>387.54</text:p>
          </table:table-cell>
          <table:table-cell table:formula="of:=AVERAGE([.C1422:.E1422])" office:value-type="float" office:value="638.666666666667" calcext:value-type="float">
            <text:p>638.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88525" calcext:value-type="float">
            <text:p>388525</text:p>
          </table:table-cell>
          <table:table-cell table:number-columns-repeated="2"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table:formula="of:=[.B1423]/1000" office:value-type="float" office:value="388.525" calcext:value-type="float">
            <text:p>388.53</text:p>
          </table:table-cell>
          <table:table-cell table:formula="of:=AVERAGE([.C1423:.E1423])" office:value-type="float" office:value="637.333333333333" calcext:value-type="float">
            <text:p>637.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89510" calcext:value-type="float">
            <text:p>389510</text:p>
          </table:table-cell>
          <table:table-cell table:number-columns-repeated="2"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table:formula="of:=[.B1424]/1000" office:value-type="float" office:value="389.51" calcext:value-type="float">
            <text:p>389.51</text:p>
          </table:table-cell>
          <table:table-cell table:formula="of:=AVERAGE([.C1424:.E1424])" office:value-type="float" office:value="637.333333333333" calcext:value-type="float">
            <text:p>637.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90495" calcext:value-type="float">
            <text:p>39049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[.B1425]/1000" office:value-type="float" office:value="390.495" calcext:value-type="float">
            <text:p>390.50</text:p>
          </table:table-cell>
          <table:table-cell table:formula="of:=AVERAGE([.C1425:.E1425])" office:value-type="float" office:value="636" calcext:value-type="float">
            <text:p>636.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91480" calcext:value-type="float">
            <text:p>391480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[.B1426]/1000" office:value-type="float" office:value="391.48" calcext:value-type="float">
            <text:p>391.48</text:p>
          </table:table-cell>
          <table:table-cell table:formula="of:=AVERAGE([.C1426:.E1426])" office:value-type="float" office:value="635.333333333333" calcext:value-type="float">
            <text:p>635.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92465" calcext:value-type="float">
            <text:p>392465</text:p>
          </table:table-cell>
          <table:table-cell table:number-columns-repeated="3" office:value-type="float" office:value="634" calcext:value-type="float">
            <text:p>634</text:p>
          </table:table-cell>
          <table:table-cell table:number-columns-repeated="2"/>
          <table:table-cell table:formula="of:=[.B1427]/1000" office:value-type="float" office:value="392.465" calcext:value-type="float">
            <text:p>392.47</text:p>
          </table:table-cell>
          <table:table-cell table:formula="of:=AVERAGE([.C1427:.E1427])" office:value-type="float" office:value="634" calcext:value-type="float">
            <text:p>634.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93449" calcext:value-type="float">
            <text:p>393449</text:p>
          </table:table-cell>
          <table:table-cell table:number-columns-repeated="3" office:value-type="float" office:value="633" calcext:value-type="float">
            <text:p>633</text:p>
          </table:table-cell>
          <table:table-cell table:number-columns-repeated="2"/>
          <table:table-cell table:formula="of:=[.B1428]/1000" office:value-type="float" office:value="393.449" calcext:value-type="float">
            <text:p>393.45</text:p>
          </table:table-cell>
          <table:table-cell table:formula="of:=AVERAGE([.C1428:.E1428])" office:value-type="float" office:value="633" calcext:value-type="float">
            <text:p>633.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94434" calcext:value-type="float">
            <text:p>394434</text:p>
          </table:table-cell>
          <table:table-cell table:number-columns-repeated="3" office:value-type="float" office:value="632" calcext:value-type="float">
            <text:p>632</text:p>
          </table:table-cell>
          <table:table-cell table:number-columns-repeated="2"/>
          <table:table-cell table:formula="of:=[.B1429]/1000" office:value-type="float" office:value="394.434" calcext:value-type="float">
            <text:p>394.43</text:p>
          </table:table-cell>
          <table:table-cell table:formula="of:=AVERAGE([.C1429:.E1429])" office:value-type="float" office:value="632" calcext:value-type="float">
            <text:p>632.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95419" calcext:value-type="float">
            <text:p>395419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table:formula="of:=[.B1430]/1000" office:value-type="float" office:value="395.419" calcext:value-type="float">
            <text:p>395.42</text:p>
          </table:table-cell>
          <table:table-cell table:formula="of:=AVERAGE([.C1430:.E1430])" office:value-type="float" office:value="631.333333333333" calcext:value-type="float">
            <text:p>631.3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96404" calcext:value-type="float">
            <text:p>396404</text:p>
          </table:table-cell>
          <table:table-cell table:number-columns-repeated="3" office:value-type="float" office:value="630" calcext:value-type="float">
            <text:p>630</text:p>
          </table:table-cell>
          <table:table-cell table:number-columns-repeated="2"/>
          <table:table-cell table:formula="of:=[.B1431]/1000" office:value-type="float" office:value="396.404" calcext:value-type="float">
            <text:p>396.40</text:p>
          </table:table-cell>
          <table:table-cell table:formula="of:=AVERAGE([.C1431:.E1431])" office:value-type="float" office:value="630" calcext:value-type="float">
            <text:p>630.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97389" calcext:value-type="float">
            <text:p>397389</text:p>
          </table:table-cell>
          <table:table-cell table:number-columns-repeated="3" office:value-type="float" office:value="629" calcext:value-type="float">
            <text:p>629</text:p>
          </table:table-cell>
          <table:table-cell table:number-columns-repeated="2"/>
          <table:table-cell table:formula="of:=[.B1432]/1000" office:value-type="float" office:value="397.389" calcext:value-type="float">
            <text:p>397.39</text:p>
          </table:table-cell>
          <table:table-cell table:formula="of:=AVERAGE([.C1432:.E1432])" office:value-type="float" office:value="629" calcext:value-type="float">
            <text:p>629.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398374" calcext:value-type="float">
            <text:p>398374</text:p>
          </table:table-cell>
          <table:table-cell table:number-columns-repeated="3" office:value-type="float" office:value="628" calcext:value-type="float">
            <text:p>628</text:p>
          </table:table-cell>
          <table:table-cell table:number-columns-repeated="2"/>
          <table:table-cell table:formula="of:=[.B1433]/1000" office:value-type="float" office:value="398.374" calcext:value-type="float">
            <text:p>398.37</text:p>
          </table:table-cell>
          <table:table-cell table:formula="of:=AVERAGE([.C1433:.E1433])" office:value-type="float" office:value="628" calcext:value-type="float">
            <text:p>628.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99359" calcext:value-type="float">
            <text:p>399359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628" calcext:value-type="float">
            <text:p>628</text:p>
          </table:table-cell>
          <table:table-cell table:number-columns-repeated="2"/>
          <table:table-cell table:formula="of:=[.B1434]/1000" office:value-type="float" office:value="399.359" calcext:value-type="float">
            <text:p>399.36</text:p>
          </table:table-cell>
          <table:table-cell table:formula="of:=AVERAGE([.C1434:.E1434])" office:value-type="float" office:value="627.666666666667" calcext:value-type="float">
            <text:p>627.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00343" calcext:value-type="float">
            <text:p>400343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table:formula="of:=[.B1435]/1000" office:value-type="float" office:value="400.343" calcext:value-type="float">
            <text:p>400.34</text:p>
          </table:table-cell>
          <table:table-cell table:formula="of:=AVERAGE([.C1435:.E1435])" office:value-type="float" office:value="626.333333333333" calcext:value-type="float">
            <text:p>626.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01328" calcext:value-type="float">
            <text:p>401328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table:formula="of:=[.B1436]/1000" office:value-type="float" office:value="401.328" calcext:value-type="float">
            <text:p>401.33</text:p>
          </table:table-cell>
          <table:table-cell table:formula="of:=AVERAGE([.C1436:.E1436])" office:value-type="float" office:value="625.333333333333" calcext:value-type="float">
            <text:p>625.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02313" calcext:value-type="float">
            <text:p>402313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625" calcext:value-type="float">
            <text:p>625</text:p>
          </table:table-cell>
          <table:table-cell table:number-columns-repeated="2"/>
          <table:table-cell table:formula="of:=[.B1437]/1000" office:value-type="float" office:value="402.313" calcext:value-type="float">
            <text:p>402.31</text:p>
          </table:table-cell>
          <table:table-cell table:formula="of:=AVERAGE([.C1437:.E1437])" office:value-type="float" office:value="624.666666666667" calcext:value-type="float">
            <text:p>624.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03298" calcext:value-type="float">
            <text:p>403298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table:formula="of:=[.B1438]/1000" office:value-type="float" office:value="403.298" calcext:value-type="float">
            <text:p>403.30</text:p>
          </table:table-cell>
          <table:table-cell table:formula="of:=AVERAGE([.C1438:.E1438])" office:value-type="float" office:value="623.333333333333" calcext:value-type="float">
            <text:p>623.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404283" calcext:value-type="float">
            <text:p>404283</text:p>
          </table:table-cell>
          <table:table-cell table:number-columns-repeated="3" office:value-type="float" office:value="623" calcext:value-type="float">
            <text:p>623</text:p>
          </table:table-cell>
          <table:table-cell table:number-columns-repeated="2"/>
          <table:table-cell table:formula="of:=[.B1439]/1000" office:value-type="float" office:value="404.283" calcext:value-type="float">
            <text:p>404.28</text:p>
          </table:table-cell>
          <table:table-cell table:formula="of:=AVERAGE([.C1439:.E1439])" office:value-type="float" office:value="623" calcext:value-type="float">
            <text:p>623.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05268" calcext:value-type="float">
            <text:p>405268</text:p>
          </table:table-cell>
          <table:table-cell table:number-columns-repeated="2" office:value-type="float" office:value="622" calcext:value-type="float">
            <text:p>622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table:formula="of:=[.B1440]/1000" office:value-type="float" office:value="405.268" calcext:value-type="float">
            <text:p>405.27</text:p>
          </table:table-cell>
          <table:table-cell table:formula="of:=AVERAGE([.C1440:.E1440])" office:value-type="float" office:value="621.666666666667" calcext:value-type="float">
            <text:p>621.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406253" calcext:value-type="float">
            <text:p>406253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table:formula="of:=[.B1441]/1000" office:value-type="float" office:value="406.253" calcext:value-type="float">
            <text:p>406.25</text:p>
          </table:table-cell>
          <table:table-cell table:formula="of:=AVERAGE([.C1441:.E1441])" office:value-type="float" office:value="620.333333333333" calcext:value-type="float">
            <text:p>620.3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07237" calcext:value-type="float">
            <text:p>407237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620" calcext:value-type="float">
            <text:p>620</text:p>
          </table:table-cell>
          <table:table-cell table:number-columns-repeated="2"/>
          <table:table-cell table:formula="of:=[.B1442]/1000" office:value-type="float" office:value="407.237" calcext:value-type="float">
            <text:p>407.24</text:p>
          </table:table-cell>
          <table:table-cell table:formula="of:=AVERAGE([.C1442:.E1442])" office:value-type="float" office:value="619.666666666667" calcext:value-type="float">
            <text:p>619.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08222" calcext:value-type="float">
            <text:p>408222</text:p>
          </table:table-cell>
          <table:table-cell office:value-type="float" office:value="619" calcext:value-type="float">
            <text:p>619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table:formula="of:=[.B1443]/1000" office:value-type="float" office:value="408.222" calcext:value-type="float">
            <text:p>408.22</text:p>
          </table:table-cell>
          <table:table-cell table:formula="of:=AVERAGE([.C1443:.E1443])" office:value-type="float" office:value="618.666666666667" calcext:value-type="float">
            <text:p>618.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09207" calcext:value-type="float">
            <text:p>409207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618" calcext:value-type="float">
            <text:p>618</text:p>
          </table:table-cell>
          <table:table-cell table:number-columns-repeated="2"/>
          <table:table-cell table:formula="of:=[.B1444]/1000" office:value-type="float" office:value="409.207" calcext:value-type="float">
            <text:p>409.21</text:p>
          </table:table-cell>
          <table:table-cell table:formula="of:=AVERAGE([.C1444:.E1444])" office:value-type="float" office:value="617.666666666667" calcext:value-type="float">
            <text:p>617.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10192" calcext:value-type="float">
            <text:p>410192</text:p>
          </table:table-cell>
          <table:table-cell table:number-columns-repeated="2" office:value-type="float" office:value="617" calcext:value-type="float">
            <text:p>617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table:formula="of:=[.B1445]/1000" office:value-type="float" office:value="410.192" calcext:value-type="float">
            <text:p>410.19</text:p>
          </table:table-cell>
          <table:table-cell table:formula="of:=AVERAGE([.C1445:.E1445])" office:value-type="float" office:value="616.666666666667" calcext:value-type="float">
            <text:p>616.7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11177" calcext:value-type="float">
            <text:p>411177</text:p>
          </table:table-cell>
          <table:table-cell table:number-columns-repeated="3" office:value-type="float" office:value="616" calcext:value-type="float">
            <text:p>616</text:p>
          </table:table-cell>
          <table:table-cell table:number-columns-repeated="2"/>
          <table:table-cell table:formula="of:=[.B1446]/1000" office:value-type="float" office:value="411.177" calcext:value-type="float">
            <text:p>411.18</text:p>
          </table:table-cell>
          <table:table-cell table:formula="of:=AVERAGE([.C1446:.E1446])" office:value-type="float" office:value="616" calcext:value-type="float">
            <text:p>616.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12162" calcext:value-type="float">
            <text:p>412162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615" calcext:value-type="float">
            <text:p>615</text:p>
          </table:table-cell>
          <table:table-cell table:number-columns-repeated="2"/>
          <table:table-cell table:formula="of:=[.B1447]/1000" office:value-type="float" office:value="412.162" calcext:value-type="float">
            <text:p>412.16</text:p>
          </table:table-cell>
          <table:table-cell table:formula="of:=AVERAGE([.C1447:.E1447])" office:value-type="float" office:value="614.666666666667" calcext:value-type="float">
            <text:p>614.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13147" calcext:value-type="float">
            <text:p>413147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formula="of:=[.B1448]/1000" office:value-type="float" office:value="413.147" calcext:value-type="float">
            <text:p>413.15</text:p>
          </table:table-cell>
          <table:table-cell table:formula="of:=AVERAGE([.C1448:.E1448])" office:value-type="float" office:value="614.666666666667" calcext:value-type="float">
            <text:p>614.7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14131" calcext:value-type="float">
            <text:p>414131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13" calcext:value-type="float">
            <text:p>613</text:p>
          </table:table-cell>
          <table:table-cell table:number-columns-repeated="2"/>
          <table:table-cell table:formula="of:=[.B1449]/1000" office:value-type="float" office:value="414.131" calcext:value-type="float">
            <text:p>414.13</text:p>
          </table:table-cell>
          <table:table-cell table:formula="of:=AVERAGE([.C1449:.E1449])" office:value-type="float" office:value="612.666666666667" calcext:value-type="float">
            <text:p>612.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15116" calcext:value-type="float">
            <text:p>415116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formula="of:=[.B1450]/1000" office:value-type="float" office:value="415.116" calcext:value-type="float">
            <text:p>415.12</text:p>
          </table:table-cell>
          <table:table-cell table:formula="of:=AVERAGE([.C1450:.E1450])" office:value-type="float" office:value="611.333333333333" calcext:value-type="float">
            <text:p>611.3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416101" calcext:value-type="float">
            <text:p>416101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table:formula="of:=[.B1451]/1000" office:value-type="float" office:value="416.101" calcext:value-type="float">
            <text:p>416.10</text:p>
          </table:table-cell>
          <table:table-cell table:formula="of:=AVERAGE([.C1451:.E1451])" office:value-type="float" office:value="610.666666666667" calcext:value-type="float">
            <text:p>610.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17086" calcext:value-type="float">
            <text:p>417086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610" calcext:value-type="float">
            <text:p>610</text:p>
          </table:table-cell>
          <table:table-cell table:number-columns-repeated="2"/>
          <table:table-cell table:formula="of:=[.B1452]/1000" office:value-type="float" office:value="417.086" calcext:value-type="float">
            <text:p>417.09</text:p>
          </table:table-cell>
          <table:table-cell table:formula="of:=AVERAGE([.C1452:.E1452])" office:value-type="float" office:value="609.666666666667" calcext:value-type="float">
            <text:p>609.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18071" calcext:value-type="float">
            <text:p>418071</text:p>
          </table:table-cell>
          <table:table-cell table:number-columns-repeated="3" office:value-type="float" office:value="609" calcext:value-type="float">
            <text:p>609</text:p>
          </table:table-cell>
          <table:table-cell table:number-columns-repeated="2"/>
          <table:table-cell table:formula="of:=[.B1453]/1000" office:value-type="float" office:value="418.071" calcext:value-type="float">
            <text:p>418.07</text:p>
          </table:table-cell>
          <table:table-cell table:formula="of:=AVERAGE([.C1453:.E1453])" office:value-type="float" office:value="609" calcext:value-type="float">
            <text:p>609.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19056" calcext:value-type="float">
            <text:p>419056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2"/>
          <table:table-cell table:formula="of:=[.B1454]/1000" office:value-type="float" office:value="419.056" calcext:value-type="float">
            <text:p>419.06</text:p>
          </table:table-cell>
          <table:table-cell table:formula="of:=AVERAGE([.C1454:.E1454])" office:value-type="float" office:value="607.666666666667" calcext:value-type="float">
            <text:p>607.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20041" calcext:value-type="float">
            <text:p>420041</text:p>
          </table:table-cell>
          <table:table-cell office:value-type="float" office:value="607" calcext:value-type="float">
            <text:p>607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table:formula="of:=[.B1455]/1000" office:value-type="float" office:value="420.041" calcext:value-type="float">
            <text:p>420.04</text:p>
          </table:table-cell>
          <table:table-cell table:formula="of:=AVERAGE([.C1455:.E1455])" office:value-type="float" office:value="606.666666666667" calcext:value-type="float">
            <text:p>606.7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21025" calcext:value-type="float">
            <text:p>421025</text:p>
          </table:table-cell>
          <table:table-cell table:number-columns-repeated="3" office:value-type="float" office:value="606" calcext:value-type="float">
            <text:p>606</text:p>
          </table:table-cell>
          <table:table-cell table:number-columns-repeated="2"/>
          <table:table-cell table:formula="of:=[.B1456]/1000" office:value-type="float" office:value="421.025" calcext:value-type="float">
            <text:p>421.03</text:p>
          </table:table-cell>
          <table:table-cell table:formula="of:=AVERAGE([.C1456:.E1456])" office:value-type="float" office:value="606" calcext:value-type="float">
            <text:p>606.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22010" calcext:value-type="float">
            <text:p>422010</text:p>
          </table:table-cell>
          <table:table-cell table:number-columns-repeated="3" office:value-type="float" office:value="605" calcext:value-type="float">
            <text:p>605</text:p>
          </table:table-cell>
          <table:table-cell table:number-columns-repeated="2"/>
          <table:table-cell table:formula="of:=[.B1457]/1000" office:value-type="float" office:value="422.01" calcext:value-type="float">
            <text:p>422.01</text:p>
          </table:table-cell>
          <table:table-cell table:formula="of:=AVERAGE([.C1457:.E1457])" office:value-type="float" office:value="605" calcext:value-type="float">
            <text:p>605.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22995" calcext:value-type="float">
            <text:p>422995</text:p>
          </table:table-cell>
          <table:table-cell office:value-type="float" office:value="605" calcext:value-type="float">
            <text:p>605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formula="of:=[.B1458]/1000" office:value-type="float" office:value="422.995" calcext:value-type="float">
            <text:p>423.00</text:p>
          </table:table-cell>
          <table:table-cell table:formula="of:=AVERAGE([.C1458:.E1458])" office:value-type="float" office:value="604" calcext:value-type="float">
            <text:p>604.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23980" calcext:value-type="float">
            <text:p>423980</text:p>
          </table:table-cell>
          <table:table-cell office:value-type="float" office:value="602" calcext:value-type="float">
            <text:p>602</text:p>
          </table:table-cell>
          <table:table-cell office:value-type="float" office:value="604" calcext:value-type="float">
            <text:p>604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table:formula="of:=[.B1459]/1000" office:value-type="float" office:value="423.98" calcext:value-type="float">
            <text:p>423.98</text:p>
          </table:table-cell>
          <table:table-cell table:formula="of:=AVERAGE([.C1459:.E1459])" office:value-type="float" office:value="603" calcext:value-type="float">
            <text:p>603.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24965" calcext:value-type="float">
            <text:p>424965</text:p>
          </table:table-cell>
          <table:table-cell table:number-columns-repeated="3" office:value-type="float" office:value="602" calcext:value-type="float">
            <text:p>602</text:p>
          </table:table-cell>
          <table:table-cell table:number-columns-repeated="2"/>
          <table:table-cell table:formula="of:=[.B1460]/1000" office:value-type="float" office:value="424.965" calcext:value-type="float">
            <text:p>424.97</text:p>
          </table:table-cell>
          <table:table-cell table:formula="of:=AVERAGE([.C1460:.E1460])" office:value-type="float" office:value="602" calcext:value-type="float">
            <text:p>602.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25950" calcext:value-type="float">
            <text:p>425950</text:p>
          </table:table-cell>
          <table:table-cell table:number-columns-repeated="3" office:value-type="float" office:value="601" calcext:value-type="float">
            <text:p>601</text:p>
          </table:table-cell>
          <table:table-cell table:number-columns-repeated="2"/>
          <table:table-cell table:formula="of:=[.B1461]/1000" office:value-type="float" office:value="425.95" calcext:value-type="float">
            <text:p>425.95</text:p>
          </table:table-cell>
          <table:table-cell table:formula="of:=AVERAGE([.C1461:.E1461])" office:value-type="float" office:value="601" calcext:value-type="float">
            <text:p>601.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426935" calcext:value-type="float">
            <text:p>426935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table:formula="of:=[.B1462]/1000" office:value-type="float" office:value="426.935" calcext:value-type="float">
            <text:p>426.94</text:p>
          </table:table-cell>
          <table:table-cell table:formula="of:=AVERAGE([.C1462:.E1462])" office:value-type="float" office:value="599.666666666667" calcext:value-type="float">
            <text:p>599.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27919" calcext:value-type="float">
            <text:p>427919</text:p>
          </table:table-cell>
          <table:table-cell table:number-columns-repeated="2"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B1463]/1000" office:value-type="float" office:value="427.919" calcext:value-type="float">
            <text:p>427.92</text:p>
          </table:table-cell>
          <table:table-cell table:formula="of:=AVERAGE([.C1463:.E1463])" office:value-type="float" office:value="599.333333333333" calcext:value-type="float">
            <text:p>599.3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28904" calcext:value-type="float">
            <text:p>428904</text:p>
          </table:table-cell>
          <table:table-cell table:number-columns-repeated="3" office:value-type="float" office:value="598" calcext:value-type="float">
            <text:p>598</text:p>
          </table:table-cell>
          <table:table-cell table:number-columns-repeated="2"/>
          <table:table-cell table:formula="of:=[.B1464]/1000" office:value-type="float" office:value="428.904" calcext:value-type="float">
            <text:p>428.90</text:p>
          </table:table-cell>
          <table:table-cell table:formula="of:=AVERAGE([.C1464:.E1464])" office:value-type="float" office:value="598" calcext:value-type="float">
            <text:p>598.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29889" calcext:value-type="float">
            <text:p>429889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float" office:value="596" calcext:value-type="float">
            <text:p>596</text:p>
          </table:table-cell>
          <table:table-cell table:number-columns-repeated="2"/>
          <table:table-cell table:formula="of:=[.B1465]/1000" office:value-type="float" office:value="429.889" calcext:value-type="float">
            <text:p>429.89</text:p>
          </table:table-cell>
          <table:table-cell table:formula="of:=AVERAGE([.C1465:.E1465])" office:value-type="float" office:value="596.333333333333" calcext:value-type="float">
            <text:p>596.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30874" calcext:value-type="float">
            <text:p>430874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B1466]/1000" office:value-type="float" office:value="430.874" calcext:value-type="float">
            <text:p>430.87</text:p>
          </table:table-cell>
          <table:table-cell table:formula="of:=AVERAGE([.C1466:.E1466])" office:value-type="float" office:value="595.666666666667" calcext:value-type="float">
            <text:p>595.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431859" calcext:value-type="float">
            <text:p>431859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table:formula="of:=[.B1467]/1000" office:value-type="float" office:value="431.859" calcext:value-type="float">
            <text:p>431.86</text:p>
          </table:table-cell>
          <table:table-cell table:formula="of:=AVERAGE([.C1467:.E1467])" office:value-type="float" office:value="594.666666666667" calcext:value-type="float">
            <text:p>594.7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32844" calcext:value-type="float">
            <text:p>432844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593" calcext:value-type="float">
            <text:p>593</text:p>
          </table:table-cell>
          <table:table-cell table:number-columns-repeated="2"/>
          <table:table-cell table:formula="of:=[.B1468]/1000" office:value-type="float" office:value="432.844" calcext:value-type="float">
            <text:p>432.84</text:p>
          </table:table-cell>
          <table:table-cell table:formula="of:=AVERAGE([.C1468:.E1468])" office:value-type="float" office:value="593.666666666667" calcext:value-type="float">
            <text:p>593.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33829" calcext:value-type="float">
            <text:p>433829</text:p>
          </table:table-cell>
          <table:table-cell table:number-columns-repeated="3" office:value-type="float" office:value="593" calcext:value-type="float">
            <text:p>593</text:p>
          </table:table-cell>
          <table:table-cell table:number-columns-repeated="2"/>
          <table:table-cell table:formula="of:=[.B1469]/1000" office:value-type="float" office:value="433.829" calcext:value-type="float">
            <text:p>433.83</text:p>
          </table:table-cell>
          <table:table-cell table:formula="of:=AVERAGE([.C1469:.E1469])" office:value-type="float" office:value="593" calcext:value-type="float">
            <text:p>593.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34813" calcext:value-type="float">
            <text:p>434813</text:p>
          </table:table-cell>
          <table:table-cell table:number-columns-repeated="3" office:value-type="float" office:value="592" calcext:value-type="float">
            <text:p>592</text:p>
          </table:table-cell>
          <table:table-cell table:number-columns-repeated="2"/>
          <table:table-cell table:formula="of:=[.B1470]/1000" office:value-type="float" office:value="434.813" calcext:value-type="float">
            <text:p>434.81</text:p>
          </table:table-cell>
          <table:table-cell table:formula="of:=AVERAGE([.C1470:.E1470])" office:value-type="float" office:value="592" calcext:value-type="float">
            <text:p>592.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35798" calcext:value-type="float">
            <text:p>435798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591" calcext:value-type="float">
            <text:p>591</text:p>
          </table:table-cell>
          <table:table-cell table:number-columns-repeated="2"/>
          <table:table-cell table:formula="of:=[.B1471]/1000" office:value-type="float" office:value="435.798" calcext:value-type="float">
            <text:p>435.80</text:p>
          </table:table-cell>
          <table:table-cell table:formula="of:=AVERAGE([.C1471:.E1471])" office:value-type="float" office:value="591.333333333333" calcext:value-type="float">
            <text:p>591.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36783" calcext:value-type="float">
            <text:p>436783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table:formula="of:=[.B1472]/1000" office:value-type="float" office:value="436.783" calcext:value-type="float">
            <text:p>436.78</text:p>
          </table:table-cell>
          <table:table-cell table:formula="of:=AVERAGE([.C1472:.E1472])" office:value-type="float" office:value="590.333333333333" calcext:value-type="float">
            <text:p>590.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37768" calcext:value-type="float">
            <text:p>437768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table:formula="of:=[.B1473]/1000" office:value-type="float" office:value="437.768" calcext:value-type="float">
            <text:p>437.77</text:p>
          </table:table-cell>
          <table:table-cell table:formula="of:=AVERAGE([.C1473:.E1473])" office:value-type="float" office:value="589.333333333333" calcext:value-type="float">
            <text:p>589.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438753" calcext:value-type="float">
            <text:p>438753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table:formula="of:=[.B1474]/1000" office:value-type="float" office:value="438.753" calcext:value-type="float">
            <text:p>438.75</text:p>
          </table:table-cell>
          <table:table-cell table:formula="of:=AVERAGE([.C1474:.E1474])" office:value-type="float" office:value="588.666666666667" calcext:value-type="float">
            <text:p>588.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39738" calcext:value-type="float">
            <text:p>439738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table:formula="of:=[.B1475]/1000" office:value-type="float" office:value="439.738" calcext:value-type="float">
            <text:p>439.74</text:p>
          </table:table-cell>
          <table:table-cell table:formula="of:=AVERAGE([.C1475:.E1475])" office:value-type="float" office:value="587.333333333333" calcext:value-type="float">
            <text:p>587.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40723" calcext:value-type="float">
            <text:p>440723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table:formula="of:=[.B1476]/1000" office:value-type="float" office:value="440.723" calcext:value-type="float">
            <text:p>440.72</text:p>
          </table:table-cell>
          <table:table-cell table:formula="of:=AVERAGE([.C1476:.E1476])" office:value-type="float" office:value="586.666666666667" calcext:value-type="float">
            <text:p>586.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41707" calcext:value-type="float">
            <text:p>441707</text:p>
          </table:table-cell>
          <table:table-cell table:number-columns-repeated="2" office:value-type="float" office:value="586" calcext:value-type="float">
            <text:p>586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table:formula="of:=[.B1477]/1000" office:value-type="float" office:value="441.707" calcext:value-type="float">
            <text:p>441.71</text:p>
          </table:table-cell>
          <table:table-cell table:formula="of:=AVERAGE([.C1477:.E1477])" office:value-type="float" office:value="585.666666666667" calcext:value-type="float">
            <text:p>585.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42692" calcext:value-type="float">
            <text:p>442692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table:formula="of:=[.B1478]/1000" office:value-type="float" office:value="442.692" calcext:value-type="float">
            <text:p>442.69</text:p>
          </table:table-cell>
          <table:table-cell table:formula="of:=AVERAGE([.C1478:.E1478])" office:value-type="float" office:value="584.333333333333" calcext:value-type="float">
            <text:p>584.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443677" calcext:value-type="float">
            <text:p>443677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table:formula="of:=[.B1479]/1000" office:value-type="float" office:value="443.677" calcext:value-type="float">
            <text:p>443.68</text:p>
          </table:table-cell>
          <table:table-cell table:formula="of:=AVERAGE([.C1479:.E1479])" office:value-type="float" office:value="583.333333333333" calcext:value-type="float">
            <text:p>583.3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44662" calcext:value-type="float">
            <text:p>444662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583" calcext:value-type="float">
            <text:p>583</text:p>
          </table:table-cell>
          <table:table-cell table:number-columns-repeated="2"/>
          <table:table-cell table:formula="of:=[.B1480]/1000" office:value-type="float" office:value="444.662" calcext:value-type="float">
            <text:p>444.66</text:p>
          </table:table-cell>
          <table:table-cell table:formula="of:=AVERAGE([.C1480:.E1480])" office:value-type="float" office:value="582.666666666667" calcext:value-type="float">
            <text:p>582.7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45647" calcext:value-type="float">
            <text:p>445647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582" calcext:value-type="float">
            <text:p>582</text:p>
          </table:table-cell>
          <table:table-cell table:number-columns-repeated="2"/>
          <table:table-cell table:formula="of:=[.B1481]/1000" office:value-type="float" office:value="445.647" calcext:value-type="float">
            <text:p>445.65</text:p>
          </table:table-cell>
          <table:table-cell table:formula="of:=AVERAGE([.C1481:.E1481])" office:value-type="float" office:value="581.666666666667" calcext:value-type="float">
            <text:p>581.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46632" calcext:value-type="float">
            <text:p>446632</text:p>
          </table:table-cell>
          <table:table-cell table:number-columns-repeated="3" office:value-type="float" office:value="581" calcext:value-type="float">
            <text:p>581</text:p>
          </table:table-cell>
          <table:table-cell table:number-columns-repeated="2"/>
          <table:table-cell table:formula="of:=[.B1482]/1000" office:value-type="float" office:value="446.632" calcext:value-type="float">
            <text:p>446.63</text:p>
          </table:table-cell>
          <table:table-cell table:formula="of:=AVERAGE([.C1482:.E1482])" office:value-type="float" office:value="581" calcext:value-type="float">
            <text:p>581.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47617" calcext:value-type="float">
            <text:p>447617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table:formula="of:=[.B1483]/1000" office:value-type="float" office:value="447.617" calcext:value-type="float">
            <text:p>447.62</text:p>
          </table:table-cell>
          <table:table-cell table:formula="of:=AVERAGE([.C1483:.E1483])" office:value-type="float" office:value="580.333333333333" calcext:value-type="float">
            <text:p>580.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48601" calcext:value-type="float">
            <text:p>448601</text:p>
          </table:table-cell>
          <table:table-cell table:number-columns-repeated="3" office:value-type="float" office:value="580" calcext:value-type="float">
            <text:p>580</text:p>
          </table:table-cell>
          <table:table-cell table:number-columns-repeated="2"/>
          <table:table-cell table:formula="of:=[.B1484]/1000" office:value-type="float" office:value="448.601" calcext:value-type="float">
            <text:p>448.60</text:p>
          </table:table-cell>
          <table:table-cell table:formula="of:=AVERAGE([.C1484:.E1484])" office:value-type="float" office:value="580" calcext:value-type="float">
            <text:p>580.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49586" calcext:value-type="float">
            <text:p>449586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79" calcext:value-type="float">
            <text:p>579</text:p>
          </table:table-cell>
          <table:table-cell table:number-columns-repeated="2"/>
          <table:table-cell table:formula="of:=[.B1485]/1000" office:value-type="float" office:value="449.586" calcext:value-type="float">
            <text:p>449.59</text:p>
          </table:table-cell>
          <table:table-cell table:formula="of:=AVERAGE([.C1485:.E1485])" office:value-type="float" office:value="578.666666666667" calcext:value-type="float">
            <text:p>578.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50571" calcext:value-type="float">
            <text:p>450571</text:p>
          </table:table-cell>
          <table:table-cell table:number-columns-repeated="3" office:value-type="float" office:value="578" calcext:value-type="float">
            <text:p>578</text:p>
          </table:table-cell>
          <table:table-cell table:number-columns-repeated="2"/>
          <table:table-cell table:formula="of:=[.B1486]/1000" office:value-type="float" office:value="450.571" calcext:value-type="float">
            <text:p>450.57</text:p>
          </table:table-cell>
          <table:table-cell table:formula="of:=AVERAGE([.C1486:.E1486])" office:value-type="float" office:value="578" calcext:value-type="float">
            <text:p>578.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451556" calcext:value-type="float">
            <text:p>451556</text:p>
          </table:table-cell>
          <table:table-cell table:number-columns-repeated="3" office:value-type="float" office:value="577" calcext:value-type="float">
            <text:p>577</text:p>
          </table:table-cell>
          <table:table-cell table:number-columns-repeated="2"/>
          <table:table-cell table:formula="of:=[.B1487]/1000" office:value-type="float" office:value="451.556" calcext:value-type="float">
            <text:p>451.56</text:p>
          </table:table-cell>
          <table:table-cell table:formula="of:=AVERAGE([.C1487:.E1487])" office:value-type="float" office:value="577" calcext:value-type="float">
            <text:p>577.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52541" calcext:value-type="float">
            <text:p>452541</text:p>
          </table:table-cell>
          <table:table-cell table:number-columns-repeated="3" office:value-type="float" office:value="576" calcext:value-type="float">
            <text:p>576</text:p>
          </table:table-cell>
          <table:table-cell table:number-columns-repeated="2"/>
          <table:table-cell table:formula="of:=[.B1488]/1000" office:value-type="float" office:value="452.541" calcext:value-type="float">
            <text:p>452.54</text:p>
          </table:table-cell>
          <table:table-cell table:formula="of:=AVERAGE([.C1488:.E1488])" office:value-type="float" office:value="576" calcext:value-type="float">
            <text:p>576.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453526" calcext:value-type="float">
            <text:p>453526</text:p>
          </table:table-cell>
          <table:table-cell table:number-columns-repeated="3" office:value-type="float" office:value="575" calcext:value-type="float">
            <text:p>575</text:p>
          </table:table-cell>
          <table:table-cell table:number-columns-repeated="2"/>
          <table:table-cell table:formula="of:=[.B1489]/1000" office:value-type="float" office:value="453.526" calcext:value-type="float">
            <text:p>453.53</text:p>
          </table:table-cell>
          <table:table-cell table:formula="of:=AVERAGE([.C1489:.E1489])" office:value-type="float" office:value="575" calcext:value-type="float">
            <text:p>575.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54510" calcext:value-type="float">
            <text:p>454510</text:p>
          </table:table-cell>
          <table:table-cell table:number-columns-repeated="3" office:value-type="float" office:value="574" calcext:value-type="float">
            <text:p>574</text:p>
          </table:table-cell>
          <table:table-cell table:number-columns-repeated="2"/>
          <table:table-cell table:formula="of:=[.B1490]/1000" office:value-type="float" office:value="454.51" calcext:value-type="float">
            <text:p>454.51</text:p>
          </table:table-cell>
          <table:table-cell table:formula="of:=AVERAGE([.C1490:.E1490])" office:value-type="float" office:value="574" calcext:value-type="float">
            <text:p>574.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55495" calcext:value-type="float">
            <text:p>455495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574" calcext:value-type="float">
            <text:p>574</text:p>
          </table:table-cell>
          <table:table-cell table:number-columns-repeated="2"/>
          <table:table-cell table:formula="of:=[.B1491]/1000" office:value-type="float" office:value="455.495" calcext:value-type="float">
            <text:p>455.50</text:p>
          </table:table-cell>
          <table:table-cell table:formula="of:=AVERAGE([.C1491:.E1491])" office:value-type="float" office:value="573.666666666667" calcext:value-type="float">
            <text:p>573.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56480" calcext:value-type="float">
            <text:p>456480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572" calcext:value-type="float">
            <text:p>572</text:p>
          </table:table-cell>
          <table:table-cell table:number-columns-repeated="2"/>
          <table:table-cell table:formula="of:=[.B1492]/1000" office:value-type="float" office:value="456.48" calcext:value-type="float">
            <text:p>456.48</text:p>
          </table:table-cell>
          <table:table-cell table:formula="of:=AVERAGE([.C1492:.E1492])" office:value-type="float" office:value="572.333333333333" calcext:value-type="float">
            <text:p>572.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57465" calcext:value-type="float">
            <text:p>457465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71" calcext:value-type="float">
            <text:p>571</text:p>
          </table:table-cell>
          <table:table-cell table:number-columns-repeated="2"/>
          <table:table-cell table:formula="of:=[.B1493]/1000" office:value-type="float" office:value="457.465" calcext:value-type="float">
            <text:p>457.47</text:p>
          </table:table-cell>
          <table:table-cell table:formula="of:=AVERAGE([.C1493:.E1493])" office:value-type="float" office:value="570.666666666667" calcext:value-type="float">
            <text:p>570.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58450" calcext:value-type="float">
            <text:p>458450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table:formula="of:=[.B1494]/1000" office:value-type="float" office:value="458.45" calcext:value-type="float">
            <text:p>458.45</text:p>
          </table:table-cell>
          <table:table-cell table:formula="of:=AVERAGE([.C1494:.E1494])" office:value-type="float" office:value="569.666666666667" calcext:value-type="float">
            <text:p>569.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59435" calcext:value-type="float">
            <text:p>459435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2"/>
          <table:table-cell table:formula="of:=[.B1495]/1000" office:value-type="float" office:value="459.435" calcext:value-type="float">
            <text:p>459.44</text:p>
          </table:table-cell>
          <table:table-cell table:formula="of:=AVERAGE([.C1495:.E1495])" office:value-type="float" office:value="569" calcext:value-type="float">
            <text:p>569.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60420" calcext:value-type="float">
            <text:p>460420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568" calcext:value-type="float">
            <text:p>568</text:p>
          </table:table-cell>
          <table:table-cell table:number-columns-repeated="2"/>
          <table:table-cell table:formula="of:=[.B1496]/1000" office:value-type="float" office:value="460.42" calcext:value-type="float">
            <text:p>460.42</text:p>
          </table:table-cell>
          <table:table-cell table:formula="of:=AVERAGE([.C1496:.E1496])" office:value-type="float" office:value="567.666666666667" calcext:value-type="float">
            <text:p>567.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61404" calcext:value-type="float">
            <text:p>461404</text:p>
          </table:table-cell>
          <table:table-cell table:number-columns-repeated="3" office:value-type="float" office:value="567" calcext:value-type="float">
            <text:p>567</text:p>
          </table:table-cell>
          <table:table-cell table:number-columns-repeated="2"/>
          <table:table-cell table:formula="of:=[.B1497]/1000" office:value-type="float" office:value="461.404" calcext:value-type="float">
            <text:p>461.40</text:p>
          </table:table-cell>
          <table:table-cell table:formula="of:=AVERAGE([.C1497:.E1497])" office:value-type="float" office:value="567" calcext:value-type="float">
            <text:p>567.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462389" calcext:value-type="float">
            <text:p>462389</text:p>
          </table:table-cell>
          <table:table-cell table:number-columns-repeated="2"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table:formula="of:=[.B1498]/1000" office:value-type="float" office:value="462.389" calcext:value-type="float">
            <text:p>462.39</text:p>
          </table:table-cell>
          <table:table-cell table:formula="of:=AVERAGE([.C1498:.E1498])" office:value-type="float" office:value="566.333333333333" calcext:value-type="float">
            <text:p>566.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63374" calcext:value-type="float">
            <text:p>463374</text:p>
          </table:table-cell>
          <table:table-cell table:number-columns-repeated="3" office:value-type="float" office:value="565" calcext:value-type="float">
            <text:p>565</text:p>
          </table:table-cell>
          <table:table-cell table:number-columns-repeated="2"/>
          <table:table-cell table:formula="of:=[.B1499]/1000" office:value-type="float" office:value="463.374" calcext:value-type="float">
            <text:p>463.37</text:p>
          </table:table-cell>
          <table:table-cell table:formula="of:=AVERAGE([.C1499:.E1499])" office:value-type="float" office:value="565" calcext:value-type="float">
            <text:p>565.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64359" calcext:value-type="float">
            <text:p>464359</text:p>
          </table:table-cell>
          <table:table-cell table:number-columns-repeated="3" office:value-type="float" office:value="564" calcext:value-type="float">
            <text:p>564</text:p>
          </table:table-cell>
          <table:table-cell table:number-columns-repeated="2"/>
          <table:table-cell table:formula="of:=[.B1500]/1000" office:value-type="float" office:value="464.359" calcext:value-type="float">
            <text:p>464.36</text:p>
          </table:table-cell>
          <table:table-cell table:formula="of:=AVERAGE([.C1500:.E1500])" office:value-type="float" office:value="564" calcext:value-type="float">
            <text:p>564.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65344" calcext:value-type="float">
            <text:p>465344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table:formula="of:=[.B1501]/1000" office:value-type="float" office:value="465.344" calcext:value-type="float">
            <text:p>465.34</text:p>
          </table:table-cell>
          <table:table-cell table:formula="of:=AVERAGE([.C1501:.E1501])" office:value-type="float" office:value="563.333333333333" calcext:value-type="float">
            <text:p>563.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66329" calcext:value-type="float">
            <text:p>466329</text:p>
          </table:table-cell>
          <table:table-cell table:number-columns-repeated="3" office:value-type="float" office:value="562" calcext:value-type="float">
            <text:p>562</text:p>
          </table:table-cell>
          <table:table-cell table:number-columns-repeated="2"/>
          <table:table-cell table:formula="of:=[.B1502]/1000" office:value-type="float" office:value="466.329" calcext:value-type="float">
            <text:p>466.33</text:p>
          </table:table-cell>
          <table:table-cell table:formula="of:=AVERAGE([.C1502:.E1502])" office:value-type="float" office:value="562" calcext:value-type="float">
            <text:p>562.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67314" calcext:value-type="float">
            <text:p>467314</text:p>
          </table:table-cell>
          <table:table-cell table:number-columns-repeated="3" office:value-type="float" office:value="561" calcext:value-type="float">
            <text:p>561</text:p>
          </table:table-cell>
          <table:table-cell table:number-columns-repeated="2"/>
          <table:table-cell table:formula="of:=[.B1503]/1000" office:value-type="float" office:value="467.314" calcext:value-type="float">
            <text:p>467.31</text:p>
          </table:table-cell>
          <table:table-cell table:formula="of:=AVERAGE([.C1503:.E1503])" office:value-type="float" office:value="561" calcext:value-type="float">
            <text:p>561.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68298" calcext:value-type="float">
            <text:p>468298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table:formula="of:=[.B1504]/1000" office:value-type="float" office:value="468.298" calcext:value-type="float">
            <text:p>468.30</text:p>
          </table:table-cell>
          <table:table-cell table:formula="of:=AVERAGE([.C1504:.E1504])" office:value-type="float" office:value="560.666666666667" calcext:value-type="float">
            <text:p>560.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69283" calcext:value-type="float">
            <text:p>469283</text:p>
          </table:table-cell>
          <table:table-cell table:number-columns-repeated="3" office:value-type="float" office:value="560" calcext:value-type="float">
            <text:p>560</text:p>
          </table:table-cell>
          <table:table-cell table:number-columns-repeated="2"/>
          <table:table-cell table:formula="of:=[.B1505]/1000" office:value-type="float" office:value="469.283" calcext:value-type="float">
            <text:p>469.28</text:p>
          </table:table-cell>
          <table:table-cell table:formula="of:=AVERAGE([.C1505:.E1505])" office:value-type="float" office:value="560" calcext:value-type="float">
            <text:p>560.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70268" calcext:value-type="float">
            <text:p>470268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table:formula="of:=[.B1506]/1000" office:value-type="float" office:value="470.268" calcext:value-type="float">
            <text:p>470.27</text:p>
          </table:table-cell>
          <table:table-cell table:formula="of:=AVERAGE([.C1506:.E1506])" office:value-type="float" office:value="558.333333333333" calcext:value-type="float">
            <text:p>558.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71253" calcext:value-type="float">
            <text:p>471253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table:formula="of:=[.B1507]/1000" office:value-type="float" office:value="471.253" calcext:value-type="float">
            <text:p>471.25</text:p>
          </table:table-cell>
          <table:table-cell table:formula="of:=AVERAGE([.C1507:.E1507])" office:value-type="float" office:value="557.333333333333" calcext:value-type="float">
            <text:p>557.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72238" calcext:value-type="float">
            <text:p>472238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table:formula="of:=[.B1508]/1000" office:value-type="float" office:value="472.238" calcext:value-type="float">
            <text:p>472.24</text:p>
          </table:table-cell>
          <table:table-cell table:formula="of:=AVERAGE([.C1508:.E1508])" office:value-type="float" office:value="556.666666666667" calcext:value-type="float">
            <text:p>556.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73223" calcext:value-type="float">
            <text:p>473223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556" calcext:value-type="float">
            <text:p>556</text:p>
          </table:table-cell>
          <table:table-cell table:number-columns-repeated="2"/>
          <table:table-cell table:formula="of:=[.B1509]/1000" office:value-type="float" office:value="473.223" calcext:value-type="float">
            <text:p>473.22</text:p>
          </table:table-cell>
          <table:table-cell table:formula="of:=AVERAGE([.C1509:.E1509])" office:value-type="float" office:value="555.666666666667" calcext:value-type="float">
            <text:p>555.7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74208" calcext:value-type="float">
            <text:p>474208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table:formula="of:=[.B1510]/1000" office:value-type="float" office:value="474.208" calcext:value-type="float">
            <text:p>474.21</text:p>
          </table:table-cell>
          <table:table-cell table:formula="of:=AVERAGE([.C1510:.E1510])" office:value-type="float" office:value="554.666666666667" calcext:value-type="float">
            <text:p>554.7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75192" calcext:value-type="float">
            <text:p>475192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table:formula="of:=[.B1511]/1000" office:value-type="float" office:value="475.192" calcext:value-type="float">
            <text:p>475.19</text:p>
          </table:table-cell>
          <table:table-cell table:formula="of:=AVERAGE([.C1511:.E1511])" office:value-type="float" office:value="553.666666666667" calcext:value-type="float">
            <text:p>553.7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76177" calcext:value-type="float">
            <text:p>476177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table:formula="of:=[.B1512]/1000" office:value-type="float" office:value="476.177" calcext:value-type="float">
            <text:p>476.18</text:p>
          </table:table-cell>
          <table:table-cell table:formula="of:=AVERAGE([.C1512:.E1512])" office:value-type="float" office:value="552.666666666667" calcext:value-type="float">
            <text:p>552.7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77162" calcext:value-type="float">
            <text:p>477162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table:formula="of:=[.B1513]/1000" office:value-type="float" office:value="477.162" calcext:value-type="float">
            <text:p>477.16</text:p>
          </table:table-cell>
          <table:table-cell table:formula="of:=AVERAGE([.C1513:.E1513])" office:value-type="float" office:value="551.666666666667" calcext:value-type="float">
            <text:p>551.7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78147" calcext:value-type="float">
            <text:p>478147</text:p>
          </table:table-cell>
          <table:table-cell office:value-type="float" office:value="551" calcext:value-type="float">
            <text:p>551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table:formula="of:=[.B1514]/1000" office:value-type="float" office:value="478.147" calcext:value-type="float">
            <text:p>478.15</text:p>
          </table:table-cell>
          <table:table-cell table:formula="of:=AVERAGE([.C1514:.E1514])" office:value-type="float" office:value="550.666666666667" calcext:value-type="float">
            <text:p>550.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79132" calcext:value-type="float">
            <text:p>479132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2"/>
          <table:table-cell table:formula="of:=[.B1515]/1000" office:value-type="float" office:value="479.132" calcext:value-type="float">
            <text:p>479.13</text:p>
          </table:table-cell>
          <table:table-cell table:formula="of:=AVERAGE([.C1515:.E1515])" office:value-type="float" office:value="549.666666666667" calcext:value-type="float">
            <text:p>549.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80117" calcext:value-type="float">
            <text:p>480117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formula="of:=[.B1516]/1000" office:value-type="float" office:value="480.117" calcext:value-type="float">
            <text:p>480.12</text:p>
          </table:table-cell>
          <table:table-cell table:formula="of:=AVERAGE([.C1516:.E1516])" office:value-type="float" office:value="548.666666666667" calcext:value-type="float">
            <text:p>548.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81102" calcext:value-type="float">
            <text:p>481102</text:p>
          </table:table-cell>
          <table:table-cell table:number-columns-repeated="2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table:formula="of:=[.B1517]/1000" office:value-type="float" office:value="481.102" calcext:value-type="float">
            <text:p>481.10</text:p>
          </table:table-cell>
          <table:table-cell table:formula="of:=AVERAGE([.C1517:.E1517])" office:value-type="float" office:value="547.333333333333" calcext:value-type="float">
            <text:p>547.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482086" calcext:value-type="float">
            <text:p>482086</text:p>
          </table:table-cell>
          <table:table-cell table:number-columns-repeated="3" office:value-type="float" office:value="547" calcext:value-type="float">
            <text:p>547</text:p>
          </table:table-cell>
          <table:table-cell table:number-columns-repeated="2"/>
          <table:table-cell table:formula="of:=[.B1518]/1000" office:value-type="float" office:value="482.086" calcext:value-type="float">
            <text:p>482.09</text:p>
          </table:table-cell>
          <table:table-cell table:formula="of:=AVERAGE([.C1518:.E1518])" office:value-type="float" office:value="547" calcext:value-type="float">
            <text:p>547.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483071" calcext:value-type="float">
            <text:p>483071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545" calcext:value-type="float">
            <text:p>545</text:p>
          </table:table-cell>
          <table:table-cell table:number-columns-repeated="2"/>
          <table:table-cell table:formula="of:=[.B1519]/1000" office:value-type="float" office:value="483.071" calcext:value-type="float">
            <text:p>483.07</text:p>
          </table:table-cell>
          <table:table-cell table:formula="of:=AVERAGE([.C1519:.E1519])" office:value-type="float" office:value="545.333333333333" calcext:value-type="float">
            <text:p>545.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84056" calcext:value-type="float">
            <text:p>484056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table:formula="of:=[.B1520]/1000" office:value-type="float" office:value="484.056" calcext:value-type="float">
            <text:p>484.06</text:p>
          </table:table-cell>
          <table:table-cell table:formula="of:=AVERAGE([.C1520:.E1520])" office:value-type="float" office:value="544.666666666667" calcext:value-type="float">
            <text:p>544.7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85041" calcext:value-type="float">
            <text:p>485041</text:p>
          </table:table-cell>
          <table:table-cell table:number-columns-repeated="3" office:value-type="float" office:value="544" calcext:value-type="float">
            <text:p>544</text:p>
          </table:table-cell>
          <table:table-cell table:number-columns-repeated="2"/>
          <table:table-cell table:formula="of:=[.B1521]/1000" office:value-type="float" office:value="485.041" calcext:value-type="float">
            <text:p>485.04</text:p>
          </table:table-cell>
          <table:table-cell table:formula="of:=AVERAGE([.C1521:.E1521])" office:value-type="float" office:value="544" calcext:value-type="float">
            <text:p>544.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486026" calcext:value-type="float">
            <text:p>486026</text:p>
          </table:table-cell>
          <table:table-cell office:value-type="float" office:value="544" calcext:value-type="float">
            <text:p>544</text:p>
          </table:table-cell>
          <table:table-cell office:value-type="float" office:value="543" calcext:value-type="float">
            <text:p>543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table:formula="of:=[.B1522]/1000" office:value-type="float" office:value="486.026" calcext:value-type="float">
            <text:p>486.03</text:p>
          </table:table-cell>
          <table:table-cell table:formula="of:=AVERAGE([.C1522:.E1522])" office:value-type="float" office:value="543" calcext:value-type="float">
            <text:p>543.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87011" calcext:value-type="float">
            <text:p>487011</text:p>
          </table:table-cell>
          <table:table-cell table:number-columns-repeated="3" office:value-type="float" office:value="542" calcext:value-type="float">
            <text:p>542</text:p>
          </table:table-cell>
          <table:table-cell table:number-columns-repeated="2"/>
          <table:table-cell table:formula="of:=[.B1523]/1000" office:value-type="float" office:value="487.011" calcext:value-type="float">
            <text:p>487.01</text:p>
          </table:table-cell>
          <table:table-cell table:formula="of:=AVERAGE([.C1523:.E1523])" office:value-type="float" office:value="542" calcext:value-type="float">
            <text:p>542.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87996" calcext:value-type="float">
            <text:p>487996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table:formula="of:=[.B1524]/1000" office:value-type="float" office:value="487.996" calcext:value-type="float">
            <text:p>488.00</text:p>
          </table:table-cell>
          <table:table-cell table:formula="of:=AVERAGE([.C1524:.E1524])" office:value-type="float" office:value="540.666666666667" calcext:value-type="float">
            <text:p>540.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88980" calcext:value-type="float">
            <text:p>488980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table:formula="of:=[.B1525]/1000" office:value-type="float" office:value="488.98" calcext:value-type="float">
            <text:p>488.98</text:p>
          </table:table-cell>
          <table:table-cell table:formula="of:=AVERAGE([.C1525:.E1525])" office:value-type="float" office:value="540.333333333333" calcext:value-type="float">
            <text:p>540.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89965" calcext:value-type="float">
            <text:p>489965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table:formula="of:=[.B1526]/1000" office:value-type="float" office:value="489.965" calcext:value-type="float">
            <text:p>489.97</text:p>
          </table:table-cell>
          <table:table-cell table:formula="of:=AVERAGE([.C1526:.E1526])" office:value-type="float" office:value="538.666666666667" calcext:value-type="float">
            <text:p>538.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90950" calcext:value-type="float">
            <text:p>490950</text:p>
          </table:table-cell>
          <table:table-cell office:value-type="float" office:value="538" calcext:value-type="float">
            <text:p>538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table:formula="of:=[.B1527]/1000" office:value-type="float" office:value="490.95" calcext:value-type="float">
            <text:p>490.95</text:p>
          </table:table-cell>
          <table:table-cell table:formula="of:=AVERAGE([.C1527:.E1527])" office:value-type="float" office:value="537.666666666667" calcext:value-type="float">
            <text:p>537.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91935" calcext:value-type="float">
            <text:p>491935</text:p>
          </table:table-cell>
          <table:table-cell table:number-columns-repeated="3" office:value-type="float" office:value="537" calcext:value-type="float">
            <text:p>537</text:p>
          </table:table-cell>
          <table:table-cell table:number-columns-repeated="2"/>
          <table:table-cell table:formula="of:=[.B1528]/1000" office:value-type="float" office:value="491.935" calcext:value-type="float">
            <text:p>491.94</text:p>
          </table:table-cell>
          <table:table-cell table:formula="of:=AVERAGE([.C1528:.E1528])" office:value-type="float" office:value="537" calcext:value-type="float">
            <text:p>537.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92920" calcext:value-type="float">
            <text:p>492920</text:p>
          </table:table-cell>
          <table:table-cell table:number-columns-repeated="3" office:value-type="float" office:value="536" calcext:value-type="float">
            <text:p>536</text:p>
          </table:table-cell>
          <table:table-cell table:number-columns-repeated="2"/>
          <table:table-cell table:formula="of:=[.B1529]/1000" office:value-type="float" office:value="492.92" calcext:value-type="float">
            <text:p>492.92</text:p>
          </table:table-cell>
          <table:table-cell table:formula="of:=AVERAGE([.C1529:.E1529])" office:value-type="float" office:value="536" calcext:value-type="float">
            <text:p>536.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93905" calcext:value-type="float">
            <text:p>493905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table:formula="of:=[.B1530]/1000" office:value-type="float" office:value="493.905" calcext:value-type="float">
            <text:p>493.91</text:p>
          </table:table-cell>
          <table:table-cell table:formula="of:=AVERAGE([.C1530:.E1530])" office:value-type="float" office:value="535.333333333333" calcext:value-type="float">
            <text:p>535.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494890" calcext:value-type="float">
            <text:p>494890</text:p>
          </table:table-cell>
          <table:table-cell office:value-type="float" office:value="534" calcext:value-type="float">
            <text:p>534</text:p>
          </table:table-cell>
          <table:table-cell office:value-type="float" office:value="533" calcext:value-type="float">
            <text:p>533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table:formula="of:=[.B1531]/1000" office:value-type="float" office:value="494.89" calcext:value-type="float">
            <text:p>494.89</text:p>
          </table:table-cell>
          <table:table-cell table:formula="of:=AVERAGE([.C1531:.E1531])" office:value-type="float" office:value="534" calcext:value-type="float">
            <text:p>534.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95874" calcext:value-type="float">
            <text:p>495874</text:p>
          </table:table-cell>
          <table:table-cell table:number-columns-repeated="3" office:value-type="float" office:value="533" calcext:value-type="float">
            <text:p>533</text:p>
          </table:table-cell>
          <table:table-cell table:number-columns-repeated="2"/>
          <table:table-cell table:formula="of:=[.B1532]/1000" office:value-type="float" office:value="495.874" calcext:value-type="float">
            <text:p>495.87</text:p>
          </table:table-cell>
          <table:table-cell table:formula="of:=AVERAGE([.C1532:.E1532])" office:value-type="float" office:value="533" calcext:value-type="float">
            <text:p>533.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496859" calcext:value-type="float">
            <text:p>496859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[.B1533]/1000" office:value-type="float" office:value="496.859" calcext:value-type="float">
            <text:p>496.86</text:p>
          </table:table-cell>
          <table:table-cell table:formula="of:=AVERAGE([.C1533:.E1533])" office:value-type="float" office:value="531.666666666667" calcext:value-type="float">
            <text:p>531.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97844" calcext:value-type="float">
            <text:p>497844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[.B1534]/1000" office:value-type="float" office:value="497.844" calcext:value-type="float">
            <text:p>497.84</text:p>
          </table:table-cell>
          <table:table-cell table:formula="of:=AVERAGE([.C1534:.E1534])" office:value-type="float" office:value="530.666666666667" calcext:value-type="float">
            <text:p>530.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98829" calcext:value-type="float">
            <text:p>498829</text:p>
          </table:table-cell>
          <table:table-cell table:number-columns-repeated="3" office:value-type="float" office:value="530" calcext:value-type="float">
            <text:p>530</text:p>
          </table:table-cell>
          <table:table-cell table:number-columns-repeated="2"/>
          <table:table-cell table:formula="of:=[.B1535]/1000" office:value-type="float" office:value="498.829" calcext:value-type="float">
            <text:p>498.83</text:p>
          </table:table-cell>
          <table:table-cell table:formula="of:=AVERAGE([.C1535:.E1535])" office:value-type="float" office:value="530" calcext:value-type="float">
            <text:p>530.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499814" calcext:value-type="float">
            <text:p>499814</text:p>
          </table:table-cell>
          <table:table-cell table:number-columns-repeated="2"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table:formula="of:=[.B1536]/1000" office:value-type="float" office:value="499.814" calcext:value-type="float">
            <text:p>499.81</text:p>
          </table:table-cell>
          <table:table-cell table:formula="of:=AVERAGE([.C1536:.E1536])" office:value-type="float" office:value="528.666666666667" calcext:value-type="float">
            <text:p>528.7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500799" calcext:value-type="float">
            <text:p>500799</text:p>
          </table:table-cell>
          <table:table-cell table:number-columns-repeated="3" office:value-type="float" office:value="528" calcext:value-type="float">
            <text:p>528</text:p>
          </table:table-cell>
          <table:table-cell table:number-columns-repeated="2"/>
          <table:table-cell table:formula="of:=[.B1537]/1000" office:value-type="float" office:value="500.799" calcext:value-type="float">
            <text:p>500.80</text:p>
          </table:table-cell>
          <table:table-cell table:formula="of:=AVERAGE([.C1537:.E1537])" office:value-type="float" office:value="528" calcext:value-type="float">
            <text:p>528.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501784" calcext:value-type="float">
            <text:p>501784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527" calcext:value-type="float">
            <text:p>527</text:p>
          </table:table-cell>
          <table:table-cell table:number-columns-repeated="2"/>
          <table:table-cell table:formula="of:=[.B1538]/1000" office:value-type="float" office:value="501.784" calcext:value-type="float">
            <text:p>501.78</text:p>
          </table:table-cell>
          <table:table-cell table:formula="of:=AVERAGE([.C1538:.E1538])" office:value-type="float" office:value="526.666666666667" calcext:value-type="float">
            <text:p>526.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502768" calcext:value-type="float">
            <text:p>50276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526" calcext:value-type="float">
            <text:p>526</text:p>
          </table:table-cell>
          <table:table-cell table:number-columns-repeated="2"/>
          <table:table-cell table:formula="of:=[.B1539]/1000" office:value-type="float" office:value="502.768" calcext:value-type="float">
            <text:p>502.77</text:p>
          </table:table-cell>
          <table:table-cell table:formula="of:=AVERAGE([.C1539:.E1539])" office:value-type="float" office:value="525.666666666667" calcext:value-type="float">
            <text:p>525.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503753" calcext:value-type="float">
            <text:p>503753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table:formula="of:=[.B1540]/1000" office:value-type="float" office:value="503.753" calcext:value-type="float">
            <text:p>503.75</text:p>
          </table:table-cell>
          <table:table-cell table:formula="of:=AVERAGE([.C1540:.E1540])" office:value-type="float" office:value="525.666666666667" calcext:value-type="float">
            <text:p>525.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504738" calcext:value-type="float">
            <text:p>5047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524" calcext:value-type="float">
            <text:p>524</text:p>
          </table:table-cell>
          <table:table-cell table:number-columns-repeated="2"/>
          <table:table-cell table:formula="of:=[.B1541]/1000" office:value-type="float" office:value="504.738" calcext:value-type="float">
            <text:p>504.74</text:p>
          </table:table-cell>
          <table:table-cell table:formula="of:=AVERAGE([.C1541:.E1541])" office:value-type="float" office:value="524.333333333333" calcext:value-type="float">
            <text:p>524.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505723" calcext:value-type="float">
            <text:p>505723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23" calcext:value-type="float">
            <text:p>523</text:p>
          </table:table-cell>
          <table:table-cell table:number-columns-repeated="2"/>
          <table:table-cell table:formula="of:=[.B1542]/1000" office:value-type="float" office:value="505.723" calcext:value-type="float">
            <text:p>505.72</text:p>
          </table:table-cell>
          <table:table-cell table:formula="of:=AVERAGE([.C1542:.E1542])" office:value-type="float" office:value="523.333333333333" calcext:value-type="float">
            <text:p>523.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506708" calcext:value-type="float">
            <text:p>506708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3" calcext:value-type="float">
            <text:p>523</text:p>
          </table:table-cell>
          <table:table-cell table:number-columns-repeated="2"/>
          <table:table-cell table:formula="of:=[.B1543]/1000" office:value-type="float" office:value="506.708" calcext:value-type="float">
            <text:p>506.71</text:p>
          </table:table-cell>
          <table:table-cell table:formula="of:=AVERAGE([.C1543:.E1543])" office:value-type="float" office:value="522.666666666667" calcext:value-type="float">
            <text:p>522.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507693" calcext:value-type="float">
            <text:p>507693</text:p>
          </table:table-cell>
          <table:table-cell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table:formula="of:=[.B1544]/1000" office:value-type="float" office:value="507.693" calcext:value-type="float">
            <text:p>507.69</text:p>
          </table:table-cell>
          <table:table-cell table:formula="of:=AVERAGE([.C1544:.E1544])" office:value-type="float" office:value="521.666666666667" calcext:value-type="float">
            <text:p>521.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08678" calcext:value-type="float">
            <text:p>508678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table:formula="of:=[.B1545]/1000" office:value-type="float" office:value="508.678" calcext:value-type="float">
            <text:p>508.68</text:p>
          </table:table-cell>
          <table:table-cell table:formula="of:=AVERAGE([.C1545:.E1545])" office:value-type="float" office:value="520.333333333333" calcext:value-type="float">
            <text:p>520.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509662" calcext:value-type="float">
            <text:p>509662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table:formula="of:=[.B1546]/1000" office:value-type="float" office:value="509.662" calcext:value-type="float">
            <text:p>509.66</text:p>
          </table:table-cell>
          <table:table-cell table:formula="of:=AVERAGE([.C1546:.E1546])" office:value-type="float" office:value="519.666666666667" calcext:value-type="float">
            <text:p>519.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510647" calcext:value-type="float">
            <text:p>510647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519" calcext:value-type="float">
            <text:p>519</text:p>
          </table:table-cell>
          <table:table-cell table:number-columns-repeated="2"/>
          <table:table-cell table:formula="of:=[.B1547]/1000" office:value-type="float" office:value="510.647" calcext:value-type="float">
            <text:p>510.65</text:p>
          </table:table-cell>
          <table:table-cell table:formula="of:=AVERAGE([.C1547:.E1547])" office:value-type="float" office:value="518.666666666667" calcext:value-type="float">
            <text:p>518.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11632" calcext:value-type="float">
            <text:p>511632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table:formula="of:=[.B1548]/1000" office:value-type="float" office:value="511.632" calcext:value-type="float">
            <text:p>511.63</text:p>
          </table:table-cell>
          <table:table-cell table:formula="of:=AVERAGE([.C1548:.E1548])" office:value-type="float" office:value="518" calcext:value-type="float">
            <text:p>518.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512617" calcext:value-type="float">
            <text:p>512617</text:p>
          </table:table-cell>
          <table:table-cell table:number-columns-repeated="3" office:value-type="float" office:value="517" calcext:value-type="float">
            <text:p>517</text:p>
          </table:table-cell>
          <table:table-cell table:number-columns-repeated="2"/>
          <table:table-cell table:formula="of:=[.B1549]/1000" office:value-type="float" office:value="512.617" calcext:value-type="float">
            <text:p>512.62</text:p>
          </table:table-cell>
          <table:table-cell table:formula="of:=AVERAGE([.C1549:.E1549])" office:value-type="float" office:value="517" calcext:value-type="float">
            <text:p>517.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513602" calcext:value-type="float">
            <text:p>513602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515" calcext:value-type="float">
            <text:p>515</text:p>
          </table:table-cell>
          <table:table-cell table:number-columns-repeated="2"/>
          <table:table-cell table:formula="of:=[.B1550]/1000" office:value-type="float" office:value="513.602" calcext:value-type="float">
            <text:p>513.60</text:p>
          </table:table-cell>
          <table:table-cell table:formula="of:=AVERAGE([.C1550:.E1550])" office:value-type="float" office:value="515.333333333333" calcext:value-type="float">
            <text:p>515.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514587" calcext:value-type="float">
            <text:p>51458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15" calcext:value-type="float">
            <text:p>515</text:p>
          </table:table-cell>
          <table:table-cell table:number-columns-repeated="2"/>
          <table:table-cell table:formula="of:=[.B1551]/1000" office:value-type="float" office:value="514.587" calcext:value-type="float">
            <text:p>514.59</text:p>
          </table:table-cell>
          <table:table-cell table:formula="of:=AVERAGE([.C1551:.E1551])" office:value-type="float" office:value="514.666666666667" calcext:value-type="float">
            <text:p>514.7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515572" calcext:value-type="float">
            <text:p>515572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table:formula="of:=[.B1552]/1000" office:value-type="float" office:value="515.572" calcext:value-type="float">
            <text:p>515.57</text:p>
          </table:table-cell>
          <table:table-cell table:formula="of:=AVERAGE([.C1552:.E1552])" office:value-type="float" office:value="513.333333333333" calcext:value-type="float">
            <text:p>513.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516556" calcext:value-type="float">
            <text:p>5165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2"/>
          <table:table-cell table:formula="of:=[.B1553]/1000" office:value-type="float" office:value="516.556" calcext:value-type="float">
            <text:p>516.56</text:p>
          </table:table-cell>
          <table:table-cell table:formula="of:=AVERAGE([.C1553:.E1553])" office:value-type="float" office:value="512.666666666667" calcext:value-type="float">
            <text:p>512.7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17541" calcext:value-type="float">
            <text:p>517541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/>
          <table:table-cell table:formula="of:=[.B1554]/1000" office:value-type="float" office:value="517.541" calcext:value-type="float">
            <text:p>517.54</text:p>
          </table:table-cell>
          <table:table-cell table:formula="of:=AVERAGE([.C1554:.E1554])" office:value-type="float" office:value="511.666666666667" calcext:value-type="float">
            <text:p>511.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18526" calcext:value-type="float">
            <text:p>518526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[.B1555]/1000" office:value-type="float" office:value="518.526" calcext:value-type="float">
            <text:p>518.53</text:p>
          </table:table-cell>
          <table:table-cell table:formula="of:=AVERAGE([.C1555:.E1555])" office:value-type="float" office:value="510.333333333333" calcext:value-type="float">
            <text:p>510.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19511" calcext:value-type="float">
            <text:p>519511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510" calcext:value-type="float">
            <text:p>510</text:p>
          </table:table-cell>
          <table:table-cell table:number-columns-repeated="2"/>
          <table:table-cell table:formula="of:=[.B1556]/1000" office:value-type="float" office:value="519.511" calcext:value-type="float">
            <text:p>519.51</text:p>
          </table:table-cell>
          <table:table-cell table:formula="of:=AVERAGE([.C1556:.E1556])" office:value-type="float" office:value="509.666666666667" calcext:value-type="float">
            <text:p>509.7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0496" calcext:value-type="float">
            <text:p>520496</text:p>
          </table:table-cell>
          <table:table-cell table:number-columns-repeated="2"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[.B1557]/1000" office:value-type="float" office:value="520.496" calcext:value-type="float">
            <text:p>520.50</text:p>
          </table:table-cell>
          <table:table-cell table:formula="of:=AVERAGE([.C1557:.E1557])" office:value-type="float" office:value="509.333333333333" calcext:value-type="float">
            <text:p>509.3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521481" calcext:value-type="float">
            <text:p>521481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508" calcext:value-type="float">
            <text:p>508</text:p>
          </table:table-cell>
          <table:table-cell table:number-columns-repeated="2"/>
          <table:table-cell table:formula="of:=[.B1558]/1000" office:value-type="float" office:value="521.481" calcext:value-type="float">
            <text:p>521.48</text:p>
          </table:table-cell>
          <table:table-cell table:formula="of:=AVERAGE([.C1558:.E1558])" office:value-type="float" office:value="507.666666666667" calcext:value-type="float">
            <text:p>507.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522466" calcext:value-type="float">
            <text:p>522466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507" calcext:value-type="float">
            <text:p>507</text:p>
          </table:table-cell>
          <table:table-cell table:number-columns-repeated="2"/>
          <table:table-cell table:formula="of:=[.B1559]/1000" office:value-type="float" office:value="522.466" calcext:value-type="float">
            <text:p>522.47</text:p>
          </table:table-cell>
          <table:table-cell table:formula="of:=AVERAGE([.C1559:.E1559])" office:value-type="float" office:value="506.666666666667" calcext:value-type="float">
            <text:p>506.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23450" calcext:value-type="float">
            <text:p>523450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table:formula="of:=[.B1560]/1000" office:value-type="float" office:value="523.45" calcext:value-type="float">
            <text:p>523.45</text:p>
          </table:table-cell>
          <table:table-cell table:formula="of:=AVERAGE([.C1560:.E1560])" office:value-type="float" office:value="506" calcext:value-type="float">
            <text:p>506.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24435" calcext:value-type="float">
            <text:p>524435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table:formula="of:=[.B1561]/1000" office:value-type="float" office:value="524.435" calcext:value-type="float">
            <text:p>524.44</text:p>
          </table:table-cell>
          <table:table-cell table:formula="of:=AVERAGE([.C1561:.E1561])" office:value-type="float" office:value="504.333333333333" calcext:value-type="float">
            <text:p>504.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525420" calcext:value-type="float">
            <text:p>525420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table:formula="of:=[.B1562]/1000" office:value-type="float" office:value="525.42" calcext:value-type="float">
            <text:p>525.42</text:p>
          </table:table-cell>
          <table:table-cell table:formula="of:=AVERAGE([.C1562:.E1562])" office:value-type="float" office:value="503.666666666667" calcext:value-type="float">
            <text:p>503.7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526405" calcext:value-type="float">
            <text:p>526405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502" calcext:value-type="float">
            <text:p>502</text:p>
          </table:table-cell>
          <table:table-cell table:number-columns-repeated="2"/>
          <table:table-cell table:formula="of:=[.B1563]/1000" office:value-type="float" office:value="526.405" calcext:value-type="float">
            <text:p>526.41</text:p>
          </table:table-cell>
          <table:table-cell table:formula="of:=AVERAGE([.C1563:.E1563])" office:value-type="float" office:value="502.333333333333" calcext:value-type="float">
            <text:p>502.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527390" calcext:value-type="float">
            <text:p>527390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table:formula="of:=[.B1564]/1000" office:value-type="float" office:value="527.39" calcext:value-type="float">
            <text:p>527.39</text:p>
          </table:table-cell>
          <table:table-cell table:formula="of:=AVERAGE([.C1564:.E1564])" office:value-type="float" office:value="502.333333333333" calcext:value-type="float">
            <text:p>502.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28375" calcext:value-type="float">
            <text:p>528375</text:p>
          </table:table-cell>
          <table:table-cell table:number-columns-repeated="3" office:value-type="float" office:value="501" calcext:value-type="float">
            <text:p>501</text:p>
          </table:table-cell>
          <table:table-cell table:number-columns-repeated="2"/>
          <table:table-cell table:formula="of:=[.B1565]/1000" office:value-type="float" office:value="528.375" calcext:value-type="float">
            <text:p>528.38</text:p>
          </table:table-cell>
          <table:table-cell table:formula="of:=AVERAGE([.C1565:.E1565])" office:value-type="float" office:value="501" calcext:value-type="float">
            <text:p>501.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529360" calcext:value-type="float">
            <text:p>529360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table:formula="of:=[.B1566]/1000" office:value-type="float" office:value="529.36" calcext:value-type="float">
            <text:p>529.36</text:p>
          </table:table-cell>
          <table:table-cell table:formula="of:=AVERAGE([.C1566:.E1566])" office:value-type="float" office:value="499.666666666667" calcext:value-type="float">
            <text:p>499.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530344" calcext:value-type="float">
            <text:p>530344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2"/>
          <table:table-cell table:formula="of:=[.B1567]/1000" office:value-type="float" office:value="530.344" calcext:value-type="float">
            <text:p>530.34</text:p>
          </table:table-cell>
          <table:table-cell table:formula="of:=AVERAGE([.C1567:.E1567])" office:value-type="float" office:value="498.666666666667" calcext:value-type="float">
            <text:p>498.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531329" calcext:value-type="float">
            <text:p>531329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[.B1568]/1000" office:value-type="float" office:value="531.329" calcext:value-type="float">
            <text:p>531.33</text:p>
          </table:table-cell>
          <table:table-cell table:formula="of:=AVERAGE([.C1568:.E1568])" office:value-type="float" office:value="498" calcext:value-type="float">
            <text:p>498.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532314" calcext:value-type="float">
            <text:p>532314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table:formula="of:=[.B1569]/1000" office:value-type="float" office:value="532.314" calcext:value-type="float">
            <text:p>532.31</text:p>
          </table:table-cell>
          <table:table-cell table:formula="of:=AVERAGE([.C1569:.E1569])" office:value-type="float" office:value="497" calcext:value-type="float">
            <text:p>497.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533299" calcext:value-type="float">
            <text:p>533299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table:formula="of:=[.B1570]/1000" office:value-type="float" office:value="533.299" calcext:value-type="float">
            <text:p>533.30</text:p>
          </table:table-cell>
          <table:table-cell table:formula="of:=AVERAGE([.C1570:.E1570])" office:value-type="float" office:value="495.333333333333" calcext:value-type="float">
            <text:p>495.3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534284" calcext:value-type="float">
            <text:p>534284</text:p>
          </table:table-cell>
          <table:table-cell table:number-columns-repeated="3" office:value-type="float" office:value="494" calcext:value-type="float">
            <text:p>494</text:p>
          </table:table-cell>
          <table:table-cell table:number-columns-repeated="2"/>
          <table:table-cell table:formula="of:=[.B1571]/1000" office:value-type="float" office:value="534.284" calcext:value-type="float">
            <text:p>534.28</text:p>
          </table:table-cell>
          <table:table-cell table:formula="of:=AVERAGE([.C1571:.E1571])" office:value-type="float" office:value="494" calcext:value-type="float">
            <text:p>494.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535269" calcext:value-type="float">
            <text:p>535269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3" calcext:value-type="float">
            <text:p>493</text:p>
          </table:table-cell>
          <table:table-cell table:number-columns-repeated="2"/>
          <table:table-cell table:formula="of:=[.B1572]/1000" office:value-type="float" office:value="535.269" calcext:value-type="float">
            <text:p>535.27</text:p>
          </table:table-cell>
          <table:table-cell table:formula="of:=AVERAGE([.C1572:.E1572])" office:value-type="float" office:value="493.666666666667" calcext:value-type="float">
            <text:p>493.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536254" calcext:value-type="float">
            <text:p>536254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table:formula="of:=[.B1573]/1000" office:value-type="float" office:value="536.254" calcext:value-type="float">
            <text:p>536.25</text:p>
          </table:table-cell>
          <table:table-cell table:formula="of:=AVERAGE([.C1573:.E1573])" office:value-type="float" office:value="493.333333333333" calcext:value-type="float">
            <text:p>493.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537238" calcext:value-type="float">
            <text:p>537238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492" calcext:value-type="float">
            <text:p>492</text:p>
          </table:table-cell>
          <table:table-cell table:number-columns-repeated="2"/>
          <table:table-cell table:formula="of:=[.B1574]/1000" office:value-type="float" office:value="537.238" calcext:value-type="float">
            <text:p>537.24</text:p>
          </table:table-cell>
          <table:table-cell table:formula="of:=AVERAGE([.C1574:.E1574])" office:value-type="float" office:value="491.666666666667" calcext:value-type="float">
            <text:p>491.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38223" calcext:value-type="float">
            <text:p>538223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table:formula="of:=[.B1575]/1000" office:value-type="float" office:value="538.223" calcext:value-type="float">
            <text:p>538.22</text:p>
          </table:table-cell>
          <table:table-cell table:formula="of:=AVERAGE([.C1575:.E1575])" office:value-type="float" office:value="491.333333333333" calcext:value-type="float">
            <text:p>491.3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539208" calcext:value-type="float">
            <text:p>539208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[.B1576]/1000" office:value-type="float" office:value="539.208" calcext:value-type="float">
            <text:p>539.21</text:p>
          </table:table-cell>
          <table:table-cell table:formula="of:=AVERAGE([.C1576:.E1576])" office:value-type="float" office:value="490.666666666667" calcext:value-type="float">
            <text:p>490.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40193" calcext:value-type="float">
            <text:p>540193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[.B1577]/1000" office:value-type="float" office:value="540.193" calcext:value-type="float">
            <text:p>540.19</text:p>
          </table:table-cell>
          <table:table-cell table:formula="of:=AVERAGE([.C1577:.E1577])" office:value-type="float" office:value="489.333333333333" calcext:value-type="float">
            <text:p>489.3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541178" calcext:value-type="float">
            <text:p>541178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88" calcext:value-type="float">
            <text:p>488</text:p>
          </table:table-cell>
          <table:table-cell table:number-columns-repeated="2"/>
          <table:table-cell table:formula="of:=[.B1578]/1000" office:value-type="float" office:value="541.178" calcext:value-type="float">
            <text:p>541.18</text:p>
          </table:table-cell>
          <table:table-cell table:formula="of:=AVERAGE([.C1578:.E1578])" office:value-type="float" office:value="488.333333333333" calcext:value-type="float">
            <text:p>488.3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42163" calcext:value-type="float">
            <text:p>542163</text:p>
          </table:table-cell>
          <table:table-cell table:number-columns-repeated="3" office:value-type="float" office:value="487" calcext:value-type="float">
            <text:p>487</text:p>
          </table:table-cell>
          <table:table-cell table:number-columns-repeated="2"/>
          <table:table-cell table:formula="of:=[.B1579]/1000" office:value-type="float" office:value="542.163" calcext:value-type="float">
            <text:p>542.16</text:p>
          </table:table-cell>
          <table:table-cell table:formula="of:=AVERAGE([.C1579:.E1579])" office:value-type="float" office:value="487" calcext:value-type="float">
            <text:p>487.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43148" calcext:value-type="float">
            <text:p>543148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487" calcext:value-type="float">
            <text:p>487</text:p>
          </table:table-cell>
          <table:table-cell table:number-columns-repeated="2"/>
          <table:table-cell table:formula="of:=[.B1580]/1000" office:value-type="float" office:value="543.148" calcext:value-type="float">
            <text:p>543.15</text:p>
          </table:table-cell>
          <table:table-cell table:formula="of:=AVERAGE([.C1580:.E1580])" office:value-type="float" office:value="486.666666666667" calcext:value-type="float">
            <text:p>486.7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544132" calcext:value-type="float">
            <text:p>544132</text:p>
          </table:table-cell>
          <table:table-cell office:value-type="float" office:value="486" calcext:value-type="float">
            <text:p>486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table:formula="of:=[.B1581]/1000" office:value-type="float" office:value="544.132" calcext:value-type="float">
            <text:p>544.13</text:p>
          </table:table-cell>
          <table:table-cell table:formula="of:=AVERAGE([.C1581:.E1581])" office:value-type="float" office:value="485" calcext:value-type="float">
            <text:p>485.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45117" calcext:value-type="float">
            <text:p>545117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4" calcext:value-type="float">
            <text:p>484</text:p>
          </table:table-cell>
          <table:table-cell table:number-columns-repeated="2"/>
          <table:table-cell table:formula="of:=[.B1582]/1000" office:value-type="float" office:value="545.117" calcext:value-type="float">
            <text:p>545.12</text:p>
          </table:table-cell>
          <table:table-cell table:formula="of:=AVERAGE([.C1582:.E1582])" office:value-type="float" office:value="484.333333333333" calcext:value-type="float">
            <text:p>484.3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546102" calcext:value-type="float">
            <text:p>546102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483" calcext:value-type="float">
            <text:p>483</text:p>
          </table:table-cell>
          <table:table-cell table:number-columns-repeated="2"/>
          <table:table-cell table:formula="of:=[.B1583]/1000" office:value-type="float" office:value="546.102" calcext:value-type="float">
            <text:p>546.10</text:p>
          </table:table-cell>
          <table:table-cell table:formula="of:=AVERAGE([.C1583:.E1583])" office:value-type="float" office:value="483.333333333333" calcext:value-type="float">
            <text:p>483.3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547087" calcext:value-type="float">
            <text:p>547087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482" calcext:value-type="float">
            <text:p>482</text:p>
          </table:table-cell>
          <table:table-cell table:number-columns-repeated="2"/>
          <table:table-cell table:formula="of:=[.B1584]/1000" office:value-type="float" office:value="547.087" calcext:value-type="float">
            <text:p>547.09</text:p>
          </table:table-cell>
          <table:table-cell table:formula="of:=AVERAGE([.C1584:.E1584])" office:value-type="float" office:value="482.333333333333" calcext:value-type="float">
            <text:p>482.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48072" calcext:value-type="float">
            <text:p>548072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[.B1585]/1000" office:value-type="float" office:value="548.072" calcext:value-type="float">
            <text:p>548.07</text:p>
          </table:table-cell>
          <table:table-cell table:formula="of:=AVERAGE([.C1585:.E1585])" office:value-type="float" office:value="481.333333333333" calcext:value-type="float">
            <text:p>481.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549057" calcext:value-type="float">
            <text:p>549057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[.B1586]/1000" office:value-type="float" office:value="549.057" calcext:value-type="float">
            <text:p>549.06</text:p>
          </table:table-cell>
          <table:table-cell table:formula="of:=AVERAGE([.C1586:.E1586])" office:value-type="float" office:value="480.333333333333" calcext:value-type="float">
            <text:p>480.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50042" calcext:value-type="float">
            <text:p>550042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table:formula="of:=[.B1587]/1000" office:value-type="float" office:value="550.042" calcext:value-type="float">
            <text:p>550.04</text:p>
          </table:table-cell>
          <table:table-cell table:formula="of:=AVERAGE([.C1587:.E1587])" office:value-type="float" office:value="479.333333333333" calcext:value-type="float">
            <text:p>479.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551026" calcext:value-type="float">
            <text:p>551026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table:formula="of:=[.B1588]/1000" office:value-type="float" office:value="551.026" calcext:value-type="float">
            <text:p>551.03</text:p>
          </table:table-cell>
          <table:table-cell table:formula="of:=AVERAGE([.C1588:.E1588])" office:value-type="float" office:value="478.333333333333" calcext:value-type="float">
            <text:p>478.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552011" calcext:value-type="float">
            <text:p>552011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77" calcext:value-type="float">
            <text:p>477</text:p>
          </table:table-cell>
          <table:table-cell table:number-columns-repeated="2"/>
          <table:table-cell table:formula="of:=[.B1589]/1000" office:value-type="float" office:value="552.011" calcext:value-type="float">
            <text:p>552.01</text:p>
          </table:table-cell>
          <table:table-cell table:formula="of:=AVERAGE([.C1589:.E1589])" office:value-type="float" office:value="477.333333333333" calcext:value-type="float">
            <text:p>477.3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552996" calcext:value-type="float">
            <text:p>552996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477" calcext:value-type="float">
            <text:p>477</text:p>
          </table:table-cell>
          <table:table-cell table:number-columns-repeated="2"/>
          <table:table-cell table:formula="of:=[.B1590]/1000" office:value-type="float" office:value="552.996" calcext:value-type="float">
            <text:p>553.00</text:p>
          </table:table-cell>
          <table:table-cell table:formula="of:=AVERAGE([.C1590:.E1590])" office:value-type="float" office:value="476.666666666667" calcext:value-type="float">
            <text:p>476.7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553981" calcext:value-type="float">
            <text:p>553981</text:p>
          </table:table-cell>
          <table:table-cell table:number-columns-repeated="3" office:value-type="float" office:value="475" calcext:value-type="float">
            <text:p>475</text:p>
          </table:table-cell>
          <table:table-cell table:number-columns-repeated="2"/>
          <table:table-cell table:formula="of:=[.B1591]/1000" office:value-type="float" office:value="553.981" calcext:value-type="float">
            <text:p>553.98</text:p>
          </table:table-cell>
          <table:table-cell table:formula="of:=AVERAGE([.C1591:.E1591])" office:value-type="float" office:value="475" calcext:value-type="float">
            <text:p>475.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554966" calcext:value-type="float">
            <text:p>554966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75" calcext:value-type="float">
            <text:p>475</text:p>
          </table:table-cell>
          <table:table-cell table:number-columns-repeated="2"/>
          <table:table-cell table:formula="of:=[.B1592]/1000" office:value-type="float" office:value="554.966" calcext:value-type="float">
            <text:p>554.97</text:p>
          </table:table-cell>
          <table:table-cell table:formula="of:=AVERAGE([.C1592:.E1592])" office:value-type="float" office:value="474.666666666667" calcext:value-type="float">
            <text:p>474.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555951" calcext:value-type="float">
            <text:p>555951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473" calcext:value-type="float">
            <text:p>473</text:p>
          </table:table-cell>
          <table:table-cell table:number-columns-repeated="2"/>
          <table:table-cell table:formula="of:=[.B1593]/1000" office:value-type="float" office:value="555.951" calcext:value-type="float">
            <text:p>555.95</text:p>
          </table:table-cell>
          <table:table-cell table:formula="of:=AVERAGE([.C1593:.E1593])" office:value-type="float" office:value="473.666666666667" calcext:value-type="float">
            <text:p>473.7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556936" calcext:value-type="float">
            <text:p>556936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73" calcext:value-type="float">
            <text:p>473</text:p>
          </table:table-cell>
          <table:table-cell table:number-columns-repeated="2"/>
          <table:table-cell table:formula="of:=[.B1594]/1000" office:value-type="float" office:value="556.936" calcext:value-type="float">
            <text:p>556.94</text:p>
          </table:table-cell>
          <table:table-cell table:formula="of:=AVERAGE([.C1594:.E1594])" office:value-type="float" office:value="472.666666666667" calcext:value-type="float">
            <text:p>472.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57920" calcext:value-type="float">
            <text:p>557920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table:formula="of:=[.B1595]/1000" office:value-type="float" office:value="557.92" calcext:value-type="float">
            <text:p>557.92</text:p>
          </table:table-cell>
          <table:table-cell table:formula="of:=AVERAGE([.C1595:.E1595])" office:value-type="float" office:value="471.666666666667" calcext:value-type="float">
            <text:p>471.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558905" calcext:value-type="float">
            <text:p>558905</text:p>
          </table:table-cell>
          <table:table-cell table:number-columns-repeated="3" office:value-type="float" office:value="470" calcext:value-type="float">
            <text:p>470</text:p>
          </table:table-cell>
          <table:table-cell table:number-columns-repeated="2"/>
          <table:table-cell table:formula="of:=[.B1596]/1000" office:value-type="float" office:value="558.905" calcext:value-type="float">
            <text:p>558.91</text:p>
          </table:table-cell>
          <table:table-cell table:formula="of:=AVERAGE([.C1596:.E1596])" office:value-type="float" office:value="470" calcext:value-type="float">
            <text:p>470.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559890" calcext:value-type="float">
            <text:p>559890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table:formula="of:=[.B1597]/1000" office:value-type="float" office:value="559.89" calcext:value-type="float">
            <text:p>559.89</text:p>
          </table:table-cell>
          <table:table-cell table:formula="of:=AVERAGE([.C1597:.E1597])" office:value-type="float" office:value="469" calcext:value-type="float">
            <text:p>469.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560875" calcext:value-type="float">
            <text:p>560875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table:formula="of:=[.B1598]/1000" office:value-type="float" office:value="560.875" calcext:value-type="float">
            <text:p>560.88</text:p>
          </table:table-cell>
          <table:table-cell table:formula="of:=AVERAGE([.C1598:.E1598])" office:value-type="float" office:value="468" calcext:value-type="float">
            <text:p>468.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561860" calcext:value-type="float">
            <text:p>561860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468" calcext:value-type="float">
            <text:p>468</text:p>
          </table:table-cell>
          <table:table-cell table:number-columns-repeated="2"/>
          <table:table-cell table:formula="of:=[.B1599]/1000" office:value-type="float" office:value="561.86" calcext:value-type="float">
            <text:p>561.86</text:p>
          </table:table-cell>
          <table:table-cell table:formula="of:=AVERAGE([.C1599:.E1599])" office:value-type="float" office:value="467.666666666667" calcext:value-type="float">
            <text:p>467.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562845" calcext:value-type="float">
            <text:p>562845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466" calcext:value-type="float">
            <text:p>466</text:p>
          </table:table-cell>
          <table:table-cell table:number-columns-repeated="2"/>
          <table:table-cell table:formula="of:=[.B1600]/1000" office:value-type="float" office:value="562.845" calcext:value-type="float">
            <text:p>562.85</text:p>
          </table:table-cell>
          <table:table-cell table:formula="of:=AVERAGE([.C1600:.E1600])" office:value-type="float" office:value="466.333333333333" calcext:value-type="float">
            <text:p>466.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563829" calcext:value-type="float">
            <text:p>563829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table:formula="of:=[.B1601]/1000" office:value-type="float" office:value="563.829" calcext:value-type="float">
            <text:p>563.83</text:p>
          </table:table-cell>
          <table:table-cell table:formula="of:=AVERAGE([.C1601:.E1601])" office:value-type="float" office:value="465.666666666667" calcext:value-type="float">
            <text:p>465.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564814" calcext:value-type="float">
            <text:p>564814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table:formula="of:=[.B1602]/1000" office:value-type="float" office:value="564.814" calcext:value-type="float">
            <text:p>564.81</text:p>
          </table:table-cell>
          <table:table-cell table:formula="of:=AVERAGE([.C1602:.E1602])" office:value-type="float" office:value="464.666666666667" calcext:value-type="float">
            <text:p>464.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65799" calcext:value-type="float">
            <text:p>565799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table:formula="of:=[.B1603]/1000" office:value-type="float" office:value="565.799" calcext:value-type="float">
            <text:p>565.80</text:p>
          </table:table-cell>
          <table:table-cell table:formula="of:=AVERAGE([.C1603:.E1603])" office:value-type="float" office:value="464.333333333333" calcext:value-type="float">
            <text:p>464.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566784" calcext:value-type="float">
            <text:p>566784</text:p>
          </table:table-cell>
          <table:table-cell table:number-columns-repeated="3" office:value-type="float" office:value="463" calcext:value-type="float">
            <text:p>463</text:p>
          </table:table-cell>
          <table:table-cell table:number-columns-repeated="2"/>
          <table:table-cell table:formula="of:=[.B1604]/1000" office:value-type="float" office:value="566.784" calcext:value-type="float">
            <text:p>566.78</text:p>
          </table:table-cell>
          <table:table-cell table:formula="of:=AVERAGE([.C1604:.E1604])" office:value-type="float" office:value="463" calcext:value-type="float">
            <text:p>463.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67769" calcext:value-type="float">
            <text:p>567769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table:formula="of:=[.B1605]/1000" office:value-type="float" office:value="567.769" calcext:value-type="float">
            <text:p>567.77</text:p>
          </table:table-cell>
          <table:table-cell table:formula="of:=AVERAGE([.C1605:.E1605])" office:value-type="float" office:value="461.333333333333" calcext:value-type="float">
            <text:p>461.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568754" calcext:value-type="float">
            <text:p>568754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[.B1606]/1000" office:value-type="float" office:value="568.754" calcext:value-type="float">
            <text:p>568.75</text:p>
          </table:table-cell>
          <table:table-cell table:formula="of:=AVERAGE([.C1606:.E1606])" office:value-type="float" office:value="460.333333333333" calcext:value-type="float">
            <text:p>460.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69739" calcext:value-type="float">
            <text:p>569739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table:formula="of:=[.B1607]/1000" office:value-type="float" office:value="569.739" calcext:value-type="float">
            <text:p>569.74</text:p>
          </table:table-cell>
          <table:table-cell table:formula="of:=AVERAGE([.C1607:.E1607])" office:value-type="float" office:value="459.333333333333" calcext:value-type="float">
            <text:p>459.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570723" calcext:value-type="float">
            <text:p>570723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[.B1608]/1000" office:value-type="float" office:value="570.723" calcext:value-type="float">
            <text:p>570.72</text:p>
          </table:table-cell>
          <table:table-cell table:formula="of:=AVERAGE([.C1608:.E1608])" office:value-type="float" office:value="459.333333333333" calcext:value-type="float">
            <text:p>459.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571708" calcext:value-type="float">
            <text:p>571708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table:formula="of:=[.B1609]/1000" office:value-type="float" office:value="571.708" calcext:value-type="float">
            <text:p>571.71</text:p>
          </table:table-cell>
          <table:table-cell table:formula="of:=AVERAGE([.C1609:.E1609])" office:value-type="float" office:value="458.333333333333" calcext:value-type="float">
            <text:p>458.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72693" calcext:value-type="float">
            <text:p>572693</text:p>
          </table:table-cell>
          <table:table-cell table:number-columns-repeated="3" office:value-type="float" office:value="457" calcext:value-type="float">
            <text:p>457</text:p>
          </table:table-cell>
          <table:table-cell table:number-columns-repeated="2"/>
          <table:table-cell table:formula="of:=[.B1610]/1000" office:value-type="float" office:value="572.693" calcext:value-type="float">
            <text:p>572.69</text:p>
          </table:table-cell>
          <table:table-cell table:formula="of:=AVERAGE([.C1610:.E1610])" office:value-type="float" office:value="457" calcext:value-type="float">
            <text:p>457.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573678" calcext:value-type="float">
            <text:p>573678</text:p>
          </table:table-cell>
          <table:table-cell table:number-columns-repeated="3" office:value-type="float" office:value="456" calcext:value-type="float">
            <text:p>456</text:p>
          </table:table-cell>
          <table:table-cell table:number-columns-repeated="2"/>
          <table:table-cell table:formula="of:=[.B1611]/1000" office:value-type="float" office:value="573.678" calcext:value-type="float">
            <text:p>573.68</text:p>
          </table:table-cell>
          <table:table-cell table:formula="of:=AVERAGE([.C1611:.E1611])" office:value-type="float" office:value="456" calcext:value-type="float">
            <text:p>456.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74663" calcext:value-type="float">
            <text:p>574663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table:formula="of:=[.B1612]/1000" office:value-type="float" office:value="574.663" calcext:value-type="float">
            <text:p>574.66</text:p>
          </table:table-cell>
          <table:table-cell table:formula="of:=AVERAGE([.C1612:.E1612])" office:value-type="float" office:value="454.666666666667" calcext:value-type="float">
            <text:p>454.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575648" calcext:value-type="float">
            <text:p>575648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table:formula="of:=[.B1613]/1000" office:value-type="float" office:value="575.648" calcext:value-type="float">
            <text:p>575.65</text:p>
          </table:table-cell>
          <table:table-cell table:formula="of:=AVERAGE([.C1613:.E1613])" office:value-type="float" office:value="454" calcext:value-type="float">
            <text:p>454.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576633" calcext:value-type="float">
            <text:p>576633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table:formula="of:=[.B1614]/1000" office:value-type="float" office:value="576.633" calcext:value-type="float">
            <text:p>576.63</text:p>
          </table:table-cell>
          <table:table-cell table:formula="of:=AVERAGE([.C1614:.E1614])" office:value-type="float" office:value="453" calcext:value-type="float">
            <text:p>453.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77617" calcext:value-type="float">
            <text:p>577617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453" calcext:value-type="float">
            <text:p>453</text:p>
          </table:table-cell>
          <table:table-cell table:number-columns-repeated="2"/>
          <table:table-cell table:formula="of:=[.B1615]/1000" office:value-type="float" office:value="577.617" calcext:value-type="float">
            <text:p>577.62</text:p>
          </table:table-cell>
          <table:table-cell table:formula="of:=AVERAGE([.C1615:.E1615])" office:value-type="float" office:value="452.666666666667" calcext:value-type="float">
            <text:p>452.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578602" calcext:value-type="float">
            <text:p>578602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table:formula="of:=[.B1616]/1000" office:value-type="float" office:value="578.602" calcext:value-type="float">
            <text:p>578.60</text:p>
          </table:table-cell>
          <table:table-cell table:formula="of:=AVERAGE([.C1616:.E1616])" office:value-type="float" office:value="451.333333333333" calcext:value-type="float">
            <text:p>451.3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579587" calcext:value-type="float">
            <text:p>579587</text:p>
          </table:table-cell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table:formula="of:=[.B1617]/1000" office:value-type="float" office:value="579.587" calcext:value-type="float">
            <text:p>579.59</text:p>
          </table:table-cell>
          <table:table-cell table:formula="of:=AVERAGE([.C1617:.E1617])" office:value-type="float" office:value="450" calcext:value-type="float">
            <text:p>450.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580572" calcext:value-type="float">
            <text:p>580572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table:formula="of:=[.B1618]/1000" office:value-type="float" office:value="580.572" calcext:value-type="float">
            <text:p>580.57</text:p>
          </table:table-cell>
          <table:table-cell table:formula="of:=AVERAGE([.C1618:.E1618])" office:value-type="float" office:value="449.333333333333" calcext:value-type="float">
            <text:p>449.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581557" calcext:value-type="float">
            <text:p>58155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table:formula="of:=[.B1619]/1000" office:value-type="float" office:value="581.557" calcext:value-type="float">
            <text:p>581.56</text:p>
          </table:table-cell>
          <table:table-cell table:formula="of:=AVERAGE([.C1619:.E1619])" office:value-type="float" office:value="448.333333333333" calcext:value-type="float">
            <text:p>448.3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582542" calcext:value-type="float">
            <text:p>582542</text:p>
          </table:table-cell>
          <table:table-cell table:number-columns-repeated="3" office:value-type="float" office:value="447" calcext:value-type="float">
            <text:p>447</text:p>
          </table:table-cell>
          <table:table-cell table:number-columns-repeated="2"/>
          <table:table-cell table:formula="of:=[.B1620]/1000" office:value-type="float" office:value="582.542" calcext:value-type="float">
            <text:p>582.54</text:p>
          </table:table-cell>
          <table:table-cell table:formula="of:=AVERAGE([.C1620:.E1620])" office:value-type="float" office:value="447" calcext:value-type="float">
            <text:p>447.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583527" calcext:value-type="float">
            <text:p>583527</text:p>
          </table:table-cell>
          <table:table-cell table:number-columns-repeated="3" office:value-type="float" office:value="446" calcext:value-type="float">
            <text:p>446</text:p>
          </table:table-cell>
          <table:table-cell table:number-columns-repeated="2"/>
          <table:table-cell table:formula="of:=[.B1621]/1000" office:value-type="float" office:value="583.527" calcext:value-type="float">
            <text:p>583.53</text:p>
          </table:table-cell>
          <table:table-cell table:formula="of:=AVERAGE([.C1621:.E1621])" office:value-type="float" office:value="446" calcext:value-type="float">
            <text:p>446.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584511" calcext:value-type="float">
            <text:p>584511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445" calcext:value-type="float">
            <text:p>445</text:p>
          </table:table-cell>
          <table:table-cell table:number-columns-repeated="2"/>
          <table:table-cell table:formula="of:=[.B1622]/1000" office:value-type="float" office:value="584.511" calcext:value-type="float">
            <text:p>584.51</text:p>
          </table:table-cell>
          <table:table-cell table:formula="of:=AVERAGE([.C1622:.E1622])" office:value-type="float" office:value="445.333333333333" calcext:value-type="float">
            <text:p>445.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85496" calcext:value-type="float">
            <text:p>585496</text:p>
          </table:table-cell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table:formula="of:=[.B1623]/1000" office:value-type="float" office:value="585.496" calcext:value-type="float">
            <text:p>585.50</text:p>
          </table:table-cell>
          <table:table-cell table:formula="of:=AVERAGE([.C1623:.E1623])" office:value-type="float" office:value="444.666666666667" calcext:value-type="float">
            <text:p>444.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586481" calcext:value-type="float">
            <text:p>586481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table:formula="of:=[.B1624]/1000" office:value-type="float" office:value="586.481" calcext:value-type="float">
            <text:p>586.48</text:p>
          </table:table-cell>
          <table:table-cell table:formula="of:=AVERAGE([.C1624:.E1624])" office:value-type="float" office:value="443.666666666667" calcext:value-type="float">
            <text:p>443.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87466" calcext:value-type="float">
            <text:p>587466</text:p>
          </table:table-cell>
          <table:table-cell office:value-type="float" office:value="443" calcext:value-type="float">
            <text:p>443</text:p>
          </table:table-cell>
          <table:table-cell table:number-columns-repeated="2" office:value-type="float" office:value="442" calcext:value-type="float">
            <text:p>442</text:p>
          </table:table-cell>
          <table:table-cell table:number-columns-repeated="2"/>
          <table:table-cell table:formula="of:=[.B1625]/1000" office:value-type="float" office:value="587.466" calcext:value-type="float">
            <text:p>587.47</text:p>
          </table:table-cell>
          <table:table-cell table:formula="of:=AVERAGE([.C1625:.E1625])" office:value-type="float" office:value="442.333333333333" calcext:value-type="float">
            <text:p>442.3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588451" calcext:value-type="float">
            <text:p>588451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[.B1626]/1000" office:value-type="float" office:value="588.451" calcext:value-type="float">
            <text:p>588.45</text:p>
          </table:table-cell>
          <table:table-cell table:formula="of:=AVERAGE([.C1626:.E1626])" office:value-type="float" office:value="441" calcext:value-type="float">
            <text:p>441.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589436" calcext:value-type="float">
            <text:p>589436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formula="of:=[.B1627]/1000" office:value-type="float" office:value="589.436" calcext:value-type="float">
            <text:p>589.44</text:p>
          </table:table-cell>
          <table:table-cell table:formula="of:=AVERAGE([.C1627:.E1627])" office:value-type="float" office:value="440" calcext:value-type="float">
            <text:p>440.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90421" calcext:value-type="float">
            <text:p>590421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table:formula="of:=[.B1628]/1000" office:value-type="float" office:value="590.421" calcext:value-type="float">
            <text:p>590.42</text:p>
          </table:table-cell>
          <table:table-cell table:formula="of:=AVERAGE([.C1628:.E1628])" office:value-type="float" office:value="439.666666666667" calcext:value-type="float">
            <text:p>439.7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591405" calcext:value-type="float">
            <text:p>591405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table:formula="of:=[.B1629]/1000" office:value-type="float" office:value="591.405" calcext:value-type="float">
            <text:p>591.41</text:p>
          </table:table-cell>
          <table:table-cell table:formula="of:=AVERAGE([.C1629:.E1629])" office:value-type="float" office:value="438.333333333333" calcext:value-type="float">
            <text:p>438.3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592390" calcext:value-type="float">
            <text:p>592390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437" calcext:value-type="float">
            <text:p>437</text:p>
          </table:table-cell>
          <table:table-cell table:number-columns-repeated="2"/>
          <table:table-cell table:formula="of:=[.B1630]/1000" office:value-type="float" office:value="592.39" calcext:value-type="float">
            <text:p>592.39</text:p>
          </table:table-cell>
          <table:table-cell table:formula="of:=AVERAGE([.C1630:.E1630])" office:value-type="float" office:value="437.333333333333" calcext:value-type="float">
            <text:p>437.3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593375" calcext:value-type="float">
            <text:p>593375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436" calcext:value-type="float">
            <text:p>436</text:p>
          </table:table-cell>
          <table:table-cell table:number-columns-repeated="2"/>
          <table:table-cell table:formula="of:=[.B1631]/1000" office:value-type="float" office:value="593.375" calcext:value-type="float">
            <text:p>593.38</text:p>
          </table:table-cell>
          <table:table-cell table:formula="of:=AVERAGE([.C1631:.E1631])" office:value-type="float" office:value="436.333333333333" calcext:value-type="float">
            <text:p>436.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594360" calcext:value-type="float">
            <text:p>59436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6" calcext:value-type="float">
            <text:p>436</text:p>
          </table:table-cell>
          <table:table-cell table:number-columns-repeated="2"/>
          <table:table-cell table:formula="of:=[.B1632]/1000" office:value-type="float" office:value="594.36" calcext:value-type="float">
            <text:p>594.36</text:p>
          </table:table-cell>
          <table:table-cell table:formula="of:=AVERAGE([.C1632:.E1632])" office:value-type="float" office:value="435.666666666667" calcext:value-type="float">
            <text:p>435.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595345" calcext:value-type="float">
            <text:p>595345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table:formula="of:=[.B1633]/1000" office:value-type="float" office:value="595.345" calcext:value-type="float">
            <text:p>595.35</text:p>
          </table:table-cell>
          <table:table-cell table:formula="of:=AVERAGE([.C1633:.E1633])" office:value-type="float" office:value="433.666666666667" calcext:value-type="float">
            <text:p>433.7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596330" calcext:value-type="float">
            <text:p>596330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table:formula="of:=[.B1634]/1000" office:value-type="float" office:value="596.33" calcext:value-type="float">
            <text:p>596.33</text:p>
          </table:table-cell>
          <table:table-cell table:formula="of:=AVERAGE([.C1634:.E1634])" office:value-type="float" office:value="433.333333333333" calcext:value-type="float">
            <text:p>433.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597315" calcext:value-type="float">
            <text:p>597315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"/>
          <table:table-cell table:formula="of:=[.B1635]/1000" office:value-type="float" office:value="597.315" calcext:value-type="float">
            <text:p>597.32</text:p>
          </table:table-cell>
          <table:table-cell table:formula="of:=AVERAGE([.C1635:.E1635])" office:value-type="float" office:value="432.333333333333" calcext:value-type="float">
            <text:p>432.3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98299" calcext:value-type="float">
            <text:p>598299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table:formula="of:=[.B1636]/1000" office:value-type="float" office:value="598.299" calcext:value-type="float">
            <text:p>598.30</text:p>
          </table:table-cell>
          <table:table-cell table:formula="of:=AVERAGE([.C1636:.E1636])" office:value-type="float" office:value="431.666666666667" calcext:value-type="float">
            <text:p>431.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599284" calcext:value-type="float">
            <text:p>599284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table:formula="of:=[.B1637]/1000" office:value-type="float" office:value="599.284" calcext:value-type="float">
            <text:p>599.28</text:p>
          </table:table-cell>
          <table:table-cell table:formula="of:=AVERAGE([.C1637:.E1637])" office:value-type="float" office:value="429.666666666667" calcext:value-type="float">
            <text:p>429.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00269" calcext:value-type="float">
            <text:p>600269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430" calcext:value-type="float">
            <text:p>430</text:p>
          </table:table-cell>
          <table:table-cell table:number-columns-repeated="2"/>
          <table:table-cell table:formula="of:=[.B1638]/1000" office:value-type="float" office:value="600.269" calcext:value-type="float">
            <text:p>600.27</text:p>
          </table:table-cell>
          <table:table-cell table:formula="of:=AVERAGE([.C1638:.E1638])" office:value-type="float" office:value="429.666666666667" calcext:value-type="float">
            <text:p>429.7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01254" calcext:value-type="float">
            <text:p>601254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table:formula="of:=[.B1639]/1000" office:value-type="float" office:value="601.254" calcext:value-type="float">
            <text:p>601.25</text:p>
          </table:table-cell>
          <table:table-cell table:formula="of:=AVERAGE([.C1639:.E1639])" office:value-type="float" office:value="428.333333333333" calcext:value-type="float">
            <text:p>428.3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02239" calcext:value-type="float">
            <text:p>602239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427" calcext:value-type="float">
            <text:p>427</text:p>
          </table:table-cell>
          <table:table-cell table:number-columns-repeated="2"/>
          <table:table-cell table:formula="of:=[.B1640]/1000" office:value-type="float" office:value="602.239" calcext:value-type="float">
            <text:p>602.24</text:p>
          </table:table-cell>
          <table:table-cell table:formula="of:=AVERAGE([.C1640:.E1640])" office:value-type="float" office:value="427.666666666667" calcext:value-type="float">
            <text:p>427.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03224" calcext:value-type="float">
            <text:p>603224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table:formula="of:=[.B1641]/1000" office:value-type="float" office:value="603.224" calcext:value-type="float">
            <text:p>603.22</text:p>
          </table:table-cell>
          <table:table-cell table:formula="of:=AVERAGE([.C1641:.E1641])" office:value-type="float" office:value="427.333333333333" calcext:value-type="float">
            <text:p>427.3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04209" calcext:value-type="float">
            <text:p>604209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table:formula="of:=[.B1642]/1000" office:value-type="float" office:value="604.209" calcext:value-type="float">
            <text:p>604.21</text:p>
          </table:table-cell>
          <table:table-cell table:formula="of:=AVERAGE([.C1642:.E1642])" office:value-type="float" office:value="426" calcext:value-type="float">
            <text:p>426.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05193" calcext:value-type="float">
            <text:p>605193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table:formula="of:=[.B1643]/1000" office:value-type="float" office:value="605.193" calcext:value-type="float">
            <text:p>605.19</text:p>
          </table:table-cell>
          <table:table-cell table:formula="of:=AVERAGE([.C1643:.E1643])" office:value-type="float" office:value="424.666666666667" calcext:value-type="float">
            <text:p>424.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06178" calcext:value-type="float">
            <text:p>606178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425" calcext:value-type="float">
            <text:p>425</text:p>
          </table:table-cell>
          <table:table-cell table:number-columns-repeated="2"/>
          <table:table-cell table:formula="of:=[.B1644]/1000" office:value-type="float" office:value="606.178" calcext:value-type="float">
            <text:p>606.18</text:p>
          </table:table-cell>
          <table:table-cell table:formula="of:=AVERAGE([.C1644:.E1644])" office:value-type="float" office:value="424.666666666667" calcext:value-type="float">
            <text:p>424.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07163" calcext:value-type="float">
            <text:p>607163</text:p>
          </table:table-cell>
          <table:table-cell table:number-columns-repeated="3" office:value-type="float" office:value="423" calcext:value-type="float">
            <text:p>423</text:p>
          </table:table-cell>
          <table:table-cell table:number-columns-repeated="2"/>
          <table:table-cell table:formula="of:=[.B1645]/1000" office:value-type="float" office:value="607.163" calcext:value-type="float">
            <text:p>607.16</text:p>
          </table:table-cell>
          <table:table-cell table:formula="of:=AVERAGE([.C1645:.E1645])" office:value-type="float" office:value="423" calcext:value-type="float">
            <text:p>423.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08148" calcext:value-type="float">
            <text:p>608148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table:formula="of:=[.B1646]/1000" office:value-type="float" office:value="608.148" calcext:value-type="float">
            <text:p>608.15</text:p>
          </table:table-cell>
          <table:table-cell table:formula="of:=AVERAGE([.C1646:.E1646])" office:value-type="float" office:value="422" calcext:value-type="float">
            <text:p>422.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09133" calcext:value-type="float">
            <text:p>609133</text:p>
          </table:table-cell>
          <table:table-cell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table:formula="of:=[.B1647]/1000" office:value-type="float" office:value="609.133" calcext:value-type="float">
            <text:p>609.13</text:p>
          </table:table-cell>
          <table:table-cell table:formula="of:=AVERAGE([.C1647:.E1647])" office:value-type="float" office:value="421" calcext:value-type="float">
            <text:p>421.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10118" calcext:value-type="float">
            <text:p>610118</text:p>
          </table:table-cell>
          <table:table-cell table:number-columns-repeated="3" office:value-type="float" office:value="420" calcext:value-type="float">
            <text:p>420</text:p>
          </table:table-cell>
          <table:table-cell table:number-columns-repeated="2"/>
          <table:table-cell table:formula="of:=[.B1648]/1000" office:value-type="float" office:value="610.118" calcext:value-type="float">
            <text:p>610.12</text:p>
          </table:table-cell>
          <table:table-cell table:formula="of:=AVERAGE([.C1648:.E1648])" office:value-type="float" office:value="420" calcext:value-type="float">
            <text:p>420.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11103" calcext:value-type="float">
            <text:p>611103</text:p>
          </table:table-cell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table:formula="of:=[.B1649]/1000" office:value-type="float" office:value="611.103" calcext:value-type="float">
            <text:p>611.10</text:p>
          </table:table-cell>
          <table:table-cell table:formula="of:=AVERAGE([.C1649:.E1649])" office:value-type="float" office:value="419" calcext:value-type="float">
            <text:p>419.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12087" calcext:value-type="float">
            <text:p>612087</text:p>
          </table:table-cell>
          <table:table-cell table:number-columns-repeated="3" office:value-type="float" office:value="418" calcext:value-type="float">
            <text:p>418</text:p>
          </table:table-cell>
          <table:table-cell table:number-columns-repeated="2"/>
          <table:table-cell table:formula="of:=[.B1650]/1000" office:value-type="float" office:value="612.087" calcext:value-type="float">
            <text:p>612.09</text:p>
          </table:table-cell>
          <table:table-cell table:formula="of:=AVERAGE([.C1650:.E1650])" office:value-type="float" office:value="418" calcext:value-type="float">
            <text:p>418.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13072" calcext:value-type="float">
            <text:p>613072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417" calcext:value-type="float">
            <text:p>417</text:p>
          </table:table-cell>
          <table:table-cell table:number-columns-repeated="2"/>
          <table:table-cell table:formula="of:=[.B1651]/1000" office:value-type="float" office:value="613.072" calcext:value-type="float">
            <text:p>613.07</text:p>
          </table:table-cell>
          <table:table-cell table:formula="of:=AVERAGE([.C1651:.E1651])" office:value-type="float" office:value="417.333333333333" calcext:value-type="float">
            <text:p>417.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14057" calcext:value-type="float">
            <text:p>614057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table:formula="of:=[.B1652]/1000" office:value-type="float" office:value="614.057" calcext:value-type="float">
            <text:p>614.06</text:p>
          </table:table-cell>
          <table:table-cell table:formula="of:=AVERAGE([.C1652:.E1652])" office:value-type="float" office:value="416.333333333333" calcext:value-type="float">
            <text:p>416.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15042" calcext:value-type="float">
            <text:p>615042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table:formula="of:=[.B1653]/1000" office:value-type="float" office:value="615.042" calcext:value-type="float">
            <text:p>615.04</text:p>
          </table:table-cell>
          <table:table-cell table:formula="of:=AVERAGE([.C1653:.E1653])" office:value-type="float" office:value="415" calcext:value-type="float">
            <text:p>415.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16027" calcext:value-type="float">
            <text:p>616027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414" calcext:value-type="float">
            <text:p>414</text:p>
          </table:table-cell>
          <table:table-cell table:number-columns-repeated="2"/>
          <table:table-cell table:formula="of:=[.B1654]/1000" office:value-type="float" office:value="616.027" calcext:value-type="float">
            <text:p>616.03</text:p>
          </table:table-cell>
          <table:table-cell table:formula="of:=AVERAGE([.C1654:.E1654])" office:value-type="float" office:value="414.333333333333" calcext:value-type="float">
            <text:p>414.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17012" calcext:value-type="float">
            <text:p>617012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414" calcext:value-type="float">
            <text:p>414</text:p>
          </table:table-cell>
          <table:table-cell table:number-columns-repeated="2"/>
          <table:table-cell table:formula="of:=[.B1655]/1000" office:value-type="float" office:value="617.012" calcext:value-type="float">
            <text:p>617.01</text:p>
          </table:table-cell>
          <table:table-cell table:formula="of:=AVERAGE([.C1655:.E1655])" office:value-type="float" office:value="413.333333333333" calcext:value-type="float">
            <text:p>413.3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17997" calcext:value-type="float">
            <text:p>617997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[.B1656]/1000" office:value-type="float" office:value="617.997" calcext:value-type="float">
            <text:p>618.00</text:p>
          </table:table-cell>
          <table:table-cell table:formula="of:=AVERAGE([.C1656:.E1656])" office:value-type="float" office:value="412.333333333333" calcext:value-type="float">
            <text:p>412.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18981" calcext:value-type="float">
            <text:p>618981</text:p>
          </table:table-cell>
          <table:table-cell table:number-columns-repeated="3" office:value-type="float" office:value="411" calcext:value-type="float">
            <text:p>411</text:p>
          </table:table-cell>
          <table:table-cell table:number-columns-repeated="2"/>
          <table:table-cell table:formula="of:=[.B1657]/1000" office:value-type="float" office:value="618.981" calcext:value-type="float">
            <text:p>618.98</text:p>
          </table:table-cell>
          <table:table-cell table:formula="of:=AVERAGE([.C1657:.E1657])" office:value-type="float" office:value="411" calcext:value-type="float">
            <text:p>411.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19966" calcext:value-type="float">
            <text:p>619966</text:p>
          </table:table-cell>
          <table:table-cell table:number-columns-repeated="3" office:value-type="float" office:value="411" calcext:value-type="float">
            <text:p>411</text:p>
          </table:table-cell>
          <table:table-cell table:number-columns-repeated="2"/>
          <table:table-cell table:formula="of:=[.B1658]/1000" office:value-type="float" office:value="619.966" calcext:value-type="float">
            <text:p>619.97</text:p>
          </table:table-cell>
          <table:table-cell table:formula="of:=AVERAGE([.C1658:.E1658])" office:value-type="float" office:value="411" calcext:value-type="float">
            <text:p>411.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20951" calcext:value-type="float">
            <text:p>620951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table:formula="of:=[.B1659]/1000" office:value-type="float" office:value="620.951" calcext:value-type="float">
            <text:p>620.95</text:p>
          </table:table-cell>
          <table:table-cell table:formula="of:=AVERAGE([.C1659:.E1659])" office:value-type="float" office:value="409" calcext:value-type="float">
            <text:p>409.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21936" calcext:value-type="float">
            <text:p>621936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table:formula="of:=[.B1660]/1000" office:value-type="float" office:value="621.936" calcext:value-type="float">
            <text:p>621.94</text:p>
          </table:table-cell>
          <table:table-cell table:formula="of:=AVERAGE([.C1660:.E1660])" office:value-type="float" office:value="408.666666666667" calcext:value-type="float">
            <text:p>408.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22921" calcext:value-type="float">
            <text:p>622921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table:formula="of:=[.B1661]/1000" office:value-type="float" office:value="622.921" calcext:value-type="float">
            <text:p>622.92</text:p>
          </table:table-cell>
          <table:table-cell table:formula="of:=AVERAGE([.C1661:.E1661])" office:value-type="float" office:value="407.333333333333" calcext:value-type="float">
            <text:p>407.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23906" calcext:value-type="float">
            <text:p>623906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2"/>
          <table:table-cell table:formula="of:=[.B1662]/1000" office:value-type="float" office:value="623.906" calcext:value-type="float">
            <text:p>623.91</text:p>
          </table:table-cell>
          <table:table-cell table:formula="of:=AVERAGE([.C1662:.E1662])" office:value-type="float" office:value="406.333333333333" calcext:value-type="float">
            <text:p>406.3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24891" calcext:value-type="float">
            <text:p>624891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2"/>
          <table:table-cell table:formula="of:=[.B1663]/1000" office:value-type="float" office:value="624.891" calcext:value-type="float">
            <text:p>624.89</text:p>
          </table:table-cell>
          <table:table-cell table:formula="of:=AVERAGE([.C1663:.E1663])" office:value-type="float" office:value="405.666666666667" calcext:value-type="float">
            <text:p>405.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25875" calcext:value-type="float">
            <text:p>625875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formula="of:=[.B1664]/1000" office:value-type="float" office:value="625.875" calcext:value-type="float">
            <text:p>625.88</text:p>
          </table:table-cell>
          <table:table-cell table:formula="of:=AVERAGE([.C1664:.E1664])" office:value-type="float" office:value="405" calcext:value-type="float">
            <text:p>405.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26860" calcext:value-type="float">
            <text:p>626860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[.B1665]/1000" office:value-type="float" office:value="626.86" calcext:value-type="float">
            <text:p>626.86</text:p>
          </table:table-cell>
          <table:table-cell table:formula="of:=AVERAGE([.C1665:.E1665])" office:value-type="float" office:value="404" calcext:value-type="float">
            <text:p>404.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27845" calcext:value-type="float">
            <text:p>627845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[.B1666]/1000" office:value-type="float" office:value="627.845" calcext:value-type="float">
            <text:p>627.85</text:p>
          </table:table-cell>
          <table:table-cell table:formula="of:=AVERAGE([.C1666:.E1666])" office:value-type="float" office:value="402.333333333333" calcext:value-type="float">
            <text:p>402.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28830" calcext:value-type="float">
            <text:p>628830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table:formula="of:=[.B1667]/1000" office:value-type="float" office:value="628.83" calcext:value-type="float">
            <text:p>628.83</text:p>
          </table:table-cell>
          <table:table-cell table:formula="of:=AVERAGE([.C1667:.E1667])" office:value-type="float" office:value="401.666666666667" calcext:value-type="float">
            <text:p>401.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29815" calcext:value-type="float">
            <text:p>629815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formula="of:=[.B1668]/1000" office:value-type="float" office:value="629.815" calcext:value-type="float">
            <text:p>629.82</text:p>
          </table:table-cell>
          <table:table-cell table:formula="of:=AVERAGE([.C1668:.E1668])" office:value-type="float" office:value="400.333333333333" calcext:value-type="float">
            <text:p>400.3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30800" calcext:value-type="float">
            <text:p>63080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/>
          <table:table-cell table:formula="of:=[.B1669]/1000" office:value-type="float" office:value="630.8" calcext:value-type="float">
            <text:p>630.80</text:p>
          </table:table-cell>
          <table:table-cell table:formula="of:=AVERAGE([.C1669:.E1669])" office:value-type="float" office:value="399.666666666667" calcext:value-type="float">
            <text:p>399.7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31785" calcext:value-type="float">
            <text:p>631785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B1670]/1000" office:value-type="float" office:value="631.785" calcext:value-type="float">
            <text:p>631.79</text:p>
          </table:table-cell>
          <table:table-cell table:formula="of:=AVERAGE([.C1670:.E1670])" office:value-type="float" office:value="399" calcext:value-type="float">
            <text:p>399.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32769" calcext:value-type="float">
            <text:p>632769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table:formula="of:=[.B1671]/1000" office:value-type="float" office:value="632.769" calcext:value-type="float">
            <text:p>632.77</text:p>
          </table:table-cell>
          <table:table-cell table:formula="of:=AVERAGE([.C1671:.E1671])" office:value-type="float" office:value="398" calcext:value-type="float">
            <text:p>398.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33754" calcext:value-type="float">
            <text:p>633754</text:p>
          </table:table-cell>
          <table:table-cell table:number-columns-repeated="3" office:value-type="float" office:value="397" calcext:value-type="float">
            <text:p>397</text:p>
          </table:table-cell>
          <table:table-cell table:number-columns-repeated="2"/>
          <table:table-cell table:formula="of:=[.B1672]/1000" office:value-type="float" office:value="633.754" calcext:value-type="float">
            <text:p>633.75</text:p>
          </table:table-cell>
          <table:table-cell table:formula="of:=AVERAGE([.C1672:.E1672])" office:value-type="float" office:value="397" calcext:value-type="float">
            <text:p>397.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34739" calcext:value-type="float">
            <text:p>634739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2"/>
          <table:table-cell table:formula="of:=[.B1673]/1000" office:value-type="float" office:value="634.739" calcext:value-type="float">
            <text:p>634.74</text:p>
          </table:table-cell>
          <table:table-cell table:formula="of:=AVERAGE([.C1673:.E1673])" office:value-type="float" office:value="395.666666666667" calcext:value-type="float">
            <text:p>395.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35724" calcext:value-type="float">
            <text:p>635724</text:p>
          </table:table-cell>
          <table:table-cell table:number-columns-repeated="3" office:value-type="float" office:value="395" calcext:value-type="float">
            <text:p>395</text:p>
          </table:table-cell>
          <table:table-cell table:number-columns-repeated="2"/>
          <table:table-cell table:formula="of:=[.B1674]/1000" office:value-type="float" office:value="635.724" calcext:value-type="float">
            <text:p>635.72</text:p>
          </table:table-cell>
          <table:table-cell table:formula="of:=AVERAGE([.C1674:.E1674])" office:value-type="float" office:value="395" calcext:value-type="float">
            <text:p>395.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36709" calcext:value-type="float">
            <text:p>636709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93" calcext:value-type="float">
            <text:p>393</text:p>
          </table:table-cell>
          <table:table-cell table:number-columns-repeated="2"/>
          <table:table-cell table:formula="of:=[.B1675]/1000" office:value-type="float" office:value="636.709" calcext:value-type="float">
            <text:p>636.71</text:p>
          </table:table-cell>
          <table:table-cell table:formula="of:=AVERAGE([.C1675:.E1675])" office:value-type="float" office:value="393.333333333333" calcext:value-type="float">
            <text:p>393.3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37694" calcext:value-type="float">
            <text:p>637694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table:formula="of:=[.B1676]/1000" office:value-type="float" office:value="637.694" calcext:value-type="float">
            <text:p>637.69</text:p>
          </table:table-cell>
          <table:table-cell table:formula="of:=AVERAGE([.C1676:.E1676])" office:value-type="float" office:value="393.333333333333" calcext:value-type="float">
            <text:p>393.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38679" calcext:value-type="float">
            <text:p>638679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table:formula="of:=[.B1677]/1000" office:value-type="float" office:value="638.679" calcext:value-type="float">
            <text:p>638.68</text:p>
          </table:table-cell>
          <table:table-cell table:formula="of:=AVERAGE([.C1677:.E1677])" office:value-type="float" office:value="392.666666666667" calcext:value-type="float">
            <text:p>392.7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39663" calcext:value-type="float">
            <text:p>639663</text:p>
          </table:table-cell>
          <table:table-cell table:number-columns-repeated="3" office:value-type="float" office:value="391" calcext:value-type="float">
            <text:p>391</text:p>
          </table:table-cell>
          <table:table-cell table:number-columns-repeated="2"/>
          <table:table-cell table:formula="of:=[.B1678]/1000" office:value-type="float" office:value="639.663" calcext:value-type="float">
            <text:p>639.66</text:p>
          </table:table-cell>
          <table:table-cell table:formula="of:=AVERAGE([.C1678:.E1678])" office:value-type="float" office:value="391" calcext:value-type="float">
            <text:p>391.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40648" calcext:value-type="float">
            <text:p>640648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table:formula="of:=[.B1679]/1000" office:value-type="float" office:value="640.648" calcext:value-type="float">
            <text:p>640.65</text:p>
          </table:table-cell>
          <table:table-cell table:formula="of:=AVERAGE([.C1679:.E1679])" office:value-type="float" office:value="390.666666666667" calcext:value-type="float">
            <text:p>390.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41633" calcext:value-type="float">
            <text:p>641633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table:formula="of:=[.B1680]/1000" office:value-type="float" office:value="641.633" calcext:value-type="float">
            <text:p>641.63</text:p>
          </table:table-cell>
          <table:table-cell table:formula="of:=AVERAGE([.C1680:.E1680])" office:value-type="float" office:value="389.333333333333" calcext:value-type="float">
            <text:p>389.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42618" calcext:value-type="float">
            <text:p>642618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table:formula="of:=[.B1681]/1000" office:value-type="float" office:value="642.618" calcext:value-type="float">
            <text:p>642.62</text:p>
          </table:table-cell>
          <table:table-cell table:formula="of:=AVERAGE([.C1681:.E1681])" office:value-type="float" office:value="388.666666666667" calcext:value-type="float">
            <text:p>388.7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43603" calcext:value-type="float">
            <text:p>643603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388" calcext:value-type="float">
            <text:p>388</text:p>
          </table:table-cell>
          <table:table-cell table:number-columns-repeated="2"/>
          <table:table-cell table:formula="of:=[.B1682]/1000" office:value-type="float" office:value="643.603" calcext:value-type="float">
            <text:p>643.60</text:p>
          </table:table-cell>
          <table:table-cell table:formula="of:=AVERAGE([.C1682:.E1682])" office:value-type="float" office:value="387.666666666667" calcext:value-type="float">
            <text:p>387.7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44588" calcext:value-type="float">
            <text:p>644588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387" calcext:value-type="float">
            <text:p>387</text:p>
          </table:table-cell>
          <table:table-cell table:number-columns-repeated="2"/>
          <table:table-cell table:formula="of:=[.B1683]/1000" office:value-type="float" office:value="644.588" calcext:value-type="float">
            <text:p>644.59</text:p>
          </table:table-cell>
          <table:table-cell table:formula="of:=AVERAGE([.C1683:.E1683])" office:value-type="float" office:value="386.666666666667" calcext:value-type="float">
            <text:p>386.7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45573" calcext:value-type="float">
            <text:p>645573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386" calcext:value-type="float">
            <text:p>386</text:p>
          </table:table-cell>
          <table:table-cell table:number-columns-repeated="2"/>
          <table:table-cell table:formula="of:=[.B1684]/1000" office:value-type="float" office:value="645.573" calcext:value-type="float">
            <text:p>645.57</text:p>
          </table:table-cell>
          <table:table-cell table:formula="of:=AVERAGE([.C1684:.E1684])" office:value-type="float" office:value="385.666666666667" calcext:value-type="float">
            <text:p>385.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46557" calcext:value-type="float">
            <text:p>646557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table:formula="of:=[.B1685]/1000" office:value-type="float" office:value="646.557" calcext:value-type="float">
            <text:p>646.56</text:p>
          </table:table-cell>
          <table:table-cell table:formula="of:=AVERAGE([.C1685:.E1685])" office:value-type="float" office:value="384.333333333333" calcext:value-type="float">
            <text:p>384.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47542" calcext:value-type="float">
            <text:p>647542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table:formula="of:=[.B1686]/1000" office:value-type="float" office:value="647.542" calcext:value-type="float">
            <text:p>647.54</text:p>
          </table:table-cell>
          <table:table-cell table:formula="of:=AVERAGE([.C1686:.E1686])" office:value-type="float" office:value="384" calcext:value-type="float">
            <text:p>384.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48527" calcext:value-type="float">
            <text:p>648527</text:p>
          </table:table-cell>
          <table:table-cell table:number-columns-repeated="3" office:value-type="float" office:value="383" calcext:value-type="float">
            <text:p>383</text:p>
          </table:table-cell>
          <table:table-cell table:number-columns-repeated="2"/>
          <table:table-cell table:formula="of:=[.B1687]/1000" office:value-type="float" office:value="648.527" calcext:value-type="float">
            <text:p>648.53</text:p>
          </table:table-cell>
          <table:table-cell table:formula="of:=AVERAGE([.C1687:.E1687])" office:value-type="float" office:value="383" calcext:value-type="float">
            <text:p>383.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49512" calcext:value-type="float">
            <text:p>649512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table:formula="of:=[.B1688]/1000" office:value-type="float" office:value="649.512" calcext:value-type="float">
            <text:p>649.51</text:p>
          </table:table-cell>
          <table:table-cell table:formula="of:=AVERAGE([.C1688:.E1688])" office:value-type="float" office:value="381.666666666667" calcext:value-type="float">
            <text:p>381.7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50497" calcext:value-type="float">
            <text:p>650497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formula="of:=[.B1689]/1000" office:value-type="float" office:value="650.497" calcext:value-type="float">
            <text:p>650.50</text:p>
          </table:table-cell>
          <table:table-cell table:formula="of:=AVERAGE([.C1689:.E1689])" office:value-type="float" office:value="380.666666666667" calcext:value-type="float">
            <text:p>380.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51482" calcext:value-type="float">
            <text:p>65148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2"/>
          <table:table-cell table:formula="of:=[.B1690]/1000" office:value-type="float" office:value="651.482" calcext:value-type="float">
            <text:p>651.48</text:p>
          </table:table-cell>
          <table:table-cell table:formula="of:=AVERAGE([.C1690:.E1690])" office:value-type="float" office:value="379.666666666667" calcext:value-type="float">
            <text:p>379.7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52467" calcext:value-type="float">
            <text:p>652467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379" calcext:value-type="float">
            <text:p>379</text:p>
          </table:table-cell>
          <table:table-cell table:number-columns-repeated="2"/>
          <table:table-cell table:formula="of:=[.B1691]/1000" office:value-type="float" office:value="652.467" calcext:value-type="float">
            <text:p>652.47</text:p>
          </table:table-cell>
          <table:table-cell table:formula="of:=AVERAGE([.C1691:.E1691])" office:value-type="float" office:value="378.333333333333" calcext:value-type="float">
            <text:p>378.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53451" calcext:value-type="float">
            <text:p>653451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77" calcext:value-type="float">
            <text:p>377</text:p>
          </table:table-cell>
          <table:table-cell table:number-columns-repeated="2"/>
          <table:table-cell table:formula="of:=[.B1692]/1000" office:value-type="float" office:value="653.451" calcext:value-type="float">
            <text:p>653.45</text:p>
          </table:table-cell>
          <table:table-cell table:formula="of:=AVERAGE([.C1692:.E1692])" office:value-type="float" office:value="377.333333333333" calcext:value-type="float">
            <text:p>377.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54436" calcext:value-type="float">
            <text:p>654436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376" calcext:value-type="float">
            <text:p>376</text:p>
          </table:table-cell>
          <table:table-cell table:number-columns-repeated="2"/>
          <table:table-cell table:formula="of:=[.B1693]/1000" office:value-type="float" office:value="654.436" calcext:value-type="float">
            <text:p>654.44</text:p>
          </table:table-cell>
          <table:table-cell table:formula="of:=AVERAGE([.C1693:.E1693])" office:value-type="float" office:value="376.333333333333" calcext:value-type="float">
            <text:p>376.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55421" calcext:value-type="float">
            <text:p>655421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76" calcext:value-type="float">
            <text:p>376</text:p>
          </table:table-cell>
          <table:table-cell table:number-columns-repeated="2"/>
          <table:table-cell table:formula="of:=[.B1694]/1000" office:value-type="float" office:value="655.421" calcext:value-type="float">
            <text:p>655.42</text:p>
          </table:table-cell>
          <table:table-cell table:formula="of:=AVERAGE([.C1694:.E1694])" office:value-type="float" office:value="375.666666666667" calcext:value-type="float">
            <text:p>375.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56406" calcext:value-type="float">
            <text:p>656406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table:formula="of:=[.B1695]/1000" office:value-type="float" office:value="656.406" calcext:value-type="float">
            <text:p>656.41</text:p>
          </table:table-cell>
          <table:table-cell table:formula="of:=AVERAGE([.C1695:.E1695])" office:value-type="float" office:value="374.333333333333" calcext:value-type="float">
            <text:p>374.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57391" calcext:value-type="float">
            <text:p>657391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table:formula="of:=[.B1696]/1000" office:value-type="float" office:value="657.391" calcext:value-type="float">
            <text:p>657.39</text:p>
          </table:table-cell>
          <table:table-cell table:formula="of:=AVERAGE([.C1696:.E1696])" office:value-type="float" office:value="373.666666666667" calcext:value-type="float">
            <text:p>373.7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58376" calcext:value-type="float">
            <text:p>658376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table:formula="of:=[.B1697]/1000" office:value-type="float" office:value="658.376" calcext:value-type="float">
            <text:p>658.38</text:p>
          </table:table-cell>
          <table:table-cell table:formula="of:=AVERAGE([.C1697:.E1697])" office:value-type="float" office:value="372.333333333333" calcext:value-type="float">
            <text:p>372.3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59361" calcext:value-type="float">
            <text:p>659361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table:formula="of:=[.B1698]/1000" office:value-type="float" office:value="659.361" calcext:value-type="float">
            <text:p>659.36</text:p>
          </table:table-cell>
          <table:table-cell table:formula="of:=AVERAGE([.C1698:.E1698])" office:value-type="float" office:value="372" calcext:value-type="float">
            <text:p>372.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60345" calcext:value-type="float">
            <text:p>660345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[.B1699]/1000" office:value-type="float" office:value="660.345" calcext:value-type="float">
            <text:p>660.35</text:p>
          </table:table-cell>
          <table:table-cell table:formula="of:=AVERAGE([.C1699:.E1699])" office:value-type="float" office:value="370.333333333333" calcext:value-type="float">
            <text:p>370.3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61330" calcext:value-type="float">
            <text:p>66133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/>
          <table:table-cell table:formula="of:=[.B1700]/1000" office:value-type="float" office:value="661.33" calcext:value-type="float">
            <text:p>661.33</text:p>
          </table:table-cell>
          <table:table-cell table:formula="of:=AVERAGE([.C1700:.E1700])" office:value-type="float" office:value="369.333333333333" calcext:value-type="float">
            <text:p>369.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62315" calcext:value-type="float">
            <text:p>662315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table:formula="of:=[.B1701]/1000" office:value-type="float" office:value="662.315" calcext:value-type="float">
            <text:p>662.32</text:p>
          </table:table-cell>
          <table:table-cell table:formula="of:=AVERAGE([.C1701:.E1701])" office:value-type="float" office:value="368.666666666667" calcext:value-type="float">
            <text:p>368.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63300" calcext:value-type="float">
            <text:p>663300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368" calcext:value-type="float">
            <text:p>368</text:p>
          </table:table-cell>
          <table:table-cell table:number-columns-repeated="2"/>
          <table:table-cell table:formula="of:=[.B1702]/1000" office:value-type="float" office:value="663.3" calcext:value-type="float">
            <text:p>663.30</text:p>
          </table:table-cell>
          <table:table-cell table:formula="of:=AVERAGE([.C1702:.E1702])" office:value-type="float" office:value="367.666666666667" calcext:value-type="float">
            <text:p>367.7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64285" calcext:value-type="float">
            <text:p>664285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table:formula="of:=[.B1703]/1000" office:value-type="float" office:value="664.285" calcext:value-type="float">
            <text:p>664.29</text:p>
          </table:table-cell>
          <table:table-cell table:formula="of:=AVERAGE([.C1703:.E1703])" office:value-type="float" office:value="366.333333333333" calcext:value-type="float">
            <text:p>366.3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65270" calcext:value-type="float">
            <text:p>665270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table:formula="of:=[.B1704]/1000" office:value-type="float" office:value="665.27" calcext:value-type="float">
            <text:p>665.27</text:p>
          </table:table-cell>
          <table:table-cell table:formula="of:=AVERAGE([.C1704:.E1704])" office:value-type="float" office:value="365.666666666667" calcext:value-type="float">
            <text:p>365.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66255" calcext:value-type="float">
            <text:p>666255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table:formula="of:=[.B1705]/1000" office:value-type="float" office:value="666.255" calcext:value-type="float">
            <text:p>666.26</text:p>
          </table:table-cell>
          <table:table-cell table:formula="of:=AVERAGE([.C1705:.E1705])" office:value-type="float" office:value="364.666666666667" calcext:value-type="float">
            <text:p>364.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67239" calcext:value-type="float">
            <text:p>667239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363" calcext:value-type="float">
            <text:p>363</text:p>
          </table:table-cell>
          <table:table-cell table:number-columns-repeated="2"/>
          <table:table-cell table:formula="of:=[.B1706]/1000" office:value-type="float" office:value="667.239" calcext:value-type="float">
            <text:p>667.24</text:p>
          </table:table-cell>
          <table:table-cell table:formula="of:=AVERAGE([.C1706:.E1706])" office:value-type="float" office:value="363.333333333333" calcext:value-type="float">
            <text:p>363.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68224" calcext:value-type="float">
            <text:p>668224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table:formula="of:=[.B1707]/1000" office:value-type="float" office:value="668.224" calcext:value-type="float">
            <text:p>668.22</text:p>
          </table:table-cell>
          <table:table-cell table:formula="of:=AVERAGE([.C1707:.E1707])" office:value-type="float" office:value="363" calcext:value-type="float">
            <text:p>363.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69209" calcext:value-type="float">
            <text:p>669209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table:formula="of:=[.B1708]/1000" office:value-type="float" office:value="669.209" calcext:value-type="float">
            <text:p>669.21</text:p>
          </table:table-cell>
          <table:table-cell table:formula="of:=AVERAGE([.C1708:.E1708])" office:value-type="float" office:value="361.333333333333" calcext:value-type="float">
            <text:p>361.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70194" calcext:value-type="float">
            <text:p>670194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62" calcext:value-type="float">
            <text:p>362</text:p>
          </table:table-cell>
          <table:table-cell table:number-columns-repeated="2"/>
          <table:table-cell table:formula="of:=[.B1709]/1000" office:value-type="float" office:value="670.194" calcext:value-type="float">
            <text:p>670.19</text:p>
          </table:table-cell>
          <table:table-cell table:formula="of:=AVERAGE([.C1709:.E1709])" office:value-type="float" office:value="361.333333333333" calcext:value-type="float">
            <text:p>361.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71179" calcext:value-type="float">
            <text:p>671179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table:formula="of:=[.B1710]/1000" office:value-type="float" office:value="671.179" calcext:value-type="float">
            <text:p>671.18</text:p>
          </table:table-cell>
          <table:table-cell table:formula="of:=AVERAGE([.C1710:.E1710])" office:value-type="float" office:value="360" calcext:value-type="float">
            <text:p>360.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72164" calcext:value-type="float">
            <text:p>672164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59" calcext:value-type="float">
            <text:p>359</text:p>
          </table:table-cell>
          <table:table-cell table:number-columns-repeated="2"/>
          <table:table-cell table:formula="of:=[.B1711]/1000" office:value-type="float" office:value="672.164" calcext:value-type="float">
            <text:p>672.16</text:p>
          </table:table-cell>
          <table:table-cell table:formula="of:=AVERAGE([.C1711:.E1711])" office:value-type="float" office:value="358.666666666667" calcext:value-type="float">
            <text:p>358.7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73148" calcext:value-type="float">
            <text:p>673148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table:formula="of:=[.B1712]/1000" office:value-type="float" office:value="673.148" calcext:value-type="float">
            <text:p>673.15</text:p>
          </table:table-cell>
          <table:table-cell table:formula="of:=AVERAGE([.C1712:.E1712])" office:value-type="float" office:value="358.333333333333" calcext:value-type="float">
            <text:p>358.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74133" calcext:value-type="float">
            <text:p>674133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table:formula="of:=[.B1713]/1000" office:value-type="float" office:value="674.133" calcext:value-type="float">
            <text:p>674.13</text:p>
          </table:table-cell>
          <table:table-cell table:formula="of:=AVERAGE([.C1713:.E1713])" office:value-type="float" office:value="357.333333333333" calcext:value-type="float">
            <text:p>357.3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75118" calcext:value-type="float">
            <text:p>675118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table:formula="of:=[.B1714]/1000" office:value-type="float" office:value="675.118" calcext:value-type="float">
            <text:p>675.12</text:p>
          </table:table-cell>
          <table:table-cell table:formula="of:=AVERAGE([.C1714:.E1714])" office:value-type="float" office:value="357" calcext:value-type="float">
            <text:p>357.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76103" calcext:value-type="float">
            <text:p>676103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table:formula="of:=[.B1715]/1000" office:value-type="float" office:value="676.103" calcext:value-type="float">
            <text:p>676.10</text:p>
          </table:table-cell>
          <table:table-cell table:formula="of:=AVERAGE([.C1715:.E1715])" office:value-type="float" office:value="355.333333333333" calcext:value-type="float">
            <text:p>355.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77088" calcext:value-type="float">
            <text:p>677088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354" calcext:value-type="float">
            <text:p>354</text:p>
          </table:table-cell>
          <table:table-cell table:number-columns-repeated="2"/>
          <table:table-cell table:formula="of:=[.B1716]/1000" office:value-type="float" office:value="677.088" calcext:value-type="float">
            <text:p>677.09</text:p>
          </table:table-cell>
          <table:table-cell table:formula="of:=AVERAGE([.C1716:.E1716])" office:value-type="float" office:value="354.333333333333" calcext:value-type="float">
            <text:p>354.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78073" calcext:value-type="float">
            <text:p>678073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table:formula="of:=[.B1717]/1000" office:value-type="float" office:value="678.073" calcext:value-type="float">
            <text:p>678.07</text:p>
          </table:table-cell>
          <table:table-cell table:formula="of:=AVERAGE([.C1717:.E1717])" office:value-type="float" office:value="353.666666666667" calcext:value-type="float">
            <text:p>353.7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79058" calcext:value-type="float">
            <text:p>679058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table:formula="of:=[.B1718]/1000" office:value-type="float" office:value="679.058" calcext:value-type="float">
            <text:p>679.06</text:p>
          </table:table-cell>
          <table:table-cell table:formula="of:=AVERAGE([.C1718:.E1718])" office:value-type="float" office:value="352.333333333333" calcext:value-type="float">
            <text:p>352.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80042" calcext:value-type="float">
            <text:p>680042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table:formula="of:=[.B1719]/1000" office:value-type="float" office:value="680.042" calcext:value-type="float">
            <text:p>680.04</text:p>
          </table:table-cell>
          <table:table-cell table:formula="of:=AVERAGE([.C1719:.E1719])" office:value-type="float" office:value="351.333333333333" calcext:value-type="float">
            <text:p>351.3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81027" calcext:value-type="float">
            <text:p>681027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table:formula="of:=[.B1720]/1000" office:value-type="float" office:value="681.027" calcext:value-type="float">
            <text:p>681.03</text:p>
          </table:table-cell>
          <table:table-cell table:formula="of:=AVERAGE([.C1720:.E1720])" office:value-type="float" office:value="350.333333333333" calcext:value-type="float">
            <text:p>350.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82012" calcext:value-type="float">
            <text:p>682012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49" calcext:value-type="float">
            <text:p>349</text:p>
          </table:table-cell>
          <table:table-cell table:number-columns-repeated="2"/>
          <table:table-cell table:formula="of:=[.B1721]/1000" office:value-type="float" office:value="682.012" calcext:value-type="float">
            <text:p>682.01</text:p>
          </table:table-cell>
          <table:table-cell table:formula="of:=AVERAGE([.C1721:.E1721])" office:value-type="float" office:value="349.333333333333" calcext:value-type="float">
            <text:p>349.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82997" calcext:value-type="float">
            <text:p>682997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48" calcext:value-type="float">
            <text:p>348</text:p>
          </table:table-cell>
          <table:table-cell table:number-columns-repeated="2"/>
          <table:table-cell table:formula="of:=[.B1722]/1000" office:value-type="float" office:value="682.997" calcext:value-type="float">
            <text:p>683.00</text:p>
          </table:table-cell>
          <table:table-cell table:formula="of:=AVERAGE([.C1722:.E1722])" office:value-type="float" office:value="348.333333333333" calcext:value-type="float">
            <text:p>348.3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83982" calcext:value-type="float">
            <text:p>683982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47" calcext:value-type="float">
            <text:p>347</text:p>
          </table:table-cell>
          <table:table-cell table:number-columns-repeated="2"/>
          <table:table-cell table:formula="of:=[.B1723]/1000" office:value-type="float" office:value="683.982" calcext:value-type="float">
            <text:p>683.98</text:p>
          </table:table-cell>
          <table:table-cell table:formula="of:=AVERAGE([.C1723:.E1723])" office:value-type="float" office:value="347.333333333333" calcext:value-type="float">
            <text:p>347.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84967" calcext:value-type="float">
            <text:p>684967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table:formula="of:=[.B1724]/1000" office:value-type="float" office:value="684.967" calcext:value-type="float">
            <text:p>684.97</text:p>
          </table:table-cell>
          <table:table-cell table:formula="of:=AVERAGE([.C1724:.E1724])" office:value-type="float" office:value="346.666666666667" calcext:value-type="float">
            <text:p>346.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85952" calcext:value-type="float">
            <text:p>685952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table:formula="of:=[.B1725]/1000" office:value-type="float" office:value="685.952" calcext:value-type="float">
            <text:p>685.95</text:p>
          </table:table-cell>
          <table:table-cell table:formula="of:=AVERAGE([.C1725:.E1725])" office:value-type="float" office:value="345.333333333333" calcext:value-type="float">
            <text:p>345.3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86936" calcext:value-type="float">
            <text:p>686936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4" calcext:value-type="float">
            <text:p>344</text:p>
          </table:table-cell>
          <table:table-cell table:number-columns-repeated="2"/>
          <table:table-cell table:formula="of:=[.B1726]/1000" office:value-type="float" office:value="686.936" calcext:value-type="float">
            <text:p>686.94</text:p>
          </table:table-cell>
          <table:table-cell table:formula="of:=AVERAGE([.C1726:.E1726])" office:value-type="float" office:value="344.333333333333" calcext:value-type="float">
            <text:p>344.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87921" calcext:value-type="float">
            <text:p>687921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43" calcext:value-type="float">
            <text:p>343</text:p>
          </table:table-cell>
          <table:table-cell table:number-columns-repeated="2"/>
          <table:table-cell table:formula="of:=[.B1727]/1000" office:value-type="float" office:value="687.921" calcext:value-type="float">
            <text:p>687.92</text:p>
          </table:table-cell>
          <table:table-cell table:formula="of:=AVERAGE([.C1727:.E1727])" office:value-type="float" office:value="343.333333333333" calcext:value-type="float">
            <text:p>343.3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88906" calcext:value-type="float">
            <text:p>688906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table:formula="of:=[.B1728]/1000" office:value-type="float" office:value="688.906" calcext:value-type="float">
            <text:p>688.91</text:p>
          </table:table-cell>
          <table:table-cell table:formula="of:=AVERAGE([.C1728:.E1728])" office:value-type="float" office:value="342.333333333333" calcext:value-type="float">
            <text:p>342.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89891" calcext:value-type="float">
            <text:p>689891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2"/>
          <table:table-cell table:formula="of:=[.B1729]/1000" office:value-type="float" office:value="689.891" calcext:value-type="float">
            <text:p>689.89</text:p>
          </table:table-cell>
          <table:table-cell table:formula="of:=AVERAGE([.C1729:.E1729])" office:value-type="float" office:value="341.333333333333" calcext:value-type="float">
            <text:p>341.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90876" calcext:value-type="float">
            <text:p>690876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2"/>
          <table:table-cell table:formula="of:=[.B1730]/1000" office:value-type="float" office:value="690.876" calcext:value-type="float">
            <text:p>690.88</text:p>
          </table:table-cell>
          <table:table-cell table:formula="of:=AVERAGE([.C1730:.E1730])" office:value-type="float" office:value="340.333333333333" calcext:value-type="float">
            <text:p>340.3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91861" calcext:value-type="float">
            <text:p>691861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table:formula="of:=[.B1731]/1000" office:value-type="float" office:value="691.861" calcext:value-type="float">
            <text:p>691.86</text:p>
          </table:table-cell>
          <table:table-cell table:formula="of:=AVERAGE([.C1731:.E1731])" office:value-type="float" office:value="339.666666666667" calcext:value-type="float">
            <text:p>339.7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92846" calcext:value-type="float">
            <text:p>692846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38" calcext:value-type="float">
            <text:p>338</text:p>
          </table:table-cell>
          <table:table-cell table:number-columns-repeated="2"/>
          <table:table-cell table:formula="of:=[.B1732]/1000" office:value-type="float" office:value="692.846" calcext:value-type="float">
            <text:p>692.85</text:p>
          </table:table-cell>
          <table:table-cell table:formula="of:=AVERAGE([.C1732:.E1732])" office:value-type="float" office:value="338.333333333333" calcext:value-type="float">
            <text:p>338.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93830" calcext:value-type="float">
            <text:p>693830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table:formula="of:=[.B1733]/1000" office:value-type="float" office:value="693.83" calcext:value-type="float">
            <text:p>693.83</text:p>
          </table:table-cell>
          <table:table-cell table:formula="of:=AVERAGE([.C1733:.E1733])" office:value-type="float" office:value="337.666666666667" calcext:value-type="float">
            <text:p>337.7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94815" calcext:value-type="float">
            <text:p>694815</text:p>
          </table:table-cell>
          <table:table-cell table:number-columns-repeated="3" office:value-type="float" office:value="336" calcext:value-type="float">
            <text:p>336</text:p>
          </table:table-cell>
          <table:table-cell table:number-columns-repeated="2"/>
          <table:table-cell table:formula="of:=[.B1734]/1000" office:value-type="float" office:value="694.815" calcext:value-type="float">
            <text:p>694.82</text:p>
          </table:table-cell>
          <table:table-cell table:formula="of:=AVERAGE([.C1734:.E1734])" office:value-type="float" office:value="336" calcext:value-type="float">
            <text:p>336.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95800" calcext:value-type="float">
            <text:p>69580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/>
          <table:table-cell table:formula="of:=[.B1735]/1000" office:value-type="float" office:value="695.8" calcext:value-type="float">
            <text:p>695.80</text:p>
          </table:table-cell>
          <table:table-cell table:formula="of:=AVERAGE([.C1735:.E1735])" office:value-type="float" office:value="335.333333333333" calcext:value-type="float">
            <text:p>335.3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96785" calcext:value-type="float">
            <text:p>696785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formula="of:=[.B1736]/1000" office:value-type="float" office:value="696.785" calcext:value-type="float">
            <text:p>696.79</text:p>
          </table:table-cell>
          <table:table-cell table:formula="of:=AVERAGE([.C1736:.E1736])" office:value-type="float" office:value="334" calcext:value-type="float">
            <text:p>334.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97770" calcext:value-type="float">
            <text:p>697770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table:formula="of:=[.B1737]/1000" office:value-type="float" office:value="697.77" calcext:value-type="float">
            <text:p>697.77</text:p>
          </table:table-cell>
          <table:table-cell table:formula="of:=AVERAGE([.C1737:.E1737])" office:value-type="float" office:value="333.666666666667" calcext:value-type="float">
            <text:p>333.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98755" calcext:value-type="float">
            <text:p>698755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table:formula="of:=[.B1738]/1000" office:value-type="float" office:value="698.755" calcext:value-type="float">
            <text:p>698.76</text:p>
          </table:table-cell>
          <table:table-cell table:formula="of:=AVERAGE([.C1738:.E1738])" office:value-type="float" office:value="332.666666666667" calcext:value-type="float">
            <text:p>332.7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99740" calcext:value-type="float">
            <text:p>69974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table:formula="of:=[.B1739]/1000" office:value-type="float" office:value="699.74" calcext:value-type="float">
            <text:p>699.74</text:p>
          </table:table-cell>
          <table:table-cell table:formula="of:=AVERAGE([.C1739:.E1739])" office:value-type="float" office:value="331.666666666667" calcext:value-type="float">
            <text:p>331.7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700724" calcext:value-type="float">
            <text:p>700724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[.B1740]/1000" office:value-type="float" office:value="700.724" calcext:value-type="float">
            <text:p>700.72</text:p>
          </table:table-cell>
          <table:table-cell table:formula="of:=AVERAGE([.C1740:.E1740])" office:value-type="float" office:value="331" calcext:value-type="float">
            <text:p>331.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01709" calcext:value-type="float">
            <text:p>70170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[.B1741]/1000" office:value-type="float" office:value="701.709" calcext:value-type="float">
            <text:p>701.71</text:p>
          </table:table-cell>
          <table:table-cell table:formula="of:=AVERAGE([.C1741:.E1741])" office:value-type="float" office:value="329.666666666667" calcext:value-type="float">
            <text:p>329.7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702694" calcext:value-type="float">
            <text:p>702694</text:p>
          </table:table-cell>
          <table:table-cell table:number-columns-repeated="3" office:value-type="float" office:value="329" calcext:value-type="float">
            <text:p>329</text:p>
          </table:table-cell>
          <table:table-cell table:number-columns-repeated="2"/>
          <table:table-cell table:formula="of:=[.B1742]/1000" office:value-type="float" office:value="702.694" calcext:value-type="float">
            <text:p>702.69</text:p>
          </table:table-cell>
          <table:table-cell table:formula="of:=AVERAGE([.C1742:.E1742])" office:value-type="float" office:value="329" calcext:value-type="float">
            <text:p>329.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703679" calcext:value-type="float">
            <text:p>70367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7" calcext:value-type="float">
            <text:p>327</text:p>
          </table:table-cell>
          <table:table-cell table:number-columns-repeated="2"/>
          <table:table-cell table:formula="of:=[.B1743]/1000" office:value-type="float" office:value="703.679" calcext:value-type="float">
            <text:p>703.68</text:p>
          </table:table-cell>
          <table:table-cell table:formula="of:=AVERAGE([.C1743:.E1743])" office:value-type="float" office:value="327.333333333333" calcext:value-type="float">
            <text:p>327.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704664" calcext:value-type="float">
            <text:p>704664</text:p>
          </table:table-cell>
          <table:table-cell table:number-columns-repeated="3" office:value-type="float" office:value="327" calcext:value-type="float">
            <text:p>327</text:p>
          </table:table-cell>
          <table:table-cell table:number-columns-repeated="2"/>
          <table:table-cell table:formula="of:=[.B1744]/1000" office:value-type="float" office:value="704.664" calcext:value-type="float">
            <text:p>704.66</text:p>
          </table:table-cell>
          <table:table-cell table:formula="of:=AVERAGE([.C1744:.E1744])" office:value-type="float" office:value="327" calcext:value-type="float">
            <text:p>327.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705649" calcext:value-type="float">
            <text:p>705649</text:p>
          </table:table-cell>
          <table:table-cell table:number-columns-repeated="3" office:value-type="float" office:value="326" calcext:value-type="float">
            <text:p>326</text:p>
          </table:table-cell>
          <table:table-cell table:number-columns-repeated="2"/>
          <table:table-cell table:formula="of:=[.B1745]/1000" office:value-type="float" office:value="705.649" calcext:value-type="float">
            <text:p>705.65</text:p>
          </table:table-cell>
          <table:table-cell table:formula="of:=AVERAGE([.C1745:.E1745])" office:value-type="float" office:value="326" calcext:value-type="float">
            <text:p>326.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706634" calcext:value-type="float">
            <text:p>706634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table:formula="of:=[.B1746]/1000" office:value-type="float" office:value="706.634" calcext:value-type="float">
            <text:p>706.63</text:p>
          </table:table-cell>
          <table:table-cell table:formula="of:=AVERAGE([.C1746:.E1746])" office:value-type="float" office:value="325" calcext:value-type="float">
            <text:p>325.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707618" calcext:value-type="float">
            <text:p>707618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table:formula="of:=[.B1747]/1000" office:value-type="float" office:value="707.618" calcext:value-type="float">
            <text:p>707.62</text:p>
          </table:table-cell>
          <table:table-cell table:formula="of:=AVERAGE([.C1747:.E1747])" office:value-type="float" office:value="324.333333333333" calcext:value-type="float">
            <text:p>324.3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708603" calcext:value-type="float">
            <text:p>708603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table:formula="of:=[.B1748]/1000" office:value-type="float" office:value="708.603" calcext:value-type="float">
            <text:p>708.60</text:p>
          </table:table-cell>
          <table:table-cell table:formula="of:=AVERAGE([.C1748:.E1748])" office:value-type="float" office:value="322.666666666667" calcext:value-type="float">
            <text:p>322.7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709588" calcext:value-type="float">
            <text:p>709588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table:formula="of:=[.B1749]/1000" office:value-type="float" office:value="709.588" calcext:value-type="float">
            <text:p>709.59</text:p>
          </table:table-cell>
          <table:table-cell table:formula="of:=AVERAGE([.C1749:.E1749])" office:value-type="float" office:value="322.666666666667" calcext:value-type="float">
            <text:p>322.7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710573" calcext:value-type="float">
            <text:p>710573</text:p>
          </table:table-cell>
          <table:table-cell table:number-columns-repeated="3" office:value-type="float" office:value="322" calcext:value-type="float">
            <text:p>322</text:p>
          </table:table-cell>
          <table:table-cell table:number-columns-repeated="2"/>
          <table:table-cell table:formula="of:=[.B1750]/1000" office:value-type="float" office:value="710.573" calcext:value-type="float">
            <text:p>710.57</text:p>
          </table:table-cell>
          <table:table-cell table:formula="of:=AVERAGE([.C1750:.E1750])" office:value-type="float" office:value="322" calcext:value-type="float">
            <text:p>322.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11558" calcext:value-type="float">
            <text:p>711558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/>
          <table:table-cell table:formula="of:=[.B1751]/1000" office:value-type="float" office:value="711.558" calcext:value-type="float">
            <text:p>711.56</text:p>
          </table:table-cell>
          <table:table-cell table:formula="of:=AVERAGE([.C1751:.E1751])" office:value-type="float" office:value="320.333333333333" calcext:value-type="float">
            <text:p>320.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712543" calcext:value-type="float">
            <text:p>71254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9" calcext:value-type="float">
            <text:p>319</text:p>
          </table:table-cell>
          <table:table-cell table:number-columns-repeated="2"/>
          <table:table-cell table:formula="of:=[.B1752]/1000" office:value-type="float" office:value="712.543" calcext:value-type="float">
            <text:p>712.54</text:p>
          </table:table-cell>
          <table:table-cell table:formula="of:=AVERAGE([.C1752:.E1752])" office:value-type="float" office:value="319.333333333333" calcext:value-type="float">
            <text:p>319.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13528" calcext:value-type="float">
            <text:p>713528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19" calcext:value-type="float">
            <text:p>319</text:p>
          </table:table-cell>
          <table:table-cell table:number-columns-repeated="2"/>
          <table:table-cell table:formula="of:=[.B1753]/1000" office:value-type="float" office:value="713.528" calcext:value-type="float">
            <text:p>713.53</text:p>
          </table:table-cell>
          <table:table-cell table:formula="of:=AVERAGE([.C1753:.E1753])" office:value-type="float" office:value="318.333333333333" calcext:value-type="float">
            <text:p>318.3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714512" calcext:value-type="float">
            <text:p>714512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/>
          <table:table-cell table:formula="of:=[.B1754]/1000" office:value-type="float" office:value="714.512" calcext:value-type="float">
            <text:p>714.51</text:p>
          </table:table-cell>
          <table:table-cell table:formula="of:=AVERAGE([.C1754:.E1754])" office:value-type="float" office:value="317.333333333333" calcext:value-type="float">
            <text:p>317.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15497" calcext:value-type="float">
            <text:p>715497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table:formula="of:=[.B1755]/1000" office:value-type="float" office:value="715.497" calcext:value-type="float">
            <text:p>715.50</text:p>
          </table:table-cell>
          <table:table-cell table:formula="of:=AVERAGE([.C1755:.E1755])" office:value-type="float" office:value="316.333333333333" calcext:value-type="float">
            <text:p>316.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16482" calcext:value-type="float">
            <text:p>716482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table:formula="of:=[.B1756]/1000" office:value-type="float" office:value="716.482" calcext:value-type="float">
            <text:p>716.48</text:p>
          </table:table-cell>
          <table:table-cell table:formula="of:=AVERAGE([.C1756:.E1756])" office:value-type="float" office:value="315.333333333333" calcext:value-type="float">
            <text:p>315.3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717467" calcext:value-type="float">
            <text:p>71746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[.B1757]/1000" office:value-type="float" office:value="717.467" calcext:value-type="float">
            <text:p>717.47</text:p>
          </table:table-cell>
          <table:table-cell table:formula="of:=AVERAGE([.C1757:.E1757])" office:value-type="float" office:value="314.666666666667" calcext:value-type="float">
            <text:p>314.7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718452" calcext:value-type="float">
            <text:p>718452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4" calcext:value-type="float">
            <text:p>314</text:p>
          </table:table-cell>
          <table:table-cell table:number-columns-repeated="2"/>
          <table:table-cell table:formula="of:=[.B1758]/1000" office:value-type="float" office:value="718.452" calcext:value-type="float">
            <text:p>718.45</text:p>
          </table:table-cell>
          <table:table-cell table:formula="of:=AVERAGE([.C1758:.E1758])" office:value-type="float" office:value="313.666666666667" calcext:value-type="float">
            <text:p>313.7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719437" calcext:value-type="float">
            <text:p>719437</text:p>
          </table:table-cell>
          <table:table-cell table:number-columns-repeated="3" office:value-type="float" office:value="313" calcext:value-type="float">
            <text:p>313</text:p>
          </table:table-cell>
          <table:table-cell table:number-columns-repeated="2"/>
          <table:table-cell table:formula="of:=[.B1759]/1000" office:value-type="float" office:value="719.437" calcext:value-type="float">
            <text:p>719.44</text:p>
          </table:table-cell>
          <table:table-cell table:formula="of:=AVERAGE([.C1759:.E1759])" office:value-type="float" office:value="313" calcext:value-type="float">
            <text:p>313.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720422" calcext:value-type="float">
            <text:p>720422</text:p>
          </table:table-cell>
          <table:table-cell table:number-columns-repeated="3" office:value-type="float" office:value="311" calcext:value-type="float">
            <text:p>311</text:p>
          </table:table-cell>
          <table:table-cell table:number-columns-repeated="2"/>
          <table:table-cell table:formula="of:=[.B1760]/1000" office:value-type="float" office:value="720.422" calcext:value-type="float">
            <text:p>720.42</text:p>
          </table:table-cell>
          <table:table-cell table:formula="of:=AVERAGE([.C1760:.E1760])" office:value-type="float" office:value="311" calcext:value-type="float">
            <text:p>311.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721406" calcext:value-type="float">
            <text:p>72140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2"/>
          <table:table-cell table:formula="of:=[.B1761]/1000" office:value-type="float" office:value="721.406" calcext:value-type="float">
            <text:p>721.41</text:p>
          </table:table-cell>
          <table:table-cell table:formula="of:=AVERAGE([.C1761:.E1761])" office:value-type="float" office:value="310.666666666667" calcext:value-type="float">
            <text:p>310.7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722391" calcext:value-type="float">
            <text:p>722391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/>
          <table:table-cell table:formula="of:=[.B1762]/1000" office:value-type="float" office:value="722.391" calcext:value-type="float">
            <text:p>722.39</text:p>
          </table:table-cell>
          <table:table-cell table:formula="of:=AVERAGE([.C1762:.E1762])" office:value-type="float" office:value="309.333333333333" calcext:value-type="float">
            <text:p>309.3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723376" calcext:value-type="float">
            <text:p>72337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/>
          <table:table-cell table:formula="of:=[.B1763]/1000" office:value-type="float" office:value="723.376" calcext:value-type="float">
            <text:p>723.38</text:p>
          </table:table-cell>
          <table:table-cell table:formula="of:=AVERAGE([.C1763:.E1763])" office:value-type="float" office:value="308.666666666667" calcext:value-type="float">
            <text:p>308.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24361" calcext:value-type="float">
            <text:p>724361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/>
          <table:table-cell table:formula="of:=[.B1764]/1000" office:value-type="float" office:value="724.361" calcext:value-type="float">
            <text:p>724.36</text:p>
          </table:table-cell>
          <table:table-cell table:formula="of:=AVERAGE([.C1764:.E1764])" office:value-type="float" office:value="307.666666666667" calcext:value-type="float">
            <text:p>307.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25346" calcext:value-type="float">
            <text:p>725346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table:formula="of:=[.B1765]/1000" office:value-type="float" office:value="725.346" calcext:value-type="float">
            <text:p>725.35</text:p>
          </table:table-cell>
          <table:table-cell table:formula="of:=AVERAGE([.C1765:.E1765])" office:value-type="float" office:value="306.333333333333" calcext:value-type="float">
            <text:p>306.3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26331" calcext:value-type="float">
            <text:p>726331</text:p>
          </table:table-cell>
          <table:table-cell table:number-columns-repeated="3" office:value-type="float" office:value="305" calcext:value-type="float">
            <text:p>305</text:p>
          </table:table-cell>
          <table:table-cell table:number-columns-repeated="2"/>
          <table:table-cell table:formula="of:=[.B1766]/1000" office:value-type="float" office:value="726.331" calcext:value-type="float">
            <text:p>726.33</text:p>
          </table:table-cell>
          <table:table-cell table:formula="of:=AVERAGE([.C1766:.E1766])" office:value-type="float" office:value="305" calcext:value-type="float">
            <text:p>305.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727316" calcext:value-type="float">
            <text:p>727316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table:formula="of:=[.B1767]/1000" office:value-type="float" office:value="727.316" calcext:value-type="float">
            <text:p>727.32</text:p>
          </table:table-cell>
          <table:table-cell table:formula="of:=AVERAGE([.C1767:.E1767])" office:value-type="float" office:value="305" calcext:value-type="float">
            <text:p>305.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728300" calcext:value-type="float">
            <text:p>728300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3" calcext:value-type="float">
            <text:p>303</text:p>
          </table:table-cell>
          <table:table-cell table:number-columns-repeated="2"/>
          <table:table-cell table:formula="of:=[.B1768]/1000" office:value-type="float" office:value="728.3" calcext:value-type="float">
            <text:p>728.30</text:p>
          </table:table-cell>
          <table:table-cell table:formula="of:=AVERAGE([.C1768:.E1768])" office:value-type="float" office:value="303.333333333333" calcext:value-type="float">
            <text:p>303.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729285" calcext:value-type="float">
            <text:p>729285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table:formula="of:=[.B1769]/1000" office:value-type="float" office:value="729.285" calcext:value-type="float">
            <text:p>729.29</text:p>
          </table:table-cell>
          <table:table-cell table:formula="of:=AVERAGE([.C1769:.E1769])" office:value-type="float" office:value="302.333333333333" calcext:value-type="float">
            <text:p>302.3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730270" calcext:value-type="float">
            <text:p>730270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table:formula="of:=[.B1770]/1000" office:value-type="float" office:value="730.27" calcext:value-type="float">
            <text:p>730.27</text:p>
          </table:table-cell>
          <table:table-cell table:formula="of:=AVERAGE([.C1770:.E1770])" office:value-type="float" office:value="301.666666666667" calcext:value-type="float">
            <text:p>301.7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731255" calcext:value-type="float">
            <text:p>731255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B1771]/1000" office:value-type="float" office:value="731.255" calcext:value-type="float">
            <text:p>731.26</text:p>
          </table:table-cell>
          <table:table-cell table:formula="of:=AVERAGE([.C1771:.E1771])" office:value-type="float" office:value="300.666666666667" calcext:value-type="float">
            <text:p>300.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732240" calcext:value-type="float">
            <text:p>732240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B1772]/1000" office:value-type="float" office:value="732.24" calcext:value-type="float">
            <text:p>732.24</text:p>
          </table:table-cell>
          <table:table-cell table:formula="of:=AVERAGE([.C1772:.E1772])" office:value-type="float" office:value="299" calcext:value-type="float">
            <text:p>299.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733225" calcext:value-type="float">
            <text:p>733225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2"/>
          <table:table-cell table:formula="of:=[.B1773]/1000" office:value-type="float" office:value="733.225" calcext:value-type="float">
            <text:p>733.23</text:p>
          </table:table-cell>
          <table:table-cell table:formula="of:=AVERAGE([.C1773:.E1773])" office:value-type="float" office:value="298.333333333333" calcext:value-type="float">
            <text:p>298.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734210" calcext:value-type="float">
            <text:p>734210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table:formula="of:=[.B1774]/1000" office:value-type="float" office:value="734.21" calcext:value-type="float">
            <text:p>734.21</text:p>
          </table:table-cell>
          <table:table-cell table:formula="of:=AVERAGE([.C1774:.E1774])" office:value-type="float" office:value="297.666666666667" calcext:value-type="float">
            <text:p>297.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735194" calcext:value-type="float">
            <text:p>735194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formula="of:=[.B1775]/1000" office:value-type="float" office:value="735.194" calcext:value-type="float">
            <text:p>735.19</text:p>
          </table:table-cell>
          <table:table-cell table:formula="of:=AVERAGE([.C1775:.E1775])" office:value-type="float" office:value="297.333333333333" calcext:value-type="float">
            <text:p>297.3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736179" calcext:value-type="float">
            <text:p>73617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table:formula="of:=[.B1776]/1000" office:value-type="float" office:value="736.179" calcext:value-type="float">
            <text:p>736.18</text:p>
          </table:table-cell>
          <table:table-cell table:formula="of:=AVERAGE([.C1776:.E1776])" office:value-type="float" office:value="296.333333333333" calcext:value-type="float">
            <text:p>296.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737164" calcext:value-type="float">
            <text:p>737164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[.B1777]/1000" office:value-type="float" office:value="737.164" calcext:value-type="float">
            <text:p>737.16</text:p>
          </table:table-cell>
          <table:table-cell table:formula="of:=AVERAGE([.C1777:.E1777])" office:value-type="float" office:value="295" calcext:value-type="float">
            <text:p>295.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738149" calcext:value-type="float">
            <text:p>738149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table:formula="of:=[.B1778]/1000" office:value-type="float" office:value="738.149" calcext:value-type="float">
            <text:p>738.15</text:p>
          </table:table-cell>
          <table:table-cell table:formula="of:=AVERAGE([.C1778:.E1778])" office:value-type="float" office:value="294.333333333333" calcext:value-type="float">
            <text:p>294.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739134" calcext:value-type="float">
            <text:p>739134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table:formula="of:=[.B1779]/1000" office:value-type="float" office:value="739.134" calcext:value-type="float">
            <text:p>739.13</text:p>
          </table:table-cell>
          <table:table-cell table:formula="of:=AVERAGE([.C1779:.E1779])" office:value-type="float" office:value="293.333333333333" calcext:value-type="float">
            <text:p>293.3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740119" calcext:value-type="float">
            <text:p>740119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table:formula="of:=[.B1780]/1000" office:value-type="float" office:value="740.119" calcext:value-type="float">
            <text:p>740.12</text:p>
          </table:table-cell>
          <table:table-cell table:formula="of:=AVERAGE([.C1780:.E1780])" office:value-type="float" office:value="292" calcext:value-type="float">
            <text:p>292.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741104" calcext:value-type="float">
            <text:p>741104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table:formula="of:=[.B1781]/1000" office:value-type="float" office:value="741.104" calcext:value-type="float">
            <text:p>741.10</text:p>
          </table:table-cell>
          <table:table-cell table:formula="of:=AVERAGE([.C1781:.E1781])" office:value-type="float" office:value="292" calcext:value-type="float">
            <text:p>292.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742088" calcext:value-type="float">
            <text:p>742088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/>
          <table:table-cell table:formula="of:=[.B1782]/1000" office:value-type="float" office:value="742.088" calcext:value-type="float">
            <text:p>742.09</text:p>
          </table:table-cell>
          <table:table-cell table:formula="of:=AVERAGE([.C1782:.E1782])" office:value-type="float" office:value="290.333333333333" calcext:value-type="float">
            <text:p>290.3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743073" calcext:value-type="float">
            <text:p>743073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table:formula="of:=[.B1783]/1000" office:value-type="float" office:value="743.073" calcext:value-type="float">
            <text:p>743.07</text:p>
          </table:table-cell>
          <table:table-cell table:formula="of:=AVERAGE([.C1783:.E1783])" office:value-type="float" office:value="289.666666666667" calcext:value-type="float">
            <text:p>289.7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744058" calcext:value-type="float">
            <text:p>744058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/>
          <table:table-cell table:formula="of:=[.B1784]/1000" office:value-type="float" office:value="744.058" calcext:value-type="float">
            <text:p>744.06</text:p>
          </table:table-cell>
          <table:table-cell table:formula="of:=AVERAGE([.C1784:.E1784])" office:value-type="float" office:value="288.333333333333" calcext:value-type="float">
            <text:p>288.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45043" calcext:value-type="float">
            <text:p>745043</text:p>
          </table:table-cell>
          <table:table-cell table:number-columns-repeated="3" office:value-type="float" office:value="287" calcext:value-type="float">
            <text:p>287</text:p>
          </table:table-cell>
          <table:table-cell table:number-columns-repeated="2"/>
          <table:table-cell table:formula="of:=[.B1785]/1000" office:value-type="float" office:value="745.043" calcext:value-type="float">
            <text:p>745.04</text:p>
          </table:table-cell>
          <table:table-cell table:formula="of:=AVERAGE([.C1785:.E1785])" office:value-type="float" office:value="287" calcext:value-type="float">
            <text:p>287.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746028" calcext:value-type="float">
            <text:p>746028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6" calcext:value-type="float">
            <text:p>286</text:p>
          </table:table-cell>
          <table:table-cell table:number-columns-repeated="2"/>
          <table:table-cell table:formula="of:=[.B1786]/1000" office:value-type="float" office:value="746.028" calcext:value-type="float">
            <text:p>746.03</text:p>
          </table:table-cell>
          <table:table-cell table:formula="of:=AVERAGE([.C1786:.E1786])" office:value-type="float" office:value="286.333333333333" calcext:value-type="float">
            <text:p>286.3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747013" calcext:value-type="float">
            <text:p>747013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table:formula="of:=[.B1787]/1000" office:value-type="float" office:value="747.013" calcext:value-type="float">
            <text:p>747.01</text:p>
          </table:table-cell>
          <table:table-cell table:formula="of:=AVERAGE([.C1787:.E1787])" office:value-type="float" office:value="285.333333333333" calcext:value-type="float">
            <text:p>285.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747998" calcext:value-type="float">
            <text:p>747998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/>
          <table:table-cell table:formula="of:=[.B1788]/1000" office:value-type="float" office:value="747.998" calcext:value-type="float">
            <text:p>748.00</text:p>
          </table:table-cell>
          <table:table-cell table:formula="of:=AVERAGE([.C1788:.E1788])" office:value-type="float" office:value="284.666666666667" calcext:value-type="float">
            <text:p>284.7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748982" calcext:value-type="float">
            <text:p>7489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table:formula="of:=[.B1789]/1000" office:value-type="float" office:value="748.982" calcext:value-type="float">
            <text:p>748.98</text:p>
          </table:table-cell>
          <table:table-cell table:formula="of:=AVERAGE([.C1789:.E1789])" office:value-type="float" office:value="283.333333333333" calcext:value-type="float">
            <text:p>283.3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749967" calcext:value-type="float">
            <text:p>749967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[.B1790]/1000" office:value-type="float" office:value="749.967" calcext:value-type="float">
            <text:p>749.97</text:p>
          </table:table-cell>
          <table:table-cell table:formula="of:=AVERAGE([.C1790:.E1790])" office:value-type="float" office:value="281.666666666667" calcext:value-type="float">
            <text:p>281.7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50952" calcext:value-type="float">
            <text:p>75095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/>
          <table:table-cell table:formula="of:=[.B1791]/1000" office:value-type="float" office:value="750.952" calcext:value-type="float">
            <text:p>750.95</text:p>
          </table:table-cell>
          <table:table-cell table:formula="of:=AVERAGE([.C1791:.E1791])" office:value-type="float" office:value="281.333333333333" calcext:value-type="float">
            <text:p>281.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751937" calcext:value-type="float">
            <text:p>751937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table:formula="of:=[.B1792]/1000" office:value-type="float" office:value="751.937" calcext:value-type="float">
            <text:p>751.94</text:p>
          </table:table-cell>
          <table:table-cell table:formula="of:=AVERAGE([.C1792:.E1792])" office:value-type="float" office:value="280" calcext:value-type="float">
            <text:p>280.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752922" calcext:value-type="float">
            <text:p>75292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/>
          <table:table-cell table:formula="of:=[.B1793]/1000" office:value-type="float" office:value="752.922" calcext:value-type="float">
            <text:p>752.92</text:p>
          </table:table-cell>
          <table:table-cell table:formula="of:=AVERAGE([.C1793:.E1793])" office:value-type="float" office:value="279.333333333333" calcext:value-type="float">
            <text:p>279.3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753907" calcext:value-type="float">
            <text:p>75390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table:formula="of:=[.B1794]/1000" office:value-type="float" office:value="753.907" calcext:value-type="float">
            <text:p>753.91</text:p>
          </table:table-cell>
          <table:table-cell table:formula="of:=AVERAGE([.C1794:.E1794])" office:value-type="float" office:value="278.666666666667" calcext:value-type="float">
            <text:p>278.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754892" calcext:value-type="float">
            <text:p>754892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2"/>
          <table:table-cell table:formula="of:=[.B1795]/1000" office:value-type="float" office:value="754.892" calcext:value-type="float">
            <text:p>754.89</text:p>
          </table:table-cell>
          <table:table-cell table:formula="of:=AVERAGE([.C1795:.E1795])" office:value-type="float" office:value="277.333333333333" calcext:value-type="float">
            <text:p>277.3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755876" calcext:value-type="float">
            <text:p>755876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table:formula="of:=[.B1796]/1000" office:value-type="float" office:value="755.876" calcext:value-type="float">
            <text:p>755.88</text:p>
          </table:table-cell>
          <table:table-cell table:formula="of:=AVERAGE([.C1796:.E1796])" office:value-type="float" office:value="276.333333333333" calcext:value-type="float">
            <text:p>276.3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756861" calcext:value-type="float">
            <text:p>756861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table:formula="of:=[.B1797]/1000" office:value-type="float" office:value="756.861" calcext:value-type="float">
            <text:p>756.86</text:p>
          </table:table-cell>
          <table:table-cell table:formula="of:=AVERAGE([.C1797:.E1797])" office:value-type="float" office:value="275.333333333333" calcext:value-type="float">
            <text:p>275.3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757846" calcext:value-type="float">
            <text:p>757846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2"/>
          <table:table-cell table:formula="of:=[.B1798]/1000" office:value-type="float" office:value="757.846" calcext:value-type="float">
            <text:p>757.85</text:p>
          </table:table-cell>
          <table:table-cell table:formula="of:=AVERAGE([.C1798:.E1798])" office:value-type="float" office:value="274.333333333333" calcext:value-type="float">
            <text:p>274.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758831" calcext:value-type="float">
            <text:p>758831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formula="of:=[.B1799]/1000" office:value-type="float" office:value="758.831" calcext:value-type="float">
            <text:p>758.83</text:p>
          </table:table-cell>
          <table:table-cell table:formula="of:=AVERAGE([.C1799:.E1799])" office:value-type="float" office:value="273.666666666667" calcext:value-type="float">
            <text:p>273.7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759816" calcext:value-type="float">
            <text:p>759816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table:formula="of:=[.B1800]/1000" office:value-type="float" office:value="759.816" calcext:value-type="float">
            <text:p>759.82</text:p>
          </table:table-cell>
          <table:table-cell table:formula="of:=AVERAGE([.C1800:.E1800])" office:value-type="float" office:value="272.666666666667" calcext:value-type="float">
            <text:p>272.7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760801" calcext:value-type="float">
            <text:p>760801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table:formula="of:=[.B1801]/1000" office:value-type="float" office:value="760.801" calcext:value-type="float">
            <text:p>760.80</text:p>
          </table:table-cell>
          <table:table-cell table:formula="of:=AVERAGE([.C1801:.E1801])" office:value-type="float" office:value="272" calcext:value-type="float">
            <text:p>272.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761786" calcext:value-type="float">
            <text:p>761786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[.B1802]/1000" office:value-type="float" office:value="761.786" calcext:value-type="float">
            <text:p>761.79</text:p>
          </table:table-cell>
          <table:table-cell table:formula="of:=AVERAGE([.C1802:.E1802])" office:value-type="float" office:value="271" calcext:value-type="float">
            <text:p>271.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762770" calcext:value-type="float">
            <text:p>762770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table:formula="of:=[.B1803]/1000" office:value-type="float" office:value="762.77" calcext:value-type="float">
            <text:p>762.77</text:p>
          </table:table-cell>
          <table:table-cell table:formula="of:=AVERAGE([.C1803:.E1803])" office:value-type="float" office:value="269.666666666667" calcext:value-type="float">
            <text:p>269.7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763755" calcext:value-type="float">
            <text:p>763755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[.B1804]/1000" office:value-type="float" office:value="763.755" calcext:value-type="float">
            <text:p>763.76</text:p>
          </table:table-cell>
          <table:table-cell table:formula="of:=AVERAGE([.C1804:.E1804])" office:value-type="float" office:value="269" calcext:value-type="float">
            <text:p>269.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64740" calcext:value-type="float">
            <text:p>76474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8" calcext:value-type="float">
            <text:p>268</text:p>
          </table:table-cell>
          <table:table-cell table:number-columns-repeated="2"/>
          <table:table-cell table:formula="of:=[.B1805]/1000" office:value-type="float" office:value="764.74" calcext:value-type="float">
            <text:p>764.74</text:p>
          </table:table-cell>
          <table:table-cell table:formula="of:=AVERAGE([.C1805:.E1805])" office:value-type="float" office:value="267.666666666667" calcext:value-type="float">
            <text:p>267.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65725" calcext:value-type="float">
            <text:p>765725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2"/>
          <table:table-cell table:formula="of:=[.B1806]/1000" office:value-type="float" office:value="765.725" calcext:value-type="float">
            <text:p>765.73</text:p>
          </table:table-cell>
          <table:table-cell table:formula="of:=AVERAGE([.C1806:.E1806])" office:value-type="float" office:value="266.666666666667" calcext:value-type="float">
            <text:p>266.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766710" calcext:value-type="float">
            <text:p>766710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[.B1807]/1000" office:value-type="float" office:value="766.71" calcext:value-type="float">
            <text:p>766.71</text:p>
          </table:table-cell>
          <table:table-cell table:formula="of:=AVERAGE([.C1807:.E1807])" office:value-type="float" office:value="265.666666666667" calcext:value-type="float">
            <text:p>265.7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767695" calcext:value-type="float">
            <text:p>767695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[.B1808]/1000" office:value-type="float" office:value="767.695" calcext:value-type="float">
            <text:p>767.70</text:p>
          </table:table-cell>
          <table:table-cell table:formula="of:=AVERAGE([.C1808:.E1808])" office:value-type="float" office:value="265" calcext:value-type="float">
            <text:p>265.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768680" calcext:value-type="float">
            <text:p>768680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table:formula="of:=[.B1809]/1000" office:value-type="float" office:value="768.68" calcext:value-type="float">
            <text:p>768.68</text:p>
          </table:table-cell>
          <table:table-cell table:formula="of:=AVERAGE([.C1809:.E1809])" office:value-type="float" office:value="263.666666666667" calcext:value-type="float">
            <text:p>263.7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769664" calcext:value-type="float">
            <text:p>769664</text:p>
          </table:table-cell>
          <table:table-cell table:number-columns-repeated="3" office:value-type="float" office:value="263" calcext:value-type="float">
            <text:p>263</text:p>
          </table:table-cell>
          <table:table-cell table:number-columns-repeated="2"/>
          <table:table-cell table:formula="of:=[.B1810]/1000" office:value-type="float" office:value="769.664" calcext:value-type="float">
            <text:p>769.66</text:p>
          </table:table-cell>
          <table:table-cell table:formula="of:=AVERAGE([.C1810:.E1810])" office:value-type="float" office:value="263" calcext:value-type="float">
            <text:p>263.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770649" calcext:value-type="float">
            <text:p>770649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table:formula="of:=[.B1811]/1000" office:value-type="float" office:value="770.649" calcext:value-type="float">
            <text:p>770.65</text:p>
          </table:table-cell>
          <table:table-cell table:formula="of:=AVERAGE([.C1811:.E1811])" office:value-type="float" office:value="262.333333333333" calcext:value-type="float">
            <text:p>262.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771634" calcext:value-type="float">
            <text:p>771634</text:p>
          </table:table-cell>
          <table:table-cell table:number-columns-repeated="3" office:value-type="float" office:value="261" calcext:value-type="float">
            <text:p>261</text:p>
          </table:table-cell>
          <table:table-cell table:number-columns-repeated="2"/>
          <table:table-cell table:formula="of:=[.B1812]/1000" office:value-type="float" office:value="771.634" calcext:value-type="float">
            <text:p>771.63</text:p>
          </table:table-cell>
          <table:table-cell table:formula="of:=AVERAGE([.C1812:.E1812])" office:value-type="float" office:value="261" calcext:value-type="float">
            <text:p>261.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772619" calcext:value-type="float">
            <text:p>772619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[.B1813]/1000" office:value-type="float" office:value="772.619" calcext:value-type="float">
            <text:p>772.62</text:p>
          </table:table-cell>
          <table:table-cell table:formula="of:=AVERAGE([.C1813:.E1813])" office:value-type="float" office:value="260" calcext:value-type="float">
            <text:p>260.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773604" calcext:value-type="float">
            <text:p>773604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2"/>
          <table:table-cell table:formula="of:=[.B1814]/1000" office:value-type="float" office:value="773.604" calcext:value-type="float">
            <text:p>773.60</text:p>
          </table:table-cell>
          <table:table-cell table:formula="of:=AVERAGE([.C1814:.E1814])" office:value-type="float" office:value="259.666666666667" calcext:value-type="float">
            <text:p>259.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774589" calcext:value-type="float">
            <text:p>774589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table:formula="of:=[.B1815]/1000" office:value-type="float" office:value="774.589" calcext:value-type="float">
            <text:p>774.59</text:p>
          </table:table-cell>
          <table:table-cell table:formula="of:=AVERAGE([.C1815:.E1815])" office:value-type="float" office:value="258.333333333333" calcext:value-type="float">
            <text:p>258.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775574" calcext:value-type="float">
            <text:p>775574</text:p>
          </table:table-cell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[.B1816]/1000" office:value-type="float" office:value="775.574" calcext:value-type="float">
            <text:p>775.57</text:p>
          </table:table-cell>
          <table:table-cell table:formula="of:=AVERAGE([.C1816:.E1816])" office:value-type="float" office:value="257" calcext:value-type="float">
            <text:p>257.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776558" calcext:value-type="float">
            <text:p>77655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[.B1817]/1000" office:value-type="float" office:value="776.558" calcext:value-type="float">
            <text:p>776.56</text:p>
          </table:table-cell>
          <table:table-cell table:formula="of:=AVERAGE([.C1817:.E1817])" office:value-type="float" office:value="255.666666666667" calcext:value-type="float">
            <text:p>255.7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777543" calcext:value-type="float">
            <text:p>77754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[.B1818]/1000" office:value-type="float" office:value="777.543" calcext:value-type="float">
            <text:p>777.54</text:p>
          </table:table-cell>
          <table:table-cell table:formula="of:=AVERAGE([.C1818:.E1818])" office:value-type="float" office:value="255.333333333333" calcext:value-type="float">
            <text:p>255.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778528" calcext:value-type="float">
            <text:p>778528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[.B1819]/1000" office:value-type="float" office:value="778.528" calcext:value-type="float">
            <text:p>778.53</text:p>
          </table:table-cell>
          <table:table-cell table:formula="of:=AVERAGE([.C1819:.E1819])" office:value-type="float" office:value="255" calcext:value-type="float">
            <text:p>255.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779513" calcext:value-type="float">
            <text:p>779513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table:formula="of:=[.B1820]/1000" office:value-type="float" office:value="779.513" calcext:value-type="float">
            <text:p>779.51</text:p>
          </table:table-cell>
          <table:table-cell table:formula="of:=AVERAGE([.C1820:.E1820])" office:value-type="float" office:value="253.666666666667" calcext:value-type="float">
            <text:p>253.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80498" calcext:value-type="float">
            <text:p>780498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table:formula="of:=[.B1821]/1000" office:value-type="float" office:value="780.498" calcext:value-type="float">
            <text:p>780.50</text:p>
          </table:table-cell>
          <table:table-cell table:formula="of:=AVERAGE([.C1821:.E1821])" office:value-type="float" office:value="252.333333333333" calcext:value-type="float">
            <text:p>252.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781483" calcext:value-type="float">
            <text:p>781483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table:formula="of:=[.B1822]/1000" office:value-type="float" office:value="781.483" calcext:value-type="float">
            <text:p>781.48</text:p>
          </table:table-cell>
          <table:table-cell table:formula="of:=AVERAGE([.C1822:.E1822])" office:value-type="float" office:value="251.333333333333" calcext:value-type="float">
            <text:p>251.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782468" calcext:value-type="float">
            <text:p>782468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[.B1823]/1000" office:value-type="float" office:value="782.468" calcext:value-type="float">
            <text:p>782.47</text:p>
          </table:table-cell>
          <table:table-cell table:formula="of:=AVERAGE([.C1823:.E1823])" office:value-type="float" office:value="251" calcext:value-type="float">
            <text:p>251.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783452" calcext:value-type="float">
            <text:p>783452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2"/>
          <table:table-cell table:formula="of:=[.B1824]/1000" office:value-type="float" office:value="783.452" calcext:value-type="float">
            <text:p>783.45</text:p>
          </table:table-cell>
          <table:table-cell table:formula="of:=AVERAGE([.C1824:.E1824])" office:value-type="float" office:value="250.333333333333" calcext:value-type="float">
            <text:p>250.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784437" calcext:value-type="float">
            <text:p>78443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[.B1825]/1000" office:value-type="float" office:value="784.437" calcext:value-type="float">
            <text:p>784.44</text:p>
          </table:table-cell>
          <table:table-cell table:formula="of:=AVERAGE([.C1825:.E1825])" office:value-type="float" office:value="248.333333333333" calcext:value-type="float">
            <text:p>248.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85422" calcext:value-type="float">
            <text:p>785422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[.B1826]/1000" office:value-type="float" office:value="785.422" calcext:value-type="float">
            <text:p>785.42</text:p>
          </table:table-cell>
          <table:table-cell table:formula="of:=AVERAGE([.C1826:.E1826])" office:value-type="float" office:value="247.666666666667" calcext:value-type="float">
            <text:p>247.7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786407" calcext:value-type="float">
            <text:p>786407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table:formula="of:=[.B1827]/1000" office:value-type="float" office:value="786.407" calcext:value-type="float">
            <text:p>786.41</text:p>
          </table:table-cell>
          <table:table-cell table:formula="of:=AVERAGE([.C1827:.E1827])" office:value-type="float" office:value="245.666666666667" calcext:value-type="float">
            <text:p>245.7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787392" calcext:value-type="float">
            <text:p>787392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formula="of:=[.B1828]/1000" office:value-type="float" office:value="787.392" calcext:value-type="float">
            <text:p>787.39</text:p>
          </table:table-cell>
          <table:table-cell table:formula="of:=AVERAGE([.C1828:.E1828])" office:value-type="float" office:value="245.666666666667" calcext:value-type="float">
            <text:p>245.7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788377" calcext:value-type="float">
            <text:p>788377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44" calcext:value-type="float">
            <text:p>244</text:p>
          </table:table-cell>
          <table:table-cell table:number-columns-repeated="2"/>
          <table:table-cell table:formula="of:=[.B1829]/1000" office:value-type="float" office:value="788.377" calcext:value-type="float">
            <text:p>788.38</text:p>
          </table:table-cell>
          <table:table-cell table:formula="of:=AVERAGE([.C1829:.E1829])" office:value-type="float" office:value="244.333333333333" calcext:value-type="float">
            <text:p>244.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789361" calcext:value-type="float">
            <text:p>789361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table:formula="of:=[.B1830]/1000" office:value-type="float" office:value="789.361" calcext:value-type="float">
            <text:p>789.36</text:p>
          </table:table-cell>
          <table:table-cell table:formula="of:=AVERAGE([.C1830:.E1830])" office:value-type="float" office:value="243.333333333333" calcext:value-type="float">
            <text:p>243.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790346" calcext:value-type="float">
            <text:p>790346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formula="of:=[.B1831]/1000" office:value-type="float" office:value="790.346" calcext:value-type="float">
            <text:p>790.35</text:p>
          </table:table-cell>
          <table:table-cell table:formula="of:=AVERAGE([.C1831:.E1831])" office:value-type="float" office:value="243" calcext:value-type="float">
            <text:p>243.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791331" calcext:value-type="float">
            <text:p>791331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formula="of:=[.B1832]/1000" office:value-type="float" office:value="791.331" calcext:value-type="float">
            <text:p>791.33</text:p>
          </table:table-cell>
          <table:table-cell table:formula="of:=AVERAGE([.C1832:.E1832])" office:value-type="float" office:value="241.666666666667" calcext:value-type="float">
            <text:p>241.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792316" calcext:value-type="float">
            <text:p>792316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/>
          <table:table-cell table:formula="of:=[.B1833]/1000" office:value-type="float" office:value="792.316" calcext:value-type="float">
            <text:p>792.32</text:p>
          </table:table-cell>
          <table:table-cell table:formula="of:=AVERAGE([.C1833:.E1833])" office:value-type="float" office:value="240.333333333333" calcext:value-type="float">
            <text:p>240.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793301" calcext:value-type="float">
            <text:p>793301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/>
          <table:table-cell table:formula="of:=[.B1834]/1000" office:value-type="float" office:value="793.301" calcext:value-type="float">
            <text:p>793.30</text:p>
          </table:table-cell>
          <table:table-cell table:formula="of:=AVERAGE([.C1834:.E1834])" office:value-type="float" office:value="239.666666666667" calcext:value-type="float">
            <text:p>239.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794286" calcext:value-type="float">
            <text:p>794286</text:p>
          </table:table-cell>
          <table:table-cell table:number-columns-repeated="3" office:value-type="float" office:value="239" calcext:value-type="float">
            <text:p>239</text:p>
          </table:table-cell>
          <table:table-cell table:number-columns-repeated="2"/>
          <table:table-cell table:formula="of:=[.B1835]/1000" office:value-type="float" office:value="794.286" calcext:value-type="float">
            <text:p>794.29</text:p>
          </table:table-cell>
          <table:table-cell table:formula="of:=AVERAGE([.C1835:.E1835])" office:value-type="float" office:value="239" calcext:value-type="float">
            <text:p>239.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795271" calcext:value-type="float">
            <text:p>795271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table:formula="of:=[.B1836]/1000" office:value-type="float" office:value="795.271" calcext:value-type="float">
            <text:p>795.27</text:p>
          </table:table-cell>
          <table:table-cell table:formula="of:=AVERAGE([.C1836:.E1836])" office:value-type="float" office:value="238" calcext:value-type="float">
            <text:p>238.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796255" calcext:value-type="float">
            <text:p>796255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[.B1837]/1000" office:value-type="float" office:value="796.255" calcext:value-type="float">
            <text:p>796.26</text:p>
          </table:table-cell>
          <table:table-cell table:formula="of:=AVERAGE([.C1837:.E1837])" office:value-type="float" office:value="237" calcext:value-type="float">
            <text:p>237.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797240" calcext:value-type="float">
            <text:p>79724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table:formula="of:=[.B1838]/1000" office:value-type="float" office:value="797.24" calcext:value-type="float">
            <text:p>797.24</text:p>
          </table:table-cell>
          <table:table-cell table:formula="of:=AVERAGE([.C1838:.E1838])" office:value-type="float" office:value="236" calcext:value-type="float">
            <text:p>236.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798225" calcext:value-type="float">
            <text:p>798225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B1839]/1000" office:value-type="float" office:value="798.225" calcext:value-type="float">
            <text:p>798.23</text:p>
          </table:table-cell>
          <table:table-cell table:formula="of:=AVERAGE([.C1839:.E1839])" office:value-type="float" office:value="234.666666666667" calcext:value-type="float">
            <text:p>234.7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799210" calcext:value-type="float">
            <text:p>799210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B1840]/1000" office:value-type="float" office:value="799.21" calcext:value-type="float">
            <text:p>799.21</text:p>
          </table:table-cell>
          <table:table-cell table:formula="of:=AVERAGE([.C1840:.E1840])" office:value-type="float" office:value="234" calcext:value-type="float">
            <text:p>234.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800195" calcext:value-type="float">
            <text:p>800195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table:formula="of:=[.B1841]/1000" office:value-type="float" office:value="800.195" calcext:value-type="float">
            <text:p>800.20</text:p>
          </table:table-cell>
          <table:table-cell table:formula="of:=AVERAGE([.C1841:.E1841])" office:value-type="float" office:value="232.333333333333" calcext:value-type="float">
            <text:p>232.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801180" calcext:value-type="float">
            <text:p>80118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2"/>
          <table:table-cell table:formula="of:=[.B1842]/1000" office:value-type="float" office:value="801.18" calcext:value-type="float">
            <text:p>801.18</text:p>
          </table:table-cell>
          <table:table-cell table:formula="of:=AVERAGE([.C1842:.E1842])" office:value-type="float" office:value="231.666666666667" calcext:value-type="float">
            <text:p>231.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802165" calcext:value-type="float">
            <text:p>802165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table:formula="of:=[.B1843]/1000" office:value-type="float" office:value="802.165" calcext:value-type="float">
            <text:p>802.17</text:p>
          </table:table-cell>
          <table:table-cell table:formula="of:=AVERAGE([.C1843:.E1843])" office:value-type="float" office:value="231.666666666667" calcext:value-type="float">
            <text:p>231.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803149" calcext:value-type="float">
            <text:p>80314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[.B1844]/1000" office:value-type="float" office:value="803.149" calcext:value-type="float">
            <text:p>803.15</text:p>
          </table:table-cell>
          <table:table-cell table:formula="of:=AVERAGE([.C1844:.E1844])" office:value-type="float" office:value="230.333333333333" calcext:value-type="float">
            <text:p>230.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04134" calcext:value-type="float">
            <text:p>804134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table:formula="of:=[.B1845]/1000" office:value-type="float" office:value="804.134" calcext:value-type="float">
            <text:p>804.13</text:p>
          </table:table-cell>
          <table:table-cell table:formula="of:=AVERAGE([.C1845:.E1845])" office:value-type="float" office:value="229.666666666667" calcext:value-type="float">
            <text:p>229.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805119" calcext:value-type="float">
            <text:p>805119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[.B1846]/1000" office:value-type="float" office:value="805.119" calcext:value-type="float">
            <text:p>805.12</text:p>
          </table:table-cell>
          <table:table-cell table:formula="of:=AVERAGE([.C1846:.E1846])" office:value-type="float" office:value="229" calcext:value-type="float">
            <text:p>229.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806104" calcext:value-type="float">
            <text:p>806104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2"/>
          <table:table-cell table:formula="of:=[.B1847]/1000" office:value-type="float" office:value="806.104" calcext:value-type="float">
            <text:p>806.10</text:p>
          </table:table-cell>
          <table:table-cell table:formula="of:=AVERAGE([.C1847:.E1847])" office:value-type="float" office:value="227.333333333333" calcext:value-type="float">
            <text:p>227.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807089" calcext:value-type="float">
            <text:p>807089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2"/>
          <table:table-cell table:formula="of:=[.B1848]/1000" office:value-type="float" office:value="807.089" calcext:value-type="float">
            <text:p>807.09</text:p>
          </table:table-cell>
          <table:table-cell table:formula="of:=AVERAGE([.C1848:.E1848])" office:value-type="float" office:value="226.333333333333" calcext:value-type="float">
            <text:p>226.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808074" calcext:value-type="float">
            <text:p>808074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/>
          <table:table-cell table:formula="of:=[.B1849]/1000" office:value-type="float" office:value="808.074" calcext:value-type="float">
            <text:p>808.07</text:p>
          </table:table-cell>
          <table:table-cell table:formula="of:=AVERAGE([.C1849:.E1849])" office:value-type="float" office:value="225.333333333333" calcext:value-type="float">
            <text:p>225.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809059" calcext:value-type="float">
            <text:p>809059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[.B1850]/1000" office:value-type="float" office:value="809.059" calcext:value-type="float">
            <text:p>809.06</text:p>
          </table:table-cell>
          <table:table-cell table:formula="of:=AVERAGE([.C1850:.E1850])" office:value-type="float" office:value="223.666666666667" calcext:value-type="float">
            <text:p>223.7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810043" calcext:value-type="float">
            <text:p>810043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[.B1851]/1000" office:value-type="float" office:value="810.043" calcext:value-type="float">
            <text:p>810.04</text:p>
          </table:table-cell>
          <table:table-cell table:formula="of:=AVERAGE([.C1851:.E1851])" office:value-type="float" office:value="223.333333333333" calcext:value-type="float">
            <text:p>223.3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811028" calcext:value-type="float">
            <text:p>811028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[.B1852]/1000" office:value-type="float" office:value="811.028" calcext:value-type="float">
            <text:p>811.03</text:p>
          </table:table-cell>
          <table:table-cell table:formula="of:=AVERAGE([.C1852:.E1852])" office:value-type="float" office:value="222.666666666667" calcext:value-type="float">
            <text:p>222.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812013" calcext:value-type="float">
            <text:p>81201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/>
          <table:table-cell table:formula="of:=[.B1853]/1000" office:value-type="float" office:value="812.013" calcext:value-type="float">
            <text:p>812.01</text:p>
          </table:table-cell>
          <table:table-cell table:formula="of:=AVERAGE([.C1853:.E1853])" office:value-type="float" office:value="221.333333333333" calcext:value-type="float">
            <text:p>221.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812998" calcext:value-type="float">
            <text:p>812998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formula="of:=[.B1854]/1000" office:value-type="float" office:value="812.998" calcext:value-type="float">
            <text:p>813.00</text:p>
          </table:table-cell>
          <table:table-cell table:formula="of:=AVERAGE([.C1854:.E1854])" office:value-type="float" office:value="220.333333333333" calcext:value-type="float">
            <text:p>220.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13983" calcext:value-type="float">
            <text:p>813983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/>
          <table:table-cell table:formula="of:=[.B1855]/1000" office:value-type="float" office:value="813.983" calcext:value-type="float">
            <text:p>813.98</text:p>
          </table:table-cell>
          <table:table-cell table:formula="of:=AVERAGE([.C1855:.E1855])" office:value-type="float" office:value="219.333333333333" calcext:value-type="float">
            <text:p>219.3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814968" calcext:value-type="float">
            <text:p>814968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[.B1856]/1000" office:value-type="float" office:value="814.968" calcext:value-type="float">
            <text:p>814.97</text:p>
          </table:table-cell>
          <table:table-cell table:formula="of:=AVERAGE([.C1856:.E1856])" office:value-type="float" office:value="218.666666666667" calcext:value-type="float">
            <text:p>218.7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815953" calcext:value-type="float">
            <text:p>815953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[.B1857]/1000" office:value-type="float" office:value="815.953" calcext:value-type="float">
            <text:p>815.95</text:p>
          </table:table-cell>
          <table:table-cell table:formula="of:=AVERAGE([.C1857:.E1857])" office:value-type="float" office:value="217.333333333333" calcext:value-type="float">
            <text:p>217.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816937" calcext:value-type="float">
            <text:p>816937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/>
          <table:table-cell table:formula="of:=[.B1858]/1000" office:value-type="float" office:value="816.937" calcext:value-type="float">
            <text:p>816.94</text:p>
          </table:table-cell>
          <table:table-cell table:formula="of:=AVERAGE([.C1858:.E1858])" office:value-type="float" office:value="215.333333333333" calcext:value-type="float">
            <text:p>215.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817922" calcext:value-type="float">
            <text:p>817922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[.B1859]/1000" office:value-type="float" office:value="817.922" calcext:value-type="float">
            <text:p>817.92</text:p>
          </table:table-cell>
          <table:table-cell table:formula="of:=AVERAGE([.C1859:.E1859])" office:value-type="float" office:value="215.666666666667" calcext:value-type="float">
            <text:p>215.7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818907" calcext:value-type="float">
            <text:p>818907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/>
          <table:table-cell table:formula="of:=[.B1860]/1000" office:value-type="float" office:value="818.907" calcext:value-type="float">
            <text:p>818.91</text:p>
          </table:table-cell>
          <table:table-cell table:formula="of:=AVERAGE([.C1860:.E1860])" office:value-type="float" office:value="214.666666666667" calcext:value-type="float">
            <text:p>214.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819892" calcext:value-type="float">
            <text:p>819892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[.B1861]/1000" office:value-type="float" office:value="819.892" calcext:value-type="float">
            <text:p>819.89</text:p>
          </table:table-cell>
          <table:table-cell table:formula="of:=AVERAGE([.C1861:.E1861])" office:value-type="float" office:value="214" calcext:value-type="float">
            <text:p>214.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820877" calcext:value-type="float">
            <text:p>820877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[.B1862]/1000" office:value-type="float" office:value="820.877" calcext:value-type="float">
            <text:p>820.88</text:p>
          </table:table-cell>
          <table:table-cell table:formula="of:=AVERAGE([.C1862:.E1862])" office:value-type="float" office:value="212.666666666667" calcext:value-type="float">
            <text:p>212.7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821862" calcext:value-type="float">
            <text:p>821862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[.B1863]/1000" office:value-type="float" office:value="821.862" calcext:value-type="float">
            <text:p>821.86</text:p>
          </table:table-cell>
          <table:table-cell table:formula="of:=AVERAGE([.C1863:.E1863])" office:value-type="float" office:value="211.666666666667" calcext:value-type="float">
            <text:p>211.7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822847" calcext:value-type="float">
            <text:p>822847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/>
          <table:table-cell table:formula="of:=[.B1864]/1000" office:value-type="float" office:value="822.847" calcext:value-type="float">
            <text:p>822.85</text:p>
          </table:table-cell>
          <table:table-cell table:formula="of:=AVERAGE([.C1864:.E1864])" office:value-type="float" office:value="210.666666666667" calcext:value-type="float">
            <text:p>210.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23831" calcext:value-type="float">
            <text:p>823831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[.B1865]/1000" office:value-type="float" office:value="823.831" calcext:value-type="float">
            <text:p>823.83</text:p>
          </table:table-cell>
          <table:table-cell table:formula="of:=AVERAGE([.C1865:.E1865])" office:value-type="float" office:value="209.666666666667" calcext:value-type="float">
            <text:p>209.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824816" calcext:value-type="float">
            <text:p>824816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[.B1866]/1000" office:value-type="float" office:value="824.816" calcext:value-type="float">
            <text:p>824.82</text:p>
          </table:table-cell>
          <table:table-cell table:formula="of:=AVERAGE([.C1866:.E1866])" office:value-type="float" office:value="209.333333333333" calcext:value-type="float">
            <text:p>209.3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825801" calcext:value-type="float">
            <text:p>825801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/>
          <table:table-cell table:formula="of:=[.B1867]/1000" office:value-type="float" office:value="825.801" calcext:value-type="float">
            <text:p>825.80</text:p>
          </table:table-cell>
          <table:table-cell table:formula="of:=AVERAGE([.C1867:.E1867])" office:value-type="float" office:value="207.666666666667" calcext:value-type="float">
            <text:p>207.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826786" calcext:value-type="float">
            <text:p>826786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[.B1868]/1000" office:value-type="float" office:value="826.786" calcext:value-type="float">
            <text:p>826.79</text:p>
          </table:table-cell>
          <table:table-cell table:formula="of:=AVERAGE([.C1868:.E1868])" office:value-type="float" office:value="207" calcext:value-type="float">
            <text:p>207.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827771" calcext:value-type="float">
            <text:p>827771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2"/>
          <table:table-cell table:formula="of:=[.B1869]/1000" office:value-type="float" office:value="827.771" calcext:value-type="float">
            <text:p>827.77</text:p>
          </table:table-cell>
          <table:table-cell table:formula="of:=AVERAGE([.C1869:.E1869])" office:value-type="float" office:value="206.333333333333" calcext:value-type="float">
            <text:p>206.3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828756" calcext:value-type="float">
            <text:p>828756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/>
          <table:table-cell table:formula="of:=[.B1870]/1000" office:value-type="float" office:value="828.756" calcext:value-type="float">
            <text:p>828.76</text:p>
          </table:table-cell>
          <table:table-cell table:formula="of:=AVERAGE([.C1870:.E1870])" office:value-type="float" office:value="204.333333333333" calcext:value-type="float">
            <text:p>204.3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829741" calcext:value-type="float">
            <text:p>829741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/>
          <table:table-cell table:formula="of:=[.B1871]/1000" office:value-type="float" office:value="829.741" calcext:value-type="float">
            <text:p>829.74</text:p>
          </table:table-cell>
          <table:table-cell table:formula="of:=AVERAGE([.C1871:.E1871])" office:value-type="float" office:value="203.333333333333" calcext:value-type="float">
            <text:p>203.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30725" calcext:value-type="float">
            <text:p>830725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[.B1872]/1000" office:value-type="float" office:value="830.725" calcext:value-type="float">
            <text:p>830.73</text:p>
          </table:table-cell>
          <table:table-cell table:formula="of:=AVERAGE([.C1872:.E1872])" office:value-type="float" office:value="203" calcext:value-type="float">
            <text:p>203.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831710" calcext:value-type="float">
            <text:p>831710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[.B1873]/1000" office:value-type="float" office:value="831.71" calcext:value-type="float">
            <text:p>831.71</text:p>
          </table:table-cell>
          <table:table-cell table:formula="of:=AVERAGE([.C1873:.E1873])" office:value-type="float" office:value="202" calcext:value-type="float">
            <text:p>202.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832695" calcext:value-type="float">
            <text:p>832695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[.B1874]/1000" office:value-type="float" office:value="832.695" calcext:value-type="float">
            <text:p>832.70</text:p>
          </table:table-cell>
          <table:table-cell table:formula="of:=AVERAGE([.C1874:.E1874])" office:value-type="float" office:value="201" calcext:value-type="float">
            <text:p>201.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833680" calcext:value-type="float">
            <text:p>83368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table:formula="of:=[.B1875]/1000" office:value-type="float" office:value="833.68" calcext:value-type="float">
            <text:p>833.68</text:p>
          </table:table-cell>
          <table:table-cell table:formula="of:=AVERAGE([.C1875:.E1875])" office:value-type="float" office:value="199.666666666667" calcext:value-type="float">
            <text:p>199.7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834665" calcext:value-type="float">
            <text:p>834665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2"/>
          <table:table-cell table:formula="of:=[.B1876]/1000" office:value-type="float" office:value="834.665" calcext:value-type="float">
            <text:p>834.67</text:p>
          </table:table-cell>
          <table:table-cell table:formula="of:=AVERAGE([.C1876:.E1876])" office:value-type="float" office:value="199" calcext:value-type="float">
            <text:p>199.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835650" calcext:value-type="float">
            <text:p>83565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/>
          <table:table-cell table:formula="of:=[.B1877]/1000" office:value-type="float" office:value="835.65" calcext:value-type="float">
            <text:p>835.65</text:p>
          </table:table-cell>
          <table:table-cell table:formula="of:=AVERAGE([.C1877:.E1877])" office:value-type="float" office:value="197.333333333333" calcext:value-type="float">
            <text:p>197.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836635" calcext:value-type="float">
            <text:p>836635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[.B1878]/1000" office:value-type="float" office:value="836.635" calcext:value-type="float">
            <text:p>836.64</text:p>
          </table:table-cell>
          <table:table-cell table:formula="of:=AVERAGE([.C1878:.E1878])" office:value-type="float" office:value="197" calcext:value-type="float">
            <text:p>197.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837619" calcext:value-type="float">
            <text:p>837619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[.B1879]/1000" office:value-type="float" office:value="837.619" calcext:value-type="float">
            <text:p>837.62</text:p>
          </table:table-cell>
          <table:table-cell table:formula="of:=AVERAGE([.C1879:.E1879])" office:value-type="float" office:value="195.666666666667" calcext:value-type="float">
            <text:p>195.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838604" calcext:value-type="float">
            <text:p>83860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[.B1880]/1000" office:value-type="float" office:value="838.604" calcext:value-type="float">
            <text:p>838.60</text:p>
          </table:table-cell>
          <table:table-cell table:formula="of:=AVERAGE([.C1880:.E1880])" office:value-type="float" office:value="195.333333333333" calcext:value-type="float">
            <text:p>195.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839589" calcext:value-type="float">
            <text:p>839589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[.B1881]/1000" office:value-type="float" office:value="839.589" calcext:value-type="float">
            <text:p>839.59</text:p>
          </table:table-cell>
          <table:table-cell table:formula="of:=AVERAGE([.C1881:.E1881])" office:value-type="float" office:value="194" calcext:value-type="float">
            <text:p>194.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840574" calcext:value-type="float">
            <text:p>840574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[.B1882]/1000" office:value-type="float" office:value="840.574" calcext:value-type="float">
            <text:p>840.57</text:p>
          </table:table-cell>
          <table:table-cell table:formula="of:=AVERAGE([.C1882:.E1882])" office:value-type="float" office:value="193.333333333333" calcext:value-type="float">
            <text:p>193.3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841559" calcext:value-type="float">
            <text:p>84155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[.B1883]/1000" office:value-type="float" office:value="841.559" calcext:value-type="float">
            <text:p>841.56</text:p>
          </table:table-cell>
          <table:table-cell table:formula="of:=AVERAGE([.C1883:.E1883])" office:value-type="float" office:value="193" calcext:value-type="float">
            <text:p>193.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842544" calcext:value-type="float">
            <text:p>84254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/>
          <table:table-cell table:formula="of:=[.B1884]/1000" office:value-type="float" office:value="842.544" calcext:value-type="float">
            <text:p>842.54</text:p>
          </table:table-cell>
          <table:table-cell table:formula="of:=AVERAGE([.C1884:.E1884])" office:value-type="float" office:value="191.333333333333" calcext:value-type="float">
            <text:p>191.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43529" calcext:value-type="float">
            <text:p>84352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[.B1885]/1000" office:value-type="float" office:value="843.529" calcext:value-type="float">
            <text:p>843.53</text:p>
          </table:table-cell>
          <table:table-cell table:formula="of:=AVERAGE([.C1885:.E1885])" office:value-type="float" office:value="190.333333333333" calcext:value-type="float">
            <text:p>190.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844513" calcext:value-type="float">
            <text:p>844513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formula="of:=[.B1886]/1000" office:value-type="float" office:value="844.513" calcext:value-type="float">
            <text:p>844.51</text:p>
          </table:table-cell>
          <table:table-cell table:formula="of:=AVERAGE([.C1886:.E1886])" office:value-type="float" office:value="189" calcext:value-type="float">
            <text:p>189.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845498" calcext:value-type="float">
            <text:p>845498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formula="of:=[.B1887]/1000" office:value-type="float" office:value="845.498" calcext:value-type="float">
            <text:p>845.50</text:p>
          </table:table-cell>
          <table:table-cell table:formula="of:=AVERAGE([.C1887:.E1887])" office:value-type="float" office:value="187.666666666667" calcext:value-type="float">
            <text:p>187.7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846483" calcext:value-type="float">
            <text:p>846483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formula="of:=[.B1888]/1000" office:value-type="float" office:value="846.483" calcext:value-type="float">
            <text:p>846.48</text:p>
          </table:table-cell>
          <table:table-cell table:formula="of:=AVERAGE([.C1888:.E1888])" office:value-type="float" office:value="187" calcext:value-type="float">
            <text:p>187.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847468" calcext:value-type="float">
            <text:p>84746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/>
          <table:table-cell table:formula="of:=[.B1889]/1000" office:value-type="float" office:value="847.468" calcext:value-type="float">
            <text:p>847.47</text:p>
          </table:table-cell>
          <table:table-cell table:formula="of:=AVERAGE([.C1889:.E1889])" office:value-type="float" office:value="186.333333333333" calcext:value-type="float">
            <text:p>186.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848453" calcext:value-type="float">
            <text:p>848453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[.B1890]/1000" office:value-type="float" office:value="848.453" calcext:value-type="float">
            <text:p>848.45</text:p>
          </table:table-cell>
          <table:table-cell table:formula="of:=AVERAGE([.C1890:.E1890])" office:value-type="float" office:value="185" calcext:value-type="float">
            <text:p>185.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849438" calcext:value-type="float">
            <text:p>849438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[.B1891]/1000" office:value-type="float" office:value="849.438" calcext:value-type="float">
            <text:p>849.44</text:p>
          </table:table-cell>
          <table:table-cell table:formula="of:=AVERAGE([.C1891:.E1891])" office:value-type="float" office:value="184" calcext:value-type="float">
            <text:p>184.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850423" calcext:value-type="float">
            <text:p>850423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[.B1892]/1000" office:value-type="float" office:value="850.423" calcext:value-type="float">
            <text:p>850.42</text:p>
          </table:table-cell>
          <table:table-cell table:formula="of:=AVERAGE([.C1892:.E1892])" office:value-type="float" office:value="184" calcext:value-type="float">
            <text:p>184.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851407" calcext:value-type="float">
            <text:p>851407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formula="of:=[.B1893]/1000" office:value-type="float" office:value="851.407" calcext:value-type="float">
            <text:p>851.41</text:p>
          </table:table-cell>
          <table:table-cell table:formula="of:=AVERAGE([.C1893:.E1893])" office:value-type="float" office:value="182.333333333333" calcext:value-type="float">
            <text:p>182.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852392" calcext:value-type="float">
            <text:p>852392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[.B1894]/1000" office:value-type="float" office:value="852.392" calcext:value-type="float">
            <text:p>852.39</text:p>
          </table:table-cell>
          <table:table-cell table:formula="of:=AVERAGE([.C1894:.E1894])" office:value-type="float" office:value="181" calcext:value-type="float">
            <text:p>181.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53377" calcext:value-type="float">
            <text:p>853377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table:formula="of:=[.B1895]/1000" office:value-type="float" office:value="853.377" calcext:value-type="float">
            <text:p>853.38</text:p>
          </table:table-cell>
          <table:table-cell table:formula="of:=AVERAGE([.C1895:.E1895])" office:value-type="float" office:value="180" calcext:value-type="float">
            <text:p>180.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854362" calcext:value-type="float">
            <text:p>854362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formula="of:=[.B1896]/1000" office:value-type="float" office:value="854.362" calcext:value-type="float">
            <text:p>854.36</text:p>
          </table:table-cell>
          <table:table-cell table:formula="of:=AVERAGE([.C1896:.E1896])" office:value-type="float" office:value="179" calcext:value-type="float">
            <text:p>179.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855347" calcext:value-type="float">
            <text:p>855347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[.B1897]/1000" office:value-type="float" office:value="855.347" calcext:value-type="float">
            <text:p>855.35</text:p>
          </table:table-cell>
          <table:table-cell table:formula="of:=AVERAGE([.C1897:.E1897])" office:value-type="float" office:value="178.666666666667" calcext:value-type="float">
            <text:p>178.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856332" calcext:value-type="float">
            <text:p>85633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/>
          <table:table-cell table:formula="of:=[.B1898]/1000" office:value-type="float" office:value="856.332" calcext:value-type="float">
            <text:p>856.33</text:p>
          </table:table-cell>
          <table:table-cell table:formula="of:=AVERAGE([.C1898:.E1898])" office:value-type="float" office:value="177.666666666667" calcext:value-type="float">
            <text:p>177.7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857317" calcext:value-type="float">
            <text:p>85731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[.B1899]/1000" office:value-type="float" office:value="857.317" calcext:value-type="float">
            <text:p>857.32</text:p>
          </table:table-cell>
          <table:table-cell table:formula="of:=AVERAGE([.C1899:.E1899])" office:value-type="float" office:value="176.333333333333" calcext:value-type="float">
            <text:p>176.3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858301" calcext:value-type="float">
            <text:p>858301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[.B1900]/1000" office:value-type="float" office:value="858.301" calcext:value-type="float">
            <text:p>858.30</text:p>
          </table:table-cell>
          <table:table-cell table:formula="of:=AVERAGE([.C1900:.E1900])" office:value-type="float" office:value="175.333333333333" calcext:value-type="float">
            <text:p>175.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859286" calcext:value-type="float">
            <text:p>85928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[.B1901]/1000" office:value-type="float" office:value="859.286" calcext:value-type="float">
            <text:p>859.29</text:p>
          </table:table-cell>
          <table:table-cell table:formula="of:=AVERAGE([.C1901:.E1901])" office:value-type="float" office:value="174.333333333333" calcext:value-type="float">
            <text:p>174.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860271" calcext:value-type="float">
            <text:p>860271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2"/>
          <table:table-cell table:formula="of:=[.B1902]/1000" office:value-type="float" office:value="860.271" calcext:value-type="float">
            <text:p>860.27</text:p>
          </table:table-cell>
          <table:table-cell table:formula="of:=AVERAGE([.C1902:.E1902])" office:value-type="float" office:value="173" calcext:value-type="float">
            <text:p>173.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861256" calcext:value-type="float">
            <text:p>86125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/>
          <table:table-cell table:formula="of:=[.B1903]/1000" office:value-type="float" office:value="861.256" calcext:value-type="float">
            <text:p>861.26</text:p>
          </table:table-cell>
          <table:table-cell table:formula="of:=AVERAGE([.C1903:.E1903])" office:value-type="float" office:value="172.666666666667" calcext:value-type="float">
            <text:p>172.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862241" calcext:value-type="float">
            <text:p>86224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/>
          <table:table-cell table:formula="of:=[.B1904]/1000" office:value-type="float" office:value="862.241" calcext:value-type="float">
            <text:p>862.24</text:p>
          </table:table-cell>
          <table:table-cell table:formula="of:=AVERAGE([.C1904:.E1904])" office:value-type="float" office:value="171.333333333333" calcext:value-type="float">
            <text:p>171.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63226" calcext:value-type="float">
            <text:p>86322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/>
          <table:table-cell table:formula="of:=[.B1905]/1000" office:value-type="float" office:value="863.226" calcext:value-type="float">
            <text:p>863.23</text:p>
          </table:table-cell>
          <table:table-cell table:formula="of:=AVERAGE([.C1905:.E1905])" office:value-type="float" office:value="170.333333333333" calcext:value-type="float">
            <text:p>170.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864211" calcext:value-type="float">
            <text:p>86421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[.B1906]/1000" office:value-type="float" office:value="864.211" calcext:value-type="float">
            <text:p>864.21</text:p>
          </table:table-cell>
          <table:table-cell table:formula="of:=AVERAGE([.C1906:.E1906])" office:value-type="float" office:value="169" calcext:value-type="float">
            <text:p>169.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865195" calcext:value-type="float">
            <text:p>865195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formula="of:=[.B1907]/1000" office:value-type="float" office:value="865.195" calcext:value-type="float">
            <text:p>865.20</text:p>
          </table:table-cell>
          <table:table-cell table:formula="of:=AVERAGE([.C1907:.E1907])" office:value-type="float" office:value="168.333333333333" calcext:value-type="float">
            <text:p>168.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866180" calcext:value-type="float">
            <text:p>866180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[.B1908]/1000" office:value-type="float" office:value="866.18" calcext:value-type="float">
            <text:p>866.18</text:p>
          </table:table-cell>
          <table:table-cell table:formula="of:=AVERAGE([.C1908:.E1908])" office:value-type="float" office:value="168" calcext:value-type="float">
            <text:p>168.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867165" calcext:value-type="float">
            <text:p>86716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[.B1909]/1000" office:value-type="float" office:value="867.165" calcext:value-type="float">
            <text:p>867.17</text:p>
          </table:table-cell>
          <table:table-cell table:formula="of:=AVERAGE([.C1909:.E1909])" office:value-type="float" office:value="166.333333333333" calcext:value-type="float">
            <text:p>166.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868150" calcext:value-type="float">
            <text:p>86815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[.B1910]/1000" office:value-type="float" office:value="868.15" calcext:value-type="float">
            <text:p>868.15</text:p>
          </table:table-cell>
          <table:table-cell table:formula="of:=AVERAGE([.C1910:.E1910])" office:value-type="float" office:value="165.666666666667" calcext:value-type="float">
            <text:p>165.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869135" calcext:value-type="float">
            <text:p>869135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[.B1911]/1000" office:value-type="float" office:value="869.135" calcext:value-type="float">
            <text:p>869.14</text:p>
          </table:table-cell>
          <table:table-cell table:formula="of:=AVERAGE([.C1911:.E1911])" office:value-type="float" office:value="164.666666666667" calcext:value-type="float">
            <text:p>164.7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870120" calcext:value-type="float">
            <text:p>87012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/>
          <table:table-cell table:formula="of:=[.B1912]/1000" office:value-type="float" office:value="870.12" calcext:value-type="float">
            <text:p>870.12</text:p>
          </table:table-cell>
          <table:table-cell table:formula="of:=AVERAGE([.C1912:.E1912])" office:value-type="float" office:value="164.333333333333" calcext:value-type="float">
            <text:p>164.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871105" calcext:value-type="float">
            <text:p>871105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2"/>
          <table:table-cell table:formula="of:=[.B1913]/1000" office:value-type="float" office:value="871.105" calcext:value-type="float">
            <text:p>871.11</text:p>
          </table:table-cell>
          <table:table-cell table:formula="of:=AVERAGE([.C1913:.E1913])" office:value-type="float" office:value="163" calcext:value-type="float">
            <text:p>163.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872089" calcext:value-type="float">
            <text:p>872089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[.B1914]/1000" office:value-type="float" office:value="872.089" calcext:value-type="float">
            <text:p>872.09</text:p>
          </table:table-cell>
          <table:table-cell table:formula="of:=AVERAGE([.C1914:.E1914])" office:value-type="float" office:value="161.333333333333" calcext:value-type="float">
            <text:p>161.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73074" calcext:value-type="float">
            <text:p>873074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[.B1915]/1000" office:value-type="float" office:value="873.074" calcext:value-type="float">
            <text:p>873.07</text:p>
          </table:table-cell>
          <table:table-cell table:formula="of:=AVERAGE([.C1915:.E1915])" office:value-type="float" office:value="161" calcext:value-type="float">
            <text:p>161.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874059" calcext:value-type="float">
            <text:p>874059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[.B1916]/1000" office:value-type="float" office:value="874.059" calcext:value-type="float">
            <text:p>874.06</text:p>
          </table:table-cell>
          <table:table-cell table:formula="of:=AVERAGE([.C1916:.E1916])" office:value-type="float" office:value="160" calcext:value-type="float">
            <text:p>160.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875044" calcext:value-type="float">
            <text:p>875044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[.B1917]/1000" office:value-type="float" office:value="875.044" calcext:value-type="float">
            <text:p>875.04</text:p>
          </table:table-cell>
          <table:table-cell table:formula="of:=AVERAGE([.C1917:.E1917])" office:value-type="float" office:value="159.333333333333" calcext:value-type="float">
            <text:p>159.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876029" calcext:value-type="float">
            <text:p>87602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[.B1918]/1000" office:value-type="float" office:value="876.029" calcext:value-type="float">
            <text:p>876.03</text:p>
          </table:table-cell>
          <table:table-cell table:formula="of:=AVERAGE([.C1918:.E1918])" office:value-type="float" office:value="158.333333333333" calcext:value-type="float">
            <text:p>158.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877014" calcext:value-type="float">
            <text:p>87701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[.B1919]/1000" office:value-type="float" office:value="877.014" calcext:value-type="float">
            <text:p>877.01</text:p>
          </table:table-cell>
          <table:table-cell table:formula="of:=AVERAGE([.C1919:.E1919])" office:value-type="float" office:value="157" calcext:value-type="float">
            <text:p>157.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877999" calcext:value-type="float">
            <text:p>877999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[.B1920]/1000" office:value-type="float" office:value="877.999" calcext:value-type="float">
            <text:p>878.00</text:p>
          </table:table-cell>
          <table:table-cell table:formula="of:=AVERAGE([.C1920:.E1920])" office:value-type="float" office:value="156" calcext:value-type="float">
            <text:p>156.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878983" calcext:value-type="float">
            <text:p>87898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/>
          <table:table-cell table:formula="of:=[.B1921]/1000" office:value-type="float" office:value="878.983" calcext:value-type="float">
            <text:p>878.98</text:p>
          </table:table-cell>
          <table:table-cell table:formula="of:=AVERAGE([.C1921:.E1921])" office:value-type="float" office:value="155.666666666667" calcext:value-type="float">
            <text:p>155.7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879968" calcext:value-type="float">
            <text:p>87996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[.B1922]/1000" office:value-type="float" office:value="879.968" calcext:value-type="float">
            <text:p>879.97</text:p>
          </table:table-cell>
          <table:table-cell table:formula="of:=AVERAGE([.C1922:.E1922])" office:value-type="float" office:value="154" calcext:value-type="float">
            <text:p>154.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880953" calcext:value-type="float">
            <text:p>88095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/>
          <table:table-cell table:formula="of:=[.B1923]/1000" office:value-type="float" office:value="880.953" calcext:value-type="float">
            <text:p>880.95</text:p>
          </table:table-cell>
          <table:table-cell table:formula="of:=AVERAGE([.C1923:.E1923])" office:value-type="float" office:value="153.666666666667" calcext:value-type="float">
            <text:p>153.7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881938" calcext:value-type="float">
            <text:p>881938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[.B1924]/1000" office:value-type="float" office:value="881.938" calcext:value-type="float">
            <text:p>881.94</text:p>
          </table:table-cell>
          <table:table-cell table:formula="of:=AVERAGE([.C1924:.E1924])" office:value-type="float" office:value="152.333333333333" calcext:value-type="float">
            <text:p>152.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882923" calcext:value-type="float">
            <text:p>88292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B1925]/1000" office:value-type="float" office:value="882.923" calcext:value-type="float">
            <text:p>882.92</text:p>
          </table:table-cell>
          <table:table-cell table:formula="of:=AVERAGE([.C1925:.E1925])" office:value-type="float" office:value="151" calcext:value-type="float">
            <text:p>151.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883908" calcext:value-type="float">
            <text:p>88390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[.B1926]/1000" office:value-type="float" office:value="883.908" calcext:value-type="float">
            <text:p>883.91</text:p>
          </table:table-cell>
          <table:table-cell table:formula="of:=AVERAGE([.C1926:.E1926])" office:value-type="float" office:value="150.333333333333" calcext:value-type="float">
            <text:p>150.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884893" calcext:value-type="float">
            <text:p>884893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[.B1927]/1000" office:value-type="float" office:value="884.893" calcext:value-type="float">
            <text:p>884.89</text:p>
          </table:table-cell>
          <table:table-cell table:formula="of:=AVERAGE([.C1927:.E1927])" office:value-type="float" office:value="149" calcext:value-type="float">
            <text:p>149.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885877" calcext:value-type="float">
            <text:p>885877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[.B1928]/1000" office:value-type="float" office:value="885.877" calcext:value-type="float">
            <text:p>885.88</text:p>
          </table:table-cell>
          <table:table-cell table:formula="of:=AVERAGE([.C1928:.E1928])" office:value-type="float" office:value="147.666666666667" calcext:value-type="float">
            <text:p>147.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886862" calcext:value-type="float">
            <text:p>88686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[.B1929]/1000" office:value-type="float" office:value="886.862" calcext:value-type="float">
            <text:p>886.86</text:p>
          </table:table-cell>
          <table:table-cell table:formula="of:=AVERAGE([.C1929:.E1929])" office:value-type="float" office:value="146.666666666667" calcext:value-type="float">
            <text:p>146.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887847" calcext:value-type="float">
            <text:p>88784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[.B1930]/1000" office:value-type="float" office:value="887.847" calcext:value-type="float">
            <text:p>887.85</text:p>
          </table:table-cell>
          <table:table-cell table:formula="of:=AVERAGE([.C1930:.E1930])" office:value-type="float" office:value="146" calcext:value-type="float">
            <text:p>146.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888832" calcext:value-type="float">
            <text:p>888832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[.B1931]/1000" office:value-type="float" office:value="888.832" calcext:value-type="float">
            <text:p>888.83</text:p>
          </table:table-cell>
          <table:table-cell table:formula="of:=AVERAGE([.C1931:.E1931])" office:value-type="float" office:value="145.333333333333" calcext:value-type="float">
            <text:p>145.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889817" calcext:value-type="float">
            <text:p>889817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/>
          <table:table-cell table:formula="of:=[.B1932]/1000" office:value-type="float" office:value="889.817" calcext:value-type="float">
            <text:p>889.82</text:p>
          </table:table-cell>
          <table:table-cell table:formula="of:=AVERAGE([.C1932:.E1932])" office:value-type="float" office:value="144.333333333333" calcext:value-type="float">
            <text:p>144.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890802" calcext:value-type="float">
            <text:p>890802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formula="of:=[.B1933]/1000" office:value-type="float" office:value="890.802" calcext:value-type="float">
            <text:p>890.80</text:p>
          </table:table-cell>
          <table:table-cell table:formula="of:=AVERAGE([.C1933:.E1933])" office:value-type="float" office:value="143.666666666667" calcext:value-type="float">
            <text:p>143.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891787" calcext:value-type="float">
            <text:p>891787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[.B1934]/1000" office:value-type="float" office:value="891.787" calcext:value-type="float">
            <text:p>891.79</text:p>
          </table:table-cell>
          <table:table-cell table:formula="of:=AVERAGE([.C1934:.E1934])" office:value-type="float" office:value="141.666666666667" calcext:value-type="float">
            <text:p>141.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92771" calcext:value-type="float">
            <text:p>89277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/>
          <table:table-cell table:formula="of:=[.B1935]/1000" office:value-type="float" office:value="892.771" calcext:value-type="float">
            <text:p>892.77</text:p>
          </table:table-cell>
          <table:table-cell table:formula="of:=AVERAGE([.C1935:.E1935])" office:value-type="float" office:value="141.333333333333" calcext:value-type="float">
            <text:p>141.3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893756" calcext:value-type="float">
            <text:p>89375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[.B1936]/1000" office:value-type="float" office:value="893.756" calcext:value-type="float">
            <text:p>893.76</text:p>
          </table:table-cell>
          <table:table-cell table:formula="of:=AVERAGE([.C1936:.E1936])" office:value-type="float" office:value="140.666666666667" calcext:value-type="float">
            <text:p>140.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894741" calcext:value-type="float">
            <text:p>894741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[.B1937]/1000" office:value-type="float" office:value="894.741" calcext:value-type="float">
            <text:p>894.74</text:p>
          </table:table-cell>
          <table:table-cell table:formula="of:=AVERAGE([.C1937:.E1937])" office:value-type="float" office:value="139" calcext:value-type="float">
            <text:p>139.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895726" calcext:value-type="float">
            <text:p>89572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/>
          <table:table-cell table:formula="of:=[.B1938]/1000" office:value-type="float" office:value="895.726" calcext:value-type="float">
            <text:p>895.73</text:p>
          </table:table-cell>
          <table:table-cell table:formula="of:=AVERAGE([.C1938:.E1938])" office:value-type="float" office:value="138.333333333333" calcext:value-type="float">
            <text:p>138.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896711" calcext:value-type="float">
            <text:p>89671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/>
          <table:table-cell table:formula="of:=[.B1939]/1000" office:value-type="float" office:value="896.711" calcext:value-type="float">
            <text:p>896.71</text:p>
          </table:table-cell>
          <table:table-cell table:formula="of:=AVERAGE([.C1939:.E1939])" office:value-type="float" office:value="137.333333333333" calcext:value-type="float">
            <text:p>137.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897696" calcext:value-type="float">
            <text:p>897696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[.B1940]/1000" office:value-type="float" office:value="897.696" calcext:value-type="float">
            <text:p>897.70</text:p>
          </table:table-cell>
          <table:table-cell table:formula="of:=AVERAGE([.C1940:.E1940])" office:value-type="float" office:value="136.333333333333" calcext:value-type="float">
            <text:p>136.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898680" calcext:value-type="float">
            <text:p>89868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/>
          <table:table-cell table:formula="of:=[.B1941]/1000" office:value-type="float" office:value="898.68" calcext:value-type="float">
            <text:p>898.68</text:p>
          </table:table-cell>
          <table:table-cell table:formula="of:=AVERAGE([.C1941:.E1941])" office:value-type="float" office:value="135.333333333333" calcext:value-type="float">
            <text:p>135.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99665" calcext:value-type="float">
            <text:p>899665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[.B1942]/1000" office:value-type="float" office:value="899.665" calcext:value-type="float">
            <text:p>899.67</text:p>
          </table:table-cell>
          <table:table-cell table:formula="of:=AVERAGE([.C1942:.E1942])" office:value-type="float" office:value="134.666666666667" calcext:value-type="float">
            <text:p>134.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00650" calcext:value-type="float">
            <text:p>90065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formula="of:=[.B1943]/1000" office:value-type="float" office:value="900.65" calcext:value-type="float">
            <text:p>900.65</text:p>
          </table:table-cell>
          <table:table-cell table:formula="of:=AVERAGE([.C1943:.E1943])" office:value-type="float" office:value="133.666666666667" calcext:value-type="float">
            <text:p>133.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901635" calcext:value-type="float">
            <text:p>9016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[.B1944]/1000" office:value-type="float" office:value="901.635" calcext:value-type="float">
            <text:p>901.64</text:p>
          </table:table-cell>
          <table:table-cell table:formula="of:=AVERAGE([.C1944:.E1944])" office:value-type="float" office:value="132.666666666667" calcext:value-type="float">
            <text:p>132.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902620" calcext:value-type="float">
            <text:p>90262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[.B1945]/1000" office:value-type="float" office:value="902.62" calcext:value-type="float">
            <text:p>902.62</text:p>
          </table:table-cell>
          <table:table-cell table:formula="of:=AVERAGE([.C1945:.E1945])" office:value-type="float" office:value="131.333333333333" calcext:value-type="float">
            <text:p>131.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903605" calcext:value-type="float">
            <text:p>90360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[.B1946]/1000" office:value-type="float" office:value="903.605" calcext:value-type="float">
            <text:p>903.61</text:p>
          </table:table-cell>
          <table:table-cell table:formula="of:=AVERAGE([.C1946:.E1946])" office:value-type="float" office:value="130.333333333333" calcext:value-type="float">
            <text:p>130.3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904590" calcext:value-type="float">
            <text:p>90459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/>
          <table:table-cell table:formula="of:=[.B1947]/1000" office:value-type="float" office:value="904.59" calcext:value-type="float">
            <text:p>904.59</text:p>
          </table:table-cell>
          <table:table-cell table:formula="of:=AVERAGE([.C1947:.E1947])" office:value-type="float" office:value="129.666666666667" calcext:value-type="float">
            <text:p>129.7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05574" calcext:value-type="float">
            <text:p>90557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/>
          <table:table-cell table:formula="of:=[.B1948]/1000" office:value-type="float" office:value="905.574" calcext:value-type="float">
            <text:p>905.57</text:p>
          </table:table-cell>
          <table:table-cell table:formula="of:=AVERAGE([.C1948:.E1948])" office:value-type="float" office:value="128.333333333333" calcext:value-type="float">
            <text:p>128.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906559" calcext:value-type="float">
            <text:p>90655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/>
          <table:table-cell table:formula="of:=[.B1949]/1000" office:value-type="float" office:value="906.559" calcext:value-type="float">
            <text:p>906.56</text:p>
          </table:table-cell>
          <table:table-cell table:formula="of:=AVERAGE([.C1949:.E1949])" office:value-type="float" office:value="127.333333333333" calcext:value-type="float">
            <text:p>127.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907544" calcext:value-type="float">
            <text:p>907544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B1950]/1000" office:value-type="float" office:value="907.544" calcext:value-type="float">
            <text:p>907.54</text:p>
          </table:table-cell>
          <table:table-cell table:formula="of:=AVERAGE([.C1950:.E1950])" office:value-type="float" office:value="127" calcext:value-type="float">
            <text:p>127.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908529" calcext:value-type="float">
            <text:p>908529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[.B1951]/1000" office:value-type="float" office:value="908.529" calcext:value-type="float">
            <text:p>908.53</text:p>
          </table:table-cell>
          <table:table-cell table:formula="of:=AVERAGE([.C1951:.E1951])" office:value-type="float" office:value="126" calcext:value-type="float">
            <text:p>126.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909514" calcext:value-type="float">
            <text:p>909514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[.B1952]/1000" office:value-type="float" office:value="909.514" calcext:value-type="float">
            <text:p>909.51</text:p>
          </table:table-cell>
          <table:table-cell table:formula="of:=AVERAGE([.C1952:.E1952])" office:value-type="float" office:value="125" calcext:value-type="float">
            <text:p>125.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910499" calcext:value-type="float">
            <text:p>91049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table:formula="of:=[.B1953]/1000" office:value-type="float" office:value="910.499" calcext:value-type="float">
            <text:p>910.50</text:p>
          </table:table-cell>
          <table:table-cell table:formula="of:=AVERAGE([.C1953:.E1953])" office:value-type="float" office:value="123.333333333333" calcext:value-type="float">
            <text:p>123.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911484" calcext:value-type="float">
            <text:p>911484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[.B1954]/1000" office:value-type="float" office:value="911.484" calcext:value-type="float">
            <text:p>911.48</text:p>
          </table:table-cell>
          <table:table-cell table:formula="of:=AVERAGE([.C1954:.E1954])" office:value-type="float" office:value="122.666666666667" calcext:value-type="float">
            <text:p>122.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912468" calcext:value-type="float">
            <text:p>91246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[.B1955]/1000" office:value-type="float" office:value="912.468" calcext:value-type="float">
            <text:p>912.47</text:p>
          </table:table-cell>
          <table:table-cell table:formula="of:=AVERAGE([.C1955:.E1955])" office:value-type="float" office:value="122" calcext:value-type="float">
            <text:p>122.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913453" calcext:value-type="float">
            <text:p>91345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[.B1956]/1000" office:value-type="float" office:value="913.453" calcext:value-type="float">
            <text:p>913.45</text:p>
          </table:table-cell>
          <table:table-cell table:formula="of:=AVERAGE([.C1956:.E1956])" office:value-type="float" office:value="121" calcext:value-type="float">
            <text:p>121.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914438" calcext:value-type="float">
            <text:p>91443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B1957]/1000" office:value-type="float" office:value="914.438" calcext:value-type="float">
            <text:p>914.44</text:p>
          </table:table-cell>
          <table:table-cell table:formula="of:=AVERAGE([.C1957:.E1957])" office:value-type="float" office:value="120" calcext:value-type="float">
            <text:p>120.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15423" calcext:value-type="float">
            <text:p>915423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B1958]/1000" office:value-type="float" office:value="915.423" calcext:value-type="float">
            <text:p>915.42</text:p>
          </table:table-cell>
          <table:table-cell table:formula="of:=AVERAGE([.C1958:.E1958])" office:value-type="float" office:value="118.666666666667" calcext:value-type="float">
            <text:p>118.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916408" calcext:value-type="float">
            <text:p>91640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[.B1959]/1000" office:value-type="float" office:value="916.408" calcext:value-type="float">
            <text:p>916.41</text:p>
          </table:table-cell>
          <table:table-cell table:formula="of:=AVERAGE([.C1959:.E1959])" office:value-type="float" office:value="118" calcext:value-type="float">
            <text:p>118.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917393" calcext:value-type="float">
            <text:p>91739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/>
          <table:table-cell table:formula="of:=[.B1960]/1000" office:value-type="float" office:value="917.393" calcext:value-type="float">
            <text:p>917.39</text:p>
          </table:table-cell>
          <table:table-cell table:formula="of:=AVERAGE([.C1960:.E1960])" office:value-type="float" office:value="116.333333333333" calcext:value-type="float">
            <text:p>116.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918378" calcext:value-type="float">
            <text:p>91837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/>
          <table:table-cell table:formula="of:=[.B1961]/1000" office:value-type="float" office:value="918.378" calcext:value-type="float">
            <text:p>918.38</text:p>
          </table:table-cell>
          <table:table-cell table:formula="of:=AVERAGE([.C1961:.E1961])" office:value-type="float" office:value="115.666666666667" calcext:value-type="float">
            <text:p>115.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919362" calcext:value-type="float">
            <text:p>91936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/>
          <table:table-cell table:formula="of:=[.B1962]/1000" office:value-type="float" office:value="919.362" calcext:value-type="float">
            <text:p>919.36</text:p>
          </table:table-cell>
          <table:table-cell table:formula="of:=AVERAGE([.C1962:.E1962])" office:value-type="float" office:value="115.333333333333" calcext:value-type="float">
            <text:p>115.3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920347" calcext:value-type="float">
            <text:p>92034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/>
          <table:table-cell table:formula="of:=[.B1963]/1000" office:value-type="float" office:value="920.347" calcext:value-type="float">
            <text:p>920.35</text:p>
          </table:table-cell>
          <table:table-cell table:formula="of:=AVERAGE([.C1963:.E1963])" office:value-type="float" office:value="113.666666666667" calcext:value-type="float">
            <text:p>113.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921332" calcext:value-type="float">
            <text:p>92133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[.B1964]/1000" office:value-type="float" office:value="921.332" calcext:value-type="float">
            <text:p>921.33</text:p>
          </table:table-cell>
          <table:table-cell table:formula="of:=AVERAGE([.C1964:.E1964])" office:value-type="float" office:value="113" calcext:value-type="float">
            <text:p>113.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922317" calcext:value-type="float">
            <text:p>922317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/>
          <table:table-cell table:formula="of:=[.B1965]/1000" office:value-type="float" office:value="922.317" calcext:value-type="float">
            <text:p>922.32</text:p>
          </table:table-cell>
          <table:table-cell table:formula="of:=AVERAGE([.C1965:.E1965])" office:value-type="float" office:value="112.666666666667" calcext:value-type="float">
            <text:p>112.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923302" calcext:value-type="float">
            <text:p>92330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B1966]/1000" office:value-type="float" office:value="923.302" calcext:value-type="float">
            <text:p>923.30</text:p>
          </table:table-cell>
          <table:table-cell table:formula="of:=AVERAGE([.C1966:.E1966])" office:value-type="float" office:value="110.666666666667" calcext:value-type="float">
            <text:p>110.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924287" calcext:value-type="float">
            <text:p>92428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/>
          <table:table-cell table:formula="of:=[.B1967]/1000" office:value-type="float" office:value="924.287" calcext:value-type="float">
            <text:p>924.29</text:p>
          </table:table-cell>
          <table:table-cell table:formula="of:=AVERAGE([.C1967:.E1967])" office:value-type="float" office:value="110.333333333333" calcext:value-type="float">
            <text:p>110.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25272" calcext:value-type="float">
            <text:p>9252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/>
          <table:table-cell table:formula="of:=[.B1968]/1000" office:value-type="float" office:value="925.272" calcext:value-type="float">
            <text:p>925.27</text:p>
          </table:table-cell>
          <table:table-cell table:formula="of:=AVERAGE([.C1968:.E1968])" office:value-type="float" office:value="108.333333333333" calcext:value-type="float">
            <text:p>108.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926256" calcext:value-type="float">
            <text:p>926256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B1969]/1000" office:value-type="float" office:value="926.256" calcext:value-type="float">
            <text:p>926.26</text:p>
          </table:table-cell>
          <table:table-cell table:formula="of:=AVERAGE([.C1969:.E1969])" office:value-type="float" office:value="108.333333333333" calcext:value-type="float">
            <text:p>108.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927241" calcext:value-type="float">
            <text:p>92724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B1970]/1000" office:value-type="float" office:value="927.241" calcext:value-type="float">
            <text:p>927.24</text:p>
          </table:table-cell>
          <table:table-cell table:formula="of:=AVERAGE([.C1970:.E1970])" office:value-type="float" office:value="106.666666666667" calcext:value-type="float">
            <text:p>106.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928226" calcext:value-type="float">
            <text:p>928226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2"/>
          <table:table-cell table:formula="of:=[.B1971]/1000" office:value-type="float" office:value="928.226" calcext:value-type="float">
            <text:p>928.23</text:p>
          </table:table-cell>
          <table:table-cell table:formula="of:=AVERAGE([.C1971:.E1971])" office:value-type="float" office:value="106" calcext:value-type="float">
            <text:p>106.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929211" calcext:value-type="float">
            <text:p>92921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/>
          <table:table-cell table:formula="of:=[.B1972]/1000" office:value-type="float" office:value="929.211" calcext:value-type="float">
            <text:p>929.21</text:p>
          </table:table-cell>
          <table:table-cell table:formula="of:=AVERAGE([.C1972:.E1972])" office:value-type="float" office:value="105.333333333333" calcext:value-type="float">
            <text:p>105.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930196" calcext:value-type="float">
            <text:p>9301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[.B1973]/1000" office:value-type="float" office:value="930.196" calcext:value-type="float">
            <text:p>930.20</text:p>
          </table:table-cell>
          <table:table-cell table:formula="of:=AVERAGE([.C1973:.E1973])" office:value-type="float" office:value="103.666666666667" calcext:value-type="float">
            <text:p>103.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931181" calcext:value-type="float">
            <text:p>93118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[.B1974]/1000" office:value-type="float" office:value="931.181" calcext:value-type="float">
            <text:p>931.18</text:p>
          </table:table-cell>
          <table:table-cell table:formula="of:=AVERAGE([.C1974:.E1974])" office:value-type="float" office:value="103.333333333333" calcext:value-type="float">
            <text:p>103.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32166" calcext:value-type="float">
            <text:p>93216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[.B1975]/1000" office:value-type="float" office:value="932.166" calcext:value-type="float">
            <text:p>932.17</text:p>
          </table:table-cell>
          <table:table-cell table:formula="of:=AVERAGE([.C1975:.E1975])" office:value-type="float" office:value="102.333333333333" calcext:value-type="float">
            <text:p>102.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933150" calcext:value-type="float">
            <text:p>93315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[.B1976]/1000" office:value-type="float" office:value="933.15" calcext:value-type="float">
            <text:p>933.15</text:p>
          </table:table-cell>
          <table:table-cell table:formula="of:=AVERAGE([.C1976:.E1976])" office:value-type="float" office:value="101.666666666667" calcext:value-type="float">
            <text:p>101.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34135" calcext:value-type="float">
            <text:p>9341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formula="of:=[.B1977]/1000" office:value-type="float" office:value="934.135" calcext:value-type="float">
            <text:p>934.14</text:p>
          </table:table-cell>
          <table:table-cell table:formula="of:=AVERAGE([.C1977:.E1977])" office:value-type="float" office:value="100.333333333333" calcext:value-type="float">
            <text:p>100.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35120" calcext:value-type="float">
            <text:p>93512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formula="of:=[.B1978]/1000" office:value-type="float" office:value="935.12" calcext:value-type="float">
            <text:p>935.12</text:p>
          </table:table-cell>
          <table:table-cell table:formula="of:=AVERAGE([.C1978:.E1978])" office:value-type="float" office:value="100" calcext:value-type="float">
            <text:p>100.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936105" calcext:value-type="float">
            <text:p>936105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2"/>
          <table:table-cell table:formula="of:=[.B1979]/1000" office:value-type="float" office:value="936.105" calcext:value-type="float">
            <text:p>936.11</text:p>
          </table:table-cell>
          <table:table-cell table:formula="of:=AVERAGE([.C1979:.E1979])" office:value-type="float" office:value="99" calcext:value-type="float">
            <text:p>99.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937090" calcext:value-type="float">
            <text:p>93709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[.B1980]/1000" office:value-type="float" office:value="937.09" calcext:value-type="float">
            <text:p>937.09</text:p>
          </table:table-cell>
          <table:table-cell table:formula="of:=AVERAGE([.C1980:.E1980])" office:value-type="float" office:value="98.3333333333333" calcext:value-type="float">
            <text:p>98.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938075" calcext:value-type="float">
            <text:p>93807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[.B1981]/1000" office:value-type="float" office:value="938.075" calcext:value-type="float">
            <text:p>938.08</text:p>
          </table:table-cell>
          <table:table-cell table:formula="of:=AVERAGE([.C1981:.E1981])" office:value-type="float" office:value="97.6666666666667" calcext:value-type="float">
            <text:p>97.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939060" calcext:value-type="float">
            <text:p>93906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[.B1982]/1000" office:value-type="float" office:value="939.06" calcext:value-type="float">
            <text:p>939.06</text:p>
          </table:table-cell>
          <table:table-cell table:formula="of:=AVERAGE([.C1982:.E1982])" office:value-type="float" office:value="96.6666666666667" calcext:value-type="float">
            <text:p>96.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40044" calcext:value-type="float">
            <text:p>94004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B1983]/1000" office:value-type="float" office:value="940.044" calcext:value-type="float">
            <text:p>940.04</text:p>
          </table:table-cell>
          <table:table-cell table:formula="of:=AVERAGE([.C1983:.E1983])" office:value-type="float" office:value="95" calcext:value-type="float">
            <text:p>95.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941029" calcext:value-type="float">
            <text:p>941029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2"/>
          <table:table-cell table:formula="of:=[.B1984]/1000" office:value-type="float" office:value="941.029" calcext:value-type="float">
            <text:p>941.03</text:p>
          </table:table-cell>
          <table:table-cell table:formula="of:=AVERAGE([.C1984:.E1984])" office:value-type="float" office:value="94" calcext:value-type="float">
            <text:p>94.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42014" calcext:value-type="float">
            <text:p>94201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B1985]/1000" office:value-type="float" office:value="942.014" calcext:value-type="float">
            <text:p>942.01</text:p>
          </table:table-cell>
          <table:table-cell table:formula="of:=AVERAGE([.C1985:.E1985])" office:value-type="float" office:value="92.6666666666667" calcext:value-type="float">
            <text:p>92.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942999" calcext:value-type="float">
            <text:p>94299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/>
          <table:table-cell table:formula="of:=[.B1986]/1000" office:value-type="float" office:value="942.999" calcext:value-type="float">
            <text:p>943.00</text:p>
          </table:table-cell>
          <table:table-cell table:formula="of:=AVERAGE([.C1986:.E1986])" office:value-type="float" office:value="92.3333333333333" calcext:value-type="float">
            <text:p>92.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943984" calcext:value-type="float">
            <text:p>94398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B1987]/1000" office:value-type="float" office:value="943.984" calcext:value-type="float">
            <text:p>943.98</text:p>
          </table:table-cell>
          <table:table-cell table:formula="of:=AVERAGE([.C1987:.E1987])" office:value-type="float" office:value="91" calcext:value-type="float">
            <text:p>91.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44969" calcext:value-type="float">
            <text:p>94496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B1988]/1000" office:value-type="float" office:value="944.969" calcext:value-type="float">
            <text:p>944.97</text:p>
          </table:table-cell>
          <table:table-cell table:formula="of:=AVERAGE([.C1988:.E1988])" office:value-type="float" office:value="89.6666666666667" calcext:value-type="float">
            <text:p>89.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45954" calcext:value-type="float">
            <text:p>94595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B1989]/1000" office:value-type="float" office:value="945.954" calcext:value-type="float">
            <text:p>945.95</text:p>
          </table:table-cell>
          <table:table-cell table:formula="of:=AVERAGE([.C1989:.E1989])" office:value-type="float" office:value="89.6666666666667" calcext:value-type="float">
            <text:p>89.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46938" calcext:value-type="float">
            <text:p>94693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B1990]/1000" office:value-type="float" office:value="946.938" calcext:value-type="float">
            <text:p>946.94</text:p>
          </table:table-cell>
          <table:table-cell table:formula="of:=AVERAGE([.C1990:.E1990])" office:value-type="float" office:value="88.3333333333333" calcext:value-type="float">
            <text:p>88.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947923" calcext:value-type="float">
            <text:p>94792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[.B1991]/1000" office:value-type="float" office:value="947.923" calcext:value-type="float">
            <text:p>947.92</text:p>
          </table:table-cell>
          <table:table-cell table:formula="of:=AVERAGE([.C1991:.E1991])" office:value-type="float" office:value="87.3333333333333" calcext:value-type="float">
            <text:p>87.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48908" calcext:value-type="float">
            <text:p>94890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[.B1992]/1000" office:value-type="float" office:value="948.908" calcext:value-type="float">
            <text:p>948.91</text:p>
          </table:table-cell>
          <table:table-cell table:formula="of:=AVERAGE([.C1992:.E1992])" office:value-type="float" office:value="86" calcext:value-type="float">
            <text:p>86.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49893" calcext:value-type="float">
            <text:p>94989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[.B1993]/1000" office:value-type="float" office:value="949.893" calcext:value-type="float">
            <text:p>949.89</text:p>
          </table:table-cell>
          <table:table-cell table:formula="of:=AVERAGE([.C1993:.E1993])" office:value-type="float" office:value="85.6666666666667" calcext:value-type="float">
            <text:p>85.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50878" calcext:value-type="float">
            <text:p>95087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/>
          <table:table-cell table:formula="of:=[.B1994]/1000" office:value-type="float" office:value="950.878" calcext:value-type="float">
            <text:p>950.88</text:p>
          </table:table-cell>
          <table:table-cell table:formula="of:=AVERAGE([.C1994:.E1994])" office:value-type="float" office:value="84.6666666666667" calcext:value-type="float">
            <text:p>84.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51863" calcext:value-type="float">
            <text:p>951863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B1995]/1000" office:value-type="float" office:value="951.863" calcext:value-type="float">
            <text:p>951.86</text:p>
          </table:table-cell>
          <table:table-cell table:formula="of:=AVERAGE([.C1995:.E1995])" office:value-type="float" office:value="83.3333333333333" calcext:value-type="float">
            <text:p>83.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52848" calcext:value-type="float">
            <text:p>95284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B1996]/1000" office:value-type="float" office:value="952.848" calcext:value-type="float">
            <text:p>952.85</text:p>
          </table:table-cell>
          <table:table-cell table:formula="of:=AVERAGE([.C1996:.E1996])" office:value-type="float" office:value="82" calcext:value-type="float">
            <text:p>82.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953832" calcext:value-type="float">
            <text:p>953832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B1997]/1000" office:value-type="float" office:value="953.832" calcext:value-type="float">
            <text:p>953.83</text:p>
          </table:table-cell>
          <table:table-cell table:formula="of:=AVERAGE([.C1997:.E1997])" office:value-type="float" office:value="81" calcext:value-type="float">
            <text:p>81.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54817" calcext:value-type="float">
            <text:p>954817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B1998]/1000" office:value-type="float" office:value="954.817" calcext:value-type="float">
            <text:p>954.82</text:p>
          </table:table-cell>
          <table:table-cell table:formula="of:=AVERAGE([.C1998:.E1998])" office:value-type="float" office:value="79.6666666666667" calcext:value-type="float">
            <text:p>79.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55802" calcext:value-type="float">
            <text:p>95580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B1999]/1000" office:value-type="float" office:value="955.802" calcext:value-type="float">
            <text:p>955.80</text:p>
          </table:table-cell>
          <table:table-cell table:formula="of:=AVERAGE([.C1999:.E1999])" office:value-type="float" office:value="79" calcext:value-type="float">
            <text:p>79.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56787" calcext:value-type="float">
            <text:p>95678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[.B2000]/1000" office:value-type="float" office:value="956.787" calcext:value-type="float">
            <text:p>956.79</text:p>
          </table:table-cell>
          <table:table-cell table:formula="of:=AVERAGE([.C2000:.E2000])" office:value-type="float" office:value="78" calcext:value-type="float">
            <text:p>78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57772" calcext:value-type="float">
            <text:p>95777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[.B2001]/1000" office:value-type="float" office:value="957.772" calcext:value-type="float">
            <text:p>957.77</text:p>
          </table:table-cell>
          <table:table-cell table:formula="of:=AVERAGE([.C2001:.E2001])" office:value-type="float" office:value="77.6666666666667" calcext:value-type="float">
            <text:p>77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58757" calcext:value-type="float">
            <text:p>95875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[.B2002]/1000" office:value-type="float" office:value="958.757" calcext:value-type="float">
            <text:p>958.76</text:p>
          </table:table-cell>
          <table:table-cell table:formula="of:=AVERAGE([.C2002:.E2002])" office:value-type="float" office:value="77" calcext:value-type="float">
            <text:p>77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59742" calcext:value-type="float">
            <text:p>9597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/>
          <table:table-cell table:formula="of:=[.B2003]/1000" office:value-type="float" office:value="959.742" calcext:value-type="float">
            <text:p>959.74</text:p>
          </table:table-cell>
          <table:table-cell table:formula="of:=AVERAGE([.C2003:.E2003])" office:value-type="float" office:value="75.3333333333333" calcext:value-type="float">
            <text:p>75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60726" calcext:value-type="float">
            <text:p>9607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B2004]/1000" office:value-type="float" office:value="960.726" calcext:value-type="float">
            <text:p>960.73</text:p>
          </table:table-cell>
          <table:table-cell table:formula="of:=AVERAGE([.C2004:.E2004])" office:value-type="float" office:value="74.3333333333333" calcext:value-type="float">
            <text:p>74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61711" calcext:value-type="float">
            <text:p>96171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B2005]/1000" office:value-type="float" office:value="961.711" calcext:value-type="float">
            <text:p>961.71</text:p>
          </table:table-cell>
          <table:table-cell table:formula="of:=AVERAGE([.C2005:.E2005])" office:value-type="float" office:value="73" calcext:value-type="float">
            <text:p>73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62696" calcext:value-type="float">
            <text:p>96269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B2006]/1000" office:value-type="float" office:value="962.696" calcext:value-type="float">
            <text:p>962.70</text:p>
          </table:table-cell>
          <table:table-cell table:formula="of:=AVERAGE([.C2006:.E2006])" office:value-type="float" office:value="72.3333333333333" calcext:value-type="float">
            <text:p>72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63681" calcext:value-type="float">
            <text:p>96368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B2007]/1000" office:value-type="float" office:value="963.681" calcext:value-type="float">
            <text:p>963.68</text:p>
          </table:table-cell>
          <table:table-cell table:formula="of:=AVERAGE([.C2007:.E2007])" office:value-type="float" office:value="71.3333333333333" calcext:value-type="float">
            <text:p>71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64666" calcext:value-type="float">
            <text:p>96466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[.B2008]/1000" office:value-type="float" office:value="964.666" calcext:value-type="float">
            <text:p>964.67</text:p>
          </table:table-cell>
          <table:table-cell table:formula="of:=AVERAGE([.C2008:.E2008])" office:value-type="float" office:value="70.3333333333333" calcext:value-type="float">
            <text:p>70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65651" calcext:value-type="float">
            <text:p>96565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[.B2009]/1000" office:value-type="float" office:value="965.651" calcext:value-type="float">
            <text:p>965.65</text:p>
          </table:table-cell>
          <table:table-cell table:formula="of:=AVERAGE([.C2009:.E2009])" office:value-type="float" office:value="69.6666666666667" calcext:value-type="float">
            <text:p>69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66636" calcext:value-type="float">
            <text:p>96663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/>
          <table:table-cell table:formula="of:=[.B2010]/1000" office:value-type="float" office:value="966.636" calcext:value-type="float">
            <text:p>966.64</text:p>
          </table:table-cell>
          <table:table-cell table:formula="of:=AVERAGE([.C2010:.E2010])" office:value-type="float" office:value="68.3333333333333" calcext:value-type="float">
            <text:p>68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67620" calcext:value-type="float">
            <text:p>96762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/>
          <table:table-cell table:formula="of:=[.B2011]/1000" office:value-type="float" office:value="967.62" calcext:value-type="float">
            <text:p>967.62</text:p>
          </table:table-cell>
          <table:table-cell table:formula="of:=AVERAGE([.C2011:.E2011])" office:value-type="float" office:value="67.3333333333333" calcext:value-type="float">
            <text:p>67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68605" calcext:value-type="float">
            <text:p>96860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/>
          <table:table-cell table:formula="of:=[.B2012]/1000" office:value-type="float" office:value="968.605" calcext:value-type="float">
            <text:p>968.61</text:p>
          </table:table-cell>
          <table:table-cell table:formula="of:=AVERAGE([.C2012:.E2012])" office:value-type="float" office:value="66.6666666666667" calcext:value-type="float">
            <text:p>66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69590" calcext:value-type="float">
            <text:p>96959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/>
          <table:table-cell table:formula="of:=[.B2013]/1000" office:value-type="float" office:value="969.59" calcext:value-type="float">
            <text:p>969.59</text:p>
          </table:table-cell>
          <table:table-cell table:formula="of:=AVERAGE([.C2013:.E2013])" office:value-type="float" office:value="65" calcext:value-type="float">
            <text:p>65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70575" calcext:value-type="float">
            <text:p>97057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B2014]/1000" office:value-type="float" office:value="970.575" calcext:value-type="float">
            <text:p>970.58</text:p>
          </table:table-cell>
          <table:table-cell table:formula="of:=AVERAGE([.C2014:.E2014])" office:value-type="float" office:value="64.3333333333333" calcext:value-type="float">
            <text:p>64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71560" calcext:value-type="float">
            <text:p>9715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2015]/1000" office:value-type="float" office:value="971.56" calcext:value-type="float">
            <text:p>971.56</text:p>
          </table:table-cell>
          <table:table-cell table:formula="of:=AVERAGE([.C2015:.E2015])" office:value-type="float" office:value="63.3333333333333" calcext:value-type="float">
            <text:p>63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72545" calcext:value-type="float">
            <text:p>97254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2016]/1000" office:value-type="float" office:value="972.545" calcext:value-type="float">
            <text:p>972.55</text:p>
          </table:table-cell>
          <table:table-cell table:formula="of:=AVERAGE([.C2016:.E2016])" office:value-type="float" office:value="63" calcext:value-type="float">
            <text:p>63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73530" calcext:value-type="float">
            <text:p>97353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2017]/1000" office:value-type="float" office:value="973.53" calcext:value-type="float">
            <text:p>973.53</text:p>
          </table:table-cell>
          <table:table-cell table:formula="of:=AVERAGE([.C2017:.E2017])" office:value-type="float" office:value="62" calcext:value-type="float">
            <text:p>62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74514" calcext:value-type="float">
            <text:p>9745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2018]/1000" office:value-type="float" office:value="974.514" calcext:value-type="float">
            <text:p>974.51</text:p>
          </table:table-cell>
          <table:table-cell table:formula="of:=AVERAGE([.C2018:.E2018])" office:value-type="float" office:value="60.6666666666667" calcext:value-type="float">
            <text:p>60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75499" calcext:value-type="float">
            <text:p>97549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2019]/1000" office:value-type="float" office:value="975.499" calcext:value-type="float">
            <text:p>975.50</text:p>
          </table:table-cell>
          <table:table-cell table:formula="of:=AVERAGE([.C2019:.E2019])" office:value-type="float" office:value="60" calcext:value-type="float">
            <text:p>6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76484" calcext:value-type="float">
            <text:p>976484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"/>
          <table:table-cell table:formula="of:=[.B2020]/1000" office:value-type="float" office:value="976.484" calcext:value-type="float">
            <text:p>976.48</text:p>
          </table:table-cell>
          <table:table-cell table:formula="of:=AVERAGE([.C2020:.E2020])" office:value-type="float" office:value="59" calcext:value-type="float">
            <text:p>59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77469" calcext:value-type="float">
            <text:p>97746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/>
          <table:table-cell table:formula="of:=[.B2021]/1000" office:value-type="float" office:value="977.469" calcext:value-type="float">
            <text:p>977.47</text:p>
          </table:table-cell>
          <table:table-cell table:formula="of:=AVERAGE([.C2021:.E2021])" office:value-type="float" office:value="57.6666666666667" calcext:value-type="float">
            <text:p>57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8454" calcext:value-type="float">
            <text:p>97845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2022]/1000" office:value-type="float" office:value="978.454" calcext:value-type="float">
            <text:p>978.45</text:p>
          </table:table-cell>
          <table:table-cell table:formula="of:=AVERAGE([.C2022:.E2022])" office:value-type="float" office:value="57" calcext:value-type="float">
            <text:p>57.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79439" calcext:value-type="float">
            <text:p>97943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2023]/1000" office:value-type="float" office:value="979.439" calcext:value-type="float">
            <text:p>979.44</text:p>
          </table:table-cell>
          <table:table-cell table:formula="of:=AVERAGE([.C2023:.E2023])" office:value-type="float" office:value="56" calcext:value-type="float">
            <text:p>56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80424" calcext:value-type="float">
            <text:p>98042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2024]/1000" office:value-type="float" office:value="980.424" calcext:value-type="float">
            <text:p>980.42</text:p>
          </table:table-cell>
          <table:table-cell table:formula="of:=AVERAGE([.C2024:.E2024])" office:value-type="float" office:value="54.6666666666667" calcext:value-type="float">
            <text:p>54.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81408" calcext:value-type="float">
            <text:p>98140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2025]/1000" office:value-type="float" office:value="981.408" calcext:value-type="float">
            <text:p>981.41</text:p>
          </table:table-cell>
          <table:table-cell table:formula="of:=AVERAGE([.C2025:.E2025])" office:value-type="float" office:value="54.6666666666667" calcext:value-type="float">
            <text:p>54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2393" calcext:value-type="float">
            <text:p>98239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2026]/1000" office:value-type="float" office:value="982.393" calcext:value-type="float">
            <text:p>982.39</text:p>
          </table:table-cell>
          <table:table-cell table:formula="of:=AVERAGE([.C2026:.E2026])" office:value-type="float" office:value="53" calcext:value-type="float">
            <text:p>53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983378" calcext:value-type="float">
            <text:p>98337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/>
          <table:table-cell table:formula="of:=[.B2027]/1000" office:value-type="float" office:value="983.378" calcext:value-type="float">
            <text:p>983.38</text:p>
          </table:table-cell>
          <table:table-cell table:formula="of:=AVERAGE([.C2027:.E2027])" office:value-type="float" office:value="52.3333333333333" calcext:value-type="float">
            <text:p>52.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984363" calcext:value-type="float">
            <text:p>98436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2028]/1000" office:value-type="float" office:value="984.363" calcext:value-type="float">
            <text:p>984.36</text:p>
          </table:table-cell>
          <table:table-cell table:formula="of:=AVERAGE([.C2028:.E2028])" office:value-type="float" office:value="51.3333333333333" calcext:value-type="float">
            <text:p>51.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985348" calcext:value-type="float">
            <text:p>9853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2029]/1000" office:value-type="float" office:value="985.348" calcext:value-type="float">
            <text:p>985.35</text:p>
          </table:table-cell>
          <table:table-cell table:formula="of:=AVERAGE([.C2029:.E2029])" office:value-type="float" office:value="50.3333333333333" calcext:value-type="float">
            <text:p>50.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986333" calcext:value-type="float">
            <text:p>98633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2030]/1000" office:value-type="float" office:value="986.333" calcext:value-type="float">
            <text:p>986.33</text:p>
          </table:table-cell>
          <table:table-cell table:formula="of:=AVERAGE([.C2030:.E2030])" office:value-type="float" office:value="49.6666666666667" calcext:value-type="float">
            <text:p>49.7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987318" calcext:value-type="float">
            <text:p>98731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/>
          <table:table-cell table:formula="of:=[.B2031]/1000" office:value-type="float" office:value="987.318" calcext:value-type="float">
            <text:p>987.32</text:p>
          </table:table-cell>
          <table:table-cell table:formula="of:=AVERAGE([.C2031:.E2031])" office:value-type="float" office:value="48.3333333333333" calcext:value-type="float">
            <text:p>48.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988302" calcext:value-type="float">
            <text:p>98830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2032]/1000" office:value-type="float" office:value="988.302" calcext:value-type="float">
            <text:p>988.30</text:p>
          </table:table-cell>
          <table:table-cell table:formula="of:=AVERAGE([.C2032:.E2032])" office:value-type="float" office:value="46.6666666666667" calcext:value-type="float">
            <text:p>46.7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989287" calcext:value-type="float">
            <text:p>98928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/>
          <table:table-cell table:formula="of:=[.B2033]/1000" office:value-type="float" office:value="989.287" calcext:value-type="float">
            <text:p>989.29</text:p>
          </table:table-cell>
          <table:table-cell table:formula="of:=AVERAGE([.C2033:.E2033])" office:value-type="float" office:value="46.3333333333333" calcext:value-type="float">
            <text:p>46.3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990272" calcext:value-type="float">
            <text:p>99027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/>
          <table:table-cell table:formula="of:=[.B2034]/1000" office:value-type="float" office:value="990.272" calcext:value-type="float">
            <text:p>990.27</text:p>
          </table:table-cell>
          <table:table-cell table:formula="of:=AVERAGE([.C2034:.E2034])" office:value-type="float" office:value="45.6666666666667" calcext:value-type="float">
            <text:p>45.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991257" calcext:value-type="float">
            <text:p>99125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2035]/1000" office:value-type="float" office:value="991.257" calcext:value-type="float">
            <text:p>991.26</text:p>
          </table:table-cell>
          <table:table-cell table:formula="of:=AVERAGE([.C2035:.E2035])" office:value-type="float" office:value="44.3333333333333" calcext:value-type="float">
            <text:p>44.3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992242" calcext:value-type="float">
            <text:p>99224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2036]/1000" office:value-type="float" office:value="992.242" calcext:value-type="float">
            <text:p>992.24</text:p>
          </table:table-cell>
          <table:table-cell table:formula="of:=AVERAGE([.C2036:.E2036])" office:value-type="float" office:value="43" calcext:value-type="float">
            <text:p>43.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993227" calcext:value-type="float">
            <text:p>99322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2037]/1000" office:value-type="float" office:value="993.227" calcext:value-type="float">
            <text:p>993.23</text:p>
          </table:table-cell>
          <table:table-cell table:formula="of:=AVERAGE([.C2037:.E2037])" office:value-type="float" office:value="42" calcext:value-type="float">
            <text:p>42.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994212" calcext:value-type="float">
            <text:p>99421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2038]/1000" office:value-type="float" office:value="994.212" calcext:value-type="float">
            <text:p>994.21</text:p>
          </table:table-cell>
          <table:table-cell table:formula="of:=AVERAGE([.C2038:.E2038])" office:value-type="float" office:value="40.6666666666667" calcext:value-type="float">
            <text:p>40.7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995196" calcext:value-type="float">
            <text:p>99519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table:formula="of:=[.B2039]/1000" office:value-type="float" office:value="995.196" calcext:value-type="float">
            <text:p>995.20</text:p>
          </table:table-cell>
          <table:table-cell table:formula="of:=AVERAGE([.C2039:.E2039])" office:value-type="float" office:value="40.3333333333333" calcext:value-type="float">
            <text:p>40.3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996181" calcext:value-type="float">
            <text:p>99618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2040]/1000" office:value-type="float" office:value="996.181" calcext:value-type="float">
            <text:p>996.18</text:p>
          </table:table-cell>
          <table:table-cell table:formula="of:=AVERAGE([.C2040:.E2040])" office:value-type="float" office:value="39.6666666666667" calcext:value-type="float">
            <text:p>39.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997166" calcext:value-type="float">
            <text:p>99716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2041]/1000" office:value-type="float" office:value="997.166" calcext:value-type="float">
            <text:p>997.17</text:p>
          </table:table-cell>
          <table:table-cell table:formula="of:=AVERAGE([.C2041:.E2041])" office:value-type="float" office:value="38.6666666666667" calcext:value-type="float">
            <text:p>38.7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998151" calcext:value-type="float">
            <text:p>99815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2042]/1000" office:value-type="float" office:value="998.151" calcext:value-type="float">
            <text:p>998.15</text:p>
          </table:table-cell>
          <table:table-cell table:formula="of:=AVERAGE([.C2042:.E2042])" office:value-type="float" office:value="37.3333333333333" calcext:value-type="float">
            <text:p>37.3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999136" calcext:value-type="float">
            <text:p>9991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2043]/1000" office:value-type="float" office:value="999.136" calcext:value-type="float">
            <text:p>999.14</text:p>
          </table:table-cell>
          <table:table-cell table:formula="of:=AVERAGE([.C2043:.E2043])" office:value-type="float" office:value="36.6666666666667" calcext:value-type="float">
            <text:p>36.7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000121" calcext:value-type="float">
            <text:p>100012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2044]/1000" office:value-type="float" office:value="1000.121" calcext:value-type="float">
            <text:p>1000.12</text:p>
          </table:table-cell>
          <table:table-cell table:formula="of:=AVERAGE([.C2044:.E2044])" office:value-type="float" office:value="35.6666666666667" calcext:value-type="float">
            <text:p>35.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001106" calcext:value-type="float">
            <text:p>100110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/>
          <table:table-cell table:formula="of:=[.B2045]/1000" office:value-type="float" office:value="1001.106" calcext:value-type="float">
            <text:p>1001.11</text:p>
          </table:table-cell>
          <table:table-cell table:formula="of:=AVERAGE([.C2045:.E2045])" office:value-type="float" office:value="33.6666666666667" calcext:value-type="float">
            <text:p>33.7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002090" calcext:value-type="float">
            <text:p>100209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2046]/1000" office:value-type="float" office:value="1002.09" calcext:value-type="float">
            <text:p>1002.09</text:p>
          </table:table-cell>
          <table:table-cell table:formula="of:=AVERAGE([.C2046:.E2046])" office:value-type="float" office:value="33" calcext:value-type="float">
            <text:p>33.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003075" calcext:value-type="float">
            <text:p>100307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2047]/1000" office:value-type="float" office:value="1003.075" calcext:value-type="float">
            <text:p>1003.08</text:p>
          </table:table-cell>
          <table:table-cell table:formula="of:=AVERAGE([.C2047:.E2047])" office:value-type="float" office:value="32.3333333333333" calcext:value-type="float">
            <text:p>32.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004060" calcext:value-type="float">
            <text:p>10040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2048]/1000" office:value-type="float" office:value="1004.06" calcext:value-type="float">
            <text:p>1004.06</text:p>
          </table:table-cell>
          <table:table-cell table:formula="of:=AVERAGE([.C2048:.E2048])" office:value-type="float" office:value="31.6666666666667" calcext:value-type="float">
            <text:p>31.7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005045" calcext:value-type="float">
            <text:p>10050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2049]/1000" office:value-type="float" office:value="1005.045" calcext:value-type="float">
            <text:p>1005.05</text:p>
          </table:table-cell>
          <table:table-cell table:formula="of:=AVERAGE([.C2049:.E2049])" office:value-type="float" office:value="31" calcext:value-type="float">
            <text:p>31.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006030" calcext:value-type="float">
            <text:p>10060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table:formula="of:=[.B2050]/1000" office:value-type="float" office:value="1006.03" calcext:value-type="float">
            <text:p>1006.03</text:p>
          </table:table-cell>
          <table:table-cell table:formula="of:=AVERAGE([.C2050:.E2050])" office:value-type="float" office:value="29.6666666666667" calcext:value-type="float">
            <text:p>29.7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007015" calcext:value-type="float">
            <text:p>100701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2051]/1000" office:value-type="float" office:value="1007.015" calcext:value-type="float">
            <text:p>1007.02</text:p>
          </table:table-cell>
          <table:table-cell table:formula="of:=AVERAGE([.C2051:.E2051])" office:value-type="float" office:value="30" calcext:value-type="float">
            <text:p>30.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008000" calcext:value-type="float">
            <text:p>100800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B2052]/1000" office:value-type="float" office:value="1008" calcext:value-type="float">
            <text:p>1008.00</text:p>
          </table:table-cell>
          <table:table-cell table:formula="of:=AVERAGE([.C2052:.E2052])" office:value-type="float" office:value="28.3333333333333" calcext:value-type="float">
            <text:p>28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2T17:08:56.981565876</dc:date>
    <meta:editing-duration>PT5M54S</meta:editing-duration>
    <meta:editing-cycles>3</meta:editing-cycles>
    <meta:generator>LibreOffice/5.3.6.1$Linux_X86_64 LibreOffice_project/30$Build-1</meta:generator>
    <meta:document-statistic meta:table-count="1" meta:cell-count="143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-11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0" chart:maximum="2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13cm" svg:height="14.126cm" xlink:href=".." xlink:type="simple" chart:class="chart:scatter" chart:style-name="ch1">
        <chart:title svg:x="10.066cm" svg:y="0.418cm" chart:style-name="ch2">
          <text:p>Transfer Function CH=3</text:p>
        </chart:title>
        <chart:legend chart:legend-position="end" svg:x="21.577cm" svg:y="6.788cm" style:legend-expansion="high" chart:style-name="ch3"/>
        <chart:plot-area chart:style-name="ch4" table:cell-range-address="meas_out_file.H4:meas_out_file.I2052" chart:data-source-has-labels="row" svg:x="1.464cm" svg:y="1.457cm" svg:width="19.611cm" svg:height="11.455cm">
          <chartooo:coordinate-region svg:x="2.134cm" svg:y="1.457cm" svg:width="18.941cm" svg:height="10.857cm"/>
          <chart:axis chart:dimension="x" chart:name="primary-x" chart:style-name="ch5">
            <chart:title svg:x="10.463cm" svg:y="13.195cm" chart:style-name="ch6">
              <text:p>Delta [mV]</text:p>
            </chart:title>
          </chart:axis>
          <chart:axis chart:dimension="y" chart:name="primary-y" chart:style-name="ch7">
            <chart:title svg:x="0.451cm" svg:y="7.629cm" chart:style-name="ch8">
              <text:p>[LSB]</text:p>
            </chart:title>
            <chart:grid chart:style-name="ch9" chart:class="major"/>
          </chart:axis>
          <chart:series chart:style-name="ch10" chart:values-cell-range-address="meas_out_file.I5:meas_out_file.I2052" chart:label-cell-address="meas_out_file.I4:meas_out_file.I4" chart:class="chart:scatter">
            <chart:domain table:cell-range-address="meas_out_file.H5:meas_out_file.H2052"/>
            <chart:data-point chart:repeated="20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VG 3 meas. </text:p>
                <draw:g>
                  <svg:desc>meas_out_file.I4:meas_out_file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8">
                <text:p>-1008</text:p>
                <draw:g>
                  <svg:desc>meas_out_file.H5:meas_out_file.H2052</svg:desc>
                </draw:g>
              </table:table-cell>
              <table:table-cell office:value-type="float" office:value="2017.33333333333">
                <text:p>2017.33333333333</text:p>
                <draw:g>
                  <svg:desc>meas_out_file.I5:meas_out_file.I20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7.015">
                <text:p>-1007.015</text:p>
              </table:table-cell>
              <table:table-cell office:value-type="float" office:value="2016.66666666667">
                <text:p>2016.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6.03">
                <text:p>-1006.03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05.045">
                <text:p>-1005.045</text:p>
              </table:table-cell>
              <table:table-cell office:value-type="float" office:value="2014.66666666667">
                <text:p>2014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4.06">
                <text:p>-1004.06</text:p>
              </table:table-cell>
              <table:table-cell office:value-type="float" office:value="2013.66666666667">
                <text:p>2013.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03.075">
                <text:p>-1003.075</text:p>
              </table:table-cell>
              <table:table-cell office:value-type="float" office:value="2012.33333333333">
                <text:p>2012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02.09">
                <text:p>-1002.09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1.106">
                <text:p>-1001.106</text:p>
              </table:table-cell>
              <table:table-cell office:value-type="float" office:value="2011.66666666667">
                <text:p>2011.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00.121">
                <text:p>-1000.121</text:p>
              </table:table-cell>
              <table:table-cell office:value-type="float" office:value="2010.33333333333">
                <text:p>2010.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99.136">
                <text:p>-999.136</text:p>
              </table:table-cell>
              <table:table-cell office:value-type="float" office:value="2008.66666666667">
                <text:p>2008.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98.151">
                <text:p>-998.15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97.166">
                <text:p>-997.166</text:p>
              </table:table-cell>
              <table:table-cell office:value-type="float" office:value="2007.33333333333">
                <text:p>2007.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96.181">
                <text:p>-996.18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95.196">
                <text:p>-995.196</text:p>
              </table:table-cell>
              <table:table-cell office:value-type="float" office:value="2006.33333333333">
                <text:p>2006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94.212">
                <text:p>-994.212</text:p>
              </table:table-cell>
              <table:table-cell office:value-type="float" office:value="2004.66666666667">
                <text:p>2004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93.227">
                <text:p>-993.227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92.242">
                <text:p>-992.242</text:p>
              </table:table-cell>
              <table:table-cell office:value-type="float" office:value="2002.66666666667">
                <text:p>2002.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91.257">
                <text:p>-991.257</text:p>
              </table:table-cell>
              <table:table-cell office:value-type="float" office:value="2001.33333333333">
                <text:p>2001.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90.272">
                <text:p>-990.27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89.287">
                <text:p>-989.287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88.302">
                <text:p>-988.30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87.318">
                <text:p>-987.31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86.333">
                <text:p>-986.33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85.348">
                <text:p>-985.348</text:p>
              </table:table-cell>
              <table:table-cell office:value-type="float" office:value="1995.66666666667">
                <text:p>1995.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84.363">
                <text:p>-984.363</text:p>
              </table:table-cell>
              <table:table-cell office:value-type="float" office:value="1994.33333333333">
                <text:p>1994.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83.378">
                <text:p>-983.378</text:p>
              </table:table-cell>
              <table:table-cell office:value-type="float" office:value="1993.66666666667">
                <text:p>1993.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82.393">
                <text:p>-982.393</text:p>
              </table:table-cell>
              <table:table-cell office:value-type="float" office:value="1992.33333333333">
                <text:p>1992.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81.408">
                <text:p>-981.408</text:p>
              </table:table-cell>
              <table:table-cell office:value-type="float" office:value="1991.66666666667">
                <text:p>1991.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80.424">
                <text:p>-980.424</text:p>
              </table:table-cell>
              <table:table-cell office:value-type="float" office:value="1990.66666666667">
                <text:p>1990.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79.439">
                <text:p>-979.43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78.454">
                <text:p>-978.454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77.469">
                <text:p>-977.469</text:p>
              </table:table-cell>
              <table:table-cell office:value-type="float" office:value="1987.66666666667">
                <text:p>1987.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76.484">
                <text:p>-976.484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75.499">
                <text:p>-975.499</text:p>
              </table:table-cell>
              <table:table-cell office:value-type="float" office:value="1985.66666666667">
                <text:p>1985.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74.514">
                <text:p>-974.514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73.53">
                <text:p>-973.53</text:p>
              </table:table-cell>
              <table:table-cell office:value-type="float" office:value="1983.66666666667">
                <text:p>1983.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72.545">
                <text:p>-972.545</text:p>
              </table:table-cell>
              <table:table-cell office:value-type="float" office:value="1982.66666666667">
                <text:p>1982.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71.56">
                <text:p>-971.56</text:p>
              </table:table-cell>
              <table:table-cell office:value-type="float" office:value="1981.66666666667">
                <text:p>1981.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70.575">
                <text:p>-970.575</text:p>
              </table:table-cell>
              <table:table-cell office:value-type="float" office:value="1980.66666666667">
                <text:p>1980.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69.59">
                <text:p>-969.59</text:p>
              </table:table-cell>
              <table:table-cell office:value-type="float" office:value="1979.33333333333">
                <text:p>1979.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68.605">
                <text:p>-968.605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67.62">
                <text:p>-967.62</text:p>
              </table:table-cell>
              <table:table-cell office:value-type="float" office:value="1977.66666666667">
                <text:p>1977.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66.636">
                <text:p>-966.636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65.651">
                <text:p>-965.651</text:p>
              </table:table-cell>
              <table:table-cell office:value-type="float" office:value="1976.66666666667">
                <text:p>1976.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64.666">
                <text:p>-964.666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63.681">
                <text:p>-963.681</text:p>
              </table:table-cell>
              <table:table-cell office:value-type="float" office:value="1974.33333333333">
                <text:p>1974.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62.696">
                <text:p>-962.696</text:p>
              </table:table-cell>
              <table:table-cell office:value-type="float" office:value="1973.33333333333">
                <text:p>1973.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61.711">
                <text:p>-961.711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60.726">
                <text:p>-960.726</text:p>
              </table:table-cell>
              <table:table-cell office:value-type="float" office:value="1971.66666666667">
                <text:p>1971.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59.742">
                <text:p>-959.74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58.757">
                <text:p>-958.757</text:p>
              </table:table-cell>
              <table:table-cell office:value-type="float" office:value="1969.66666666667">
                <text:p>1969.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57.772">
                <text:p>-957.772</text:p>
              </table:table-cell>
              <table:table-cell office:value-type="float" office:value="1968.33333333333">
                <text:p>1968.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56.787">
                <text:p>-956.787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5.802">
                <text:p>-955.802</text:p>
              </table:table-cell>
              <table:table-cell office:value-type="float" office:value="1966.66666666667">
                <text:p>1966.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54.817">
                <text:p>-954.817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53.832">
                <text:p>-953.832</text:p>
              </table:table-cell>
              <table:table-cell office:value-type="float" office:value="1964.66666666667">
                <text:p>1964.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52.848">
                <text:p>-952.848</text:p>
              </table:table-cell>
              <table:table-cell office:value-type="float" office:value="1963.33333333333">
                <text:p>1963.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51.863">
                <text:p>-951.863</text:p>
              </table:table-cell>
              <table:table-cell office:value-type="float" office:value="1962.33333333333">
                <text:p>1962.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50.878">
                <text:p>-950.878</text:p>
              </table:table-cell>
              <table:table-cell office:value-type="float" office:value="1961.66666666667">
                <text:p>1961.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49.893">
                <text:p>-949.893</text:p>
              </table:table-cell>
              <table:table-cell office:value-type="float" office:value="1961.33333333333">
                <text:p>1961.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48.908">
                <text:p>-948.908</text:p>
              </table:table-cell>
              <table:table-cell office:value-type="float" office:value="1959.66666666667">
                <text:p>1959.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47.923">
                <text:p>-947.923</text:p>
              </table:table-cell>
              <table:table-cell office:value-type="float" office:value="1958.33333333333">
                <text:p>1958.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46.938">
                <text:p>-946.938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45.954">
                <text:p>-945.954</text:p>
              </table:table-cell>
              <table:table-cell office:value-type="float" office:value="1956.33333333333">
                <text:p>1956.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44.969">
                <text:p>-944.969</text:p>
              </table:table-cell>
              <table:table-cell office:value-type="float" office:value="1955.33333333333">
                <text:p>1955.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43.984">
                <text:p>-943.984</text:p>
              </table:table-cell>
              <table:table-cell office:value-type="float" office:value="1954.66666666667">
                <text:p>1954.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42.999">
                <text:p>-942.999</text:p>
              </table:table-cell>
              <table:table-cell office:value-type="float" office:value="1953.33333333333">
                <text:p>1953.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42.014">
                <text:p>-942.014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41.029">
                <text:p>-941.029</text:p>
              </table:table-cell>
              <table:table-cell office:value-type="float" office:value="1951.33333333333">
                <text:p>1951.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40.044">
                <text:p>-940.044</text:p>
              </table:table-cell>
              <table:table-cell office:value-type="float" office:value="1950.33333333333">
                <text:p>1950.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39.06">
                <text:p>-939.0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38.075">
                <text:p>-938.075</text:p>
              </table:table-cell>
              <table:table-cell office:value-type="float" office:value="1948.33333333333">
                <text:p>1948.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37.09">
                <text:p>-937.09</text:p>
              </table:table-cell>
              <table:table-cell office:value-type="float" office:value="1948.33333333333">
                <text:p>1948.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36.105">
                <text:p>-936.105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35.12">
                <text:p>-935.1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34.135">
                <text:p>-934.135</text:p>
              </table:table-cell>
              <table:table-cell office:value-type="float" office:value="1945.66666666667">
                <text:p>1945.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33.15">
                <text:p>-933.15</text:p>
              </table:table-cell>
              <table:table-cell office:value-type="float" office:value="1943.66666666667">
                <text:p>1943.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32.166">
                <text:p>-932.166</text:p>
              </table:table-cell>
              <table:table-cell office:value-type="float" office:value="1943.33333333333">
                <text:p>1943.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31.181">
                <text:p>-931.181</text:p>
              </table:table-cell>
              <table:table-cell office:value-type="float" office:value="1942.33333333333">
                <text:p>1942.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30.196">
                <text:p>-930.196</text:p>
              </table:table-cell>
              <table:table-cell office:value-type="float" office:value="1941.33333333333">
                <text:p>1941.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29.211">
                <text:p>-929.211</text:p>
              </table:table-cell>
              <table:table-cell office:value-type="float" office:value="1940.33333333333">
                <text:p>1940.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28.226">
                <text:p>-928.226</text:p>
              </table:table-cell>
              <table:table-cell office:value-type="float" office:value="1939.33333333333">
                <text:p>1939.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27.241">
                <text:p>-927.241</text:p>
              </table:table-cell>
              <table:table-cell office:value-type="float" office:value="1938.66666666667">
                <text:p>1938.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26.256">
                <text:p>-926.256</text:p>
              </table:table-cell>
              <table:table-cell office:value-type="float" office:value="1937.66666666667">
                <text:p>1937.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25.272">
                <text:p>-925.272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24.287">
                <text:p>-924.287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23.302">
                <text:p>-923.302</text:p>
              </table:table-cell>
              <table:table-cell office:value-type="float" office:value="1934.66666666667">
                <text:p>1934.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22.317">
                <text:p>-922.317</text:p>
              </table:table-cell>
              <table:table-cell office:value-type="float" office:value="1933.66666666667">
                <text:p>1933.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1.332">
                <text:p>-921.332</text:p>
              </table:table-cell>
              <table:table-cell office:value-type="float" office:value="1933.33333333333">
                <text:p>1933.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20.347">
                <text:p>-920.347</text:p>
              </table:table-cell>
              <table:table-cell office:value-type="float" office:value="1931.66666666667">
                <text:p>1931.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19.362">
                <text:p>-919.362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18.378">
                <text:p>-918.378</text:p>
              </table:table-cell>
              <table:table-cell office:value-type="float" office:value="1929.66666666667">
                <text:p>1929.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17.393">
                <text:p>-917.393</text:p>
              </table:table-cell>
              <table:table-cell office:value-type="float" office:value="1929.33333333333">
                <text:p>1929.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16.408">
                <text:p>-916.408</text:p>
              </table:table-cell>
              <table:table-cell office:value-type="float" office:value="1927.33333333333">
                <text:p>1927.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15.423">
                <text:p>-915.423</text:p>
              </table:table-cell>
              <table:table-cell office:value-type="float" office:value="1926.33333333333">
                <text:p>1926.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14.438">
                <text:p>-914.438</text:p>
              </table:table-cell>
              <table:table-cell office:value-type="float" office:value="1925.66666666667">
                <text:p>1925.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13.453">
                <text:p>-913.453</text:p>
              </table:table-cell>
              <table:table-cell office:value-type="float" office:value="1924.33333333333">
                <text:p>1924.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12.468">
                <text:p>-912.468</text:p>
              </table:table-cell>
              <table:table-cell office:value-type="float" office:value="1923.33333333333">
                <text:p>1923.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11.484">
                <text:p>-911.484</text:p>
              </table:table-cell>
              <table:table-cell office:value-type="float" office:value="1922.66666666667">
                <text:p>1922.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10.499">
                <text:p>-910.499</text:p>
              </table:table-cell>
              <table:table-cell office:value-type="float" office:value="1921.66666666667">
                <text:p>1921.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09.514">
                <text:p>-909.514</text:p>
              </table:table-cell>
              <table:table-cell office:value-type="float" office:value="1921.33333333333">
                <text:p>1921.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08.529">
                <text:p>-908.529</text:p>
              </table:table-cell>
              <table:table-cell office:value-type="float" office:value="1919.66666666667">
                <text:p>1919.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07.544">
                <text:p>-907.544</text:p>
              </table:table-cell>
              <table:table-cell office:value-type="float" office:value="1918.33333333333">
                <text:p>1918.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06.559">
                <text:p>-906.559</text:p>
              </table:table-cell>
              <table:table-cell office:value-type="float" office:value="1917.66666666667">
                <text:p>1917.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05.574">
                <text:p>-905.574</text:p>
              </table:table-cell>
              <table:table-cell office:value-type="float" office:value="1916.66666666667">
                <text:p>1916.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04.59">
                <text:p>-904.59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03.605">
                <text:p>-903.605</text:p>
              </table:table-cell>
              <table:table-cell office:value-type="float" office:value="1914.33333333333">
                <text:p>1914.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02.62">
                <text:p>-902.62</text:p>
              </table:table-cell>
              <table:table-cell office:value-type="float" office:value="1913.33333333333">
                <text:p>1913.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01.635">
                <text:p>-901.635</text:p>
              </table:table-cell>
              <table:table-cell office:value-type="float" office:value="1912.66666666667">
                <text:p>1912.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00.65">
                <text:p>-900.65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99.665">
                <text:p>-899.665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98.68">
                <text:p>-898.68</text:p>
              </table:table-cell>
              <table:table-cell office:value-type="float" office:value="1910.66666666667">
                <text:p>1910.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97.696">
                <text:p>-897.696</text:p>
              </table:table-cell>
              <table:table-cell office:value-type="float" office:value="1909.66666666667">
                <text:p>1909.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96.711">
                <text:p>-896.71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95.726">
                <text:p>-895.726</text:p>
              </table:table-cell>
              <table:table-cell office:value-type="float" office:value="1907.66666666667">
                <text:p>1907.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94.741">
                <text:p>-894.741</text:p>
              </table:table-cell>
              <table:table-cell office:value-type="float" office:value="1906.66666666667">
                <text:p>1906.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93.756">
                <text:p>-893.756</text:p>
              </table:table-cell>
              <table:table-cell office:value-type="float" office:value="1905.33333333333">
                <text:p>1905.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2.771">
                <text:p>-892.771</text:p>
              </table:table-cell>
              <table:table-cell office:value-type="float" office:value="1904.66666666667">
                <text:p>1904.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91.787">
                <text:p>-891.787</text:p>
              </table:table-cell>
              <table:table-cell office:value-type="float" office:value="1903.66666666667">
                <text:p>1903.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90.802">
                <text:p>-890.80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89.817">
                <text:p>-889.817</text:p>
              </table:table-cell>
              <table:table-cell office:value-type="float" office:value="1901.33333333333">
                <text:p>1901.3333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88.832">
                <text:p>-888.832</text:p>
              </table:table-cell>
              <table:table-cell office:value-type="float" office:value="1901.33333333333">
                <text:p>1901.3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87.847">
                <text:p>-887.847</text:p>
              </table:table-cell>
              <table:table-cell office:value-type="float" office:value="1899.66666666667">
                <text:p>1899.66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86.862">
                <text:p>-886.862</text:p>
              </table:table-cell>
              <table:table-cell office:value-type="float" office:value="1899.33333333333">
                <text:p>1899.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85.877">
                <text:p>-885.877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84.893">
                <text:p>-884.893</text:p>
              </table:table-cell>
              <table:table-cell office:value-type="float" office:value="1896.66666666667">
                <text:p>1896.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83.908">
                <text:p>-883.908</text:p>
              </table:table-cell>
              <table:table-cell office:value-type="float" office:value="1895.66666666667">
                <text:p>1895.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82.923">
                <text:p>-882.923</text:p>
              </table:table-cell>
              <table:table-cell office:value-type="float" office:value="1894.33333333333">
                <text:p>1894.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81.938">
                <text:p>-881.938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80.953">
                <text:p>-880.95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79.968">
                <text:p>-879.968</text:p>
              </table:table-cell>
              <table:table-cell office:value-type="float" office:value="1891.66666666667">
                <text:p>1891.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78.983">
                <text:p>-878.983</text:p>
              </table:table-cell>
              <table:table-cell office:value-type="float" office:value="1890.33333333333">
                <text:p>1890.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77.999">
                <text:p>-877.999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77.014">
                <text:p>-877.014</text:p>
              </table:table-cell>
              <table:table-cell office:value-type="float" office:value="1888.66666666667">
                <text:p>1888.666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76.029">
                <text:p>-876.029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75.044">
                <text:p>-875.044</text:p>
              </table:table-cell>
              <table:table-cell office:value-type="float" office:value="1886.66666666667">
                <text:p>1886.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74.059">
                <text:p>-874.059</text:p>
              </table:table-cell>
              <table:table-cell office:value-type="float" office:value="1885.66666666667">
                <text:p>1885.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873.074">
                <text:p>-873.074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72.089">
                <text:p>-872.089</text:p>
              </table:table-cell>
              <table:table-cell office:value-type="float" office:value="1883.33333333333">
                <text:p>1883.3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71.105">
                <text:p>-871.105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70.12">
                <text:p>-870.12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69.135">
                <text:p>-869.135</text:p>
              </table:table-cell>
              <table:table-cell office:value-type="float" office:value="1880.33333333333">
                <text:p>1880.3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68.15">
                <text:p>-868.15</text:p>
              </table:table-cell>
              <table:table-cell office:value-type="float" office:value="1879.33333333333">
                <text:p>1879.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67.165">
                <text:p>-867.165</text:p>
              </table:table-cell>
              <table:table-cell office:value-type="float" office:value="1879.66666666667">
                <text:p>1879.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66.18">
                <text:p>-866.18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65.195">
                <text:p>-865.195</text:p>
              </table:table-cell>
              <table:table-cell office:value-type="float" office:value="1876.66666666667">
                <text:p>1876.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64.211">
                <text:p>-864.211</text:p>
              </table:table-cell>
              <table:table-cell office:value-type="float" office:value="1875.66666666667">
                <text:p>1875.6666666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63.226">
                <text:p>-863.226</text:p>
              </table:table-cell>
              <table:table-cell office:value-type="float" office:value="1875.33333333333">
                <text:p>1875.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62.241">
                <text:p>-862.241</text:p>
              </table:table-cell>
              <table:table-cell office:value-type="float" office:value="1874.33333333333">
                <text:p>1874.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61.256">
                <text:p>-861.256</text:p>
              </table:table-cell>
              <table:table-cell office:value-type="float" office:value="1873.33333333333">
                <text:p>1873.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60.271">
                <text:p>-860.271</text:p>
              </table:table-cell>
              <table:table-cell office:value-type="float" office:value="1872.66666666667">
                <text:p>1872.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59.286">
                <text:p>-859.286</text:p>
              </table:table-cell>
              <table:table-cell office:value-type="float" office:value="1871.33333333333">
                <text:p>1871.3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58.301">
                <text:p>-858.301</text:p>
              </table:table-cell>
              <table:table-cell office:value-type="float" office:value="1869.66666666667">
                <text:p>1869.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57.317">
                <text:p>-857.317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56.332">
                <text:p>-856.332</text:p>
              </table:table-cell>
              <table:table-cell office:value-type="float" office:value="1868.33333333333">
                <text:p>1868.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55.347">
                <text:p>-855.347</text:p>
              </table:table-cell>
              <table:table-cell office:value-type="float" office:value="1867.33333333333">
                <text:p>1867.3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54.362">
                <text:p>-854.362</text:p>
              </table:table-cell>
              <table:table-cell office:value-type="float" office:value="1866.33333333333">
                <text:p>1866.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53.377">
                <text:p>-853.377</text:p>
              </table:table-cell>
              <table:table-cell office:value-type="float" office:value="1865.33333333333">
                <text:p>1865.33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52.392">
                <text:p>-852.392</text:p>
              </table:table-cell>
              <table:table-cell office:value-type="float" office:value="1864.33333333333">
                <text:p>1864.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51.407">
                <text:p>-851.407</text:p>
              </table:table-cell>
              <table:table-cell office:value-type="float" office:value="1863.66666666667">
                <text:p>1863.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50.423">
                <text:p>-850.423</text:p>
              </table:table-cell>
              <table:table-cell office:value-type="float" office:value="1862.33333333333">
                <text:p>1862.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49.438">
                <text:p>-849.438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48.453">
                <text:p>-848.45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847.468">
                <text:p>-847.468</text:p>
              </table:table-cell>
              <table:table-cell office:value-type="float" office:value="1859.33333333333">
                <text:p>1859.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46.483">
                <text:p>-846.483</text:p>
              </table:table-cell>
              <table:table-cell office:value-type="float" office:value="1858.33333333333">
                <text:p>1858.33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45.498">
                <text:p>-845.498</text:p>
              </table:table-cell>
              <table:table-cell office:value-type="float" office:value="1857.33333333333">
                <text:p>1857.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44.513">
                <text:p>-844.513</text:p>
              </table:table-cell>
              <table:table-cell office:value-type="float" office:value="1856.66666666667">
                <text:p>1856.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43.529">
                <text:p>-843.529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42.544">
                <text:p>-842.544</text:p>
              </table:table-cell>
              <table:table-cell office:value-type="float" office:value="1854.66666666667">
                <text:p>1854.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41.559">
                <text:p>-841.559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40.574">
                <text:p>-840.574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39.589">
                <text:p>-839.589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38.604">
                <text:p>-838.604</text:p>
              </table:table-cell>
              <table:table-cell office:value-type="float" office:value="1850.33333333333">
                <text:p>1850.333333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37.619">
                <text:p>-837.619</text:p>
              </table:table-cell>
              <table:table-cell office:value-type="float" office:value="1849.33333333333">
                <text:p>1849.33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36.635">
                <text:p>-836.635</text:p>
              </table:table-cell>
              <table:table-cell office:value-type="float" office:value="1847.33333333333">
                <text:p>1847.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35.65">
                <text:p>-835.65</text:p>
              </table:table-cell>
              <table:table-cell office:value-type="float" office:value="1847.33333333333">
                <text:p>1847.3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34.665">
                <text:p>-834.665</text:p>
              </table:table-cell>
              <table:table-cell office:value-type="float" office:value="1846.33333333333">
                <text:p>1846.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833.68">
                <text:p>-833.68</text:p>
              </table:table-cell>
              <table:table-cell office:value-type="float" office:value="1845.33333333333">
                <text:p>1845.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32.695">
                <text:p>-832.695</text:p>
              </table:table-cell>
              <table:table-cell office:value-type="float" office:value="1844.66666666667">
                <text:p>1844.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31.71">
                <text:p>-831.71</text:p>
              </table:table-cell>
              <table:table-cell office:value-type="float" office:value="1843.66666666667">
                <text:p>1843.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30.725">
                <text:p>-830.725</text:p>
              </table:table-cell>
              <table:table-cell office:value-type="float" office:value="1842.66666666667">
                <text:p>1842.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829.741">
                <text:p>-829.741</text:p>
              </table:table-cell>
              <table:table-cell office:value-type="float" office:value="1842.33333333333">
                <text:p>1842.3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28.756">
                <text:p>-828.756</text:p>
              </table:table-cell>
              <table:table-cell office:value-type="float" office:value="1840.66666666667">
                <text:p>1840.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27.771">
                <text:p>-827.771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26.786">
                <text:p>-826.786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25.801">
                <text:p>-825.801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24.816">
                <text:p>-824.816</text:p>
              </table:table-cell>
              <table:table-cell office:value-type="float" office:value="1836.66666666667">
                <text:p>1836.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823.831">
                <text:p>-823.831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22.847">
                <text:p>-822.847</text:p>
              </table:table-cell>
              <table:table-cell office:value-type="float" office:value="1834.66666666667">
                <text:p>1834.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21.862">
                <text:p>-821.862</text:p>
              </table:table-cell>
              <table:table-cell office:value-type="float" office:value="1834.33333333333">
                <text:p>1834.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20.877">
                <text:p>-820.877</text:p>
              </table:table-cell>
              <table:table-cell office:value-type="float" office:value="1833.33333333333">
                <text:p>1833.3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19.892">
                <text:p>-819.892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18.907">
                <text:p>-818.907</text:p>
              </table:table-cell>
              <table:table-cell office:value-type="float" office:value="1830.33333333333">
                <text:p>1830.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17.922">
                <text:p>-817.92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816.937">
                <text:p>-816.937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815.953">
                <text:p>-815.953</text:p>
              </table:table-cell>
              <table:table-cell office:value-type="float" office:value="1828.33333333333">
                <text:p>1828.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14.968">
                <text:p>-814.968</text:p>
              </table:table-cell>
              <table:table-cell office:value-type="float" office:value="1827.33333333333">
                <text:p>1827.3333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13.983">
                <text:p>-813.983</text:p>
              </table:table-cell>
              <table:table-cell office:value-type="float" office:value="1825.66666666667">
                <text:p>1825.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12.998">
                <text:p>-812.998</text:p>
              </table:table-cell>
              <table:table-cell office:value-type="float" office:value="1824.66666666667">
                <text:p>1824.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12.013">
                <text:p>-812.013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11.028">
                <text:p>-811.028</text:p>
              </table:table-cell>
              <table:table-cell office:value-type="float" office:value="1822.66666666667">
                <text:p>1822.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10.043">
                <text:p>-810.043</text:p>
              </table:table-cell>
              <table:table-cell office:value-type="float" office:value="1822.66666666667">
                <text:p>1822.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09.059">
                <text:p>-809.059</text:p>
              </table:table-cell>
              <table:table-cell office:value-type="float" office:value="1820.66666666667">
                <text:p>1820.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808.074">
                <text:p>-808.074</text:p>
              </table:table-cell>
              <table:table-cell office:value-type="float" office:value="1820.33333333333">
                <text:p>1820.3333333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07.089">
                <text:p>-807.089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06.104">
                <text:p>-806.104</text:p>
              </table:table-cell>
              <table:table-cell office:value-type="float" office:value="1818.66666666667">
                <text:p>1818.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05.119">
                <text:p>-805.119</text:p>
              </table:table-cell>
              <table:table-cell office:value-type="float" office:value="1817.33333333333">
                <text:p>1817.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04.134">
                <text:p>-804.13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03.149">
                <text:p>-803.149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02.165">
                <text:p>-802.165</text:p>
              </table:table-cell>
              <table:table-cell office:value-type="float" office:value="1814.33333333333">
                <text:p>1814.33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01.18">
                <text:p>-801.18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00.195">
                <text:p>-800.195</text:p>
              </table:table-cell>
              <table:table-cell office:value-type="float" office:value="1812.66666666667">
                <text:p>1812.6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99.21">
                <text:p>-799.21</text:p>
              </table:table-cell>
              <table:table-cell office:value-type="float" office:value="1811.66666666667">
                <text:p>1811.6666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98.225">
                <text:p>-798.225</text:p>
              </table:table-cell>
              <table:table-cell office:value-type="float" office:value="1811.33333333333">
                <text:p>1811.3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97.24">
                <text:p>-797.24</text:p>
              </table:table-cell>
              <table:table-cell office:value-type="float" office:value="1810.33333333333">
                <text:p>1810.333333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96.255">
                <text:p>-796.255</text:p>
              </table:table-cell>
              <table:table-cell office:value-type="float" office:value="1808.33333333333">
                <text:p>1808.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95.271">
                <text:p>-795.271</text:p>
              </table:table-cell>
              <table:table-cell office:value-type="float" office:value="1807.66666666667">
                <text:p>1807.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94.286">
                <text:p>-794.286</text:p>
              </table:table-cell>
              <table:table-cell office:value-type="float" office:value="1806.66666666667">
                <text:p>1806.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93.301">
                <text:p>-793.301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92.316">
                <text:p>-792.316</text:p>
              </table:table-cell>
              <table:table-cell office:value-type="float" office:value="1804.66666666667">
                <text:p>1804.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91.331">
                <text:p>-791.331</text:p>
              </table:table-cell>
              <table:table-cell office:value-type="float" office:value="1804.33333333333">
                <text:p>1804.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90.346">
                <text:p>-790.346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89.361">
                <text:p>-789.361</text:p>
              </table:table-cell>
              <table:table-cell office:value-type="float" office:value="1801.66666666667">
                <text:p>1801.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88.377">
                <text:p>-788.377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87.392">
                <text:p>-787.392</text:p>
              </table:table-cell>
              <table:table-cell office:value-type="float" office:value="1799.66666666667">
                <text:p>1799.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86.407">
                <text:p>-786.407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85.422">
                <text:p>-785.422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84.437">
                <text:p>-784.437</text:p>
              </table:table-cell>
              <table:table-cell office:value-type="float" office:value="1796.66666666667">
                <text:p>1796.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83.452">
                <text:p>-783.452</text:p>
              </table:table-cell>
              <table:table-cell office:value-type="float" office:value="1795.66666666667">
                <text:p>1795.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82.468">
                <text:p>-782.468</text:p>
              </table:table-cell>
              <table:table-cell office:value-type="float" office:value="1794.66666666667">
                <text:p>1794.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81.483">
                <text:p>-781.483</text:p>
              </table:table-cell>
              <table:table-cell office:value-type="float" office:value="1793.33333333333">
                <text:p>1793.3333333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80.498">
                <text:p>-780.498</text:p>
              </table:table-cell>
              <table:table-cell office:value-type="float" office:value="1792.33333333333">
                <text:p>1792.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79.513">
                <text:p>-779.513</text:p>
              </table:table-cell>
              <table:table-cell office:value-type="float" office:value="1791.66666666667">
                <text:p>1791.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78.528">
                <text:p>-778.528</text:p>
              </table:table-cell>
              <table:table-cell office:value-type="float" office:value="1790.66666666667">
                <text:p>1790.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77.543">
                <text:p>-777.543</text:p>
              </table:table-cell>
              <table:table-cell office:value-type="float" office:value="1790.33333333333">
                <text:p>1790.3333333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76.558">
                <text:p>-776.558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75.574">
                <text:p>-775.574</text:p>
              </table:table-cell>
              <table:table-cell office:value-type="float" office:value="1787.33333333333">
                <text:p>1787.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74.589">
                <text:p>-774.589</text:p>
              </table:table-cell>
              <table:table-cell office:value-type="float" office:value="1786.33333333333">
                <text:p>1786.3333333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73.604">
                <text:p>-773.604</text:p>
              </table:table-cell>
              <table:table-cell office:value-type="float" office:value="1785.66666666667">
                <text:p>1785.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72.619">
                <text:p>-772.619</text:p>
              </table:table-cell>
              <table:table-cell office:value-type="float" office:value="1785.66666666667">
                <text:p>1785.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71.634">
                <text:p>-771.634</text:p>
              </table:table-cell>
              <table:table-cell office:value-type="float" office:value="1783.66666666667">
                <text:p>1783.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770.649">
                <text:p>-770.649</text:p>
              </table:table-cell>
              <table:table-cell office:value-type="float" office:value="1783.33333333333">
                <text:p>1783.3333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69.664">
                <text:p>-769.664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68.68">
                <text:p>-768.68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67.695">
                <text:p>-767.695</text:p>
              </table:table-cell>
              <table:table-cell office:value-type="float" office:value="1779.66666666667">
                <text:p>1779.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766.71">
                <text:p>-766.71</text:p>
              </table:table-cell>
              <table:table-cell office:value-type="float" office:value="1779.33333333333">
                <text:p>1779.333333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65.725">
                <text:p>-765.725</text:p>
              </table:table-cell>
              <table:table-cell office:value-type="float" office:value="1779.66666666667">
                <text:p>1779.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64.74">
                <text:p>-764.74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63.755">
                <text:p>-763.755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62.77">
                <text:p>-762.77</text:p>
              </table:table-cell>
              <table:table-cell office:value-type="float" office:value="1776.33333333333">
                <text:p>1776.33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61.786">
                <text:p>-761.786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60.801">
                <text:p>-760.801</text:p>
              </table:table-cell>
              <table:table-cell office:value-type="float" office:value="1774.66666666667">
                <text:p>1774.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59.816">
                <text:p>-759.816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58.831">
                <text:p>-758.831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57.846">
                <text:p>-757.846</text:p>
              </table:table-cell>
              <table:table-cell office:value-type="float" office:value="1771.33333333333">
                <text:p>1771.3333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56.861">
                <text:p>-756.861</text:p>
              </table:table-cell>
              <table:table-cell office:value-type="float" office:value="1770.33333333333">
                <text:p>1770.3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755.876">
                <text:p>-755.876</text:p>
              </table:table-cell>
              <table:table-cell office:value-type="float" office:value="1769.33333333333">
                <text:p>1769.3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754.892">
                <text:p>-754.892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753.907">
                <text:p>-753.907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752.922">
                <text:p>-752.922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751.937">
                <text:p>-751.937</text:p>
              </table:table-cell>
              <table:table-cell office:value-type="float" office:value="1765.33333333333">
                <text:p>1765.3333333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750.952">
                <text:p>-750.952</text:p>
              </table:table-cell>
              <table:table-cell office:value-type="float" office:value="1764.33333333333">
                <text:p>1764.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49.967">
                <text:p>-749.967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48.982">
                <text:p>-748.982</text:p>
              </table:table-cell>
              <table:table-cell office:value-type="float" office:value="1762.66666666667">
                <text:p>1762.6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747.998">
                <text:p>-747.998</text:p>
              </table:table-cell>
              <table:table-cell office:value-type="float" office:value="1760.66666666667">
                <text:p>1760.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47.013">
                <text:p>-747.013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46.028">
                <text:p>-746.028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745.043">
                <text:p>-745.043</text:p>
              </table:table-cell>
              <table:table-cell office:value-type="float" office:value="1758.33333333333">
                <text:p>1758.333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744.058">
                <text:p>-744.058</text:p>
              </table:table-cell>
              <table:table-cell office:value-type="float" office:value="1757.33333333333">
                <text:p>1757.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43.073">
                <text:p>-743.073</text:p>
              </table:table-cell>
              <table:table-cell office:value-type="float" office:value="1756.33333333333">
                <text:p>1756.3333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742.088">
                <text:p>-742.088</text:p>
              </table:table-cell>
              <table:table-cell office:value-type="float" office:value="1755.66666666667">
                <text:p>1755.6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41.104">
                <text:p>-741.104</text:p>
              </table:table-cell>
              <table:table-cell office:value-type="float" office:value="1754.33333333333">
                <text:p>1754.33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740.119">
                <text:p>-740.119</text:p>
              </table:table-cell>
              <table:table-cell office:value-type="float" office:value="1753.33333333333">
                <text:p>1753.3333333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739.134">
                <text:p>-739.134</text:p>
              </table:table-cell>
              <table:table-cell office:value-type="float" office:value="1752.33333333333">
                <text:p>1752.3333333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38.149">
                <text:p>-738.149</text:p>
              </table:table-cell>
              <table:table-cell office:value-type="float" office:value="1751.66666666667">
                <text:p>1751.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37.164">
                <text:p>-737.164</text:p>
              </table:table-cell>
              <table:table-cell office:value-type="float" office:value="1750.66666666667">
                <text:p>1750.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36.179">
                <text:p>-736.179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735.194">
                <text:p>-735.194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734.21">
                <text:p>-734.21</text:p>
              </table:table-cell>
              <table:table-cell office:value-type="float" office:value="1747.66666666667">
                <text:p>1747.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733.225">
                <text:p>-733.225</text:p>
              </table:table-cell>
              <table:table-cell office:value-type="float" office:value="1746.66666666667">
                <text:p>1746.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732.24">
                <text:p>-732.24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31.255">
                <text:p>-731.255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30.27">
                <text:p>-730.27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29.285">
                <text:p>-729.285</text:p>
              </table:table-cell>
              <table:table-cell office:value-type="float" office:value="1742.66666666667">
                <text:p>1742.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28.3">
                <text:p>-728.3</text:p>
              </table:table-cell>
              <table:table-cell office:value-type="float" office:value="1742.33333333333">
                <text:p>1742.3333333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27.316">
                <text:p>-727.316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26.331">
                <text:p>-726.331</text:p>
              </table:table-cell>
              <table:table-cell office:value-type="float" office:value="1739.66666666667">
                <text:p>1739.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25.346">
                <text:p>-725.346</text:p>
              </table:table-cell>
              <table:table-cell office:value-type="float" office:value="1739.33333333333">
                <text:p>1739.33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24.361">
                <text:p>-724.361</text:p>
              </table:table-cell>
              <table:table-cell office:value-type="float" office:value="1737.66666666667">
                <text:p>1737.6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23.376">
                <text:p>-723.376</text:p>
              </table:table-cell>
              <table:table-cell office:value-type="float" office:value="1737.33333333333">
                <text:p>1737.3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22.391">
                <text:p>-722.391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21.406">
                <text:p>-721.406</text:p>
              </table:table-cell>
              <table:table-cell office:value-type="float" office:value="1735.33333333333">
                <text:p>1735.3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20.422">
                <text:p>-720.422</text:p>
              </table:table-cell>
              <table:table-cell office:value-type="float" office:value="1734.33333333333">
                <text:p>1734.333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19.437">
                <text:p>-719.437</text:p>
              </table:table-cell>
              <table:table-cell office:value-type="float" office:value="1733.33333333333">
                <text:p>1733.3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18.452">
                <text:p>-718.452</text:p>
              </table:table-cell>
              <table:table-cell office:value-type="float" office:value="1732.33333333333">
                <text:p>1732.3333333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17.467">
                <text:p>-717.467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16.482">
                <text:p>-716.482</text:p>
              </table:table-cell>
              <table:table-cell office:value-type="float" office:value="1730.66666666667">
                <text:p>1730.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15.497">
                <text:p>-715.497</text:p>
              </table:table-cell>
              <table:table-cell office:value-type="float" office:value="1729.33333333333">
                <text:p>1729.3333333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14.512">
                <text:p>-714.512</text:p>
              </table:table-cell>
              <table:table-cell office:value-type="float" office:value="1727.66666666667">
                <text:p>1727.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13.528">
                <text:p>-713.528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12.543">
                <text:p>-712.543</text:p>
              </table:table-cell>
              <table:table-cell office:value-type="float" office:value="1725.33333333333">
                <text:p>1725.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711.558">
                <text:p>-711.558</text:p>
              </table:table-cell>
              <table:table-cell office:value-type="float" office:value="1724.66666666667">
                <text:p>1724.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710.573">
                <text:p>-710.573</text:p>
              </table:table-cell>
              <table:table-cell office:value-type="float" office:value="1724.33333333333">
                <text:p>1724.3333333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709.588">
                <text:p>-709.588</text:p>
              </table:table-cell>
              <table:table-cell office:value-type="float" office:value="1723.66666666667">
                <text:p>1723.6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708.603">
                <text:p>-708.603</text:p>
              </table:table-cell>
              <table:table-cell office:value-type="float" office:value="1722.66666666667">
                <text:p>1722.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707.618">
                <text:p>-707.618</text:p>
              </table:table-cell>
              <table:table-cell office:value-type="float" office:value="1721.33333333333">
                <text:p>1721.3333333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706.634">
                <text:p>-706.634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705.649">
                <text:p>-705.649</text:p>
              </table:table-cell>
              <table:table-cell office:value-type="float" office:value="1719.33333333333">
                <text:p>1719.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704.664">
                <text:p>-704.664</text:p>
              </table:table-cell>
              <table:table-cell office:value-type="float" office:value="1718.66666666667">
                <text:p>1718.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703.679">
                <text:p>-703.679</text:p>
              </table:table-cell>
              <table:table-cell office:value-type="float" office:value="1717.33333333333">
                <text:p>1717.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702.694">
                <text:p>-702.694</text:p>
              </table:table-cell>
              <table:table-cell office:value-type="float" office:value="1716.33333333333">
                <text:p>1716.3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701.709">
                <text:p>-701.709</text:p>
              </table:table-cell>
              <table:table-cell office:value-type="float" office:value="1715.33333333333">
                <text:p>1715.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700.724">
                <text:p>-700.724</text:p>
              </table:table-cell>
              <table:table-cell office:value-type="float" office:value="1714.66666666667">
                <text:p>1714.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699.74">
                <text:p>-699.74</text:p>
              </table:table-cell>
              <table:table-cell office:value-type="float" office:value="1713.66666666667">
                <text:p>1713.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98.755">
                <text:p>-698.755</text:p>
              </table:table-cell>
              <table:table-cell office:value-type="float" office:value="1712.66666666667">
                <text:p>1712.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697.77">
                <text:p>-697.77</text:p>
              </table:table-cell>
              <table:table-cell office:value-type="float" office:value="1712.66666666667">
                <text:p>1712.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696.785">
                <text:p>-696.785</text:p>
              </table:table-cell>
              <table:table-cell office:value-type="float" office:value="1710.66666666667">
                <text:p>1710.6666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695.8">
                <text:p>-695.8</text:p>
              </table:table-cell>
              <table:table-cell office:value-type="float" office:value="1709.66666666667">
                <text:p>1709.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694.815">
                <text:p>-694.815</text:p>
              </table:table-cell>
              <table:table-cell office:value-type="float" office:value="1708.66666666667">
                <text:p>1708.66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693.83">
                <text:p>-693.83</text:p>
              </table:table-cell>
              <table:table-cell office:value-type="float" office:value="1708.66666666667">
                <text:p>1708.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692.846">
                <text:p>-692.846</text:p>
              </table:table-cell>
              <table:table-cell office:value-type="float" office:value="1707.33333333333">
                <text:p>1707.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691.861">
                <text:p>-691.861</text:p>
              </table:table-cell>
              <table:table-cell office:value-type="float" office:value="1706.33333333333">
                <text:p>1706.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690.876">
                <text:p>-690.876</text:p>
              </table:table-cell>
              <table:table-cell office:value-type="float" office:value="1705.33333333333">
                <text:p>1705.3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689.891">
                <text:p>-689.891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688.906">
                <text:p>-688.906</text:p>
              </table:table-cell>
              <table:table-cell office:value-type="float" office:value="1703.33333333333">
                <text:p>1703.3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687.921">
                <text:p>-687.921</text:p>
              </table:table-cell>
              <table:table-cell office:value-type="float" office:value="1701.66666666667">
                <text:p>1701.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686.936">
                <text:p>-686.936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685.952">
                <text:p>-685.95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684.967">
                <text:p>-684.967</text:p>
              </table:table-cell>
              <table:table-cell office:value-type="float" office:value="1699.66666666667">
                <text:p>1699.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683.982">
                <text:p>-683.982</text:p>
              </table:table-cell>
              <table:table-cell office:value-type="float" office:value="1698.33333333333">
                <text:p>1698.3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82.997">
                <text:p>-682.997</text:p>
              </table:table-cell>
              <table:table-cell office:value-type="float" office:value="1697.33333333333">
                <text:p>1697.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82.012">
                <text:p>-682.012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81.027">
                <text:p>-681.027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80.042">
                <text:p>-680.042</text:p>
              </table:table-cell>
              <table:table-cell office:value-type="float" office:value="1694.33333333333">
                <text:p>1694.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79.058">
                <text:p>-679.058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678.073">
                <text:p>-678.073</text:p>
              </table:table-cell>
              <table:table-cell office:value-type="float" office:value="1692.33333333333">
                <text:p>1692.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77.088">
                <text:p>-677.088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676.103">
                <text:p>-676.103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675.118">
                <text:p>-675.118</text:p>
              </table:table-cell>
              <table:table-cell office:value-type="float" office:value="1689.33333333333">
                <text:p>1689.3333333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674.133">
                <text:p>-674.133</text:p>
              </table:table-cell>
              <table:table-cell office:value-type="float" office:value="1688.33333333333">
                <text:p>1688.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73.148">
                <text:p>-673.148</text:p>
              </table:table-cell>
              <table:table-cell office:value-type="float" office:value="1687.33333333333">
                <text:p>1687.3333333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72.164">
                <text:p>-672.164</text:p>
              </table:table-cell>
              <table:table-cell office:value-type="float" office:value="1686.66666666667">
                <text:p>1686.66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671.179">
                <text:p>-671.179</text:p>
              </table:table-cell>
              <table:table-cell office:value-type="float" office:value="1685.33333333333">
                <text:p>1685.3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670.194">
                <text:p>-670.194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669.209">
                <text:p>-669.209</text:p>
              </table:table-cell>
              <table:table-cell office:value-type="float" office:value="1683.66666666667">
                <text:p>1683.6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68.224">
                <text:p>-668.224</text:p>
              </table:table-cell>
              <table:table-cell office:value-type="float" office:value="1682.33333333333">
                <text:p>1682.3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667.239">
                <text:p>-667.239</text:p>
              </table:table-cell>
              <table:table-cell office:value-type="float" office:value="1681.66666666667">
                <text:p>1681.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66.255">
                <text:p>-666.255</text:p>
              </table:table-cell>
              <table:table-cell office:value-type="float" office:value="1681.33333333333">
                <text:p>1681.3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65.27">
                <text:p>-665.27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64.285">
                <text:p>-664.285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63.3">
                <text:p>-663.3</text:p>
              </table:table-cell>
              <table:table-cell office:value-type="float" office:value="1678.33333333333">
                <text:p>1678.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62.315">
                <text:p>-662.315</text:p>
              </table:table-cell>
              <table:table-cell office:value-type="float" office:value="1676.66666666667">
                <text:p>1676.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61.33">
                <text:p>-661.33</text:p>
              </table:table-cell>
              <table:table-cell office:value-type="float" office:value="1675.66666666667">
                <text:p>1675.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60.345">
                <text:p>-660.345</text:p>
              </table:table-cell>
              <table:table-cell office:value-type="float" office:value="1674.66666666667">
                <text:p>1674.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59.361">
                <text:p>-659.361</text:p>
              </table:table-cell>
              <table:table-cell office:value-type="float" office:value="1674.33333333333">
                <text:p>1674.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58.376">
                <text:p>-658.376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57.391">
                <text:p>-657.391</text:p>
              </table:table-cell>
              <table:table-cell office:value-type="float" office:value="1671.66666666667">
                <text:p>1671.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656.406">
                <text:p>-656.406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55.421">
                <text:p>-655.421</text:p>
              </table:table-cell>
              <table:table-cell office:value-type="float" office:value="1669.66666666667">
                <text:p>1669.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54.436">
                <text:p>-654.436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653.451">
                <text:p>-653.451</text:p>
              </table:table-cell>
              <table:table-cell office:value-type="float" office:value="1667.66666666667">
                <text:p>1667.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652.467">
                <text:p>-652.467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651.482">
                <text:p>-651.482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650.497">
                <text:p>-650.497</text:p>
              </table:table-cell>
              <table:table-cell office:value-type="float" office:value="1664.66666666667">
                <text:p>1664.66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49.512">
                <text:p>-649.512</text:p>
              </table:table-cell>
              <table:table-cell office:value-type="float" office:value="1663.66666666667">
                <text:p>1663.6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648.527">
                <text:p>-648.527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647.542">
                <text:p>-647.542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646.557">
                <text:p>-646.557</text:p>
              </table:table-cell>
              <table:table-cell office:value-type="float" office:value="1660.66666666667">
                <text:p>1660.6666666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45.573">
                <text:p>-645.573</text:p>
              </table:table-cell>
              <table:table-cell office:value-type="float" office:value="1659.66666666667">
                <text:p>1659.666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44.588">
                <text:p>-644.588</text:p>
              </table:table-cell>
              <table:table-cell office:value-type="float" office:value="1658.66666666667">
                <text:p>1658.66666666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643.603">
                <text:p>-643.603</text:p>
              </table:table-cell>
              <table:table-cell office:value-type="float" office:value="1658.33333333333">
                <text:p>1658.3333333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642.618">
                <text:p>-642.618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41.633">
                <text:p>-641.63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40.648">
                <text:p>-640.648</text:p>
              </table:table-cell>
              <table:table-cell office:value-type="float" office:value="1655.33333333333">
                <text:p>1655.33333333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39.663">
                <text:p>-639.663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38.679">
                <text:p>-638.679</text:p>
              </table:table-cell>
              <table:table-cell office:value-type="float" office:value="1652.66666666667">
                <text:p>1652.66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37.694">
                <text:p>-637.694</text:p>
              </table:table-cell>
              <table:table-cell office:value-type="float" office:value="1651.66666666667">
                <text:p>1651.6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636.709">
                <text:p>-636.709</text:p>
              </table:table-cell>
              <table:table-cell office:value-type="float" office:value="1650.66666666667">
                <text:p>1650.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35.724">
                <text:p>-635.724</text:p>
              </table:table-cell>
              <table:table-cell office:value-type="float" office:value="1649.66666666667">
                <text:p>1649.6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634.739">
                <text:p>-634.739</text:p>
              </table:table-cell>
              <table:table-cell office:value-type="float" office:value="1649.33333333333">
                <text:p>1649.33333333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33.754">
                <text:p>-633.754</text:p>
              </table:table-cell>
              <table:table-cell office:value-type="float" office:value="1648.66666666667">
                <text:p>1648.66666666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32.769">
                <text:p>-632.769</text:p>
              </table:table-cell>
              <table:table-cell office:value-type="float" office:value="1647.33333333333">
                <text:p>1647.33333333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31.785">
                <text:p>-631.785</text:p>
              </table:table-cell>
              <table:table-cell office:value-type="float" office:value="1646.66666666667">
                <text:p>1646.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30.8">
                <text:p>-630.8</text:p>
              </table:table-cell>
              <table:table-cell office:value-type="float" office:value="1646.33333333333">
                <text:p>1646.3333333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29.815">
                <text:p>-629.815</text:p>
              </table:table-cell>
              <table:table-cell office:value-type="float" office:value="1644.66666666667">
                <text:p>1644.66666666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28.83">
                <text:p>-628.83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27.845">
                <text:p>-627.845</text:p>
              </table:table-cell>
              <table:table-cell office:value-type="float" office:value="1642.66666666667">
                <text:p>1642.666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26.86">
                <text:p>-626.86</text:p>
              </table:table-cell>
              <table:table-cell office:value-type="float" office:value="1641.66666666667">
                <text:p>1641.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25.875">
                <text:p>-625.875</text:p>
              </table:table-cell>
              <table:table-cell office:value-type="float" office:value="1640.66666666667">
                <text:p>1640.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24.891">
                <text:p>-624.891</text:p>
              </table:table-cell>
              <table:table-cell office:value-type="float" office:value="1639.66666666667">
                <text:p>1639.66666666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23.906">
                <text:p>-623.906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22.921">
                <text:p>-622.921</text:p>
              </table:table-cell>
              <table:table-cell office:value-type="float" office:value="1637.66666666667">
                <text:p>1637.6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21.936">
                <text:p>-621.936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620.951">
                <text:p>-620.951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619.966">
                <text:p>-619.966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618.981">
                <text:p>-618.981</text:p>
              </table:table-cell>
              <table:table-cell office:value-type="float" office:value="1634.33333333333">
                <text:p>1634.33333333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617.997">
                <text:p>-617.997</text:p>
              </table:table-cell>
              <table:table-cell office:value-type="float" office:value="1633.33333333333">
                <text:p>1633.33333333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617.012">
                <text:p>-617.012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16.027">
                <text:p>-616.027</text:p>
              </table:table-cell>
              <table:table-cell office:value-type="float" office:value="1631.66666666667">
                <text:p>1631.666666666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615.042">
                <text:p>-615.042</text:p>
              </table:table-cell>
              <table:table-cell office:value-type="float" office:value="1630.33333333333">
                <text:p>1630.33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14.057">
                <text:p>-614.057</text:p>
              </table:table-cell>
              <table:table-cell office:value-type="float" office:value="1629.33333333333">
                <text:p>1629.333333333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613.072">
                <text:p>-613.072</text:p>
              </table:table-cell>
              <table:table-cell office:value-type="float" office:value="1628.33333333333">
                <text:p>1628.333333333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12.087">
                <text:p>-612.087</text:p>
              </table:table-cell>
              <table:table-cell office:value-type="float" office:value="1627.33333333333">
                <text:p>1627.33333333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611.103">
                <text:p>-611.103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610.118">
                <text:p>-610.118</text:p>
              </table:table-cell>
              <table:table-cell office:value-type="float" office:value="1625.33333333333">
                <text:p>1625.33333333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609.133">
                <text:p>-609.13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608.148">
                <text:p>-608.148</text:p>
              </table:table-cell>
              <table:table-cell office:value-type="float" office:value="1623.33333333333">
                <text:p>1623.333333333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607.163">
                <text:p>-607.16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606.178">
                <text:p>-606.178</text:p>
              </table:table-cell>
              <table:table-cell office:value-type="float" office:value="1621.66666666667">
                <text:p>1621.666666666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605.193">
                <text:p>-605.193</text:p>
              </table:table-cell>
              <table:table-cell office:value-type="float" office:value="1620.33333333333">
                <text:p>1620.333333333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604.209">
                <text:p>-604.209</text:p>
              </table:table-cell>
              <table:table-cell office:value-type="float" office:value="1619.66666666667">
                <text:p>1619.66666666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603.224">
                <text:p>-603.224</text:p>
              </table:table-cell>
              <table:table-cell office:value-type="float" office:value="1618.33333333333">
                <text:p>1618.33333333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602.239">
                <text:p>-602.239</text:p>
              </table:table-cell>
              <table:table-cell office:value-type="float" office:value="1617.33333333333">
                <text:p>1617.333333333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601.254">
                <text:p>-601.254</text:p>
              </table:table-cell>
              <table:table-cell office:value-type="float" office:value="1616.66666666667">
                <text:p>1616.666666666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600.269">
                <text:p>-600.269</text:p>
              </table:table-cell>
              <table:table-cell office:value-type="float" office:value="1616.66666666667">
                <text:p>1616.666666666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599.284">
                <text:p>-599.284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598.299">
                <text:p>-598.299</text:p>
              </table:table-cell>
              <table:table-cell office:value-type="float" office:value="1614.66666666667">
                <text:p>1614.66666666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597.315">
                <text:p>-597.31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596.33">
                <text:p>-596.33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595.345">
                <text:p>-595.345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594.36">
                <text:p>-594.36</text:p>
              </table:table-cell>
              <table:table-cell office:value-type="float" office:value="1609.66666666667">
                <text:p>1609.666666666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593.375">
                <text:p>-593.375</text:p>
              </table:table-cell>
              <table:table-cell office:value-type="float" office:value="1609.66666666667">
                <text:p>1609.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592.39">
                <text:p>-592.39</text:p>
              </table:table-cell>
              <table:table-cell office:value-type="float" office:value="1608.33333333333">
                <text:p>1608.33333333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591.405">
                <text:p>-591.405</text:p>
              </table:table-cell>
              <table:table-cell office:value-type="float" office:value="1607.33333333333">
                <text:p>1607.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90.421">
                <text:p>-590.421</text:p>
              </table:table-cell>
              <table:table-cell office:value-type="float" office:value="1606.33333333333">
                <text:p>1606.33333333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589.436">
                <text:p>-589.436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88.451">
                <text:p>-588.451</text:p>
              </table:table-cell>
              <table:table-cell office:value-type="float" office:value="1604.33333333333">
                <text:p>1604.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587.466">
                <text:p>-587.466</text:p>
              </table:table-cell>
              <table:table-cell office:value-type="float" office:value="1603.66666666667">
                <text:p>1603.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586.481">
                <text:p>-586.481</text:p>
              </table:table-cell>
              <table:table-cell office:value-type="float" office:value="1602.33333333333">
                <text:p>1602.333333333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585.496">
                <text:p>-585.496</text:p>
              </table:table-cell>
              <table:table-cell office:value-type="float" office:value="1601.33333333333">
                <text:p>1601.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84.511">
                <text:p>-584.511</text:p>
              </table:table-cell>
              <table:table-cell office:value-type="float" office:value="1600.33333333333">
                <text:p>1600.33333333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583.527">
                <text:p>-583.527</text:p>
              </table:table-cell>
              <table:table-cell office:value-type="float" office:value="1598.66666666667">
                <text:p>1598.66666666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582.542">
                <text:p>-582.542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581.557">
                <text:p>-581.557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80.572">
                <text:p>-580.572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579.587">
                <text:p>-579.587</text:p>
              </table:table-cell>
              <table:table-cell office:value-type="float" office:value="1595.33333333333">
                <text:p>1595.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578.602">
                <text:p>-578.602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577.617">
                <text:p>-577.617</text:p>
              </table:table-cell>
              <table:table-cell office:value-type="float" office:value="1593.66666666667">
                <text:p>1593.66666666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576.633">
                <text:p>-576.633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575.648">
                <text:p>-575.648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574.663">
                <text:p>-574.663</text:p>
              </table:table-cell>
              <table:table-cell office:value-type="float" office:value="1590.33333333333">
                <text:p>1590.333333333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573.678">
                <text:p>-573.678</text:p>
              </table:table-cell>
              <table:table-cell office:value-type="float" office:value="1589.33333333333">
                <text:p>1589.33333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572.693">
                <text:p>-572.693</text:p>
              </table:table-cell>
              <table:table-cell office:value-type="float" office:value="1588.66666666667">
                <text:p>1588.6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571.708">
                <text:p>-571.708</text:p>
              </table:table-cell>
              <table:table-cell office:value-type="float" office:value="1587.66666666667">
                <text:p>1587.666666666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570.723">
                <text:p>-570.723</text:p>
              </table:table-cell>
              <table:table-cell office:value-type="float" office:value="1586.33333333333">
                <text:p>1586.33333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569.739">
                <text:p>-569.739</text:p>
              </table:table-cell>
              <table:table-cell office:value-type="float" office:value="1585.33333333333">
                <text:p>1585.333333333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568.754">
                <text:p>-568.754</text:p>
              </table:table-cell>
              <table:table-cell office:value-type="float" office:value="1584.66666666667">
                <text:p>1584.66666666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67.769">
                <text:p>-567.769</text:p>
              </table:table-cell>
              <table:table-cell office:value-type="float" office:value="1583.33333333333">
                <text:p>1583.33333333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66.784">
                <text:p>-566.784</text:p>
              </table:table-cell>
              <table:table-cell office:value-type="float" office:value="1582.33333333333">
                <text:p>1582.333333333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565.799">
                <text:p>-565.799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564.814">
                <text:p>-564.814</text:p>
              </table:table-cell>
              <table:table-cell office:value-type="float" office:value="1580.66666666667">
                <text:p>1580.666666666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563.829">
                <text:p>-563.829</text:p>
              </table:table-cell>
              <table:table-cell office:value-type="float" office:value="1580.66666666667">
                <text:p>1580.666666666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562.845">
                <text:p>-562.845</text:p>
              </table:table-cell>
              <table:table-cell office:value-type="float" office:value="1579.33333333333">
                <text:p>1579.333333333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561.86">
                <text:p>-561.86</text:p>
              </table:table-cell>
              <table:table-cell office:value-type="float" office:value="1578.33333333333">
                <text:p>1578.333333333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560.875">
                <text:p>-560.875</text:p>
              </table:table-cell>
              <table:table-cell office:value-type="float" office:value="1577.33333333333">
                <text:p>1577.333333333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559.89">
                <text:p>-559.89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558.905">
                <text:p>-558.905</text:p>
              </table:table-cell>
              <table:table-cell office:value-type="float" office:value="1575.33333333333">
                <text:p>1575.33333333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557.92">
                <text:p>-557.92</text:p>
              </table:table-cell>
              <table:table-cell office:value-type="float" office:value="1573.66666666667">
                <text:p>1573.66666666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556.936">
                <text:p>-556.936</text:p>
              </table:table-cell>
              <table:table-cell office:value-type="float" office:value="1573.33333333333">
                <text:p>1573.33333333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555.951">
                <text:p>-555.951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554.966">
                <text:p>-554.966</text:p>
              </table:table-cell>
              <table:table-cell office:value-type="float" office:value="1571.33333333333">
                <text:p>1571.333333333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553.981">
                <text:p>-553.981</text:p>
              </table:table-cell>
              <table:table-cell office:value-type="float" office:value="1570.33333333333">
                <text:p>1570.33333333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552.996">
                <text:p>-552.996</text:p>
              </table:table-cell>
              <table:table-cell office:value-type="float" office:value="1569.33333333333">
                <text:p>1569.333333333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552.011">
                <text:p>-552.011</text:p>
              </table:table-cell>
              <table:table-cell office:value-type="float" office:value="1568.33333333333">
                <text:p>1568.333333333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551.026">
                <text:p>-551.026</text:p>
              </table:table-cell>
              <table:table-cell office:value-type="float" office:value="1567.33333333333">
                <text:p>1567.33333333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550.042">
                <text:p>-550.042</text:p>
              </table:table-cell>
              <table:table-cell office:value-type="float" office:value="1566.33333333333">
                <text:p>1566.33333333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549.057">
                <text:p>-549.057</text:p>
              </table:table-cell>
              <table:table-cell office:value-type="float" office:value="1565.33333333333">
                <text:p>1565.333333333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548.072">
                <text:p>-548.072</text:p>
              </table:table-cell>
              <table:table-cell office:value-type="float" office:value="1564.66666666667">
                <text:p>1564.666666666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547.087">
                <text:p>-547.087</text:p>
              </table:table-cell>
              <table:table-cell office:value-type="float" office:value="1563.33333333333">
                <text:p>1563.33333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46.102">
                <text:p>-546.10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45.117">
                <text:p>-545.117</text:p>
              </table:table-cell>
              <table:table-cell office:value-type="float" office:value="1561.33333333333">
                <text:p>1561.333333333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544.132">
                <text:p>-544.132</text:p>
              </table:table-cell>
              <table:table-cell office:value-type="float" office:value="1560.33333333333">
                <text:p>1560.333333333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43.148">
                <text:p>-543.148</text:p>
              </table:table-cell>
              <table:table-cell office:value-type="float" office:value="1559.33333333333">
                <text:p>1559.333333333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542.163">
                <text:p>-542.163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541.178">
                <text:p>-541.17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540.193">
                <text:p>-540.193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539.208">
                <text:p>-539.208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538.223">
                <text:p>-538.223</text:p>
              </table:table-cell>
              <table:table-cell office:value-type="float" office:value="1554.66666666667">
                <text:p>1554.666666666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537.238">
                <text:p>-537.238</text:p>
              </table:table-cell>
              <table:table-cell office:value-type="float" office:value="1553.33333333333">
                <text:p>1553.333333333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536.254">
                <text:p>-536.254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535.269">
                <text:p>-535.269</text:p>
              </table:table-cell>
              <table:table-cell office:value-type="float" office:value="1551.33333333333">
                <text:p>1551.33333333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34.284">
                <text:p>-534.284</text:p>
              </table:table-cell>
              <table:table-cell office:value-type="float" office:value="1550.66666666667">
                <text:p>1550.666666666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533.299">
                <text:p>-533.299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532.314">
                <text:p>-532.314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531.329">
                <text:p>-531.329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530.344">
                <text:p>-530.344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29.36">
                <text:p>-529.36</text:p>
              </table:table-cell>
              <table:table-cell office:value-type="float" office:value="1545.66666666667">
                <text:p>1545.666666666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28.375">
                <text:p>-528.375</text:p>
              </table:table-cell>
              <table:table-cell office:value-type="float" office:value="1544.66666666667">
                <text:p>1544.666666666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527.39">
                <text:p>-527.39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526.405">
                <text:p>-526.405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525.42">
                <text:p>-525.42</text:p>
              </table:table-cell>
              <table:table-cell office:value-type="float" office:value="1541.33333333333">
                <text:p>1541.333333333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524.435">
                <text:p>-524.43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523.45">
                <text:p>-523.4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522.466">
                <text:p>-522.466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521.481">
                <text:p>-521.481</text:p>
              </table:table-cell>
              <table:table-cell office:value-type="float" office:value="1537.66666666667">
                <text:p>1537.666666666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520.496">
                <text:p>-520.496</text:p>
              </table:table-cell>
              <table:table-cell office:value-type="float" office:value="1536.33333333333">
                <text:p>1536.3333333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519.511">
                <text:p>-519.511</text:p>
              </table:table-cell>
              <table:table-cell office:value-type="float" office:value="1535.66666666667">
                <text:p>1535.666666666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518.526">
                <text:p>-518.526</text:p>
              </table:table-cell>
              <table:table-cell office:value-type="float" office:value="1534.66666666667">
                <text:p>1534.666666666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17.541">
                <text:p>-517.541</text:p>
              </table:table-cell>
              <table:table-cell office:value-type="float" office:value="1533.66666666667">
                <text:p>1533.666666666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516.556">
                <text:p>-516.556</text:p>
              </table:table-cell>
              <table:table-cell office:value-type="float" office:value="1532.66666666667">
                <text:p>1532.666666666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515.572">
                <text:p>-515.572</text:p>
              </table:table-cell>
              <table:table-cell office:value-type="float" office:value="1531.66666666667">
                <text:p>1531.666666666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514.587">
                <text:p>-514.587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513.602">
                <text:p>-513.602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512.617">
                <text:p>-512.61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511.632">
                <text:p>-511.632</text:p>
              </table:table-cell>
              <table:table-cell office:value-type="float" office:value="1527.66666666667">
                <text:p>1527.666666666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510.647">
                <text:p>-510.64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509.662">
                <text:p>-509.662</text:p>
              </table:table-cell>
              <table:table-cell office:value-type="float" office:value="1525.33333333333">
                <text:p>1525.333333333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508.678">
                <text:p>-508.678</text:p>
              </table:table-cell>
              <table:table-cell office:value-type="float" office:value="1524.66666666667">
                <text:p>1524.666666666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507.693">
                <text:p>-507.693</text:p>
              </table:table-cell>
              <table:table-cell office:value-type="float" office:value="1523.66666666667">
                <text:p>1523.666666666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506.708">
                <text:p>-506.70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505.723">
                <text:p>-505.723</text:p>
              </table:table-cell>
              <table:table-cell office:value-type="float" office:value="1521.33333333333">
                <text:p>1521.33333333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504.738">
                <text:p>-504.73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503.753">
                <text:p>-503.753</text:p>
              </table:table-cell>
              <table:table-cell office:value-type="float" office:value="1519.66666666667">
                <text:p>1519.666666666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502.768">
                <text:p>-502.768</text:p>
              </table:table-cell>
              <table:table-cell office:value-type="float" office:value="1519.33333333333">
                <text:p>1519.3333333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501.784">
                <text:p>-501.784</text:p>
              </table:table-cell>
              <table:table-cell office:value-type="float" office:value="1518.33333333333">
                <text:p>1518.333333333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500.799">
                <text:p>-500.79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499.814">
                <text:p>-499.814</text:p>
              </table:table-cell>
              <table:table-cell office:value-type="float" office:value="1516.33333333333">
                <text:p>1516.33333333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498.829">
                <text:p>-498.829</text:p>
              </table:table-cell>
              <table:table-cell office:value-type="float" office:value="1515.66666666667">
                <text:p>1515.666666666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497.844">
                <text:p>-497.844</text:p>
              </table:table-cell>
              <table:table-cell office:value-type="float" office:value="1514.33333333333">
                <text:p>1514.333333333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96.859">
                <text:p>-496.859</text:p>
              </table:table-cell>
              <table:table-cell office:value-type="float" office:value="1513.33333333333">
                <text:p>1513.333333333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495.874">
                <text:p>-495.874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494.89">
                <text:p>-494.89</text:p>
              </table:table-cell>
              <table:table-cell office:value-type="float" office:value="1511.33333333333">
                <text:p>1511.333333333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493.905">
                <text:p>-493.90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492.92">
                <text:p>-492.92</text:p>
              </table:table-cell>
              <table:table-cell office:value-type="float" office:value="1509.66666666667">
                <text:p>1509.666666666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491.935">
                <text:p>-491.935</text:p>
              </table:table-cell>
              <table:table-cell office:value-type="float" office:value="1508.33333333333">
                <text:p>1508.333333333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490.95">
                <text:p>-490.95</text:p>
              </table:table-cell>
              <table:table-cell office:value-type="float" office:value="1507.66666666667">
                <text:p>1507.66666666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489.965">
                <text:p>-489.965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488.98">
                <text:p>-488.98</text:p>
              </table:table-cell>
              <table:table-cell office:value-type="float" office:value="1505.66666666667">
                <text:p>1505.66666666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487.996">
                <text:p>-487.996</text:p>
              </table:table-cell>
              <table:table-cell office:value-type="float" office:value="1504.66666666667">
                <text:p>1504.666666666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487.011">
                <text:p>-487.011</text:p>
              </table:table-cell>
              <table:table-cell office:value-type="float" office:value="1504.33333333333">
                <text:p>1504.33333333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86.026">
                <text:p>-486.026</text:p>
              </table:table-cell>
              <table:table-cell office:value-type="float" office:value="1502.66666666667">
                <text:p>1502.666666666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85.041">
                <text:p>-485.041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484.056">
                <text:p>-484.056</text:p>
              </table:table-cell>
              <table:table-cell office:value-type="float" office:value="1500.66666666667">
                <text:p>1500.666666666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483.071">
                <text:p>-483.07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82.086">
                <text:p>-482.086</text:p>
              </table:table-cell>
              <table:table-cell office:value-type="float" office:value="1498.33333333333">
                <text:p>1498.33333333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81.102">
                <text:p>-481.102</text:p>
              </table:table-cell>
              <table:table-cell office:value-type="float" office:value="1497.66666666667">
                <text:p>1497.666666666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480.117">
                <text:p>-480.11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79.132">
                <text:p>-479.132</text:p>
              </table:table-cell>
              <table:table-cell office:value-type="float" office:value="1495.66666666667">
                <text:p>1495.666666666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78.147">
                <text:p>-478.147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477.162">
                <text:p>-477.162</text:p>
              </table:table-cell>
              <table:table-cell office:value-type="float" office:value="1493.66666666667">
                <text:p>1493.666666666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476.177">
                <text:p>-476.177</text:p>
              </table:table-cell>
              <table:table-cell office:value-type="float" office:value="1493.33333333333">
                <text:p>1493.333333333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475.192">
                <text:p>-475.192</text:p>
              </table:table-cell>
              <table:table-cell office:value-type="float" office:value="1491.66666666667">
                <text:p>1491.666666666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474.208">
                <text:p>-474.208</text:p>
              </table:table-cell>
              <table:table-cell office:value-type="float" office:value="1490.66666666667">
                <text:p>1490.666666666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473.223">
                <text:p>-473.223</text:p>
              </table:table-cell>
              <table:table-cell office:value-type="float" office:value="1490.33333333333">
                <text:p>1490.3333333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72.238">
                <text:p>-472.238</text:p>
              </table:table-cell>
              <table:table-cell office:value-type="float" office:value="1488.33333333333">
                <text:p>1488.333333333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71.253">
                <text:p>-471.253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470.268">
                <text:p>-470.268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69.283">
                <text:p>-469.28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68.298">
                <text:p>-468.298</text:p>
              </table:table-cell>
              <table:table-cell office:value-type="float" office:value="1484.66666666667">
                <text:p>1484.666666666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67.314">
                <text:p>-467.31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66.329">
                <text:p>-466.329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65.344">
                <text:p>-465.344</text:p>
              </table:table-cell>
              <table:table-cell office:value-type="float" office:value="1482.66666666667">
                <text:p>1482.6666666666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64.359">
                <text:p>-464.359</text:p>
              </table:table-cell>
              <table:table-cell office:value-type="float" office:value="1481.33333333333">
                <text:p>1481.333333333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463.374">
                <text:p>-463.374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462.389">
                <text:p>-462.38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461.404">
                <text:p>-461.404</text:p>
              </table:table-cell>
              <table:table-cell office:value-type="float" office:value="1478.33333333333">
                <text:p>1478.333333333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60.42">
                <text:p>-460.42</text:p>
              </table:table-cell>
              <table:table-cell office:value-type="float" office:value="1477.33333333333">
                <text:p>1477.3333333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459.435">
                <text:p>-459.435</text:p>
              </table:table-cell>
              <table:table-cell office:value-type="float" office:value="1476.66666666667">
                <text:p>1476.666666666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58.45">
                <text:p>-458.45</text:p>
              </table:table-cell>
              <table:table-cell office:value-type="float" office:value="1475.66666666667">
                <text:p>1475.6666666666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457.465">
                <text:p>-457.465</text:p>
              </table:table-cell>
              <table:table-cell office:value-type="float" office:value="1474.66666666667">
                <text:p>1474.666666666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456.48">
                <text:p>-456.48</text:p>
              </table:table-cell>
              <table:table-cell office:value-type="float" office:value="1473.66666666667">
                <text:p>1473.6666666666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455.495">
                <text:p>-455.495</text:p>
              </table:table-cell>
              <table:table-cell office:value-type="float" office:value="1472.33333333333">
                <text:p>1472.33333333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54.51">
                <text:p>-454.5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53.526">
                <text:p>-453.526</text:p>
              </table:table-cell>
              <table:table-cell office:value-type="float" office:value="1470.33333333333">
                <text:p>1470.333333333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452.541">
                <text:p>-452.541</text:p>
              </table:table-cell>
              <table:table-cell office:value-type="float" office:value="1469.66666666667">
                <text:p>1469.666666666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451.556">
                <text:p>-451.556</text:p>
              </table:table-cell>
              <table:table-cell office:value-type="float" office:value="1468.66666666667">
                <text:p>1468.666666666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50.571">
                <text:p>-450.571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449.586">
                <text:p>-449.586</text:p>
              </table:table-cell>
              <table:table-cell office:value-type="float" office:value="1467.66666666667">
                <text:p>1467.666666666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48.601">
                <text:p>-448.601</text:p>
              </table:table-cell>
              <table:table-cell office:value-type="float" office:value="1467.33333333333">
                <text:p>1467.3333333333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447.617">
                <text:p>-447.617</text:p>
              </table:table-cell>
              <table:table-cell office:value-type="float" office:value="1465.66666666667">
                <text:p>1465.666666666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46.632">
                <text:p>-446.63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45.647">
                <text:p>-445.647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444.662">
                <text:p>-444.66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43.677">
                <text:p>-443.677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442.692">
                <text:p>-442.692</text:p>
              </table:table-cell>
              <table:table-cell office:value-type="float" office:value="1461.33333333333">
                <text:p>1461.333333333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41.707">
                <text:p>-441.70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40.723">
                <text:p>-440.723</text:p>
              </table:table-cell>
              <table:table-cell office:value-type="float" office:value="1459.33333333333">
                <text:p>1459.333333333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439.738">
                <text:p>-439.73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438.753">
                <text:p>-438.753</text:p>
              </table:table-cell>
              <table:table-cell office:value-type="float" office:value="1457.66666666667">
                <text:p>1457.666666666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37.768">
                <text:p>-437.768</text:p>
              </table:table-cell>
              <table:table-cell office:value-type="float" office:value="1455.66666666667">
                <text:p>1455.66666666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436.783">
                <text:p>-436.78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435.798">
                <text:p>-435.798</text:p>
              </table:table-cell>
              <table:table-cell office:value-type="float" office:value="1453.66666666667">
                <text:p>1453.666666666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434.813">
                <text:p>-434.813</text:p>
              </table:table-cell>
              <table:table-cell office:value-type="float" office:value="1453.33333333333">
                <text:p>1453.333333333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433.829">
                <text:p>-433.829</text:p>
              </table:table-cell>
              <table:table-cell office:value-type="float" office:value="1452.33333333333">
                <text:p>1452.333333333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32.844">
                <text:p>-432.844</text:p>
              </table:table-cell>
              <table:table-cell office:value-type="float" office:value="1451.66666666667">
                <text:p>1451.666666666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431.859">
                <text:p>-431.859</text:p>
              </table:table-cell>
              <table:table-cell office:value-type="float" office:value="1450.66666666667">
                <text:p>1450.666666666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30.874">
                <text:p>-430.874</text:p>
              </table:table-cell>
              <table:table-cell office:value-type="float" office:value="1449.33333333333">
                <text:p>1449.333333333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429.889">
                <text:p>-429.889</text:p>
              </table:table-cell>
              <table:table-cell office:value-type="float" office:value="1448.66666666667">
                <text:p>1448.6666666666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28.904">
                <text:p>-428.904</text:p>
              </table:table-cell>
              <table:table-cell office:value-type="float" office:value="1447.33333333333">
                <text:p>1447.333333333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27.919">
                <text:p>-427.919</text:p>
              </table:table-cell>
              <table:table-cell office:value-type="float" office:value="1446.33333333333">
                <text:p>1446.333333333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26.935">
                <text:p>-426.935</text:p>
              </table:table-cell>
              <table:table-cell office:value-type="float" office:value="1445.66666666667">
                <text:p>1445.666666666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25.95">
                <text:p>-425.95</text:p>
              </table:table-cell>
              <table:table-cell office:value-type="float" office:value="1444.33333333333">
                <text:p>1444.333333333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24.965">
                <text:p>-424.965</text:p>
              </table:table-cell>
              <table:table-cell office:value-type="float" office:value="1443.66666666667">
                <text:p>1443.666666666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423.98">
                <text:p>-423.98</text:p>
              </table:table-cell>
              <table:table-cell office:value-type="float" office:value="1442.33333333333">
                <text:p>1442.333333333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422.995">
                <text:p>-422.99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422.01">
                <text:p>-422.01</text:p>
              </table:table-cell>
              <table:table-cell office:value-type="float" office:value="1440.66666666667">
                <text:p>1440.666666666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421.025">
                <text:p>-421.025</text:p>
              </table:table-cell>
              <table:table-cell office:value-type="float" office:value="1439.66666666667">
                <text:p>1439.666666666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20.041">
                <text:p>-420.04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19.056">
                <text:p>-419.056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418.071">
                <text:p>-418.071</text:p>
              </table:table-cell>
              <table:table-cell office:value-type="float" office:value="1436.66666666667">
                <text:p>1436.666666666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17.086">
                <text:p>-417.08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416.101">
                <text:p>-416.101</text:p>
              </table:table-cell>
              <table:table-cell office:value-type="float" office:value="1434.66666666667">
                <text:p>1434.666666666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415.116">
                <text:p>-415.116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414.131">
                <text:p>-414.131</text:p>
              </table:table-cell>
              <table:table-cell office:value-type="float" office:value="1433.33333333333">
                <text:p>1433.333333333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413.147">
                <text:p>-413.147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412.162">
                <text:p>-412.162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11.177">
                <text:p>-411.177</text:p>
              </table:table-cell>
              <table:table-cell office:value-type="float" office:value="1430.33333333333">
                <text:p>1430.333333333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10.192">
                <text:p>-410.192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09.207">
                <text:p>-409.207</text:p>
              </table:table-cell>
              <table:table-cell office:value-type="float" office:value="1427.66666666667">
                <text:p>1427.666666666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408.222">
                <text:p>-408.22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407.237">
                <text:p>-407.237</text:p>
              </table:table-cell>
              <table:table-cell office:value-type="float" office:value="1426.33333333333">
                <text:p>1426.333333333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406.253">
                <text:p>-406.25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405.268">
                <text:p>-405.268</text:p>
              </table:table-cell>
              <table:table-cell office:value-type="float" office:value="1424.33333333333">
                <text:p>1424.333333333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404.283">
                <text:p>-404.283</text:p>
              </table:table-cell>
              <table:table-cell office:value-type="float" office:value="1423.66666666667">
                <text:p>1423.666666666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403.298">
                <text:p>-403.298</text:p>
              </table:table-cell>
              <table:table-cell office:value-type="float" office:value="1421.66666666667">
                <text:p>1421.666666666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402.313">
                <text:p>-402.313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401.328">
                <text:p>-401.328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400.343">
                <text:p>-400.343</text:p>
              </table:table-cell>
              <table:table-cell office:value-type="float" office:value="1419.33333333333">
                <text:p>1419.333333333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399.359">
                <text:p>-399.359</text:p>
              </table:table-cell>
              <table:table-cell office:value-type="float" office:value="1418.66666666667">
                <text:p>1418.666666666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98.374">
                <text:p>-398.374</text:p>
              </table:table-cell>
              <table:table-cell office:value-type="float" office:value="1417.66666666667">
                <text:p>1417.666666666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97.389">
                <text:p>-397.389</text:p>
              </table:table-cell>
              <table:table-cell office:value-type="float" office:value="1416.66666666667">
                <text:p>1416.666666666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96.404">
                <text:p>-396.404</text:p>
              </table:table-cell>
              <table:table-cell office:value-type="float" office:value="1415.66666666667">
                <text:p>1415.666666666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95.419">
                <text:p>-395.419</text:p>
              </table:table-cell>
              <table:table-cell office:value-type="float" office:value="1414.66666666667">
                <text:p>1414.666666666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394.434">
                <text:p>-394.434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393.449">
                <text:p>-393.449</text:p>
              </table:table-cell>
              <table:table-cell office:value-type="float" office:value="1412.66666666667">
                <text:p>1412.666666666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92.465">
                <text:p>-392.465</text:p>
              </table:table-cell>
              <table:table-cell office:value-type="float" office:value="1411.66666666667">
                <text:p>1411.666666666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391.48">
                <text:p>-391.48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90.495">
                <text:p>-390.495</text:p>
              </table:table-cell>
              <table:table-cell office:value-type="float" office:value="1409.33333333333">
                <text:p>1409.333333333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89.51">
                <text:p>-389.51</text:p>
              </table:table-cell>
              <table:table-cell office:value-type="float" office:value="1408.66666666667">
                <text:p>1408.666666666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388.525">
                <text:p>-388.525</text:p>
              </table:table-cell>
              <table:table-cell office:value-type="float" office:value="1407.66666666667">
                <text:p>1407.666666666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87.54">
                <text:p>-387.54</text:p>
              </table:table-cell>
              <table:table-cell office:value-type="float" office:value="1406.66666666667">
                <text:p>1406.666666666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386.555">
                <text:p>-386.555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385.571">
                <text:p>-385.571</text:p>
              </table:table-cell>
              <table:table-cell office:value-type="float" office:value="1404.33333333333">
                <text:p>1404.333333333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84.586">
                <text:p>-384.586</text:p>
              </table:table-cell>
              <table:table-cell office:value-type="float" office:value="1403.66666666667">
                <text:p>1403.666666666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383.601">
                <text:p>-383.601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82.616">
                <text:p>-382.616</text:p>
              </table:table-cell>
              <table:table-cell office:value-type="float" office:value="1401.66666666667">
                <text:p>1401.666666666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81.631">
                <text:p>-381.631</text:p>
              </table:table-cell>
              <table:table-cell office:value-type="float" office:value="1401.33333333333">
                <text:p>1401.333333333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380.646">
                <text:p>-380.6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379.661">
                <text:p>-379.661</text:p>
              </table:table-cell>
              <table:table-cell office:value-type="float" office:value="1399.33333333333">
                <text:p>1399.333333333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378.677">
                <text:p>-378.67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377.692">
                <text:p>-377.692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376.707">
                <text:p>-376.707</text:p>
              </table:table-cell>
              <table:table-cell office:value-type="float" office:value="1395.66666666667">
                <text:p>1395.666666666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375.722">
                <text:p>-375.722</text:p>
              </table:table-cell>
              <table:table-cell office:value-type="float" office:value="1394.66666666667">
                <text:p>1394.666666666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374.737">
                <text:p>-374.737</text:p>
              </table:table-cell>
              <table:table-cell office:value-type="float" office:value="1393.66666666667">
                <text:p>1393.666666666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373.752">
                <text:p>-373.752</text:p>
              </table:table-cell>
              <table:table-cell office:value-type="float" office:value="1392.66666666667">
                <text:p>1392.666666666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372.767">
                <text:p>-372.767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371.783">
                <text:p>-371.783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370.798">
                <text:p>-370.798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369.813">
                <text:p>-369.813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68.828">
                <text:p>-368.828</text:p>
              </table:table-cell>
              <table:table-cell office:value-type="float" office:value="1387.66666666667">
                <text:p>1387.66666666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67.843">
                <text:p>-367.843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366.858">
                <text:p>-366.858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365.873">
                <text:p>-365.873</text:p>
              </table:table-cell>
              <table:table-cell office:value-type="float" office:value="1385.33333333333">
                <text:p>1385.333333333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364.889">
                <text:p>-364.889</text:p>
              </table:table-cell>
              <table:table-cell office:value-type="float" office:value="1384.33333333333">
                <text:p>1384.333333333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363.904">
                <text:p>-363.904</text:p>
              </table:table-cell>
              <table:table-cell office:value-type="float" office:value="1383.33333333333">
                <text:p>1383.33333333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62.919">
                <text:p>-362.919</text:p>
              </table:table-cell>
              <table:table-cell office:value-type="float" office:value="1382.33333333333">
                <text:p>1382.333333333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361.934">
                <text:p>-361.934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360.949">
                <text:p>-360.949</text:p>
              </table:table-cell>
              <table:table-cell office:value-type="float" office:value="1380.33333333333">
                <text:p>1380.333333333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359.964">
                <text:p>-359.96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58.979">
                <text:p>-358.979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57.995">
                <text:p>-357.995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57.01">
                <text:p>-357.01</text:p>
              </table:table-cell>
              <table:table-cell office:value-type="float" office:value="1376.33333333333">
                <text:p>1376.333333333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356.025">
                <text:p>-356.02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55.04">
                <text:p>-355.04</text:p>
              </table:table-cell>
              <table:table-cell office:value-type="float" office:value="1374.33333333333">
                <text:p>1374.333333333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54.055">
                <text:p>-354.055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53.07">
                <text:p>-353.07</text:p>
              </table:table-cell>
              <table:table-cell office:value-type="float" office:value="1372.33333333333">
                <text:p>1372.333333333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52.085">
                <text:p>-352.085</text:p>
              </table:table-cell>
              <table:table-cell office:value-type="float" office:value="1371.33333333333">
                <text:p>1371.333333333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51.101">
                <text:p>-351.101</text:p>
              </table:table-cell>
              <table:table-cell office:value-type="float" office:value="1369.66666666667">
                <text:p>1369.666666666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350.116">
                <text:p>-350.116</text:p>
              </table:table-cell>
              <table:table-cell office:value-type="float" office:value="1369.33333333333">
                <text:p>1369.333333333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349.131">
                <text:p>-349.131</text:p>
              </table:table-cell>
              <table:table-cell office:value-type="float" office:value="1368.33333333333">
                <text:p>1368.333333333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348.146">
                <text:p>-348.146</text:p>
              </table:table-cell>
              <table:table-cell office:value-type="float" office:value="1367.33333333333">
                <text:p>1367.333333333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347.161">
                <text:p>-347.161</text:p>
              </table:table-cell>
              <table:table-cell office:value-type="float" office:value="1366.33333333333">
                <text:p>1366.333333333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46.176">
                <text:p>-346.176</text:p>
              </table:table-cell>
              <table:table-cell office:value-type="float" office:value="1365.66666666667">
                <text:p>1365.666666666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45.191">
                <text:p>-345.191</text:p>
              </table:table-cell>
              <table:table-cell office:value-type="float" office:value="1364.33333333333">
                <text:p>1364.333333333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44.207">
                <text:p>-344.207</text:p>
              </table:table-cell>
              <table:table-cell office:value-type="float" office:value="1363.33333333333">
                <text:p>1363.333333333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43.222">
                <text:p>-343.222</text:p>
              </table:table-cell>
              <table:table-cell office:value-type="float" office:value="1362.33333333333">
                <text:p>1362.333333333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342.237">
                <text:p>-342.237</text:p>
              </table:table-cell>
              <table:table-cell office:value-type="float" office:value="1361.33333333333">
                <text:p>1361.333333333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41.252">
                <text:p>-341.252</text:p>
              </table:table-cell>
              <table:table-cell office:value-type="float" office:value="1360.66666666667">
                <text:p>1360.666666666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340.267">
                <text:p>-340.267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339.282">
                <text:p>-339.282</text:p>
              </table:table-cell>
              <table:table-cell office:value-type="float" office:value="1358.66666666667">
                <text:p>1358.666666666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38.297">
                <text:p>-338.297</text:p>
              </table:table-cell>
              <table:table-cell office:value-type="float" office:value="1357.33333333333">
                <text:p>1357.333333333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337.313">
                <text:p>-337.313</text:p>
              </table:table-cell>
              <table:table-cell office:value-type="float" office:value="1356.66666666667">
                <text:p>1356.666666666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336.328">
                <text:p>-336.328</text:p>
              </table:table-cell>
              <table:table-cell office:value-type="float" office:value="1355.66666666667">
                <text:p>1355.666666666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335.343">
                <text:p>-335.343</text:p>
              </table:table-cell>
              <table:table-cell office:value-type="float" office:value="1354.66666666667">
                <text:p>1354.666666666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334.358">
                <text:p>-334.358</text:p>
              </table:table-cell>
              <table:table-cell office:value-type="float" office:value="1353.33333333333">
                <text:p>1353.333333333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333.373">
                <text:p>-333.373</text:p>
              </table:table-cell>
              <table:table-cell office:value-type="float" office:value="1353.33333333333">
                <text:p>1353.333333333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332.388">
                <text:p>-332.388</text:p>
              </table:table-cell>
              <table:table-cell office:value-type="float" office:value="1352.33333333333">
                <text:p>1352.333333333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331.404">
                <text:p>-331.404</text:p>
              </table:table-cell>
              <table:table-cell office:value-type="float" office:value="1351.33333333333">
                <text:p>1351.333333333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330.419">
                <text:p>-330.41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329.434">
                <text:p>-329.434</text:p>
              </table:table-cell>
              <table:table-cell office:value-type="float" office:value="1348.66666666667">
                <text:p>1348.666666666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328.449">
                <text:p>-328.449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27.464">
                <text:p>-327.464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326.479">
                <text:p>-326.479</text:p>
              </table:table-cell>
              <table:table-cell office:value-type="float" office:value="1345.66666666667">
                <text:p>1345.666666666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25.494">
                <text:p>-325.494</text:p>
              </table:table-cell>
              <table:table-cell office:value-type="float" office:value="1345.33333333333">
                <text:p>1345.333333333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324.51">
                <text:p>-324.51</text:p>
              </table:table-cell>
              <table:table-cell office:value-type="float" office:value="1343.66666666667">
                <text:p>1343.666666666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23.525">
                <text:p>-323.525</text:p>
              </table:table-cell>
              <table:table-cell office:value-type="float" office:value="1343.33333333333">
                <text:p>1343.333333333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322.54">
                <text:p>-322.54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21.555">
                <text:p>-321.555</text:p>
              </table:table-cell>
              <table:table-cell office:value-type="float" office:value="1341.33333333333">
                <text:p>1341.333333333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320.57">
                <text:p>-320.57</text:p>
              </table:table-cell>
              <table:table-cell office:value-type="float" office:value="1339.66666666667">
                <text:p>1339.666666666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19.585">
                <text:p>-319.585</text:p>
              </table:table-cell>
              <table:table-cell office:value-type="float" office:value="1339.66666666667">
                <text:p>1339.666666666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18.6">
                <text:p>-318.6</text:p>
              </table:table-cell>
              <table:table-cell office:value-type="float" office:value="1338.33333333333">
                <text:p>1338.333333333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17.616">
                <text:p>-317.616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16.631">
                <text:p>-316.631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315.646">
                <text:p>-315.646</text:p>
              </table:table-cell>
              <table:table-cell office:value-type="float" office:value="1335.33333333333">
                <text:p>1335.333333333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314.661">
                <text:p>-314.661</text:p>
              </table:table-cell>
              <table:table-cell office:value-type="float" office:value="1334.33333333333">
                <text:p>1334.333333333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313.676">
                <text:p>-313.676</text:p>
              </table:table-cell>
              <table:table-cell office:value-type="float" office:value="1333.66666666667">
                <text:p>1333.666666666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12.691">
                <text:p>-312.691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311.706">
                <text:p>-311.706</text:p>
              </table:table-cell>
              <table:table-cell office:value-type="float" office:value="1331.66666666667">
                <text:p>1331.666666666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310.722">
                <text:p>-310.722</text:p>
              </table:table-cell>
              <table:table-cell office:value-type="float" office:value="1330.33333333333">
                <text:p>1330.333333333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309.737">
                <text:p>-309.737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308.752">
                <text:p>-308.752</text:p>
              </table:table-cell>
              <table:table-cell office:value-type="float" office:value="1328.66666666667">
                <text:p>1328.666666666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307.767">
                <text:p>-307.767</text:p>
              </table:table-cell>
              <table:table-cell office:value-type="float" office:value="1327.33333333333">
                <text:p>1327.333333333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306.782">
                <text:p>-306.782</text:p>
              </table:table-cell>
              <table:table-cell office:value-type="float" office:value="1326.66666666667">
                <text:p>1326.666666666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305.797">
                <text:p>-305.797</text:p>
              </table:table-cell>
              <table:table-cell office:value-type="float" office:value="1325.66666666667">
                <text:p>1325.666666666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304.812">
                <text:p>-304.812</text:p>
              </table:table-cell>
              <table:table-cell office:value-type="float" office:value="1324.33333333333">
                <text:p>1324.333333333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303.828">
                <text:p>-303.828</text:p>
              </table:table-cell>
              <table:table-cell office:value-type="float" office:value="1323.66666666667">
                <text:p>1323.666666666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302.843">
                <text:p>-302.843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301.858">
                <text:p>-301.858</text:p>
              </table:table-cell>
              <table:table-cell office:value-type="float" office:value="1321.33333333333">
                <text:p>1321.333333333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300.873">
                <text:p>-300.873</text:p>
              </table:table-cell>
              <table:table-cell office:value-type="float" office:value="1320.33333333333">
                <text:p>1320.333333333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99.888">
                <text:p>-299.888</text:p>
              </table:table-cell>
              <table:table-cell office:value-type="float" office:value="1319.33333333333">
                <text:p>1319.3333333333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298.903">
                <text:p>-298.903</text:p>
              </table:table-cell>
              <table:table-cell office:value-type="float" office:value="1318.66666666667">
                <text:p>1318.666666666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297.918">
                <text:p>-297.91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296.934">
                <text:p>-296.934</text:p>
              </table:table-cell>
              <table:table-cell office:value-type="float" office:value="1317.33333333333">
                <text:p>1317.333333333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295.949">
                <text:p>-295.94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294.964">
                <text:p>-294.964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93.979">
                <text:p>-293.979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292.994">
                <text:p>-292.994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92.009">
                <text:p>-292.009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91.024">
                <text:p>-291.024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290.04">
                <text:p>-290.04</text:p>
              </table:table-cell>
              <table:table-cell office:value-type="float" office:value="1310.33333333333">
                <text:p>1310.333333333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289.055">
                <text:p>-289.05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288.07">
                <text:p>-288.07</text:p>
              </table:table-cell>
              <table:table-cell office:value-type="float" office:value="1307.66666666667">
                <text:p>1307.666666666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287.085">
                <text:p>-287.085</text:p>
              </table:table-cell>
              <table:table-cell office:value-type="float" office:value="1307.33333333333">
                <text:p>1307.333333333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86.1">
                <text:p>-286.1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85.115">
                <text:p>-285.11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84.13">
                <text:p>-284.13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83.146">
                <text:p>-283.146</text:p>
              </table:table-cell>
              <table:table-cell office:value-type="float" office:value="1302.66666666667">
                <text:p>1302.666666666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82.161">
                <text:p>-282.161</text:p>
              </table:table-cell>
              <table:table-cell office:value-type="float" office:value="1302.33333333333">
                <text:p>1302.3333333333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81.176">
                <text:p>-281.17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280.191">
                <text:p>-280.191</text:p>
              </table:table-cell>
              <table:table-cell office:value-type="float" office:value="1300.33333333333">
                <text:p>1300.333333333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279.206">
                <text:p>-279.20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78.221">
                <text:p>-278.221</text:p>
              </table:table-cell>
              <table:table-cell office:value-type="float" office:value="1298.66666666667">
                <text:p>1298.666666666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77.236">
                <text:p>-277.236</text:p>
              </table:table-cell>
              <table:table-cell office:value-type="float" office:value="1297.66666666667">
                <text:p>1297.666666666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76.252">
                <text:p>-276.25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75.267">
                <text:p>-275.267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74.282">
                <text:p>-274.282</text:p>
              </table:table-cell>
              <table:table-cell office:value-type="float" office:value="1294.33333333333">
                <text:p>1294.333333333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73.297">
                <text:p>-273.297</text:p>
              </table:table-cell>
              <table:table-cell office:value-type="float" office:value="1293.66666666667">
                <text:p>1293.666666666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72.312">
                <text:p>-272.312</text:p>
              </table:table-cell>
              <table:table-cell office:value-type="float" office:value="1292.66666666667">
                <text:p>1292.666666666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71.327">
                <text:p>-271.32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70.342">
                <text:p>-270.342</text:p>
              </table:table-cell>
              <table:table-cell office:value-type="float" office:value="1290.66666666667">
                <text:p>1290.666666666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269.358">
                <text:p>-269.35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68.373">
                <text:p>-268.373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267.388">
                <text:p>-267.388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66.403">
                <text:p>-266.403</text:p>
              </table:table-cell>
              <table:table-cell office:value-type="float" office:value="1287.33333333333">
                <text:p>1287.3333333333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65.418">
                <text:p>-265.418</text:p>
              </table:table-cell>
              <table:table-cell office:value-type="float" office:value="1286.33333333333">
                <text:p>1286.333333333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264.433">
                <text:p>-264.433</text:p>
              </table:table-cell>
              <table:table-cell office:value-type="float" office:value="1284.66666666667">
                <text:p>1284.666666666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263.448">
                <text:p>-263.448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262.464">
                <text:p>-262.46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261.479">
                <text:p>-261.47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260.494">
                <text:p>-260.494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259.509">
                <text:p>-259.509</text:p>
              </table:table-cell>
              <table:table-cell office:value-type="float" office:value="1280.66666666667">
                <text:p>1280.666666666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258.524">
                <text:p>-258.524</text:p>
              </table:table-cell>
              <table:table-cell office:value-type="float" office:value="1279.33333333333">
                <text:p>1279.3333333333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257.539">
                <text:p>-257.539</text:p>
              </table:table-cell>
              <table:table-cell office:value-type="float" office:value="1278.66666666667">
                <text:p>1278.666666666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56.554">
                <text:p>-256.554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55.57">
                <text:p>-255.57</text:p>
              </table:table-cell>
              <table:table-cell office:value-type="float" office:value="1276.33333333333">
                <text:p>1276.333333333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54.585">
                <text:p>-254.585</text:p>
              </table:table-cell>
              <table:table-cell office:value-type="float" office:value="1275.33333333333">
                <text:p>1275.333333333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53.6">
                <text:p>-253.6</text:p>
              </table:table-cell>
              <table:table-cell office:value-type="float" office:value="1274.33333333333">
                <text:p>1274.3333333333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52.615">
                <text:p>-252.615</text:p>
              </table:table-cell>
              <table:table-cell office:value-type="float" office:value="1273.33333333333">
                <text:p>1273.333333333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51.63">
                <text:p>-251.63</text:p>
              </table:table-cell>
              <table:table-cell office:value-type="float" office:value="1272.33333333333">
                <text:p>1272.333333333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50.645">
                <text:p>-250.645</text:p>
              </table:table-cell>
              <table:table-cell office:value-type="float" office:value="1271.66666666667">
                <text:p>1271.666666666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49.66">
                <text:p>-249.66</text:p>
              </table:table-cell>
              <table:table-cell office:value-type="float" office:value="1270.66666666667">
                <text:p>1270.666666666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48.676">
                <text:p>-248.676</text:p>
              </table:table-cell>
              <table:table-cell office:value-type="float" office:value="1269.66666666667">
                <text:p>1269.666666666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47.691">
                <text:p>-247.69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46.706">
                <text:p>-246.706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45.721">
                <text:p>-245.721</text:p>
              </table:table-cell>
              <table:table-cell office:value-type="float" office:value="1266.33333333333">
                <text:p>1266.333333333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44.736">
                <text:p>-244.736</text:p>
              </table:table-cell>
              <table:table-cell office:value-type="float" office:value="1265.33333333333">
                <text:p>1265.333333333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43.751">
                <text:p>-243.751</text:p>
              </table:table-cell>
              <table:table-cell office:value-type="float" office:value="1264.66666666667">
                <text:p>1264.666666666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42.766">
                <text:p>-242.766</text:p>
              </table:table-cell>
              <table:table-cell office:value-type="float" office:value="1263.66666666667">
                <text:p>1263.6666666666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41.782">
                <text:p>-241.782</text:p>
              </table:table-cell>
              <table:table-cell office:value-type="float" office:value="1262.66666666667">
                <text:p>1262.666666666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40.797">
                <text:p>-240.797</text:p>
              </table:table-cell>
              <table:table-cell office:value-type="float" office:value="1261.66666666667">
                <text:p>1261.666666666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239.812">
                <text:p>-239.812</text:p>
              </table:table-cell>
              <table:table-cell office:value-type="float" office:value="1260.33333333333">
                <text:p>1260.333333333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238.827">
                <text:p>-238.82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237.842">
                <text:p>-237.842</text:p>
              </table:table-cell>
              <table:table-cell office:value-type="float" office:value="1258.33333333333">
                <text:p>1258.333333333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236.857">
                <text:p>-236.857</text:p>
              </table:table-cell>
              <table:table-cell office:value-type="float" office:value="1257.33333333333">
                <text:p>1257.333333333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235.872">
                <text:p>-235.872</text:p>
              </table:table-cell>
              <table:table-cell office:value-type="float" office:value="1256.33333333333">
                <text:p>1256.333333333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34.888">
                <text:p>-234.888</text:p>
              </table:table-cell>
              <table:table-cell office:value-type="float" office:value="1255.33333333333">
                <text:p>1255.333333333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233.903">
                <text:p>-233.90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32.918">
                <text:p>-232.918</text:p>
              </table:table-cell>
              <table:table-cell office:value-type="float" office:value="1253.66666666667">
                <text:p>1253.666666666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231.933">
                <text:p>-231.933</text:p>
              </table:table-cell>
              <table:table-cell office:value-type="float" office:value="1252.66666666667">
                <text:p>1252.666666666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30.948">
                <text:p>-230.94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29.963">
                <text:p>-229.963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28.978">
                <text:p>-228.978</text:p>
              </table:table-cell>
              <table:table-cell office:value-type="float" office:value="1250.33333333333">
                <text:p>1250.333333333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227.994">
                <text:p>-227.99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27.009">
                <text:p>-227.00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26.024">
                <text:p>-226.024</text:p>
              </table:table-cell>
              <table:table-cell office:value-type="float" office:value="1247.33333333333">
                <text:p>1247.333333333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25.039">
                <text:p>-225.039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24.054">
                <text:p>-224.054</text:p>
              </table:table-cell>
              <table:table-cell office:value-type="float" office:value="1244.66666666667">
                <text:p>1244.666666666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23.069">
                <text:p>-223.069</text:p>
              </table:table-cell>
              <table:table-cell office:value-type="float" office:value="1244.33333333333">
                <text:p>1244.333333333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22.085">
                <text:p>-222.08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21.1">
                <text:p>-221.1</text:p>
              </table:table-cell>
              <table:table-cell office:value-type="float" office:value="1242.33333333333">
                <text:p>1242.333333333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20.115">
                <text:p>-220.115</text:p>
              </table:table-cell>
              <table:table-cell office:value-type="float" office:value="1241.66666666667">
                <text:p>1241.666666666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219.13">
                <text:p>-219.13</text:p>
              </table:table-cell>
              <table:table-cell office:value-type="float" office:value="1240.66666666667">
                <text:p>1240.666666666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18.145">
                <text:p>-218.145</text:p>
              </table:table-cell>
              <table:table-cell office:value-type="float" office:value="1239.33333333333">
                <text:p>1239.333333333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17.16">
                <text:p>-217.1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16.175">
                <text:p>-216.175</text:p>
              </table:table-cell>
              <table:table-cell office:value-type="float" office:value="1237.66666666667">
                <text:p>1237.666666666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15.191">
                <text:p>-215.191</text:p>
              </table:table-cell>
              <table:table-cell office:value-type="float" office:value="1236.33333333333">
                <text:p>1236.3333333333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14.206">
                <text:p>-214.206</text:p>
              </table:table-cell>
              <table:table-cell office:value-type="float" office:value="1235.66666666667">
                <text:p>1235.666666666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13.221">
                <text:p>-213.221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12.236">
                <text:p>-212.23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11.251">
                <text:p>-211.251</text:p>
              </table:table-cell>
              <table:table-cell office:value-type="float" office:value="1232.66666666667">
                <text:p>1232.66666666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10.266">
                <text:p>-210.266</text:p>
              </table:table-cell>
              <table:table-cell office:value-type="float" office:value="1231.33333333333">
                <text:p>1231.333333333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09.281">
                <text:p>-209.28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08.297">
                <text:p>-208.29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07.312">
                <text:p>-207.312</text:p>
              </table:table-cell>
              <table:table-cell office:value-type="float" office:value="1228.66666666667">
                <text:p>1228.666666666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06.327">
                <text:p>-206.327</text:p>
              </table:table-cell>
              <table:table-cell office:value-type="float" office:value="1227.33333333333">
                <text:p>1227.333333333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05.342">
                <text:p>-205.34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04.357">
                <text:p>-204.35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203.372">
                <text:p>-203.372</text:p>
              </table:table-cell>
              <table:table-cell office:value-type="float" office:value="1224.33333333333">
                <text:p>1224.333333333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202.387">
                <text:p>-202.387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201.403">
                <text:p>-201.403</text:p>
              </table:table-cell>
              <table:table-cell office:value-type="float" office:value="1222.66666666667">
                <text:p>1222.666666666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200.418">
                <text:p>-200.418</text:p>
              </table:table-cell>
              <table:table-cell office:value-type="float" office:value="1221.66666666667">
                <text:p>1221.666666666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99.433">
                <text:p>-199.43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98.448">
                <text:p>-198.44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97.463">
                <text:p>-197.463</text:p>
              </table:table-cell>
              <table:table-cell office:value-type="float" office:value="1219.33333333333">
                <text:p>1219.333333333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96.478">
                <text:p>-196.47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95.493">
                <text:p>-195.49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94.509">
                <text:p>-194.50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93.524">
                <text:p>-193.524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92.539">
                <text:p>-192.539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91.554">
                <text:p>-191.554</text:p>
              </table:table-cell>
              <table:table-cell office:value-type="float" office:value="1213.33333333333">
                <text:p>1213.333333333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90.569">
                <text:p>-190.56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89.584">
                <text:p>-189.584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88.599">
                <text:p>-188.599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87.615">
                <text:p>-187.615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86.63">
                <text:p>-186.6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85.645">
                <text:p>-185.645</text:p>
              </table:table-cell>
              <table:table-cell office:value-type="float" office:value="1207.33333333333">
                <text:p>1207.333333333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84.66">
                <text:p>-184.6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83.675">
                <text:p>-183.67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82.69">
                <text:p>-182.69</text:p>
              </table:table-cell>
              <table:table-cell office:value-type="float" office:value="1204.33333333333">
                <text:p>1204.333333333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81.705">
                <text:p>-181.705</text:p>
              </table:table-cell>
              <table:table-cell office:value-type="float" office:value="1203.66666666667">
                <text:p>1203.6666666666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80.721">
                <text:p>-180.721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79.736">
                <text:p>-179.736</text:p>
              </table:table-cell>
              <table:table-cell office:value-type="float" office:value="1201.33333333333">
                <text:p>1201.333333333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78.751">
                <text:p>-178.751</text:p>
              </table:table-cell>
              <table:table-cell office:value-type="float" office:value="1200.33333333333">
                <text:p>1200.333333333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77.766">
                <text:p>-177.766</text:p>
              </table:table-cell>
              <table:table-cell office:value-type="float" office:value="1199.66666666667">
                <text:p>1199.66666666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76.781">
                <text:p>-176.781</text:p>
              </table:table-cell>
              <table:table-cell office:value-type="float" office:value="1198.66666666667">
                <text:p>1198.666666666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75.796">
                <text:p>-175.796</text:p>
              </table:table-cell>
              <table:table-cell office:value-type="float" office:value="1197.33333333333">
                <text:p>1197.333333333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74.811">
                <text:p>-174.811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73.827">
                <text:p>-173.827</text:p>
              </table:table-cell>
              <table:table-cell office:value-type="float" office:value="1195.33333333333">
                <text:p>1195.3333333333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72.842">
                <text:p>-172.84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71.857">
                <text:p>-171.857</text:p>
              </table:table-cell>
              <table:table-cell office:value-type="float" office:value="1193.33333333333">
                <text:p>1193.3333333333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70.872">
                <text:p>-170.87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69.887">
                <text:p>-169.887</text:p>
              </table:table-cell>
              <table:table-cell office:value-type="float" office:value="1191.33333333333">
                <text:p>1191.333333333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68.902">
                <text:p>-168.902</text:p>
              </table:table-cell>
              <table:table-cell office:value-type="float" office:value="1190.33333333333">
                <text:p>1190.3333333333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67.917">
                <text:p>-167.917</text:p>
              </table:table-cell>
              <table:table-cell office:value-type="float" office:value="1189.33333333333">
                <text:p>1189.333333333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66.933">
                <text:p>-166.933</text:p>
              </table:table-cell>
              <table:table-cell office:value-type="float" office:value="1188.33333333333">
                <text:p>1188.3333333333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65.948">
                <text:p>-165.948</text:p>
              </table:table-cell>
              <table:table-cell office:value-type="float" office:value="1187.66666666667">
                <text:p>1187.666666666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64.963">
                <text:p>-164.963</text:p>
              </table:table-cell>
              <table:table-cell office:value-type="float" office:value="1186.33333333333">
                <text:p>1186.333333333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63.978">
                <text:p>-163.97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62.993">
                <text:p>-162.99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62.008">
                <text:p>-162.008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61.023">
                <text:p>-161.02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60.039">
                <text:p>-160.039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59.054">
                <text:p>-159.05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58.069">
                <text:p>-158.069</text:p>
              </table:table-cell>
              <table:table-cell office:value-type="float" office:value="1180.33333333333">
                <text:p>1180.333333333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57.084">
                <text:p>-157.084</text:p>
              </table:table-cell>
              <table:table-cell office:value-type="float" office:value="1179.33333333333">
                <text:p>1179.333333333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56.099">
                <text:p>-156.099</text:p>
              </table:table-cell>
              <table:table-cell office:value-type="float" office:value="1177.66666666667">
                <text:p>1177.666666666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55.114">
                <text:p>-155.114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54.129">
                <text:p>-154.12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53.145">
                <text:p>-153.14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52.16">
                <text:p>-152.1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51.175">
                <text:p>-151.175</text:p>
              </table:table-cell>
              <table:table-cell office:value-type="float" office:value="1173.66666666667">
                <text:p>1173.6666666666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50.19">
                <text:p>-150.1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49.205">
                <text:p>-149.205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48.22">
                <text:p>-148.22</text:p>
              </table:table-cell>
              <table:table-cell office:value-type="float" office:value="1170.66666666667">
                <text:p>1170.6666666666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47.235">
                <text:p>-147.23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46.251">
                <text:p>-146.251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45.266">
                <text:p>-145.26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44.281">
                <text:p>-144.281</text:p>
              </table:table-cell>
              <table:table-cell office:value-type="float" office:value="1166.33333333333">
                <text:p>1166.333333333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43.296">
                <text:p>-143.29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42.311">
                <text:p>-142.311</text:p>
              </table:table-cell>
              <table:table-cell office:value-type="float" office:value="1164.33333333333">
                <text:p>1164.333333333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41.326">
                <text:p>-141.326</text:p>
              </table:table-cell>
              <table:table-cell office:value-type="float" office:value="1163.33333333333">
                <text:p>1163.333333333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40.341">
                <text:p>-140.341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39.357">
                <text:p>-139.357</text:p>
              </table:table-cell>
              <table:table-cell office:value-type="float" office:value="1161.66666666667">
                <text:p>1161.666666666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38.372">
                <text:p>-138.372</text:p>
              </table:table-cell>
              <table:table-cell office:value-type="float" office:value="1160.33333333333">
                <text:p>1160.333333333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37.387">
                <text:p>-137.38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36.402">
                <text:p>-136.402</text:p>
              </table:table-cell>
              <table:table-cell office:value-type="float" office:value="1158.33333333333">
                <text:p>1158.333333333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35.417">
                <text:p>-135.417</text:p>
              </table:table-cell>
              <table:table-cell office:value-type="float" office:value="1157.33333333333">
                <text:p>1157.333333333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34.432">
                <text:p>-134.432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33.447">
                <text:p>-133.44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32.463">
                <text:p>-132.463</text:p>
              </table:table-cell>
              <table:table-cell office:value-type="float" office:value="1155.33333333333">
                <text:p>1155.333333333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31.478">
                <text:p>-131.478</text:p>
              </table:table-cell>
              <table:table-cell office:value-type="float" office:value="1154.33333333333">
                <text:p>1154.333333333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30.493">
                <text:p>-130.493</text:p>
              </table:table-cell>
              <table:table-cell office:value-type="float" office:value="1153.33333333333">
                <text:p>1153.333333333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29.508">
                <text:p>-129.50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28.523">
                <text:p>-128.523</text:p>
              </table:table-cell>
              <table:table-cell office:value-type="float" office:value="1151.33333333333">
                <text:p>1151.3333333333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27.538">
                <text:p>-127.53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26.553">
                <text:p>-126.55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25.569">
                <text:p>-125.569</text:p>
              </table:table-cell>
              <table:table-cell office:value-type="float" office:value="1148.33333333333">
                <text:p>1148.333333333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24.584">
                <text:p>-124.584</text:p>
              </table:table-cell>
              <table:table-cell office:value-type="float" office:value="1147.33333333333">
                <text:p>1147.333333333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23.599">
                <text:p>-123.599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22.614">
                <text:p>-122.61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21.629">
                <text:p>-121.629</text:p>
              </table:table-cell>
              <table:table-cell office:value-type="float" office:value="1144.66666666667">
                <text:p>1144.6666666666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20.644">
                <text:p>-120.644</text:p>
              </table:table-cell>
              <table:table-cell office:value-type="float" office:value="1143.33333333333">
                <text:p>1143.333333333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19.659">
                <text:p>-119.659</text:p>
              </table:table-cell>
              <table:table-cell office:value-type="float" office:value="1142.33333333333">
                <text:p>1142.333333333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18.675">
                <text:p>-118.675</text:p>
              </table:table-cell>
              <table:table-cell office:value-type="float" office:value="1141.33333333333">
                <text:p>1141.333333333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17.69">
                <text:p>-117.69</text:p>
              </table:table-cell>
              <table:table-cell office:value-type="float" office:value="1140.66666666667">
                <text:p>1140.6666666666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16.705">
                <text:p>-116.705</text:p>
              </table:table-cell>
              <table:table-cell office:value-type="float" office:value="1139.33333333333">
                <text:p>1139.333333333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15.72">
                <text:p>-115.72</text:p>
              </table:table-cell>
              <table:table-cell office:value-type="float" office:value="1138.33333333333">
                <text:p>1138.3333333333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14.735">
                <text:p>-114.735</text:p>
              </table:table-cell>
              <table:table-cell office:value-type="float" office:value="1137.33333333333">
                <text:p>1137.333333333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13.75">
                <text:p>-113.75</text:p>
              </table:table-cell>
              <table:table-cell office:value-type="float" office:value="1136.33333333333">
                <text:p>1136.333333333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12.765">
                <text:p>-112.765</text:p>
              </table:table-cell>
              <table:table-cell office:value-type="float" office:value="1135.33333333333">
                <text:p>1135.333333333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11.781">
                <text:p>-111.781</text:p>
              </table:table-cell>
              <table:table-cell office:value-type="float" office:value="1134.66666666667">
                <text:p>1134.666666666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10.796">
                <text:p>-110.796</text:p>
              </table:table-cell>
              <table:table-cell office:value-type="float" office:value="1133.66666666667">
                <text:p>1133.6666666666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09.811">
                <text:p>-109.811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08.826">
                <text:p>-108.82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07.841">
                <text:p>-107.84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6.856">
                <text:p>-106.85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05.872">
                <text:p>-105.872</text:p>
              </table:table-cell>
              <table:table-cell office:value-type="float" office:value="1128.66666666667">
                <text:p>1128.666666666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04.887">
                <text:p>-104.887</text:p>
              </table:table-cell>
              <table:table-cell office:value-type="float" office:value="1127.66666666667">
                <text:p>1127.666666666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03.902">
                <text:p>-103.902</text:p>
              </table:table-cell>
              <table:table-cell office:value-type="float" office:value="1126.66666666667">
                <text:p>1126.666666666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02.917">
                <text:p>-102.91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01.932">
                <text:p>-101.932</text:p>
              </table:table-cell>
              <table:table-cell office:value-type="float" office:value="1124.33333333333">
                <text:p>1124.333333333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00.947">
                <text:p>-100.947</text:p>
              </table:table-cell>
              <table:table-cell office:value-type="float" office:value="1123.66666666667">
                <text:p>1123.666666666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99.962">
                <text:p>-99.962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98.978">
                <text:p>-98.978</text:p>
              </table:table-cell>
              <table:table-cell office:value-type="float" office:value="1121.66666666667">
                <text:p>1121.666666666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97.993">
                <text:p>-97.993</text:p>
              </table:table-cell>
              <table:table-cell office:value-type="float" office:value="1120.66666666667">
                <text:p>1120.666666666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7.008">
                <text:p>-97.00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96.023">
                <text:p>-96.023</text:p>
              </table:table-cell>
              <table:table-cell office:value-type="float" office:value="1119.33333333333">
                <text:p>1119.333333333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95.038">
                <text:p>-95.038</text:p>
              </table:table-cell>
              <table:table-cell office:value-type="float" office:value="1118.33333333333">
                <text:p>1118.333333333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94.053">
                <text:p>-94.05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93.068">
                <text:p>-93.068</text:p>
              </table:table-cell>
              <table:table-cell office:value-type="float" office:value="1116.66666666667">
                <text:p>1116.666666666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92.084">
                <text:p>-92.084</text:p>
              </table:table-cell>
              <table:table-cell office:value-type="float" office:value="1115.33333333333">
                <text:p>1115.333333333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91.099">
                <text:p>-91.099</text:p>
              </table:table-cell>
              <table:table-cell office:value-type="float" office:value="1114.33333333333">
                <text:p>1114.3333333333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90.114">
                <text:p>-90.11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89.129">
                <text:p>-89.129</text:p>
              </table:table-cell>
              <table:table-cell office:value-type="float" office:value="1112.66666666667">
                <text:p>1112.6666666666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88.144">
                <text:p>-88.14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87.159">
                <text:p>-87.159</text:p>
              </table:table-cell>
              <table:table-cell office:value-type="float" office:value="1110.33333333333">
                <text:p>1110.333333333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86.174">
                <text:p>-86.174</text:p>
              </table:table-cell>
              <table:table-cell office:value-type="float" office:value="1109.33333333333">
                <text:p>1109.3333333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85.19">
                <text:p>-85.19</text:p>
              </table:table-cell>
              <table:table-cell office:value-type="float" office:value="1108.33333333333">
                <text:p>1108.333333333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84.205">
                <text:p>-84.205</text:p>
              </table:table-cell>
              <table:table-cell office:value-type="float" office:value="1107.33333333333">
                <text:p>1107.333333333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83.22">
                <text:p>-83.22</text:p>
              </table:table-cell>
              <table:table-cell office:value-type="float" office:value="1106.33333333333">
                <text:p>1106.333333333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82.235">
                <text:p>-82.235</text:p>
              </table:table-cell>
              <table:table-cell office:value-type="float" office:value="1105.33333333333">
                <text:p>1105.333333333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81.25">
                <text:p>-81.25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80.265">
                <text:p>-80.265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79.28">
                <text:p>-79.28</text:p>
              </table:table-cell>
              <table:table-cell office:value-type="float" office:value="1102.33333333333">
                <text:p>1102.3333333333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78.296">
                <text:p>-78.296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77.311">
                <text:p>-77.31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76.326">
                <text:p>-76.326</text:p>
              </table:table-cell>
              <table:table-cell office:value-type="float" office:value="1099.66666666667">
                <text:p>1099.6666666666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75.341">
                <text:p>-75.341</text:p>
              </table:table-cell>
              <table:table-cell office:value-type="float" office:value="1098.66666666667">
                <text:p>1098.6666666666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74.356">
                <text:p>-74.356</text:p>
              </table:table-cell>
              <table:table-cell office:value-type="float" office:value="1097.33333333333">
                <text:p>1097.333333333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73.371">
                <text:p>-73.37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72.386">
                <text:p>-72.386</text:p>
              </table:table-cell>
              <table:table-cell office:value-type="float" office:value="1095.33333333333">
                <text:p>1095.333333333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71.402">
                <text:p>-71.402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70.417">
                <text:p>-70.417</text:p>
              </table:table-cell>
              <table:table-cell office:value-type="float" office:value="1093.33333333333">
                <text:p>1093.333333333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69.432">
                <text:p>-69.43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68.447">
                <text:p>-68.447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67.462">
                <text:p>-67.462</text:p>
              </table:table-cell>
              <table:table-cell office:value-type="float" office:value="1090.66666666667">
                <text:p>1090.666666666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66.477">
                <text:p>-66.477</text:p>
              </table:table-cell>
              <table:table-cell office:value-type="float" office:value="1089.33333333333">
                <text:p>1089.333333333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65.492">
                <text:p>-65.492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64.508">
                <text:p>-64.50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63.523">
                <text:p>-63.52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62.538">
                <text:p>-62.53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61.553">
                <text:p>-61.55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60.568">
                <text:p>-60.56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59.583">
                <text:p>-59.58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58.598">
                <text:p>-58.598</text:p>
              </table:table-cell>
              <table:table-cell office:value-type="float" office:value="1081.66666666667">
                <text:p>1081.666666666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57.614">
                <text:p>-57.614</text:p>
              </table:table-cell>
              <table:table-cell office:value-type="float" office:value="1081.33333333333">
                <text:p>1081.333333333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56.629">
                <text:p>-56.629</text:p>
              </table:table-cell>
              <table:table-cell office:value-type="float" office:value="1080.33333333333">
                <text:p>1080.333333333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55.644">
                <text:p>-55.64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54.659">
                <text:p>-54.659</text:p>
              </table:table-cell>
              <table:table-cell office:value-type="float" office:value="1078.33333333333">
                <text:p>1078.3333333333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53.674">
                <text:p>-53.67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52.689">
                <text:p>-52.68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51.704">
                <text:p>-51.704</text:p>
              </table:table-cell>
              <table:table-cell office:value-type="float" office:value="1075.33333333333">
                <text:p>1075.333333333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50.72">
                <text:p>-50.7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49.735">
                <text:p>-49.73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48.75">
                <text:p>-48.75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47.765">
                <text:p>-47.76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46.78">
                <text:p>-46.78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45.795">
                <text:p>-45.795</text:p>
              </table:table-cell>
              <table:table-cell office:value-type="float" office:value="1068.66666666667">
                <text:p>1068.6666666666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44.81">
                <text:p>-44.8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43.826">
                <text:p>-43.826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42.841">
                <text:p>-42.841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41.856">
                <text:p>-41.856</text:p>
              </table:table-cell>
              <table:table-cell office:value-type="float" office:value="1064.66666666667">
                <text:p>1064.666666666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40.871">
                <text:p>-40.87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39.886">
                <text:p>-39.886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38.901">
                <text:p>-38.90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37.916">
                <text:p>-37.916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36.932">
                <text:p>-36.93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35.947">
                <text:p>-35.94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34.962">
                <text:p>-34.96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33.977">
                <text:p>-33.97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32.992">
                <text:p>-32.99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32.007">
                <text:p>-32.00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31.022">
                <text:p>-31.022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30.038">
                <text:p>-30.038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29.053">
                <text:p>-29.05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28.068">
                <text:p>-28.06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27.083">
                <text:p>-27.083</text:p>
              </table:table-cell>
              <table:table-cell office:value-type="float" office:value="1050.33333333333">
                <text:p>1050.333333333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26.098">
                <text:p>-26.09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25.113">
                <text:p>-25.113</text:p>
              </table:table-cell>
              <table:table-cell office:value-type="float" office:value="1048.66666666667">
                <text:p>1048.6666666666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24.128">
                <text:p>-24.128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23.144">
                <text:p>-23.144</text:p>
              </table:table-cell>
              <table:table-cell office:value-type="float" office:value="1046.66666666667">
                <text:p>1046.666666666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22.159">
                <text:p>-22.15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21.174">
                <text:p>-21.17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20.189">
                <text:p>-20.189</text:p>
              </table:table-cell>
              <table:table-cell office:value-type="float" office:value="1043.33333333333">
                <text:p>1043.3333333333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9.204">
                <text:p>-19.20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8.219">
                <text:p>-18.21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7.234">
                <text:p>-17.234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6.25">
                <text:p>-16.2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5.265">
                <text:p>-15.265</text:p>
              </table:table-cell>
              <table:table-cell office:value-type="float" office:value="1038.66666666667">
                <text:p>1038.6666666666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4.28">
                <text:p>-14.28</text:p>
              </table:table-cell>
              <table:table-cell office:value-type="float" office:value="1037.66666666667">
                <text:p>1037.666666666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3.295">
                <text:p>-13.295</text:p>
              </table:table-cell>
              <table:table-cell office:value-type="float" office:value="1036.66666666667">
                <text:p>1036.6666666666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2.31">
                <text:p>-12.31</text:p>
              </table:table-cell>
              <table:table-cell office:value-type="float" office:value="1035.66666666667">
                <text:p>1035.6666666666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1.325">
                <text:p>-11.32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0.34">
                <text:p>-10.34</text:p>
              </table:table-cell>
              <table:table-cell office:value-type="float" office:value="1033.66666666667">
                <text:p>1033.6666666666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9.356">
                <text:p>-9.356</text:p>
              </table:table-cell>
              <table:table-cell office:value-type="float" office:value="1032.66666666667">
                <text:p>1032.6666666666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8.371">
                <text:p>-8.371</text:p>
              </table:table-cell>
              <table:table-cell office:value-type="float" office:value="1031.66666666667">
                <text:p>1031.6666666666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.386">
                <text:p>-7.386</text:p>
              </table:table-cell>
              <table:table-cell office:value-type="float" office:value="1030.66666666667">
                <text:p>1030.6666666666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6.401">
                <text:p>-6.401</text:p>
              </table:table-cell>
              <table:table-cell office:value-type="float" office:value="1029.66666666667">
                <text:p>1029.6666666666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5.416">
                <text:p>-5.41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4.431">
                <text:p>-4.43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3.446">
                <text:p>-3.44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2.462">
                <text:p>-2.462</text:p>
              </table:table-cell>
              <table:table-cell office:value-type="float" office:value="1025.66666666667">
                <text:p>1025.6666666666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.477">
                <text:p>-1.477</text:p>
              </table:table-cell>
              <table:table-cell office:value-type="float" office:value="1023.66666666667">
                <text:p>1023.6666666666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492">
                <text:p>-0.492</text:p>
              </table:table-cell>
              <table:table-cell office:value-type="float" office:value="1021.66666666667">
                <text:p>1021.6666666666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92">
                <text:p>0.49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477">
                <text:p>1.477</text:p>
              </table:table-cell>
              <table:table-cell office:value-type="float" office:value="1020.33333333333">
                <text:p>1020.3333333333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.462">
                <text:p>2.46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446">
                <text:p>3.446</text:p>
              </table:table-cell>
              <table:table-cell office:value-type="float" office:value="1018.66666666667">
                <text:p>1018.6666666666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431">
                <text:p>4.431</text:p>
              </table:table-cell>
              <table:table-cell office:value-type="float" office:value="1017.66666666667">
                <text:p>1017.6666666666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.416">
                <text:p>5.41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.401">
                <text:p>6.40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.386">
                <text:p>7.38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.371">
                <text:p>8.371</text:p>
              </table:table-cell>
              <table:table-cell office:value-type="float" office:value="1013.66666666667">
                <text:p>1013.6666666666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.356">
                <text:p>9.35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4">
                <text:p>10.34</text:p>
              </table:table-cell>
              <table:table-cell office:value-type="float" office:value="1011.66666666667">
                <text:p>1011.6666666666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.325">
                <text:p>11.325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.31">
                <text:p>12.3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3.295">
                <text:p>13.29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4.28">
                <text:p>14.2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.265">
                <text:p>15.265</text:p>
              </table:table-cell>
              <table:table-cell office:value-type="float" office:value="1006.66666666667">
                <text:p>1006.6666666666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.25">
                <text:p>16.25</text:p>
              </table:table-cell>
              <table:table-cell office:value-type="float" office:value="1005.66666666667">
                <text:p>1005.666666666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.234">
                <text:p>17.234</text:p>
              </table:table-cell>
              <table:table-cell office:value-type="float" office:value="1004.66666666667">
                <text:p>1004.6666666666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8.219">
                <text:p>18.219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9.204">
                <text:p>19.20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.189">
                <text:p>20.189</text:p>
              </table:table-cell>
              <table:table-cell office:value-type="float" office:value="1001.66666666667">
                <text:p>1001.6666666666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.174">
                <text:p>21.17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2.159">
                <text:p>22.159</text:p>
              </table:table-cell>
              <table:table-cell office:value-type="float" office:value="1000.33333333333">
                <text:p>1000.333333333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3.144">
                <text:p>23.14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4.128">
                <text:p>24.128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5.113">
                <text:p>25.113</text:p>
              </table:table-cell>
              <table:table-cell office:value-type="float" office:value="996.666666666667">
                <text:p>996.66666666666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6.098">
                <text:p>26.09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7.083">
                <text:p>27.08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8.068">
                <text:p>28.068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9.053">
                <text:p>29.05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0.038">
                <text:p>30.03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1.022">
                <text:p>31.02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2.007">
                <text:p>32.00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2.992">
                <text:p>32.99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3.977">
                <text:p>33.97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4.962">
                <text:p>34.96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947">
                <text:p>35.947</text:p>
              </table:table-cell>
              <table:table-cell office:value-type="float" office:value="986.666666666667">
                <text:p>986.66666666666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6.932">
                <text:p>36.932</text:p>
              </table:table-cell>
              <table:table-cell office:value-type="float" office:value="985.333333333333">
                <text:p>985.33333333333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7.916">
                <text:p>37.916</text:p>
              </table:table-cell>
              <table:table-cell office:value-type="float" office:value="984.666666666667">
                <text:p>984.66666666666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8.901">
                <text:p>38.90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9.886">
                <text:p>39.886</text:p>
              </table:table-cell>
              <table:table-cell office:value-type="float" office:value="982.666666666667">
                <text:p>982.66666666666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0.871">
                <text:p>40.871</text:p>
              </table:table-cell>
              <table:table-cell office:value-type="float" office:value="981.666666666667">
                <text:p>981.66666666666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1.856">
                <text:p>41.856</text:p>
              </table:table-cell>
              <table:table-cell office:value-type="float" office:value="980.666666666667">
                <text:p>980.6666666666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2.841">
                <text:p>42.841</text:p>
              </table:table-cell>
              <table:table-cell office:value-type="float" office:value="979.666666666667">
                <text:p>979.66666666666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3.826">
                <text:p>43.82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4.81">
                <text:p>44.81</text:p>
              </table:table-cell>
              <table:table-cell office:value-type="float" office:value="977.666666666667">
                <text:p>977.66666666666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5.795">
                <text:p>45.795</text:p>
              </table:table-cell>
              <table:table-cell office:value-type="float" office:value="976.666666666667">
                <text:p>976.66666666666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6.78">
                <text:p>46.78</text:p>
              </table:table-cell>
              <table:table-cell office:value-type="float" office:value="975.333333333333">
                <text:p>975.33333333333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7.765">
                <text:p>47.765</text:p>
              </table:table-cell>
              <table:table-cell office:value-type="float" office:value="974.333333333333">
                <text:p>974.33333333333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8.75">
                <text:p>48.75</text:p>
              </table:table-cell>
              <table:table-cell office:value-type="float" office:value="973.333333333333">
                <text:p>973.33333333333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9.735">
                <text:p>49.735</text:p>
              </table:table-cell>
              <table:table-cell office:value-type="float" office:value="972.333333333333">
                <text:p>972.33333333333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0.72">
                <text:p>50.7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1.704">
                <text:p>51.704</text:p>
              </table:table-cell>
              <table:table-cell office:value-type="float" office:value="970.333333333333">
                <text:p>970.33333333333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2.689">
                <text:p>52.68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.674">
                <text:p>53.674</text:p>
              </table:table-cell>
              <table:table-cell office:value-type="float" office:value="968.666666666667">
                <text:p>968.66666666666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4.659">
                <text:p>54.659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5.644">
                <text:p>55.644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6.629">
                <text:p>56.629</text:p>
              </table:table-cell>
              <table:table-cell office:value-type="float" office:value="965.333333333333">
                <text:p>965.33333333333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7.614">
                <text:p>57.614</text:p>
              </table:table-cell>
              <table:table-cell office:value-type="float" office:value="964.333333333333">
                <text:p>964.33333333333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8.598">
                <text:p>58.598</text:p>
              </table:table-cell>
              <table:table-cell office:value-type="float" office:value="963.333333333333">
                <text:p>963.33333333333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9.583">
                <text:p>59.583</text:p>
              </table:table-cell>
              <table:table-cell office:value-type="float" office:value="962.333333333333">
                <text:p>962.33333333333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0.568">
                <text:p>60.568</text:p>
              </table:table-cell>
              <table:table-cell office:value-type="float" office:value="961.666666666667">
                <text:p>961.66666666666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1.553">
                <text:p>61.553</text:p>
              </table:table-cell>
              <table:table-cell office:value-type="float" office:value="960.666666666667">
                <text:p>960.6666666666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2.538">
                <text:p>62.538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3.523">
                <text:p>63.523</text:p>
              </table:table-cell>
              <table:table-cell office:value-type="float" office:value="958.666666666667">
                <text:p>958.66666666666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4.508">
                <text:p>64.508</text:p>
              </table:table-cell>
              <table:table-cell office:value-type="float" office:value="957.333333333333">
                <text:p>957.33333333333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5.492">
                <text:p>65.492</text:p>
              </table:table-cell>
              <table:table-cell office:value-type="float" office:value="956.333333333333">
                <text:p>956.33333333333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6.477">
                <text:p>66.477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7.462">
                <text:p>67.46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8.447">
                <text:p>68.447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9.432">
                <text:p>69.432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0.417">
                <text:p>70.41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1.402">
                <text:p>71.40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2.386">
                <text:p>72.38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3.371">
                <text:p>73.371</text:p>
              </table:table-cell>
              <table:table-cell office:value-type="float" office:value="949.333333333333">
                <text:p>949.33333333333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4.356">
                <text:p>74.35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5.341">
                <text:p>75.341</text:p>
              </table:table-cell>
              <table:table-cell office:value-type="float" office:value="947.333333333333">
                <text:p>947.33333333333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6.326">
                <text:p>76.32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7.311">
                <text:p>77.311</text:p>
              </table:table-cell>
              <table:table-cell office:value-type="float" office:value="945.333333333333">
                <text:p>945.33333333333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8.296">
                <text:p>78.296</text:p>
              </table:table-cell>
              <table:table-cell office:value-type="float" office:value="944.333333333333">
                <text:p>944.33333333333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79.28">
                <text:p>79.28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0.265">
                <text:p>80.26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1.25">
                <text:p>81.25</text:p>
              </table:table-cell>
              <table:table-cell office:value-type="float" office:value="941.666666666667">
                <text:p>941.66666666666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2.235">
                <text:p>82.235</text:p>
              </table:table-cell>
              <table:table-cell office:value-type="float" office:value="940.666666666667">
                <text:p>940.6666666666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.22">
                <text:p>83.22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4.205">
                <text:p>84.205</text:p>
              </table:table-cell>
              <table:table-cell office:value-type="float" office:value="938.333333333333">
                <text:p>938.33333333333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5.19">
                <text:p>85.19</text:p>
              </table:table-cell>
              <table:table-cell office:value-type="float" office:value="937.666666666667">
                <text:p>937.66666666666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6.174">
                <text:p>86.174</text:p>
              </table:table-cell>
              <table:table-cell office:value-type="float" office:value="936.333333333333">
                <text:p>936.33333333333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7.159">
                <text:p>87.159</text:p>
              </table:table-cell>
              <table:table-cell office:value-type="float" office:value="935.333333333333">
                <text:p>935.33333333333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88.144">
                <text:p>88.14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89.129">
                <text:p>89.129</text:p>
              </table:table-cell>
              <table:table-cell office:value-type="float" office:value="933.666666666667">
                <text:p>933.6666666666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0.114">
                <text:p>90.114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1.099">
                <text:p>91.09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2.084">
                <text:p>92.084</text:p>
              </table:table-cell>
              <table:table-cell office:value-type="float" office:value="930.333333333333">
                <text:p>930.33333333333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3.068">
                <text:p>93.068</text:p>
              </table:table-cell>
              <table:table-cell office:value-type="float" office:value="929.333333333333">
                <text:p>929.33333333333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4.053">
                <text:p>94.05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5.038">
                <text:p>95.03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6.023">
                <text:p>96.023</text:p>
              </table:table-cell>
              <table:table-cell office:value-type="float" office:value="926.333333333333">
                <text:p>926.3333333333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7.008">
                <text:p>97.008</text:p>
              </table:table-cell>
              <table:table-cell office:value-type="float" office:value="925.666666666667">
                <text:p>925.66666666666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7.993">
                <text:p>97.993</text:p>
              </table:table-cell>
              <table:table-cell office:value-type="float" office:value="924.333333333333">
                <text:p>924.33333333333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8.978">
                <text:p>98.97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9.962">
                <text:p>99.962</text:p>
              </table:table-cell>
              <table:table-cell office:value-type="float" office:value="922.666666666667">
                <text:p>922.66666666666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0.947">
                <text:p>100.94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1.932">
                <text:p>101.932</text:p>
              </table:table-cell>
              <table:table-cell office:value-type="float" office:value="920.333333333333">
                <text:p>920.33333333333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2.917">
                <text:p>102.91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3.902">
                <text:p>103.902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4.887">
                <text:p>104.887</text:p>
              </table:table-cell>
              <table:table-cell office:value-type="float" office:value="918.333333333333">
                <text:p>918.33333333333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5.872">
                <text:p>105.872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6.856">
                <text:p>106.85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7.841">
                <text:p>107.841</text:p>
              </table:table-cell>
              <table:table-cell office:value-type="float" office:value="915.333333333333">
                <text:p>915.33333333333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8.826">
                <text:p>108.826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9.811">
                <text:p>109.81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0.796">
                <text:p>110.796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1.781">
                <text:p>111.781</text:p>
              </table:table-cell>
              <table:table-cell office:value-type="float" office:value="911.333333333333">
                <text:p>911.33333333333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2.765">
                <text:p>112.76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.75">
                <text:p>113.7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.735">
                <text:p>114.735</text:p>
              </table:table-cell>
              <table:table-cell office:value-type="float" office:value="908.333333333333">
                <text:p>908.3333333333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5.72">
                <text:p>115.72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6.705">
                <text:p>116.705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7.69">
                <text:p>117.69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8.675">
                <text:p>118.67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9.659">
                <text:p>119.659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0.644">
                <text:p>120.644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1.629">
                <text:p>121.62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2.614">
                <text:p>122.614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3.599">
                <text:p>123.5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4.584">
                <text:p>124.584</text:p>
              </table:table-cell>
              <table:table-cell office:value-type="float" office:value="898.333333333333">
                <text:p>898.33333333333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5.569">
                <text:p>125.56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6.553">
                <text:p>126.55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7.538">
                <text:p>127.538</text:p>
              </table:table-cell>
              <table:table-cell office:value-type="float" office:value="895.333333333333">
                <text:p>895.33333333333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28.523">
                <text:p>128.52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29.508">
                <text:p>129.508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30.493">
                <text:p>130.493</text:p>
              </table:table-cell>
              <table:table-cell office:value-type="float" office:value="892.333333333333">
                <text:p>892.33333333333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31.478">
                <text:p>131.478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32.463">
                <text:p>132.463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33.447">
                <text:p>133.447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4.432">
                <text:p>134.432</text:p>
              </table:table-cell>
              <table:table-cell office:value-type="float" office:value="889.333333333333">
                <text:p>889.33333333333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5.417">
                <text:p>135.417</text:p>
              </table:table-cell>
              <table:table-cell office:value-type="float" office:value="888.333333333333">
                <text:p>888.33333333333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36.402">
                <text:p>136.402</text:p>
              </table:table-cell>
              <table:table-cell office:value-type="float" office:value="887.333333333333">
                <text:p>887.33333333333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37.387">
                <text:p>137.38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38.372">
                <text:p>138.372</text:p>
              </table:table-cell>
              <table:table-cell office:value-type="float" office:value="885.333333333333">
                <text:p>885.33333333333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39.357">
                <text:p>139.357</text:p>
              </table:table-cell>
              <table:table-cell office:value-type="float" office:value="884.333333333333">
                <text:p>884.33333333333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0.341">
                <text:p>140.341</text:p>
              </table:table-cell>
              <table:table-cell office:value-type="float" office:value="883.333333333333">
                <text:p>883.3333333333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1.326">
                <text:p>141.326</text:p>
              </table:table-cell>
              <table:table-cell office:value-type="float" office:value="882.333333333333">
                <text:p>882.33333333333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42.311">
                <text:p>142.311</text:p>
              </table:table-cell>
              <table:table-cell office:value-type="float" office:value="881.333333333333">
                <text:p>881.33333333333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3.296">
                <text:p>143.296</text:p>
              </table:table-cell>
              <table:table-cell office:value-type="float" office:value="880.333333333333">
                <text:p>880.33333333333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4.281">
                <text:p>144.281</text:p>
              </table:table-cell>
              <table:table-cell office:value-type="float" office:value="879.666666666667">
                <text:p>879.66666666666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5.266">
                <text:p>145.266</text:p>
              </table:table-cell>
              <table:table-cell office:value-type="float" office:value="878.666666666667">
                <text:p>878.66666666666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6.251">
                <text:p>146.251</text:p>
              </table:table-cell>
              <table:table-cell office:value-type="float" office:value="877.666666666667">
                <text:p>877.66666666666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47.235">
                <text:p>147.235</text:p>
              </table:table-cell>
              <table:table-cell office:value-type="float" office:value="876.333333333333">
                <text:p>876.33333333333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8.22">
                <text:p>148.2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9.205">
                <text:p>149.20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0.19">
                <text:p>150.19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1.175">
                <text:p>151.175</text:p>
              </table:table-cell>
              <table:table-cell office:value-type="float" office:value="872.666666666667">
                <text:p>872.66666666666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2.16">
                <text:p>152.1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3.145">
                <text:p>153.145</text:p>
              </table:table-cell>
              <table:table-cell office:value-type="float" office:value="870.666666666667">
                <text:p>870.66666666666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4.129">
                <text:p>154.129</text:p>
              </table:table-cell>
              <table:table-cell office:value-type="float" office:value="869.666666666667">
                <text:p>869.66666666666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5.114">
                <text:p>155.114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6.099">
                <text:p>156.099</text:p>
              </table:table-cell>
              <table:table-cell office:value-type="float" office:value="867.666666666667">
                <text:p>867.66666666666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7.084">
                <text:p>157.084</text:p>
              </table:table-cell>
              <table:table-cell office:value-type="float" office:value="866.666666666667">
                <text:p>866.66666666666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8.069">
                <text:p>158.069</text:p>
              </table:table-cell>
              <table:table-cell office:value-type="float" office:value="865.666666666667">
                <text:p>865.66666666666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9.054">
                <text:p>159.05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0.039">
                <text:p>160.039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1.023">
                <text:p>161.023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2.008">
                <text:p>162.008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2.993">
                <text:p>162.99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3.978">
                <text:p>163.978</text:p>
              </table:table-cell>
              <table:table-cell office:value-type="float" office:value="859.666666666667">
                <text:p>859.66666666666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4.963">
                <text:p>164.96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5.948">
                <text:p>165.948</text:p>
              </table:table-cell>
              <table:table-cell office:value-type="float" office:value="857.666666666667">
                <text:p>857.66666666666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66.933">
                <text:p>166.93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7.917">
                <text:p>167.91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68.902">
                <text:p>168.902</text:p>
              </table:table-cell>
              <table:table-cell office:value-type="float" office:value="854.666666666667">
                <text:p>854.66666666666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69.887">
                <text:p>169.887</text:p>
              </table:table-cell>
              <table:table-cell office:value-type="float" office:value="854.333333333333">
                <text:p>854.33333333333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70.872">
                <text:p>170.872</text:p>
              </table:table-cell>
              <table:table-cell office:value-type="float" office:value="853.333333333333">
                <text:p>853.33333333333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71.857">
                <text:p>171.85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2.842">
                <text:p>172.842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3.827">
                <text:p>173.827</text:p>
              </table:table-cell>
              <table:table-cell office:value-type="float" office:value="850.333333333333">
                <text:p>850.33333333333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4.811">
                <text:p>174.81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75.796">
                <text:p>175.796</text:p>
              </table:table-cell>
              <table:table-cell office:value-type="float" office:value="848.333333333333">
                <text:p>848.33333333333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76.781">
                <text:p>176.78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77.766">
                <text:p>177.766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78.751">
                <text:p>178.751</text:p>
              </table:table-cell>
              <table:table-cell office:value-type="float" office:value="845.333333333333">
                <text:p>845.33333333333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79.736">
                <text:p>179.736</text:p>
              </table:table-cell>
              <table:table-cell office:value-type="float" office:value="844.333333333333">
                <text:p>844.33333333333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0.721">
                <text:p>180.72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1.705">
                <text:p>181.70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2.69">
                <text:p>182.69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3.675">
                <text:p>183.675</text:p>
              </table:table-cell>
              <table:table-cell office:value-type="float" office:value="840.666666666667">
                <text:p>840.6666666666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4.66">
                <text:p>184.6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5.645">
                <text:p>185.645</text:p>
              </table:table-cell>
              <table:table-cell office:value-type="float" office:value="838.333333333333">
                <text:p>838.33333333333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86.63">
                <text:p>186.63</text:p>
              </table:table-cell>
              <table:table-cell office:value-type="float" office:value="837.333333333333">
                <text:p>837.33333333333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87.615">
                <text:p>187.615</text:p>
              </table:table-cell>
              <table:table-cell office:value-type="float" office:value="836.666666666667">
                <text:p>836.66666666666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88.599">
                <text:p>188.599</text:p>
              </table:table-cell>
              <table:table-cell office:value-type="float" office:value="835.333333333333">
                <text:p>835.33333333333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89.584">
                <text:p>189.584</text:p>
              </table:table-cell>
              <table:table-cell office:value-type="float" office:value="834.333333333333">
                <text:p>834.33333333333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90.569">
                <text:p>190.569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91.554">
                <text:p>191.55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92.539">
                <text:p>192.53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93.524">
                <text:p>193.52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4.509">
                <text:p>194.509</text:p>
              </table:table-cell>
              <table:table-cell office:value-type="float" office:value="829.666666666667">
                <text:p>829.66666666666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95.493">
                <text:p>195.493</text:p>
              </table:table-cell>
              <table:table-cell office:value-type="float" office:value="828.333333333333">
                <text:p>828.33333333333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96.478">
                <text:p>196.478</text:p>
              </table:table-cell>
              <table:table-cell office:value-type="float" office:value="827.333333333333">
                <text:p>827.33333333333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97.463">
                <text:p>197.46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98.448">
                <text:p>198.44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99.433">
                <text:p>199.433</text:p>
              </table:table-cell>
              <table:table-cell office:value-type="float" office:value="824.666666666667">
                <text:p>824.66666666666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0.418">
                <text:p>200.41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01.403">
                <text:p>201.40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02.387">
                <text:p>202.38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03.372">
                <text:p>203.372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04.357">
                <text:p>204.357</text:p>
              </table:table-cell>
              <table:table-cell office:value-type="float" office:value="820.333333333333">
                <text:p>820.33333333333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05.342">
                <text:p>205.342</text:p>
              </table:table-cell>
              <table:table-cell office:value-type="float" office:value="819.333333333333">
                <text:p>819.33333333333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06.327">
                <text:p>206.327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07.312">
                <text:p>207.312</text:p>
              </table:table-cell>
              <table:table-cell office:value-type="float" office:value="817.333333333333">
                <text:p>817.33333333333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08.297">
                <text:p>208.297</text:p>
              </table:table-cell>
              <table:table-cell office:value-type="float" office:value="816.333333333333">
                <text:p>816.33333333333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09.281">
                <text:p>209.281</text:p>
              </table:table-cell>
              <table:table-cell office:value-type="float" office:value="815.333333333333">
                <text:p>815.33333333333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10.266">
                <text:p>210.266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11.251">
                <text:p>211.25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12.236">
                <text:p>212.236</text:p>
              </table:table-cell>
              <table:table-cell office:value-type="float" office:value="812.333333333333">
                <text:p>812.33333333333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13.221">
                <text:p>213.221</text:p>
              </table:table-cell>
              <table:table-cell office:value-type="float" office:value="811.333333333333">
                <text:p>811.33333333333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14.206">
                <text:p>214.20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15.191">
                <text:p>215.191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6.175">
                <text:p>216.175</text:p>
              </table:table-cell>
              <table:table-cell office:value-type="float" office:value="808.333333333333">
                <text:p>808.33333333333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17.16">
                <text:p>217.16</text:p>
              </table:table-cell>
              <table:table-cell office:value-type="float" office:value="807.666666666667">
                <text:p>807.66666666666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18.145">
                <text:p>218.145</text:p>
              </table:table-cell>
              <table:table-cell office:value-type="float" office:value="806.333333333333">
                <text:p>806.33333333333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19.13">
                <text:p>219.13</text:p>
              </table:table-cell>
              <table:table-cell office:value-type="float" office:value="805.666666666667">
                <text:p>805.66666666666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20.115">
                <text:p>220.115</text:p>
              </table:table-cell>
              <table:table-cell office:value-type="float" office:value="804.333333333333">
                <text:p>804.33333333333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21.1">
                <text:p>221.1</text:p>
              </table:table-cell>
              <table:table-cell office:value-type="float" office:value="803.333333333333">
                <text:p>803.33333333333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2.085">
                <text:p>222.085</text:p>
              </table:table-cell>
              <table:table-cell office:value-type="float" office:value="802.666666666667">
                <text:p>802.66666666666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3.069">
                <text:p>223.06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24.054">
                <text:p>224.054</text:p>
              </table:table-cell>
              <table:table-cell office:value-type="float" office:value="800.333333333333">
                <text:p>800.33333333333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25.039">
                <text:p>225.03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26.024">
                <text:p>226.024</text:p>
              </table:table-cell>
              <table:table-cell office:value-type="float" office:value="798.333333333333">
                <text:p>798.33333333333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27.009">
                <text:p>227.009</text:p>
              </table:table-cell>
              <table:table-cell office:value-type="float" office:value="797.333333333333">
                <text:p>797.33333333333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27.994">
                <text:p>227.994</text:p>
              </table:table-cell>
              <table:table-cell office:value-type="float" office:value="796.333333333333">
                <text:p>796.33333333333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28.978">
                <text:p>228.978</text:p>
              </table:table-cell>
              <table:table-cell office:value-type="float" office:value="795.666666666667">
                <text:p>795.66666666666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29.963">
                <text:p>229.963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30.948">
                <text:p>230.948</text:p>
              </table:table-cell>
              <table:table-cell office:value-type="float" office:value="793.666666666667">
                <text:p>793.66666666666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31.933">
                <text:p>231.933</text:p>
              </table:table-cell>
              <table:table-cell office:value-type="float" office:value="792.333333333333">
                <text:p>792.33333333333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32.918">
                <text:p>232.91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33.903">
                <text:p>233.903</text:p>
              </table:table-cell>
              <table:table-cell office:value-type="float" office:value="790.666666666667">
                <text:p>790.66666666666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34.888">
                <text:p>234.88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35.872">
                <text:p>235.872</text:p>
              </table:table-cell>
              <table:table-cell office:value-type="float" office:value="788.666666666667">
                <text:p>788.66666666666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36.857">
                <text:p>236.857</text:p>
              </table:table-cell>
              <table:table-cell office:value-type="float" office:value="788.333333333333">
                <text:p>788.33333333333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37.842">
                <text:p>237.842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38.827">
                <text:p>238.827</text:p>
              </table:table-cell>
              <table:table-cell office:value-type="float" office:value="786.333333333333">
                <text:p>786.33333333333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39.812">
                <text:p>239.812</text:p>
              </table:table-cell>
              <table:table-cell office:value-type="float" office:value="785.333333333333">
                <text:p>785.33333333333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40.797">
                <text:p>240.797</text:p>
              </table:table-cell>
              <table:table-cell office:value-type="float" office:value="784.333333333333">
                <text:p>784.33333333333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41.782">
                <text:p>241.78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42.766">
                <text:p>242.766</text:p>
              </table:table-cell>
              <table:table-cell office:value-type="float" office:value="781.666666666667">
                <text:p>781.66666666666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43.751">
                <text:p>243.7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44.736">
                <text:p>244.736</text:p>
              </table:table-cell>
              <table:table-cell office:value-type="float" office:value="780.333333333333">
                <text:p>780.33333333333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45.721">
                <text:p>245.721</text:p>
              </table:table-cell>
              <table:table-cell office:value-type="float" office:value="778.666666666667">
                <text:p>778.66666666666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46.706">
                <text:p>246.70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47.691">
                <text:p>247.69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48.676">
                <text:p>248.67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49.66">
                <text:p>249.66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0.645">
                <text:p>250.645</text:p>
              </table:table-cell>
              <table:table-cell office:value-type="float" office:value="774.666666666667">
                <text:p>774.66666666666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1.63">
                <text:p>251.6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2.615">
                <text:p>252.61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3.6">
                <text:p>253.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4.585">
                <text:p>254.585</text:p>
              </table:table-cell>
              <table:table-cell office:value-type="float" office:value="770.333333333333">
                <text:p>770.33333333333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5.57">
                <text:p>255.57</text:p>
              </table:table-cell>
              <table:table-cell office:value-type="float" office:value="769.333333333333">
                <text:p>769.33333333333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6.554">
                <text:p>256.554</text:p>
              </table:table-cell>
              <table:table-cell office:value-type="float" office:value="767.666666666667">
                <text:p>767.66666666666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7.539">
                <text:p>257.539</text:p>
              </table:table-cell>
              <table:table-cell office:value-type="float" office:value="767.333333333333">
                <text:p>767.33333333333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8.524">
                <text:p>258.524</text:p>
              </table:table-cell>
              <table:table-cell office:value-type="float" office:value="766.333333333333">
                <text:p>766.33333333333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9.509">
                <text:p>259.509</text:p>
              </table:table-cell>
              <table:table-cell office:value-type="float" office:value="765.333333333333">
                <text:p>765.33333333333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60.494">
                <text:p>260.49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61.479">
                <text:p>261.479</text:p>
              </table:table-cell>
              <table:table-cell office:value-type="float" office:value="763.333333333333">
                <text:p>763.33333333333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62.464">
                <text:p>262.464</text:p>
              </table:table-cell>
              <table:table-cell office:value-type="float" office:value="762.333333333333">
                <text:p>762.33333333333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63.448">
                <text:p>263.448</text:p>
              </table:table-cell>
              <table:table-cell office:value-type="float" office:value="761.666666666667">
                <text:p>761.66666666666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64.433">
                <text:p>264.433</text:p>
              </table:table-cell>
              <table:table-cell office:value-type="float" office:value="760.666666666667">
                <text:p>760.66666666666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65.418">
                <text:p>265.41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66.403">
                <text:p>266.403</text:p>
              </table:table-cell>
              <table:table-cell office:value-type="float" office:value="758.666666666667">
                <text:p>758.66666666666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67.388">
                <text:p>267.388</text:p>
              </table:table-cell>
              <table:table-cell office:value-type="float" office:value="757.333333333333">
                <text:p>757.33333333333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68.373">
                <text:p>268.373</text:p>
              </table:table-cell>
              <table:table-cell office:value-type="float" office:value="756.666666666667">
                <text:p>756.66666666666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69.358">
                <text:p>269.358</text:p>
              </table:table-cell>
              <table:table-cell office:value-type="float" office:value="756.333333333333">
                <text:p>756.33333333333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70.342">
                <text:p>270.342</text:p>
              </table:table-cell>
              <table:table-cell office:value-type="float" office:value="754.666666666667">
                <text:p>754.66666666666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71.327">
                <text:p>271.32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72.312">
                <text:p>272.312</text:p>
              </table:table-cell>
              <table:table-cell office:value-type="float" office:value="752.666666666667">
                <text:p>752.66666666666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73.297">
                <text:p>273.29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74.282">
                <text:p>274.28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75.267">
                <text:p>275.267</text:p>
              </table:table-cell>
              <table:table-cell office:value-type="float" office:value="749.666666666667">
                <text:p>749.66666666666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76.252">
                <text:p>276.25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77.236">
                <text:p>277.23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78.221">
                <text:p>278.22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79.206">
                <text:p>279.206</text:p>
              </table:table-cell>
              <table:table-cell office:value-type="float" office:value="746.333333333333">
                <text:p>746.33333333333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80.191">
                <text:p>280.191</text:p>
              </table:table-cell>
              <table:table-cell office:value-type="float" office:value="745.666666666667">
                <text:p>745.66666666666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81.176">
                <text:p>281.176</text:p>
              </table:table-cell>
              <table:table-cell office:value-type="float" office:value="744.333333333333">
                <text:p>744.33333333333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82.161">
                <text:p>282.161</text:p>
              </table:table-cell>
              <table:table-cell office:value-type="float" office:value="743.666666666667">
                <text:p>743.66666666666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83.146">
                <text:p>283.14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84.13">
                <text:p>284.1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85.115">
                <text:p>285.115</text:p>
              </table:table-cell>
              <table:table-cell office:value-type="float" office:value="740.666666666667">
                <text:p>740.66666666666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86.1">
                <text:p>286.1</text:p>
              </table:table-cell>
              <table:table-cell office:value-type="float" office:value="739.666666666667">
                <text:p>739.66666666666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87.085">
                <text:p>287.08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88.07">
                <text:p>288.07</text:p>
              </table:table-cell>
              <table:table-cell office:value-type="float" office:value="737.666666666667">
                <text:p>737.66666666666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89.055">
                <text:p>289.055</text:p>
              </table:table-cell>
              <table:table-cell office:value-type="float" office:value="736.666666666667">
                <text:p>736.66666666666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90.04">
                <text:p>290.04</text:p>
              </table:table-cell>
              <table:table-cell office:value-type="float" office:value="735.666666666667">
                <text:p>735.66666666666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91.024">
                <text:p>291.024</text:p>
              </table:table-cell>
              <table:table-cell office:value-type="float" office:value="734.666666666667">
                <text:p>734.66666666666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92.009">
                <text:p>292.009</text:p>
              </table:table-cell>
              <table:table-cell office:value-type="float" office:value="733.333333333333">
                <text:p>733.33333333333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92.994">
                <text:p>292.994</text:p>
              </table:table-cell>
              <table:table-cell office:value-type="float" office:value="732.666666666667">
                <text:p>732.66666666666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93.979">
                <text:p>293.979</text:p>
              </table:table-cell>
              <table:table-cell office:value-type="float" office:value="731.666666666667">
                <text:p>731.66666666666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94.964">
                <text:p>294.964</text:p>
              </table:table-cell>
              <table:table-cell office:value-type="float" office:value="730.666666666667">
                <text:p>730.66666666666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95.949">
                <text:p>295.94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96.934">
                <text:p>296.934</text:p>
              </table:table-cell>
              <table:table-cell office:value-type="float" office:value="728.666666666667">
                <text:p>728.66666666666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97.918">
                <text:p>297.918</text:p>
              </table:table-cell>
              <table:table-cell office:value-type="float" office:value="727.666666666667">
                <text:p>727.66666666666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98.903">
                <text:p>298.903</text:p>
              </table:table-cell>
              <table:table-cell office:value-type="float" office:value="726.666666666667">
                <text:p>726.66666666666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99.888">
                <text:p>299.888</text:p>
              </table:table-cell>
              <table:table-cell office:value-type="float" office:value="725.666666666667">
                <text:p>725.66666666666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00.873">
                <text:p>300.87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01.858">
                <text:p>301.858</text:p>
              </table:table-cell>
              <table:table-cell office:value-type="float" office:value="723.666666666667">
                <text:p>723.66666666666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02.843">
                <text:p>302.843</text:p>
              </table:table-cell>
              <table:table-cell office:value-type="float" office:value="722.666666666667">
                <text:p>722.66666666666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03.828">
                <text:p>303.828</text:p>
              </table:table-cell>
              <table:table-cell office:value-type="float" office:value="722.333333333333">
                <text:p>722.33333333333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04.812">
                <text:p>304.812</text:p>
              </table:table-cell>
              <table:table-cell office:value-type="float" office:value="721.666666666667">
                <text:p>721.66666666666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05.797">
                <text:p>305.797</text:p>
              </table:table-cell>
              <table:table-cell office:value-type="float" office:value="720.666666666667">
                <text:p>720.66666666666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06.782">
                <text:p>306.782</text:p>
              </table:table-cell>
              <table:table-cell office:value-type="float" office:value="719.333333333333">
                <text:p>719.33333333333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07.767">
                <text:p>307.767</text:p>
              </table:table-cell>
              <table:table-cell office:value-type="float" office:value="718.666666666667">
                <text:p>718.6666666666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08.752">
                <text:p>308.75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09.737">
                <text:p>309.737</text:p>
              </table:table-cell>
              <table:table-cell office:value-type="float" office:value="716.666666666667">
                <text:p>716.66666666666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10.722">
                <text:p>310.722</text:p>
              </table:table-cell>
              <table:table-cell office:value-type="float" office:value="715.333333333333">
                <text:p>715.33333333333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11.706">
                <text:p>311.70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12.691">
                <text:p>312.69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13.676">
                <text:p>313.67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14.661">
                <text:p>314.661</text:p>
              </table:table-cell>
              <table:table-cell office:value-type="float" office:value="711.333333333333">
                <text:p>711.33333333333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15.646">
                <text:p>315.646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16.631">
                <text:p>316.631</text:p>
              </table:table-cell>
              <table:table-cell office:value-type="float" office:value="709.333333333333">
                <text:p>709.33333333333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17.616">
                <text:p>317.616</text:p>
              </table:table-cell>
              <table:table-cell office:value-type="float" office:value="708.333333333333">
                <text:p>708.33333333333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18.6">
                <text:p>318.6</text:p>
              </table:table-cell>
              <table:table-cell office:value-type="float" office:value="707.333333333333">
                <text:p>707.33333333333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19.585">
                <text:p>319.585</text:p>
              </table:table-cell>
              <table:table-cell office:value-type="float" office:value="706.333333333333">
                <text:p>706.33333333333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20.57">
                <text:p>320.57</text:p>
              </table:table-cell>
              <table:table-cell office:value-type="float" office:value="705.333333333333">
                <text:p>705.33333333333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21.555">
                <text:p>321.555</text:p>
              </table:table-cell>
              <table:table-cell office:value-type="float" office:value="704.666666666667">
                <text:p>704.66666666666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22.54">
                <text:p>322.5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23.525">
                <text:p>323.52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24.51">
                <text:p>324.51</text:p>
              </table:table-cell>
              <table:table-cell office:value-type="float" office:value="701.333333333333">
                <text:p>701.33333333333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25.494">
                <text:p>325.494</text:p>
              </table:table-cell>
              <table:table-cell office:value-type="float" office:value="700.333333333333">
                <text:p>700.33333333333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26.479">
                <text:p>326.479</text:p>
              </table:table-cell>
              <table:table-cell office:value-type="float" office:value="699.666666666667">
                <text:p>699.66666666666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27.464">
                <text:p>327.46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28.449">
                <text:p>328.449</text:p>
              </table:table-cell>
              <table:table-cell office:value-type="float" office:value="697.666666666667">
                <text:p>697.66666666666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29.434">
                <text:p>329.43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30.419">
                <text:p>330.419</text:p>
              </table:table-cell>
              <table:table-cell office:value-type="float" office:value="695.666666666667">
                <text:p>695.66666666666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31.404">
                <text:p>331.404</text:p>
              </table:table-cell>
              <table:table-cell office:value-type="float" office:value="694.333333333333">
                <text:p>694.33333333333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32.388">
                <text:p>332.388</text:p>
              </table:table-cell>
              <table:table-cell office:value-type="float" office:value="693.333333333333">
                <text:p>693.33333333333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33.373">
                <text:p>333.37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34.358">
                <text:p>334.358</text:p>
              </table:table-cell>
              <table:table-cell office:value-type="float" office:value="691.666666666667">
                <text:p>691.66666666666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35.343">
                <text:p>335.34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6.328">
                <text:p>336.328</text:p>
              </table:table-cell>
              <table:table-cell office:value-type="float" office:value="690.333333333333">
                <text:p>690.33333333333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37.313">
                <text:p>337.313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38.297">
                <text:p>338.297</text:p>
              </table:table-cell>
              <table:table-cell office:value-type="float" office:value="687.666666666667">
                <text:p>687.66666666666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39.282">
                <text:p>339.282</text:p>
              </table:table-cell>
              <table:table-cell office:value-type="float" office:value="687.333333333333">
                <text:p>687.33333333333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0.267">
                <text:p>340.26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41.252">
                <text:p>341.252</text:p>
              </table:table-cell>
              <table:table-cell office:value-type="float" office:value="684.666666666667">
                <text:p>684.66666666666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42.237">
                <text:p>342.23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43.222">
                <text:p>343.22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44.207">
                <text:p>344.207</text:p>
              </table:table-cell>
              <table:table-cell office:value-type="float" office:value="682.333333333333">
                <text:p>682.33333333333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45.191">
                <text:p>345.19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46.176">
                <text:p>346.176</text:p>
              </table:table-cell>
              <table:table-cell office:value-type="float" office:value="680.333333333333">
                <text:p>680.33333333333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47.161">
                <text:p>347.16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48.146">
                <text:p>348.146</text:p>
              </table:table-cell>
              <table:table-cell office:value-type="float" office:value="677.666666666667">
                <text:p>677.66666666666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49.131">
                <text:p>349.131</text:p>
              </table:table-cell>
              <table:table-cell office:value-type="float" office:value="677.333333333333">
                <text:p>677.33333333333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50.116">
                <text:p>350.116</text:p>
              </table:table-cell>
              <table:table-cell office:value-type="float" office:value="676.333333333333">
                <text:p>676.33333333333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51.101">
                <text:p>351.101</text:p>
              </table:table-cell>
              <table:table-cell office:value-type="float" office:value="675.666666666667">
                <text:p>675.66666666666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52.085">
                <text:p>352.08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53.07">
                <text:p>353.0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54.055">
                <text:p>354.055</text:p>
              </table:table-cell>
              <table:table-cell office:value-type="float" office:value="672.333333333333">
                <text:p>672.33333333333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55.04">
                <text:p>355.04</text:p>
              </table:table-cell>
              <table:table-cell office:value-type="float" office:value="671.333333333333">
                <text:p>671.33333333333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56.025">
                <text:p>356.025</text:p>
              </table:table-cell>
              <table:table-cell office:value-type="float" office:value="670.333333333333">
                <text:p>670.3333333333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57.01">
                <text:p>357.01</text:p>
              </table:table-cell>
              <table:table-cell office:value-type="float" office:value="669.333333333333">
                <text:p>669.33333333333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57.995">
                <text:p>357.99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58.979">
                <text:p>358.979</text:p>
              </table:table-cell>
              <table:table-cell office:value-type="float" office:value="667.666666666667">
                <text:p>667.66666666666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59.964">
                <text:p>359.964</text:p>
              </table:table-cell>
              <table:table-cell office:value-type="float" office:value="666.666666666667">
                <text:p>666.66666666666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60.949">
                <text:p>360.94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61.934">
                <text:p>361.934</text:p>
              </table:table-cell>
              <table:table-cell office:value-type="float" office:value="664.333333333333">
                <text:p>664.33333333333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62.919">
                <text:p>362.919</text:p>
              </table:table-cell>
              <table:table-cell office:value-type="float" office:value="663.666666666667">
                <text:p>663.66666666666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63.904">
                <text:p>363.90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64.889">
                <text:p>364.889</text:p>
              </table:table-cell>
              <table:table-cell office:value-type="float" office:value="661.333333333333">
                <text:p>661.33333333333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65.873">
                <text:p>365.873</text:p>
              </table:table-cell>
              <table:table-cell office:value-type="float" office:value="660.333333333333">
                <text:p>660.33333333333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66.858">
                <text:p>366.85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67.843">
                <text:p>367.843</text:p>
              </table:table-cell>
              <table:table-cell office:value-type="float" office:value="658.333333333333">
                <text:p>658.33333333333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68.828">
                <text:p>368.828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69.813">
                <text:p>369.81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70.798">
                <text:p>370.79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71.783">
                <text:p>371.78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72.767">
                <text:p>372.767</text:p>
              </table:table-cell>
              <table:table-cell office:value-type="float" office:value="653.666666666667">
                <text:p>653.66666666666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3.752">
                <text:p>373.752</text:p>
              </table:table-cell>
              <table:table-cell office:value-type="float" office:value="652.666666666667">
                <text:p>652.66666666666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74.737">
                <text:p>374.73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75.722">
                <text:p>375.722</text:p>
              </table:table-cell>
              <table:table-cell office:value-type="float" office:value="650.666666666667">
                <text:p>650.66666666666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76.707">
                <text:p>376.707</text:p>
              </table:table-cell>
              <table:table-cell office:value-type="float" office:value="649.666666666667">
                <text:p>649.66666666666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77.692">
                <text:p>377.692</text:p>
              </table:table-cell>
              <table:table-cell office:value-type="float" office:value="648.666666666667">
                <text:p>648.66666666666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78.677">
                <text:p>378.67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79.661">
                <text:p>379.661</text:p>
              </table:table-cell>
              <table:table-cell office:value-type="float" office:value="647.333333333333">
                <text:p>647.33333333333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0.646">
                <text:p>380.646</text:p>
              </table:table-cell>
              <table:table-cell office:value-type="float" office:value="645.666666666667">
                <text:p>645.66666666666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81.631">
                <text:p>381.631</text:p>
              </table:table-cell>
              <table:table-cell office:value-type="float" office:value="644.666666666667">
                <text:p>644.66666666666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82.616">
                <text:p>382.616</text:p>
              </table:table-cell>
              <table:table-cell office:value-type="float" office:value="643.333333333333">
                <text:p>643.3333333333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83.601">
                <text:p>383.60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84.586">
                <text:p>384.586</text:p>
              </table:table-cell>
              <table:table-cell office:value-type="float" office:value="642.333333333333">
                <text:p>642.33333333333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85.571">
                <text:p>385.571</text:p>
              </table:table-cell>
              <table:table-cell office:value-type="float" office:value="640.666666666667">
                <text:p>640.66666666666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86.555">
                <text:p>386.55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87.54">
                <text:p>387.54</text:p>
              </table:table-cell>
              <table:table-cell office:value-type="float" office:value="638.666666666667">
                <text:p>638.66666666666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88.525">
                <text:p>388.525</text:p>
              </table:table-cell>
              <table:table-cell office:value-type="float" office:value="637.333333333333">
                <text:p>637.33333333333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89.51">
                <text:p>389.51</text:p>
              </table:table-cell>
              <table:table-cell office:value-type="float" office:value="637.333333333333">
                <text:p>637.33333333333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90.495">
                <text:p>390.49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91.48">
                <text:p>391.48</text:p>
              </table:table-cell>
              <table:table-cell office:value-type="float" office:value="635.333333333333">
                <text:p>635.33333333333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92.465">
                <text:p>392.46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93.449">
                <text:p>393.44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94.434">
                <text:p>394.43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95.419">
                <text:p>395.419</text:p>
              </table:table-cell>
              <table:table-cell office:value-type="float" office:value="631.333333333333">
                <text:p>631.33333333333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96.404">
                <text:p>396.40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97.389">
                <text:p>397.38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98.374">
                <text:p>398.37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99.359">
                <text:p>399.359</text:p>
              </table:table-cell>
              <table:table-cell office:value-type="float" office:value="627.666666666667">
                <text:p>627.66666666666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00.343">
                <text:p>400.343</text:p>
              </table:table-cell>
              <table:table-cell office:value-type="float" office:value="626.333333333333">
                <text:p>626.33333333333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01.328">
                <text:p>401.328</text:p>
              </table:table-cell>
              <table:table-cell office:value-type="float" office:value="625.333333333333">
                <text:p>625.33333333333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02.313">
                <text:p>402.313</text:p>
              </table:table-cell>
              <table:table-cell office:value-type="float" office:value="624.666666666667">
                <text:p>624.66666666666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03.298">
                <text:p>403.298</text:p>
              </table:table-cell>
              <table:table-cell office:value-type="float" office:value="623.333333333333">
                <text:p>623.33333333333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04.283">
                <text:p>404.28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05.268">
                <text:p>405.268</text:p>
              </table:table-cell>
              <table:table-cell office:value-type="float" office:value="621.666666666667">
                <text:p>621.66666666666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06.253">
                <text:p>406.253</text:p>
              </table:table-cell>
              <table:table-cell office:value-type="float" office:value="620.333333333333">
                <text:p>620.33333333333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07.237">
                <text:p>407.237</text:p>
              </table:table-cell>
              <table:table-cell office:value-type="float" office:value="619.666666666667">
                <text:p>619.66666666666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08.222">
                <text:p>408.222</text:p>
              </table:table-cell>
              <table:table-cell office:value-type="float" office:value="618.666666666667">
                <text:p>618.66666666666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9.207">
                <text:p>409.207</text:p>
              </table:table-cell>
              <table:table-cell office:value-type="float" office:value="617.666666666667">
                <text:p>617.66666666666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10.192">
                <text:p>410.192</text:p>
              </table:table-cell>
              <table:table-cell office:value-type="float" office:value="616.666666666667">
                <text:p>616.66666666666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11.177">
                <text:p>411.17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12.162">
                <text:p>412.162</text:p>
              </table:table-cell>
              <table:table-cell office:value-type="float" office:value="614.666666666667">
                <text:p>614.66666666666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13.147">
                <text:p>413.147</text:p>
              </table:table-cell>
              <table:table-cell office:value-type="float" office:value="614.666666666667">
                <text:p>614.66666666666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14.131">
                <text:p>414.131</text:p>
              </table:table-cell>
              <table:table-cell office:value-type="float" office:value="612.666666666667">
                <text:p>612.66666666666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15.116">
                <text:p>415.116</text:p>
              </table:table-cell>
              <table:table-cell office:value-type="float" office:value="611.333333333333">
                <text:p>611.33333333333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16.101">
                <text:p>416.101</text:p>
              </table:table-cell>
              <table:table-cell office:value-type="float" office:value="610.666666666667">
                <text:p>610.66666666666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17.086">
                <text:p>417.086</text:p>
              </table:table-cell>
              <table:table-cell office:value-type="float" office:value="609.666666666667">
                <text:p>609.66666666666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8.071">
                <text:p>418.07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19.056">
                <text:p>419.056</text:p>
              </table:table-cell>
              <table:table-cell office:value-type="float" office:value="607.666666666667">
                <text:p>607.66666666666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20.041">
                <text:p>420.041</text:p>
              </table:table-cell>
              <table:table-cell office:value-type="float" office:value="606.666666666667">
                <text:p>606.66666666666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21.025">
                <text:p>421.0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22.01">
                <text:p>422.0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22.995">
                <text:p>422.99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23.98">
                <text:p>423.9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24.965">
                <text:p>424.96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25.95">
                <text:p>425.9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26.935">
                <text:p>426.935</text:p>
              </table:table-cell>
              <table:table-cell office:value-type="float" office:value="599.666666666667">
                <text:p>599.66666666666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27.919">
                <text:p>427.919</text:p>
              </table:table-cell>
              <table:table-cell office:value-type="float" office:value="599.333333333333">
                <text:p>599.33333333333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28.904">
                <text:p>428.90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29.889">
                <text:p>429.889</text:p>
              </table:table-cell>
              <table:table-cell office:value-type="float" office:value="596.333333333333">
                <text:p>596.33333333333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30.874">
                <text:p>430.874</text:p>
              </table:table-cell>
              <table:table-cell office:value-type="float" office:value="595.666666666667">
                <text:p>595.66666666666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31.859">
                <text:p>431.859</text:p>
              </table:table-cell>
              <table:table-cell office:value-type="float" office:value="594.666666666667">
                <text:p>594.66666666666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32.844">
                <text:p>432.844</text:p>
              </table:table-cell>
              <table:table-cell office:value-type="float" office:value="593.666666666667">
                <text:p>593.66666666666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33.829">
                <text:p>433.82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34.813">
                <text:p>434.81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35.798">
                <text:p>435.798</text:p>
              </table:table-cell>
              <table:table-cell office:value-type="float" office:value="591.333333333333">
                <text:p>591.33333333333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36.783">
                <text:p>436.783</text:p>
              </table:table-cell>
              <table:table-cell office:value-type="float" office:value="590.333333333333">
                <text:p>590.33333333333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37.768">
                <text:p>437.768</text:p>
              </table:table-cell>
              <table:table-cell office:value-type="float" office:value="589.333333333333">
                <text:p>589.33333333333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38.753">
                <text:p>438.753</text:p>
              </table:table-cell>
              <table:table-cell office:value-type="float" office:value="588.666666666667">
                <text:p>588.66666666666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39.738">
                <text:p>439.738</text:p>
              </table:table-cell>
              <table:table-cell office:value-type="float" office:value="587.333333333333">
                <text:p>587.33333333333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40.723">
                <text:p>440.723</text:p>
              </table:table-cell>
              <table:table-cell office:value-type="float" office:value="586.666666666667">
                <text:p>586.66666666666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41.707">
                <text:p>441.707</text:p>
              </table:table-cell>
              <table:table-cell office:value-type="float" office:value="585.666666666667">
                <text:p>585.66666666666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42.692">
                <text:p>442.692</text:p>
              </table:table-cell>
              <table:table-cell office:value-type="float" office:value="584.333333333333">
                <text:p>584.33333333333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43.677">
                <text:p>443.677</text:p>
              </table:table-cell>
              <table:table-cell office:value-type="float" office:value="583.333333333333">
                <text:p>583.33333333333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44.662">
                <text:p>444.662</text:p>
              </table:table-cell>
              <table:table-cell office:value-type="float" office:value="582.666666666667">
                <text:p>582.66666666666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45.647">
                <text:p>445.647</text:p>
              </table:table-cell>
              <table:table-cell office:value-type="float" office:value="581.666666666667">
                <text:p>581.66666666666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46.632">
                <text:p>446.63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47.617">
                <text:p>447.617</text:p>
              </table:table-cell>
              <table:table-cell office:value-type="float" office:value="580.333333333333">
                <text:p>580.33333333333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48.601">
                <text:p>448.60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49.586">
                <text:p>449.586</text:p>
              </table:table-cell>
              <table:table-cell office:value-type="float" office:value="578.666666666667">
                <text:p>578.66666666666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50.571">
                <text:p>450.57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51.556">
                <text:p>451.55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52.541">
                <text:p>452.54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53.526">
                <text:p>453.52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54.51">
                <text:p>454.5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55.495">
                <text:p>455.495</text:p>
              </table:table-cell>
              <table:table-cell office:value-type="float" office:value="573.666666666667">
                <text:p>573.66666666666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56.48">
                <text:p>456.48</text:p>
              </table:table-cell>
              <table:table-cell office:value-type="float" office:value="572.333333333333">
                <text:p>572.33333333333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57.465">
                <text:p>457.465</text:p>
              </table:table-cell>
              <table:table-cell office:value-type="float" office:value="570.666666666667">
                <text:p>570.6666666666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58.45">
                <text:p>458.45</text:p>
              </table:table-cell>
              <table:table-cell office:value-type="float" office:value="569.666666666667">
                <text:p>569.66666666666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59.435">
                <text:p>459.43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60.42">
                <text:p>460.42</text:p>
              </table:table-cell>
              <table:table-cell office:value-type="float" office:value="567.666666666667">
                <text:p>567.66666666666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61.404">
                <text:p>461.40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62.389">
                <text:p>462.389</text:p>
              </table:table-cell>
              <table:table-cell office:value-type="float" office:value="566.333333333333">
                <text:p>566.33333333333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63.374">
                <text:p>463.37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64.359">
                <text:p>464.35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65.344">
                <text:p>465.344</text:p>
              </table:table-cell>
              <table:table-cell office:value-type="float" office:value="563.333333333333">
                <text:p>563.33333333333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66.329">
                <text:p>466.32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67.314">
                <text:p>467.31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68.298">
                <text:p>468.298</text:p>
              </table:table-cell>
              <table:table-cell office:value-type="float" office:value="560.666666666667">
                <text:p>560.66666666666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69.283">
                <text:p>469.28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70.268">
                <text:p>470.268</text:p>
              </table:table-cell>
              <table:table-cell office:value-type="float" office:value="558.333333333333">
                <text:p>558.33333333333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1.253">
                <text:p>471.253</text:p>
              </table:table-cell>
              <table:table-cell office:value-type="float" office:value="557.333333333333">
                <text:p>557.33333333333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72.238">
                <text:p>472.238</text:p>
              </table:table-cell>
              <table:table-cell office:value-type="float" office:value="556.666666666667">
                <text:p>556.66666666666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73.223">
                <text:p>473.223</text:p>
              </table:table-cell>
              <table:table-cell office:value-type="float" office:value="555.666666666667">
                <text:p>555.66666666666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74.208">
                <text:p>474.208</text:p>
              </table:table-cell>
              <table:table-cell office:value-type="float" office:value="554.666666666667">
                <text:p>554.66666666666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75.192">
                <text:p>475.192</text:p>
              </table:table-cell>
              <table:table-cell office:value-type="float" office:value="553.666666666667">
                <text:p>553.66666666666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76.177">
                <text:p>476.177</text:p>
              </table:table-cell>
              <table:table-cell office:value-type="float" office:value="552.666666666667">
                <text:p>552.66666666666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77.162">
                <text:p>477.162</text:p>
              </table:table-cell>
              <table:table-cell office:value-type="float" office:value="551.666666666667">
                <text:p>551.66666666666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78.147">
                <text:p>478.147</text:p>
              </table:table-cell>
              <table:table-cell office:value-type="float" office:value="550.666666666667">
                <text:p>550.66666666666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79.132">
                <text:p>479.132</text:p>
              </table:table-cell>
              <table:table-cell office:value-type="float" office:value="549.666666666667">
                <text:p>549.66666666666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80.117">
                <text:p>480.117</text:p>
              </table:table-cell>
              <table:table-cell office:value-type="float" office:value="548.666666666667">
                <text:p>548.66666666666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81.102">
                <text:p>481.102</text:p>
              </table:table-cell>
              <table:table-cell office:value-type="float" office:value="547.333333333333">
                <text:p>547.33333333333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82.086">
                <text:p>482.08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83.071">
                <text:p>483.071</text:p>
              </table:table-cell>
              <table:table-cell office:value-type="float" office:value="545.333333333333">
                <text:p>545.3333333333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84.056">
                <text:p>484.056</text:p>
              </table:table-cell>
              <table:table-cell office:value-type="float" office:value="544.666666666667">
                <text:p>544.66666666666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85.041">
                <text:p>485.04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86.026">
                <text:p>486.02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87.011">
                <text:p>487.01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87.996">
                <text:p>487.996</text:p>
              </table:table-cell>
              <table:table-cell office:value-type="float" office:value="540.666666666667">
                <text:p>540.66666666666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88.98">
                <text:p>488.98</text:p>
              </table:table-cell>
              <table:table-cell office:value-type="float" office:value="540.333333333333">
                <text:p>540.33333333333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89.965">
                <text:p>489.965</text:p>
              </table:table-cell>
              <table:table-cell office:value-type="float" office:value="538.666666666667">
                <text:p>538.66666666666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90.95">
                <text:p>490.95</text:p>
              </table:table-cell>
              <table:table-cell office:value-type="float" office:value="537.666666666667">
                <text:p>537.66666666666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91.935">
                <text:p>491.93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92.92">
                <text:p>492.9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93.905">
                <text:p>493.905</text:p>
              </table:table-cell>
              <table:table-cell office:value-type="float" office:value="535.333333333333">
                <text:p>535.33333333333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94.89">
                <text:p>494.8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95.874">
                <text:p>495.87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96.859">
                <text:p>496.859</text:p>
              </table:table-cell>
              <table:table-cell office:value-type="float" office:value="531.666666666667">
                <text:p>531.66666666666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97.844">
                <text:p>497.844</text:p>
              </table:table-cell>
              <table:table-cell office:value-type="float" office:value="530.666666666667">
                <text:p>530.66666666666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98.829">
                <text:p>498.82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99.814">
                <text:p>499.814</text:p>
              </table:table-cell>
              <table:table-cell office:value-type="float" office:value="528.666666666667">
                <text:p>528.66666666666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00.799">
                <text:p>500.79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01.784">
                <text:p>501.784</text:p>
              </table:table-cell>
              <table:table-cell office:value-type="float" office:value="526.666666666667">
                <text:p>526.66666666666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02.768">
                <text:p>502.768</text:p>
              </table:table-cell>
              <table:table-cell office:value-type="float" office:value="525.666666666667">
                <text:p>525.66666666666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03.753">
                <text:p>503.753</text:p>
              </table:table-cell>
              <table:table-cell office:value-type="float" office:value="525.666666666667">
                <text:p>525.66666666666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04.738">
                <text:p>504.738</text:p>
              </table:table-cell>
              <table:table-cell office:value-type="float" office:value="524.333333333333">
                <text:p>524.33333333333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05.723">
                <text:p>505.723</text:p>
              </table:table-cell>
              <table:table-cell office:value-type="float" office:value="523.333333333333">
                <text:p>523.33333333333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06.708">
                <text:p>506.708</text:p>
              </table:table-cell>
              <table:table-cell office:value-type="float" office:value="522.666666666667">
                <text:p>522.66666666666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07.693">
                <text:p>507.693</text:p>
              </table:table-cell>
              <table:table-cell office:value-type="float" office:value="521.666666666667">
                <text:p>521.66666666666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8.678">
                <text:p>508.678</text:p>
              </table:table-cell>
              <table:table-cell office:value-type="float" office:value="520.333333333333">
                <text:p>520.33333333333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09.662">
                <text:p>509.662</text:p>
              </table:table-cell>
              <table:table-cell office:value-type="float" office:value="519.666666666667">
                <text:p>519.66666666666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0.647">
                <text:p>510.647</text:p>
              </table:table-cell>
              <table:table-cell office:value-type="float" office:value="518.666666666667">
                <text:p>518.66666666666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1.632">
                <text:p>511.63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2.617">
                <text:p>512.61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3.602">
                <text:p>513.602</text:p>
              </table:table-cell>
              <table:table-cell office:value-type="float" office:value="515.333333333333">
                <text:p>515.33333333333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4.587">
                <text:p>514.587</text:p>
              </table:table-cell>
              <table:table-cell office:value-type="float" office:value="514.666666666667">
                <text:p>514.66666666666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5.572">
                <text:p>515.572</text:p>
              </table:table-cell>
              <table:table-cell office:value-type="float" office:value="513.333333333333">
                <text:p>513.33333333333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6.556">
                <text:p>516.556</text:p>
              </table:table-cell>
              <table:table-cell office:value-type="float" office:value="512.666666666667">
                <text:p>512.66666666666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7.541">
                <text:p>517.541</text:p>
              </table:table-cell>
              <table:table-cell office:value-type="float" office:value="511.666666666667">
                <text:p>511.66666666666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8.526">
                <text:p>518.526</text:p>
              </table:table-cell>
              <table:table-cell office:value-type="float" office:value="510.333333333333">
                <text:p>510.33333333333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9.511">
                <text:p>519.511</text:p>
              </table:table-cell>
              <table:table-cell office:value-type="float" office:value="509.666666666667">
                <text:p>509.66666666666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20.496">
                <text:p>520.496</text:p>
              </table:table-cell>
              <table:table-cell office:value-type="float" office:value="509.333333333333">
                <text:p>509.33333333333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21.481">
                <text:p>521.481</text:p>
              </table:table-cell>
              <table:table-cell office:value-type="float" office:value="507.666666666667">
                <text:p>507.66666666666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22.466">
                <text:p>522.466</text:p>
              </table:table-cell>
              <table:table-cell office:value-type="float" office:value="506.666666666667">
                <text:p>506.66666666666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23.45">
                <text:p>523.4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24.435">
                <text:p>524.435</text:p>
              </table:table-cell>
              <table:table-cell office:value-type="float" office:value="504.333333333333">
                <text:p>504.33333333333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25.42">
                <text:p>525.42</text:p>
              </table:table-cell>
              <table:table-cell office:value-type="float" office:value="503.666666666667">
                <text:p>503.66666666666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26.405">
                <text:p>526.405</text:p>
              </table:table-cell>
              <table:table-cell office:value-type="float" office:value="502.333333333333">
                <text:p>502.33333333333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7.39">
                <text:p>527.39</text:p>
              </table:table-cell>
              <table:table-cell office:value-type="float" office:value="502.333333333333">
                <text:p>502.33333333333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8.375">
                <text:p>528.37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9.36">
                <text:p>529.36</text:p>
              </table:table-cell>
              <table:table-cell office:value-type="float" office:value="499.666666666667">
                <text:p>499.66666666666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30.344">
                <text:p>530.344</text:p>
              </table:table-cell>
              <table:table-cell office:value-type="float" office:value="498.666666666667">
                <text:p>498.66666666666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31.329">
                <text:p>531.32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32.314">
                <text:p>532.31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33.299">
                <text:p>533.299</text:p>
              </table:table-cell>
              <table:table-cell office:value-type="float" office:value="495.333333333333">
                <text:p>495.33333333333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34.284">
                <text:p>534.28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35.269">
                <text:p>535.269</text:p>
              </table:table-cell>
              <table:table-cell office:value-type="float" office:value="493.666666666667">
                <text:p>493.66666666666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36.254">
                <text:p>536.254</text:p>
              </table:table-cell>
              <table:table-cell office:value-type="float" office:value="493.333333333333">
                <text:p>493.33333333333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37.238">
                <text:p>537.238</text:p>
              </table:table-cell>
              <table:table-cell office:value-type="float" office:value="491.666666666667">
                <text:p>491.66666666666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38.223">
                <text:p>538.223</text:p>
              </table:table-cell>
              <table:table-cell office:value-type="float" office:value="491.333333333333">
                <text:p>491.33333333333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39.208">
                <text:p>539.208</text:p>
              </table:table-cell>
              <table:table-cell office:value-type="float" office:value="490.666666666667">
                <text:p>490.66666666666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40.193">
                <text:p>540.193</text:p>
              </table:table-cell>
              <table:table-cell office:value-type="float" office:value="489.333333333333">
                <text:p>489.33333333333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41.178">
                <text:p>541.178</text:p>
              </table:table-cell>
              <table:table-cell office:value-type="float" office:value="488.333333333333">
                <text:p>488.33333333333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42.163">
                <text:p>542.16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43.148">
                <text:p>543.148</text:p>
              </table:table-cell>
              <table:table-cell office:value-type="float" office:value="486.666666666667">
                <text:p>486.66666666666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44.132">
                <text:p>544.13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45.117">
                <text:p>545.117</text:p>
              </table:table-cell>
              <table:table-cell office:value-type="float" office:value="484.333333333333">
                <text:p>484.33333333333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46.102">
                <text:p>546.102</text:p>
              </table:table-cell>
              <table:table-cell office:value-type="float" office:value="483.333333333333">
                <text:p>483.3333333333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47.087">
                <text:p>547.087</text:p>
              </table:table-cell>
              <table:table-cell office:value-type="float" office:value="482.333333333333">
                <text:p>482.33333333333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48.072">
                <text:p>548.072</text:p>
              </table:table-cell>
              <table:table-cell office:value-type="float" office:value="481.333333333333">
                <text:p>481.33333333333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49.057">
                <text:p>549.057</text:p>
              </table:table-cell>
              <table:table-cell office:value-type="float" office:value="480.333333333333">
                <text:p>480.33333333333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50.042">
                <text:p>550.042</text:p>
              </table:table-cell>
              <table:table-cell office:value-type="float" office:value="479.333333333333">
                <text:p>479.33333333333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51.026">
                <text:p>551.026</text:p>
              </table:table-cell>
              <table:table-cell office:value-type="float" office:value="478.333333333333">
                <text:p>478.33333333333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52.011">
                <text:p>552.011</text:p>
              </table:table-cell>
              <table:table-cell office:value-type="float" office:value="477.333333333333">
                <text:p>477.33333333333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52.996">
                <text:p>552.996</text:p>
              </table:table-cell>
              <table:table-cell office:value-type="float" office:value="476.666666666667">
                <text:p>476.66666666666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53.981">
                <text:p>553.98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54.966">
                <text:p>554.966</text:p>
              </table:table-cell>
              <table:table-cell office:value-type="float" office:value="474.666666666667">
                <text:p>474.66666666666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55.951">
                <text:p>555.951</text:p>
              </table:table-cell>
              <table:table-cell office:value-type="float" office:value="473.666666666667">
                <text:p>473.6666666666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56.936">
                <text:p>556.936</text:p>
              </table:table-cell>
              <table:table-cell office:value-type="float" office:value="472.666666666667">
                <text:p>472.66666666666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57.92">
                <text:p>557.92</text:p>
              </table:table-cell>
              <table:table-cell office:value-type="float" office:value="471.666666666667">
                <text:p>471.66666666666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58.905">
                <text:p>558.90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59.89">
                <text:p>559.8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60.875">
                <text:p>560.87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61.86">
                <text:p>561.86</text:p>
              </table:table-cell>
              <table:table-cell office:value-type="float" office:value="467.666666666667">
                <text:p>467.66666666666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62.845">
                <text:p>562.845</text:p>
              </table:table-cell>
              <table:table-cell office:value-type="float" office:value="466.333333333333">
                <text:p>466.33333333333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63.829">
                <text:p>563.829</text:p>
              </table:table-cell>
              <table:table-cell office:value-type="float" office:value="465.666666666667">
                <text:p>465.66666666666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64.814">
                <text:p>564.814</text:p>
              </table:table-cell>
              <table:table-cell office:value-type="float" office:value="464.666666666667">
                <text:p>464.66666666666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65.799">
                <text:p>565.799</text:p>
              </table:table-cell>
              <table:table-cell office:value-type="float" office:value="464.333333333333">
                <text:p>464.3333333333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66.784">
                <text:p>566.78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67.769">
                <text:p>567.769</text:p>
              </table:table-cell>
              <table:table-cell office:value-type="float" office:value="461.333333333333">
                <text:p>461.3333333333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68.754">
                <text:p>568.754</text:p>
              </table:table-cell>
              <table:table-cell office:value-type="float" office:value="460.333333333333">
                <text:p>460.33333333333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69.739">
                <text:p>569.739</text:p>
              </table:table-cell>
              <table:table-cell office:value-type="float" office:value="459.333333333333">
                <text:p>459.33333333333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70.723">
                <text:p>570.723</text:p>
              </table:table-cell>
              <table:table-cell office:value-type="float" office:value="459.333333333333">
                <text:p>459.33333333333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71.708">
                <text:p>571.708</text:p>
              </table:table-cell>
              <table:table-cell office:value-type="float" office:value="458.333333333333">
                <text:p>458.33333333333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72.693">
                <text:p>572.69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73.678">
                <text:p>573.67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74.663">
                <text:p>574.663</text:p>
              </table:table-cell>
              <table:table-cell office:value-type="float" office:value="454.666666666667">
                <text:p>454.66666666666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75.648">
                <text:p>575.64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76.633">
                <text:p>576.63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77.617">
                <text:p>577.617</text:p>
              </table:table-cell>
              <table:table-cell office:value-type="float" office:value="452.666666666667">
                <text:p>452.66666666666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78.602">
                <text:p>578.602</text:p>
              </table:table-cell>
              <table:table-cell office:value-type="float" office:value="451.333333333333">
                <text:p>451.33333333333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79.587">
                <text:p>579.58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80.572">
                <text:p>580.572</text:p>
              </table:table-cell>
              <table:table-cell office:value-type="float" office:value="449.333333333333">
                <text:p>449.33333333333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81.557">
                <text:p>581.557</text:p>
              </table:table-cell>
              <table:table-cell office:value-type="float" office:value="448.333333333333">
                <text:p>448.33333333333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82.542">
                <text:p>582.54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83.527">
                <text:p>583.527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84.511">
                <text:p>584.511</text:p>
              </table:table-cell>
              <table:table-cell office:value-type="float" office:value="445.333333333333">
                <text:p>445.33333333333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85.496">
                <text:p>585.496</text:p>
              </table:table-cell>
              <table:table-cell office:value-type="float" office:value="444.666666666667">
                <text:p>444.66666666666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86.481">
                <text:p>586.481</text:p>
              </table:table-cell>
              <table:table-cell office:value-type="float" office:value="443.666666666667">
                <text:p>443.66666666666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87.466">
                <text:p>587.466</text:p>
              </table:table-cell>
              <table:table-cell office:value-type="float" office:value="442.333333333333">
                <text:p>442.33333333333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88.451">
                <text:p>588.45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89.436">
                <text:p>589.43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90.421">
                <text:p>590.421</text:p>
              </table:table-cell>
              <table:table-cell office:value-type="float" office:value="439.666666666667">
                <text:p>439.66666666666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91.405">
                <text:p>591.405</text:p>
              </table:table-cell>
              <table:table-cell office:value-type="float" office:value="438.333333333333">
                <text:p>438.33333333333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92.39">
                <text:p>592.39</text:p>
              </table:table-cell>
              <table:table-cell office:value-type="float" office:value="437.333333333333">
                <text:p>437.33333333333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3.375">
                <text:p>593.375</text:p>
              </table:table-cell>
              <table:table-cell office:value-type="float" office:value="436.333333333333">
                <text:p>436.33333333333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94.36">
                <text:p>594.36</text:p>
              </table:table-cell>
              <table:table-cell office:value-type="float" office:value="435.666666666667">
                <text:p>435.66666666666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95.345">
                <text:p>595.345</text:p>
              </table:table-cell>
              <table:table-cell office:value-type="float" office:value="433.666666666667">
                <text:p>433.66666666666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96.33">
                <text:p>596.33</text:p>
              </table:table-cell>
              <table:table-cell office:value-type="float" office:value="433.333333333333">
                <text:p>433.33333333333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97.315">
                <text:p>597.315</text:p>
              </table:table-cell>
              <table:table-cell office:value-type="float" office:value="432.333333333333">
                <text:p>432.33333333333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98.299">
                <text:p>598.299</text:p>
              </table:table-cell>
              <table:table-cell office:value-type="float" office:value="431.666666666667">
                <text:p>431.66666666666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99.284">
                <text:p>599.284</text:p>
              </table:table-cell>
              <table:table-cell office:value-type="float" office:value="429.666666666667">
                <text:p>429.66666666666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00.269">
                <text:p>600.269</text:p>
              </table:table-cell>
              <table:table-cell office:value-type="float" office:value="429.666666666667">
                <text:p>429.66666666666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01.254">
                <text:p>601.254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02.239">
                <text:p>602.239</text:p>
              </table:table-cell>
              <table:table-cell office:value-type="float" office:value="427.666666666667">
                <text:p>427.66666666666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03.224">
                <text:p>603.224</text:p>
              </table:table-cell>
              <table:table-cell office:value-type="float" office:value="427.333333333333">
                <text:p>427.33333333333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4.209">
                <text:p>604.20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05.193">
                <text:p>605.193</text:p>
              </table:table-cell>
              <table:table-cell office:value-type="float" office:value="424.666666666667">
                <text:p>424.66666666666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06.178">
                <text:p>606.178</text:p>
              </table:table-cell>
              <table:table-cell office:value-type="float" office:value="424.666666666667">
                <text:p>424.66666666666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07.163">
                <text:p>607.16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08.148">
                <text:p>608.14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609.133">
                <text:p>609.13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10.118">
                <text:p>610.11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11.103">
                <text:p>611.103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12.087">
                <text:p>612.08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613.072">
                <text:p>613.072</text:p>
              </table:table-cell>
              <table:table-cell office:value-type="float" office:value="417.333333333333">
                <text:p>417.33333333333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14.057">
                <text:p>614.057</text:p>
              </table:table-cell>
              <table:table-cell office:value-type="float" office:value="416.333333333333">
                <text:p>416.33333333333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15.042">
                <text:p>615.04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616.027">
                <text:p>616.027</text:p>
              </table:table-cell>
              <table:table-cell office:value-type="float" office:value="414.333333333333">
                <text:p>414.33333333333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17.012">
                <text:p>617.012</text:p>
              </table:table-cell>
              <table:table-cell office:value-type="float" office:value="413.333333333333">
                <text:p>413.33333333333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17.997">
                <text:p>617.997</text:p>
              </table:table-cell>
              <table:table-cell office:value-type="float" office:value="412.333333333333">
                <text:p>412.33333333333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618.981">
                <text:p>618.98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19.966">
                <text:p>619.96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20.951">
                <text:p>620.95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21.936">
                <text:p>621.936</text:p>
              </table:table-cell>
              <table:table-cell office:value-type="float" office:value="408.666666666667">
                <text:p>408.66666666666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22.921">
                <text:p>622.921</text:p>
              </table:table-cell>
              <table:table-cell office:value-type="float" office:value="407.333333333333">
                <text:p>407.33333333333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623.906">
                <text:p>623.906</text:p>
              </table:table-cell>
              <table:table-cell office:value-type="float" office:value="406.333333333333">
                <text:p>406.33333333333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24.891">
                <text:p>624.891</text:p>
              </table:table-cell>
              <table:table-cell office:value-type="float" office:value="405.666666666667">
                <text:p>405.66666666666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25.875">
                <text:p>625.87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626.86">
                <text:p>626.8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27.845">
                <text:p>627.845</text:p>
              </table:table-cell>
              <table:table-cell office:value-type="float" office:value="402.333333333333">
                <text:p>402.33333333333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28.83">
                <text:p>628.83</text:p>
              </table:table-cell>
              <table:table-cell office:value-type="float" office:value="401.666666666667">
                <text:p>401.66666666666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29.815">
                <text:p>629.815</text:p>
              </table:table-cell>
              <table:table-cell office:value-type="float" office:value="400.333333333333">
                <text:p>400.33333333333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30.8">
                <text:p>630.8</text:p>
              </table:table-cell>
              <table:table-cell office:value-type="float" office:value="399.666666666667">
                <text:p>399.66666666666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31.785">
                <text:p>631.78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32.769">
                <text:p>632.76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33.754">
                <text:p>633.75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34.739">
                <text:p>634.739</text:p>
              </table:table-cell>
              <table:table-cell office:value-type="float" office:value="395.666666666667">
                <text:p>395.66666666666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35.724">
                <text:p>635.72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36.709">
                <text:p>636.709</text:p>
              </table:table-cell>
              <table:table-cell office:value-type="float" office:value="393.333333333333">
                <text:p>393.33333333333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37.694">
                <text:p>637.694</text:p>
              </table:table-cell>
              <table:table-cell office:value-type="float" office:value="393.333333333333">
                <text:p>393.33333333333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38.679">
                <text:p>638.679</text:p>
              </table:table-cell>
              <table:table-cell office:value-type="float" office:value="392.666666666667">
                <text:p>392.66666666666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39.663">
                <text:p>639.66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40.648">
                <text:p>640.648</text:p>
              </table:table-cell>
              <table:table-cell office:value-type="float" office:value="390.666666666667">
                <text:p>390.66666666666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41.633">
                <text:p>641.633</text:p>
              </table:table-cell>
              <table:table-cell office:value-type="float" office:value="389.333333333333">
                <text:p>389.33333333333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42.618">
                <text:p>642.618</text:p>
              </table:table-cell>
              <table:table-cell office:value-type="float" office:value="388.666666666667">
                <text:p>388.66666666666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43.603">
                <text:p>643.603</text:p>
              </table:table-cell>
              <table:table-cell office:value-type="float" office:value="387.666666666667">
                <text:p>387.66666666666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44.588">
                <text:p>644.588</text:p>
              </table:table-cell>
              <table:table-cell office:value-type="float" office:value="386.666666666667">
                <text:p>386.66666666666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45.573">
                <text:p>645.573</text:p>
              </table:table-cell>
              <table:table-cell office:value-type="float" office:value="385.666666666667">
                <text:p>385.66666666666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46.557">
                <text:p>646.557</text:p>
              </table:table-cell>
              <table:table-cell office:value-type="float" office:value="384.333333333333">
                <text:p>384.33333333333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47.542">
                <text:p>647.54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48.527">
                <text:p>648.52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49.512">
                <text:p>649.512</text:p>
              </table:table-cell>
              <table:table-cell office:value-type="float" office:value="381.666666666667">
                <text:p>381.66666666666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50.497">
                <text:p>650.497</text:p>
              </table:table-cell>
              <table:table-cell office:value-type="float" office:value="380.666666666667">
                <text:p>380.66666666666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51.482">
                <text:p>651.482</text:p>
              </table:table-cell>
              <table:table-cell office:value-type="float" office:value="379.666666666667">
                <text:p>379.66666666666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52.467">
                <text:p>652.467</text:p>
              </table:table-cell>
              <table:table-cell office:value-type="float" office:value="378.333333333333">
                <text:p>378.33333333333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53.451">
                <text:p>653.451</text:p>
              </table:table-cell>
              <table:table-cell office:value-type="float" office:value="377.333333333333">
                <text:p>377.33333333333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54.436">
                <text:p>654.436</text:p>
              </table:table-cell>
              <table:table-cell office:value-type="float" office:value="376.333333333333">
                <text:p>376.33333333333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55.421">
                <text:p>655.421</text:p>
              </table:table-cell>
              <table:table-cell office:value-type="float" office:value="375.666666666667">
                <text:p>375.66666666666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56.406">
                <text:p>656.406</text:p>
              </table:table-cell>
              <table:table-cell office:value-type="float" office:value="374.333333333333">
                <text:p>374.33333333333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57.391">
                <text:p>657.391</text:p>
              </table:table-cell>
              <table:table-cell office:value-type="float" office:value="373.666666666667">
                <text:p>373.66666666666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58.376">
                <text:p>658.376</text:p>
              </table:table-cell>
              <table:table-cell office:value-type="float" office:value="372.333333333333">
                <text:p>372.33333333333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59.361">
                <text:p>659.36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60.345">
                <text:p>660.345</text:p>
              </table:table-cell>
              <table:table-cell office:value-type="float" office:value="370.333333333333">
                <text:p>370.33333333333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61.33">
                <text:p>661.33</text:p>
              </table:table-cell>
              <table:table-cell office:value-type="float" office:value="369.333333333333">
                <text:p>369.33333333333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62.315">
                <text:p>662.315</text:p>
              </table:table-cell>
              <table:table-cell office:value-type="float" office:value="368.666666666667">
                <text:p>368.66666666666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63.3">
                <text:p>663.3</text:p>
              </table:table-cell>
              <table:table-cell office:value-type="float" office:value="367.666666666667">
                <text:p>367.66666666666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64.285">
                <text:p>664.285</text:p>
              </table:table-cell>
              <table:table-cell office:value-type="float" office:value="366.333333333333">
                <text:p>366.33333333333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65.27">
                <text:p>665.27</text:p>
              </table:table-cell>
              <table:table-cell office:value-type="float" office:value="365.666666666667">
                <text:p>365.66666666666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66.255">
                <text:p>666.255</text:p>
              </table:table-cell>
              <table:table-cell office:value-type="float" office:value="364.666666666667">
                <text:p>364.66666666666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67.239">
                <text:p>667.239</text:p>
              </table:table-cell>
              <table:table-cell office:value-type="float" office:value="363.333333333333">
                <text:p>363.33333333333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68.224">
                <text:p>668.22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69.209">
                <text:p>669.209</text:p>
              </table:table-cell>
              <table:table-cell office:value-type="float" office:value="361.333333333333">
                <text:p>361.33333333333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70.194">
                <text:p>670.194</text:p>
              </table:table-cell>
              <table:table-cell office:value-type="float" office:value="361.333333333333">
                <text:p>361.33333333333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71.179">
                <text:p>671.17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72.164">
                <text:p>672.164</text:p>
              </table:table-cell>
              <table:table-cell office:value-type="float" office:value="358.666666666667">
                <text:p>358.66666666666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73.148">
                <text:p>673.148</text:p>
              </table:table-cell>
              <table:table-cell office:value-type="float" office:value="358.333333333333">
                <text:p>358.33333333333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74.133">
                <text:p>674.133</text:p>
              </table:table-cell>
              <table:table-cell office:value-type="float" office:value="357.333333333333">
                <text:p>357.33333333333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75.118">
                <text:p>675.11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76.103">
                <text:p>676.103</text:p>
              </table:table-cell>
              <table:table-cell office:value-type="float" office:value="355.333333333333">
                <text:p>355.33333333333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77.088">
                <text:p>677.088</text:p>
              </table:table-cell>
              <table:table-cell office:value-type="float" office:value="354.333333333333">
                <text:p>354.33333333333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678.073">
                <text:p>678.073</text:p>
              </table:table-cell>
              <table:table-cell office:value-type="float" office:value="353.666666666667">
                <text:p>353.66666666666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79.058">
                <text:p>679.058</text:p>
              </table:table-cell>
              <table:table-cell office:value-type="float" office:value="352.333333333333">
                <text:p>352.33333333333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80.042">
                <text:p>680.042</text:p>
              </table:table-cell>
              <table:table-cell office:value-type="float" office:value="351.333333333333">
                <text:p>351.33333333333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81.027">
                <text:p>681.027</text:p>
              </table:table-cell>
              <table:table-cell office:value-type="float" office:value="350.333333333333">
                <text:p>350.33333333333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682.012">
                <text:p>682.012</text:p>
              </table:table-cell>
              <table:table-cell office:value-type="float" office:value="349.333333333333">
                <text:p>349.33333333333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82.997">
                <text:p>682.997</text:p>
              </table:table-cell>
              <table:table-cell office:value-type="float" office:value="348.333333333333">
                <text:p>348.33333333333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683.982">
                <text:p>683.982</text:p>
              </table:table-cell>
              <table:table-cell office:value-type="float" office:value="347.333333333333">
                <text:p>347.33333333333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84.967">
                <text:p>684.9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85.952">
                <text:p>685.952</text:p>
              </table:table-cell>
              <table:table-cell office:value-type="float" office:value="345.333333333333">
                <text:p>345.33333333333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86.936">
                <text:p>686.936</text:p>
              </table:table-cell>
              <table:table-cell office:value-type="float" office:value="344.333333333333">
                <text:p>344.33333333333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87.921">
                <text:p>687.921</text:p>
              </table:table-cell>
              <table:table-cell office:value-type="float" office:value="343.333333333333">
                <text:p>343.33333333333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88.906">
                <text:p>688.906</text:p>
              </table:table-cell>
              <table:table-cell office:value-type="float" office:value="342.333333333333">
                <text:p>342.33333333333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89.891">
                <text:p>689.891</text:p>
              </table:table-cell>
              <table:table-cell office:value-type="float" office:value="341.333333333333">
                <text:p>341.33333333333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90.876">
                <text:p>690.876</text:p>
              </table:table-cell>
              <table:table-cell office:value-type="float" office:value="340.333333333333">
                <text:p>340.33333333333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91.861">
                <text:p>691.861</text:p>
              </table:table-cell>
              <table:table-cell office:value-type="float" office:value="339.666666666667">
                <text:p>339.66666666666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92.846">
                <text:p>692.846</text:p>
              </table:table-cell>
              <table:table-cell office:value-type="float" office:value="338.333333333333">
                <text:p>338.33333333333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93.83">
                <text:p>693.83</text:p>
              </table:table-cell>
              <table:table-cell office:value-type="float" office:value="337.666666666667">
                <text:p>337.66666666666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94.815">
                <text:p>694.81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695.8">
                <text:p>695.8</text:p>
              </table:table-cell>
              <table:table-cell office:value-type="float" office:value="335.333333333333">
                <text:p>335.33333333333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96.785">
                <text:p>696.78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97.77">
                <text:p>697.77</text:p>
              </table:table-cell>
              <table:table-cell office:value-type="float" office:value="333.666666666667">
                <text:p>333.66666666666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98.755">
                <text:p>698.755</text:p>
              </table:table-cell>
              <table:table-cell office:value-type="float" office:value="332.666666666667">
                <text:p>332.66666666666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99.74">
                <text:p>699.74</text:p>
              </table:table-cell>
              <table:table-cell office:value-type="float" office:value="331.666666666667">
                <text:p>331.66666666666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00.724">
                <text:p>700.72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01.709">
                <text:p>701.709</text:p>
              </table:table-cell>
              <table:table-cell office:value-type="float" office:value="329.666666666667">
                <text:p>329.66666666666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02.694">
                <text:p>702.69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03.679">
                <text:p>703.679</text:p>
              </table:table-cell>
              <table:table-cell office:value-type="float" office:value="327.333333333333">
                <text:p>327.33333333333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04.664">
                <text:p>704.66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05.649">
                <text:p>705.64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06.634">
                <text:p>706.63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07.618">
                <text:p>707.618</text:p>
              </table:table-cell>
              <table:table-cell office:value-type="float" office:value="324.333333333333">
                <text:p>324.33333333333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08.603">
                <text:p>708.603</text:p>
              </table:table-cell>
              <table:table-cell office:value-type="float" office:value="322.666666666667">
                <text:p>322.66666666666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09.588">
                <text:p>709.588</text:p>
              </table:table-cell>
              <table:table-cell office:value-type="float" office:value="322.666666666667">
                <text:p>322.66666666666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10.573">
                <text:p>710.57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11.558">
                <text:p>711.558</text:p>
              </table:table-cell>
              <table:table-cell office:value-type="float" office:value="320.333333333333">
                <text:p>320.33333333333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12.543">
                <text:p>712.543</text:p>
              </table:table-cell>
              <table:table-cell office:value-type="float" office:value="319.333333333333">
                <text:p>319.33333333333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13.528">
                <text:p>713.528</text:p>
              </table:table-cell>
              <table:table-cell office:value-type="float" office:value="318.333333333333">
                <text:p>318.33333333333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14.512">
                <text:p>714.512</text:p>
              </table:table-cell>
              <table:table-cell office:value-type="float" office:value="317.333333333333">
                <text:p>317.33333333333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15.497">
                <text:p>715.497</text:p>
              </table:table-cell>
              <table:table-cell office:value-type="float" office:value="316.333333333333">
                <text:p>316.33333333333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16.482">
                <text:p>716.482</text:p>
              </table:table-cell>
              <table:table-cell office:value-type="float" office:value="315.333333333333">
                <text:p>315.33333333333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17.467">
                <text:p>717.467</text:p>
              </table:table-cell>
              <table:table-cell office:value-type="float" office:value="314.666666666667">
                <text:p>314.66666666666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18.452">
                <text:p>718.452</text:p>
              </table:table-cell>
              <table:table-cell office:value-type="float" office:value="313.666666666667">
                <text:p>313.66666666666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19.437">
                <text:p>719.43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20.422">
                <text:p>720.42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21.406">
                <text:p>721.406</text:p>
              </table:table-cell>
              <table:table-cell office:value-type="float" office:value="310.666666666667">
                <text:p>310.66666666666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22.391">
                <text:p>722.391</text:p>
              </table:table-cell>
              <table:table-cell office:value-type="float" office:value="309.333333333333">
                <text:p>309.33333333333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23.376">
                <text:p>723.376</text:p>
              </table:table-cell>
              <table:table-cell office:value-type="float" office:value="308.666666666667">
                <text:p>308.6666666666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24.361">
                <text:p>724.361</text:p>
              </table:table-cell>
              <table:table-cell office:value-type="float" office:value="307.666666666667">
                <text:p>307.66666666666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25.346">
                <text:p>725.346</text:p>
              </table:table-cell>
              <table:table-cell office:value-type="float" office:value="306.333333333333">
                <text:p>306.33333333333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26.331">
                <text:p>726.33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27.316">
                <text:p>727.31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28.3">
                <text:p>728.3</text:p>
              </table:table-cell>
              <table:table-cell office:value-type="float" office:value="303.333333333333">
                <text:p>303.33333333333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29.285">
                <text:p>729.285</text:p>
              </table:table-cell>
              <table:table-cell office:value-type="float" office:value="302.333333333333">
                <text:p>302.33333333333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30.27">
                <text:p>730.27</text:p>
              </table:table-cell>
              <table:table-cell office:value-type="float" office:value="301.666666666667">
                <text:p>301.66666666666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31.255">
                <text:p>731.255</text:p>
              </table:table-cell>
              <table:table-cell office:value-type="float" office:value="300.666666666667">
                <text:p>300.66666666666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32.24">
                <text:p>732.2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33.225">
                <text:p>733.225</text:p>
              </table:table-cell>
              <table:table-cell office:value-type="float" office:value="298.333333333333">
                <text:p>298.33333333333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34.21">
                <text:p>734.21</text:p>
              </table:table-cell>
              <table:table-cell office:value-type="float" office:value="297.666666666667">
                <text:p>297.66666666666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35.194">
                <text:p>735.194</text:p>
              </table:table-cell>
              <table:table-cell office:value-type="float" office:value="297.333333333333">
                <text:p>297.33333333333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36.179">
                <text:p>736.179</text:p>
              </table:table-cell>
              <table:table-cell office:value-type="float" office:value="296.333333333333">
                <text:p>296.33333333333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37.164">
                <text:p>737.16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38.149">
                <text:p>738.149</text:p>
              </table:table-cell>
              <table:table-cell office:value-type="float" office:value="294.333333333333">
                <text:p>294.3333333333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39.134">
                <text:p>739.134</text:p>
              </table:table-cell>
              <table:table-cell office:value-type="float" office:value="293.333333333333">
                <text:p>293.33333333333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40.119">
                <text:p>740.11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41.104">
                <text:p>741.10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42.088">
                <text:p>742.088</text:p>
              </table:table-cell>
              <table:table-cell office:value-type="float" office:value="290.333333333333">
                <text:p>290.33333333333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43.073">
                <text:p>743.073</text:p>
              </table:table-cell>
              <table:table-cell office:value-type="float" office:value="289.666666666667">
                <text:p>289.66666666666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44.058">
                <text:p>744.058</text:p>
              </table:table-cell>
              <table:table-cell office:value-type="float" office:value="288.333333333333">
                <text:p>288.33333333333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45.043">
                <text:p>745.04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46.028">
                <text:p>746.028</text:p>
              </table:table-cell>
              <table:table-cell office:value-type="float" office:value="286.333333333333">
                <text:p>286.33333333333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47.013">
                <text:p>747.013</text:p>
              </table:table-cell>
              <table:table-cell office:value-type="float" office:value="285.333333333333">
                <text:p>285.33333333333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47.998">
                <text:p>747.998</text:p>
              </table:table-cell>
              <table:table-cell office:value-type="float" office:value="284.666666666667">
                <text:p>284.66666666666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48.982">
                <text:p>748.982</text:p>
              </table:table-cell>
              <table:table-cell office:value-type="float" office:value="283.333333333333">
                <text:p>283.33333333333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49.967">
                <text:p>749.967</text:p>
              </table:table-cell>
              <table:table-cell office:value-type="float" office:value="281.666666666667">
                <text:p>281.66666666666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50.952">
                <text:p>750.952</text:p>
              </table:table-cell>
              <table:table-cell office:value-type="float" office:value="281.333333333333">
                <text:p>281.33333333333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51.937">
                <text:p>751.93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52.922">
                <text:p>752.922</text:p>
              </table:table-cell>
              <table:table-cell office:value-type="float" office:value="279.333333333333">
                <text:p>279.33333333333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53.907">
                <text:p>753.907</text:p>
              </table:table-cell>
              <table:table-cell office:value-type="float" office:value="278.666666666667">
                <text:p>278.66666666666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54.892">
                <text:p>754.892</text:p>
              </table:table-cell>
              <table:table-cell office:value-type="float" office:value="277.333333333333">
                <text:p>277.33333333333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55.876">
                <text:p>755.876</text:p>
              </table:table-cell>
              <table:table-cell office:value-type="float" office:value="276.333333333333">
                <text:p>276.33333333333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56.861">
                <text:p>756.861</text:p>
              </table:table-cell>
              <table:table-cell office:value-type="float" office:value="275.333333333333">
                <text:p>275.33333333333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57.846">
                <text:p>757.846</text:p>
              </table:table-cell>
              <table:table-cell office:value-type="float" office:value="274.333333333333">
                <text:p>274.33333333333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58.831">
                <text:p>758.831</text:p>
              </table:table-cell>
              <table:table-cell office:value-type="float" office:value="273.666666666667">
                <text:p>273.66666666666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59.816">
                <text:p>759.816</text:p>
              </table:table-cell>
              <table:table-cell office:value-type="float" office:value="272.666666666667">
                <text:p>272.66666666666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60.801">
                <text:p>760.80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61.786">
                <text:p>761.78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62.77">
                <text:p>762.77</text:p>
              </table:table-cell>
              <table:table-cell office:value-type="float" office:value="269.666666666667">
                <text:p>269.66666666666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63.755">
                <text:p>763.75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64.74">
                <text:p>764.74</text:p>
              </table:table-cell>
              <table:table-cell office:value-type="float" office:value="267.666666666667">
                <text:p>267.66666666666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65.725">
                <text:p>765.725</text:p>
              </table:table-cell>
              <table:table-cell office:value-type="float" office:value="266.666666666667">
                <text:p>266.66666666666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66.71">
                <text:p>766.71</text:p>
              </table:table-cell>
              <table:table-cell office:value-type="float" office:value="265.666666666667">
                <text:p>265.66666666666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67.695">
                <text:p>767.69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68.68">
                <text:p>768.68</text:p>
              </table:table-cell>
              <table:table-cell office:value-type="float" office:value="263.666666666667">
                <text:p>263.66666666666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69.664">
                <text:p>769.66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70.649">
                <text:p>770.649</text:p>
              </table:table-cell>
              <table:table-cell office:value-type="float" office:value="262.333333333333">
                <text:p>262.33333333333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71.634">
                <text:p>771.63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72.619">
                <text:p>772.61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773.604">
                <text:p>773.604</text:p>
              </table:table-cell>
              <table:table-cell office:value-type="float" office:value="259.666666666667">
                <text:p>259.66666666666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74.589">
                <text:p>774.589</text:p>
              </table:table-cell>
              <table:table-cell office:value-type="float" office:value="258.333333333333">
                <text:p>258.33333333333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775.574">
                <text:p>775.57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776.558">
                <text:p>776.558</text:p>
              </table:table-cell>
              <table:table-cell office:value-type="float" office:value="255.666666666667">
                <text:p>255.66666666666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77.543">
                <text:p>777.543</text:p>
              </table:table-cell>
              <table:table-cell office:value-type="float" office:value="255.333333333333">
                <text:p>255.33333333333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78.528">
                <text:p>778.52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779.513">
                <text:p>779.513</text:p>
              </table:table-cell>
              <table:table-cell office:value-type="float" office:value="253.666666666667">
                <text:p>253.66666666666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80.498">
                <text:p>780.498</text:p>
              </table:table-cell>
              <table:table-cell office:value-type="float" office:value="252.333333333333">
                <text:p>252.33333333333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81.483">
                <text:p>781.483</text:p>
              </table:table-cell>
              <table:table-cell office:value-type="float" office:value="251.333333333333">
                <text:p>251.33333333333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82.468">
                <text:p>782.46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783.452">
                <text:p>783.452</text:p>
              </table:table-cell>
              <table:table-cell office:value-type="float" office:value="250.333333333333">
                <text:p>250.33333333333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784.437">
                <text:p>784.437</text:p>
              </table:table-cell>
              <table:table-cell office:value-type="float" office:value="248.333333333333">
                <text:p>248.33333333333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785.422">
                <text:p>785.422</text:p>
              </table:table-cell>
              <table:table-cell office:value-type="float" office:value="247.666666666667">
                <text:p>247.66666666666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786.407">
                <text:p>786.407</text:p>
              </table:table-cell>
              <table:table-cell office:value-type="float" office:value="245.666666666667">
                <text:p>245.66666666666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787.392">
                <text:p>787.392</text:p>
              </table:table-cell>
              <table:table-cell office:value-type="float" office:value="245.666666666667">
                <text:p>245.66666666666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788.377">
                <text:p>788.377</text:p>
              </table:table-cell>
              <table:table-cell office:value-type="float" office:value="244.333333333333">
                <text:p>244.33333333333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789.361">
                <text:p>789.361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790.346">
                <text:p>790.34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91.331">
                <text:p>791.331</text:p>
              </table:table-cell>
              <table:table-cell office:value-type="float" office:value="241.666666666667">
                <text:p>241.66666666666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92.316">
                <text:p>792.316</text:p>
              </table:table-cell>
              <table:table-cell office:value-type="float" office:value="240.333333333333">
                <text:p>240.33333333333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93.301">
                <text:p>793.301</text:p>
              </table:table-cell>
              <table:table-cell office:value-type="float" office:value="239.666666666667">
                <text:p>239.66666666666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94.286">
                <text:p>794.28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95.271">
                <text:p>795.27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796.255">
                <text:p>796.25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97.24">
                <text:p>797.2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798.225">
                <text:p>798.225</text:p>
              </table:table-cell>
              <table:table-cell office:value-type="float" office:value="234.666666666667">
                <text:p>234.66666666666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799.21">
                <text:p>799.2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00.195">
                <text:p>800.195</text:p>
              </table:table-cell>
              <table:table-cell office:value-type="float" office:value="232.333333333333">
                <text:p>232.33333333333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01.18">
                <text:p>801.18</text:p>
              </table:table-cell>
              <table:table-cell office:value-type="float" office:value="231.666666666667">
                <text:p>231.66666666666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02.165">
                <text:p>802.165</text:p>
              </table:table-cell>
              <table:table-cell office:value-type="float" office:value="231.666666666667">
                <text:p>231.66666666666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03.149">
                <text:p>803.149</text:p>
              </table:table-cell>
              <table:table-cell office:value-type="float" office:value="230.333333333333">
                <text:p>230.33333333333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04.134">
                <text:p>804.134</text:p>
              </table:table-cell>
              <table:table-cell office:value-type="float" office:value="229.666666666667">
                <text:p>229.66666666666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05.119">
                <text:p>805.11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06.104">
                <text:p>806.104</text:p>
              </table:table-cell>
              <table:table-cell office:value-type="float" office:value="227.333333333333">
                <text:p>227.33333333333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07.089">
                <text:p>807.089</text:p>
              </table:table-cell>
              <table:table-cell office:value-type="float" office:value="226.333333333333">
                <text:p>226.33333333333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08.074">
                <text:p>808.074</text:p>
              </table:table-cell>
              <table:table-cell office:value-type="float" office:value="225.333333333333">
                <text:p>225.33333333333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09.059">
                <text:p>809.059</text:p>
              </table:table-cell>
              <table:table-cell office:value-type="float" office:value="223.666666666667">
                <text:p>223.66666666666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10.043">
                <text:p>810.043</text:p>
              </table:table-cell>
              <table:table-cell office:value-type="float" office:value="223.333333333333">
                <text:p>223.33333333333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11.028">
                <text:p>811.028</text:p>
              </table:table-cell>
              <table:table-cell office:value-type="float" office:value="222.666666666667">
                <text:p>222.66666666666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12.013">
                <text:p>812.013</text:p>
              </table:table-cell>
              <table:table-cell office:value-type="float" office:value="221.333333333333">
                <text:p>221.33333333333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12.998">
                <text:p>812.998</text:p>
              </table:table-cell>
              <table:table-cell office:value-type="float" office:value="220.333333333333">
                <text:p>220.33333333333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13.983">
                <text:p>813.983</text:p>
              </table:table-cell>
              <table:table-cell office:value-type="float" office:value="219.333333333333">
                <text:p>219.33333333333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14.968">
                <text:p>814.968</text:p>
              </table:table-cell>
              <table:table-cell office:value-type="float" office:value="218.666666666667">
                <text:p>218.66666666666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15.953">
                <text:p>815.953</text:p>
              </table:table-cell>
              <table:table-cell office:value-type="float" office:value="217.333333333333">
                <text:p>217.33333333333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16.937">
                <text:p>816.937</text:p>
              </table:table-cell>
              <table:table-cell office:value-type="float" office:value="215.333333333333">
                <text:p>215.33333333333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17.922">
                <text:p>817.922</text:p>
              </table:table-cell>
              <table:table-cell office:value-type="float" office:value="215.666666666667">
                <text:p>215.66666666666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18.907">
                <text:p>818.907</text:p>
              </table:table-cell>
              <table:table-cell office:value-type="float" office:value="214.666666666667">
                <text:p>214.66666666666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19.892">
                <text:p>819.89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20.877">
                <text:p>820.877</text:p>
              </table:table-cell>
              <table:table-cell office:value-type="float" office:value="212.666666666667">
                <text:p>212.66666666666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21.862">
                <text:p>821.862</text:p>
              </table:table-cell>
              <table:table-cell office:value-type="float" office:value="211.666666666667">
                <text:p>211.66666666666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22.847">
                <text:p>822.847</text:p>
              </table:table-cell>
              <table:table-cell office:value-type="float" office:value="210.666666666667">
                <text:p>210.66666666666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23.831">
                <text:p>823.831</text:p>
              </table:table-cell>
              <table:table-cell office:value-type="float" office:value="209.666666666667">
                <text:p>209.66666666666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24.816">
                <text:p>824.816</text:p>
              </table:table-cell>
              <table:table-cell office:value-type="float" office:value="209.333333333333">
                <text:p>209.33333333333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25.801">
                <text:p>825.801</text:p>
              </table:table-cell>
              <table:table-cell office:value-type="float" office:value="207.666666666667">
                <text:p>207.66666666666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26.786">
                <text:p>826.78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27.771">
                <text:p>827.771</text:p>
              </table:table-cell>
              <table:table-cell office:value-type="float" office:value="206.333333333333">
                <text:p>206.33333333333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28.756">
                <text:p>828.756</text:p>
              </table:table-cell>
              <table:table-cell office:value-type="float" office:value="204.333333333333">
                <text:p>204.33333333333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29.741">
                <text:p>829.741</text:p>
              </table:table-cell>
              <table:table-cell office:value-type="float" office:value="203.333333333333">
                <text:p>203.33333333333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30.725">
                <text:p>830.7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31.71">
                <text:p>831.7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32.695">
                <text:p>832.69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33.68">
                <text:p>833.68</text:p>
              </table:table-cell>
              <table:table-cell office:value-type="float" office:value="199.666666666667">
                <text:p>199.66666666666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34.665">
                <text:p>834.6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35.65">
                <text:p>835.65</text:p>
              </table:table-cell>
              <table:table-cell office:value-type="float" office:value="197.333333333333">
                <text:p>197.33333333333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36.635">
                <text:p>836.63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37.619">
                <text:p>837.619</text:p>
              </table:table-cell>
              <table:table-cell office:value-type="float" office:value="195.666666666667">
                <text:p>195.66666666666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38.604">
                <text:p>838.604</text:p>
              </table:table-cell>
              <table:table-cell office:value-type="float" office:value="195.333333333333">
                <text:p>195.33333333333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39.589">
                <text:p>839.58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40.574">
                <text:p>840.574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41.559">
                <text:p>841.55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42.544">
                <text:p>842.544</text:p>
              </table:table-cell>
              <table:table-cell office:value-type="float" office:value="191.333333333333">
                <text:p>191.33333333333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43.529">
                <text:p>843.529</text:p>
              </table:table-cell>
              <table:table-cell office:value-type="float" office:value="190.333333333333">
                <text:p>190.33333333333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44.513">
                <text:p>844.51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45.498">
                <text:p>845.498</text:p>
              </table:table-cell>
              <table:table-cell office:value-type="float" office:value="187.666666666667">
                <text:p>187.66666666666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46.483">
                <text:p>846.48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47.468">
                <text:p>847.468</text:p>
              </table:table-cell>
              <table:table-cell office:value-type="float" office:value="186.333333333333">
                <text:p>186.33333333333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48.453">
                <text:p>848.45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49.438">
                <text:p>849.43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50.423">
                <text:p>850.42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51.407">
                <text:p>851.407</text:p>
              </table:table-cell>
              <table:table-cell office:value-type="float" office:value="182.333333333333">
                <text:p>182.33333333333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52.392">
                <text:p>852.39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53.377">
                <text:p>853.3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54.362">
                <text:p>854.36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55.347">
                <text:p>855.347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56.332">
                <text:p>856.332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57.317">
                <text:p>857.317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58.301">
                <text:p>858.301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59.286">
                <text:p>859.286</text:p>
              </table:table-cell>
              <table:table-cell office:value-type="float" office:value="174.333333333333">
                <text:p>174.33333333333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60.271">
                <text:p>860.27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61.256">
                <text:p>861.256</text:p>
              </table:table-cell>
              <table:table-cell office:value-type="float" office:value="172.666666666667">
                <text:p>172.66666666666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62.241">
                <text:p>862.241</text:p>
              </table:table-cell>
              <table:table-cell office:value-type="float" office:value="171.333333333333">
                <text:p>171.33333333333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63.226">
                <text:p>863.226</text:p>
              </table:table-cell>
              <table:table-cell office:value-type="float" office:value="170.333333333333">
                <text:p>170.33333333333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64.211">
                <text:p>864.2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65.195">
                <text:p>865.195</text:p>
              </table:table-cell>
              <table:table-cell office:value-type="float" office:value="168.333333333333">
                <text:p>168.33333333333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66.18">
                <text:p>866.1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67.165">
                <text:p>867.165</text:p>
              </table:table-cell>
              <table:table-cell office:value-type="float" office:value="166.333333333333">
                <text:p>166.33333333333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68.15">
                <text:p>868.15</text:p>
              </table:table-cell>
              <table:table-cell office:value-type="float" office:value="165.666666666667">
                <text:p>165.66666666666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69.135">
                <text:p>869.135</text:p>
              </table:table-cell>
              <table:table-cell office:value-type="float" office:value="164.666666666667">
                <text:p>164.66666666666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70.12">
                <text:p>870.12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71.105">
                <text:p>871.1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72.089">
                <text:p>872.089</text:p>
              </table:table-cell>
              <table:table-cell office:value-type="float" office:value="161.333333333333">
                <text:p>161.33333333333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73.074">
                <text:p>873.0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74.059">
                <text:p>874.05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75.044">
                <text:p>875.044</text:p>
              </table:table-cell>
              <table:table-cell office:value-type="float" office:value="159.333333333333">
                <text:p>159.33333333333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76.029">
                <text:p>876.029</text:p>
              </table:table-cell>
              <table:table-cell office:value-type="float" office:value="158.333333333333">
                <text:p>158.33333333333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77.014">
                <text:p>877.0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77.999">
                <text:p>877.99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78.983">
                <text:p>878.983</text:p>
              </table:table-cell>
              <table:table-cell office:value-type="float" office:value="155.666666666667">
                <text:p>155.66666666666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79.968">
                <text:p>879.96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80.953">
                <text:p>880.953</text:p>
              </table:table-cell>
              <table:table-cell office:value-type="float" office:value="153.666666666667">
                <text:p>153.66666666666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81.938">
                <text:p>881.938</text:p>
              </table:table-cell>
              <table:table-cell office:value-type="float" office:value="152.333333333333">
                <text:p>152.3333333333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82.923">
                <text:p>882.9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83.908">
                <text:p>883.908</text:p>
              </table:table-cell>
              <table:table-cell office:value-type="float" office:value="150.333333333333">
                <text:p>150.33333333333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84.893">
                <text:p>884.8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85.877">
                <text:p>885.877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86.862">
                <text:p>886.862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87.847">
                <text:p>887.8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88.832">
                <text:p>888.832</text:p>
              </table:table-cell>
              <table:table-cell office:value-type="float" office:value="145.333333333333">
                <text:p>145.33333333333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89.817">
                <text:p>889.817</text:p>
              </table:table-cell>
              <table:table-cell office:value-type="float" office:value="144.333333333333">
                <text:p>144.33333333333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90.802">
                <text:p>890.802</text:p>
              </table:table-cell>
              <table:table-cell office:value-type="float" office:value="143.666666666667">
                <text:p>143.66666666666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91.787">
                <text:p>891.78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92.771">
                <text:p>892.771</text:p>
              </table:table-cell>
              <table:table-cell office:value-type="float" office:value="141.333333333333">
                <text:p>141.33333333333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93.756">
                <text:p>893.756</text:p>
              </table:table-cell>
              <table:table-cell office:value-type="float" office:value="140.666666666667">
                <text:p>140.66666666666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94.741">
                <text:p>894.7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95.726">
                <text:p>895.726</text:p>
              </table:table-cell>
              <table:table-cell office:value-type="float" office:value="138.333333333333">
                <text:p>138.33333333333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96.711">
                <text:p>896.711</text:p>
              </table:table-cell>
              <table:table-cell office:value-type="float" office:value="137.333333333333">
                <text:p>137.33333333333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97.696">
                <text:p>897.696</text:p>
              </table:table-cell>
              <table:table-cell office:value-type="float" office:value="136.333333333333">
                <text:p>136.33333333333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98.68">
                <text:p>898.68</text:p>
              </table:table-cell>
              <table:table-cell office:value-type="float" office:value="135.333333333333">
                <text:p>135.33333333333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99.665">
                <text:p>899.665</text:p>
              </table:table-cell>
              <table:table-cell office:value-type="float" office:value="134.666666666667">
                <text:p>134.66666666666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00.65">
                <text:p>900.65</text:p>
              </table:table-cell>
              <table:table-cell office:value-type="float" office:value="133.666666666667">
                <text:p>133.66666666666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01.635">
                <text:p>901.635</text:p>
              </table:table-cell>
              <table:table-cell office:value-type="float" office:value="132.666666666667">
                <text:p>132.66666666666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02.62">
                <text:p>902.62</text:p>
              </table:table-cell>
              <table:table-cell office:value-type="float" office:value="131.333333333333">
                <text:p>131.33333333333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03.605">
                <text:p>903.605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04.59">
                <text:p>904.59</text:p>
              </table:table-cell>
              <table:table-cell office:value-type="float" office:value="129.666666666667">
                <text:p>129.66666666666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05.574">
                <text:p>905.574</text:p>
              </table:table-cell>
              <table:table-cell office:value-type="float" office:value="128.333333333333">
                <text:p>128.33333333333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06.559">
                <text:p>906.559</text:p>
              </table:table-cell>
              <table:table-cell office:value-type="float" office:value="127.333333333333">
                <text:p>127.33333333333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07.544">
                <text:p>907.54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08.529">
                <text:p>908.52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09.514">
                <text:p>909.5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10.499">
                <text:p>910.499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11.484">
                <text:p>911.484</text:p>
              </table:table-cell>
              <table:table-cell office:value-type="float" office:value="122.666666666667">
                <text:p>122.66666666666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12.468">
                <text:p>912.46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13.453">
                <text:p>913.4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14.438">
                <text:p>914.4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15.423">
                <text:p>915.423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16.408">
                <text:p>916.4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17.393">
                <text:p>917.393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18.378">
                <text:p>918.378</text:p>
              </table:table-cell>
              <table:table-cell office:value-type="float" office:value="115.666666666667">
                <text:p>115.66666666666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19.362">
                <text:p>919.362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20.347">
                <text:p>920.347</text:p>
              </table:table-cell>
              <table:table-cell office:value-type="float" office:value="113.666666666667">
                <text:p>113.66666666666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21.332">
                <text:p>921.3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22.317">
                <text:p>922.317</text:p>
              </table:table-cell>
              <table:table-cell office:value-type="float" office:value="112.666666666667">
                <text:p>112.66666666666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23.302">
                <text:p>923.302</text:p>
              </table:table-cell>
              <table:table-cell office:value-type="float" office:value="110.666666666667">
                <text:p>110.66666666666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24.287">
                <text:p>924.287</text:p>
              </table:table-cell>
              <table:table-cell office:value-type="float" office:value="110.333333333333">
                <text:p>110.33333333333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25.272">
                <text:p>925.272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26.256">
                <text:p>926.256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27.241">
                <text:p>927.241</text:p>
              </table:table-cell>
              <table:table-cell office:value-type="float" office:value="106.666666666667">
                <text:p>106.6666666666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28.226">
                <text:p>928.2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29.211">
                <text:p>929.211</text:p>
              </table:table-cell>
              <table:table-cell office:value-type="float" office:value="105.333333333333">
                <text:p>105.33333333333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30.196">
                <text:p>930.196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31.181">
                <text:p>931.181</text:p>
              </table:table-cell>
              <table:table-cell office:value-type="float" office:value="103.333333333333">
                <text:p>103.33333333333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32.166">
                <text:p>932.166</text:p>
              </table:table-cell>
              <table:table-cell office:value-type="float" office:value="102.333333333333">
                <text:p>102.33333333333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33.15">
                <text:p>933.15</text:p>
              </table:table-cell>
              <table:table-cell office:value-type="float" office:value="101.666666666667">
                <text:p>101.66666666666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34.135">
                <text:p>934.135</text:p>
              </table:table-cell>
              <table:table-cell office:value-type="float" office:value="100.333333333333">
                <text:p>100.33333333333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35.12">
                <text:p>935.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36.105">
                <text:p>936.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37.09">
                <text:p>937.09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38.075">
                <text:p>938.075</text:p>
              </table:table-cell>
              <table:table-cell office:value-type="float" office:value="97.6666666666667">
                <text:p>97.666666666666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39.06">
                <text:p>939.06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40.044">
                <text:p>940.04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41.029">
                <text:p>941.0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42.014">
                <text:p>942.014</text:p>
              </table:table-cell>
              <table:table-cell office:value-type="float" office:value="92.6666666666667">
                <text:p>92.666666666666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42.999">
                <text:p>942.999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43.984">
                <text:p>943.9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44.969">
                <text:p>944.969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45.954">
                <text:p>945.954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46.938">
                <text:p>946.938</text:p>
              </table:table-cell>
              <table:table-cell office:value-type="float" office:value="88.3333333333333">
                <text:p>88.333333333333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47.923">
                <text:p>947.923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48.908">
                <text:p>948.9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49.893">
                <text:p>949.893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50.878">
                <text:p>950.878</text:p>
              </table:table-cell>
              <table:table-cell office:value-type="float" office:value="84.6666666666667">
                <text:p>84.666666666666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51.863">
                <text:p>951.863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52.848">
                <text:p>952.8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53.832">
                <text:p>953.8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54.817">
                <text:p>954.817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55.802">
                <text:p>955.8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56.787">
                <text:p>956.7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57.772">
                <text:p>957.772</text:p>
              </table:table-cell>
              <table:table-cell office:value-type="float" office:value="77.6666666666667">
                <text:p>77.666666666666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58.757">
                <text:p>958.7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59.742">
                <text:p>959.742</text:p>
              </table:table-cell>
              <table:table-cell office:value-type="float" office:value="75.3333333333333">
                <text:p>75.333333333333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60.726">
                <text:p>960.726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61.711">
                <text:p>961.7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62.696">
                <text:p>962.696</text:p>
              </table:table-cell>
              <table:table-cell office:value-type="float" office:value="72.3333333333333">
                <text:p>72.333333333333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63.681">
                <text:p>963.681</text:p>
              </table:table-cell>
              <table:table-cell office:value-type="float" office:value="71.3333333333333">
                <text:p>71.333333333333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64.666">
                <text:p>964.666</text:p>
              </table:table-cell>
              <table:table-cell office:value-type="float" office:value="70.3333333333333">
                <text:p>70.333333333333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65.651">
                <text:p>965.651</text:p>
              </table:table-cell>
              <table:table-cell office:value-type="float" office:value="69.6666666666667">
                <text:p>69.666666666666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66.636">
                <text:p>966.636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67.62">
                <text:p>967.62</text:p>
              </table:table-cell>
              <table:table-cell office:value-type="float" office:value="67.3333333333333">
                <text:p>67.333333333333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68.605">
                <text:p>968.605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69.59">
                <text:p>969.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70.575">
                <text:p>970.575</text:p>
              </table:table-cell>
              <table:table-cell office:value-type="float" office:value="64.3333333333333">
                <text:p>64.333333333333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71.56">
                <text:p>971.56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72.545">
                <text:p>972.5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73.53">
                <text:p>973.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74.514">
                <text:p>974.514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75.499">
                <text:p>975.4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76.484">
                <text:p>976.4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77.469">
                <text:p>977.469</text:p>
              </table:table-cell>
              <table:table-cell office:value-type="float" office:value="57.6666666666667">
                <text:p>57.666666666666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78.454">
                <text:p>978.4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79.439">
                <text:p>979.4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80.424">
                <text:p>980.424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81.408">
                <text:p>981.408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82.393">
                <text:p>982.3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83.378">
                <text:p>983.378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84.363">
                <text:p>984.363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85.348">
                <text:p>985.348</text:p>
              </table:table-cell>
              <table:table-cell office:value-type="float" office:value="50.3333333333333">
                <text:p>50.333333333333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86.333">
                <text:p>986.333</text:p>
              </table:table-cell>
              <table:table-cell office:value-type="float" office:value="49.6666666666667">
                <text:p>49.666666666666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87.318">
                <text:p>987.318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88.302">
                <text:p>988.302</text:p>
              </table:table-cell>
              <table:table-cell office:value-type="float" office:value="46.6666666666667">
                <text:p>46.666666666666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89.287">
                <text:p>989.287</text:p>
              </table:table-cell>
              <table:table-cell office:value-type="float" office:value="46.3333333333333">
                <text:p>46.333333333333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90.272">
                <text:p>990.272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91.257">
                <text:p>991.257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92.242">
                <text:p>992.2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93.227">
                <text:p>993.2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94.212">
                <text:p>994.212</text:p>
              </table:table-cell>
              <table:table-cell office:value-type="float" office:value="40.6666666666667">
                <text:p>40.666666666666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95.196">
                <text:p>995.196</text:p>
              </table:table-cell>
              <table:table-cell office:value-type="float" office:value="40.3333333333333">
                <text:p>40.3333333333333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96.181">
                <text:p>996.181</text:p>
              </table:table-cell>
              <table:table-cell office:value-type="float" office:value="39.6666666666667">
                <text:p>39.666666666666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97.166">
                <text:p>997.166</text:p>
              </table:table-cell>
              <table:table-cell office:value-type="float" office:value="38.6666666666667">
                <text:p>38.666666666666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98.151">
                <text:p>998.151</text:p>
              </table:table-cell>
              <table:table-cell office:value-type="float" office:value="37.3333333333333">
                <text:p>37.333333333333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99.136">
                <text:p>999.136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00.121">
                <text:p>1000.121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001.106">
                <text:p>1001.106</text:p>
              </table:table-cell>
              <table:table-cell office:value-type="float" office:value="33.6666666666667">
                <text:p>33.666666666666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002.09">
                <text:p>1002.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03.075">
                <text:p>1003.075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04.06">
                <text:p>1004.06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005.045">
                <text:p>1005.0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006.03">
                <text:p>1006.03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007.015">
                <text:p>1007.0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08">
                <text:p>1008</text:p>
              </table:table-cell>
              <table:table-cell office:value-type="float" office:value="28.3333333333333">
                <text:p>28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